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Buena" style:data-style-name="N0">
      <style:table-cell-properties fo:background-color="#C6EFCE"/>
      <style:text-properties fo:color="#006100"/>
    </style:style>
    <style:style style:name="ce3" style:family="table-cell" style:parent-style-name="Default" style:data-style-name="N0">
      <style:table-cell-properties fo:background-color="#EDEDED"/>
      <style:text-properties fo:color="#00B050" fo:font-size="18pt" style:font-size-asian="18pt" style:font-size-complex="18pt" fo:font-weight="bold" style:font-weight-asian="bold" style:font-weight-complex="bold"/>
    </style:style>
    <style:style style:name="ce4" style:family="table-cell" style:parent-style-name="Buena" style:data-style-name="N0">
      <style:table-cell-properties fo:background-color="#DDEBF7"/>
      <style:text-properties fo:color="#006100"/>
    </style:style>
    <style:style style:name="ce5" style:family="table-cell" style:parent-style-name="Default" style:data-style-name="N0">
      <style:table-cell-properties fo:background-color="#EDEDED"/>
      <style:text-properties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DEBF7"/>
    </style:style>
    <style:style style:name="ce7" style:family="table-cell" style:parent-style-name="Default" style:data-style-name="N0">
      <style:table-cell-properties fo:background-color="#EDEDED"/>
      <style:text-properties fo:color="#C00000" fo:font-size="18pt" style:font-size-asian="18pt" style:font-size-complex="18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00"/>
    </style:style>
    <style:style style:name="ce10" style:family="table-cell" style:parent-style-name="Default" style:data-style-name="N0">
      <style:table-cell-properties fo:background-color="#FFFF00"/>
      <style:text-properties fo:color="#FF0000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E7E6E6"/>
      <style:text-properties fo:color="#FF0000"/>
    </style:style>
    <style:style style:name="ce12" style:family="table-cell" style:parent-style-name="Default" style:data-style-name="N15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4cm" style:use-optimal-column-width="true"/>
    </style:style>
    <style:style style:name="co3" style:family="table-column">
      <style:table-column-properties fo:break-before="auto" style:column-width="3.571875cm" style:use-optimal-column-width="true"/>
    </style:style>
    <style:style style:name="co4" style:family="table-column">
      <style:table-column-properties fo:break-before="auto" style:column-width="4.07458333333333cm" style:use-optimal-column-width="true"/>
    </style:style>
    <style:style style:name="co5" style:family="table-column">
      <style:table-column-properties fo:break-before="auto" style:column-width="4.94770833333333cm" style:use-optimal-column-width="true"/>
    </style:style>
    <style:style style:name="co6" style:family="table-column">
      <style:table-column-properties fo:break-before="auto" style:column-width="5.42395833333333cm" style:use-optimal-column-width="true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4.28625cm" style:use-optimal-column-width="true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3.70416666666667cm" style:use-optimal-column-width="true"/>
    </style:style>
    <style:style style:name="co12" style:family="table-column">
      <style:table-column-properties fo:break-before="auto" style:column-width="3.175cm" style:use-optimal-column-width="true"/>
    </style:style>
    <style:style style:name="co13" style:family="table-column">
      <style:table-column-properties fo:break-before="auto" style:column-width="4.70958333333333cm" style:use-optimal-column-width="true"/>
    </style:style>
    <style:style style:name="co14" style:family="table-column">
      <style:table-column-properties fo:break-before="auto" style:column-width="4.683125cm" style:use-optimal-column-width="true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TA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1" table:default-cell-style-name="ce4"/>
        <table:table-column table:style-name="co2" table:default-cell-style-name="ce1"/>
        <table:table-column table:style-name="co3" table:number-columns-repeated="3" table:default-cell-style-name="ce1"/>
        <table:table-column table:style-name="co5" table:number-columns-repeated="3" table:default-cell-style-name="ce1"/>
        <table:table-column table:style-name="co1" table:default-cell-style-name="ce6"/>
        <table:table-column table:style-name="co2" table:default-cell-style-name="ce1"/>
        <table:table-column table:style-name="co3" table:number-columns-repeated="3" table:default-cell-style-name="ce1"/>
        <table:table-column table:style-name="co6" table:number-columns-repeated="3" table:default-cell-style-name="ce1"/>
        <table:table-column table:style-name="co1" table:default-cell-style-name="ce6"/>
        <table:table-column table:style-name="co1" table:number-columns-repeated="16359" table:default-cell-style-name="ce1"/>
        <table:table-row table:style-name="ro1">
          <table:table-cell/>
          <table:table-cell office:value-type="string" table:style-name="ce3">
            <text:p>REGULAR_BEACH (only INCIDENT)</text:p>
          </table:table-cell>
          <table:table-cell table:number-columns-repeated="2" table:style-name="ce3"/>
          <table:table-cell table:number-columns-repeated="4" table:style-name="ce1"/>
          <table:table-cell table:style-name="ce4"/>
          <table:table-cell office:value-type="string" table:style-name="ce5">
            <text:p>REGULAR_WALL_AWAS (incident+reflected)</text:p>
          </table:table-cell>
          <table:table-cell table:style-name="ce3"/>
          <table:table-cell table:style-name="ce1"/>
          <table:table-cell table:style-name="ce3"/>
          <table:table-cell table:style-name="ce5"/>
          <table:table-cell table:number-columns-repeated="2" table:style-name="ce1"/>
          <table:table-cell table:style-name="ce6"/>
          <table:table-cell office:value-type="string" table:style-name="ce7">
            <text:p>REGULAR_WALL_NoAWAS <text:s/>(incident+reflected+non-reflected)</text:p>
          </table:table-cell>
          <table:table-cell table:style-name="ce3"/>
          <table:table-cell table:style-name="ce1"/>
          <table:table-cell table:style-name="ce3"/>
          <table:table-cell table:style-name="ce5"/>
          <table:table-cell table:style-name="ce7"/>
          <table:table-cell table:style-name="ce1"/>
          <table:table-cell table:number-columns-repeated="16360"/>
        </table:table-row>
        <table:table-row table:style-name="ro2">
          <table:table-cell/>
          <table:table-cell office:value-type="string" table:style-name="ce8">
            <text:p>SPH results</text:p>
          </table:table-cell>
          <table:table-cell table:style-name="ce9"/>
          <table:table-cell table:number-columns-repeated="5" table:style-name="ce1"/>
          <table:table-cell table:style-name="ce4"/>
          <table:table-cell office:value-type="string" table:style-name="ce8">
            <text:p>SPH results</text:p>
          </table:table-cell>
          <table:table-cell table:style-name="ce9"/>
          <table:table-cell table:number-columns-repeated="5" table:style-name="ce1"/>
          <table:table-cell table:style-name="ce6"/>
          <table:table-cell office:value-type="string" table:style-name="ce8">
            <text:p>SPH results</text:p>
          </table:table-cell>
          <table:table-cell table:style-name="ce9"/>
          <table:table-cell table:number-columns-repeated="5" table:style-name="ce1"/>
          <table:table-cell/>
          <table:table-cell table:style-name="ce1">
            <draw:frame draw:z-index="1" draw:id="id0" draw:style-name="a0" draw:name="Gráfico 5" svg:x="0.00634in" svg:y="0.00271in" svg:width="9.99094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2">
          <table:table-cell/>
          <table:table-cell office:value-type="string" table:style-name="ce10">
            <text:p>xpos:5,6,7 m<text:s/></text:p>
          </table:table-cell>
          <table:table-cell table:style-name="ce9"/>
          <table:table-cell table:number-columns-repeated="5" table:style-name="ce1"/>
          <table:table-cell table:style-name="ce4"/>
          <table:table-cell office:value-type="string" table:style-name="ce10">
            <text:p>xpos:5,6,7 m<text:s/></text:p>
          </table:table-cell>
          <table:table-cell table:style-name="ce9"/>
          <table:table-cell table:number-columns-repeated="5" table:style-name="ce1"/>
          <table:table-cell table:style-name="ce6"/>
          <table:table-cell office:value-type="string" table:style-name="ce10">
            <text:p>xpos:5,6,7 m<text:s/></text:p>
          </table:table-cell>
          <table:table-cell table:style-name="ce9"/>
          <table:table-cell table:number-columns-repeated="5" table:style-name="ce1"/>
          <table:table-cell table:number-columns-repeated="16360"/>
        </table:table-row>
        <table:table-row table:style-name="ro2">
          <table:table-cell/>
          <table:table-cell office:value-type="string" table:style-name="ce1">
            <text:p>Time</text:p>
          </table:table-cell>
          <table:table-cell office:value-type="string" table:style-name="ce1">
            <text:p>Height_SPH(x=5m)</text:p>
          </table:table-cell>
          <table:table-cell office:value-type="string" table:style-name="ce1">
            <text:p>Height_SPH(x=6m)</text:p>
          </table:table-cell>
          <table:table-cell office:value-type="string" table:style-name="ce1">
            <text:p>Hegiht_SPH(x=7m)</text:p>
          </table:table-cell>
          <table:table-cell office:value-type="string" table:style-name="ce1">
            <text:p>ETA_SPH_BEACH(x=5m)</text:p>
          </table:table-cell>
          <table:table-cell office:value-type="string" table:style-name="ce1">
            <text:p>ETA_SPH_BEACH(x=6m)</text:p>
          </table:table-cell>
          <table:table-cell office:value-type="string" table:style-name="ce1">
            <text:p>ETA_SPH_BEACH(x=7m)</text:p>
          </table:table-cell>
          <table:table-cell table:style-name="ce4"/>
          <table:table-cell office:value-type="string" table:style-name="ce1">
            <text:p>Time</text:p>
          </table:table-cell>
          <table:table-cell office:value-type="string" table:style-name="ce1">
            <text:p>Height_SPH(x=5m)</text:p>
          </table:table-cell>
          <table:table-cell office:value-type="string" table:style-name="ce1">
            <text:p>Height_SPH(x=6m)</text:p>
          </table:table-cell>
          <table:table-cell office:value-type="string" table:style-name="ce1">
            <text:p>Hegiht_SPH(x=7m)</text:p>
          </table:table-cell>
          <table:table-cell office:value-type="string" table:style-name="ce1">
            <text:p>ETA_SPH_WALL_AWAS(x=5m)</text:p>
          </table:table-cell>
          <table:table-cell office:value-type="string" table:style-name="ce1">
            <text:p>ETA_SPH_WALL_AWAS(x=6m)</text:p>
          </table:table-cell>
          <table:table-cell office:value-type="string" table:style-name="ce1">
            <text:p>ETA_SPH_WALL_AWAS(x=7m)</text:p>
          </table:table-cell>
          <table:table-cell table:style-name="ce6"/>
          <table:table-cell office:value-type="string" table:style-name="ce1">
            <text:p>Time</text:p>
          </table:table-cell>
          <table:table-cell office:value-type="string" table:style-name="ce1">
            <text:p>Height_SPH(x=5m)</text:p>
          </table:table-cell>
          <table:table-cell office:value-type="string" table:style-name="ce1">
            <text:p>Height_SPH(x=6m)</text:p>
          </table:table-cell>
          <table:table-cell office:value-type="string" table:style-name="ce1">
            <text:p>Hegiht_SPH(x=7m)</text:p>
          </table:table-cell>
          <table:table-cell office:value-type="string" table:style-name="ce1">
            <text:p>ETA_SPH_WALL_NoAWAS(x=5m)</text:p>
          </table:table-cell>
          <table:table-cell office:value-type="string" table:style-name="ce1">
            <text:p>ETA_SPH_WALL_NoAWAS(x=6m)</text:p>
          </table:table-cell>
          <table:table-cell office:value-type="string" table:style-name="ce1">
            <text:p>ETA_SPH_WALL_NoAWAS(x=7m)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0" table:style-name="ce11">
            <text:p>0</text:p>
          </table:table-cell>
          <table:table-cell office:value-type="float" office:value="0.65435699999999997" table:style-name="ce11">
            <text:p>0.654357</text:p>
          </table:table-cell>
          <table:table-cell office:value-type="float" office:value="0.65435699999999997" table:style-name="ce11">
            <text:p>0.654357</text:p>
          </table:table-cell>
          <table:table-cell office:value-type="float" office:value="0.65435699999999997" table:style-name="ce11">
            <text:p>0.654357</text:p>
          </table:table-cell>
          <table:table-cell office:value-type="float" office:value="0" table:formula="of:=[.C5]-[.$C$5]" table:style-name="ce1">
            <text:p>0</text:p>
          </table:table-cell>
          <table:table-cell office:value-type="float" office:value="0" table:formula="of:=[.D5]-[.$C$5]" table:style-name="ce1">
            <text:p>0</text:p>
          </table:table-cell>
          <table:table-cell office:value-type="float" office:value="0" table:formula="of:=[.E5]-[.$C$5]" table:style-name="ce1">
            <text:p>0</text:p>
          </table:table-cell>
          <table:table-cell table:style-name="ce4"/>
          <table:table-cell office:value-type="float" office:value="0" table:style-name="ce11">
            <text:p>0</text:p>
          </table:table-cell>
          <table:table-cell office:value-type="float" office:value="0.65435699999999997" table:style-name="ce11">
            <text:p>0.654357</text:p>
          </table:table-cell>
          <table:table-cell office:value-type="float" office:value="0.65435699999999997" table:style-name="ce11">
            <text:p>0.654357</text:p>
          </table:table-cell>
          <table:table-cell office:value-type="float" office:value="0.65435699999999997" table:style-name="ce11">
            <text:p>0.654357</text:p>
          </table:table-cell>
          <table:table-cell office:value-type="float" office:value="0" table:formula="of:=[.K5]-[.$C$5]" table:style-name="ce1">
            <text:p>0</text:p>
          </table:table-cell>
          <table:table-cell office:value-type="float" office:value="0" table:formula="of:=[.L5]-[.$C$5]" table:style-name="ce1">
            <text:p>0</text:p>
          </table:table-cell>
          <table:table-cell office:value-type="float" office:value="0" table:formula="of:=[.M5]-[.$C$5]" table:style-name="ce1">
            <text:p>0</text:p>
          </table:table-cell>
          <table:table-cell table:style-name="ce6"/>
          <table:table-cell office:value-type="float" office:value="0" table:style-name="ce11">
            <text:p>0</text:p>
          </table:table-cell>
          <table:table-cell office:value-type="float" office:value="0.65435699999999997" table:style-name="ce11">
            <text:p>0.654357</text:p>
          </table:table-cell>
          <table:table-cell office:value-type="float" office:value="0.65435699999999997" table:style-name="ce11">
            <text:p>0.654357</text:p>
          </table:table-cell>
          <table:table-cell office:value-type="float" office:value="0.65435699999999997" table:style-name="ce11">
            <text:p>0.654357</text:p>
          </table:table-cell>
          <table:table-cell office:value-type="float" office:value="0" table:formula="of:=[.S5]-[.$C$5]" table:style-name="ce1">
            <text:p>0</text:p>
          </table:table-cell>
          <table:table-cell office:value-type="float" office:value="0" table:formula="of:=[.T5]-[.$C$5]" table:style-name="ce1">
            <text:p>0</text:p>
          </table:table-cell>
          <table:table-cell office:value-type="float" office:value="0" table:formula="of:=[.U5]-[.$C$5]" table:style-name="ce1">
            <text:p>0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0.100133" table:style-name="ce11">
            <text:p>0.100133</text:p>
          </table:table-cell>
          <table:table-cell office:value-type="float" office:value="0.65418399999999999" table:style-name="ce11">
            <text:p>0.654184</text:p>
          </table:table-cell>
          <table:table-cell office:value-type="float" office:value="0.65418200000000004" table:style-name="ce11">
            <text:p>0.654182</text:p>
          </table:table-cell>
          <table:table-cell office:value-type="float" office:value="0.65417599999999998" table:style-name="ce11">
            <text:p>0.654176</text:p>
          </table:table-cell>
          <table:table-cell office:value-type="float" office:value="-1.7299999999997873E-4" table:formula="of:=[.C6]-[.$C$5]" table:style-name="ce1">
            <text:p>-0.000173</text:p>
          </table:table-cell>
          <table:table-cell office:value-type="float" office:value="-1.7499999999992522E-4" table:formula="of:=[.D6]-[.$C$5]" table:style-name="ce1">
            <text:p>-0.000175</text:p>
          </table:table-cell>
          <table:table-cell office:value-type="float" office:value="-1.8099999999998673E-4" table:formula="of:=[.E6]-[.$C$5]" table:style-name="ce1">
            <text:p>-0.000181</text:p>
          </table:table-cell>
          <table:table-cell table:style-name="ce4"/>
          <table:table-cell office:value-type="float" office:value="0.100065" table:style-name="ce11">
            <text:p>0.100065</text:p>
          </table:table-cell>
          <table:table-cell office:value-type="float" office:value="0.65418399999999999" table:style-name="ce11">
            <text:p>0.654184</text:p>
          </table:table-cell>
          <table:table-cell office:value-type="float" office:value="0.65417199999999998" table:style-name="ce11">
            <text:p>0.654172</text:p>
          </table:table-cell>
          <table:table-cell office:value-type="float" office:value="0.65415800000000002" table:style-name="ce11">
            <text:p>0.654158</text:p>
          </table:table-cell>
          <table:table-cell office:value-type="float" office:value="-1.7299999999997873E-4" table:formula="of:=[.K6]-[.$C$5]" table:style-name="ce1">
            <text:p>-0.000173</text:p>
          </table:table-cell>
          <table:table-cell office:value-type="float" office:value="-1.8499999999999073E-4" table:formula="of:=[.L6]-[.$C$5]" table:style-name="ce1">
            <text:p>-0.000185</text:p>
          </table:table-cell>
          <table:table-cell office:value-type="float" office:value="-1.9899999999994922E-4" table:formula="of:=[.M6]-[.$C$5]" table:style-name="ce1">
            <text:p>-0.000199</text:p>
          </table:table-cell>
          <table:table-cell table:style-name="ce6"/>
          <table:table-cell office:value-type="float" office:value="0.100065" table:style-name="ce11">
            <text:p>0.100065</text:p>
          </table:table-cell>
          <table:table-cell office:value-type="float" office:value="0.65418399999999999" table:style-name="ce11">
            <text:p>0.654184</text:p>
          </table:table-cell>
          <table:table-cell office:value-type="float" office:value="0.65417199999999998" table:style-name="ce11">
            <text:p>0.654172</text:p>
          </table:table-cell>
          <table:table-cell office:value-type="float" office:value="0.65415800000000002" table:style-name="ce11">
            <text:p>0.654158</text:p>
          </table:table-cell>
          <table:table-cell office:value-type="float" office:value="-1.7299999999997873E-4" table:formula="of:=[.S6]-[.$C$5]" table:style-name="ce1">
            <text:p>-0.000173</text:p>
          </table:table-cell>
          <table:table-cell office:value-type="float" office:value="-1.8499999999999073E-4" table:formula="of:=[.T6]-[.$C$5]" table:style-name="ce1">
            <text:p>-0.000185</text:p>
          </table:table-cell>
          <table:table-cell office:value-type="float" office:value="-1.9899999999994922E-4" table:formula="of:=[.U6]-[.$C$5]" table:style-name="ce1">
            <text:p>-0.00019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0.20008100000000001" table:style-name="ce11">
            <text:p>0.200081</text:p>
          </table:table-cell>
          <table:table-cell office:value-type="float" office:value="0.65398999999999996" table:style-name="ce11">
            <text:p>0.65399</text:p>
          </table:table-cell>
          <table:table-cell office:value-type="float" office:value="0.65387399999999996" table:style-name="ce11">
            <text:p>0.653874</text:p>
          </table:table-cell>
          <table:table-cell office:value-type="float" office:value="0.65397499999999997" table:style-name="ce11">
            <text:p>0.653975</text:p>
          </table:table-cell>
          <table:table-cell office:value-type="float" office:value="-3.6700000000000621E-4" table:formula="of:=[.C7]-[.$C$5]" table:style-name="ce1">
            <text:p>-0.000367</text:p>
          </table:table-cell>
          <table:table-cell office:value-type="float" office:value="-4.830000000000112E-4" table:formula="of:=[.D7]-[.$C$5]" table:style-name="ce1">
            <text:p>-0.000483</text:p>
          </table:table-cell>
          <table:table-cell office:value-type="float" office:value="-3.8199999999999346E-4" table:formula="of:=[.E7]-[.$C$5]" table:style-name="ce1">
            <text:p>-0.000382</text:p>
          </table:table-cell>
          <table:table-cell table:style-name="ce4"/>
          <table:table-cell office:value-type="float" office:value="0.20005100000000001" table:style-name="ce11">
            <text:p>0.200051</text:p>
          </table:table-cell>
          <table:table-cell office:value-type="float" office:value="0.65397400000000006" table:style-name="ce11">
            <text:p>0.653974</text:p>
          </table:table-cell>
          <table:table-cell office:value-type="float" office:value="0.65398299999999998" table:style-name="ce11">
            <text:p>0.653983</text:p>
          </table:table-cell>
          <table:table-cell office:value-type="float" office:value="0.65394399999999997" table:style-name="ce11">
            <text:p>0.653944</text:p>
          </table:table-cell>
          <table:table-cell office:value-type="float" office:value="-3.8299999999991119E-4" table:formula="of:=[.K7]-[.$C$5]" table:style-name="ce1">
            <text:p>-0.000383</text:p>
          </table:table-cell>
          <table:table-cell office:value-type="float" office:value="-3.7399999999998546E-4" table:formula="of:=[.L7]-[.$C$5]" table:style-name="ce1">
            <text:p>-0.000374</text:p>
          </table:table-cell>
          <table:table-cell office:value-type="float" office:value="-4.129999999999967E-4" table:formula="of:=[.M7]-[.$C$5]" table:style-name="ce1">
            <text:p>-0.000413</text:p>
          </table:table-cell>
          <table:table-cell table:style-name="ce6"/>
          <table:table-cell office:value-type="float" office:value="0.20005100000000001" table:style-name="ce11">
            <text:p>0.200051</text:p>
          </table:table-cell>
          <table:table-cell office:value-type="float" office:value="0.65397400000000006" table:style-name="ce11">
            <text:p>0.653974</text:p>
          </table:table-cell>
          <table:table-cell office:value-type="float" office:value="0.65398299999999998" table:style-name="ce11">
            <text:p>0.653983</text:p>
          </table:table-cell>
          <table:table-cell office:value-type="float" office:value="0.65394399999999997" table:style-name="ce11">
            <text:p>0.653944</text:p>
          </table:table-cell>
          <table:table-cell office:value-type="float" office:value="-3.8299999999991119E-4" table:formula="of:=[.S7]-[.$C$5]" table:style-name="ce1">
            <text:p>-0.000383</text:p>
          </table:table-cell>
          <table:table-cell office:value-type="float" office:value="-3.7399999999998546E-4" table:formula="of:=[.T7]-[.$C$5]" table:style-name="ce1">
            <text:p>-0.000374</text:p>
          </table:table-cell>
          <table:table-cell office:value-type="float" office:value="-4.129999999999967E-4" table:formula="of:=[.U7]-[.$C$5]" table:style-name="ce1">
            <text:p>-0.000413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0.30002600000000001" table:style-name="ce11">
            <text:p>0.300026</text:p>
          </table:table-cell>
          <table:table-cell office:value-type="float" office:value="0.65402099999999996" table:style-name="ce11">
            <text:p>0.654021</text:p>
          </table:table-cell>
          <table:table-cell office:value-type="float" office:value="0.65398699999999999" table:style-name="ce11">
            <text:p>0.653987</text:p>
          </table:table-cell>
          <table:table-cell office:value-type="float" office:value="0.65397899999999998" table:style-name="ce11">
            <text:p>0.653979</text:p>
          </table:table-cell>
          <table:table-cell office:value-type="float" office:value="-3.3600000000000296E-4" table:formula="of:=[.C8]-[.$C$5]" table:style-name="ce1">
            <text:p>-0.000336</text:p>
          </table:table-cell>
          <table:table-cell office:value-type="float" office:value="-3.6999999999998145E-4" table:formula="of:=[.D8]-[.$C$5]" table:style-name="ce1">
            <text:p>-0.00037</text:p>
          </table:table-cell>
          <table:table-cell office:value-type="float" office:value="-3.7799999999998946E-4" table:formula="of:=[.E8]-[.$C$5]" table:style-name="ce1">
            <text:p>-0.000378</text:p>
          </table:table-cell>
          <table:table-cell table:style-name="ce4"/>
          <table:table-cell office:value-type="float" office:value="0.30012800000000001" table:style-name="ce11">
            <text:p>0.300128</text:p>
          </table:table-cell>
          <table:table-cell office:value-type="float" office:value="0.65407199999999999" table:style-name="ce11">
            <text:p>0.654072</text:p>
          </table:table-cell>
          <table:table-cell office:value-type="float" office:value="0.65407999999999999" table:style-name="ce11">
            <text:p>0.65408</text:p>
          </table:table-cell>
          <table:table-cell office:value-type="float" office:value="0.65409700000000004" table:style-name="ce11">
            <text:p>0.654097</text:p>
          </table:table-cell>
          <table:table-cell office:value-type="float" office:value="-2.8499999999997971E-4" table:formula="of:=[.K8]-[.$C$5]" table:style-name="ce1">
            <text:p>-0.000285</text:p>
          </table:table-cell>
          <table:table-cell office:value-type="float" office:value="-2.7699999999997171E-4" table:formula="of:=[.L8]-[.$C$5]" table:style-name="ce1">
            <text:p>-0.000277</text:p>
          </table:table-cell>
          <table:table-cell office:value-type="float" office:value="-2.5999999999992696E-4" table:formula="of:=[.M8]-[.$C$5]" table:style-name="ce1">
            <text:p>-0.00026</text:p>
          </table:table-cell>
          <table:table-cell table:style-name="ce6"/>
          <table:table-cell office:value-type="float" office:value="0.30012800000000001" table:style-name="ce11">
            <text:p>0.300128</text:p>
          </table:table-cell>
          <table:table-cell office:value-type="float" office:value="0.65407199999999999" table:style-name="ce11">
            <text:p>0.654072</text:p>
          </table:table-cell>
          <table:table-cell office:value-type="float" office:value="0.65407999999999999" table:style-name="ce11">
            <text:p>0.65408</text:p>
          </table:table-cell>
          <table:table-cell office:value-type="float" office:value="0.65409700000000004" table:style-name="ce11">
            <text:p>0.654097</text:p>
          </table:table-cell>
          <table:table-cell office:value-type="float" office:value="-2.8499999999997971E-4" table:formula="of:=[.S8]-[.$C$5]" table:style-name="ce1">
            <text:p>-0.000285</text:p>
          </table:table-cell>
          <table:table-cell office:value-type="float" office:value="-2.7699999999997171E-4" table:formula="of:=[.T8]-[.$C$5]" table:style-name="ce1">
            <text:p>-0.000277</text:p>
          </table:table-cell>
          <table:table-cell office:value-type="float" office:value="-2.5999999999992696E-4" table:formula="of:=[.U8]-[.$C$5]" table:style-name="ce1">
            <text:p>-0.00026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0.40011799999999997" table:style-name="ce11">
            <text:p>0.400118</text:p>
          </table:table-cell>
          <table:table-cell office:value-type="float" office:value="0.65436099999999997" table:style-name="ce11">
            <text:p>0.654361</text:p>
          </table:table-cell>
          <table:table-cell office:value-type="float" office:value="0.65430900000000003" table:style-name="ce11">
            <text:p>0.654309</text:p>
          </table:table-cell>
          <table:table-cell office:value-type="float" office:value="0.65427000000000002" table:style-name="ce11">
            <text:p>0.65427</text:p>
          </table:table-cell>
          <table:table-cell office:value-type="float" office:value="4.0000000000040004E-6" table:formula="of:=[.C9]-[.$C$5]" table:style-name="ce1">
            <text:p>4E-06</text:p>
          </table:table-cell>
          <table:table-cell office:value-type="float" office:value="-4.7999999999936982E-5" table:formula="of:=[.D9]-[.$C$5]" table:style-name="ce1">
            <text:p>-4.8E-05</text:p>
          </table:table-cell>
          <table:table-cell office:value-type="float" office:value="-8.699999999994823E-5" table:formula="of:=[.E9]-[.$C$5]" table:style-name="ce1">
            <text:p>-8.7E-05</text:p>
          </table:table-cell>
          <table:table-cell table:style-name="ce4"/>
          <table:table-cell office:value-type="float" office:value="0.400119" table:style-name="ce11">
            <text:p>0.400119</text:p>
          </table:table-cell>
          <table:table-cell office:value-type="float" office:value="0.65431300000000003" table:style-name="ce11">
            <text:p>0.654313</text:p>
          </table:table-cell>
          <table:table-cell office:value-type="float" office:value="0.65434000000000003" table:style-name="ce11">
            <text:p>0.65434</text:p>
          </table:table-cell>
          <table:table-cell office:value-type="float" office:value="0.654335" table:style-name="ce11">
            <text:p>0.654335</text:p>
          </table:table-cell>
          <table:table-cell office:value-type="float" office:value="-4.3999999999932982E-5" table:formula="of:=[.K9]-[.$C$5]" table:style-name="ce1">
            <text:p>-4.4E-05</text:p>
          </table:table-cell>
          <table:table-cell office:value-type="float" office:value="-1.6999999999933735E-5" table:formula="of:=[.L9]-[.$C$5]" table:style-name="ce1">
            <text:p>-1.7E-05</text:p>
          </table:table-cell>
          <table:table-cell office:value-type="float" office:value="-2.1999999999966491E-5" table:formula="of:=[.M9]-[.$C$5]" table:style-name="ce1">
            <text:p>-2.2E-05</text:p>
          </table:table-cell>
          <table:table-cell table:style-name="ce6"/>
          <table:table-cell office:value-type="float" office:value="0.400119" table:style-name="ce11">
            <text:p>0.400119</text:p>
          </table:table-cell>
          <table:table-cell office:value-type="float" office:value="0.65431300000000003" table:style-name="ce11">
            <text:p>0.654313</text:p>
          </table:table-cell>
          <table:table-cell office:value-type="float" office:value="0.65434000000000003" table:style-name="ce11">
            <text:p>0.65434</text:p>
          </table:table-cell>
          <table:table-cell office:value-type="float" office:value="0.654335" table:style-name="ce11">
            <text:p>0.654335</text:p>
          </table:table-cell>
          <table:table-cell office:value-type="float" office:value="-4.3999999999932982E-5" table:formula="of:=[.S9]-[.$C$5]" table:style-name="ce1">
            <text:p>-4.4E-05</text:p>
          </table:table-cell>
          <table:table-cell office:value-type="float" office:value="-1.6999999999933735E-5" table:formula="of:=[.T9]-[.$C$5]" table:style-name="ce1">
            <text:p>-1.7E-05</text:p>
          </table:table-cell>
          <table:table-cell office:value-type="float" office:value="-2.1999999999966491E-5" table:formula="of:=[.U9]-[.$C$5]" table:style-name="ce1">
            <text:p>-2.2E-05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0.50010299999999996" table:style-name="ce11">
            <text:p>0.500103</text:p>
          </table:table-cell>
          <table:table-cell office:value-type="float" office:value="0.65437599999999996" table:style-name="ce11">
            <text:p>0.654376</text:p>
          </table:table-cell>
          <table:table-cell office:value-type="float" office:value="0.65437800000000002" table:style-name="ce11">
            <text:p>0.654378</text:p>
          </table:table-cell>
          <table:table-cell office:value-type="float" office:value="0.654339" table:style-name="ce11">
            <text:p>0.654339</text:p>
          </table:table-cell>
          <table:table-cell office:value-type="float" office:value="1.8999999999991246E-5" table:formula="of:=[.C10]-[.$C$5]" table:style-name="ce1">
            <text:p>1.9E-05</text:p>
          </table:table-cell>
          <table:table-cell office:value-type="float" office:value="2.1000000000048757E-5" table:formula="of:=[.D10]-[.$C$5]" table:style-name="ce1">
            <text:p>2.1E-05</text:p>
          </table:table-cell>
          <table:table-cell office:value-type="float" office:value="-1.799999999996249E-5" table:formula="of:=[.E10]-[.$C$5]" table:style-name="ce1">
            <text:p>-1.8E-05</text:p>
          </table:table-cell>
          <table:table-cell table:style-name="ce4"/>
          <table:table-cell office:value-type="float" office:value="0.50012599999999996" table:style-name="ce11">
            <text:p>0.500126</text:p>
          </table:table-cell>
          <table:table-cell office:value-type="float" office:value="0.65427299999999999" table:style-name="ce11">
            <text:p>0.654273</text:p>
          </table:table-cell>
          <table:table-cell office:value-type="float" office:value="0.65419099999999997" table:style-name="ce11">
            <text:p>0.654191</text:p>
          </table:table-cell>
          <table:table-cell office:value-type="float" office:value="0.65408200000000005" table:style-name="ce11">
            <text:p>0.654082</text:p>
          </table:table-cell>
          <table:table-cell office:value-type="float" office:value="-8.3999999999972985E-5" table:formula="of:=[.K10]-[.$C$5]" table:style-name="ce1">
            <text:p>-8.4E-05</text:p>
          </table:table-cell>
          <table:table-cell office:value-type="float" office:value="-1.6599999999999948E-4" table:formula="of:=[.L10]-[.$C$5]" table:style-name="ce1">
            <text:p>-0.000166</text:p>
          </table:table-cell>
          <table:table-cell office:value-type="float" office:value="-2.749999999999142E-4" table:formula="of:=[.M10]-[.$C$5]" table:style-name="ce1">
            <text:p>-0.000275</text:p>
          </table:table-cell>
          <table:table-cell table:style-name="ce6"/>
          <table:table-cell office:value-type="float" office:value="0.50012599999999996" table:style-name="ce11">
            <text:p>0.500126</text:p>
          </table:table-cell>
          <table:table-cell office:value-type="float" office:value="0.65427299999999999" table:style-name="ce11">
            <text:p>0.654273</text:p>
          </table:table-cell>
          <table:table-cell office:value-type="float" office:value="0.65419099999999997" table:style-name="ce11">
            <text:p>0.654191</text:p>
          </table:table-cell>
          <table:table-cell office:value-type="float" office:value="0.65408200000000005" table:style-name="ce11">
            <text:p>0.654082</text:p>
          </table:table-cell>
          <table:table-cell office:value-type="float" office:value="-8.3999999999972985E-5" table:formula="of:=[.S10]-[.$C$5]" table:style-name="ce1">
            <text:p>-8.4E-05</text:p>
          </table:table-cell>
          <table:table-cell office:value-type="float" office:value="-1.6599999999999948E-4" table:formula="of:=[.T10]-[.$C$5]" table:style-name="ce1">
            <text:p>-0.000166</text:p>
          </table:table-cell>
          <table:table-cell office:value-type="float" office:value="-2.749999999999142E-4" table:formula="of:=[.U10]-[.$C$5]" table:style-name="ce1">
            <text:p>-0.000275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0.60004000000000002" table:style-name="ce11">
            <text:p>0.60004</text:p>
          </table:table-cell>
          <table:table-cell office:value-type="float" office:value="0.65417199999999998" table:style-name="ce11">
            <text:p>0.654172</text:p>
          </table:table-cell>
          <table:table-cell office:value-type="float" office:value="0.65415100000000004" table:style-name="ce11">
            <text:p>0.654151</text:p>
          </table:table-cell>
          <table:table-cell office:value-type="float" office:value="0.65415900000000005" table:style-name="ce11">
            <text:p>0.654159</text:p>
          </table:table-cell>
          <table:table-cell office:value-type="float" office:value="-1.8499999999999073E-4" table:formula="of:=[.C11]-[.$C$5]" table:style-name="ce1">
            <text:p>-0.000185</text:p>
          </table:table-cell>
          <table:table-cell office:value-type="float" office:value="-2.0599999999992846E-4" table:formula="of:=[.D11]-[.$C$5]" table:style-name="ce1">
            <text:p>-0.000206</text:p>
          </table:table-cell>
          <table:table-cell office:value-type="float" office:value="-1.9799999999992046E-4" table:formula="of:=[.E11]-[.$C$5]" table:style-name="ce1">
            <text:p>-0.000198</text:p>
          </table:table-cell>
          <table:table-cell table:style-name="ce4"/>
          <table:table-cell office:value-type="float" office:value="0.60007600000000005" table:style-name="ce11">
            <text:p>0.600076</text:p>
          </table:table-cell>
          <table:table-cell office:value-type="float" office:value="0.65406699999999995" table:style-name="ce11">
            <text:p>0.654067</text:p>
          </table:table-cell>
          <table:table-cell office:value-type="float" office:value="0.65395800000000004" table:style-name="ce11">
            <text:p>0.653958</text:p>
          </table:table-cell>
          <table:table-cell office:value-type="float" office:value="0.65373700000000001" table:style-name="ce11">
            <text:p>0.653737</text:p>
          </table:table-cell>
          <table:table-cell office:value-type="float" office:value="-2.9000000000001247E-4" table:formula="of:=[.K11]-[.$C$5]" table:style-name="ce1">
            <text:p>-0.00029</text:p>
          </table:table-cell>
          <table:table-cell office:value-type="float" office:value="-3.9899999999992719E-4" table:formula="of:=[.L11]-[.$C$5]" table:style-name="ce1">
            <text:p>-0.000399</text:p>
          </table:table-cell>
          <table:table-cell office:value-type="float" office:value="-6.1999999999995392E-4" table:formula="of:=[.M11]-[.$C$5]" table:style-name="ce1">
            <text:p>-0.00062</text:p>
          </table:table-cell>
          <table:table-cell table:style-name="ce6"/>
          <table:table-cell office:value-type="float" office:value="0.60007600000000005" table:style-name="ce11">
            <text:p>0.600076</text:p>
          </table:table-cell>
          <table:table-cell office:value-type="float" office:value="0.65406699999999995" table:style-name="ce11">
            <text:p>0.654067</text:p>
          </table:table-cell>
          <table:table-cell office:value-type="float" office:value="0.65395800000000004" table:style-name="ce11">
            <text:p>0.653958</text:p>
          </table:table-cell>
          <table:table-cell office:value-type="float" office:value="0.65373700000000001" table:style-name="ce11">
            <text:p>0.653737</text:p>
          </table:table-cell>
          <table:table-cell office:value-type="float" office:value="-2.9000000000001247E-4" table:formula="of:=[.S11]-[.$C$5]" table:style-name="ce1">
            <text:p>-0.00029</text:p>
          </table:table-cell>
          <table:table-cell office:value-type="float" office:value="-3.9899999999992719E-4" table:formula="of:=[.T11]-[.$C$5]" table:style-name="ce1">
            <text:p>-0.000399</text:p>
          </table:table-cell>
          <table:table-cell office:value-type="float" office:value="-6.1999999999995392E-4" table:formula="of:=[.U11]-[.$C$5]" table:style-name="ce1">
            <text:p>-0.0006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0.70006000000000002" table:style-name="ce11">
            <text:p>0.70006</text:p>
          </table:table-cell>
          <table:table-cell office:value-type="float" office:value="0.65403100000000003" table:style-name="ce11">
            <text:p>0.654031</text:p>
          </table:table-cell>
          <table:table-cell office:value-type="float" office:value="0.65410299999999999" table:style-name="ce11">
            <text:p>0.654103</text:p>
          </table:table-cell>
          <table:table-cell office:value-type="float" office:value="0.65407800000000005" table:style-name="ce11">
            <text:p>0.654078</text:p>
          </table:table-cell>
          <table:table-cell office:value-type="float" office:value="-3.2599999999993745E-4" table:formula="of:=[.C12]-[.$C$5]" table:style-name="ce1">
            <text:p>-0.000326</text:p>
          </table:table-cell>
          <table:table-cell office:value-type="float" office:value="-2.5399999999997647E-4" table:formula="of:=[.D12]-[.$C$5]" table:style-name="ce1">
            <text:p>-0.000254</text:p>
          </table:table-cell>
          <table:table-cell office:value-type="float" office:value="-2.789999999999182E-4" table:formula="of:=[.E12]-[.$C$5]" table:style-name="ce1">
            <text:p>-0.000279</text:p>
          </table:table-cell>
          <table:table-cell table:style-name="ce4"/>
          <table:table-cell office:value-type="float" office:value="0.70009200000000005" table:style-name="ce11">
            <text:p>0.700092</text:p>
          </table:table-cell>
          <table:table-cell office:value-type="float" office:value="0.65408699999999997" table:style-name="ce11">
            <text:p>0.654087</text:p>
          </table:table-cell>
          <table:table-cell office:value-type="float" office:value="0.65395700000000001" table:style-name="ce11">
            <text:p>0.653957</text:p>
          </table:table-cell>
          <table:table-cell office:value-type="float" office:value="0.65381599999999995" table:style-name="ce11">
            <text:p>0.653816</text:p>
          </table:table-cell>
          <table:table-cell office:value-type="float" office:value="-2.6999999999999247E-4" table:formula="of:=[.K12]-[.$C$5]" table:style-name="ce1">
            <text:p>-0.00027</text:p>
          </table:table-cell>
          <table:table-cell office:value-type="float" office:value="-3.9999999999995595E-4" table:formula="of:=[.L12]-[.$C$5]" table:style-name="ce1">
            <text:p>-0.0004</text:p>
          </table:table-cell>
          <table:table-cell office:value-type="float" office:value="-5.4100000000001369E-4" table:formula="of:=[.M12]-[.$C$5]" table:style-name="ce1">
            <text:p>-0.000541</text:p>
          </table:table-cell>
          <table:table-cell table:style-name="ce6"/>
          <table:table-cell office:value-type="float" office:value="0.70009200000000005" table:style-name="ce11">
            <text:p>0.700092</text:p>
          </table:table-cell>
          <table:table-cell office:value-type="float" office:value="0.65408699999999997" table:style-name="ce11">
            <text:p>0.654087</text:p>
          </table:table-cell>
          <table:table-cell office:value-type="float" office:value="0.65395700000000001" table:style-name="ce11">
            <text:p>0.653957</text:p>
          </table:table-cell>
          <table:table-cell office:value-type="float" office:value="0.65381599999999995" table:style-name="ce11">
            <text:p>0.653816</text:p>
          </table:table-cell>
          <table:table-cell office:value-type="float" office:value="-2.6999999999999247E-4" table:formula="of:=[.S12]-[.$C$5]" table:style-name="ce1">
            <text:p>-0.00027</text:p>
          </table:table-cell>
          <table:table-cell office:value-type="float" office:value="-3.9999999999995595E-4" table:formula="of:=[.T12]-[.$C$5]" table:style-name="ce1">
            <text:p>-0.0004</text:p>
          </table:table-cell>
          <table:table-cell office:value-type="float" office:value="-5.4100000000001369E-4" table:formula="of:=[.U12]-[.$C$5]" table:style-name="ce1">
            <text:p>-0.000541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0.80010800000000004" table:style-name="ce11">
            <text:p>0.800108</text:p>
          </table:table-cell>
          <table:table-cell office:value-type="float" office:value="0.65431799999999996" table:style-name="ce11">
            <text:p>0.654318</text:p>
          </table:table-cell>
          <table:table-cell office:value-type="float" office:value="0.65429400000000004" table:style-name="ce11">
            <text:p>0.654294</text:p>
          </table:table-cell>
          <table:table-cell office:value-type="float" office:value="0.65413200000000005" table:style-name="ce11">
            <text:p>0.654132</text:p>
          </table:table-cell>
          <table:table-cell office:value-type="float" office:value="-3.9000000000011248E-5" table:formula="of:=[.C13]-[.$C$5]" table:style-name="ce1">
            <text:p>-3.9E-05</text:p>
          </table:table-cell>
          <table:table-cell office:value-type="float" office:value="-6.2999999999924228E-5" table:formula="of:=[.D13]-[.$C$5]" table:style-name="ce1">
            <text:p>-6.3E-05</text:p>
          </table:table-cell>
          <table:table-cell office:value-type="float" office:value="-2.2499999999991971E-4" table:formula="of:=[.E13]-[.$C$5]" table:style-name="ce1">
            <text:p>-0.000225</text:p>
          </table:table-cell>
          <table:table-cell table:style-name="ce4"/>
          <table:table-cell office:value-type="float" office:value="0.80012399999999995" table:style-name="ce11">
            <text:p>0.800124</text:p>
          </table:table-cell>
          <table:table-cell office:value-type="float" office:value="0.65423900000000001" table:style-name="ce11">
            <text:p>0.654239</text:p>
          </table:table-cell>
          <table:table-cell office:value-type="float" office:value="0.65393299999999999" table:style-name="ce11">
            <text:p>0.653933</text:p>
          </table:table-cell>
          <table:table-cell office:value-type="float" office:value="0.65405999999999997" table:style-name="ce11">
            <text:p>0.65406</text:p>
          </table:table-cell>
          <table:table-cell office:value-type="float" office:value="-1.1799999999995148E-4" table:formula="of:=[.K13]-[.$C$5]" table:style-name="ce1">
            <text:p>-0.000118</text:p>
          </table:table-cell>
          <table:table-cell office:value-type="float" office:value="-4.2399999999997995E-4" table:formula="of:=[.L13]-[.$C$5]" table:style-name="ce1">
            <text:p>-0.000424</text:p>
          </table:table-cell>
          <table:table-cell office:value-type="float" office:value="-2.9699999999999172E-4" table:formula="of:=[.M13]-[.$C$5]" table:style-name="ce1">
            <text:p>-0.000297</text:p>
          </table:table-cell>
          <table:table-cell table:style-name="ce6"/>
          <table:table-cell office:value-type="float" office:value="0.80012399999999995" table:style-name="ce11">
            <text:p>0.800124</text:p>
          </table:table-cell>
          <table:table-cell office:value-type="float" office:value="0.65423900000000001" table:style-name="ce11">
            <text:p>0.654239</text:p>
          </table:table-cell>
          <table:table-cell office:value-type="float" office:value="0.65393299999999999" table:style-name="ce11">
            <text:p>0.653933</text:p>
          </table:table-cell>
          <table:table-cell office:value-type="float" office:value="0.65405999999999997" table:style-name="ce11">
            <text:p>0.65406</text:p>
          </table:table-cell>
          <table:table-cell office:value-type="float" office:value="-1.1799999999995148E-4" table:formula="of:=[.S13]-[.$C$5]" table:style-name="ce1">
            <text:p>-0.000118</text:p>
          </table:table-cell>
          <table:table-cell office:value-type="float" office:value="-4.2399999999997995E-4" table:formula="of:=[.T13]-[.$C$5]" table:style-name="ce1">
            <text:p>-0.000424</text:p>
          </table:table-cell>
          <table:table-cell office:value-type="float" office:value="-2.9699999999999172E-4" table:formula="of:=[.U13]-[.$C$5]" table:style-name="ce1">
            <text:p>-0.000297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0.90000199999999997" table:style-name="ce11">
            <text:p>0.900002</text:p>
          </table:table-cell>
          <table:table-cell office:value-type="float" office:value="0.65473700000000001" table:style-name="ce11">
            <text:p>0.654737</text:p>
          </table:table-cell>
          <table:table-cell office:value-type="float" office:value="0.65451400000000004" table:style-name="ce11">
            <text:p>0.654514</text:p>
          </table:table-cell>
          <table:table-cell office:value-type="float" office:value="0.65423100000000001" table:style-name="ce11">
            <text:p>0.654231</text:p>
          </table:table-cell>
          <table:table-cell office:value-type="float" office:value="3.8000000000004697E-4" table:formula="of:=[.C14]-[.$C$5]" table:style-name="ce1">
            <text:p>0.00038</text:p>
          </table:table-cell>
          <table:table-cell office:value-type="float" office:value="1.5700000000007375E-4" table:formula="of:=[.D14]-[.$C$5]" table:style-name="ce1">
            <text:p>0.000157</text:p>
          </table:table-cell>
          <table:table-cell office:value-type="float" office:value="-1.2599999999995948E-4" table:formula="of:=[.E14]-[.$C$5]" table:style-name="ce1">
            <text:p>-0.000126</text:p>
          </table:table-cell>
          <table:table-cell table:style-name="ce4"/>
          <table:table-cell office:value-type="float" office:value="0.900057" table:style-name="ce11">
            <text:p>0.900057</text:p>
          </table:table-cell>
          <table:table-cell office:value-type="float" office:value="0.65427000000000002" table:style-name="ce11">
            <text:p>0.65427</text:p>
          </table:table-cell>
          <table:table-cell office:value-type="float" office:value="0.65372399999999997" table:style-name="ce11">
            <text:p>0.653724</text:p>
          </table:table-cell>
          <table:table-cell office:value-type="float" office:value="0.653949" table:style-name="ce11">
            <text:p>0.653949</text:p>
          </table:table-cell>
          <table:table-cell office:value-type="float" office:value="-8.699999999994823E-5" table:formula="of:=[.K14]-[.$C$5]" table:style-name="ce1">
            <text:p>-8.7E-05</text:p>
          </table:table-cell>
          <table:table-cell office:value-type="float" office:value="-6.3299999999999468E-4" table:formula="of:=[.L14]-[.$C$5]" table:style-name="ce1">
            <text:p>-0.000633</text:p>
          </table:table-cell>
          <table:table-cell office:value-type="float" office:value="-4.0799999999996395E-4" table:formula="of:=[.M14]-[.$C$5]" table:style-name="ce1">
            <text:p>-0.000408</text:p>
          </table:table-cell>
          <table:table-cell table:style-name="ce6"/>
          <table:table-cell office:value-type="float" office:value="0.900057" table:style-name="ce11">
            <text:p>0.900057</text:p>
          </table:table-cell>
          <table:table-cell office:value-type="float" office:value="0.65427000000000002" table:style-name="ce11">
            <text:p>0.65427</text:p>
          </table:table-cell>
          <table:table-cell office:value-type="float" office:value="0.65372399999999997" table:style-name="ce11">
            <text:p>0.653724</text:p>
          </table:table-cell>
          <table:table-cell office:value-type="float" office:value="0.653949" table:style-name="ce11">
            <text:p>0.653949</text:p>
          </table:table-cell>
          <table:table-cell office:value-type="float" office:value="-8.699999999994823E-5" table:formula="of:=[.S14]-[.$C$5]" table:style-name="ce1">
            <text:p>-8.7E-05</text:p>
          </table:table-cell>
          <table:table-cell office:value-type="float" office:value="-6.3299999999999468E-4" table:formula="of:=[.T14]-[.$C$5]" table:style-name="ce1">
            <text:p>-0.000633</text:p>
          </table:table-cell>
          <table:table-cell office:value-type="float" office:value="-4.0799999999996395E-4" table:formula="of:=[.U14]-[.$C$5]" table:style-name="ce1">
            <text:p>-0.000408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.0000899999999999" table:style-name="ce11">
            <text:p>1.00009</text:p>
          </table:table-cell>
          <table:table-cell office:value-type="float" office:value="0.65493800000000002" table:style-name="ce11">
            <text:p>0.654938</text:p>
          </table:table-cell>
          <table:table-cell office:value-type="float" office:value="0.65451000000000004" table:style-name="ce11">
            <text:p>0.65451</text:p>
          </table:table-cell>
          <table:table-cell office:value-type="float" office:value="0.65425500000000003" table:style-name="ce11">
            <text:p>0.654255</text:p>
          </table:table-cell>
          <table:table-cell office:value-type="float" office:value="5.810000000000537E-4" table:formula="of:=[.C15]-[.$C$5]" table:style-name="ce1">
            <text:p>0.000581</text:p>
          </table:table-cell>
          <table:table-cell office:value-type="float" office:value="1.5300000000006975E-4" table:formula="of:=[.D15]-[.$C$5]" table:style-name="ce1">
            <text:p>0.000153</text:p>
          </table:table-cell>
          <table:table-cell office:value-type="float" office:value="-1.0199999999993548E-4" table:formula="of:=[.E15]-[.$C$5]" table:style-name="ce1">
            <text:p>-0.000102</text:p>
          </table:table-cell>
          <table:table-cell table:style-name="ce4"/>
          <table:table-cell office:value-type="float" office:value="1.0001" table:style-name="ce11">
            <text:p>1.0001</text:p>
          </table:table-cell>
          <table:table-cell office:value-type="float" office:value="0.65424099999999996" table:style-name="ce11">
            <text:p>0.654241</text:p>
          </table:table-cell>
          <table:table-cell office:value-type="float" office:value="0.65353399999999995" table:style-name="ce11">
            <text:p>0.653534</text:p>
          </table:table-cell>
          <table:table-cell office:value-type="float" office:value="0.65369299999999997" table:style-name="ce11">
            <text:p>0.653693</text:p>
          </table:table-cell>
          <table:table-cell office:value-type="float" office:value="-1.1600000000000499E-4" table:formula="of:=[.K15]-[.$C$5]" table:style-name="ce1">
            <text:p>-0.000116</text:p>
          </table:table-cell>
          <table:table-cell office:value-type="float" office:value="-8.2300000000001816E-4" table:formula="of:=[.L15]-[.$C$5]" table:style-name="ce1">
            <text:p>-0.000823</text:p>
          </table:table-cell>
          <table:table-cell office:value-type="float" office:value="-6.6399999999999793E-4" table:formula="of:=[.M15]-[.$C$5]" table:style-name="ce1">
            <text:p>-0.000664</text:p>
          </table:table-cell>
          <table:table-cell table:style-name="ce6"/>
          <table:table-cell office:value-type="float" office:value="1.0001" table:style-name="ce11">
            <text:p>1.0001</text:p>
          </table:table-cell>
          <table:table-cell office:value-type="float" office:value="0.65424099999999996" table:style-name="ce11">
            <text:p>0.654241</text:p>
          </table:table-cell>
          <table:table-cell office:value-type="float" office:value="0.65353399999999995" table:style-name="ce11">
            <text:p>0.653534</text:p>
          </table:table-cell>
          <table:table-cell office:value-type="float" office:value="0.65369299999999997" table:style-name="ce11">
            <text:p>0.653693</text:p>
          </table:table-cell>
          <table:table-cell office:value-type="float" office:value="-1.1600000000000499E-4" table:formula="of:=[.S15]-[.$C$5]" table:style-name="ce1">
            <text:p>-0.000116</text:p>
          </table:table-cell>
          <table:table-cell office:value-type="float" office:value="-8.2300000000001816E-4" table:formula="of:=[.T15]-[.$C$5]" table:style-name="ce1">
            <text:p>-0.000823</text:p>
          </table:table-cell>
          <table:table-cell office:value-type="float" office:value="-6.6399999999999793E-4" table:formula="of:=[.U15]-[.$C$5]" table:style-name="ce1">
            <text:p>-0.000664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.1000399999999999" table:style-name="ce11">
            <text:p>1.10004</text:p>
          </table:table-cell>
          <table:table-cell office:value-type="float" office:value="0.65485599999999999" table:style-name="ce11">
            <text:p>0.654856</text:p>
          </table:table-cell>
          <table:table-cell office:value-type="float" office:value="0.654339" table:style-name="ce11">
            <text:p>0.654339</text:p>
          </table:table-cell>
          <table:table-cell office:value-type="float" office:value="0.65409300000000004" table:style-name="ce11">
            <text:p>0.654093</text:p>
          </table:table-cell>
          <table:table-cell office:value-type="float" office:value="4.990000000000272E-4" table:formula="of:=[.C16]-[.$C$5]" table:style-name="ce1">
            <text:p>0.000499</text:p>
          </table:table-cell>
          <table:table-cell office:value-type="float" office:value="-1.799999999996249E-5" table:formula="of:=[.D16]-[.$C$5]" table:style-name="ce1">
            <text:p>-1.8E-05</text:p>
          </table:table-cell>
          <table:table-cell office:value-type="float" office:value="-2.6399999999993096E-4" table:formula="of:=[.E16]-[.$C$5]" table:style-name="ce1">
            <text:p>-0.000264</text:p>
          </table:table-cell>
          <table:table-cell table:style-name="ce4"/>
          <table:table-cell office:value-type="float" office:value="1.1001000000000001" table:style-name="ce11">
            <text:p>1.1001</text:p>
          </table:table-cell>
          <table:table-cell office:value-type="float" office:value="0.65428699999999995" table:style-name="ce11">
            <text:p>0.654287</text:p>
          </table:table-cell>
          <table:table-cell office:value-type="float" office:value="0.65361100000000005" table:style-name="ce11">
            <text:p>0.653611</text:p>
          </table:table-cell>
          <table:table-cell office:value-type="float" office:value="0.65375700000000003" table:style-name="ce11">
            <text:p>0.653757</text:p>
          </table:table-cell>
          <table:table-cell office:value-type="float" office:value="-7.0000000000014495E-5" table:formula="of:=[.K16]-[.$C$5]" table:style-name="ce1">
            <text:p>-7E-05</text:p>
          </table:table-cell>
          <table:table-cell office:value-type="float" office:value="-7.459999999999134E-4" table:formula="of:=[.L16]-[.$C$5]" table:style-name="ce1">
            <text:p>-0.000746</text:p>
          </table:table-cell>
          <table:table-cell office:value-type="float" office:value="-5.9999999999993392E-4" table:formula="of:=[.M16]-[.$C$5]" table:style-name="ce1">
            <text:p>-0.0006</text:p>
          </table:table-cell>
          <table:table-cell table:style-name="ce6"/>
          <table:table-cell office:value-type="float" office:value="1.1001000000000001" table:style-name="ce11">
            <text:p>1.1001</text:p>
          </table:table-cell>
          <table:table-cell office:value-type="float" office:value="0.65428699999999995" table:style-name="ce11">
            <text:p>0.654287</text:p>
          </table:table-cell>
          <table:table-cell office:value-type="float" office:value="0.65361100000000005" table:style-name="ce11">
            <text:p>0.653611</text:p>
          </table:table-cell>
          <table:table-cell office:value-type="float" office:value="0.65375700000000003" table:style-name="ce11">
            <text:p>0.653757</text:p>
          </table:table-cell>
          <table:table-cell office:value-type="float" office:value="-7.0000000000014495E-5" table:formula="of:=[.S16]-[.$C$5]" table:style-name="ce1">
            <text:p>-7E-05</text:p>
          </table:table-cell>
          <table:table-cell office:value-type="float" office:value="-7.459999999999134E-4" table:formula="of:=[.T16]-[.$C$5]" table:style-name="ce1">
            <text:p>-0.000746</text:p>
          </table:table-cell>
          <table:table-cell office:value-type="float" office:value="-5.9999999999993392E-4" table:formula="of:=[.U16]-[.$C$5]" table:style-name="ce1">
            <text:p>-0.0006</text:p>
          </table:table-cell>
          <table:table-cell/>
          <table:table-cell table:style-name="ce1">
            <draw:frame draw:z-index="2" draw:id="id1" draw:style-name="a1" draw:name="Gráfico 10" svg:x="0.00858in" svg:y="0.15809in" svg:width="10.03037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2">
          <table:table-cell/>
          <table:table-cell office:value-type="float" office:value="1.2000299999999999" table:style-name="ce11">
            <text:p>1.20003</text:p>
          </table:table-cell>
          <table:table-cell office:value-type="float" office:value="0.65492600000000001" table:style-name="ce11">
            <text:p>0.654926</text:p>
          </table:table-cell>
          <table:table-cell office:value-type="float" office:value="0.65414300000000003" table:style-name="ce11">
            <text:p>0.654143</text:p>
          </table:table-cell>
          <table:table-cell office:value-type="float" office:value="0.65392799999999995" table:style-name="ce11">
            <text:p>0.653928</text:p>
          </table:table-cell>
          <table:table-cell office:value-type="float" office:value="5.6900000000004169E-4" table:formula="of:=[.C17]-[.$C$5]" table:style-name="ce1">
            <text:p>0.000569</text:p>
          </table:table-cell>
          <table:table-cell office:value-type="float" office:value="-2.1399999999993646E-4" table:formula="of:=[.D17]-[.$C$5]" table:style-name="ce1">
            <text:p>-0.000214</text:p>
          </table:table-cell>
          <table:table-cell office:value-type="float" office:value="-4.290000000000127E-4" table:formula="of:=[.E17]-[.$C$5]" table:style-name="ce1">
            <text:p>-0.000429</text:p>
          </table:table-cell>
          <table:table-cell table:style-name="ce4"/>
          <table:table-cell office:value-type="float" office:value="1.2000599999999999" table:style-name="ce11">
            <text:p>1.20006</text:p>
          </table:table-cell>
          <table:table-cell office:value-type="float" office:value="0.65435900000000002" table:style-name="ce11">
            <text:p>0.654359</text:p>
          </table:table-cell>
          <table:table-cell office:value-type="float" office:value="0.653748" table:style-name="ce11">
            <text:p>0.653748</text:p>
          </table:table-cell>
          <table:table-cell office:value-type="float" office:value="0.65408299999999997" table:style-name="ce11">
            <text:p>0.654083</text:p>
          </table:table-cell>
          <table:table-cell office:value-type="float" office:value="2.0000000000575113E-6" table:formula="of:=[.K17]-[.$C$5]" table:style-name="ce1">
            <text:p>2E-06</text:p>
          </table:table-cell>
          <table:table-cell office:value-type="float" office:value="-6.0899999999997068E-4" table:formula="of:=[.L17]-[.$C$5]" table:style-name="ce1">
            <text:p>-0.000609</text:p>
          </table:table-cell>
          <table:table-cell office:value-type="float" office:value="-2.7399999999999647E-4" table:formula="of:=[.M17]-[.$C$5]" table:style-name="ce1">
            <text:p>-0.000274</text:p>
          </table:table-cell>
          <table:table-cell table:style-name="ce6"/>
          <table:table-cell office:value-type="float" office:value="1.2000599999999999" table:style-name="ce11">
            <text:p>1.20006</text:p>
          </table:table-cell>
          <table:table-cell office:value-type="float" office:value="0.65435900000000002" table:style-name="ce11">
            <text:p>0.654359</text:p>
          </table:table-cell>
          <table:table-cell office:value-type="float" office:value="0.653748" table:style-name="ce11">
            <text:p>0.653748</text:p>
          </table:table-cell>
          <table:table-cell office:value-type="float" office:value="0.65408299999999997" table:style-name="ce11">
            <text:p>0.654083</text:p>
          </table:table-cell>
          <table:table-cell office:value-type="float" office:value="2.0000000000575113E-6" table:formula="of:=[.S17]-[.$C$5]" table:style-name="ce1">
            <text:p>2E-06</text:p>
          </table:table-cell>
          <table:table-cell office:value-type="float" office:value="-6.0899999999997068E-4" table:formula="of:=[.T17]-[.$C$5]" table:style-name="ce1">
            <text:p>-0.000609</text:p>
          </table:table-cell>
          <table:table-cell office:value-type="float" office:value="-2.7399999999999647E-4" table:formula="of:=[.U17]-[.$C$5]" table:style-name="ce1">
            <text:p>-0.000274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.3000400000000001" table:style-name="ce11">
            <text:p>1.30004</text:p>
          </table:table-cell>
          <table:table-cell office:value-type="float" office:value="0.65514700000000003" table:style-name="ce11">
            <text:p>0.655147</text:p>
          </table:table-cell>
          <table:table-cell office:value-type="float" office:value="0.654165" table:style-name="ce11">
            <text:p>0.654165</text:p>
          </table:table-cell>
          <table:table-cell office:value-type="float" office:value="0.65402300000000002" table:style-name="ce11">
            <text:p>0.654023</text:p>
          </table:table-cell>
          <table:table-cell office:value-type="float" office:value="7.9000000000006843E-4" table:formula="of:=[.C18]-[.$C$5]" table:style-name="ce1">
            <text:p>0.00079</text:p>
          </table:table-cell>
          <table:table-cell office:value-type="float" office:value="-1.9199999999996997E-4" table:formula="of:=[.D18]-[.$C$5]" table:style-name="ce1">
            <text:p>-0.000192</text:p>
          </table:table-cell>
          <table:table-cell office:value-type="float" office:value="-3.3399999999994545E-4" table:formula="of:=[.E18]-[.$C$5]" table:style-name="ce1">
            <text:p>-0.000334</text:p>
          </table:table-cell>
          <table:table-cell table:style-name="ce4"/>
          <table:table-cell office:value-type="float" office:value="1.30003" table:style-name="ce11">
            <text:p>1.30003</text:p>
          </table:table-cell>
          <table:table-cell office:value-type="float" office:value="0.65430699999999997" table:style-name="ce11">
            <text:p>0.654307</text:p>
          </table:table-cell>
          <table:table-cell office:value-type="float" office:value="0.65375499999999998" table:style-name="ce11">
            <text:p>0.653755</text:p>
          </table:table-cell>
          <table:table-cell office:value-type="float" office:value="0.65398599999999996" table:style-name="ce11">
            <text:p>0.653986</text:p>
          </table:table-cell>
          <table:table-cell office:value-type="float" office:value="-4.9999999999994493E-5" table:formula="of:=[.K18]-[.$C$5]" table:style-name="ce1">
            <text:p>-5E-05</text:p>
          </table:table-cell>
          <table:table-cell office:value-type="float" office:value="-6.0199999999999143E-4" table:formula="of:=[.L18]-[.$C$5]" table:style-name="ce1">
            <text:p>-0.000602</text:p>
          </table:table-cell>
          <table:table-cell office:value-type="float" office:value="-3.7100000000001021E-4" table:formula="of:=[.M18]-[.$C$5]" table:style-name="ce1">
            <text:p>-0.000371</text:p>
          </table:table-cell>
          <table:table-cell table:style-name="ce6"/>
          <table:table-cell office:value-type="float" office:value="1.30003" table:style-name="ce11">
            <text:p>1.30003</text:p>
          </table:table-cell>
          <table:table-cell office:value-type="float" office:value="0.65430699999999997" table:style-name="ce11">
            <text:p>0.654307</text:p>
          </table:table-cell>
          <table:table-cell office:value-type="float" office:value="0.65375499999999998" table:style-name="ce11">
            <text:p>0.653755</text:p>
          </table:table-cell>
          <table:table-cell office:value-type="float" office:value="0.65398599999999996" table:style-name="ce11">
            <text:p>0.653986</text:p>
          </table:table-cell>
          <table:table-cell office:value-type="float" office:value="-4.9999999999994493E-5" table:formula="of:=[.S18]-[.$C$5]" table:style-name="ce1">
            <text:p>-5E-05</text:p>
          </table:table-cell>
          <table:table-cell office:value-type="float" office:value="-6.0199999999999143E-4" table:formula="of:=[.T18]-[.$C$5]" table:style-name="ce1">
            <text:p>-0.000602</text:p>
          </table:table-cell>
          <table:table-cell office:value-type="float" office:value="-3.7100000000001021E-4" table:formula="of:=[.U18]-[.$C$5]" table:style-name="ce1">
            <text:p>-0.000371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.40008" table:style-name="ce11">
            <text:p>1.40008</text:p>
          </table:table-cell>
          <table:table-cell office:value-type="float" office:value="0.65526099999999998" table:style-name="ce11">
            <text:p>0.655261</text:p>
          </table:table-cell>
          <table:table-cell office:value-type="float" office:value="0.65423799999999999" table:style-name="ce11">
            <text:p>0.654238</text:p>
          </table:table-cell>
          <table:table-cell office:value-type="float" office:value="0.65426700000000004" table:style-name="ce11">
            <text:p>0.654267</text:p>
          </table:table-cell>
          <table:table-cell office:value-type="float" office:value="9.040000000000159E-4" table:formula="of:=[.C19]-[.$C$5]" table:style-name="ce1">
            <text:p>0.000904</text:p>
          </table:table-cell>
          <table:table-cell office:value-type="float" office:value="-1.1899999999998023E-4" table:formula="of:=[.D19]-[.$C$5]" table:style-name="ce1">
            <text:p>-0.000119</text:p>
          </table:table-cell>
          <table:table-cell office:value-type="float" office:value="-8.9999999999923475E-5" table:formula="of:=[.E19]-[.$C$5]" table:style-name="ce1">
            <text:p>-9E-05</text:p>
          </table:table-cell>
          <table:table-cell table:style-name="ce4"/>
          <table:table-cell office:value-type="float" office:value="1.4" table:style-name="ce11">
            <text:p>1.4</text:p>
          </table:table-cell>
          <table:table-cell office:value-type="float" office:value="0.65416200000000002" table:style-name="ce11">
            <text:p>0.654162</text:p>
          </table:table-cell>
          <table:table-cell office:value-type="float" office:value="0.65366999999999997" table:style-name="ce11">
            <text:p>0.65367</text:p>
          </table:table-cell>
          <table:table-cell office:value-type="float" office:value="0.65379100000000001" table:style-name="ce11">
            <text:p>0.653791</text:p>
          </table:table-cell>
          <table:table-cell office:value-type="float" office:value="-1.9499999999994522E-4" table:formula="of:=[.K19]-[.$C$5]" table:style-name="ce1">
            <text:p>-0.000195</text:p>
          </table:table-cell>
          <table:table-cell office:value-type="float" office:value="-6.8699999999999317E-4" table:formula="of:=[.L19]-[.$C$5]" table:style-name="ce1">
            <text:p>-0.000687</text:p>
          </table:table-cell>
          <table:table-cell office:value-type="float" office:value="-5.6599999999995543E-4" table:formula="of:=[.M19]-[.$C$5]" table:style-name="ce1">
            <text:p>-0.000566</text:p>
          </table:table-cell>
          <table:table-cell table:style-name="ce6"/>
          <table:table-cell office:value-type="float" office:value="1.4" table:style-name="ce11">
            <text:p>1.4</text:p>
          </table:table-cell>
          <table:table-cell office:value-type="float" office:value="0.65416200000000002" table:style-name="ce11">
            <text:p>0.654162</text:p>
          </table:table-cell>
          <table:table-cell office:value-type="float" office:value="0.65366999999999997" table:style-name="ce11">
            <text:p>0.65367</text:p>
          </table:table-cell>
          <table:table-cell office:value-type="float" office:value="0.65379100000000001" table:style-name="ce11">
            <text:p>0.653791</text:p>
          </table:table-cell>
          <table:table-cell office:value-type="float" office:value="-1.9499999999994522E-4" table:formula="of:=[.S19]-[.$C$5]" table:style-name="ce1">
            <text:p>-0.000195</text:p>
          </table:table-cell>
          <table:table-cell office:value-type="float" office:value="-6.8699999999999317E-4" table:formula="of:=[.T19]-[.$C$5]" table:style-name="ce1">
            <text:p>-0.000687</text:p>
          </table:table-cell>
          <table:table-cell office:value-type="float" office:value="-5.6599999999995543E-4" table:formula="of:=[.U19]-[.$C$5]" table:style-name="ce1">
            <text:p>-0.000566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.5001100000000001" table:style-name="ce11">
            <text:p>1.50011</text:p>
          </table:table-cell>
          <table:table-cell office:value-type="float" office:value="0.65509099999999998" table:style-name="ce11">
            <text:p>0.655091</text:p>
          </table:table-cell>
          <table:table-cell office:value-type="float" office:value="0.65426099999999998" table:style-name="ce11">
            <text:p>0.654261</text:p>
          </table:table-cell>
          <table:table-cell office:value-type="float" office:value="0.65437800000000002" table:style-name="ce11">
            <text:p>0.654378</text:p>
          </table:table-cell>
          <table:table-cell office:value-type="float" office:value="7.3400000000001242E-4" table:formula="of:=[.C20]-[.$C$5]" table:style-name="ce1">
            <text:p>0.000734</text:p>
          </table:table-cell>
          <table:table-cell office:value-type="float" office:value="-9.5999999999984986E-5" table:formula="of:=[.D20]-[.$C$5]" table:style-name="ce1">
            <text:p>-9.6E-05</text:p>
          </table:table-cell>
          <table:table-cell office:value-type="float" office:value="2.1000000000048757E-5" table:formula="of:=[.E20]-[.$C$5]" table:style-name="ce1">
            <text:p>2.1E-05</text:p>
          </table:table-cell>
          <table:table-cell table:style-name="ce4"/>
          <table:table-cell office:value-type="float" office:value="1.5000599999999999" table:style-name="ce11">
            <text:p>1.50006</text:p>
          </table:table-cell>
          <table:table-cell office:value-type="float" office:value="0.65426300000000004" table:style-name="ce11">
            <text:p>0.654263</text:p>
          </table:table-cell>
          <table:table-cell office:value-type="float" office:value="0.65388599999999997" table:style-name="ce11">
            <text:p>0.653886</text:p>
          </table:table-cell>
          <table:table-cell office:value-type="float" office:value="0.65393699999999999" table:style-name="ce11">
            <text:p>0.653937</text:p>
          </table:table-cell>
          <table:table-cell office:value-type="float" office:value="-9.3999999999927475E-5" table:formula="of:=[.K20]-[.$C$5]" table:style-name="ce1">
            <text:p>-9.4E-05</text:p>
          </table:table-cell>
          <table:table-cell office:value-type="float" office:value="-4.709999999999992E-4" table:formula="of:=[.L20]-[.$C$5]" table:style-name="ce1">
            <text:p>-0.000471</text:p>
          </table:table-cell>
          <table:table-cell office:value-type="float" office:value="-4.1999999999997595E-4" table:formula="of:=[.M20]-[.$C$5]" table:style-name="ce1">
            <text:p>-0.00042</text:p>
          </table:table-cell>
          <table:table-cell table:style-name="ce6"/>
          <table:table-cell office:value-type="float" office:value="1.5000599999999999" table:style-name="ce11">
            <text:p>1.50006</text:p>
          </table:table-cell>
          <table:table-cell office:value-type="float" office:value="0.65426300000000004" table:style-name="ce11">
            <text:p>0.654263</text:p>
          </table:table-cell>
          <table:table-cell office:value-type="float" office:value="0.65388599999999997" table:style-name="ce11">
            <text:p>0.653886</text:p>
          </table:table-cell>
          <table:table-cell office:value-type="float" office:value="0.65393699999999999" table:style-name="ce11">
            <text:p>0.653937</text:p>
          </table:table-cell>
          <table:table-cell office:value-type="float" office:value="-9.3999999999927475E-5" table:formula="of:=[.S20]-[.$C$5]" table:style-name="ce1">
            <text:p>-9.4E-05</text:p>
          </table:table-cell>
          <table:table-cell office:value-type="float" office:value="-4.709999999999992E-4" table:formula="of:=[.T20]-[.$C$5]" table:style-name="ce1">
            <text:p>-0.000471</text:p>
          </table:table-cell>
          <table:table-cell office:value-type="float" office:value="-4.1999999999997595E-4" table:formula="of:=[.U20]-[.$C$5]" table:style-name="ce1">
            <text:p>-0.0004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.60006" table:style-name="ce11">
            <text:p>1.60006</text:p>
          </table:table-cell>
          <table:table-cell office:value-type="float" office:value="0.65489699999999995" table:style-name="ce11">
            <text:p>0.654897</text:p>
          </table:table-cell>
          <table:table-cell office:value-type="float" office:value="0.65421899999999999" table:style-name="ce11">
            <text:p>0.654219</text:p>
          </table:table-cell>
          <table:table-cell office:value-type="float" office:value="0.65426899999999999" table:style-name="ce11">
            <text:p>0.654269</text:p>
          </table:table-cell>
          <table:table-cell office:value-type="float" office:value="5.3999999999998494E-4" table:formula="of:=[.C21]-[.$C$5]" table:style-name="ce1">
            <text:p>0.00054</text:p>
          </table:table-cell>
          <table:table-cell office:value-type="float" office:value="-1.3799999999997148E-4" table:formula="of:=[.D21]-[.$C$5]" table:style-name="ce1">
            <text:p>-0.000138</text:p>
          </table:table-cell>
          <table:table-cell office:value-type="float" office:value="-8.7999999999976986E-5" table:formula="of:=[.E21]-[.$C$5]" table:style-name="ce1">
            <text:p>-8.8E-05</text:p>
          </table:table-cell>
          <table:table-cell table:style-name="ce4"/>
          <table:table-cell office:value-type="float" office:value="1.6000700000000001" table:style-name="ce11">
            <text:p>1.60007</text:p>
          </table:table-cell>
          <table:table-cell office:value-type="float" office:value="0.65454500000000004" table:style-name="ce11">
            <text:p>0.654545</text:p>
          </table:table-cell>
          <table:table-cell office:value-type="float" office:value="0.65436099999999997" table:style-name="ce11">
            <text:p>0.654361</text:p>
          </table:table-cell>
          <table:table-cell office:value-type="float" office:value="0.65422899999999995" table:style-name="ce11">
            <text:p>0.654229</text:p>
          </table:table-cell>
          <table:table-cell office:value-type="float" office:value="1.8800000000007699E-4" table:formula="of:=[.K21]-[.$C$5]" table:style-name="ce1">
            <text:p>0.000188</text:p>
          </table:table-cell>
          <table:table-cell office:value-type="float" office:value="4.0000000000040004E-6" table:formula="of:=[.L21]-[.$C$5]" table:style-name="ce1">
            <text:p>4E-06</text:p>
          </table:table-cell>
          <table:table-cell office:value-type="float" office:value="-1.2800000000001699E-4" table:formula="of:=[.M21]-[.$C$5]" table:style-name="ce1">
            <text:p>-0.000128</text:p>
          </table:table-cell>
          <table:table-cell table:style-name="ce6"/>
          <table:table-cell office:value-type="float" office:value="1.6000700000000001" table:style-name="ce11">
            <text:p>1.60007</text:p>
          </table:table-cell>
          <table:table-cell office:value-type="float" office:value="0.65454500000000004" table:style-name="ce11">
            <text:p>0.654545</text:p>
          </table:table-cell>
          <table:table-cell office:value-type="float" office:value="0.65436099999999997" table:style-name="ce11">
            <text:p>0.654361</text:p>
          </table:table-cell>
          <table:table-cell office:value-type="float" office:value="0.65422899999999995" table:style-name="ce11">
            <text:p>0.654229</text:p>
          </table:table-cell>
          <table:table-cell office:value-type="float" office:value="1.8800000000007699E-4" table:formula="of:=[.S21]-[.$C$5]" table:style-name="ce1">
            <text:p>0.000188</text:p>
          </table:table-cell>
          <table:table-cell office:value-type="float" office:value="4.0000000000040004E-6" table:formula="of:=[.T21]-[.$C$5]" table:style-name="ce1">
            <text:p>4E-06</text:p>
          </table:table-cell>
          <table:table-cell office:value-type="float" office:value="-1.2800000000001699E-4" table:formula="of:=[.U21]-[.$C$5]" table:style-name="ce1">
            <text:p>-0.000128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.70008" table:style-name="ce11">
            <text:p>1.70008</text:p>
          </table:table-cell>
          <table:table-cell office:value-type="float" office:value="0.65489399999999998" table:style-name="ce11">
            <text:p>0.654894</text:p>
          </table:table-cell>
          <table:table-cell office:value-type="float" office:value="0.65425900000000003" table:style-name="ce11">
            <text:p>0.654259</text:p>
          </table:table-cell>
          <table:table-cell office:value-type="float" office:value="0.65419000000000005" table:style-name="ce11">
            <text:p>0.65419</text:p>
          </table:table-cell>
          <table:table-cell office:value-type="float" office:value="5.3700000000000969E-4" table:formula="of:=[.C22]-[.$C$5]" table:style-name="ce1">
            <text:p>0.000537</text:p>
          </table:table-cell>
          <table:table-cell office:value-type="float" office:value="-9.7999999999931475E-5" table:formula="of:=[.D22]-[.$C$5]" table:style-name="ce1">
            <text:p>-9.8E-05</text:p>
          </table:table-cell>
          <table:table-cell office:value-type="float" office:value="-1.6699999999991721E-4" table:formula="of:=[.E22]-[.$C$5]" table:style-name="ce1">
            <text:p>-0.000167</text:p>
          </table:table-cell>
          <table:table-cell table:style-name="ce4"/>
          <table:table-cell office:value-type="float" office:value="1.7001200000000001" table:style-name="ce11">
            <text:p>1.70012</text:p>
          </table:table-cell>
          <table:table-cell office:value-type="float" office:value="0.65476000000000001" table:style-name="ce11">
            <text:p>0.65476</text:p>
          </table:table-cell>
          <table:table-cell office:value-type="float" office:value="0.65466500000000005" table:style-name="ce11">
            <text:p>0.654665</text:p>
          </table:table-cell>
          <table:table-cell office:value-type="float" office:value="0.6542" table:style-name="ce11">
            <text:p>0.6542</text:p>
          </table:table-cell>
          <table:table-cell office:value-type="float" office:value="4.0300000000004221E-4" table:formula="of:=[.K22]-[.$C$5]" table:style-name="ce1">
            <text:p>0.000403</text:p>
          </table:table-cell>
          <table:table-cell office:value-type="float" office:value="3.0800000000008598E-4" table:formula="of:=[.L22]-[.$C$5]" table:style-name="ce1">
            <text:p>0.000308</text:p>
          </table:table-cell>
          <table:table-cell office:value-type="float" office:value="-1.5699999999996272E-4" table:formula="of:=[.M22]-[.$C$5]" table:style-name="ce1">
            <text:p>-0.000157</text:p>
          </table:table-cell>
          <table:table-cell table:style-name="ce6"/>
          <table:table-cell office:value-type="float" office:value="1.7001200000000001" table:style-name="ce11">
            <text:p>1.70012</text:p>
          </table:table-cell>
          <table:table-cell office:value-type="float" office:value="0.65476000000000001" table:style-name="ce11">
            <text:p>0.65476</text:p>
          </table:table-cell>
          <table:table-cell office:value-type="float" office:value="0.65466500000000005" table:style-name="ce11">
            <text:p>0.654665</text:p>
          </table:table-cell>
          <table:table-cell office:value-type="float" office:value="0.6542" table:style-name="ce11">
            <text:p>0.6542</text:p>
          </table:table-cell>
          <table:table-cell office:value-type="float" office:value="4.0300000000004221E-4" table:formula="of:=[.S22]-[.$C$5]" table:style-name="ce1">
            <text:p>0.000403</text:p>
          </table:table-cell>
          <table:table-cell office:value-type="float" office:value="3.0800000000008598E-4" table:formula="of:=[.T22]-[.$C$5]" table:style-name="ce1">
            <text:p>0.000308</text:p>
          </table:table-cell>
          <table:table-cell office:value-type="float" office:value="-1.5699999999996272E-4" table:formula="of:=[.U22]-[.$C$5]" table:style-name="ce1">
            <text:p>-0.000157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.80002" table:style-name="ce11">
            <text:p>1.80002</text:p>
          </table:table-cell>
          <table:table-cell office:value-type="float" office:value="0.65517000000000003" table:style-name="ce11">
            <text:p>0.65517</text:p>
          </table:table-cell>
          <table:table-cell office:value-type="float" office:value="0.65437699999999999" table:style-name="ce11">
            <text:p>0.654377</text:p>
          </table:table-cell>
          <table:table-cell office:value-type="float" office:value="0.65437299999999998" table:style-name="ce11">
            <text:p>0.654373</text:p>
          </table:table-cell>
          <table:table-cell office:value-type="float" office:value="8.1300000000006367E-4" table:formula="of:=[.C23]-[.$C$5]" table:style-name="ce1">
            <text:p>0.000813</text:p>
          </table:table-cell>
          <table:table-cell office:value-type="float" office:value="2.0000000000020002E-5" table:formula="of:=[.D23]-[.$C$5]" table:style-name="ce1">
            <text:p>2E-05</text:p>
          </table:table-cell>
          <table:table-cell office:value-type="float" office:value="1.6000000000016001E-5" table:formula="of:=[.E23]-[.$C$5]" table:style-name="ce1">
            <text:p>1.6E-05</text:p>
          </table:table-cell>
          <table:table-cell table:style-name="ce4"/>
          <table:table-cell office:value-type="float" office:value="1.8000100000000001" table:style-name="ce11">
            <text:p>1.80001</text:p>
          </table:table-cell>
          <table:table-cell office:value-type="float" office:value="0.65492499999999998" table:style-name="ce11">
            <text:p>0.654925</text:p>
          </table:table-cell>
          <table:table-cell office:value-type="float" office:value="0.65475300000000003" table:style-name="ce11">
            <text:p>0.654753</text:p>
          </table:table-cell>
          <table:table-cell office:value-type="float" office:value="0.65399600000000002" table:style-name="ce11">
            <text:p>0.653996</text:p>
          </table:table-cell>
          <table:table-cell office:value-type="float" office:value="5.6800000000001294E-4" table:formula="of:=[.K23]-[.$C$5]" table:style-name="ce1">
            <text:p>0.000568</text:p>
          </table:table-cell>
          <table:table-cell office:value-type="float" office:value="3.9600000000006297E-4" table:formula="of:=[.L23]-[.$C$5]" table:style-name="ce1">
            <text:p>0.000396</text:p>
          </table:table-cell>
          <table:table-cell office:value-type="float" office:value="-3.609999999999447E-4" table:formula="of:=[.M23]-[.$C$5]" table:style-name="ce1">
            <text:p>-0.000361</text:p>
          </table:table-cell>
          <table:table-cell table:style-name="ce6"/>
          <table:table-cell office:value-type="float" office:value="1.8000100000000001" table:style-name="ce11">
            <text:p>1.80001</text:p>
          </table:table-cell>
          <table:table-cell office:value-type="float" office:value="0.65492499999999998" table:style-name="ce11">
            <text:p>0.654925</text:p>
          </table:table-cell>
          <table:table-cell office:value-type="float" office:value="0.65475300000000003" table:style-name="ce11">
            <text:p>0.654753</text:p>
          </table:table-cell>
          <table:table-cell office:value-type="float" office:value="0.65399600000000002" table:style-name="ce11">
            <text:p>0.653996</text:p>
          </table:table-cell>
          <table:table-cell office:value-type="float" office:value="5.6800000000001294E-4" table:formula="of:=[.S23]-[.$C$5]" table:style-name="ce1">
            <text:p>0.000568</text:p>
          </table:table-cell>
          <table:table-cell office:value-type="float" office:value="3.9600000000006297E-4" table:formula="of:=[.T23]-[.$C$5]" table:style-name="ce1">
            <text:p>0.000396</text:p>
          </table:table-cell>
          <table:table-cell office:value-type="float" office:value="-3.609999999999447E-4" table:formula="of:=[.U23]-[.$C$5]" table:style-name="ce1">
            <text:p>-0.000361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.9000600000000001" table:style-name="ce11">
            <text:p>1.90006</text:p>
          </table:table-cell>
          <table:table-cell office:value-type="float" office:value="0.65553700000000004" table:style-name="ce11">
            <text:p>0.655537</text:p>
          </table:table-cell>
          <table:table-cell office:value-type="float" office:value="0.65443099999999998" table:style-name="ce11">
            <text:p>0.654431</text:p>
          </table:table-cell>
          <table:table-cell office:value-type="float" office:value="0.65465300000000004" table:style-name="ce11">
            <text:p>0.654653</text:p>
          </table:table-cell>
          <table:table-cell office:value-type="float" office:value="1.1800000000000699E-3" table:formula="of:=[.C24]-[.$C$5]" table:style-name="ce1">
            <text:p>0.00118</text:p>
          </table:table-cell>
          <table:table-cell office:value-type="float" office:value="7.4000000000018495E-5" table:formula="of:=[.D24]-[.$C$5]" table:style-name="ce1">
            <text:p>7.4E-05</text:p>
          </table:table-cell>
          <table:table-cell office:value-type="float" office:value="2.9600000000007398E-4" table:formula="of:=[.E24]-[.$C$5]" table:style-name="ce1">
            <text:p>0.000296</text:p>
          </table:table-cell>
          <table:table-cell table:style-name="ce4"/>
          <table:table-cell office:value-type="float" office:value="1.90008" table:style-name="ce11">
            <text:p>1.90008</text:p>
          </table:table-cell>
          <table:table-cell office:value-type="float" office:value="0.65530200000000005" table:style-name="ce11">
            <text:p>0.655302</text:p>
          </table:table-cell>
          <table:table-cell office:value-type="float" office:value="0.65490700000000002" table:style-name="ce11">
            <text:p>0.654907</text:p>
          </table:table-cell>
          <table:table-cell office:value-type="float" office:value="0.65410800000000002" table:style-name="ce11">
            <text:p>0.654108</text:p>
          </table:table-cell>
          <table:table-cell office:value-type="float" office:value="9.4500000000008466E-4" table:formula="of:=[.K24]-[.$C$5]" table:style-name="ce1">
            <text:p>0.000945</text:p>
          </table:table-cell>
          <table:table-cell office:value-type="float" office:value="5.5000000000005045E-4" table:formula="of:=[.L24]-[.$C$5]" table:style-name="ce1">
            <text:p>0.00055</text:p>
          </table:table-cell>
          <table:table-cell office:value-type="float" office:value="-2.4899999999994371E-4" table:formula="of:=[.M24]-[.$C$5]" table:style-name="ce1">
            <text:p>-0.000249</text:p>
          </table:table-cell>
          <table:table-cell table:style-name="ce6"/>
          <table:table-cell office:value-type="float" office:value="1.90008" table:style-name="ce11">
            <text:p>1.90008</text:p>
          </table:table-cell>
          <table:table-cell office:value-type="float" office:value="0.65530200000000005" table:style-name="ce11">
            <text:p>0.655302</text:p>
          </table:table-cell>
          <table:table-cell office:value-type="float" office:value="0.65490700000000002" table:style-name="ce11">
            <text:p>0.654907</text:p>
          </table:table-cell>
          <table:table-cell office:value-type="float" office:value="0.65410800000000002" table:style-name="ce11">
            <text:p>0.654108</text:p>
          </table:table-cell>
          <table:table-cell office:value-type="float" office:value="9.4500000000008466E-4" table:formula="of:=[.S24]-[.$C$5]" table:style-name="ce1">
            <text:p>0.000945</text:p>
          </table:table-cell>
          <table:table-cell office:value-type="float" office:value="5.5000000000005045E-4" table:formula="of:=[.T24]-[.$C$5]" table:style-name="ce1">
            <text:p>0.00055</text:p>
          </table:table-cell>
          <table:table-cell office:value-type="float" office:value="-2.4899999999994371E-4" table:formula="of:=[.U24]-[.$C$5]" table:style-name="ce1">
            <text:p>-0.00024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2.0000599999999999" table:style-name="ce11">
            <text:p>2.00006</text:p>
          </table:table-cell>
          <table:table-cell office:value-type="float" office:value="0.65579100000000001" table:style-name="ce11">
            <text:p>0.655791</text:p>
          </table:table-cell>
          <table:table-cell office:value-type="float" office:value="0.65441800000000006" table:style-name="ce11">
            <text:p>0.654418</text:p>
          </table:table-cell>
          <table:table-cell office:value-type="float" office:value="0.65473099999999995" table:style-name="ce11">
            <text:p>0.654731</text:p>
          </table:table-cell>
          <table:table-cell office:value-type="float" office:value="1.4340000000000463E-3" table:formula="of:=[.C25]-[.$C$5]" table:style-name="ce1">
            <text:p>0.001434</text:p>
          </table:table-cell>
          <table:table-cell office:value-type="float" office:value="6.1000000000088761E-5" table:formula="of:=[.D25]-[.$C$5]" table:style-name="ce1">
            <text:p>6.1E-05</text:p>
          </table:table-cell>
          <table:table-cell office:value-type="float" office:value="3.7399999999998546E-4" table:formula="of:=[.E25]-[.$C$5]" table:style-name="ce1">
            <text:p>0.000374</text:p>
          </table:table-cell>
          <table:table-cell table:style-name="ce4"/>
          <table:table-cell office:value-type="float" office:value="2.0000300000000002" table:style-name="ce11">
            <text:p>2.00003</text:p>
          </table:table-cell>
          <table:table-cell office:value-type="float" office:value="0.65590199999999999" table:style-name="ce11">
            <text:p>0.655902</text:p>
          </table:table-cell>
          <table:table-cell office:value-type="float" office:value="0.65514899999999998" table:style-name="ce11">
            <text:p>0.655149</text:p>
          </table:table-cell>
          <table:table-cell office:value-type="float" office:value="0.65452299999999997" table:style-name="ce11">
            <text:p>0.654523</text:p>
          </table:table-cell>
          <table:table-cell office:value-type="float" office:value="1.5450000000000186E-3" table:formula="of:=[.K25]-[.$C$5]" table:style-name="ce1">
            <text:p>0.001545</text:p>
          </table:table-cell>
          <table:table-cell office:value-type="float" office:value="7.9200000000001491E-4" table:formula="of:=[.L25]-[.$C$5]" table:style-name="ce1">
            <text:p>0.000792</text:p>
          </table:table-cell>
          <table:table-cell office:value-type="float" office:value="1.6599999999999948E-4" table:formula="of:=[.M25]-[.$C$5]" table:style-name="ce1">
            <text:p>0.000166</text:p>
          </table:table-cell>
          <table:table-cell table:style-name="ce6"/>
          <table:table-cell office:value-type="float" office:value="2.0000300000000002" table:style-name="ce11">
            <text:p>2.00003</text:p>
          </table:table-cell>
          <table:table-cell office:value-type="float" office:value="0.65590199999999999" table:style-name="ce11">
            <text:p>0.655902</text:p>
          </table:table-cell>
          <table:table-cell office:value-type="float" office:value="0.65514899999999998" table:style-name="ce11">
            <text:p>0.655149</text:p>
          </table:table-cell>
          <table:table-cell office:value-type="float" office:value="0.65452299999999997" table:style-name="ce11">
            <text:p>0.654523</text:p>
          </table:table-cell>
          <table:table-cell office:value-type="float" office:value="1.5450000000000186E-3" table:formula="of:=[.S25]-[.$C$5]" table:style-name="ce1">
            <text:p>0.001545</text:p>
          </table:table-cell>
          <table:table-cell office:value-type="float" office:value="7.9200000000001491E-4" table:formula="of:=[.T25]-[.$C$5]" table:style-name="ce1">
            <text:p>0.000792</text:p>
          </table:table-cell>
          <table:table-cell office:value-type="float" office:value="1.6599999999999948E-4" table:formula="of:=[.U25]-[.$C$5]" table:style-name="ce1">
            <text:p>0.000166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2.1000800000000002" table:style-name="ce11">
            <text:p>2.10008</text:p>
          </table:table-cell>
          <table:table-cell office:value-type="float" office:value="0.65592700000000004" table:style-name="ce11">
            <text:p>0.655927</text:p>
          </table:table-cell>
          <table:table-cell office:value-type="float" office:value="0.65453700000000004" table:style-name="ce11">
            <text:p>0.654537</text:p>
          </table:table-cell>
          <table:table-cell office:value-type="float" office:value="0.65462100000000001" table:style-name="ce11">
            <text:p>0.654621</text:p>
          </table:table-cell>
          <table:table-cell office:value-type="float" office:value="1.5700000000000713E-3" table:formula="of:=[.C26]-[.$C$5]" table:style-name="ce1">
            <text:p>0.00157</text:p>
          </table:table-cell>
          <table:table-cell office:value-type="float" office:value="1.8000000000006899E-4" table:formula="of:=[.D26]-[.$C$5]" table:style-name="ce1">
            <text:p>0.00018</text:p>
          </table:table-cell>
          <table:table-cell office:value-type="float" office:value="2.6400000000004198E-4" table:formula="of:=[.E26]-[.$C$5]" table:style-name="ce1">
            <text:p>0.000264</text:p>
          </table:table-cell>
          <table:table-cell table:style-name="ce4"/>
          <table:table-cell office:value-type="float" office:value="2.10012" table:style-name="ce11">
            <text:p>2.10012</text:p>
          </table:table-cell>
          <table:table-cell office:value-type="float" office:value="0.65642" table:style-name="ce11">
            <text:p>0.65642</text:p>
          </table:table-cell>
          <table:table-cell office:value-type="float" office:value="0.65524800000000005" table:style-name="ce11">
            <text:p>0.655248</text:p>
          </table:table-cell>
          <table:table-cell office:value-type="float" office:value="0.65481699999999998" table:style-name="ce11">
            <text:p>0.654817</text:p>
          </table:table-cell>
          <table:table-cell office:value-type="float" office:value="2.063000000000037E-3" table:formula="of:=[.K26]-[.$C$5]" table:style-name="ce1">
            <text:p>0.002063</text:p>
          </table:table-cell>
          <table:table-cell office:value-type="float" office:value="8.9100000000008617E-4" table:formula="of:=[.L26]-[.$C$5]" table:style-name="ce1">
            <text:p>0.000891</text:p>
          </table:table-cell>
          <table:table-cell office:value-type="float" office:value="4.6000000000001595E-4" table:formula="of:=[.M26]-[.$C$5]" table:style-name="ce1">
            <text:p>0.00046</text:p>
          </table:table-cell>
          <table:table-cell table:style-name="ce6"/>
          <table:table-cell office:value-type="float" office:value="2.10012" table:style-name="ce11">
            <text:p>2.10012</text:p>
          </table:table-cell>
          <table:table-cell office:value-type="float" office:value="0.65642" table:style-name="ce11">
            <text:p>0.65642</text:p>
          </table:table-cell>
          <table:table-cell office:value-type="float" office:value="0.65524800000000005" table:style-name="ce11">
            <text:p>0.655248</text:p>
          </table:table-cell>
          <table:table-cell office:value-type="float" office:value="0.65481699999999998" table:style-name="ce11">
            <text:p>0.654817</text:p>
          </table:table-cell>
          <table:table-cell office:value-type="float" office:value="2.063000000000037E-3" table:formula="of:=[.S26]-[.$C$5]" table:style-name="ce1">
            <text:p>0.002063</text:p>
          </table:table-cell>
          <table:table-cell office:value-type="float" office:value="8.9100000000008617E-4" table:formula="of:=[.T26]-[.$C$5]" table:style-name="ce1">
            <text:p>0.000891</text:p>
          </table:table-cell>
          <table:table-cell office:value-type="float" office:value="4.6000000000001595E-4" table:formula="of:=[.U26]-[.$C$5]" table:style-name="ce1">
            <text:p>0.00046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2.2000899999999999" table:style-name="ce11">
            <text:p>2.20009</text:p>
          </table:table-cell>
          <table:table-cell office:value-type="float" office:value="0.65615400000000002" table:style-name="ce11">
            <text:p>0.656154</text:p>
          </table:table-cell>
          <table:table-cell office:value-type="float" office:value="0.65484100000000001" table:style-name="ce11">
            <text:p>0.654841</text:p>
          </table:table-cell>
          <table:table-cell office:value-type="float" office:value="0.65450399999999997" table:style-name="ce11">
            <text:p>0.654504</text:p>
          </table:table-cell>
          <table:table-cell office:value-type="float" office:value="1.7970000000000486E-3" table:formula="of:=[.C27]-[.$C$5]" table:style-name="ce1">
            <text:p>0.001797</text:p>
          </table:table-cell>
          <table:table-cell office:value-type="float" office:value="4.8400000000003995E-4" table:formula="of:=[.D27]-[.$C$5]" table:style-name="ce1">
            <text:p>0.000484</text:p>
          </table:table-cell>
          <table:table-cell office:value-type="float" office:value="1.4700000000000824E-4" table:formula="of:=[.E27]-[.$C$5]" table:style-name="ce1">
            <text:p>0.000147</text:p>
          </table:table-cell>
          <table:table-cell table:style-name="ce4"/>
          <table:table-cell office:value-type="float" office:value="2.2000600000000001" table:style-name="ce11">
            <text:p>2.20006</text:p>
          </table:table-cell>
          <table:table-cell office:value-type="float" office:value="0.65665700000000005" table:style-name="ce11">
            <text:p>0.656657</text:p>
          </table:table-cell>
          <table:table-cell office:value-type="float" office:value="0.65523299999999995" table:style-name="ce11">
            <text:p>0.655233</text:p>
          </table:table-cell>
          <table:table-cell office:value-type="float" office:value="0.65484299999999995" table:style-name="ce11">
            <text:p>0.654843</text:p>
          </table:table-cell>
          <table:table-cell office:value-type="float" office:value="2.3000000000000798E-3" table:formula="of:=[.K27]-[.$C$5]" table:style-name="ce1">
            <text:p>0.0023</text:p>
          </table:table-cell>
          <table:table-cell office:value-type="float" office:value="8.759999999999879E-4" table:formula="of:=[.L27]-[.$C$5]" table:style-name="ce1">
            <text:p>0.000876</text:p>
          </table:table-cell>
          <table:table-cell office:value-type="float" office:value="4.8599999999998644E-4" table:formula="of:=[.M27]-[.$C$5]" table:style-name="ce1">
            <text:p>0.000486</text:p>
          </table:table-cell>
          <table:table-cell table:style-name="ce6"/>
          <table:table-cell office:value-type="float" office:value="2.2000600000000001" table:style-name="ce11">
            <text:p>2.20006</text:p>
          </table:table-cell>
          <table:table-cell office:value-type="float" office:value="0.65665700000000005" table:style-name="ce11">
            <text:p>0.656657</text:p>
          </table:table-cell>
          <table:table-cell office:value-type="float" office:value="0.65523299999999995" table:style-name="ce11">
            <text:p>0.655233</text:p>
          </table:table-cell>
          <table:table-cell office:value-type="float" office:value="0.65484299999999995" table:style-name="ce11">
            <text:p>0.654843</text:p>
          </table:table-cell>
          <table:table-cell office:value-type="float" office:value="2.3000000000000798E-3" table:formula="of:=[.S27]-[.$C$5]" table:style-name="ce1">
            <text:p>0.0023</text:p>
          </table:table-cell>
          <table:table-cell office:value-type="float" office:value="8.759999999999879E-4" table:formula="of:=[.T27]-[.$C$5]" table:style-name="ce1">
            <text:p>0.000876</text:p>
          </table:table-cell>
          <table:table-cell office:value-type="float" office:value="4.8599999999998644E-4" table:formula="of:=[.U27]-[.$C$5]" table:style-name="ce1">
            <text:p>0.000486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2.3000699999999998" table:style-name="ce11">
            <text:p>2.30007</text:p>
          </table:table-cell>
          <table:table-cell office:value-type="float" office:value="0.65645200000000004" table:style-name="ce11">
            <text:p>0.656452</text:p>
          </table:table-cell>
          <table:table-cell office:value-type="float" office:value="0.65521499999999999" table:style-name="ce11">
            <text:p>0.655215</text:p>
          </table:table-cell>
          <table:table-cell office:value-type="float" office:value="0.65458099999999997" table:style-name="ce11">
            <text:p>0.654581</text:p>
          </table:table-cell>
          <table:table-cell office:value-type="float" office:value="2.095000000000069E-3" table:formula="of:=[.C28]-[.$C$5]" table:style-name="ce1">
            <text:p>0.002095</text:p>
          </table:table-cell>
          <table:table-cell office:value-type="float" office:value="8.5800000000002541E-4" table:formula="of:=[.D28]-[.$C$5]" table:style-name="ce1">
            <text:p>0.000858</text:p>
          </table:table-cell>
          <table:table-cell office:value-type="float" office:value="2.2400000000000198E-4" table:formula="of:=[.E28]-[.$C$5]" table:style-name="ce1">
            <text:p>0.000224</text:p>
          </table:table-cell>
          <table:table-cell table:style-name="ce4"/>
          <table:table-cell office:value-type="float" office:value="2.3001200000000002" table:style-name="ce11">
            <text:p>2.30012</text:p>
          </table:table-cell>
          <table:table-cell office:value-type="float" office:value="0.65674900000000003" table:style-name="ce11">
            <text:p>0.656749</text:p>
          </table:table-cell>
          <table:table-cell office:value-type="float" office:value="0.65530299999999997" table:style-name="ce11">
            <text:p>0.655303</text:p>
          </table:table-cell>
          <table:table-cell office:value-type="float" office:value="0.65488000000000002" table:style-name="ce11">
            <text:p>0.65488</text:p>
          </table:table-cell>
          <table:table-cell office:value-type="float" office:value="2.3920000000000607E-3" table:formula="of:=[.K28]-[.$C$5]" table:style-name="ce1">
            <text:p>0.002392</text:p>
          </table:table-cell>
          <table:table-cell office:value-type="float" office:value="9.4600000000000239E-4" table:formula="of:=[.L28]-[.$C$5]" table:style-name="ce1">
            <text:p>0.000946</text:p>
          </table:table-cell>
          <table:table-cell office:value-type="float" office:value="5.230000000000512E-4" table:formula="of:=[.M28]-[.$C$5]" table:style-name="ce1">
            <text:p>0.000523</text:p>
          </table:table-cell>
          <table:table-cell table:style-name="ce6"/>
          <table:table-cell office:value-type="float" office:value="2.3001200000000002" table:style-name="ce11">
            <text:p>2.30012</text:p>
          </table:table-cell>
          <table:table-cell office:value-type="float" office:value="0.65674900000000003" table:style-name="ce11">
            <text:p>0.656749</text:p>
          </table:table-cell>
          <table:table-cell office:value-type="float" office:value="0.65530299999999997" table:style-name="ce11">
            <text:p>0.655303</text:p>
          </table:table-cell>
          <table:table-cell office:value-type="float" office:value="0.65488000000000002" table:style-name="ce11">
            <text:p>0.65488</text:p>
          </table:table-cell>
          <table:table-cell office:value-type="float" office:value="2.3920000000000607E-3" table:formula="of:=[.S28]-[.$C$5]" table:style-name="ce1">
            <text:p>0.002392</text:p>
          </table:table-cell>
          <table:table-cell office:value-type="float" office:value="9.4600000000000239E-4" table:formula="of:=[.T28]-[.$C$5]" table:style-name="ce1">
            <text:p>0.000946</text:p>
          </table:table-cell>
          <table:table-cell office:value-type="float" office:value="5.230000000000512E-4" table:formula="of:=[.U28]-[.$C$5]" table:style-name="ce1">
            <text:p>0.000523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2.4001000000000001" table:style-name="ce11">
            <text:p>2.4001</text:p>
          </table:table-cell>
          <table:table-cell office:value-type="float" office:value="0.65648399999999996" table:style-name="ce11">
            <text:p>0.656484</text:p>
          </table:table-cell>
          <table:table-cell office:value-type="float" office:value="0.65547200000000005" table:style-name="ce11">
            <text:p>0.655472</text:p>
          </table:table-cell>
          <table:table-cell office:value-type="float" office:value="0.65481299999999998" table:style-name="ce11">
            <text:p>0.654813</text:p>
          </table:table-cell>
          <table:table-cell office:value-type="float" office:value="2.12699999999999E-3" table:formula="of:=[.C29]-[.$C$5]" table:style-name="ce1">
            <text:p>0.002127</text:p>
          </table:table-cell>
          <table:table-cell office:value-type="float" office:value="1.1150000000000881E-3" table:formula="of:=[.D29]-[.$C$5]" table:style-name="ce1">
            <text:p>0.001115</text:p>
          </table:table-cell>
          <table:table-cell office:value-type="float" office:value="4.5600000000001195E-4" table:formula="of:=[.E29]-[.$C$5]" table:style-name="ce1">
            <text:p>0.000456</text:p>
          </table:table-cell>
          <table:table-cell table:style-name="ce4"/>
          <table:table-cell office:value-type="float" office:value="2.40008" table:style-name="ce11">
            <text:p>2.40008</text:p>
          </table:table-cell>
          <table:table-cell office:value-type="float" office:value="0.65662699999999996" table:style-name="ce11">
            <text:p>0.656627</text:p>
          </table:table-cell>
          <table:table-cell office:value-type="float" office:value="0.65554000000000001" table:style-name="ce11">
            <text:p>0.65554</text:p>
          </table:table-cell>
          <table:table-cell office:value-type="float" office:value="0.65509899999999999" table:style-name="ce11">
            <text:p>0.655099</text:p>
          </table:table-cell>
          <table:table-cell office:value-type="float" office:value="2.2699999999999942E-3" table:formula="of:=[.K29]-[.$C$5]" table:style-name="ce1">
            <text:p>0.00227</text:p>
          </table:table-cell>
          <table:table-cell office:value-type="float" office:value="1.1830000000000451E-3" table:formula="of:=[.L29]-[.$C$5]" table:style-name="ce1">
            <text:p>0.001183</text:p>
          </table:table-cell>
          <table:table-cell office:value-type="float" office:value="7.4200000000002042E-4" table:formula="of:=[.M29]-[.$C$5]" table:style-name="ce1">
            <text:p>0.000742</text:p>
          </table:table-cell>
          <table:table-cell table:style-name="ce6"/>
          <table:table-cell office:value-type="float" office:value="2.40008" table:style-name="ce11">
            <text:p>2.40008</text:p>
          </table:table-cell>
          <table:table-cell office:value-type="float" office:value="0.65662699999999996" table:style-name="ce11">
            <text:p>0.656627</text:p>
          </table:table-cell>
          <table:table-cell office:value-type="float" office:value="0.65554000000000001" table:style-name="ce11">
            <text:p>0.65554</text:p>
          </table:table-cell>
          <table:table-cell office:value-type="float" office:value="0.65509899999999999" table:style-name="ce11">
            <text:p>0.655099</text:p>
          </table:table-cell>
          <table:table-cell office:value-type="float" office:value="2.2699999999999942E-3" table:formula="of:=[.S29]-[.$C$5]" table:style-name="ce1">
            <text:p>0.00227</text:p>
          </table:table-cell>
          <table:table-cell office:value-type="float" office:value="1.1830000000000451E-3" table:formula="of:=[.T29]-[.$C$5]" table:style-name="ce1">
            <text:p>0.001183</text:p>
          </table:table-cell>
          <table:table-cell office:value-type="float" office:value="7.4200000000002042E-4" table:formula="of:=[.U29]-[.$C$5]" table:style-name="ce1">
            <text:p>0.00074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2.5000900000000001" table:style-name="ce11">
            <text:p>2.50009</text:p>
          </table:table-cell>
          <table:table-cell office:value-type="float" office:value="0.656026" table:style-name="ce11">
            <text:p>0.656026</text:p>
          </table:table-cell>
          <table:table-cell office:value-type="float" office:value="0.65554400000000002" table:style-name="ce11">
            <text:p>0.655544</text:p>
          </table:table-cell>
          <table:table-cell office:value-type="float" office:value="0.65514300000000003" table:style-name="ce11">
            <text:p>0.655143</text:p>
          </table:table-cell>
          <table:table-cell office:value-type="float" office:value="1.6690000000000316E-3" table:formula="of:=[.C30]-[.$C$5]" table:style-name="ce1">
            <text:p>0.001669</text:p>
          </table:table-cell>
          <table:table-cell office:value-type="float" office:value="1.1870000000000491E-3" table:formula="of:=[.D30]-[.$C$5]" table:style-name="ce1">
            <text:p>0.001187</text:p>
          </table:table-cell>
          <table:table-cell office:value-type="float" office:value="7.8600000000006442E-4" table:formula="of:=[.E30]-[.$C$5]" table:style-name="ce1">
            <text:p>0.000786</text:p>
          </table:table-cell>
          <table:table-cell table:style-name="ce4"/>
          <table:table-cell office:value-type="float" office:value="2.5001000000000002" table:style-name="ce11">
            <text:p>2.5001</text:p>
          </table:table-cell>
          <table:table-cell office:value-type="float" office:value="0.65616300000000005" table:style-name="ce11">
            <text:p>0.656163</text:p>
          </table:table-cell>
          <table:table-cell office:value-type="float" office:value="0.65569999999999995" table:style-name="ce11">
            <text:p>0.6557</text:p>
          </table:table-cell>
          <table:table-cell office:value-type="float" office:value="0.65532800000000002" table:style-name="ce11">
            <text:p>0.655328</text:p>
          </table:table-cell>
          <table:table-cell office:value-type="float" office:value="1.8060000000000853E-3" table:formula="of:=[.K30]-[.$C$5]" table:style-name="ce1">
            <text:p>0.001806</text:p>
          </table:table-cell>
          <table:table-cell office:value-type="float" office:value="1.3429999999999831E-3" table:formula="of:=[.L30]-[.$C$5]" table:style-name="ce1">
            <text:p>0.001343</text:p>
          </table:table-cell>
          <table:table-cell office:value-type="float" office:value="9.7100000000005515E-4" table:formula="of:=[.M30]-[.$C$5]" table:style-name="ce1">
            <text:p>0.000971</text:p>
          </table:table-cell>
          <table:table-cell table:style-name="ce6"/>
          <table:table-cell office:value-type="float" office:value="2.5001000000000002" table:style-name="ce11">
            <text:p>2.5001</text:p>
          </table:table-cell>
          <table:table-cell office:value-type="float" office:value="0.65616300000000005" table:style-name="ce11">
            <text:p>0.656163</text:p>
          </table:table-cell>
          <table:table-cell office:value-type="float" office:value="0.65569999999999995" table:style-name="ce11">
            <text:p>0.6557</text:p>
          </table:table-cell>
          <table:table-cell office:value-type="float" office:value="0.65532800000000002" table:style-name="ce11">
            <text:p>0.655328</text:p>
          </table:table-cell>
          <table:table-cell office:value-type="float" office:value="1.8060000000000853E-3" table:formula="of:=[.S30]-[.$C$5]" table:style-name="ce1">
            <text:p>0.001806</text:p>
          </table:table-cell>
          <table:table-cell office:value-type="float" office:value="1.3429999999999831E-3" table:formula="of:=[.T30]-[.$C$5]" table:style-name="ce1">
            <text:p>0.001343</text:p>
          </table:table-cell>
          <table:table-cell office:value-type="float" office:value="9.7100000000005515E-4" table:formula="of:=[.U30]-[.$C$5]" table:style-name="ce1">
            <text:p>0.000971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2.60005" table:style-name="ce11">
            <text:p>2.60005</text:p>
          </table:table-cell>
          <table:table-cell office:value-type="float" office:value="0.655061" table:style-name="ce11">
            <text:p>0.655061</text:p>
          </table:table-cell>
          <table:table-cell office:value-type="float" office:value="0.65563099999999996" table:style-name="ce11">
            <text:p>0.655631</text:p>
          </table:table-cell>
          <table:table-cell office:value-type="float" office:value="0.655501" table:style-name="ce11">
            <text:p>0.655501</text:p>
          </table:table-cell>
          <table:table-cell office:value-type="float" office:value="7.0400000000003793E-4" table:formula="of:=[.C31]-[.$C$5]" table:style-name="ce1">
            <text:p>0.000704</text:p>
          </table:table-cell>
          <table:table-cell office:value-type="float" office:value="1.2739999999999974E-3" table:formula="of:=[.D31]-[.$C$5]" table:style-name="ce1">
            <text:p>0.001274</text:p>
          </table:table-cell>
          <table:table-cell office:value-type="float" office:value="1.1440000000000339E-3" table:formula="of:=[.E31]-[.$C$5]" table:style-name="ce1">
            <text:p>0.001144</text:p>
          </table:table-cell>
          <table:table-cell table:style-name="ce4"/>
          <table:table-cell office:value-type="float" office:value="2.6000800000000002" table:style-name="ce11">
            <text:p>2.60008</text:p>
          </table:table-cell>
          <table:table-cell office:value-type="float" office:value="0.65520800000000001" table:style-name="ce11">
            <text:p>0.655208</text:p>
          </table:table-cell>
          <table:table-cell office:value-type="float" office:value="0.65579100000000001" table:style-name="ce11">
            <text:p>0.655791</text:p>
          </table:table-cell>
          <table:table-cell office:value-type="float" office:value="0.65539599999999998" table:style-name="ce11">
            <text:p>0.655396</text:p>
          </table:table-cell>
          <table:table-cell office:value-type="float" office:value="8.5100000000004616E-4" table:formula="of:=[.K31]-[.$C$5]" table:style-name="ce1">
            <text:p>0.000851</text:p>
          </table:table-cell>
          <table:table-cell office:value-type="float" office:value="1.4340000000000463E-3" table:formula="of:=[.L31]-[.$C$5]" table:style-name="ce1">
            <text:p>0.001434</text:p>
          </table:table-cell>
          <table:table-cell office:value-type="float" office:value="1.0390000000000121E-3" table:formula="of:=[.M31]-[.$C$5]" table:style-name="ce1">
            <text:p>0.001039</text:p>
          </table:table-cell>
          <table:table-cell table:style-name="ce6"/>
          <table:table-cell office:value-type="float" office:value="2.6000800000000002" table:style-name="ce11">
            <text:p>2.60008</text:p>
          </table:table-cell>
          <table:table-cell office:value-type="float" office:value="0.65520800000000001" table:style-name="ce11">
            <text:p>0.655208</text:p>
          </table:table-cell>
          <table:table-cell office:value-type="float" office:value="0.65579100000000001" table:style-name="ce11">
            <text:p>0.655791</text:p>
          </table:table-cell>
          <table:table-cell office:value-type="float" office:value="0.65539599999999998" table:style-name="ce11">
            <text:p>0.655396</text:p>
          </table:table-cell>
          <table:table-cell office:value-type="float" office:value="8.5100000000004616E-4" table:formula="of:=[.S31]-[.$C$5]" table:style-name="ce1">
            <text:p>0.000851</text:p>
          </table:table-cell>
          <table:table-cell office:value-type="float" office:value="1.4340000000000463E-3" table:formula="of:=[.T31]-[.$C$5]" table:style-name="ce1">
            <text:p>0.001434</text:p>
          </table:table-cell>
          <table:table-cell office:value-type="float" office:value="1.0390000000000121E-3" table:formula="of:=[.U31]-[.$C$5]" table:style-name="ce1">
            <text:p>0.001039</text:p>
          </table:table-cell>
          <table:table-cell/>
          <table:table-cell table:style-name="ce1">
            <draw:frame draw:z-index="3" draw:id="id2" draw:style-name="a2" draw:name="Gráfico 11" svg:x="0.02451in" svg:y="0.15441in" svg:width="9.9845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2">
          <table:table-cell/>
          <table:table-cell office:value-type="float" office:value="2.7000299999999999" table:style-name="ce11">
            <text:p>2.70003</text:p>
          </table:table-cell>
          <table:table-cell office:value-type="float" office:value="0.65359800000000001" table:style-name="ce11">
            <text:p>0.653598</text:p>
          </table:table-cell>
          <table:table-cell office:value-type="float" office:value="0.65579100000000001" table:style-name="ce11">
            <text:p>0.655791</text:p>
          </table:table-cell>
          <table:table-cell office:value-type="float" office:value="0.65584799999999999" table:style-name="ce11">
            <text:p>0.655848</text:p>
          </table:table-cell>
          <table:table-cell office:value-type="float" office:value="-7.5899999999995416E-4" table:formula="of:=[.C32]-[.$C$5]" table:style-name="ce1">
            <text:p>-0.000759</text:p>
          </table:table-cell>
          <table:table-cell office:value-type="float" office:value="1.4340000000000463E-3" table:formula="of:=[.D32]-[.$C$5]" table:style-name="ce1">
            <text:p>0.001434</text:p>
          </table:table-cell>
          <table:table-cell office:value-type="float" office:value="1.4910000000000201E-3" table:formula="of:=[.E32]-[.$C$5]" table:style-name="ce1">
            <text:p>0.001491</text:p>
          </table:table-cell>
          <table:table-cell table:style-name="ce4"/>
          <table:table-cell office:value-type="float" office:value="2.7000999999999999" table:style-name="ce11">
            <text:p>2.7001</text:p>
          </table:table-cell>
          <table:table-cell office:value-type="float" office:value="0.65383199999999997" table:style-name="ce11">
            <text:p>0.653832</text:p>
          </table:table-cell>
          <table:table-cell office:value-type="float" office:value="0.65590700000000002" table:style-name="ce11">
            <text:p>0.655907</text:p>
          </table:table-cell>
          <table:table-cell office:value-type="float" office:value="0.65541700000000003" table:style-name="ce11">
            <text:p>0.655417</text:p>
          </table:table-cell>
          <table:table-cell office:value-type="float" office:value="-5.2499999999999769E-4" table:formula="of:=[.K32]-[.$C$5]" table:style-name="ce1">
            <text:p>-0.000525</text:p>
          </table:table-cell>
          <table:table-cell office:value-type="float" office:value="1.5500000000000513E-3" table:formula="of:=[.L32]-[.$C$5]" table:style-name="ce1">
            <text:p>0.00155</text:p>
          </table:table-cell>
          <table:table-cell office:value-type="float" office:value="1.0600000000000609E-3" table:formula="of:=[.M32]-[.$C$5]" table:style-name="ce1">
            <text:p>0.00106</text:p>
          </table:table-cell>
          <table:table-cell table:style-name="ce6"/>
          <table:table-cell office:value-type="float" office:value="2.7000999999999999" table:style-name="ce11">
            <text:p>2.7001</text:p>
          </table:table-cell>
          <table:table-cell office:value-type="float" office:value="0.65383199999999997" table:style-name="ce11">
            <text:p>0.653832</text:p>
          </table:table-cell>
          <table:table-cell office:value-type="float" office:value="0.65590700000000002" table:style-name="ce11">
            <text:p>0.655907</text:p>
          </table:table-cell>
          <table:table-cell office:value-type="float" office:value="0.65541700000000003" table:style-name="ce11">
            <text:p>0.655417</text:p>
          </table:table-cell>
          <table:table-cell office:value-type="float" office:value="-5.2499999999999769E-4" table:formula="of:=[.S32]-[.$C$5]" table:style-name="ce1">
            <text:p>-0.000525</text:p>
          </table:table-cell>
          <table:table-cell office:value-type="float" office:value="1.5500000000000513E-3" table:formula="of:=[.T32]-[.$C$5]" table:style-name="ce1">
            <text:p>0.00155</text:p>
          </table:table-cell>
          <table:table-cell office:value-type="float" office:value="1.0600000000000609E-3" table:formula="of:=[.U32]-[.$C$5]" table:style-name="ce1">
            <text:p>0.00106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2.80009" table:style-name="ce11">
            <text:p>2.80009</text:p>
          </table:table-cell>
          <table:table-cell office:value-type="float" office:value="0.65163499999999996" table:style-name="ce11">
            <text:p>0.651635</text:p>
          </table:table-cell>
          <table:table-cell office:value-type="float" office:value="0.65583599999999997" table:style-name="ce11">
            <text:p>0.655836</text:p>
          </table:table-cell>
          <table:table-cell office:value-type="float" office:value="0.65607000000000004" table:style-name="ce11">
            <text:p>0.65607</text:p>
          </table:table-cell>
          <table:table-cell office:value-type="float" office:value="-2.7220000000000022E-3" table:formula="of:=[.C33]-[.$C$5]" table:style-name="ce1">
            <text:p>-0.002722</text:p>
          </table:table-cell>
          <table:table-cell office:value-type="float" office:value="1.4790000000000081E-3" table:formula="of:=[.D33]-[.$C$5]" table:style-name="ce1">
            <text:p>0.001479</text:p>
          </table:table-cell>
          <table:table-cell office:value-type="float" office:value="1.7130000000000756E-3" table:formula="of:=[.E33]-[.$C$5]" table:style-name="ce1">
            <text:p>0.001713</text:p>
          </table:table-cell>
          <table:table-cell table:style-name="ce4"/>
          <table:table-cell office:value-type="float" office:value="2.8000400000000001" table:style-name="ce11">
            <text:p>2.80004</text:p>
          </table:table-cell>
          <table:table-cell office:value-type="float" office:value="0.65201200000000004" table:style-name="ce11">
            <text:p>0.652012</text:p>
          </table:table-cell>
          <table:table-cell office:value-type="float" office:value="0.65596200000000005" table:style-name="ce11">
            <text:p>0.655962</text:p>
          </table:table-cell>
          <table:table-cell office:value-type="float" office:value="0.65557399999999999" table:style-name="ce11">
            <text:p>0.655574</text:p>
          </table:table-cell>
          <table:table-cell office:value-type="float" office:value="-2.3449999999999305E-3" table:formula="of:=[.K33]-[.$C$5]" table:style-name="ce1">
            <text:p>-0.002345</text:p>
          </table:table-cell>
          <table:table-cell office:value-type="float" office:value="1.6050000000000786E-3" table:formula="of:=[.L33]-[.$C$5]" table:style-name="ce1">
            <text:p>0.001605</text:p>
          </table:table-cell>
          <table:table-cell office:value-type="float" office:value="1.2170000000000236E-3" table:formula="of:=[.M33]-[.$C$5]" table:style-name="ce1">
            <text:p>0.001217</text:p>
          </table:table-cell>
          <table:table-cell table:style-name="ce6"/>
          <table:table-cell office:value-type="float" office:value="2.8000400000000001" table:style-name="ce11">
            <text:p>2.80004</text:p>
          </table:table-cell>
          <table:table-cell office:value-type="float" office:value="0.65201200000000004" table:style-name="ce11">
            <text:p>0.652012</text:p>
          </table:table-cell>
          <table:table-cell office:value-type="float" office:value="0.65596200000000005" table:style-name="ce11">
            <text:p>0.655962</text:p>
          </table:table-cell>
          <table:table-cell office:value-type="float" office:value="0.65557399999999999" table:style-name="ce11">
            <text:p>0.655574</text:p>
          </table:table-cell>
          <table:table-cell office:value-type="float" office:value="-2.3449999999999305E-3" table:formula="of:=[.S33]-[.$C$5]" table:style-name="ce1">
            <text:p>-0.002345</text:p>
          </table:table-cell>
          <table:table-cell office:value-type="float" office:value="1.6050000000000786E-3" table:formula="of:=[.T33]-[.$C$5]" table:style-name="ce1">
            <text:p>0.001605</text:p>
          </table:table-cell>
          <table:table-cell office:value-type="float" office:value="1.2170000000000236E-3" table:formula="of:=[.U33]-[.$C$5]" table:style-name="ce1">
            <text:p>0.001217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2.90001" table:style-name="ce11">
            <text:p>2.90001</text:p>
          </table:table-cell>
          <table:table-cell office:value-type="float" office:value="0.64922100000000005" table:style-name="ce11">
            <text:p>0.649221</text:p>
          </table:table-cell>
          <table:table-cell office:value-type="float" office:value="0.655586" table:style-name="ce11">
            <text:p>0.655586</text:p>
          </table:table-cell>
          <table:table-cell office:value-type="float" office:value="0.65605000000000002" table:style-name="ce11">
            <text:p>0.65605</text:p>
          </table:table-cell>
          <table:table-cell office:value-type="float" office:value="-5.1359999999999184E-3" table:formula="of:=[.C34]-[.$C$5]" table:style-name="ce1">
            <text:p>-0.005136</text:p>
          </table:table-cell>
          <table:table-cell office:value-type="float" office:value="1.2290000000000356E-3" table:formula="of:=[.D34]-[.$C$5]" table:style-name="ce1">
            <text:p>0.001229</text:p>
          </table:table-cell>
          <table:table-cell office:value-type="float" office:value="1.6930000000000556E-3" table:formula="of:=[.E34]-[.$C$5]" table:style-name="ce1">
            <text:p>0.001693</text:p>
          </table:table-cell>
          <table:table-cell table:style-name="ce4"/>
          <table:table-cell office:value-type="float" office:value="2.9001199999999998" table:style-name="ce11">
            <text:p>2.90012</text:p>
          </table:table-cell>
          <table:table-cell office:value-type="float" office:value="0.64957900000000002" table:style-name="ce11">
            <text:p>0.649579</text:p>
          </table:table-cell>
          <table:table-cell office:value-type="float" office:value="0.65570700000000004" table:style-name="ce11">
            <text:p>0.655707</text:p>
          </table:table-cell>
          <table:table-cell office:value-type="float" office:value="0.65570600000000001" table:style-name="ce11">
            <text:p>0.655706</text:p>
          </table:table-cell>
          <table:table-cell office:value-type="float" office:value="-4.777999999999949E-3" table:formula="of:=[.K34]-[.$C$5]" table:style-name="ce1">
            <text:p>-0.004778</text:p>
          </table:table-cell>
          <table:table-cell office:value-type="float" office:value="1.3500000000000734E-3" table:formula="of:=[.L34]-[.$C$5]" table:style-name="ce1">
            <text:p>0.00135</text:p>
          </table:table-cell>
          <table:table-cell office:value-type="float" office:value="1.3490000000000446E-3" table:formula="of:=[.M34]-[.$C$5]" table:style-name="ce1">
            <text:p>0.001349</text:p>
          </table:table-cell>
          <table:table-cell table:style-name="ce6"/>
          <table:table-cell office:value-type="float" office:value="2.9001199999999998" table:style-name="ce11">
            <text:p>2.90012</text:p>
          </table:table-cell>
          <table:table-cell office:value-type="float" office:value="0.64957900000000002" table:style-name="ce11">
            <text:p>0.649579</text:p>
          </table:table-cell>
          <table:table-cell office:value-type="float" office:value="0.65570700000000004" table:style-name="ce11">
            <text:p>0.655707</text:p>
          </table:table-cell>
          <table:table-cell office:value-type="float" office:value="0.65570600000000001" table:style-name="ce11">
            <text:p>0.655706</text:p>
          </table:table-cell>
          <table:table-cell office:value-type="float" office:value="-4.777999999999949E-3" table:formula="of:=[.S34]-[.$C$5]" table:style-name="ce1">
            <text:p>-0.004778</text:p>
          </table:table-cell>
          <table:table-cell office:value-type="float" office:value="1.3500000000000734E-3" table:formula="of:=[.T34]-[.$C$5]" table:style-name="ce1">
            <text:p>0.00135</text:p>
          </table:table-cell>
          <table:table-cell office:value-type="float" office:value="1.3490000000000446E-3" table:formula="of:=[.U34]-[.$C$5]" table:style-name="ce1">
            <text:p>0.00134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3" table:style-name="ce11">
            <text:p>3</text:p>
          </table:table-cell>
          <table:table-cell office:value-type="float" office:value="0.64643399999999995" table:style-name="ce11">
            <text:p>0.646434</text:p>
          </table:table-cell>
          <table:table-cell office:value-type="float" office:value="0.65496200000000004" table:style-name="ce11">
            <text:p>0.654962</text:p>
          </table:table-cell>
          <table:table-cell office:value-type="float" office:value="0.65591900000000003" table:style-name="ce11">
            <text:p>0.655919</text:p>
          </table:table-cell>
          <table:table-cell office:value-type="float" office:value="-7.9230000000000134E-3" table:formula="of:=[.C35]-[.$C$5]" table:style-name="ce1">
            <text:p>-0.007923</text:p>
          </table:table-cell>
          <table:table-cell office:value-type="float" office:value="6.050000000000777E-4" table:formula="of:=[.D35]-[.$C$5]" table:style-name="ce1">
            <text:p>0.000605</text:p>
          </table:table-cell>
          <table:table-cell office:value-type="float" office:value="1.5620000000000633E-3" table:formula="of:=[.E35]-[.$C$5]" table:style-name="ce1">
            <text:p>0.001562</text:p>
          </table:table-cell>
          <table:table-cell table:style-name="ce4"/>
          <table:table-cell office:value-type="float" office:value="3.0000399999999998" table:style-name="ce11">
            <text:p>3.00004</text:p>
          </table:table-cell>
          <table:table-cell office:value-type="float" office:value="0.64652900000000002" table:style-name="ce11">
            <text:p>0.646529</text:p>
          </table:table-cell>
          <table:table-cell office:value-type="float" office:value="0.65495000000000003" table:style-name="ce11">
            <text:p>0.65495</text:p>
          </table:table-cell>
          <table:table-cell office:value-type="float" office:value="0.65561700000000001" table:style-name="ce11">
            <text:p>0.655617</text:p>
          </table:table-cell>
          <table:table-cell office:value-type="float" office:value="-7.8279999999999461E-3" table:formula="of:=[.K35]-[.$C$5]" table:style-name="ce1">
            <text:p>-0.007828</text:p>
          </table:table-cell>
          <table:table-cell office:value-type="float" office:value="5.930000000000657E-4" table:formula="of:=[.L35]-[.$C$5]" table:style-name="ce1">
            <text:p>0.000593</text:p>
          </table:table-cell>
          <table:table-cell office:value-type="float" office:value="1.2600000000000389E-3" table:formula="of:=[.M35]-[.$C$5]" table:style-name="ce1">
            <text:p>0.00126</text:p>
          </table:table-cell>
          <table:table-cell table:style-name="ce6"/>
          <table:table-cell office:value-type="float" office:value="3.0000399999999998" table:style-name="ce11">
            <text:p>3.00004</text:p>
          </table:table-cell>
          <table:table-cell office:value-type="float" office:value="0.64652900000000002" table:style-name="ce11">
            <text:p>0.646529</text:p>
          </table:table-cell>
          <table:table-cell office:value-type="float" office:value="0.65495000000000003" table:style-name="ce11">
            <text:p>0.65495</text:p>
          </table:table-cell>
          <table:table-cell office:value-type="float" office:value="0.65561700000000001" table:style-name="ce11">
            <text:p>0.655617</text:p>
          </table:table-cell>
          <table:table-cell office:value-type="float" office:value="-7.8279999999999461E-3" table:formula="of:=[.S35]-[.$C$5]" table:style-name="ce1">
            <text:p>-0.007828</text:p>
          </table:table-cell>
          <table:table-cell office:value-type="float" office:value="5.930000000000657E-4" table:formula="of:=[.T35]-[.$C$5]" table:style-name="ce1">
            <text:p>0.000593</text:p>
          </table:table-cell>
          <table:table-cell office:value-type="float" office:value="1.2600000000000389E-3" table:formula="of:=[.U35]-[.$C$5]" table:style-name="ce1">
            <text:p>0.00126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3.1000800000000002" table:style-name="ce11">
            <text:p>3.10008</text:p>
          </table:table-cell>
          <table:table-cell office:value-type="float" office:value="0.64347900000000002" table:style-name="ce11">
            <text:p>0.643479</text:p>
          </table:table-cell>
          <table:table-cell office:value-type="float" office:value="0.65396799999999999" table:style-name="ce11">
            <text:p>0.653968</text:p>
          </table:table-cell>
          <table:table-cell office:value-type="float" office:value="0.65582300000000004" table:style-name="ce11">
            <text:p>0.655823</text:p>
          </table:table-cell>
          <table:table-cell office:value-type="float" office:value="-1.0877999999999943E-2" table:formula="of:=[.C36]-[.$C$5]" table:style-name="ce1">
            <text:p>-0.010878</text:p>
          </table:table-cell>
          <table:table-cell office:value-type="float" office:value="-3.889999999999727E-4" table:formula="of:=[.D36]-[.$C$5]" table:style-name="ce1">
            <text:p>-0.000389</text:p>
          </table:table-cell>
          <table:table-cell office:value-type="float" office:value="1.4660000000000784E-3" table:formula="of:=[.E36]-[.$C$5]" table:style-name="ce1">
            <text:p>0.001466</text:p>
          </table:table-cell>
          <table:table-cell table:style-name="ce4"/>
          <table:table-cell office:value-type="float" office:value="3.1000800000000002" table:style-name="ce11">
            <text:p>3.10008</text:p>
          </table:table-cell>
          <table:table-cell office:value-type="float" office:value="0.64320900000000003" table:style-name="ce11">
            <text:p>0.643209</text:p>
          </table:table-cell>
          <table:table-cell office:value-type="float" office:value="0.653748" table:style-name="ce11">
            <text:p>0.653748</text:p>
          </table:table-cell>
          <table:table-cell office:value-type="float" office:value="0.65540699999999996" table:style-name="ce11">
            <text:p>0.655407</text:p>
          </table:table-cell>
          <table:table-cell office:value-type="float" office:value="-1.1147999999999936E-2" table:formula="of:=[.K36]-[.$C$5]" table:style-name="ce1">
            <text:p>-0.011148</text:p>
          </table:table-cell>
          <table:table-cell office:value-type="float" office:value="-6.0899999999997068E-4" table:formula="of:=[.L36]-[.$C$5]" table:style-name="ce1">
            <text:p>-0.000609</text:p>
          </table:table-cell>
          <table:table-cell office:value-type="float" office:value="1.0499999999999954E-3" table:formula="of:=[.M36]-[.$C$5]" table:style-name="ce1">
            <text:p>0.00105</text:p>
          </table:table-cell>
          <table:table-cell table:style-name="ce6"/>
          <table:table-cell office:value-type="float" office:value="3.1000800000000002" table:style-name="ce11">
            <text:p>3.10008</text:p>
          </table:table-cell>
          <table:table-cell office:value-type="float" office:value="0.64320900000000003" table:style-name="ce11">
            <text:p>0.643209</text:p>
          </table:table-cell>
          <table:table-cell office:value-type="float" office:value="0.653748" table:style-name="ce11">
            <text:p>0.653748</text:p>
          </table:table-cell>
          <table:table-cell office:value-type="float" office:value="0.65540699999999996" table:style-name="ce11">
            <text:p>0.655407</text:p>
          </table:table-cell>
          <table:table-cell office:value-type="float" office:value="-1.1147999999999936E-2" table:formula="of:=[.S36]-[.$C$5]" table:style-name="ce1">
            <text:p>-0.011148</text:p>
          </table:table-cell>
          <table:table-cell office:value-type="float" office:value="-6.0899999999997068E-4" table:formula="of:=[.T36]-[.$C$5]" table:style-name="ce1">
            <text:p>-0.000609</text:p>
          </table:table-cell>
          <table:table-cell office:value-type="float" office:value="1.0499999999999954E-3" table:formula="of:=[.U36]-[.$C$5]" table:style-name="ce1">
            <text:p>0.00105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3.20011" table:style-name="ce11">
            <text:p>3.20011</text:p>
          </table:table-cell>
          <table:table-cell office:value-type="float" office:value="0.64063499999999995" table:style-name="ce11">
            <text:p>0.640635</text:p>
          </table:table-cell>
          <table:table-cell office:value-type="float" office:value="0.65256999999999998" table:style-name="ce11">
            <text:p>0.65257</text:p>
          </table:table-cell>
          <table:table-cell office:value-type="float" office:value="0.65572699999999995" table:style-name="ce11">
            <text:p>0.655727</text:p>
          </table:table-cell>
          <table:table-cell office:value-type="float" office:value="-1.3722000000000012E-2" table:formula="of:=[.C37]-[.$C$5]" table:style-name="ce1">
            <text:p>-0.013722</text:p>
          </table:table-cell>
          <table:table-cell office:value-type="float" office:value="-1.786999999999983E-3" table:formula="of:=[.D37]-[.$C$5]" table:style-name="ce1">
            <text:p>-0.001787</text:p>
          </table:table-cell>
          <table:table-cell office:value-type="float" office:value="1.3699999999999823E-3" table:formula="of:=[.E37]-[.$C$5]" table:style-name="ce1">
            <text:p>0.00137</text:p>
          </table:table-cell>
          <table:table-cell table:style-name="ce4"/>
          <table:table-cell office:value-type="float" office:value="3.2000199999999999" table:style-name="ce11">
            <text:p>3.20002</text:p>
          </table:table-cell>
          <table:table-cell office:value-type="float" office:value="0.64013299999999995" table:style-name="ce11">
            <text:p>0.640133</text:p>
          </table:table-cell>
          <table:table-cell office:value-type="float" office:value="0.652227" table:style-name="ce11">
            <text:p>0.652227</text:p>
          </table:table-cell>
          <table:table-cell office:value-type="float" office:value="0.655223" table:style-name="ce11">
            <text:p>0.655223</text:p>
          </table:table-cell>
          <table:table-cell office:value-type="float" office:value="-1.4224000000000014E-2" table:formula="of:=[.K37]-[.$C$5]" table:style-name="ce1">
            <text:p>-0.014224</text:p>
          </table:table-cell>
          <table:table-cell office:value-type="float" office:value="-2.1299999999999653E-3" table:formula="of:=[.L37]-[.$C$5]" table:style-name="ce1">
            <text:p>-0.00213</text:p>
          </table:table-cell>
          <table:table-cell office:value-type="float" office:value="8.6600000000003341E-4" table:formula="of:=[.M37]-[.$C$5]" table:style-name="ce1">
            <text:p>0.000866</text:p>
          </table:table-cell>
          <table:table-cell table:style-name="ce6"/>
          <table:table-cell office:value-type="float" office:value="3.2000199999999999" table:style-name="ce11">
            <text:p>3.20002</text:p>
          </table:table-cell>
          <table:table-cell office:value-type="float" office:value="0.64013299999999995" table:style-name="ce11">
            <text:p>0.640133</text:p>
          </table:table-cell>
          <table:table-cell office:value-type="float" office:value="0.652227" table:style-name="ce11">
            <text:p>0.652227</text:p>
          </table:table-cell>
          <table:table-cell office:value-type="float" office:value="0.655223" table:style-name="ce11">
            <text:p>0.655223</text:p>
          </table:table-cell>
          <table:table-cell office:value-type="float" office:value="-1.4224000000000014E-2" table:formula="of:=[.S37]-[.$C$5]" table:style-name="ce1">
            <text:p>-0.014224</text:p>
          </table:table-cell>
          <table:table-cell office:value-type="float" office:value="-2.1299999999999653E-3" table:formula="of:=[.T37]-[.$C$5]" table:style-name="ce1">
            <text:p>-0.00213</text:p>
          </table:table-cell>
          <table:table-cell office:value-type="float" office:value="8.6600000000003341E-4" table:formula="of:=[.U37]-[.$C$5]" table:style-name="ce1">
            <text:p>0.000866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3.3" table:style-name="ce11">
            <text:p>3.3</text:p>
          </table:table-cell>
          <table:table-cell office:value-type="float" office:value="0.63826400000000005" table:style-name="ce11">
            <text:p>0.638264</text:p>
          </table:table-cell>
          <table:table-cell office:value-type="float" office:value="0.65072099999999999" table:style-name="ce11">
            <text:p>0.650721</text:p>
          </table:table-cell>
          <table:table-cell office:value-type="float" office:value="0.65545500000000001" table:style-name="ce11">
            <text:p>0.655455</text:p>
          </table:table-cell>
          <table:table-cell office:value-type="float" office:value="-1.6092999999999913E-2" table:formula="of:=[.C38]-[.$C$5]" table:style-name="ce1">
            <text:p>-0.016093</text:p>
          </table:table-cell>
          <table:table-cell office:value-type="float" office:value="-3.6359999999999726E-3" table:formula="of:=[.D38]-[.$C$5]" table:style-name="ce1">
            <text:p>-0.003636</text:p>
          </table:table-cell>
          <table:table-cell office:value-type="float" office:value="1.0980000000000434E-3" table:formula="of:=[.E38]-[.$C$5]" table:style-name="ce1">
            <text:p>0.001098</text:p>
          </table:table-cell>
          <table:table-cell table:style-name="ce4"/>
          <table:table-cell office:value-type="float" office:value="3.3001100000000001" table:style-name="ce11">
            <text:p>3.30011</text:p>
          </table:table-cell>
          <table:table-cell office:value-type="float" office:value="0.637768" table:style-name="ce11">
            <text:p>0.637768</text:p>
          </table:table-cell>
          <table:table-cell office:value-type="float" office:value="0.65032299999999998" table:style-name="ce11">
            <text:p>0.650323</text:p>
          </table:table-cell>
          <table:table-cell office:value-type="float" office:value="0.65494699999999995" table:style-name="ce11">
            <text:p>0.654947</text:p>
          </table:table-cell>
          <table:table-cell office:value-type="float" office:value="-1.6588999999999965E-2" table:formula="of:=[.K38]-[.$C$5]" table:style-name="ce1">
            <text:p>-0.016589</text:p>
          </table:table-cell>
          <table:table-cell office:value-type="float" office:value="-4.033999999999982E-3" table:formula="of:=[.L38]-[.$C$5]" table:style-name="ce1">
            <text:p>-0.004034</text:p>
          </table:table-cell>
          <table:table-cell office:value-type="float" office:value="5.8999999999997943E-4" table:formula="of:=[.M38]-[.$C$5]" table:style-name="ce1">
            <text:p>0.00059</text:p>
          </table:table-cell>
          <table:table-cell table:style-name="ce6"/>
          <table:table-cell office:value-type="float" office:value="3.3001100000000001" table:style-name="ce11">
            <text:p>3.30011</text:p>
          </table:table-cell>
          <table:table-cell office:value-type="float" office:value="0.637768" table:style-name="ce11">
            <text:p>0.637768</text:p>
          </table:table-cell>
          <table:table-cell office:value-type="float" office:value="0.65032299999999998" table:style-name="ce11">
            <text:p>0.650323</text:p>
          </table:table-cell>
          <table:table-cell office:value-type="float" office:value="0.65494699999999995" table:style-name="ce11">
            <text:p>0.654947</text:p>
          </table:table-cell>
          <table:table-cell office:value-type="float" office:value="-1.6588999999999965E-2" table:formula="of:=[.S38]-[.$C$5]" table:style-name="ce1">
            <text:p>-0.016589</text:p>
          </table:table-cell>
          <table:table-cell office:value-type="float" office:value="-4.033999999999982E-3" table:formula="of:=[.T38]-[.$C$5]" table:style-name="ce1">
            <text:p>-0.004034</text:p>
          </table:table-cell>
          <table:table-cell office:value-type="float" office:value="5.8999999999997943E-4" table:formula="of:=[.U38]-[.$C$5]" table:style-name="ce1">
            <text:p>0.0005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3.4000300000000001" table:style-name="ce11">
            <text:p>3.40003</text:p>
          </table:table-cell>
          <table:table-cell office:value-type="float" office:value="0.63697800000000004" table:style-name="ce11">
            <text:p>0.636978</text:p>
          </table:table-cell>
          <table:table-cell office:value-type="float" office:value="0.64839599999999997" table:style-name="ce11">
            <text:p>0.648396</text:p>
          </table:table-cell>
          <table:table-cell office:value-type="float" office:value="0.65477300000000005" table:style-name="ce11">
            <text:p>0.654773</text:p>
          </table:table-cell>
          <table:table-cell office:value-type="float" office:value="-1.7378999999999922E-2" table:formula="of:=[.C39]-[.$C$5]" table:style-name="ce1">
            <text:p>-0.017379</text:p>
          </table:table-cell>
          <table:table-cell office:value-type="float" office:value="-5.9609999999999941E-3" table:formula="of:=[.D39]-[.$C$5]" table:style-name="ce1">
            <text:p>-0.005961</text:p>
          </table:table-cell>
          <table:table-cell office:value-type="float" office:value="4.1600000000008297E-4" table:formula="of:=[.E39]-[.$C$5]" table:style-name="ce1">
            <text:p>0.000416</text:p>
          </table:table-cell>
          <table:table-cell table:style-name="ce4"/>
          <table:table-cell office:value-type="float" office:value="3.4000400000000002" table:style-name="ce11">
            <text:p>3.40004</text:p>
          </table:table-cell>
          <table:table-cell office:value-type="float" office:value="0.63656599999999997" table:style-name="ce11">
            <text:p>0.636566</text:p>
          </table:table-cell>
          <table:table-cell office:value-type="float" office:value="0.64802599999999999" table:style-name="ce11">
            <text:p>0.648026</text:p>
          </table:table-cell>
          <table:table-cell office:value-type="float" office:value="0.65442" table:style-name="ce11">
            <text:p>0.65442</text:p>
          </table:table-cell>
          <table:table-cell office:value-type="float" office:value="-1.7791000000000001E-2" table:formula="of:=[.K39]-[.$C$5]" table:style-name="ce1">
            <text:p>-0.017791</text:p>
          </table:table-cell>
          <table:table-cell office:value-type="float" office:value="-6.3309999999999755E-3" table:formula="of:=[.L39]-[.$C$5]" table:style-name="ce1">
            <text:p>-0.006331</text:p>
          </table:table-cell>
          <table:table-cell office:value-type="float" office:value="6.300000000003525E-5" table:formula="of:=[.M39]-[.$C$5]" table:style-name="ce1">
            <text:p>6.3E-05</text:p>
          </table:table-cell>
          <table:table-cell table:style-name="ce6"/>
          <table:table-cell office:value-type="float" office:value="3.4000400000000002" table:style-name="ce11">
            <text:p>3.40004</text:p>
          </table:table-cell>
          <table:table-cell office:value-type="float" office:value="0.63656599999999997" table:style-name="ce11">
            <text:p>0.636566</text:p>
          </table:table-cell>
          <table:table-cell office:value-type="float" office:value="0.64802599999999999" table:style-name="ce11">
            <text:p>0.648026</text:p>
          </table:table-cell>
          <table:table-cell office:value-type="float" office:value="0.65442" table:style-name="ce11">
            <text:p>0.65442</text:p>
          </table:table-cell>
          <table:table-cell office:value-type="float" office:value="-1.7791000000000001E-2" table:formula="of:=[.S39]-[.$C$5]" table:style-name="ce1">
            <text:p>-0.017791</text:p>
          </table:table-cell>
          <table:table-cell office:value-type="float" office:value="-6.3309999999999755E-3" table:formula="of:=[.T39]-[.$C$5]" table:style-name="ce1">
            <text:p>-0.006331</text:p>
          </table:table-cell>
          <table:table-cell office:value-type="float" office:value="6.300000000003525E-5" table:formula="of:=[.U39]-[.$C$5]" table:style-name="ce1">
            <text:p>6.3E-05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3.5000499999999999" table:style-name="ce11">
            <text:p>3.50005</text:p>
          </table:table-cell>
          <table:table-cell office:value-type="float" office:value="0.63739999999999997" table:style-name="ce11">
            <text:p>0.6374</text:p>
          </table:table-cell>
          <table:table-cell office:value-type="float" office:value="0.64571400000000001" table:style-name="ce11">
            <text:p>0.645714</text:p>
          </table:table-cell>
          <table:table-cell office:value-type="float" office:value="0.65366599999999997" table:style-name="ce11">
            <text:p>0.653666</text:p>
          </table:table-cell>
          <table:table-cell office:value-type="float" office:value="-1.6957E-2" table:formula="of:=[.C40]-[.$C$5]" table:style-name="ce1">
            <text:p>-0.016957</text:p>
          </table:table-cell>
          <table:table-cell office:value-type="float" office:value="-8.6429999999999563E-3" table:formula="of:=[.D40]-[.$C$5]" table:style-name="ce1">
            <text:p>-0.008643</text:p>
          </table:table-cell>
          <table:table-cell office:value-type="float" office:value="-6.9099999999999717E-4" table:formula="of:=[.E40]-[.$C$5]" table:style-name="ce1">
            <text:p>-0.000691</text:p>
          </table:table-cell>
          <table:table-cell table:style-name="ce4"/>
          <table:table-cell office:value-type="float" office:value="3.5001000000000002" table:style-name="ce11">
            <text:p>3.5001</text:p>
          </table:table-cell>
          <table:table-cell office:value-type="float" office:value="0.63716499999999998" table:style-name="ce11">
            <text:p>0.637165</text:p>
          </table:table-cell>
          <table:table-cell office:value-type="float" office:value="0.64555099999999999" table:style-name="ce11">
            <text:p>0.645551</text:p>
          </table:table-cell>
          <table:table-cell office:value-type="float" office:value="0.65363700000000002" table:style-name="ce11">
            <text:p>0.653637</text:p>
          </table:table-cell>
          <table:table-cell office:value-type="float" office:value="-1.7191999999999985E-2" table:formula="of:=[.K40]-[.$C$5]" table:style-name="ce1">
            <text:p>-0.017192</text:p>
          </table:table-cell>
          <table:table-cell office:value-type="float" office:value="-8.8059999999999805E-3" table:formula="of:=[.L40]-[.$C$5]" table:style-name="ce1">
            <text:p>-0.008806</text:p>
          </table:table-cell>
          <table:table-cell office:value-type="float" office:value="-7.1999999999994291E-4" table:formula="of:=[.M40]-[.$C$5]" table:style-name="ce1">
            <text:p>-0.00072</text:p>
          </table:table-cell>
          <table:table-cell table:style-name="ce6"/>
          <table:table-cell office:value-type="float" office:value="3.5001000000000002" table:style-name="ce11">
            <text:p>3.5001</text:p>
          </table:table-cell>
          <table:table-cell office:value-type="float" office:value="0.63716499999999998" table:style-name="ce11">
            <text:p>0.637165</text:p>
          </table:table-cell>
          <table:table-cell office:value-type="float" office:value="0.64555099999999999" table:style-name="ce11">
            <text:p>0.645551</text:p>
          </table:table-cell>
          <table:table-cell office:value-type="float" office:value="0.65363700000000002" table:style-name="ce11">
            <text:p>0.653637</text:p>
          </table:table-cell>
          <table:table-cell office:value-type="float" office:value="-1.7191999999999985E-2" table:formula="of:=[.S40]-[.$C$5]" table:style-name="ce1">
            <text:p>-0.017192</text:p>
          </table:table-cell>
          <table:table-cell office:value-type="float" office:value="-8.8059999999999805E-3" table:formula="of:=[.T40]-[.$C$5]" table:style-name="ce1">
            <text:p>-0.008806</text:p>
          </table:table-cell>
          <table:table-cell office:value-type="float" office:value="-7.1999999999994291E-4" table:formula="of:=[.U40]-[.$C$5]" table:style-name="ce1">
            <text:p>-0.0007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3.6001300000000001" table:style-name="ce11">
            <text:p>3.60013</text:p>
          </table:table-cell>
          <table:table-cell office:value-type="float" office:value="0.64023099999999999" table:style-name="ce11">
            <text:p>0.640231</text:p>
          </table:table-cell>
          <table:table-cell office:value-type="float" office:value="0.64309899999999998" table:style-name="ce11">
            <text:p>0.643099</text:p>
          </table:table-cell>
          <table:table-cell office:value-type="float" office:value="0.65231799999999995" table:style-name="ce11">
            <text:p>0.652318</text:p>
          </table:table-cell>
          <table:table-cell office:value-type="float" office:value="-1.4125999999999972E-2" table:formula="of:=[.C41]-[.$C$5]" table:style-name="ce1">
            <text:p>-0.014126</text:p>
          </table:table-cell>
          <table:table-cell office:value-type="float" office:value="-1.125799999999999E-2" table:formula="of:=[.D41]-[.$C$5]" table:style-name="ce1">
            <text:p>-0.011258</text:p>
          </table:table-cell>
          <table:table-cell office:value-type="float" office:value="-2.039000000000013E-3" table:formula="of:=[.E41]-[.$C$5]" table:style-name="ce1">
            <text:p>-0.002039</text:p>
          </table:table-cell>
          <table:table-cell table:style-name="ce4"/>
          <table:table-cell office:value-type="float" office:value="3.6001099999999999" table:style-name="ce11">
            <text:p>3.60011</text:p>
          </table:table-cell>
          <table:table-cell office:value-type="float" office:value="0.64016200000000001" table:style-name="ce11">
            <text:p>0.640162</text:p>
          </table:table-cell>
          <table:table-cell office:value-type="float" office:value="0.64325299999999996" table:style-name="ce11">
            <text:p>0.643253</text:p>
          </table:table-cell>
          <table:table-cell office:value-type="float" office:value="0.65262299999999995" table:style-name="ce11">
            <text:p>0.652623</text:p>
          </table:table-cell>
          <table:table-cell office:value-type="float" office:value="-1.4194999999999958E-2" table:formula="of:=[.K41]-[.$C$5]" table:style-name="ce1">
            <text:p>-0.014195</text:p>
          </table:table-cell>
          <table:table-cell office:value-type="float" office:value="-1.1104000000000003E-2" table:formula="of:=[.L41]-[.$C$5]" table:style-name="ce1">
            <text:p>-0.011104</text:p>
          </table:table-cell>
          <table:table-cell office:value-type="float" office:value="-1.7340000000000133E-3" table:formula="of:=[.M41]-[.$C$5]" table:style-name="ce1">
            <text:p>-0.001734</text:p>
          </table:table-cell>
          <table:table-cell table:style-name="ce6"/>
          <table:table-cell office:value-type="float" office:value="3.6001099999999999" table:style-name="ce11">
            <text:p>3.60011</text:p>
          </table:table-cell>
          <table:table-cell office:value-type="float" office:value="0.64016200000000001" table:style-name="ce11">
            <text:p>0.640162</text:p>
          </table:table-cell>
          <table:table-cell office:value-type="float" office:value="0.64325299999999996" table:style-name="ce11">
            <text:p>0.643253</text:p>
          </table:table-cell>
          <table:table-cell office:value-type="float" office:value="0.65262299999999995" table:style-name="ce11">
            <text:p>0.652623</text:p>
          </table:table-cell>
          <table:table-cell office:value-type="float" office:value="-1.4194999999999958E-2" table:formula="of:=[.S41]-[.$C$5]" table:style-name="ce1">
            <text:p>-0.014195</text:p>
          </table:table-cell>
          <table:table-cell office:value-type="float" office:value="-1.1104000000000003E-2" table:formula="of:=[.T41]-[.$C$5]" table:style-name="ce1">
            <text:p>-0.011104</text:p>
          </table:table-cell>
          <table:table-cell office:value-type="float" office:value="-1.7340000000000133E-3" table:formula="of:=[.U41]-[.$C$5]" table:style-name="ce1">
            <text:p>-0.001734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3.7000799999999998" table:style-name="ce11">
            <text:p>3.70008</text:p>
          </table:table-cell>
          <table:table-cell office:value-type="float" office:value="0.64609399999999995" table:style-name="ce11">
            <text:p>0.646094</text:p>
          </table:table-cell>
          <table:table-cell office:value-type="float" office:value="0.64107099999999995" table:style-name="ce11">
            <text:p>0.641071</text:p>
          </table:table-cell>
          <table:table-cell office:value-type="float" office:value="0.65085999999999999" table:style-name="ce11">
            <text:p>0.65086</text:p>
          </table:table-cell>
          <table:table-cell office:value-type="float" office:value="-8.2630000000000203E-3" table:formula="of:=[.C42]-[.$C$5]" table:style-name="ce1">
            <text:p>-0.008263</text:p>
          </table:table-cell>
          <table:table-cell office:value-type="float" office:value="-1.328600000000002E-2" table:formula="of:=[.D42]-[.$C$5]" table:style-name="ce1">
            <text:p>-0.013286</text:p>
          </table:table-cell>
          <table:table-cell office:value-type="float" office:value="-3.4969999999999724E-3" table:formula="of:=[.E42]-[.$C$5]" table:style-name="ce1">
            <text:p>-0.003497</text:p>
          </table:table-cell>
          <table:table-cell table:style-name="ce4"/>
          <table:table-cell office:value-type="float" office:value="3.7001300000000001" table:style-name="ce11">
            <text:p>3.70013</text:p>
          </table:table-cell>
          <table:table-cell office:value-type="float" office:value="0.64620900000000003" table:style-name="ce11">
            <text:p>0.646209</text:p>
          </table:table-cell>
          <table:table-cell office:value-type="float" office:value="0.64145600000000003" table:style-name="ce11">
            <text:p>0.641456</text:p>
          </table:table-cell>
          <table:table-cell office:value-type="float" office:value="0.65124800000000005" table:style-name="ce11">
            <text:p>0.651248</text:p>
          </table:table-cell>
          <table:table-cell office:value-type="float" office:value="-8.1479999999999331E-3" table:formula="of:=[.K42]-[.$C$5]" table:style-name="ce1">
            <text:p>-0.008148</text:p>
          </table:table-cell>
          <table:table-cell office:value-type="float" office:value="-1.290099999999994E-2" table:formula="of:=[.L42]-[.$C$5]" table:style-name="ce1">
            <text:p>-0.012901</text:p>
          </table:table-cell>
          <table:table-cell office:value-type="float" office:value="-3.1089999999999174E-3" table:formula="of:=[.M42]-[.$C$5]" table:style-name="ce1">
            <text:p>-0.003109</text:p>
          </table:table-cell>
          <table:table-cell table:style-name="ce6"/>
          <table:table-cell office:value-type="float" office:value="3.7001300000000001" table:style-name="ce11">
            <text:p>3.70013</text:p>
          </table:table-cell>
          <table:table-cell office:value-type="float" office:value="0.64620900000000003" table:style-name="ce11">
            <text:p>0.646209</text:p>
          </table:table-cell>
          <table:table-cell office:value-type="float" office:value="0.64145600000000003" table:style-name="ce11">
            <text:p>0.641456</text:p>
          </table:table-cell>
          <table:table-cell office:value-type="float" office:value="0.65124800000000005" table:style-name="ce11">
            <text:p>0.651248</text:p>
          </table:table-cell>
          <table:table-cell office:value-type="float" office:value="-8.1479999999999331E-3" table:formula="of:=[.S42]-[.$C$5]" table:style-name="ce1">
            <text:p>-0.008148</text:p>
          </table:table-cell>
          <table:table-cell office:value-type="float" office:value="-1.290099999999994E-2" table:formula="of:=[.T42]-[.$C$5]" table:style-name="ce1">
            <text:p>-0.012901</text:p>
          </table:table-cell>
          <table:table-cell office:value-type="float" office:value="-3.1089999999999174E-3" table:formula="of:=[.U42]-[.$C$5]" table:style-name="ce1">
            <text:p>-0.00310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3.8001200000000002" table:style-name="ce11">
            <text:p>3.80012</text:p>
          </table:table-cell>
          <table:table-cell office:value-type="float" office:value="0.65545200000000003" table:style-name="ce11">
            <text:p>0.655452</text:p>
          </table:table-cell>
          <table:table-cell office:value-type="float" office:value="0.64005500000000004" table:style-name="ce11">
            <text:p>0.640055</text:p>
          </table:table-cell>
          <table:table-cell office:value-type="float" office:value="0.64927199999999996" table:style-name="ce11">
            <text:p>0.649272</text:p>
          </table:table-cell>
          <table:table-cell office:value-type="float" office:value="1.0950000000000681E-3" table:formula="of:=[.C43]-[.$C$5]" table:style-name="ce1">
            <text:p>0.001095</text:p>
          </table:table-cell>
          <table:table-cell office:value-type="float" office:value="-1.4301999999999926E-2" table:formula="of:=[.D43]-[.$C$5]" table:style-name="ce1">
            <text:p>-0.014302</text:p>
          </table:table-cell>
          <table:table-cell office:value-type="float" office:value="-5.0850000000000062E-3" table:formula="of:=[.E43]-[.$C$5]" table:style-name="ce1">
            <text:p>-0.005085</text:p>
          </table:table-cell>
          <table:table-cell table:style-name="ce4"/>
          <table:table-cell office:value-type="float" office:value="3.8000600000000002" table:style-name="ce11">
            <text:p>3.80006</text:p>
          </table:table-cell>
          <table:table-cell office:value-type="float" office:value="0.65575099999999997" table:style-name="ce11">
            <text:p>0.655751</text:p>
          </table:table-cell>
          <table:table-cell office:value-type="float" office:value="0.64044800000000002" table:style-name="ce11">
            <text:p>0.640448</text:p>
          </table:table-cell>
          <table:table-cell office:value-type="float" office:value="0.64945900000000001" table:style-name="ce11">
            <text:p>0.649459</text:p>
          </table:table-cell>
          <table:table-cell office:value-type="float" office:value="1.3940000000000063E-3" table:formula="of:=[.K43]-[.$C$5]" table:style-name="ce1">
            <text:p>0.001394</text:p>
          </table:table-cell>
          <table:table-cell office:value-type="float" office:value="-1.3908999999999949E-2" table:formula="of:=[.L43]-[.$C$5]" table:style-name="ce1">
            <text:p>-0.013909</text:p>
          </table:table-cell>
          <table:table-cell office:value-type="float" office:value="-4.8979999999999579E-3" table:formula="of:=[.M43]-[.$C$5]" table:style-name="ce1">
            <text:p>-0.004898</text:p>
          </table:table-cell>
          <table:table-cell table:style-name="ce6"/>
          <table:table-cell office:value-type="float" office:value="3.8000600000000002" table:style-name="ce11">
            <text:p>3.80006</text:p>
          </table:table-cell>
          <table:table-cell office:value-type="float" office:value="0.65575099999999997" table:style-name="ce11">
            <text:p>0.655751</text:p>
          </table:table-cell>
          <table:table-cell office:value-type="float" office:value="0.64044800000000002" table:style-name="ce11">
            <text:p>0.640448</text:p>
          </table:table-cell>
          <table:table-cell office:value-type="float" office:value="0.64945900000000001" table:style-name="ce11">
            <text:p>0.649459</text:p>
          </table:table-cell>
          <table:table-cell office:value-type="float" office:value="1.3940000000000063E-3" table:formula="of:=[.S43]-[.$C$5]" table:style-name="ce1">
            <text:p>0.001394</text:p>
          </table:table-cell>
          <table:table-cell office:value-type="float" office:value="-1.3908999999999949E-2" table:formula="of:=[.T43]-[.$C$5]" table:style-name="ce1">
            <text:p>-0.013909</text:p>
          </table:table-cell>
          <table:table-cell office:value-type="float" office:value="-4.8979999999999579E-3" table:formula="of:=[.U43]-[.$C$5]" table:style-name="ce1">
            <text:p>-0.004898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3.9001000000000001" table:style-name="ce11">
            <text:p>3.9001</text:p>
          </table:table-cell>
          <table:table-cell office:value-type="float" office:value="0.668431" table:style-name="ce11">
            <text:p>0.668431</text:p>
          </table:table-cell>
          <table:table-cell office:value-type="float" office:value="0.64047900000000002" table:style-name="ce11">
            <text:p>0.640479</text:p>
          </table:table-cell>
          <table:table-cell office:value-type="float" office:value="0.64753799999999995" table:style-name="ce11">
            <text:p>0.647538</text:p>
          </table:table-cell>
          <table:table-cell office:value-type="float" office:value="1.4074000000000031E-2" table:formula="of:=[.C44]-[.$C$5]" table:style-name="ce1">
            <text:p>0.014074</text:p>
          </table:table-cell>
          <table:table-cell office:value-type="float" office:value="-1.3877999999999946E-2" table:formula="of:=[.D44]-[.$C$5]" table:style-name="ce1">
            <text:p>-0.013878</text:p>
          </table:table-cell>
          <table:table-cell office:value-type="float" office:value="-6.8190000000000195E-3" table:formula="of:=[.E44]-[.$C$5]" table:style-name="ce1">
            <text:p>-0.006819</text:p>
          </table:table-cell>
          <table:table-cell table:style-name="ce4"/>
          <table:table-cell office:value-type="float" office:value="3.90001" table:style-name="ce11">
            <text:p>3.90001</text:p>
          </table:table-cell>
          <table:table-cell office:value-type="float" office:value="0.66885099999999997" table:style-name="ce11">
            <text:p>0.668851</text:p>
          </table:table-cell>
          <table:table-cell office:value-type="float" office:value="0.64069799999999999" table:style-name="ce11">
            <text:p>0.640698</text:p>
          </table:table-cell>
          <table:table-cell office:value-type="float" office:value="0.64752100000000001" table:style-name="ce11">
            <text:p>0.647521</text:p>
          </table:table-cell>
          <table:table-cell office:value-type="float" office:value="1.4494000000000007E-2" table:formula="of:=[.K44]-[.$C$5]" table:style-name="ce1">
            <text:p>0.014494</text:p>
          </table:table-cell>
          <table:table-cell office:value-type="float" office:value="-1.3658999999999977E-2" table:formula="of:=[.L44]-[.$C$5]" table:style-name="ce1">
            <text:p>-0.013659</text:p>
          </table:table-cell>
          <table:table-cell office:value-type="float" office:value="-6.8359999999999532E-3" table:formula="of:=[.M44]-[.$C$5]" table:style-name="ce1">
            <text:p>-0.006836</text:p>
          </table:table-cell>
          <table:table-cell table:style-name="ce6"/>
          <table:table-cell office:value-type="float" office:value="3.90001" table:style-name="ce11">
            <text:p>3.90001</text:p>
          </table:table-cell>
          <table:table-cell office:value-type="float" office:value="0.66885099999999997" table:style-name="ce11">
            <text:p>0.668851</text:p>
          </table:table-cell>
          <table:table-cell office:value-type="float" office:value="0.64069799999999999" table:style-name="ce11">
            <text:p>0.640698</text:p>
          </table:table-cell>
          <table:table-cell office:value-type="float" office:value="0.64752100000000001" table:style-name="ce11">
            <text:p>0.647521</text:p>
          </table:table-cell>
          <table:table-cell office:value-type="float" office:value="1.4494000000000007E-2" table:formula="of:=[.S44]-[.$C$5]" table:style-name="ce1">
            <text:p>0.014494</text:p>
          </table:table-cell>
          <table:table-cell office:value-type="float" office:value="-1.3658999999999977E-2" table:formula="of:=[.T44]-[.$C$5]" table:style-name="ce1">
            <text:p>-0.013659</text:p>
          </table:table-cell>
          <table:table-cell office:value-type="float" office:value="-6.8359999999999532E-3" table:formula="of:=[.U44]-[.$C$5]" table:style-name="ce1">
            <text:p>-0.006836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4" table:style-name="ce11">
            <text:p>4</text:p>
          </table:table-cell>
          <table:table-cell office:value-type="float" office:value="0.684118" table:style-name="ce11">
            <text:p>0.684118</text:p>
          </table:table-cell>
          <table:table-cell office:value-type="float" office:value="0.64274900000000001" table:style-name="ce11">
            <text:p>0.642749</text:p>
          </table:table-cell>
          <table:table-cell office:value-type="float" office:value="0.64580199999999999" table:style-name="ce11">
            <text:p>0.645802</text:p>
          </table:table-cell>
          <table:table-cell office:value-type="float" office:value="2.9761000000000037E-2" table:formula="of:=[.C45]-[.$C$5]" table:style-name="ce1">
            <text:p>0.029761</text:p>
          </table:table-cell>
          <table:table-cell office:value-type="float" office:value="-1.1607999999999952E-2" table:formula="of:=[.D45]-[.$C$5]" table:style-name="ce1">
            <text:p>-0.011608</text:p>
          </table:table-cell>
          <table:table-cell office:value-type="float" office:value="-8.5549999999999793E-3" table:formula="of:=[.E45]-[.$C$5]" table:style-name="ce1">
            <text:p>-0.008555</text:p>
          </table:table-cell>
          <table:table-cell table:style-name="ce4"/>
          <table:table-cell office:value-type="float" office:value="4.0000299999999998" table:style-name="ce11">
            <text:p>4.00003</text:p>
          </table:table-cell>
          <table:table-cell office:value-type="float" office:value="0.68455200000000005" table:style-name="ce11">
            <text:p>0.684552</text:p>
          </table:table-cell>
          <table:table-cell office:value-type="float" office:value="0.64286600000000005" table:style-name="ce11">
            <text:p>0.642866</text:p>
          </table:table-cell>
          <table:table-cell office:value-type="float" office:value="0.64580199999999999" table:style-name="ce11">
            <text:p>0.645802</text:p>
          </table:table-cell>
          <table:table-cell office:value-type="float" office:value="3.0195000000000083E-2" table:formula="of:=[.K45]-[.$C$5]" table:style-name="ce1">
            <text:p>0.030195</text:p>
          </table:table-cell>
          <table:table-cell office:value-type="float" office:value="-1.1490999999999918E-2" table:formula="of:=[.L45]-[.$C$5]" table:style-name="ce1">
            <text:p>-0.011491</text:p>
          </table:table-cell>
          <table:table-cell office:value-type="float" office:value="-8.5549999999999793E-3" table:formula="of:=[.M45]-[.$C$5]" table:style-name="ce1">
            <text:p>-0.008555</text:p>
          </table:table-cell>
          <table:table-cell table:style-name="ce6"/>
          <table:table-cell office:value-type="float" office:value="4.0000299999999998" table:style-name="ce11">
            <text:p>4.00003</text:p>
          </table:table-cell>
          <table:table-cell office:value-type="float" office:value="0.68455200000000005" table:style-name="ce11">
            <text:p>0.684552</text:p>
          </table:table-cell>
          <table:table-cell office:value-type="float" office:value="0.64286600000000005" table:style-name="ce11">
            <text:p>0.642866</text:p>
          </table:table-cell>
          <table:table-cell office:value-type="float" office:value="0.64580199999999999" table:style-name="ce11">
            <text:p>0.645802</text:p>
          </table:table-cell>
          <table:table-cell office:value-type="float" office:value="3.0195000000000083E-2" table:formula="of:=[.S45]-[.$C$5]" table:style-name="ce1">
            <text:p>0.030195</text:p>
          </table:table-cell>
          <table:table-cell office:value-type="float" office:value="-1.1490999999999918E-2" table:formula="of:=[.T45]-[.$C$5]" table:style-name="ce1">
            <text:p>-0.011491</text:p>
          </table:table-cell>
          <table:table-cell office:value-type="float" office:value="-8.5549999999999793E-3" table:formula="of:=[.U45]-[.$C$5]" table:style-name="ce1">
            <text:p>-0.008555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4.1000500000000004" table:style-name="ce11">
            <text:p>4.10005</text:p>
          </table:table-cell>
          <table:table-cell office:value-type="float" office:value="0.70032000000000005" table:style-name="ce11">
            <text:p>0.70032</text:p>
          </table:table-cell>
          <table:table-cell office:value-type="float" office:value="0.647374" table:style-name="ce11">
            <text:p>0.647374</text:p>
          </table:table-cell>
          <table:table-cell office:value-type="float" office:value="0.64433399999999996" table:style-name="ce11">
            <text:p>0.644334</text:p>
          </table:table-cell>
          <table:table-cell office:value-type="float" office:value="4.5963000000000087E-2" table:formula="of:=[.C46]-[.$C$5]" table:style-name="ce1">
            <text:p>0.045963</text:p>
          </table:table-cell>
          <table:table-cell office:value-type="float" office:value="-6.9829999999999615E-3" table:formula="of:=[.D46]-[.$C$5]" table:style-name="ce1">
            <text:p>-0.006983</text:p>
          </table:table-cell>
          <table:table-cell office:value-type="float" office:value="-1.0023000000000004E-2" table:formula="of:=[.E46]-[.$C$5]" table:style-name="ce1">
            <text:p>-0.010023</text:p>
          </table:table-cell>
          <table:table-cell table:style-name="ce4"/>
          <table:table-cell office:value-type="float" office:value="4.1000199999999998" table:style-name="ce11">
            <text:p>4.10002</text:p>
          </table:table-cell>
          <table:table-cell office:value-type="float" office:value="0.70035899999999995" table:style-name="ce11">
            <text:p>0.700359</text:p>
          </table:table-cell>
          <table:table-cell office:value-type="float" office:value="0.64755600000000002" table:style-name="ce11">
            <text:p>0.647556</text:p>
          </table:table-cell>
          <table:table-cell office:value-type="float" office:value="0.64454400000000001" table:style-name="ce11">
            <text:p>0.644544</text:p>
          </table:table-cell>
          <table:table-cell office:value-type="float" office:value="4.6001999999999987E-2" table:formula="of:=[.K46]-[.$C$5]" table:style-name="ce1">
            <text:p>0.046002</text:p>
          </table:table-cell>
          <table:table-cell office:value-type="float" office:value="-6.800999999999946E-3" table:formula="of:=[.L46]-[.$C$5]" table:style-name="ce1">
            <text:p>-0.006801</text:p>
          </table:table-cell>
          <table:table-cell office:value-type="float" office:value="-9.8129999999999606E-3" table:formula="of:=[.M46]-[.$C$5]" table:style-name="ce1">
            <text:p>-0.009813</text:p>
          </table:table-cell>
          <table:table-cell table:style-name="ce6"/>
          <table:table-cell office:value-type="float" office:value="4.1000199999999998" table:style-name="ce11">
            <text:p>4.10002</text:p>
          </table:table-cell>
          <table:table-cell office:value-type="float" office:value="0.70035899999999995" table:style-name="ce11">
            <text:p>0.700359</text:p>
          </table:table-cell>
          <table:table-cell office:value-type="float" office:value="0.64755600000000002" table:style-name="ce11">
            <text:p>0.647556</text:p>
          </table:table-cell>
          <table:table-cell office:value-type="float" office:value="0.64454400000000001" table:style-name="ce11">
            <text:p>0.644544</text:p>
          </table:table-cell>
          <table:table-cell office:value-type="float" office:value="4.6001999999999987E-2" table:formula="of:=[.S46]-[.$C$5]" table:style-name="ce1">
            <text:p>0.046002</text:p>
          </table:table-cell>
          <table:table-cell office:value-type="float" office:value="-6.800999999999946E-3" table:formula="of:=[.T46]-[.$C$5]" table:style-name="ce1">
            <text:p>-0.006801</text:p>
          </table:table-cell>
          <table:table-cell office:value-type="float" office:value="-9.8129999999999606E-3" table:formula="of:=[.U46]-[.$C$5]" table:style-name="ce1">
            <text:p>-0.009813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4.2000599999999997" table:style-name="ce11">
            <text:p>4.20006</text:p>
          </table:table-cell>
          <table:table-cell office:value-type="float" office:value="0.71334799999999998" table:style-name="ce11">
            <text:p>0.713348</text:p>
          </table:table-cell>
          <table:table-cell office:value-type="float" office:value="0.654721" table:style-name="ce11">
            <text:p>0.654721</text:p>
          </table:table-cell>
          <table:table-cell office:value-type="float" office:value="0.64350099999999999" table:style-name="ce11">
            <text:p>0.643501</text:p>
          </table:table-cell>
          <table:table-cell office:value-type="float" office:value="5.8991000000000016E-2" table:formula="of:=[.C47]-[.$C$5]" table:style-name="ce1">
            <text:p>0.058991</text:p>
          </table:table-cell>
          <table:table-cell office:value-type="float" office:value="3.6400000000003097E-4" table:formula="of:=[.D47]-[.$C$5]" table:style-name="ce1">
            <text:p>0.000364</text:p>
          </table:table-cell>
          <table:table-cell office:value-type="float" office:value="-1.0855999999999977E-2" table:formula="of:=[.E47]-[.$C$5]" table:style-name="ce1">
            <text:p>-0.010856</text:p>
          </table:table-cell>
          <table:table-cell table:style-name="ce4"/>
          <table:table-cell office:value-type="float" office:value="4.2001099999999996" table:style-name="ce11">
            <text:p>4.20011</text:p>
          </table:table-cell>
          <table:table-cell office:value-type="float" office:value="0.713507" table:style-name="ce11">
            <text:p>0.713507</text:p>
          </table:table-cell>
          <table:table-cell office:value-type="float" office:value="0.65514499999999998" table:style-name="ce11">
            <text:p>0.655145</text:p>
          </table:table-cell>
          <table:table-cell office:value-type="float" office:value="0.643988" table:style-name="ce11">
            <text:p>0.643988</text:p>
          </table:table-cell>
          <table:table-cell office:value-type="float" office:value="5.9150000000000036E-2" table:formula="of:=[.K47]-[.$C$5]" table:style-name="ce1">
            <text:p>0.05915</text:p>
          </table:table-cell>
          <table:table-cell office:value-type="float" office:value="7.8800000000001091E-4" table:formula="of:=[.L47]-[.$C$5]" table:style-name="ce1">
            <text:p>0.000788</text:p>
          </table:table-cell>
          <table:table-cell office:value-type="float" office:value="-1.0368999999999962E-2" table:formula="of:=[.M47]-[.$C$5]" table:style-name="ce1">
            <text:p>-0.010369</text:p>
          </table:table-cell>
          <table:table-cell table:style-name="ce6"/>
          <table:table-cell office:value-type="float" office:value="4.2001099999999996" table:style-name="ce11">
            <text:p>4.20011</text:p>
          </table:table-cell>
          <table:table-cell office:value-type="float" office:value="0.713507" table:style-name="ce11">
            <text:p>0.713507</text:p>
          </table:table-cell>
          <table:table-cell office:value-type="float" office:value="0.65514499999999998" table:style-name="ce11">
            <text:p>0.655145</text:p>
          </table:table-cell>
          <table:table-cell office:value-type="float" office:value="0.643988" table:style-name="ce11">
            <text:p>0.643988</text:p>
          </table:table-cell>
          <table:table-cell office:value-type="float" office:value="5.9150000000000036E-2" table:formula="of:=[.S47]-[.$C$5]" table:style-name="ce1">
            <text:p>0.05915</text:p>
          </table:table-cell>
          <table:table-cell office:value-type="float" office:value="7.8800000000001091E-4" table:formula="of:=[.T47]-[.$C$5]" table:style-name="ce1">
            <text:p>0.000788</text:p>
          </table:table-cell>
          <table:table-cell office:value-type="float" office:value="-1.0368999999999962E-2" table:formula="of:=[.U47]-[.$C$5]" table:style-name="ce1">
            <text:p>-0.01036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4.3000699999999998" table:style-name="ce11">
            <text:p>4.30007</text:p>
          </table:table-cell>
          <table:table-cell office:value-type="float" office:value="0.71981499999999998" table:style-name="ce11">
            <text:p>0.719815</text:p>
          </table:table-cell>
          <table:table-cell office:value-type="float" office:value="0.66487499999999999" table:style-name="ce11">
            <text:p>0.664875</text:p>
          </table:table-cell>
          <table:table-cell office:value-type="float" office:value="0.643737" table:style-name="ce11">
            <text:p>0.643737</text:p>
          </table:table-cell>
          <table:table-cell office:value-type="float" office:value="6.5458000000000016E-2" table:formula="of:=[.C48]-[.$C$5]" table:style-name="ce1">
            <text:p>0.065458</text:p>
          </table:table-cell>
          <table:table-cell office:value-type="float" office:value="1.0518000000000027E-2" table:formula="of:=[.D48]-[.$C$5]" table:style-name="ce1">
            <text:p>0.010518</text:p>
          </table:table-cell>
          <table:table-cell office:value-type="float" office:value="-1.0619999999999963E-2" table:formula="of:=[.E48]-[.$C$5]" table:style-name="ce1">
            <text:p>-0.01062</text:p>
          </table:table-cell>
          <table:table-cell table:style-name="ce4"/>
          <table:table-cell office:value-type="float" office:value="4.30009" table:style-name="ce11">
            <text:p>4.30009</text:p>
          </table:table-cell>
          <table:table-cell office:value-type="float" office:value="0.71968799999999999" table:style-name="ce11">
            <text:p>0.719688</text:p>
          </table:table-cell>
          <table:table-cell office:value-type="float" office:value="0.66569400000000001" table:style-name="ce11">
            <text:p>0.665694</text:p>
          </table:table-cell>
          <table:table-cell office:value-type="float" office:value="0.64453700000000003" table:style-name="ce11">
            <text:p>0.644537</text:p>
          </table:table-cell>
          <table:table-cell office:value-type="float" office:value="6.5331000000000028E-2" table:formula="of:=[.K48]-[.$C$5]" table:style-name="ce1">
            <text:p>0.065331</text:p>
          </table:table-cell>
          <table:table-cell office:value-type="float" office:value="1.1337000000000041E-2" table:formula="of:=[.L48]-[.$C$5]" table:style-name="ce1">
            <text:p>0.011337</text:p>
          </table:table-cell>
          <table:table-cell office:value-type="float" office:value="-9.8199999999999399E-3" table:formula="of:=[.M48]-[.$C$5]" table:style-name="ce1">
            <text:p>-0.00982</text:p>
          </table:table-cell>
          <table:table-cell table:style-name="ce6"/>
          <table:table-cell office:value-type="float" office:value="4.30009" table:style-name="ce11">
            <text:p>4.30009</text:p>
          </table:table-cell>
          <table:table-cell office:value-type="float" office:value="0.71968799999999999" table:style-name="ce11">
            <text:p>0.719688</text:p>
          </table:table-cell>
          <table:table-cell office:value-type="float" office:value="0.66569400000000001" table:style-name="ce11">
            <text:p>0.665694</text:p>
          </table:table-cell>
          <table:table-cell office:value-type="float" office:value="0.64453700000000003" table:style-name="ce11">
            <text:p>0.644537</text:p>
          </table:table-cell>
          <table:table-cell office:value-type="float" office:value="6.5331000000000028E-2" table:formula="of:=[.S48]-[.$C$5]" table:style-name="ce1">
            <text:p>0.065331</text:p>
          </table:table-cell>
          <table:table-cell office:value-type="float" office:value="1.1337000000000041E-2" table:formula="of:=[.T48]-[.$C$5]" table:style-name="ce1">
            <text:p>0.011337</text:p>
          </table:table-cell>
          <table:table-cell office:value-type="float" office:value="-9.8199999999999399E-3" table:formula="of:=[.U48]-[.$C$5]" table:style-name="ce1">
            <text:p>-0.0098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4.4000500000000002" table:style-name="ce11">
            <text:p>4.40005</text:p>
          </table:table-cell>
          <table:table-cell office:value-type="float" office:value="0.71549799999999997" table:style-name="ce11">
            <text:p>0.715498</text:p>
          </table:table-cell>
          <table:table-cell office:value-type="float" office:value="0.67744300000000002" table:style-name="ce11">
            <text:p>0.677443</text:p>
          </table:table-cell>
          <table:table-cell office:value-type="float" office:value="0.645486" table:style-name="ce11">
            <text:p>0.645486</text:p>
          </table:table-cell>
          <table:table-cell office:value-type="float" office:value="6.1141000000000001E-2" table:formula="of:=[.C49]-[.$C$5]" table:style-name="ce1">
            <text:p>0.061141</text:p>
          </table:table-cell>
          <table:table-cell office:value-type="float" office:value="2.3086000000000051E-2" table:formula="of:=[.D49]-[.$C$5]" table:style-name="ce1">
            <text:p>0.023086</text:p>
          </table:table-cell>
          <table:table-cell office:value-type="float" office:value="-8.8709999999999622E-3" table:formula="of:=[.E49]-[.$C$5]" table:style-name="ce1">
            <text:p>-0.008871</text:p>
          </table:table-cell>
          <table:table-cell table:style-name="ce4"/>
          <table:table-cell office:value-type="float" office:value="4.40008" table:style-name="ce11">
            <text:p>4.40008</text:p>
          </table:table-cell>
          <table:table-cell office:value-type="float" office:value="0.71511999999999998" table:style-name="ce11">
            <text:p>0.71512</text:p>
          </table:table-cell>
          <table:table-cell office:value-type="float" office:value="0.67868899999999999" table:style-name="ce11">
            <text:p>0.678689</text:p>
          </table:table-cell>
          <table:table-cell office:value-type="float" office:value="0.64659500000000003" table:style-name="ce11">
            <text:p>0.646595</text:p>
          </table:table-cell>
          <table:table-cell office:value-type="float" office:value="6.0763000000000011E-2" table:formula="of:=[.K49]-[.$C$5]" table:style-name="ce1">
            <text:p>0.060763</text:p>
          </table:table-cell>
          <table:table-cell office:value-type="float" office:value="2.433200000000002E-2" table:formula="of:=[.L49]-[.$C$5]" table:style-name="ce1">
            <text:p>0.024332</text:p>
          </table:table-cell>
          <table:table-cell office:value-type="float" office:value="-7.7619999999999356E-3" table:formula="of:=[.M49]-[.$C$5]" table:style-name="ce1">
            <text:p>-0.007762</text:p>
          </table:table-cell>
          <table:table-cell table:style-name="ce6"/>
          <table:table-cell office:value-type="float" office:value="4.40008" table:style-name="ce11">
            <text:p>4.40008</text:p>
          </table:table-cell>
          <table:table-cell office:value-type="float" office:value="0.71511999999999998" table:style-name="ce11">
            <text:p>0.71512</text:p>
          </table:table-cell>
          <table:table-cell office:value-type="float" office:value="0.67868899999999999" table:style-name="ce11">
            <text:p>0.678689</text:p>
          </table:table-cell>
          <table:table-cell office:value-type="float" office:value="0.64659500000000003" table:style-name="ce11">
            <text:p>0.646595</text:p>
          </table:table-cell>
          <table:table-cell office:value-type="float" office:value="6.0763000000000011E-2" table:formula="of:=[.S49]-[.$C$5]" table:style-name="ce1">
            <text:p>0.060763</text:p>
          </table:table-cell>
          <table:table-cell office:value-type="float" office:value="2.433200000000002E-2" table:formula="of:=[.T49]-[.$C$5]" table:style-name="ce1">
            <text:p>0.024332</text:p>
          </table:table-cell>
          <table:table-cell office:value-type="float" office:value="-7.7619999999999356E-3" table:formula="of:=[.U49]-[.$C$5]" table:style-name="ce1">
            <text:p>-0.00776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4.5000600000000004" table:style-name="ce11">
            <text:p>4.50006</text:p>
          </table:table-cell>
          <table:table-cell office:value-type="float" office:value="0.69981099999999996" table:style-name="ce11">
            <text:p>0.699811</text:p>
          </table:table-cell>
          <table:table-cell office:value-type="float" office:value="0.69131299999999996" table:style-name="ce11">
            <text:p>0.691313</text:p>
          </table:table-cell>
          <table:table-cell office:value-type="float" office:value="0.64918900000000002" table:style-name="ce11">
            <text:p>0.649189</text:p>
          </table:table-cell>
          <table:table-cell office:value-type="float" office:value="4.5453999999999994E-2" table:formula="of:=[.C50]-[.$C$5]" table:style-name="ce1">
            <text:p>0.045454</text:p>
          </table:table-cell>
          <table:table-cell office:value-type="float" office:value="3.6955999999999989E-2" table:formula="of:=[.D50]-[.$C$5]" table:style-name="ce1">
            <text:p>0.036956</text:p>
          </table:table-cell>
          <table:table-cell office:value-type="float" office:value="-5.1679999999999504E-3" table:formula="of:=[.E50]-[.$C$5]" table:style-name="ce1">
            <text:p>-0.005168</text:p>
          </table:table-cell>
          <table:table-cell table:style-name="ce4"/>
          <table:table-cell office:value-type="float" office:value="4.5001199999999999" table:style-name="ce11">
            <text:p>4.50012</text:p>
          </table:table-cell>
          <table:table-cell office:value-type="float" office:value="0.70017600000000002" table:style-name="ce11">
            <text:p>0.700176</text:p>
          </table:table-cell>
          <table:table-cell office:value-type="float" office:value="0.69265200000000005" table:style-name="ce11">
            <text:p>0.692652</text:p>
          </table:table-cell>
          <table:table-cell office:value-type="float" office:value="0.650451" table:style-name="ce11">
            <text:p>0.650451</text:p>
          </table:table-cell>
          <table:table-cell office:value-type="float" office:value="4.5819000000000054E-2" table:formula="of:=[.K50]-[.$C$5]" table:style-name="ce1">
            <text:p>0.045819</text:p>
          </table:table-cell>
          <table:table-cell office:value-type="float" office:value="3.8295000000000079E-2" table:formula="of:=[.L50]-[.$C$5]" table:style-name="ce1">
            <text:p>0.038295</text:p>
          </table:table-cell>
          <table:table-cell office:value-type="float" office:value="-3.9059999999999651E-3" table:formula="of:=[.M50]-[.$C$5]" table:style-name="ce1">
            <text:p>-0.003906</text:p>
          </table:table-cell>
          <table:table-cell table:style-name="ce6"/>
          <table:table-cell office:value-type="float" office:value="4.5001199999999999" table:style-name="ce11">
            <text:p>4.50012</text:p>
          </table:table-cell>
          <table:table-cell office:value-type="float" office:value="0.70017600000000002" table:style-name="ce11">
            <text:p>0.700176</text:p>
          </table:table-cell>
          <table:table-cell office:value-type="float" office:value="0.69265200000000005" table:style-name="ce11">
            <text:p>0.692652</text:p>
          </table:table-cell>
          <table:table-cell office:value-type="float" office:value="0.650451" table:style-name="ce11">
            <text:p>0.650451</text:p>
          </table:table-cell>
          <table:table-cell office:value-type="float" office:value="4.5819000000000054E-2" table:formula="of:=[.S50]-[.$C$5]" table:style-name="ce1">
            <text:p>0.045819</text:p>
          </table:table-cell>
          <table:table-cell office:value-type="float" office:value="3.8295000000000079E-2" table:formula="of:=[.T50]-[.$C$5]" table:style-name="ce1">
            <text:p>0.038295</text:p>
          </table:table-cell>
          <table:table-cell office:value-type="float" office:value="-3.9059999999999651E-3" table:formula="of:=[.U50]-[.$C$5]" table:style-name="ce1">
            <text:p>-0.003906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4.6000800000000002" table:style-name="ce11">
            <text:p>4.60008</text:p>
          </table:table-cell>
          <table:table-cell office:value-type="float" office:value="0.67783300000000002" table:style-name="ce11">
            <text:p>0.677833</text:p>
          </table:table-cell>
          <table:table-cell office:value-type="float" office:value="0.70398400000000005" table:style-name="ce11">
            <text:p>0.703984</text:p>
          </table:table-cell>
          <table:table-cell office:value-type="float" office:value="0.65520900000000004" table:style-name="ce11">
            <text:p>0.655209</text:p>
          </table:table-cell>
          <table:table-cell office:value-type="float" office:value="2.3476000000000052E-2" table:formula="of:=[.C51]-[.$C$5]" table:style-name="ce1">
            <text:p>0.023476</text:p>
          </table:table-cell>
          <table:table-cell office:value-type="float" office:value="4.9627000000000088E-2" table:formula="of:=[.D51]-[.$C$5]" table:style-name="ce1">
            <text:p>0.049627</text:p>
          </table:table-cell>
          <table:table-cell office:value-type="float" office:value="8.5200000000007492E-4" table:formula="of:=[.E51]-[.$C$5]" table:style-name="ce1">
            <text:p>0.000852</text:p>
          </table:table-cell>
          <table:table-cell table:style-name="ce4"/>
          <table:table-cell office:value-type="float" office:value="4.6001300000000001" table:style-name="ce11">
            <text:p>4.60013</text:p>
          </table:table-cell>
          <table:table-cell office:value-type="float" office:value="0.67856099999999997" table:style-name="ce11">
            <text:p>0.678561</text:p>
          </table:table-cell>
          <table:table-cell office:value-type="float" office:value="0.70477800000000002" table:style-name="ce11">
            <text:p>0.704778</text:p>
          </table:table-cell>
          <table:table-cell office:value-type="float" office:value="0.65635200000000005" table:style-name="ce11">
            <text:p>0.656352</text:p>
          </table:table-cell>
          <table:table-cell office:value-type="float" office:value="2.4204000000000003E-2" table:formula="of:=[.K51]-[.$C$5]" table:style-name="ce1">
            <text:p>0.024204</text:p>
          </table:table-cell>
          <table:table-cell office:value-type="float" office:value="5.0421000000000049E-2" table:formula="of:=[.L51]-[.$C$5]" table:style-name="ce1">
            <text:p>0.050421</text:p>
          </table:table-cell>
          <table:table-cell office:value-type="float" office:value="1.99500000000008E-3" table:formula="of:=[.M51]-[.$C$5]" table:style-name="ce1">
            <text:p>0.001995</text:p>
          </table:table-cell>
          <table:table-cell table:style-name="ce6"/>
          <table:table-cell office:value-type="float" office:value="4.6001300000000001" table:style-name="ce11">
            <text:p>4.60013</text:p>
          </table:table-cell>
          <table:table-cell office:value-type="float" office:value="0.67856099999999997" table:style-name="ce11">
            <text:p>0.678561</text:p>
          </table:table-cell>
          <table:table-cell office:value-type="float" office:value="0.70477800000000002" table:style-name="ce11">
            <text:p>0.704778</text:p>
          </table:table-cell>
          <table:table-cell office:value-type="float" office:value="0.65635200000000005" table:style-name="ce11">
            <text:p>0.656352</text:p>
          </table:table-cell>
          <table:table-cell office:value-type="float" office:value="2.4204000000000003E-2" table:formula="of:=[.S51]-[.$C$5]" table:style-name="ce1">
            <text:p>0.024204</text:p>
          </table:table-cell>
          <table:table-cell office:value-type="float" office:value="5.0421000000000049E-2" table:formula="of:=[.T51]-[.$C$5]" table:style-name="ce1">
            <text:p>0.050421</text:p>
          </table:table-cell>
          <table:table-cell office:value-type="float" office:value="1.99500000000008E-3" table:formula="of:=[.U51]-[.$C$5]" table:style-name="ce1">
            <text:p>0.001995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4.7001299999999997" table:style-name="ce11">
            <text:p>4.70013</text:p>
          </table:table-cell>
          <table:table-cell office:value-type="float" office:value="0.65381500000000004" table:style-name="ce11">
            <text:p>0.653815</text:p>
          </table:table-cell>
          <table:table-cell office:value-type="float" office:value="0.71164099999999997" table:style-name="ce11">
            <text:p>0.711641</text:p>
          </table:table-cell>
          <table:table-cell office:value-type="float" office:value="0.66358200000000001" table:style-name="ce11">
            <text:p>0.663582</text:p>
          </table:table-cell>
          <table:table-cell office:value-type="float" office:value="-5.4199999999993143E-4" table:formula="of:=[.C52]-[.$C$5]" table:style-name="ce1">
            <text:p>-0.000542</text:p>
          </table:table-cell>
          <table:table-cell office:value-type="float" office:value="5.7284000000000002E-2" table:formula="of:=[.D52]-[.$C$5]" table:style-name="ce1">
            <text:p>0.057284</text:p>
          </table:table-cell>
          <table:table-cell office:value-type="float" office:value="9.2250000000000387E-3" table:formula="of:=[.E52]-[.$C$5]" table:style-name="ce1">
            <text:p>0.009225</text:p>
          </table:table-cell>
          <table:table-cell table:style-name="ce4"/>
          <table:table-cell office:value-type="float" office:value="4.7000099999999998" table:style-name="ce11">
            <text:p>4.70001</text:p>
          </table:table-cell>
          <table:table-cell office:value-type="float" office:value="0.65454299999999999" table:style-name="ce11">
            <text:p>0.654543</text:p>
          </table:table-cell>
          <table:table-cell office:value-type="float" office:value="0.71185500000000002" table:style-name="ce11">
            <text:p>0.711855</text:p>
          </table:table-cell>
          <table:table-cell office:value-type="float" office:value="0.66450799999999999" table:style-name="ce11">
            <text:p>0.664508</text:p>
          </table:table-cell>
          <table:table-cell office:value-type="float" office:value="1.8600000000001948E-4" table:formula="of:=[.K52]-[.$C$5]" table:style-name="ce1">
            <text:p>0.000186</text:p>
          </table:table-cell>
          <table:table-cell office:value-type="float" office:value="5.7498000000000049E-2" table:formula="of:=[.L52]-[.$C$5]" table:style-name="ce1">
            <text:p>0.057498</text:p>
          </table:table-cell>
          <table:table-cell office:value-type="float" office:value="1.0151000000000021E-2" table:formula="of:=[.M52]-[.$C$5]" table:style-name="ce1">
            <text:p>0.010151</text:p>
          </table:table-cell>
          <table:table-cell table:style-name="ce6"/>
          <table:table-cell office:value-type="float" office:value="4.7000099999999998" table:style-name="ce11">
            <text:p>4.70001</text:p>
          </table:table-cell>
          <table:table-cell office:value-type="float" office:value="0.65454299999999999" table:style-name="ce11">
            <text:p>0.654543</text:p>
          </table:table-cell>
          <table:table-cell office:value-type="float" office:value="0.71185500000000002" table:style-name="ce11">
            <text:p>0.711855</text:p>
          </table:table-cell>
          <table:table-cell office:value-type="float" office:value="0.66450799999999999" table:style-name="ce11">
            <text:p>0.664508</text:p>
          </table:table-cell>
          <table:table-cell office:value-type="float" office:value="1.8600000000001948E-4" table:formula="of:=[.S52]-[.$C$5]" table:style-name="ce1">
            <text:p>0.000186</text:p>
          </table:table-cell>
          <table:table-cell office:value-type="float" office:value="5.7498000000000049E-2" table:formula="of:=[.T52]-[.$C$5]" table:style-name="ce1">
            <text:p>0.057498</text:p>
          </table:table-cell>
          <table:table-cell office:value-type="float" office:value="1.0151000000000021E-2" table:formula="of:=[.U52]-[.$C$5]" table:style-name="ce1">
            <text:p>0.010151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4.8001100000000001" table:style-name="ce11">
            <text:p>4.80011</text:p>
          </table:table-cell>
          <table:table-cell office:value-type="float" office:value="0.63068299999999999" table:style-name="ce11">
            <text:p>0.630683</text:p>
          </table:table-cell>
          <table:table-cell office:value-type="float" office:value="0.71197900000000003" table:style-name="ce11">
            <text:p>0.711979</text:p>
          </table:table-cell>
          <table:table-cell office:value-type="float" office:value="0.67388000000000003" table:style-name="ce11">
            <text:p>0.67388</text:p>
          </table:table-cell>
          <table:table-cell office:value-type="float" office:value="-2.3673999999999973E-2" table:formula="of:=[.C53]-[.$C$5]" table:style-name="ce1">
            <text:p>-0.023674</text:p>
          </table:table-cell>
          <table:table-cell office:value-type="float" office:value="5.7622000000000062E-2" table:formula="of:=[.D53]-[.$C$5]" table:style-name="ce1">
            <text:p>0.057622</text:p>
          </table:table-cell>
          <table:table-cell office:value-type="float" office:value="1.9523000000000068E-2" table:formula="of:=[.E53]-[.$C$5]" table:style-name="ce1">
            <text:p>0.019523</text:p>
          </table:table-cell>
          <table:table-cell table:style-name="ce4"/>
          <table:table-cell office:value-type="float" office:value="4.8000499999999997" table:style-name="ce11">
            <text:p>4.80005</text:p>
          </table:table-cell>
          <table:table-cell office:value-type="float" office:value="0.63183400000000001" table:style-name="ce11">
            <text:p>0.631834</text:p>
          </table:table-cell>
          <table:table-cell office:value-type="float" office:value="0.71204400000000001" table:style-name="ce11">
            <text:p>0.712044</text:p>
          </table:table-cell>
          <table:table-cell office:value-type="float" office:value="0.67472200000000004" table:style-name="ce11">
            <text:p>0.674722</text:p>
          </table:table-cell>
          <table:table-cell office:value-type="float" office:value="-2.252299999999996E-2" table:formula="of:=[.K53]-[.$C$5]" table:style-name="ce1">
            <text:p>-0.022523</text:p>
          </table:table-cell>
          <table:table-cell office:value-type="float" office:value="5.7687000000000044E-2" table:formula="of:=[.L53]-[.$C$5]" table:style-name="ce1">
            <text:p>0.057687</text:p>
          </table:table-cell>
          <table:table-cell office:value-type="float" office:value="2.0365000000000077E-2" table:formula="of:=[.M53]-[.$C$5]" table:style-name="ce1">
            <text:p>0.020365</text:p>
          </table:table-cell>
          <table:table-cell table:style-name="ce6"/>
          <table:table-cell office:value-type="float" office:value="4.8000499999999997" table:style-name="ce11">
            <text:p>4.80005</text:p>
          </table:table-cell>
          <table:table-cell office:value-type="float" office:value="0.63183400000000001" table:style-name="ce11">
            <text:p>0.631834</text:p>
          </table:table-cell>
          <table:table-cell office:value-type="float" office:value="0.71204400000000001" table:style-name="ce11">
            <text:p>0.712044</text:p>
          </table:table-cell>
          <table:table-cell office:value-type="float" office:value="0.67472200000000004" table:style-name="ce11">
            <text:p>0.674722</text:p>
          </table:table-cell>
          <table:table-cell office:value-type="float" office:value="-2.252299999999996E-2" table:formula="of:=[.S53]-[.$C$5]" table:style-name="ce1">
            <text:p>-0.022523</text:p>
          </table:table-cell>
          <table:table-cell office:value-type="float" office:value="5.7687000000000044E-2" table:formula="of:=[.T53]-[.$C$5]" table:style-name="ce1">
            <text:p>0.057687</text:p>
          </table:table-cell>
          <table:table-cell office:value-type="float" office:value="2.0365000000000077E-2" table:formula="of:=[.U53]-[.$C$5]" table:style-name="ce1">
            <text:p>0.020365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4.9000300000000001" table:style-name="ce11">
            <text:p>4.90003</text:p>
          </table:table-cell>
          <table:table-cell office:value-type="float" office:value="0.61124299999999998" table:style-name="ce11">
            <text:p>0.611243</text:p>
          </table:table-cell>
          <table:table-cell office:value-type="float" office:value="0.70327099999999998" table:style-name="ce11">
            <text:p>0.703271</text:p>
          </table:table-cell>
          <table:table-cell office:value-type="float" office:value="0.68523100000000003" table:style-name="ce11">
            <text:p>0.685231</text:p>
          </table:table-cell>
          <table:table-cell office:value-type="float" office:value="-4.3113999999999986E-2" table:formula="of:=[.C54]-[.$C$5]" table:style-name="ce1">
            <text:p>-0.043114</text:p>
          </table:table-cell>
          <table:table-cell office:value-type="float" office:value="4.8914000000000013E-2" table:formula="of:=[.D54]-[.$C$5]" table:style-name="ce1">
            <text:p>0.048914</text:p>
          </table:table-cell>
          <table:table-cell office:value-type="float" office:value="3.0874000000000068E-2" table:formula="of:=[.E54]-[.$C$5]" table:style-name="ce1">
            <text:p>0.030874</text:p>
          </table:table-cell>
          <table:table-cell table:style-name="ce4"/>
          <table:table-cell office:value-type="float" office:value="4.90008" table:style-name="ce11">
            <text:p>4.90008</text:p>
          </table:table-cell>
          <table:table-cell office:value-type="float" office:value="0.612981" table:style-name="ce11">
            <text:p>0.612981</text:p>
          </table:table-cell>
          <table:table-cell office:value-type="float" office:value="0.70316400000000001" table:style-name="ce11">
            <text:p>0.703164</text:p>
          </table:table-cell>
          <table:table-cell office:value-type="float" office:value="0.68583700000000003" table:style-name="ce11">
            <text:p>0.685837</text:p>
          </table:table-cell>
          <table:table-cell office:value-type="float" office:value="-4.1375999999999968E-2" table:formula="of:=[.K54]-[.$C$5]" table:style-name="ce1">
            <text:p>-0.041376</text:p>
          </table:table-cell>
          <table:table-cell office:value-type="float" office:value="4.8807000000000045E-2" table:formula="of:=[.L54]-[.$C$5]" table:style-name="ce1">
            <text:p>0.048807</text:p>
          </table:table-cell>
          <table:table-cell office:value-type="float" office:value="3.1480000000000063E-2" table:formula="of:=[.M54]-[.$C$5]" table:style-name="ce1">
            <text:p>0.03148</text:p>
          </table:table-cell>
          <table:table-cell table:style-name="ce6"/>
          <table:table-cell office:value-type="float" office:value="4.90008" table:style-name="ce11">
            <text:p>4.90008</text:p>
          </table:table-cell>
          <table:table-cell office:value-type="float" office:value="0.612981" table:style-name="ce11">
            <text:p>0.612981</text:p>
          </table:table-cell>
          <table:table-cell office:value-type="float" office:value="0.70316400000000001" table:style-name="ce11">
            <text:p>0.703164</text:p>
          </table:table-cell>
          <table:table-cell office:value-type="float" office:value="0.68583700000000003" table:style-name="ce11">
            <text:p>0.685837</text:p>
          </table:table-cell>
          <table:table-cell office:value-type="float" office:value="-4.1375999999999968E-2" table:formula="of:=[.S54]-[.$C$5]" table:style-name="ce1">
            <text:p>-0.041376</text:p>
          </table:table-cell>
          <table:table-cell office:value-type="float" office:value="4.8807000000000045E-2" table:formula="of:=[.T54]-[.$C$5]" table:style-name="ce1">
            <text:p>0.048807</text:p>
          </table:table-cell>
          <table:table-cell office:value-type="float" office:value="3.1480000000000063E-2" table:formula="of:=[.U54]-[.$C$5]" table:style-name="ce1">
            <text:p>0.03148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5.0000600000000004" table:style-name="ce11">
            <text:p>5.00006</text:p>
          </table:table-cell>
          <table:table-cell office:value-type="float" office:value="0.59828300000000001" table:style-name="ce11">
            <text:p>0.598283</text:p>
          </table:table-cell>
          <table:table-cell office:value-type="float" office:value="0.68706800000000001" table:style-name="ce11">
            <text:p>0.687068</text:p>
          </table:table-cell>
          <table:table-cell office:value-type="float" office:value="0.69609900000000002" table:style-name="ce11">
            <text:p>0.696099</text:p>
          </table:table-cell>
          <table:table-cell office:value-type="float" office:value="-5.6073999999999957E-2" table:formula="of:=[.C55]-[.$C$5]" table:style-name="ce1">
            <text:p>-0.056074</text:p>
          </table:table-cell>
          <table:table-cell office:value-type="float" office:value="3.2711000000000046E-2" table:formula="of:=[.D55]-[.$C$5]" table:style-name="ce1">
            <text:p>0.032711</text:p>
          </table:table-cell>
          <table:table-cell office:value-type="float" office:value="4.1742000000000057E-2" table:formula="of:=[.E55]-[.$C$5]" table:style-name="ce1">
            <text:p>0.041742</text:p>
          </table:table-cell>
          <table:table-cell table:style-name="ce4"/>
          <table:table-cell office:value-type="float" office:value="5.0001199999999999" table:style-name="ce11">
            <text:p>5.00012</text:p>
          </table:table-cell>
          <table:table-cell office:value-type="float" office:value="0.59926800000000002" table:style-name="ce11">
            <text:p>0.599268</text:p>
          </table:table-cell>
          <table:table-cell office:value-type="float" office:value="0.68673799999999996" table:style-name="ce11">
            <text:p>0.686738</text:p>
          </table:table-cell>
          <table:table-cell office:value-type="float" office:value="0.69592799999999999" table:style-name="ce11">
            <text:p>0.695928</text:p>
          </table:table-cell>
          <table:table-cell office:value-type="float" office:value="-5.5088999999999944E-2" table:formula="of:=[.K55]-[.$C$5]" table:style-name="ce1">
            <text:p>-0.055089</text:p>
          </table:table-cell>
          <table:table-cell office:value-type="float" office:value="3.2380999999999993E-2" table:formula="of:=[.L55]-[.$C$5]" table:style-name="ce1">
            <text:p>0.032381</text:p>
          </table:table-cell>
          <table:table-cell office:value-type="float" office:value="4.1571000000000025E-2" table:formula="of:=[.M55]-[.$C$5]" table:style-name="ce1">
            <text:p>0.041571</text:p>
          </table:table-cell>
          <table:table-cell table:style-name="ce6"/>
          <table:table-cell office:value-type="float" office:value="5.0001199999999999" table:style-name="ce11">
            <text:p>5.00012</text:p>
          </table:table-cell>
          <table:table-cell office:value-type="float" office:value="0.59926800000000002" table:style-name="ce11">
            <text:p>0.599268</text:p>
          </table:table-cell>
          <table:table-cell office:value-type="float" office:value="0.68673799999999996" table:style-name="ce11">
            <text:p>0.686738</text:p>
          </table:table-cell>
          <table:table-cell office:value-type="float" office:value="0.69592799999999999" table:style-name="ce11">
            <text:p>0.695928</text:p>
          </table:table-cell>
          <table:table-cell office:value-type="float" office:value="-5.5088999999999944E-2" table:formula="of:=[.S55]-[.$C$5]" table:style-name="ce1">
            <text:p>-0.055089</text:p>
          </table:table-cell>
          <table:table-cell office:value-type="float" office:value="3.2380999999999993E-2" table:formula="of:=[.T55]-[.$C$5]" table:style-name="ce1">
            <text:p>0.032381</text:p>
          </table:table-cell>
          <table:table-cell office:value-type="float" office:value="4.1571000000000025E-2" table:formula="of:=[.U55]-[.$C$5]" table:style-name="ce1">
            <text:p>0.041571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5.1000800000000002" table:style-name="ce11">
            <text:p>5.10008</text:p>
          </table:table-cell>
          <table:table-cell office:value-type="float" office:value="0.59011000000000002" table:style-name="ce11">
            <text:p>0.59011</text:p>
          </table:table-cell>
          <table:table-cell office:value-type="float" office:value="0.66659900000000005" table:style-name="ce11">
            <text:p>0.666599</text:p>
          </table:table-cell>
          <table:table-cell office:value-type="float" office:value="0.70411299999999999" table:style-name="ce11">
            <text:p>0.704113</text:p>
          </table:table-cell>
          <table:table-cell office:value-type="float" office:value="-6.4246999999999943E-2" table:formula="of:=[.C56]-[.$C$5]" table:style-name="ce1">
            <text:p>-0.064247</text:p>
          </table:table-cell>
          <table:table-cell office:value-type="float" office:value="1.2242000000000086E-2" table:formula="of:=[.D56]-[.$C$5]" table:style-name="ce1">
            <text:p>0.012242</text:p>
          </table:table-cell>
          <table:table-cell office:value-type="float" office:value="4.9756000000000022E-2" table:formula="of:=[.E56]-[.$C$5]" table:style-name="ce1">
            <text:p>0.049756</text:p>
          </table:table-cell>
          <table:table-cell table:style-name="ce4"/>
          <table:table-cell office:value-type="float" office:value="5.10006" table:style-name="ce11">
            <text:p>5.10006</text:p>
          </table:table-cell>
          <table:table-cell office:value-type="float" office:value="0.59044099999999999" table:style-name="ce11">
            <text:p>0.590441</text:p>
          </table:table-cell>
          <table:table-cell office:value-type="float" office:value="0.66675899999999999" table:style-name="ce11">
            <text:p>0.666759</text:p>
          </table:table-cell>
          <table:table-cell office:value-type="float" office:value="0.70291999999999999" table:style-name="ce11">
            <text:p>0.70292</text:p>
          </table:table-cell>
          <table:table-cell office:value-type="float" office:value="-6.3915999999999973E-2" table:formula="of:=[.K56]-[.$C$5]" table:style-name="ce1">
            <text:p>-0.063916</text:p>
          </table:table-cell>
          <table:table-cell office:value-type="float" office:value="1.2402000000000024E-2" table:formula="of:=[.L56]-[.$C$5]" table:style-name="ce1">
            <text:p>0.012402</text:p>
          </table:table-cell>
          <table:table-cell office:value-type="float" office:value="4.8563000000000023E-2" table:formula="of:=[.M56]-[.$C$5]" table:style-name="ce1">
            <text:p>0.048563</text:p>
          </table:table-cell>
          <table:table-cell table:style-name="ce6"/>
          <table:table-cell office:value-type="float" office:value="5.10006" table:style-name="ce11">
            <text:p>5.10006</text:p>
          </table:table-cell>
          <table:table-cell office:value-type="float" office:value="0.59044099999999999" table:style-name="ce11">
            <text:p>0.590441</text:p>
          </table:table-cell>
          <table:table-cell office:value-type="float" office:value="0.66675899999999999" table:style-name="ce11">
            <text:p>0.666759</text:p>
          </table:table-cell>
          <table:table-cell office:value-type="float" office:value="0.70291999999999999" table:style-name="ce11">
            <text:p>0.70292</text:p>
          </table:table-cell>
          <table:table-cell office:value-type="float" office:value="-6.3915999999999973E-2" table:formula="of:=[.S56]-[.$C$5]" table:style-name="ce1">
            <text:p>-0.063916</text:p>
          </table:table-cell>
          <table:table-cell office:value-type="float" office:value="1.2402000000000024E-2" table:formula="of:=[.T56]-[.$C$5]" table:style-name="ce1">
            <text:p>0.012402</text:p>
          </table:table-cell>
          <table:table-cell office:value-type="float" office:value="4.8563000000000023E-2" table:formula="of:=[.U56]-[.$C$5]" table:style-name="ce1">
            <text:p>0.048563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5.2000999999999999" table:style-name="ce11">
            <text:p>5.2001</text:p>
          </table:table-cell>
          <table:table-cell office:value-type="float" office:value="0.586588" table:style-name="ce11">
            <text:p>0.586588</text:p>
          </table:table-cell>
          <table:table-cell office:value-type="float" office:value="0.64517800000000003" table:style-name="ce11">
            <text:p>0.645178</text:p>
          </table:table-cell>
          <table:table-cell office:value-type="float" office:value="0.706681" table:style-name="ce11">
            <text:p>0.706681</text:p>
          </table:table-cell>
          <table:table-cell office:value-type="float" office:value="-6.7768999999999968E-2" table:formula="of:=[.C57]-[.$C$5]" table:style-name="ce1">
            <text:p>-0.067769</text:p>
          </table:table-cell>
          <table:table-cell office:value-type="float" office:value="-9.1789999999999372E-3" table:formula="of:=[.D57]-[.$C$5]" table:style-name="ce1">
            <text:p>-0.009179</text:p>
          </table:table-cell>
          <table:table-cell office:value-type="float" office:value="5.2324000000000037E-2" table:formula="of:=[.E57]-[.$C$5]" table:style-name="ce1">
            <text:p>0.052324</text:p>
          </table:table-cell>
          <table:table-cell table:style-name="ce4"/>
          <table:table-cell office:value-type="float" office:value="5.2000299999999999" table:style-name="ce11">
            <text:p>5.20003</text:p>
          </table:table-cell>
          <table:table-cell office:value-type="float" office:value="0.58687699999999998" table:style-name="ce11">
            <text:p>0.586877</text:p>
          </table:table-cell>
          <table:table-cell office:value-type="float" office:value="0.646173" table:style-name="ce11">
            <text:p>0.646173</text:p>
          </table:table-cell>
          <table:table-cell office:value-type="float" office:value="0.70471799999999996" table:style-name="ce11">
            <text:p>0.704718</text:p>
          </table:table-cell>
          <table:table-cell office:value-type="float" office:value="-6.7479999999999984E-2" table:formula="of:=[.K57]-[.$C$5]" table:style-name="ce1">
            <text:p>-0.06748</text:p>
          </table:table-cell>
          <table:table-cell office:value-type="float" office:value="-8.1839999999999691E-3" table:formula="of:=[.L57]-[.$C$5]" table:style-name="ce1">
            <text:p>-0.008184</text:p>
          </table:table-cell>
          <table:table-cell office:value-type="float" office:value="5.0360999999999989E-2" table:formula="of:=[.M57]-[.$C$5]" table:style-name="ce1">
            <text:p>0.050361</text:p>
          </table:table-cell>
          <table:table-cell table:style-name="ce6"/>
          <table:table-cell office:value-type="float" office:value="5.2000299999999999" table:style-name="ce11">
            <text:p>5.20003</text:p>
          </table:table-cell>
          <table:table-cell office:value-type="float" office:value="0.58687699999999998" table:style-name="ce11">
            <text:p>0.586877</text:p>
          </table:table-cell>
          <table:table-cell office:value-type="float" office:value="0.646173" table:style-name="ce11">
            <text:p>0.646173</text:p>
          </table:table-cell>
          <table:table-cell office:value-type="float" office:value="0.70471799999999996" table:style-name="ce11">
            <text:p>0.704718</text:p>
          </table:table-cell>
          <table:table-cell office:value-type="float" office:value="-6.7479999999999984E-2" table:formula="of:=[.S57]-[.$C$5]" table:style-name="ce1">
            <text:p>-0.06748</text:p>
          </table:table-cell>
          <table:table-cell office:value-type="float" office:value="-8.1839999999999691E-3" table:formula="of:=[.T57]-[.$C$5]" table:style-name="ce1">
            <text:p>-0.008184</text:p>
          </table:table-cell>
          <table:table-cell office:value-type="float" office:value="5.0360999999999989E-2" table:formula="of:=[.U57]-[.$C$5]" table:style-name="ce1">
            <text:p>0.050361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5.3000100000000003" table:style-name="ce11">
            <text:p>5.30001</text:p>
          </table:table-cell>
          <table:table-cell office:value-type="float" office:value="0.58811599999999997" table:style-name="ce11">
            <text:p>0.588116</text:p>
          </table:table-cell>
          <table:table-cell office:value-type="float" office:value="0.62566100000000002" table:style-name="ce11">
            <text:p>0.625661</text:p>
          </table:table-cell>
          <table:table-cell office:value-type="float" office:value="0.70237899999999998" table:style-name="ce11">
            <text:p>0.702379</text:p>
          </table:table-cell>
          <table:table-cell office:value-type="float" office:value="-6.6240999999999994E-2" table:formula="of:=[.C58]-[.$C$5]" table:style-name="ce1">
            <text:p>-0.066241</text:p>
          </table:table-cell>
          <table:table-cell office:value-type="float" office:value="-2.8695999999999944E-2" table:formula="of:=[.D58]-[.$C$5]" table:style-name="ce1">
            <text:p>-0.028696</text:p>
          </table:table-cell>
          <table:table-cell office:value-type="float" office:value="4.8022000000000009E-2" table:formula="of:=[.E58]-[.$C$5]" table:style-name="ce1">
            <text:p>0.048022</text:p>
          </table:table-cell>
          <table:table-cell table:style-name="ce4"/>
          <table:table-cell office:value-type="float" office:value="5.3000299999999996" table:style-name="ce11">
            <text:p>5.30003</text:p>
          </table:table-cell>
          <table:table-cell office:value-type="float" office:value="0.58787699999999998" table:style-name="ce11">
            <text:p>0.587877</text:p>
          </table:table-cell>
          <table:table-cell office:value-type="float" office:value="0.62684300000000004" table:style-name="ce11">
            <text:p>0.626843</text:p>
          </table:table-cell>
          <table:table-cell office:value-type="float" office:value="0.69942599999999999" table:style-name="ce11">
            <text:p>0.699426</text:p>
          </table:table-cell>
          <table:table-cell office:value-type="float" office:value="-6.6479999999999984E-2" table:formula="of:=[.K58]-[.$C$5]" table:style-name="ce1">
            <text:p>-0.06648</text:p>
          </table:table-cell>
          <table:table-cell office:value-type="float" office:value="-2.7513999999999927E-2" table:formula="of:=[.L58]-[.$C$5]" table:style-name="ce1">
            <text:p>-0.027514</text:p>
          </table:table-cell>
          <table:table-cell office:value-type="float" office:value="4.5069000000000026E-2" table:formula="of:=[.M58]-[.$C$5]" table:style-name="ce1">
            <text:p>0.045069</text:p>
          </table:table-cell>
          <table:table-cell table:style-name="ce6"/>
          <table:table-cell office:value-type="float" office:value="5.3000299999999996" table:style-name="ce11">
            <text:p>5.30003</text:p>
          </table:table-cell>
          <table:table-cell office:value-type="float" office:value="0.58787699999999998" table:style-name="ce11">
            <text:p>0.587877</text:p>
          </table:table-cell>
          <table:table-cell office:value-type="float" office:value="0.62684300000000004" table:style-name="ce11">
            <text:p>0.626843</text:p>
          </table:table-cell>
          <table:table-cell office:value-type="float" office:value="0.69942599999999999" table:style-name="ce11">
            <text:p>0.699426</text:p>
          </table:table-cell>
          <table:table-cell office:value-type="float" office:value="-6.6479999999999984E-2" table:formula="of:=[.S58]-[.$C$5]" table:style-name="ce1">
            <text:p>-0.06648</text:p>
          </table:table-cell>
          <table:table-cell office:value-type="float" office:value="-2.7513999999999927E-2" table:formula="of:=[.T58]-[.$C$5]" table:style-name="ce1">
            <text:p>-0.027514</text:p>
          </table:table-cell>
          <table:table-cell office:value-type="float" office:value="4.5069000000000026E-2" table:formula="of:=[.U58]-[.$C$5]" table:style-name="ce1">
            <text:p>0.04506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5.4000300000000001" table:style-name="ce11">
            <text:p>5.40003</text:p>
          </table:table-cell>
          <table:table-cell office:value-type="float" office:value="0.59512299999999996" table:style-name="ce11">
            <text:p>0.595123</text:p>
          </table:table-cell>
          <table:table-cell office:value-type="float" office:value="0.60997599999999996" table:style-name="ce11">
            <text:p>0.609976</text:p>
          </table:table-cell>
          <table:table-cell office:value-type="float" office:value="0.691411" table:style-name="ce11">
            <text:p>0.691411</text:p>
          </table:table-cell>
          <table:table-cell office:value-type="float" office:value="-5.9234000000000009E-2" table:formula="of:=[.C59]-[.$C$5]" table:style-name="ce1">
            <text:p>-0.059234</text:p>
          </table:table-cell>
          <table:table-cell office:value-type="float" office:value="-4.4381000000000004E-2" table:formula="of:=[.D59]-[.$C$5]" table:style-name="ce1">
            <text:p>-0.044381</text:p>
          </table:table-cell>
          <table:table-cell office:value-type="float" office:value="3.7054000000000031E-2" table:formula="of:=[.E59]-[.$C$5]" table:style-name="ce1">
            <text:p>0.037054</text:p>
          </table:table-cell>
          <table:table-cell table:style-name="ce4"/>
          <table:table-cell office:value-type="float" office:value="5.40001" table:style-name="ce11">
            <text:p>5.40001</text:p>
          </table:table-cell>
          <table:table-cell office:value-type="float" office:value="0.59435400000000005" table:style-name="ce11">
            <text:p>0.594354</text:p>
          </table:table-cell>
          <table:table-cell office:value-type="float" office:value="0.61009999999999998" table:style-name="ce11">
            <text:p>0.6101</text:p>
          </table:table-cell>
          <table:table-cell office:value-type="float" office:value="0.68697200000000003" table:style-name="ce11">
            <text:p>0.686972</text:p>
          </table:table-cell>
          <table:table-cell office:value-type="float" office:value="-6.0002999999999918E-2" table:formula="of:=[.K59]-[.$C$5]" table:style-name="ce1">
            <text:p>-0.060003</text:p>
          </table:table-cell>
          <table:table-cell office:value-type="float" office:value="-4.4256999999999991E-2" table:formula="of:=[.L59]-[.$C$5]" table:style-name="ce1">
            <text:p>-0.044257</text:p>
          </table:table-cell>
          <table:table-cell office:value-type="float" office:value="3.2615000000000061E-2" table:formula="of:=[.M59]-[.$C$5]" table:style-name="ce1">
            <text:p>0.032615</text:p>
          </table:table-cell>
          <table:table-cell table:style-name="ce6"/>
          <table:table-cell office:value-type="float" office:value="5.40001" table:style-name="ce11">
            <text:p>5.40001</text:p>
          </table:table-cell>
          <table:table-cell office:value-type="float" office:value="0.59435400000000005" table:style-name="ce11">
            <text:p>0.594354</text:p>
          </table:table-cell>
          <table:table-cell office:value-type="float" office:value="0.61009999999999998" table:style-name="ce11">
            <text:p>0.6101</text:p>
          </table:table-cell>
          <table:table-cell office:value-type="float" office:value="0.68697200000000003" table:style-name="ce11">
            <text:p>0.686972</text:p>
          </table:table-cell>
          <table:table-cell office:value-type="float" office:value="-6.0002999999999918E-2" table:formula="of:=[.S59]-[.$C$5]" table:style-name="ce1">
            <text:p>-0.060003</text:p>
          </table:table-cell>
          <table:table-cell office:value-type="float" office:value="-4.4256999999999991E-2" table:formula="of:=[.T59]-[.$C$5]" table:style-name="ce1">
            <text:p>-0.044257</text:p>
          </table:table-cell>
          <table:table-cell office:value-type="float" office:value="3.2615000000000061E-2" table:formula="of:=[.U59]-[.$C$5]" table:style-name="ce1">
            <text:p>0.032615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5.5000299999999998" table:style-name="ce11">
            <text:p>5.50003</text:p>
          </table:table-cell>
          <table:table-cell office:value-type="float" office:value="0.60662099999999997" table:style-name="ce11">
            <text:p>0.606621</text:p>
          </table:table-cell>
          <table:table-cell office:value-type="float" office:value="0.597356" table:style-name="ce11">
            <text:p>0.597356</text:p>
          </table:table-cell>
          <table:table-cell office:value-type="float" office:value="0.67510800000000004" table:style-name="ce11">
            <text:p>0.675108</text:p>
          </table:table-cell>
          <table:table-cell office:value-type="float" office:value="-4.7736000000000001E-2" table:formula="of:=[.C60]-[.$C$5]" table:style-name="ce1">
            <text:p>-0.047736</text:p>
          </table:table-cell>
          <table:table-cell office:value-type="float" office:value="-5.7000999999999968E-2" table:formula="of:=[.D60]-[.$C$5]" table:style-name="ce1">
            <text:p>-0.057001</text:p>
          </table:table-cell>
          <table:table-cell office:value-type="float" office:value="2.0751000000000075E-2" table:formula="of:=[.E60]-[.$C$5]" table:style-name="ce1">
            <text:p>0.020751</text:p>
          </table:table-cell>
          <table:table-cell table:style-name="ce4"/>
          <table:table-cell office:value-type="float" office:value="5.5001300000000004" table:style-name="ce11">
            <text:p>5.50013</text:p>
          </table:table-cell>
          <table:table-cell office:value-type="float" office:value="0.60558299999999998" table:style-name="ce11">
            <text:p>0.605583</text:p>
          </table:table-cell>
          <table:table-cell office:value-type="float" office:value="0.59733599999999998" table:style-name="ce11">
            <text:p>0.597336</text:p>
          </table:table-cell>
          <table:table-cell office:value-type="float" office:value="0.66991100000000003" table:style-name="ce11">
            <text:p>0.669911</text:p>
          </table:table-cell>
          <table:table-cell office:value-type="float" office:value="-4.8773999999999984E-2" table:formula="of:=[.K60]-[.$C$5]" table:style-name="ce1">
            <text:p>-0.048774</text:p>
          </table:table-cell>
          <table:table-cell office:value-type="float" office:value="-5.7020999999999988E-2" table:formula="of:=[.L60]-[.$C$5]" table:style-name="ce1">
            <text:p>-0.057021</text:p>
          </table:table-cell>
          <table:table-cell office:value-type="float" office:value="1.5554000000000068E-2" table:formula="of:=[.M60]-[.$C$5]" table:style-name="ce1">
            <text:p>0.015554</text:p>
          </table:table-cell>
          <table:table-cell table:style-name="ce6"/>
          <table:table-cell office:value-type="float" office:value="5.5001300000000004" table:style-name="ce11">
            <text:p>5.50013</text:p>
          </table:table-cell>
          <table:table-cell office:value-type="float" office:value="0.60558299999999998" table:style-name="ce11">
            <text:p>0.605583</text:p>
          </table:table-cell>
          <table:table-cell office:value-type="float" office:value="0.59733599999999998" table:style-name="ce11">
            <text:p>0.597336</text:p>
          </table:table-cell>
          <table:table-cell office:value-type="float" office:value="0.66991100000000003" table:style-name="ce11">
            <text:p>0.669911</text:p>
          </table:table-cell>
          <table:table-cell office:value-type="float" office:value="-4.8773999999999984E-2" table:formula="of:=[.S60]-[.$C$5]" table:style-name="ce1">
            <text:p>-0.048774</text:p>
          </table:table-cell>
          <table:table-cell office:value-type="float" office:value="-5.7020999999999988E-2" table:formula="of:=[.T60]-[.$C$5]" table:style-name="ce1">
            <text:p>-0.057021</text:p>
          </table:table-cell>
          <table:table-cell office:value-type="float" office:value="1.5554000000000068E-2" table:formula="of:=[.U60]-[.$C$5]" table:style-name="ce1">
            <text:p>0.015554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5.6000399999999999" table:style-name="ce11">
            <text:p>5.60004</text:p>
          </table:table-cell>
          <table:table-cell office:value-type="float" office:value="0.62393100000000001" table:style-name="ce11">
            <text:p>0.623931</text:p>
          </table:table-cell>
          <table:table-cell office:value-type="float" office:value="0.59040800000000004" table:style-name="ce11">
            <text:p>0.590408</text:p>
          </table:table-cell>
          <table:table-cell office:value-type="float" office:value="0.65608999999999995" table:style-name="ce11">
            <text:p>0.65609</text:p>
          </table:table-cell>
          <table:table-cell office:value-type="float" office:value="-3.0425999999999953E-2" table:formula="of:=[.C61]-[.$C$5]" table:style-name="ce1">
            <text:p>-0.030426</text:p>
          </table:table-cell>
          <table:table-cell office:value-type="float" office:value="-6.3948999999999923E-2" table:formula="of:=[.D61]-[.$C$5]" table:style-name="ce1">
            <text:p>-0.063949</text:p>
          </table:table-cell>
          <table:table-cell office:value-type="float" office:value="1.7329999999999846E-3" table:formula="of:=[.E61]-[.$C$5]" table:style-name="ce1">
            <text:p>0.001733</text:p>
          </table:table-cell>
          <table:table-cell table:style-name="ce4"/>
          <table:table-cell office:value-type="float" office:value="5.6" table:style-name="ce11">
            <text:p>5.6</text:p>
          </table:table-cell>
          <table:table-cell office:value-type="float" office:value="0.622251" table:style-name="ce11">
            <text:p>0.622251</text:p>
          </table:table-cell>
          <table:table-cell office:value-type="float" office:value="0.58984000000000003" table:style-name="ce11">
            <text:p>0.58984</text:p>
          </table:table-cell>
          <table:table-cell office:value-type="float" office:value="0.651146" table:style-name="ce11">
            <text:p>0.651146</text:p>
          </table:table-cell>
          <table:table-cell office:value-type="float" office:value="-3.2105999999999968E-2" table:formula="of:=[.K61]-[.$C$5]" table:style-name="ce1">
            <text:p>-0.032106</text:p>
          </table:table-cell>
          <table:table-cell office:value-type="float" office:value="-6.4516999999999936E-2" table:formula="of:=[.L61]-[.$C$5]" table:style-name="ce1">
            <text:p>-0.064517</text:p>
          </table:table-cell>
          <table:table-cell office:value-type="float" office:value="-3.2109999999999639E-3" table:formula="of:=[.M61]-[.$C$5]" table:style-name="ce1">
            <text:p>-0.003211</text:p>
          </table:table-cell>
          <table:table-cell table:style-name="ce6"/>
          <table:table-cell office:value-type="float" office:value="5.6" table:style-name="ce11">
            <text:p>5.6</text:p>
          </table:table-cell>
          <table:table-cell office:value-type="float" office:value="0.622251" table:style-name="ce11">
            <text:p>0.622251</text:p>
          </table:table-cell>
          <table:table-cell office:value-type="float" office:value="0.58984000000000003" table:style-name="ce11">
            <text:p>0.58984</text:p>
          </table:table-cell>
          <table:table-cell office:value-type="float" office:value="0.651146" table:style-name="ce11">
            <text:p>0.651146</text:p>
          </table:table-cell>
          <table:table-cell office:value-type="float" office:value="-3.2105999999999968E-2" table:formula="of:=[.S61]-[.$C$5]" table:style-name="ce1">
            <text:p>-0.032106</text:p>
          </table:table-cell>
          <table:table-cell office:value-type="float" office:value="-6.4516999999999936E-2" table:formula="of:=[.T61]-[.$C$5]" table:style-name="ce1">
            <text:p>-0.064517</text:p>
          </table:table-cell>
          <table:table-cell office:value-type="float" office:value="-3.2109999999999639E-3" table:formula="of:=[.U61]-[.$C$5]" table:style-name="ce1">
            <text:p>-0.003211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5.7000400000000004" table:style-name="ce11">
            <text:p>5.70004</text:p>
          </table:table-cell>
          <table:table-cell office:value-type="float" office:value="0.64638099999999998" table:style-name="ce11">
            <text:p>0.646381</text:p>
          </table:table-cell>
          <table:table-cell office:value-type="float" office:value="0.58815399999999995" table:style-name="ce11">
            <text:p>0.588154</text:p>
          </table:table-cell>
          <table:table-cell office:value-type="float" office:value="0.63708799999999999" table:style-name="ce11">
            <text:p>0.637088</text:p>
          </table:table-cell>
          <table:table-cell office:value-type="float" office:value="-7.9759999999999831E-3" table:formula="of:=[.C62]-[.$C$5]" table:style-name="ce1">
            <text:p>-0.007976</text:p>
          </table:table-cell>
          <table:table-cell office:value-type="float" office:value="-6.6203000000000012E-2" table:formula="of:=[.D62]-[.$C$5]" table:style-name="ce1">
            <text:p>-0.066203</text:p>
          </table:table-cell>
          <table:table-cell office:value-type="float" office:value="-1.7268999999999979E-2" table:formula="of:=[.E62]-[.$C$5]" table:style-name="ce1">
            <text:p>-0.017269</text:p>
          </table:table-cell>
          <table:table-cell table:style-name="ce4"/>
          <table:table-cell office:value-type="float" office:value="5.7001099999999996" table:style-name="ce11">
            <text:p>5.70011</text:p>
          </table:table-cell>
          <table:table-cell office:value-type="float" office:value="0.64439900000000006" table:style-name="ce11">
            <text:p>0.644399</text:p>
          </table:table-cell>
          <table:table-cell office:value-type="float" office:value="0.58587100000000003" table:style-name="ce11">
            <text:p>0.585871</text:p>
          </table:table-cell>
          <table:table-cell office:value-type="float" office:value="0.63289300000000004" table:style-name="ce11">
            <text:p>0.632893</text:p>
          </table:table-cell>
          <table:table-cell office:value-type="float" office:value="-9.9579999999999114E-3" table:formula="of:=[.K62]-[.$C$5]" table:style-name="ce1">
            <text:p>-0.009958</text:p>
          </table:table-cell>
          <table:table-cell office:value-type="float" office:value="-6.8485999999999936E-2" table:formula="of:=[.L62]-[.$C$5]" table:style-name="ce1">
            <text:p>-0.068486</text:p>
          </table:table-cell>
          <table:table-cell office:value-type="float" office:value="-2.1463999999999928E-2" table:formula="of:=[.M62]-[.$C$5]" table:style-name="ce1">
            <text:p>-0.021464</text:p>
          </table:table-cell>
          <table:table-cell table:style-name="ce6"/>
          <table:table-cell office:value-type="float" office:value="5.7001099999999996" table:style-name="ce11">
            <text:p>5.70011</text:p>
          </table:table-cell>
          <table:table-cell office:value-type="float" office:value="0.64439900000000006" table:style-name="ce11">
            <text:p>0.644399</text:p>
          </table:table-cell>
          <table:table-cell office:value-type="float" office:value="0.58587100000000003" table:style-name="ce11">
            <text:p>0.585871</text:p>
          </table:table-cell>
          <table:table-cell office:value-type="float" office:value="0.63289300000000004" table:style-name="ce11">
            <text:p>0.632893</text:p>
          </table:table-cell>
          <table:table-cell office:value-type="float" office:value="-9.9579999999999114E-3" table:formula="of:=[.S62]-[.$C$5]" table:style-name="ce1">
            <text:p>-0.009958</text:p>
          </table:table-cell>
          <table:table-cell office:value-type="float" office:value="-6.8485999999999936E-2" table:formula="of:=[.T62]-[.$C$5]" table:style-name="ce1">
            <text:p>-0.068486</text:p>
          </table:table-cell>
          <table:table-cell office:value-type="float" office:value="-2.1463999999999928E-2" table:formula="of:=[.U62]-[.$C$5]" table:style-name="ce1">
            <text:p>-0.021464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5.8001300000000002" table:style-name="ce11">
            <text:p>5.80013</text:p>
          </table:table-cell>
          <table:table-cell office:value-type="float" office:value="0.67214600000000002" table:style-name="ce11">
            <text:p>0.672146</text:p>
          </table:table-cell>
          <table:table-cell office:value-type="float" office:value="0.59013300000000002" table:style-name="ce11">
            <text:p>0.590133</text:p>
          </table:table-cell>
          <table:table-cell office:value-type="float" office:value="0.62053999999999998" table:style-name="ce11">
            <text:p>0.62054</text:p>
          </table:table-cell>
          <table:table-cell office:value-type="float" office:value="1.7789000000000055E-2" table:formula="of:=[.C63]-[.$C$5]" table:style-name="ce1">
            <text:p>0.017789</text:p>
          </table:table-cell>
          <table:table-cell office:value-type="float" office:value="-6.4223999999999948E-2" table:formula="of:=[.D63]-[.$C$5]" table:style-name="ce1">
            <text:p>-0.064224</text:p>
          </table:table-cell>
          <table:table-cell office:value-type="float" office:value="-3.3816999999999986E-2" table:formula="of:=[.E63]-[.$C$5]" table:style-name="ce1">
            <text:p>-0.033817</text:p>
          </table:table-cell>
          <table:table-cell table:style-name="ce4"/>
          <table:table-cell office:value-type="float" office:value="5.80002" table:style-name="ce11">
            <text:p>5.80002</text:p>
          </table:table-cell>
          <table:table-cell office:value-type="float" office:value="0.67033100000000001" table:style-name="ce11">
            <text:p>0.670331</text:p>
          </table:table-cell>
          <table:table-cell office:value-type="float" office:value="0.58781600000000001" table:style-name="ce11">
            <text:p>0.587816</text:p>
          </table:table-cell>
          <table:table-cell office:value-type="float" office:value="0.61729599999999996" table:style-name="ce11">
            <text:p>0.617296</text:p>
          </table:table-cell>
          <table:table-cell office:value-type="float" office:value="1.5974000000000044E-2" table:formula="of:=[.K63]-[.$C$5]" table:style-name="ce1">
            <text:p>0.015974</text:p>
          </table:table-cell>
          <table:table-cell office:value-type="float" office:value="-6.6540999999999961E-2" table:formula="of:=[.L63]-[.$C$5]" table:style-name="ce1">
            <text:p>-0.066541</text:p>
          </table:table-cell>
          <table:table-cell office:value-type="float" office:value="-3.7061000000000011E-2" table:formula="of:=[.M63]-[.$C$5]" table:style-name="ce1">
            <text:p>-0.037061</text:p>
          </table:table-cell>
          <table:table-cell table:style-name="ce6"/>
          <table:table-cell office:value-type="float" office:value="5.80002" table:style-name="ce11">
            <text:p>5.80002</text:p>
          </table:table-cell>
          <table:table-cell office:value-type="float" office:value="0.67033100000000001" table:style-name="ce11">
            <text:p>0.670331</text:p>
          </table:table-cell>
          <table:table-cell office:value-type="float" office:value="0.58781600000000001" table:style-name="ce11">
            <text:p>0.587816</text:p>
          </table:table-cell>
          <table:table-cell office:value-type="float" office:value="0.61729599999999996" table:style-name="ce11">
            <text:p>0.617296</text:p>
          </table:table-cell>
          <table:table-cell office:value-type="float" office:value="1.5974000000000044E-2" table:formula="of:=[.S63]-[.$C$5]" table:style-name="ce1">
            <text:p>0.015974</text:p>
          </table:table-cell>
          <table:table-cell office:value-type="float" office:value="-6.6540999999999961E-2" table:formula="of:=[.T63]-[.$C$5]" table:style-name="ce1">
            <text:p>-0.066541</text:p>
          </table:table-cell>
          <table:table-cell office:value-type="float" office:value="-3.7061000000000011E-2" table:formula="of:=[.U63]-[.$C$5]" table:style-name="ce1">
            <text:p>-0.037061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5.9000500000000002" table:style-name="ce11">
            <text:p>5.90005</text:p>
          </table:table-cell>
          <table:table-cell office:value-type="float" office:value="0.69770399999999999" table:style-name="ce11">
            <text:p>0.697704</text:p>
          </table:table-cell>
          <table:table-cell office:value-type="float" office:value="0.59810799999999997" table:style-name="ce11">
            <text:p>0.598108</text:p>
          </table:table-cell>
          <table:table-cell office:value-type="float" office:value="0.60730300000000004" table:style-name="ce11">
            <text:p>0.607303</text:p>
          </table:table-cell>
          <table:table-cell office:value-type="float" office:value="4.3347000000000024E-2" table:formula="of:=[.C64]-[.$C$5]" table:style-name="ce1">
            <text:p>0.043347</text:p>
          </table:table-cell>
          <table:table-cell office:value-type="float" office:value="-5.6248999999999993E-2" table:formula="of:=[.D64]-[.$C$5]" table:style-name="ce1">
            <text:p>-0.056249</text:p>
          </table:table-cell>
          <table:table-cell office:value-type="float" office:value="-4.7053999999999929E-2" table:formula="of:=[.E64]-[.$C$5]" table:style-name="ce1">
            <text:p>-0.047054</text:p>
          </table:table-cell>
          <table:table-cell table:style-name="ce4"/>
          <table:table-cell office:value-type="float" office:value="5.9001099999999997" table:style-name="ce11">
            <text:p>5.90011</text:p>
          </table:table-cell>
          <table:table-cell office:value-type="float" office:value="0.69592900000000002" table:style-name="ce11">
            <text:p>0.695929</text:p>
          </table:table-cell>
          <table:table-cell office:value-type="float" office:value="0.59535000000000005" table:style-name="ce11">
            <text:p>0.59535</text:p>
          </table:table-cell>
          <table:table-cell office:value-type="float" office:value="0.60544799999999999" table:style-name="ce11">
            <text:p>0.605448</text:p>
          </table:table-cell>
          <table:table-cell office:value-type="float" office:value="4.1572000000000053E-2" table:formula="of:=[.K64]-[.$C$5]" table:style-name="ce1">
            <text:p>0.041572</text:p>
          </table:table-cell>
          <table:table-cell office:value-type="float" office:value="-5.9006999999999921E-2" table:formula="of:=[.L64]-[.$C$5]" table:style-name="ce1">
            <text:p>-0.059007</text:p>
          </table:table-cell>
          <table:table-cell office:value-type="float" office:value="-4.890899999999998E-2" table:formula="of:=[.M64]-[.$C$5]" table:style-name="ce1">
            <text:p>-0.048909</text:p>
          </table:table-cell>
          <table:table-cell table:style-name="ce6"/>
          <table:table-cell office:value-type="float" office:value="5.9001099999999997" table:style-name="ce11">
            <text:p>5.90011</text:p>
          </table:table-cell>
          <table:table-cell office:value-type="float" office:value="0.69592900000000002" table:style-name="ce11">
            <text:p>0.695929</text:p>
          </table:table-cell>
          <table:table-cell office:value-type="float" office:value="0.59535000000000005" table:style-name="ce11">
            <text:p>0.59535</text:p>
          </table:table-cell>
          <table:table-cell office:value-type="float" office:value="0.60544799999999999" table:style-name="ce11">
            <text:p>0.605448</text:p>
          </table:table-cell>
          <table:table-cell office:value-type="float" office:value="4.1572000000000053E-2" table:formula="of:=[.S64]-[.$C$5]" table:style-name="ce1">
            <text:p>0.041572</text:p>
          </table:table-cell>
          <table:table-cell office:value-type="float" office:value="-5.9006999999999921E-2" table:formula="of:=[.T64]-[.$C$5]" table:style-name="ce1">
            <text:p>-0.059007</text:p>
          </table:table-cell>
          <table:table-cell office:value-type="float" office:value="-4.890899999999998E-2" table:formula="of:=[.U64]-[.$C$5]" table:style-name="ce1">
            <text:p>-0.04890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6.00007" table:style-name="ce11">
            <text:p>6.00007</text:p>
          </table:table-cell>
          <table:table-cell office:value-type="float" office:value="0.71806199999999998" table:style-name="ce11">
            <text:p>0.718062</text:p>
          </table:table-cell>
          <table:table-cell office:value-type="float" office:value="0.61265499999999995" table:style-name="ce11">
            <text:p>0.612655</text:p>
          </table:table-cell>
          <table:table-cell office:value-type="float" office:value="0.59733400000000003" table:style-name="ce11">
            <text:p>0.597334</text:p>
          </table:table-cell>
          <table:table-cell office:value-type="float" office:value="6.3705000000000012E-2" table:formula="of:=[.C65]-[.$C$5]" table:style-name="ce1">
            <text:p>0.063705</text:p>
          </table:table-cell>
          <table:table-cell office:value-type="float" office:value="-4.1702000000000017E-2" table:formula="of:=[.D65]-[.$C$5]" table:style-name="ce1">
            <text:p>-0.041702</text:p>
          </table:table-cell>
          <table:table-cell office:value-type="float" office:value="-5.7022999999999935E-2" table:formula="of:=[.E65]-[.$C$5]" table:style-name="ce1">
            <text:p>-0.057023</text:p>
          </table:table-cell>
          <table:table-cell table:style-name="ce4"/>
          <table:table-cell office:value-type="float" office:value="6.0000600000000004" table:style-name="ce11">
            <text:p>6.00006</text:p>
          </table:table-cell>
          <table:table-cell office:value-type="float" office:value="0.71639699999999995" table:style-name="ce11">
            <text:p>0.716397</text:p>
          </table:table-cell>
          <table:table-cell office:value-type="float" office:value="0.60801300000000003" table:style-name="ce11">
            <text:p>0.608013</text:p>
          </table:table-cell>
          <table:table-cell office:value-type="float" office:value="0.597553" table:style-name="ce11">
            <text:p>0.597553</text:p>
          </table:table-cell>
          <table:table-cell office:value-type="float" office:value="6.2039999999999984E-2" table:formula="of:=[.K65]-[.$C$5]" table:style-name="ce1">
            <text:p>0.06204</text:p>
          </table:table-cell>
          <table:table-cell office:value-type="float" office:value="-4.6343999999999941E-2" table:formula="of:=[.L65]-[.$C$5]" table:style-name="ce1">
            <text:p>-0.046344</text:p>
          </table:table-cell>
          <table:table-cell office:value-type="float" office:value="-5.6803999999999966E-2" table:formula="of:=[.M65]-[.$C$5]" table:style-name="ce1">
            <text:p>-0.056804</text:p>
          </table:table-cell>
          <table:table-cell table:style-name="ce6"/>
          <table:table-cell office:value-type="float" office:value="6.0000600000000004" table:style-name="ce11">
            <text:p>6.00006</text:p>
          </table:table-cell>
          <table:table-cell office:value-type="float" office:value="0.71639699999999995" table:style-name="ce11">
            <text:p>0.716397</text:p>
          </table:table-cell>
          <table:table-cell office:value-type="float" office:value="0.60801300000000003" table:style-name="ce11">
            <text:p>0.608013</text:p>
          </table:table-cell>
          <table:table-cell office:value-type="float" office:value="0.597553" table:style-name="ce11">
            <text:p>0.597553</text:p>
          </table:table-cell>
          <table:table-cell office:value-type="float" office:value="6.2039999999999984E-2" table:formula="of:=[.S65]-[.$C$5]" table:style-name="ce1">
            <text:p>0.06204</text:p>
          </table:table-cell>
          <table:table-cell office:value-type="float" office:value="-4.6343999999999941E-2" table:formula="of:=[.T65]-[.$C$5]" table:style-name="ce1">
            <text:p>-0.046344</text:p>
          </table:table-cell>
          <table:table-cell office:value-type="float" office:value="-5.6803999999999966E-2" table:formula="of:=[.U65]-[.$C$5]" table:style-name="ce1">
            <text:p>-0.056804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6.10006" table:style-name="ce11">
            <text:p>6.10006</text:p>
          </table:table-cell>
          <table:table-cell office:value-type="float" office:value="0.72797000000000001" table:style-name="ce11">
            <text:p>0.72797</text:p>
          </table:table-cell>
          <table:table-cell office:value-type="float" office:value="0.63271599999999995" table:style-name="ce11">
            <text:p>0.632716</text:p>
          </table:table-cell>
          <table:table-cell office:value-type="float" office:value="0.59190100000000001" table:style-name="ce11">
            <text:p>0.591901</text:p>
          </table:table-cell>
          <table:table-cell office:value-type="float" office:value="7.361300000000004E-2" table:formula="of:=[.C66]-[.$C$5]" table:style-name="ce1">
            <text:p>0.073613</text:p>
          </table:table-cell>
          <table:table-cell office:value-type="float" office:value="-2.1641000000000021E-2" table:formula="of:=[.D66]-[.$C$5]" table:style-name="ce1">
            <text:p>-0.021641</text:p>
          </table:table-cell>
          <table:table-cell office:value-type="float" office:value="-6.2455999999999956E-2" table:formula="of:=[.E66]-[.$C$5]" table:style-name="ce1">
            <text:p>-0.062456</text:p>
          </table:table-cell>
          <table:table-cell table:style-name="ce4"/>
          <table:table-cell office:value-type="float" office:value="6.10006" table:style-name="ce11">
            <text:p>6.10006</text:p>
          </table:table-cell>
          <table:table-cell office:value-type="float" office:value="0.72623899999999997" table:style-name="ce11">
            <text:p>0.726239</text:p>
          </table:table-cell>
          <table:table-cell office:value-type="float" office:value="0.62690900000000005" table:style-name="ce11">
            <text:p>0.626909</text:p>
          </table:table-cell>
          <table:table-cell office:value-type="float" office:value="0.59390699999999996" table:style-name="ce11">
            <text:p>0.593907</text:p>
          </table:table-cell>
          <table:table-cell office:value-type="float" office:value="7.1882000000000001E-2" table:formula="of:=[.K66]-[.$C$5]" table:style-name="ce1">
            <text:p>0.071882</text:p>
          </table:table-cell>
          <table:table-cell office:value-type="float" office:value="-2.7447999999999917E-2" table:formula="of:=[.L66]-[.$C$5]" table:style-name="ce1">
            <text:p>-0.027448</text:p>
          </table:table-cell>
          <table:table-cell office:value-type="float" office:value="-6.0450000000000004E-2" table:formula="of:=[.M66]-[.$C$5]" table:style-name="ce1">
            <text:p>-0.06045</text:p>
          </table:table-cell>
          <table:table-cell table:style-name="ce6"/>
          <table:table-cell office:value-type="float" office:value="6.1001099999999999" table:style-name="ce11">
            <text:p>6.10011</text:p>
          </table:table-cell>
          <table:table-cell office:value-type="float" office:value="0.72624100000000003" table:style-name="ce11">
            <text:p>0.726241</text:p>
          </table:table-cell>
          <table:table-cell office:value-type="float" office:value="0.626919" table:style-name="ce11">
            <text:p>0.626919</text:p>
          </table:table-cell>
          <table:table-cell office:value-type="float" office:value="0.59390600000000004" table:style-name="ce11">
            <text:p>0.593906</text:p>
          </table:table-cell>
          <table:table-cell office:value-type="float" office:value="7.1884000000000059E-2" table:formula="of:=[.S66]-[.$C$5]" table:style-name="ce1">
            <text:p>0.071884</text:p>
          </table:table-cell>
          <table:table-cell office:value-type="float" office:value="-2.7437999999999962E-2" table:formula="of:=[.T66]-[.$C$5]" table:style-name="ce1">
            <text:p>-0.027438</text:p>
          </table:table-cell>
          <table:table-cell office:value-type="float" office:value="-6.0450999999999921E-2" table:formula="of:=[.U66]-[.$C$5]" table:style-name="ce1">
            <text:p>-0.060451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6.2000900000000003" table:style-name="ce11">
            <text:p>6.20009</text:p>
          </table:table-cell>
          <table:table-cell office:value-type="float" office:value="0.72701000000000005" table:style-name="ce11">
            <text:p>0.72701</text:p>
          </table:table-cell>
          <table:table-cell office:value-type="float" office:value="0.65780400000000006" table:style-name="ce11">
            <text:p>0.657804</text:p>
          </table:table-cell>
          <table:table-cell office:value-type="float" office:value="0.59128099999999995" table:style-name="ce11">
            <text:p>0.591281</text:p>
          </table:table-cell>
          <table:table-cell office:value-type="float" office:value="7.2653000000000079E-2" table:formula="of:=[.C67]-[.$C$5]" table:style-name="ce1">
            <text:p>0.072653</text:p>
          </table:table-cell>
          <table:table-cell office:value-type="float" office:value="3.4470000000000889E-3" table:formula="of:=[.D67]-[.$C$5]" table:style-name="ce1">
            <text:p>0.003447</text:p>
          </table:table-cell>
          <table:table-cell office:value-type="float" office:value="-6.3076000000000021E-2" table:formula="of:=[.E67]-[.$C$5]" table:style-name="ce1">
            <text:p>-0.063076</text:p>
          </table:table-cell>
          <table:table-cell table:style-name="ce4"/>
          <table:table-cell office:value-type="float" office:value="6.2000999999999999" table:style-name="ce11">
            <text:p>6.2001</text:p>
          </table:table-cell>
          <table:table-cell office:value-type="float" office:value="0.72476300000000005" table:style-name="ce11">
            <text:p>0.724763</text:p>
          </table:table-cell>
          <table:table-cell office:value-type="float" office:value="0.65166999999999997" table:style-name="ce11">
            <text:p>0.65167</text:p>
          </table:table-cell>
          <table:table-cell office:value-type="float" office:value="0.59565199999999996" table:style-name="ce11">
            <text:p>0.595652</text:p>
          </table:table-cell>
          <table:table-cell office:value-type="float" office:value="7.040600000000008E-2" table:formula="of:=[.K67]-[.$C$5]" table:style-name="ce1">
            <text:p>0.070406</text:p>
          </table:table-cell>
          <table:table-cell office:value-type="float" office:value="-2.6869999999999949E-3" table:formula="of:=[.L67]-[.$C$5]" table:style-name="ce1">
            <text:p>-0.002687</text:p>
          </table:table-cell>
          <table:table-cell office:value-type="float" office:value="-5.8705000000000007E-2" table:formula="of:=[.M67]-[.$C$5]" table:style-name="ce1">
            <text:p>-0.058705</text:p>
          </table:table-cell>
          <table:table-cell table:style-name="ce6"/>
          <table:table-cell office:value-type="float" office:value="6.2001200000000001" table:style-name="ce11">
            <text:p>6.20012</text:p>
          </table:table-cell>
          <table:table-cell office:value-type="float" office:value="0.72475699999999998" table:style-name="ce11">
            <text:p>0.724757</text:p>
          </table:table-cell>
          <table:table-cell office:value-type="float" office:value="0.65168000000000004" table:style-name="ce11">
            <text:p>0.65168</text:p>
          </table:table-cell>
          <table:table-cell office:value-type="float" office:value="0.59565500000000005" table:style-name="ce11">
            <text:p>0.595655</text:p>
          </table:table-cell>
          <table:table-cell office:value-type="float" office:value="7.0400000000000018E-2" table:formula="of:=[.S67]-[.$C$5]" table:style-name="ce1">
            <text:p>0.0704</text:p>
          </table:table-cell>
          <table:table-cell office:value-type="float" office:value="-2.6769999999999294E-3" table:formula="of:=[.T67]-[.$C$5]" table:style-name="ce1">
            <text:p>-0.002677</text:p>
          </table:table-cell>
          <table:table-cell office:value-type="float" office:value="-5.8701999999999921E-2" table:formula="of:=[.U67]-[.$C$5]" table:style-name="ce1">
            <text:p>-0.05870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6.3001300000000002" table:style-name="ce11">
            <text:p>6.30013</text:p>
          </table:table-cell>
          <table:table-cell office:value-type="float" office:value="0.71687999999999996" table:style-name="ce11">
            <text:p>0.71688</text:p>
          </table:table-cell>
          <table:table-cell office:value-type="float" office:value="0.68498199999999998" table:style-name="ce11">
            <text:p>0.684982</text:p>
          </table:table-cell>
          <table:table-cell office:value-type="float" office:value="0.59576700000000005" table:style-name="ce11">
            <text:p>0.595767</text:p>
          </table:table-cell>
          <table:table-cell office:value-type="float" office:value="6.2522999999999995E-2" table:formula="of:=[.C68]-[.$C$5]" table:style-name="ce1">
            <text:p>0.062523</text:p>
          </table:table-cell>
          <table:table-cell office:value-type="float" office:value="3.0625000000000013E-2" table:formula="of:=[.D68]-[.$C$5]" table:style-name="ce1">
            <text:p>0.030625</text:p>
          </table:table-cell>
          <table:table-cell office:value-type="float" office:value="-5.858999999999992E-2" table:formula="of:=[.E68]-[.$C$5]" table:style-name="ce1">
            <text:p>-0.05859</text:p>
          </table:table-cell>
          <table:table-cell table:style-name="ce4"/>
          <table:table-cell office:value-type="float" office:value="6.3001300000000002" table:style-name="ce11">
            <text:p>6.30013</text:p>
          </table:table-cell>
          <table:table-cell office:value-type="float" office:value="0.71361200000000002" table:style-name="ce11">
            <text:p>0.713612</text:p>
          </table:table-cell>
          <table:table-cell office:value-type="float" office:value="0.67982200000000004" table:style-name="ce11">
            <text:p>0.679822</text:p>
          </table:table-cell>
          <table:table-cell office:value-type="float" office:value="0.60349799999999998" table:style-name="ce11">
            <text:p>0.603498</text:p>
          </table:table-cell>
          <table:table-cell office:value-type="float" office:value="5.9255000000000058E-2" table:formula="of:=[.K68]-[.$C$5]" table:style-name="ce1">
            <text:p>0.059255</text:p>
          </table:table-cell>
          <table:table-cell office:value-type="float" office:value="2.5465000000000071E-2" table:formula="of:=[.L68]-[.$C$5]" table:style-name="ce1">
            <text:p>0.025465</text:p>
          </table:table-cell>
          <table:table-cell office:value-type="float" office:value="-5.0858999999999988E-2" table:formula="of:=[.M68]-[.$C$5]" table:style-name="ce1">
            <text:p>-0.050859</text:p>
          </table:table-cell>
          <table:table-cell table:style-name="ce6"/>
          <table:table-cell office:value-type="float" office:value="6.3000400000000001" table:style-name="ce11">
            <text:p>6.30004</text:p>
          </table:table-cell>
          <table:table-cell office:value-type="float" office:value="0.71362599999999998" table:style-name="ce11">
            <text:p>0.713626</text:p>
          </table:table-cell>
          <table:table-cell office:value-type="float" office:value="0.67980200000000002" table:style-name="ce11">
            <text:p>0.679802</text:p>
          </table:table-cell>
          <table:table-cell office:value-type="float" office:value="0.603495" table:style-name="ce11">
            <text:p>0.603495</text:p>
          </table:table-cell>
          <table:table-cell office:value-type="float" office:value="5.9269000000000016E-2" table:formula="of:=[.S68]-[.$C$5]" table:style-name="ce1">
            <text:p>0.059269</text:p>
          </table:table-cell>
          <table:table-cell office:value-type="float" office:value="2.5445000000000051E-2" table:formula="of:=[.T68]-[.$C$5]" table:style-name="ce1">
            <text:p>0.025445</text:p>
          </table:table-cell>
          <table:table-cell office:value-type="float" office:value="-5.0861999999999963E-2" table:formula="of:=[.U68]-[.$C$5]" table:style-name="ce1">
            <text:p>-0.05086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6.40008" table:style-name="ce11">
            <text:p>6.40008</text:p>
          </table:table-cell>
          <table:table-cell office:value-type="float" office:value="0.69948900000000003" table:style-name="ce11">
            <text:p>0.699489</text:p>
          </table:table-cell>
          <table:table-cell office:value-type="float" office:value="0.71103700000000003" table:style-name="ce11">
            <text:p>0.711037</text:p>
          </table:table-cell>
          <table:table-cell office:value-type="float" office:value="0.60517200000000004" table:style-name="ce11">
            <text:p>0.605172</text:p>
          </table:table-cell>
          <table:table-cell office:value-type="float" office:value="4.5132000000000061E-2" table:formula="of:=[.C69]-[.$C$5]" table:style-name="ce1">
            <text:p>0.045132</text:p>
          </table:table-cell>
          <table:table-cell office:value-type="float" office:value="5.6680000000000064E-2" table:formula="of:=[.D69]-[.$C$5]" table:style-name="ce1">
            <text:p>0.05668</text:p>
          </table:table-cell>
          <table:table-cell office:value-type="float" office:value="-4.9184999999999923E-2" table:formula="of:=[.E69]-[.$C$5]" table:style-name="ce1">
            <text:p>-0.049185</text:p>
          </table:table-cell>
          <table:table-cell table:style-name="ce4"/>
          <table:table-cell office:value-type="float" office:value="6.4000700000000004" table:style-name="ce11">
            <text:p>6.40007</text:p>
          </table:table-cell>
          <table:table-cell office:value-type="float" office:value="0.69688499999999998" table:style-name="ce11">
            <text:p>0.696885</text:p>
          </table:table-cell>
          <table:table-cell office:value-type="float" office:value="0.70942499999999997" table:style-name="ce11">
            <text:p>0.709425</text:p>
          </table:table-cell>
          <table:table-cell office:value-type="float" office:value="0.61737799999999998" table:style-name="ce11">
            <text:p>0.617378</text:p>
          </table:table-cell>
          <table:table-cell office:value-type="float" office:value="4.252800000000001E-2" table:formula="of:=[.K69]-[.$C$5]" table:style-name="ce1">
            <text:p>0.042528</text:p>
          </table:table-cell>
          <table:table-cell office:value-type="float" office:value="5.5068000000000006E-2" table:formula="of:=[.L69]-[.$C$5]" table:style-name="ce1">
            <text:p>0.055068</text:p>
          </table:table-cell>
          <table:table-cell office:value-type="float" office:value="-3.6978999999999984E-2" table:formula="of:=[.M69]-[.$C$5]" table:style-name="ce1">
            <text:p>-0.036979</text:p>
          </table:table-cell>
          <table:table-cell table:style-name="ce6"/>
          <table:table-cell office:value-type="float" office:value="6.4001200000000003" table:style-name="ce11">
            <text:p>6.40012</text:p>
          </table:table-cell>
          <table:table-cell office:value-type="float" office:value="0.696878" table:style-name="ce11">
            <text:p>0.696878</text:p>
          </table:table-cell>
          <table:table-cell office:value-type="float" office:value="0.70944300000000005" table:style-name="ce11">
            <text:p>0.709443</text:p>
          </table:table-cell>
          <table:table-cell office:value-type="float" office:value="0.61739299999999997" table:style-name="ce11">
            <text:p>0.617393</text:p>
          </table:table-cell>
          <table:table-cell office:value-type="float" office:value="4.2521000000000031E-2" table:formula="of:=[.S69]-[.$C$5]" table:style-name="ce1">
            <text:p>0.042521</text:p>
          </table:table-cell>
          <table:table-cell office:value-type="float" office:value="5.5086000000000079E-2" table:formula="of:=[.T69]-[.$C$5]" table:style-name="ce1">
            <text:p>0.055086</text:p>
          </table:table-cell>
          <table:table-cell office:value-type="float" office:value="-3.6963999999999997E-2" table:formula="of:=[.U69]-[.$C$5]" table:style-name="ce1">
            <text:p>-0.036964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6.5000499999999999" table:style-name="ce11">
            <text:p>6.50005</text:p>
          </table:table-cell>
          <table:table-cell office:value-type="float" office:value="0.67966300000000002" table:style-name="ce11">
            <text:p>0.679663</text:p>
          </table:table-cell>
          <table:table-cell office:value-type="float" office:value="0.72963" table:style-name="ce11">
            <text:p>0.72963</text:p>
          </table:table-cell>
          <table:table-cell office:value-type="float" office:value="0.62100100000000003" table:style-name="ce11">
            <text:p>0.621001</text:p>
          </table:table-cell>
          <table:table-cell office:value-type="float" office:value="2.5306000000000051E-2" table:formula="of:=[.C70]-[.$C$5]" table:style-name="ce1">
            <text:p>0.025306</text:p>
          </table:table-cell>
          <table:table-cell office:value-type="float" office:value="7.5273000000000034E-2" table:formula="of:=[.D70]-[.$C$5]" table:style-name="ce1">
            <text:p>0.075273</text:p>
          </table:table-cell>
          <table:table-cell office:value-type="float" office:value="-3.3355999999999941E-2" table:formula="of:=[.E70]-[.$C$5]" table:style-name="ce1">
            <text:p>-0.033356</text:p>
          </table:table-cell>
          <table:table-cell table:style-name="ce4"/>
          <table:table-cell office:value-type="float" office:value="6.5000299999999998" table:style-name="ce11">
            <text:p>6.50003</text:p>
          </table:table-cell>
          <table:table-cell office:value-type="float" office:value="0.67701299999999998" table:style-name="ce11">
            <text:p>0.677013</text:p>
          </table:table-cell>
          <table:table-cell office:value-type="float" office:value="0.730738" table:style-name="ce11">
            <text:p>0.730738</text:p>
          </table:table-cell>
          <table:table-cell office:value-type="float" office:value="0.63945799999999997" table:style-name="ce11">
            <text:p>0.639458</text:p>
          </table:table-cell>
          <table:table-cell office:value-type="float" office:value="2.2656000000000009E-2" table:formula="of:=[.K70]-[.$C$5]" table:style-name="ce1">
            <text:p>0.022656</text:p>
          </table:table-cell>
          <table:table-cell office:value-type="float" office:value="7.6381000000000032E-2" table:formula="of:=[.L70]-[.$C$5]" table:style-name="ce1">
            <text:p>0.076381</text:p>
          </table:table-cell>
          <table:table-cell office:value-type="float" office:value="-1.4898999999999996E-2" table:formula="of:=[.M70]-[.$C$5]" table:style-name="ce1">
            <text:p>-0.014899</text:p>
          </table:table-cell>
          <table:table-cell table:style-name="ce6"/>
          <table:table-cell office:value-type="float" office:value="6.5000499999999999" table:style-name="ce11">
            <text:p>6.50005</text:p>
          </table:table-cell>
          <table:table-cell office:value-type="float" office:value="0.67699799999999999" table:style-name="ce11">
            <text:p>0.676998</text:p>
          </table:table-cell>
          <table:table-cell office:value-type="float" office:value="0.73074099999999997" table:style-name="ce11">
            <text:p>0.730741</text:p>
          </table:table-cell>
          <table:table-cell office:value-type="float" office:value="0.63946400000000003" table:style-name="ce11">
            <text:p>0.639464</text:p>
          </table:table-cell>
          <table:table-cell office:value-type="float" office:value="2.2641000000000022E-2" table:formula="of:=[.S70]-[.$C$5]" table:style-name="ce1">
            <text:p>0.022641</text:p>
          </table:table-cell>
          <table:table-cell office:value-type="float" office:value="7.6384000000000007E-2" table:formula="of:=[.T70]-[.$C$5]" table:style-name="ce1">
            <text:p>0.076384</text:p>
          </table:table-cell>
          <table:table-cell office:value-type="float" office:value="-1.4892999999999934E-2" table:formula="of:=[.U70]-[.$C$5]" table:style-name="ce1">
            <text:p>-0.014893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6.6000500000000004" table:style-name="ce11">
            <text:p>6.60005</text:p>
          </table:table-cell>
          <table:table-cell office:value-type="float" office:value="0.65993199999999996" table:style-name="ce11">
            <text:p>0.659932</text:p>
          </table:table-cell>
          <table:table-cell office:value-type="float" office:value="0.73423099999999997" table:style-name="ce11">
            <text:p>0.734231</text:p>
          </table:table-cell>
          <table:table-cell office:value-type="float" office:value="0.64331000000000005" table:style-name="ce11">
            <text:p>0.64331</text:p>
          </table:table-cell>
          <table:table-cell office:value-type="float" office:value="5.5749999999999966E-3" table:formula="of:=[.C71]-[.$C$5]" table:style-name="ce1">
            <text:p>0.005575</text:p>
          </table:table-cell>
          <table:table-cell office:value-type="float" office:value="7.9874000000000001E-2" table:formula="of:=[.D71]-[.$C$5]" table:style-name="ce1">
            <text:p>0.079874</text:p>
          </table:table-cell>
          <table:table-cell office:value-type="float" office:value="-1.1046999999999918E-2" table:formula="of:=[.E71]-[.$C$5]" table:style-name="ce1">
            <text:p>-0.011047</text:p>
          </table:table-cell>
          <table:table-cell table:style-name="ce4"/>
          <table:table-cell office:value-type="float" office:value="6.6000399999999999" table:style-name="ce11">
            <text:p>6.60004</text:p>
          </table:table-cell>
          <table:table-cell office:value-type="float" office:value="0.65724199999999999" table:style-name="ce11">
            <text:p>0.657242</text:p>
          </table:table-cell>
          <table:table-cell office:value-type="float" office:value="0.73945799999999995" table:style-name="ce11">
            <text:p>0.739458</text:p>
          </table:table-cell>
          <table:table-cell office:value-type="float" office:value="0.66759999999999997" table:style-name="ce11">
            <text:p>0.6676</text:p>
          </table:table-cell>
          <table:table-cell office:value-type="float" office:value="2.8850000000000264E-3" table:formula="of:=[.K71]-[.$C$5]" table:style-name="ce1">
            <text:p>0.002885</text:p>
          </table:table-cell>
          <table:table-cell office:value-type="float" office:value="8.5100999999999982E-2" table:formula="of:=[.L71]-[.$C$5]" table:style-name="ce1">
            <text:p>0.085101</text:p>
          </table:table-cell>
          <table:table-cell office:value-type="float" office:value="1.3243000000000005E-2" table:formula="of:=[.M71]-[.$C$5]" table:style-name="ce1">
            <text:p>0.013243</text:p>
          </table:table-cell>
          <table:table-cell table:style-name="ce6"/>
          <table:table-cell office:value-type="float" office:value="6.6001300000000001" table:style-name="ce11">
            <text:p>6.60013</text:p>
          </table:table-cell>
          <table:table-cell office:value-type="float" office:value="0.65721700000000005" table:style-name="ce11">
            <text:p>0.657217</text:p>
          </table:table-cell>
          <table:table-cell office:value-type="float" office:value="0.739456" table:style-name="ce11">
            <text:p>0.739456</text:p>
          </table:table-cell>
          <table:table-cell office:value-type="float" office:value="0.667628" table:style-name="ce11">
            <text:p>0.667628</text:p>
          </table:table-cell>
          <table:table-cell office:value-type="float" office:value="2.8600000000000847E-3" table:formula="of:=[.S71]-[.$C$5]" table:style-name="ce1">
            <text:p>0.00286</text:p>
          </table:table-cell>
          <table:table-cell office:value-type="float" office:value="8.5099000000000036E-2" table:formula="of:=[.T71]-[.$C$5]" table:style-name="ce1">
            <text:p>0.085099</text:p>
          </table:table-cell>
          <table:table-cell office:value-type="float" office:value="1.3271000000000033E-2" table:formula="of:=[.U71]-[.$C$5]" table:style-name="ce1">
            <text:p>0.013271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6.7001299999999997" table:style-name="ce11">
            <text:p>6.70013</text:p>
          </table:table-cell>
          <table:table-cell office:value-type="float" office:value="0.64124599999999998" table:style-name="ce11">
            <text:p>0.641246</text:p>
          </table:table-cell>
          <table:table-cell office:value-type="float" office:value="0.72339299999999995" table:style-name="ce11">
            <text:p>0.723393</text:p>
          </table:table-cell>
          <table:table-cell office:value-type="float" office:value="0.67048700000000006" table:style-name="ce11">
            <text:p>0.670487</text:p>
          </table:table-cell>
          <table:table-cell office:value-type="float" office:value="-1.3110999999999984E-2" table:formula="of:=[.C72]-[.$C$5]" table:style-name="ce1">
            <text:p>-0.013111</text:p>
          </table:table-cell>
          <table:table-cell office:value-type="float" office:value="6.9035999999999986E-2" table:formula="of:=[.D72]-[.$C$5]" table:style-name="ce1">
            <text:p>0.069036</text:p>
          </table:table-cell>
          <table:table-cell office:value-type="float" office:value="1.6130000000000089E-2" table:formula="of:=[.E72]-[.$C$5]" table:style-name="ce1">
            <text:p>0.01613</text:p>
          </table:table-cell>
          <table:table-cell table:style-name="ce4"/>
          <table:table-cell office:value-type="float" office:value="6.7000799999999998" table:style-name="ce11">
            <text:p>6.70008</text:p>
          </table:table-cell>
          <table:table-cell office:value-type="float" office:value="0.63941899999999996" table:style-name="ce11">
            <text:p>0.639419</text:p>
          </table:table-cell>
          <table:table-cell office:value-type="float" office:value="0.73331100000000005" table:style-name="ce11">
            <text:p>0.733311</text:p>
          </table:table-cell>
          <table:table-cell office:value-type="float" office:value="0.69781199999999999" table:style-name="ce11">
            <text:p>0.697812</text:p>
          </table:table-cell>
          <table:table-cell office:value-type="float" office:value="-1.4938000000000007E-2" table:formula="of:=[.K72]-[.$C$5]" table:style-name="ce1">
            <text:p>-0.014938</text:p>
          </table:table-cell>
          <table:table-cell office:value-type="float" office:value="7.895400000000008E-2" table:formula="of:=[.L72]-[.$C$5]" table:style-name="ce1">
            <text:p>0.078954</text:p>
          </table:table-cell>
          <table:table-cell office:value-type="float" office:value="4.3455000000000021E-2" table:formula="of:=[.M72]-[.$C$5]" table:style-name="ce1">
            <text:p>0.043455</text:p>
          </table:table-cell>
          <table:table-cell table:style-name="ce6"/>
          <table:table-cell office:value-type="float" office:value="6.7000200000000003" table:style-name="ce11">
            <text:p>6.70002</text:p>
          </table:table-cell>
          <table:table-cell office:value-type="float" office:value="0.63941999999999999" table:style-name="ce11">
            <text:p>0.63942</text:p>
          </table:table-cell>
          <table:table-cell office:value-type="float" office:value="0.73331999999999997" table:style-name="ce11">
            <text:p>0.73332</text:p>
          </table:table-cell>
          <table:table-cell office:value-type="float" office:value="0.69779800000000003" table:style-name="ce11">
            <text:p>0.697798</text:p>
          </table:table-cell>
          <table:table-cell office:value-type="float" office:value="-1.4936999999999978E-2" table:formula="of:=[.S72]-[.$C$5]" table:style-name="ce1">
            <text:p>-0.014937</text:p>
          </table:table-cell>
          <table:table-cell office:value-type="float" office:value="7.8963000000000005E-2" table:formula="of:=[.T72]-[.$C$5]" table:style-name="ce1">
            <text:p>0.078963</text:p>
          </table:table-cell>
          <table:table-cell office:value-type="float" office:value="4.3441000000000063E-2" table:formula="of:=[.U72]-[.$C$5]" table:style-name="ce1">
            <text:p>0.043441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6.80009" table:style-name="ce11">
            <text:p>6.80009</text:p>
          </table:table-cell>
          <table:table-cell office:value-type="float" office:value="0.62492400000000004" table:style-name="ce11">
            <text:p>0.624924</text:p>
          </table:table-cell>
          <table:table-cell office:value-type="float" office:value="0.70436600000000005" table:style-name="ce11">
            <text:p>0.704366</text:p>
          </table:table-cell>
          <table:table-cell office:value-type="float" office:value="0.69850400000000001" table:style-name="ce11">
            <text:p>0.698504</text:p>
          </table:table-cell>
          <table:table-cell office:value-type="float" office:value="-2.9432999999999931E-2" table:formula="of:=[.C73]-[.$C$5]" table:style-name="ce1">
            <text:p>-0.029433</text:p>
          </table:table-cell>
          <table:table-cell office:value-type="float" office:value="5.0009000000000081E-2" table:formula="of:=[.D73]-[.$C$5]" table:style-name="ce1">
            <text:p>0.050009</text:p>
          </table:table-cell>
          <table:table-cell office:value-type="float" office:value="4.4147000000000047E-2" table:formula="of:=[.E73]-[.$C$5]" table:style-name="ce1">
            <text:p>0.044147</text:p>
          </table:table-cell>
          <table:table-cell table:style-name="ce4"/>
          <table:table-cell office:value-type="float" office:value="6.8" table:style-name="ce11">
            <text:p>6.8</text:p>
          </table:table-cell>
          <table:table-cell office:value-type="float" office:value="0.62426700000000002" table:style-name="ce11">
            <text:p>0.624267</text:p>
          </table:table-cell>
          <table:table-cell office:value-type="float" office:value="0.71954799999999997" table:style-name="ce11">
            <text:p>0.719548</text:p>
          </table:table-cell>
          <table:table-cell office:value-type="float" office:value="0.73042099999999999" table:style-name="ce11">
            <text:p>0.730421</text:p>
          </table:table-cell>
          <table:table-cell office:value-type="float" office:value="-3.008999999999995E-2" table:formula="of:=[.K73]-[.$C$5]" table:style-name="ce1">
            <text:p>-0.03009</text:p>
          </table:table-cell>
          <table:table-cell office:value-type="float" office:value="6.5190999999999999E-2" table:formula="of:=[.L73]-[.$C$5]" table:style-name="ce1">
            <text:p>0.065191</text:p>
          </table:table-cell>
          <table:table-cell office:value-type="float" office:value="7.606400000000002E-2" table:formula="of:=[.M73]-[.$C$5]" table:style-name="ce1">
            <text:p>0.076064</text:p>
          </table:table-cell>
          <table:table-cell table:style-name="ce6"/>
          <table:table-cell office:value-type="float" office:value="6.8000600000000002" table:style-name="ce11">
            <text:p>6.80006</text:p>
          </table:table-cell>
          <table:table-cell office:value-type="float" office:value="0.62423700000000004" table:style-name="ce11">
            <text:p>0.624237</text:p>
          </table:table-cell>
          <table:table-cell office:value-type="float" office:value="0.71953599999999995" table:style-name="ce11">
            <text:p>0.719536</text:p>
          </table:table-cell>
          <table:table-cell office:value-type="float" office:value="0.73043899999999995" table:style-name="ce11">
            <text:p>0.730439</text:p>
          </table:table-cell>
          <table:table-cell office:value-type="float" office:value="-3.0119999999999925E-2" table:formula="of:=[.S73]-[.$C$5]" table:style-name="ce1">
            <text:p>-0.03012</text:p>
          </table:table-cell>
          <table:table-cell office:value-type="float" office:value="6.5178999999999987E-2" table:formula="of:=[.T73]-[.$C$5]" table:style-name="ce1">
            <text:p>0.065179</text:p>
          </table:table-cell>
          <table:table-cell office:value-type="float" office:value="7.6081999999999983E-2" table:formula="of:=[.U73]-[.$C$5]" table:style-name="ce1">
            <text:p>0.07608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6.9001299999999999" table:style-name="ce11">
            <text:p>6.90013</text:p>
          </table:table-cell>
          <table:table-cell office:value-type="float" office:value="0.61182000000000003" table:style-name="ce11">
            <text:p>0.61182</text:p>
          </table:table-cell>
          <table:table-cell office:value-type="float" office:value="0.68320400000000003" table:style-name="ce11">
            <text:p>0.683204</text:p>
          </table:table-cell>
          <table:table-cell office:value-type="float" office:value="0.72391799999999995" table:style-name="ce11">
            <text:p>0.723918</text:p>
          </table:table-cell>
          <table:table-cell office:value-type="float" office:value="-4.2536999999999936E-2" table:formula="of:=[.C74]-[.$C$5]" table:style-name="ce1">
            <text:p>-0.042537</text:p>
          </table:table-cell>
          <table:table-cell office:value-type="float" office:value="2.8847000000000067E-2" table:formula="of:=[.D74]-[.$C$5]" table:style-name="ce1">
            <text:p>0.028847</text:p>
          </table:table-cell>
          <table:table-cell office:value-type="float" office:value="6.9560999999999984E-2" table:formula="of:=[.E74]-[.$C$5]" table:style-name="ce1">
            <text:p>0.069561</text:p>
          </table:table-cell>
          <table:table-cell table:style-name="ce4"/>
          <table:table-cell office:value-type="float" office:value="6.9001200000000003" table:style-name="ce11">
            <text:p>6.90012</text:p>
          </table:table-cell>
          <table:table-cell office:value-type="float" office:value="0.61302699999999999" table:style-name="ce11">
            <text:p>0.613027</text:p>
          </table:table-cell>
          <table:table-cell office:value-type="float" office:value="0.70249899999999998" table:style-name="ce11">
            <text:p>0.702499</text:p>
          </table:table-cell>
          <table:table-cell office:value-type="float" office:value="0.75807000000000002" table:style-name="ce11">
            <text:p>0.75807</text:p>
          </table:table-cell>
          <table:table-cell office:value-type="float" office:value="-4.1329999999999978E-2" table:formula="of:=[.K74]-[.$C$5]" table:style-name="ce1">
            <text:p>-0.04133</text:p>
          </table:table-cell>
          <table:table-cell office:value-type="float" office:value="4.8142000000000018E-2" table:formula="of:=[.L74]-[.$C$5]" table:style-name="ce1">
            <text:p>0.048142</text:p>
          </table:table-cell>
          <table:table-cell office:value-type="float" office:value="0.10371300000000006" table:formula="of:=[.M74]-[.$C$5]" table:style-name="ce1">
            <text:p>0.103713</text:p>
          </table:table-cell>
          <table:table-cell table:style-name="ce6"/>
          <table:table-cell office:value-type="float" office:value="6.9000599999999999" table:style-name="ce11">
            <text:p>6.90006</text:p>
          </table:table-cell>
          <table:table-cell office:value-type="float" office:value="0.61299300000000001" table:style-name="ce11">
            <text:p>0.612993</text:p>
          </table:table-cell>
          <table:table-cell office:value-type="float" office:value="0.70250500000000005" table:style-name="ce11">
            <text:p>0.702505</text:p>
          </table:table-cell>
          <table:table-cell office:value-type="float" office:value="0.75805599999999995" table:style-name="ce11">
            <text:p>0.758056</text:p>
          </table:table-cell>
          <table:table-cell office:value-type="float" office:value="-4.1363999999999956E-2" table:formula="of:=[.S74]-[.$C$5]" table:style-name="ce1">
            <text:p>-0.041364</text:p>
          </table:table-cell>
          <table:table-cell office:value-type="float" office:value="4.814800000000008E-2" table:formula="of:=[.T74]-[.$C$5]" table:style-name="ce1">
            <text:p>0.048148</text:p>
          </table:table-cell>
          <table:table-cell office:value-type="float" office:value="0.10369899999999999" table:formula="of:=[.U74]-[.$C$5]" table:style-name="ce1">
            <text:p>0.10369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7.0000799999999996" table:style-name="ce11">
            <text:p>7.00008</text:p>
          </table:table-cell>
          <table:table-cell office:value-type="float" office:value="0.60181899999999999" table:style-name="ce11">
            <text:p>0.601819</text:p>
          </table:table-cell>
          <table:table-cell office:value-type="float" office:value="0.662767" table:style-name="ce11">
            <text:p>0.662767</text:p>
          </table:table-cell>
          <table:table-cell office:value-type="float" office:value="0.73826099999999995" table:style-name="ce11">
            <text:p>0.738261</text:p>
          </table:table-cell>
          <table:table-cell office:value-type="float" office:value="-5.2537999999999974E-2" table:formula="of:=[.C75]-[.$C$5]" table:style-name="ce1">
            <text:p>-0.052538</text:p>
          </table:table-cell>
          <table:table-cell office:value-type="float" office:value="8.4100000000000286E-3" table:formula="of:=[.D75]-[.$C$5]" table:style-name="ce1">
            <text:p>0.00841</text:p>
          </table:table-cell>
          <table:table-cell office:value-type="float" office:value="8.3903999999999979E-2" table:formula="of:=[.E75]-[.$C$5]" table:style-name="ce1">
            <text:p>0.083904</text:p>
          </table:table-cell>
          <table:table-cell table:style-name="ce4"/>
          <table:table-cell office:value-type="float" office:value="7.0001300000000004" table:style-name="ce11">
            <text:p>7.00013</text:p>
          </table:table-cell>
          <table:table-cell office:value-type="float" office:value="0.60641400000000001" table:style-name="ce11">
            <text:p>0.606414</text:p>
          </table:table-cell>
          <table:table-cell office:value-type="float" office:value="0.68586499999999995" table:style-name="ce11">
            <text:p>0.685865</text:p>
          </table:table-cell>
          <table:table-cell office:value-type="float" office:value="0.77253499999999997" table:style-name="ce11">
            <text:p>0.772535</text:p>
          </table:table-cell>
          <table:table-cell office:value-type="float" office:value="-4.7942999999999958E-2" table:formula="of:=[.K75]-[.$C$5]" table:style-name="ce1">
            <text:p>-0.047943</text:p>
          </table:table-cell>
          <table:table-cell office:value-type="float" office:value="3.150799999999998E-2" table:formula="of:=[.L75]-[.$C$5]" table:style-name="ce1">
            <text:p>0.031508</text:p>
          </table:table-cell>
          <table:table-cell office:value-type="float" office:value="0.11817800000000001" table:formula="of:=[.M75]-[.$C$5]" table:style-name="ce1">
            <text:p>0.118178</text:p>
          </table:table-cell>
          <table:table-cell table:style-name="ce6"/>
          <table:table-cell office:value-type="float" office:value="7.00007" table:style-name="ce11">
            <text:p>7.00007</text:p>
          </table:table-cell>
          <table:table-cell office:value-type="float" office:value="0.60636800000000002" table:style-name="ce11">
            <text:p>0.606368</text:p>
          </table:table-cell>
          <table:table-cell office:value-type="float" office:value="0.68586999999999998" table:style-name="ce11">
            <text:p>0.68587</text:p>
          </table:table-cell>
          <table:table-cell office:value-type="float" office:value="0.77253499999999997" table:style-name="ce11">
            <text:p>0.772535</text:p>
          </table:table-cell>
          <table:table-cell office:value-type="float" office:value="-4.7988999999999948E-2" table:formula="of:=[.S75]-[.$C$5]" table:style-name="ce1">
            <text:p>-0.047989</text:p>
          </table:table-cell>
          <table:table-cell office:value-type="float" office:value="3.1513000000000013E-2" table:formula="of:=[.T75]-[.$C$5]" table:style-name="ce1">
            <text:p>0.031513</text:p>
          </table:table-cell>
          <table:table-cell office:value-type="float" office:value="0.11817800000000001" table:formula="of:=[.U75]-[.$C$5]" table:style-name="ce1">
            <text:p>0.118178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7.1001200000000004" table:style-name="ce11">
            <text:p>7.10012</text:p>
          </table:table-cell>
          <table:table-cell office:value-type="float" office:value="0.59504299999999999" table:style-name="ce11">
            <text:p>0.595043</text:p>
          </table:table-cell>
          <table:table-cell office:value-type="float" office:value="0.64454199999999995" table:style-name="ce11">
            <text:p>0.644542</text:p>
          </table:table-cell>
          <table:table-cell office:value-type="float" office:value="0.73601000000000005" table:style-name="ce11">
            <text:p>0.73601</text:p>
          </table:table-cell>
          <table:table-cell office:value-type="float" office:value="-5.9313999999999978E-2" table:formula="of:=[.C76]-[.$C$5]" table:style-name="ce1">
            <text:p>-0.059314</text:p>
          </table:table-cell>
          <table:table-cell office:value-type="float" office:value="-9.8150000000000182E-3" table:formula="of:=[.D76]-[.$C$5]" table:style-name="ce1">
            <text:p>-0.009815</text:p>
          </table:table-cell>
          <table:table-cell office:value-type="float" office:value="8.1653000000000087E-2" table:formula="of:=[.E76]-[.$C$5]" table:style-name="ce1">
            <text:p>0.081653</text:p>
          </table:table-cell>
          <table:table-cell table:style-name="ce4"/>
          <table:table-cell office:value-type="float" office:value="7.1001200000000004" table:style-name="ce11">
            <text:p>7.10012</text:p>
          </table:table-cell>
          <table:table-cell office:value-type="float" office:value="0.60356100000000001" table:style-name="ce11">
            <text:p>0.603561</text:p>
          </table:table-cell>
          <table:table-cell office:value-type="float" office:value="0.67135599999999995" table:style-name="ce11">
            <text:p>0.671356</text:p>
          </table:table-cell>
          <table:table-cell office:value-type="float" office:value="0.76890599999999998" table:style-name="ce11">
            <text:p>0.768906</text:p>
          </table:table-cell>
          <table:table-cell office:value-type="float" office:value="-5.0795999999999952E-2" table:formula="of:=[.K76]-[.$C$5]" table:style-name="ce1">
            <text:p>-0.050796</text:p>
          </table:table-cell>
          <table:table-cell office:value-type="float" office:value="1.6998999999999986E-2" table:formula="of:=[.L76]-[.$C$5]" table:style-name="ce1">
            <text:p>0.016999</text:p>
          </table:table-cell>
          <table:table-cell office:value-type="float" office:value="0.11454900000000001" table:formula="of:=[.M76]-[.$C$5]" table:style-name="ce1">
            <text:p>0.114549</text:p>
          </table:table-cell>
          <table:table-cell table:style-name="ce6"/>
          <table:table-cell office:value-type="float" office:value="7.1001000000000003" table:style-name="ce11">
            <text:p>7.1001</text:p>
          </table:table-cell>
          <table:table-cell office:value-type="float" office:value="0.60346900000000003" table:style-name="ce11">
            <text:p>0.603469</text:p>
          </table:table-cell>
          <table:table-cell office:value-type="float" office:value="0.67135299999999998" table:style-name="ce11">
            <text:p>0.671353</text:p>
          </table:table-cell>
          <table:table-cell office:value-type="float" office:value="0.76890199999999997" table:style-name="ce11">
            <text:p>0.768902</text:p>
          </table:table-cell>
          <table:table-cell office:value-type="float" office:value="-5.0887999999999933E-2" table:formula="of:=[.S76]-[.$C$5]" table:style-name="ce1">
            <text:p>-0.050888</text:p>
          </table:table-cell>
          <table:table-cell office:value-type="float" office:value="1.6996000000000011E-2" table:formula="of:=[.T76]-[.$C$5]" table:style-name="ce1">
            <text:p>0.016996</text:p>
          </table:table-cell>
          <table:table-cell office:value-type="float" office:value="0.11454500000000001" table:formula="of:=[.U76]-[.$C$5]" table:style-name="ce1">
            <text:p>0.114545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7.2000700000000002" table:style-name="ce11">
            <text:p>7.20007</text:p>
          </table:table-cell>
          <table:table-cell office:value-type="float" office:value="0.59269000000000005" table:style-name="ce11">
            <text:p>0.59269</text:p>
          </table:table-cell>
          <table:table-cell office:value-type="float" office:value="0.62932999999999995" table:style-name="ce11">
            <text:p>0.62933</text:p>
          </table:table-cell>
          <table:table-cell office:value-type="float" office:value="0.71952400000000005" table:style-name="ce11">
            <text:p>0.719524</text:p>
          </table:table-cell>
          <table:table-cell office:value-type="float" office:value="-6.1666999999999916E-2" table:formula="of:=[.C77]-[.$C$5]" table:style-name="ce1">
            <text:p>-0.061667</text:p>
          </table:table-cell>
          <table:table-cell office:value-type="float" office:value="-2.5027000000000021E-2" table:formula="of:=[.D77]-[.$C$5]" table:style-name="ce1">
            <text:p>-0.025027</text:p>
          </table:table-cell>
          <table:table-cell office:value-type="float" office:value="6.5167000000000086E-2" table:formula="of:=[.E77]-[.$C$5]" table:style-name="ce1">
            <text:p>0.065167</text:p>
          </table:table-cell>
          <table:table-cell table:style-name="ce4"/>
          <table:table-cell office:value-type="float" office:value="7.2000500000000001" table:style-name="ce11">
            <text:p>7.20005</text:p>
          </table:table-cell>
          <table:table-cell office:value-type="float" office:value="0.60506899999999997" table:style-name="ce11">
            <text:p>0.605069</text:p>
          </table:table-cell>
          <table:table-cell office:value-type="float" office:value="0.65884299999999996" table:style-name="ce11">
            <text:p>0.658843</text:p>
          </table:table-cell>
          <table:table-cell office:value-type="float" office:value="0.74698699999999996" table:style-name="ce11">
            <text:p>0.746987</text:p>
          </table:table-cell>
          <table:table-cell office:value-type="float" office:value="-4.9287999999999998E-2" table:formula="of:=[.K77]-[.$C$5]" table:style-name="ce1">
            <text:p>-0.049288</text:p>
          </table:table-cell>
          <table:table-cell office:value-type="float" office:value="4.48599999999999E-3" table:formula="of:=[.L77]-[.$C$5]" table:style-name="ce1">
            <text:p>0.004486</text:p>
          </table:table-cell>
          <table:table-cell office:value-type="float" office:value="9.262999999999999E-2" table:formula="of:=[.M77]-[.$C$5]" table:style-name="ce1">
            <text:p>0.09263</text:p>
          </table:table-cell>
          <table:table-cell table:style-name="ce6"/>
          <table:table-cell office:value-type="float" office:value="7.2000900000000003" table:style-name="ce11">
            <text:p>7.20009</text:p>
          </table:table-cell>
          <table:table-cell office:value-type="float" office:value="0.60490500000000003" table:style-name="ce11">
            <text:p>0.604905</text:p>
          </table:table-cell>
          <table:table-cell office:value-type="float" office:value="0.65881199999999995" table:style-name="ce11">
            <text:p>0.658812</text:p>
          </table:table-cell>
          <table:table-cell office:value-type="float" office:value="0.74696200000000001" table:style-name="ce11">
            <text:p>0.746962</text:p>
          </table:table-cell>
          <table:table-cell office:value-type="float" office:value="-4.945199999999994E-2" table:formula="of:=[.S77]-[.$C$5]" table:style-name="ce1">
            <text:p>-0.049452</text:p>
          </table:table-cell>
          <table:table-cell office:value-type="float" office:value="4.4549999999999867E-3" table:formula="of:=[.T77]-[.$C$5]" table:style-name="ce1">
            <text:p>0.004455</text:p>
          </table:table-cell>
          <table:table-cell office:value-type="float" office:value="9.2605000000000048E-2" table:formula="of:=[.U77]-[.$C$5]" table:style-name="ce1">
            <text:p>0.092605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7.30009" table:style-name="ce11">
            <text:p>7.30009</text:p>
          </table:table-cell>
          <table:table-cell office:value-type="float" office:value="0.59514800000000001" table:style-name="ce11">
            <text:p>0.595148</text:p>
          </table:table-cell>
          <table:table-cell office:value-type="float" office:value="0.61758999999999997" table:style-name="ce11">
            <text:p>0.61759</text:p>
          </table:table-cell>
          <table:table-cell office:value-type="float" office:value="0.69538800000000001" table:style-name="ce11">
            <text:p>0.695388</text:p>
          </table:table-cell>
          <table:table-cell office:value-type="float" office:value="-5.9208999999999956E-2" table:formula="of:=[.C78]-[.$C$5]" table:style-name="ce1">
            <text:p>-0.059209</text:p>
          </table:table-cell>
          <table:table-cell office:value-type="float" office:value="-3.6766999999999994E-2" table:formula="of:=[.D78]-[.$C$5]" table:style-name="ce1">
            <text:p>-0.036767</text:p>
          </table:table-cell>
          <table:table-cell office:value-type="float" office:value="4.103100000000004E-2" table:formula="of:=[.E78]-[.$C$5]" table:style-name="ce1">
            <text:p>0.041031</text:p>
          </table:table-cell>
          <table:table-cell table:style-name="ce4"/>
          <table:table-cell office:value-type="float" office:value="7.3001199999999997" table:style-name="ce11">
            <text:p>7.30012</text:p>
          </table:table-cell>
          <table:table-cell office:value-type="float" office:value="0.61131899999999995" table:style-name="ce11">
            <text:p>0.611319</text:p>
          </table:table-cell>
          <table:table-cell office:value-type="float" office:value="0.64790800000000004" table:style-name="ce11">
            <text:p>0.647908</text:p>
          </table:table-cell>
          <table:table-cell office:value-type="float" office:value="0.71168399999999998" table:style-name="ce11">
            <text:p>0.711684</text:p>
          </table:table-cell>
          <table:table-cell office:value-type="float" office:value="-4.3038000000000021E-2" table:formula="of:=[.K78]-[.$C$5]" table:style-name="ce1">
            <text:p>-0.043038</text:p>
          </table:table-cell>
          <table:table-cell office:value-type="float" office:value="-6.448999999999927E-3" table:formula="of:=[.L78]-[.$C$5]" table:style-name="ce1">
            <text:p>-0.006449</text:p>
          </table:table-cell>
          <table:table-cell office:value-type="float" office:value="5.7327000000000017E-2" table:formula="of:=[.M78]-[.$C$5]" table:style-name="ce1">
            <text:p>0.057327</text:p>
          </table:table-cell>
          <table:table-cell table:style-name="ce6"/>
          <table:table-cell office:value-type="float" office:value="7.3000999999999996" table:style-name="ce11">
            <text:p>7.3001</text:p>
          </table:table-cell>
          <table:table-cell office:value-type="float" office:value="0.61102500000000004" table:style-name="ce11">
            <text:p>0.611025</text:p>
          </table:table-cell>
          <table:table-cell office:value-type="float" office:value="0.64786699999999997" table:style-name="ce11">
            <text:p>0.647867</text:p>
          </table:table-cell>
          <table:table-cell office:value-type="float" office:value="0.71168100000000001" table:style-name="ce11">
            <text:p>0.711681</text:p>
          </table:table-cell>
          <table:table-cell office:value-type="float" office:value="-4.3331999999999926E-2" table:formula="of:=[.S78]-[.$C$5]" table:style-name="ce1">
            <text:p>-0.043332</text:p>
          </table:table-cell>
          <table:table-cell office:value-type="float" office:value="-6.4899999999999958E-3" table:formula="of:=[.T78]-[.$C$5]" table:style-name="ce1">
            <text:p>-0.00649</text:p>
          </table:table-cell>
          <table:table-cell office:value-type="float" office:value="5.7324000000000042E-2" table:formula="of:=[.U78]-[.$C$5]" table:style-name="ce1">
            <text:p>0.057324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7.4000300000000001" table:style-name="ce11">
            <text:p>7.40003</text:p>
          </table:table-cell>
          <table:table-cell office:value-type="float" office:value="0.60156399999999999" table:style-name="ce11">
            <text:p>0.601564</text:p>
          </table:table-cell>
          <table:table-cell office:value-type="float" office:value="0.609398" table:style-name="ce11">
            <text:p>0.609398</text:p>
          </table:table-cell>
          <table:table-cell office:value-type="float" office:value="0.67032400000000003" table:style-name="ce11">
            <text:p>0.670324</text:p>
          </table:table-cell>
          <table:table-cell office:value-type="float" office:value="-5.2792999999999979E-2" table:formula="of:=[.C79]-[.$C$5]" table:style-name="ce1">
            <text:p>-0.052793</text:p>
          </table:table-cell>
          <table:table-cell office:value-type="float" office:value="-4.4958999999999971E-2" table:formula="of:=[.D79]-[.$C$5]" table:style-name="ce1">
            <text:p>-0.044959</text:p>
          </table:table-cell>
          <table:table-cell office:value-type="float" office:value="1.5967000000000064E-2" table:formula="of:=[.E79]-[.$C$5]" table:style-name="ce1">
            <text:p>0.015967</text:p>
          </table:table-cell>
          <table:table-cell table:style-name="ce4"/>
          <table:table-cell office:value-type="float" office:value="7.40001" table:style-name="ce11">
            <text:p>7.40001</text:p>
          </table:table-cell>
          <table:table-cell office:value-type="float" office:value="0.62210200000000004" table:style-name="ce11">
            <text:p>0.622102</text:p>
          </table:table-cell>
          <table:table-cell office:value-type="float" office:value="0.63807400000000003" table:style-name="ce11">
            <text:p>0.638074</text:p>
          </table:table-cell>
          <table:table-cell office:value-type="float" office:value="0.67265699999999995" table:style-name="ce11">
            <text:p>0.672657</text:p>
          </table:table-cell>
          <table:table-cell office:value-type="float" office:value="-3.2254999999999923E-2" table:formula="of:=[.K79]-[.$C$5]" table:style-name="ce1">
            <text:p>-0.032255</text:p>
          </table:table-cell>
          <table:table-cell office:value-type="float" office:value="-1.6282999999999936E-2" table:formula="of:=[.L79]-[.$C$5]" table:style-name="ce1">
            <text:p>-0.016283</text:p>
          </table:table-cell>
          <table:table-cell office:value-type="float" office:value="1.8299999999999983E-2" table:formula="of:=[.M79]-[.$C$5]" table:style-name="ce1">
            <text:p>0.0183</text:p>
          </table:table-cell>
          <table:table-cell table:style-name="ce6"/>
          <table:table-cell office:value-type="float" office:value="7.4001200000000003" table:style-name="ce11">
            <text:p>7.40012</text:p>
          </table:table-cell>
          <table:table-cell office:value-type="float" office:value="0.62163400000000002" table:style-name="ce11">
            <text:p>0.621634</text:p>
          </table:table-cell>
          <table:table-cell office:value-type="float" office:value="0.63800299999999999" table:style-name="ce11">
            <text:p>0.638003</text:p>
          </table:table-cell>
          <table:table-cell office:value-type="float" office:value="0.67261000000000004" table:style-name="ce11">
            <text:p>0.67261</text:p>
          </table:table-cell>
          <table:table-cell office:value-type="float" office:value="-3.2722999999999947E-2" table:formula="of:=[.S79]-[.$C$5]" table:style-name="ce1">
            <text:p>-0.032723</text:p>
          </table:table-cell>
          <table:table-cell office:value-type="float" office:value="-1.635399999999998E-2" table:formula="of:=[.T79]-[.$C$5]" table:style-name="ce1">
            <text:p>-0.016354</text:p>
          </table:table-cell>
          <table:table-cell office:value-type="float" office:value="1.8253000000000075E-2" table:formula="of:=[.U79]-[.$C$5]" table:style-name="ce1">
            <text:p>0.018253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7.5000600000000004" table:style-name="ce11">
            <text:p>7.50006</text:p>
          </table:table-cell>
          <table:table-cell office:value-type="float" office:value="0.61197199999999996" table:style-name="ce11">
            <text:p>0.611972</text:p>
          </table:table-cell>
          <table:table-cell office:value-type="float" office:value="0.60399599999999998" table:style-name="ce11">
            <text:p>0.603996</text:p>
          </table:table-cell>
          <table:table-cell office:value-type="float" office:value="0.64800999999999997" table:style-name="ce11">
            <text:p>0.64801</text:p>
          </table:table-cell>
          <table:table-cell office:value-type="float" office:value="-4.2385000000000006E-2" table:formula="of:=[.C80]-[.$C$5]" table:style-name="ce1">
            <text:p>-0.042385</text:p>
          </table:table-cell>
          <table:table-cell office:value-type="float" office:value="-5.0360999999999989E-2" table:formula="of:=[.D80]-[.$C$5]" table:style-name="ce1">
            <text:p>-0.050361</text:p>
          </table:table-cell>
          <table:table-cell office:value-type="float" office:value="-6.3469999999999915E-3" table:formula="of:=[.E80]-[.$C$5]" table:style-name="ce1">
            <text:p>-0.006347</text:p>
          </table:table-cell>
          <table:table-cell table:style-name="ce4"/>
          <table:table-cell office:value-type="float" office:value="7.5000900000000001" table:style-name="ce11">
            <text:p>7.50009</text:p>
          </table:table-cell>
          <table:table-cell office:value-type="float" office:value="0.63736700000000002" table:style-name="ce11">
            <text:p>0.637367</text:p>
          </table:table-cell>
          <table:table-cell office:value-type="float" office:value="0.62756599999999996" table:style-name="ce11">
            <text:p>0.627566</text:p>
          </table:table-cell>
          <table:table-cell office:value-type="float" office:value="0.63748099999999996" table:style-name="ce11">
            <text:p>0.637481</text:p>
          </table:table-cell>
          <table:table-cell office:value-type="float" office:value="-1.698999999999995E-2" table:formula="of:=[.K80]-[.$C$5]" table:style-name="ce1">
            <text:p>-0.01699</text:p>
          </table:table-cell>
          <table:table-cell office:value-type="float" office:value="-2.6791000000000009E-2" table:formula="of:=[.L80]-[.$C$5]" table:style-name="ce1">
            <text:p>-0.026791</text:p>
          </table:table-cell>
          <table:table-cell office:value-type="float" office:value="-1.6876000000000002E-2" table:formula="of:=[.M80]-[.$C$5]" table:style-name="ce1">
            <text:p>-0.016876</text:p>
          </table:table-cell>
          <table:table-cell table:style-name="ce6"/>
          <table:table-cell office:value-type="float" office:value="7.50007" table:style-name="ce11">
            <text:p>7.50007</text:p>
          </table:table-cell>
          <table:table-cell office:value-type="float" office:value="0.63655700000000004" table:style-name="ce11">
            <text:p>0.636557</text:p>
          </table:table-cell>
          <table:table-cell office:value-type="float" office:value="0.62745899999999999" table:style-name="ce11">
            <text:p>0.627459</text:p>
          </table:table-cell>
          <table:table-cell office:value-type="float" office:value="0.63747600000000004" table:style-name="ce11">
            <text:p>0.637476</text:p>
          </table:table-cell>
          <table:table-cell office:value-type="float" office:value="-1.7799999999999927E-2" table:formula="of:=[.S80]-[.$C$5]" table:style-name="ce1">
            <text:p>-0.0178</text:p>
          </table:table-cell>
          <table:table-cell office:value-type="float" office:value="-2.6897999999999977E-2" table:formula="of:=[.T80]-[.$C$5]" table:style-name="ce1">
            <text:p>-0.026898</text:p>
          </table:table-cell>
          <table:table-cell office:value-type="float" office:value="-1.6880999999999924E-2" table:formula="of:=[.U80]-[.$C$5]" table:style-name="ce1">
            <text:p>-0.016881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7.6000800000000002" table:style-name="ce11">
            <text:p>7.60008</text:p>
          </table:table-cell>
          <table:table-cell office:value-type="float" office:value="0.62762700000000005" table:style-name="ce11">
            <text:p>0.627627</text:p>
          </table:table-cell>
          <table:table-cell office:value-type="float" office:value="0.60076399999999996" table:style-name="ce11">
            <text:p>0.600764</text:p>
          </table:table-cell>
          <table:table-cell office:value-type="float" office:value="0.63066500000000003" table:style-name="ce11">
            <text:p>0.630665</text:p>
          </table:table-cell>
          <table:table-cell office:value-type="float" office:value="-2.672999999999992E-2" table:formula="of:=[.C81]-[.$C$5]" table:style-name="ce1">
            <text:p>-0.02673</text:p>
          </table:table-cell>
          <table:table-cell office:value-type="float" office:value="-5.3593000000000002E-2" table:formula="of:=[.D81]-[.$C$5]" table:style-name="ce1">
            <text:p>-0.053593</text:p>
          </table:table-cell>
          <table:table-cell office:value-type="float" office:value="-2.3691999999999935E-2" table:formula="of:=[.E81]-[.$C$5]" table:style-name="ce1">
            <text:p>-0.023692</text:p>
          </table:table-cell>
          <table:table-cell table:style-name="ce4"/>
          <table:table-cell office:value-type="float" office:value="7.6000399999999999" table:style-name="ce11">
            <text:p>7.60004</text:p>
          </table:table-cell>
          <table:table-cell office:value-type="float" office:value="0.65614799999999995" table:style-name="ce11">
            <text:p>0.656148</text:p>
          </table:table-cell>
          <table:table-cell office:value-type="float" office:value="0.617147" table:style-name="ce11">
            <text:p>0.617147</text:p>
          </table:table-cell>
          <table:table-cell office:value-type="float" office:value="0.60776799999999997" table:style-name="ce11">
            <text:p>0.607768</text:p>
          </table:table-cell>
          <table:table-cell office:value-type="float" office:value="1.790999999999987E-3" table:formula="of:=[.K81]-[.$C$5]" table:style-name="ce1">
            <text:p>0.001791</text:p>
          </table:table-cell>
          <table:table-cell office:value-type="float" office:value="-3.7209999999999965E-2" table:formula="of:=[.L81]-[.$C$5]" table:style-name="ce1">
            <text:p>-0.03721</text:p>
          </table:table-cell>
          <table:table-cell office:value-type="float" office:value="-4.6588999999999992E-2" table:formula="of:=[.M81]-[.$C$5]" table:style-name="ce1">
            <text:p>-0.046589</text:p>
          </table:table-cell>
          <table:table-cell table:style-name="ce6"/>
          <table:table-cell office:value-type="float" office:value="7.6000199999999998" table:style-name="ce11">
            <text:p>7.60002</text:p>
          </table:table-cell>
          <table:table-cell office:value-type="float" office:value="0.65481500000000004" table:style-name="ce11">
            <text:p>0.654815</text:p>
          </table:table-cell>
          <table:table-cell office:value-type="float" office:value="0.61694000000000004" table:style-name="ce11">
            <text:p>0.61694</text:p>
          </table:table-cell>
          <table:table-cell office:value-type="float" office:value="0.60774399999999995" table:style-name="ce11">
            <text:p>0.607744</text:p>
          </table:table-cell>
          <table:table-cell office:value-type="float" office:value="4.5800000000006946E-4" table:formula="of:=[.S81]-[.$C$5]" table:style-name="ce1">
            <text:p>0.000458</text:p>
          </table:table-cell>
          <table:table-cell office:value-type="float" office:value="-3.7416999999999923E-2" table:formula="of:=[.T81]-[.$C$5]" table:style-name="ce1">
            <text:p>-0.037417</text:p>
          </table:table-cell>
          <table:table-cell office:value-type="float" office:value="-4.6613000000000016E-2" table:formula="of:=[.U81]-[.$C$5]" table:style-name="ce1">
            <text:p>-0.046613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7.7000200000000003" table:style-name="ce11">
            <text:p>7.70002</text:p>
          </table:table-cell>
          <table:table-cell office:value-type="float" office:value="0.64739800000000003" table:style-name="ce11">
            <text:p>0.647398</text:p>
          </table:table-cell>
          <table:table-cell office:value-type="float" office:value="0.59980999999999995" table:style-name="ce11">
            <text:p>0.59981</text:p>
          </table:table-cell>
          <table:table-cell office:value-type="float" office:value="0.61738000000000004" table:style-name="ce11">
            <text:p>0.61738</text:p>
          </table:table-cell>
          <table:table-cell office:value-type="float" office:value="-6.9589999999999375E-3" table:formula="of:=[.C82]-[.$C$5]" table:style-name="ce1">
            <text:p>-0.006959</text:p>
          </table:table-cell>
          <table:table-cell office:value-type="float" office:value="-5.4547000000000012E-2" table:formula="of:=[.D82]-[.$C$5]" table:style-name="ce1">
            <text:p>-0.054547</text:p>
          </table:table-cell>
          <table:table-cell office:value-type="float" office:value="-3.6976999999999927E-2" table:formula="of:=[.E82]-[.$C$5]" table:style-name="ce1">
            <text:p>-0.036977</text:p>
          </table:table-cell>
          <table:table-cell table:style-name="ce4"/>
          <table:table-cell office:value-type="float" office:value="7.7000999999999999" table:style-name="ce11">
            <text:p>7.7001</text:p>
          </table:table-cell>
          <table:table-cell office:value-type="float" office:value="0.67707499999999998" table:style-name="ce11">
            <text:p>0.677075</text:p>
          </table:table-cell>
          <table:table-cell office:value-type="float" office:value="0.60737600000000003" table:style-name="ce11">
            <text:p>0.607376</text:p>
          </table:table-cell>
          <table:table-cell office:value-type="float" office:value="0.58404299999999998" table:style-name="ce11">
            <text:p>0.584043</text:p>
          </table:table-cell>
          <table:table-cell office:value-type="float" office:value="2.2718000000000016E-2" table:formula="of:=[.K82]-[.$C$5]" table:style-name="ce1">
            <text:p>0.022718</text:p>
          </table:table-cell>
          <table:table-cell office:value-type="float" office:value="-4.6980999999999939E-2" table:formula="of:=[.L82]-[.$C$5]" table:style-name="ce1">
            <text:p>-0.046981</text:p>
          </table:table-cell>
          <table:table-cell office:value-type="float" office:value="-7.0313999999999988E-2" table:formula="of:=[.M82]-[.$C$5]" table:style-name="ce1">
            <text:p>-0.070314</text:p>
          </table:table-cell>
          <table:table-cell table:style-name="ce6"/>
          <table:table-cell office:value-type="float" office:value="7.7000599999999997" table:style-name="ce11">
            <text:p>7.70006</text:p>
          </table:table-cell>
          <table:table-cell office:value-type="float" office:value="0.675037" table:style-name="ce11">
            <text:p>0.675037</text:p>
          </table:table-cell>
          <table:table-cell office:value-type="float" office:value="0.60701499999999997" table:style-name="ce11">
            <text:p>0.607015</text:p>
          </table:table-cell>
          <table:table-cell office:value-type="float" office:value="0.58398499999999998" table:style-name="ce11">
            <text:p>0.583985</text:p>
          </table:table-cell>
          <table:table-cell office:value-type="float" office:value="2.0680000000000032E-2" table:formula="of:=[.S82]-[.$C$5]" table:style-name="ce1">
            <text:p>0.02068</text:p>
          </table:table-cell>
          <table:table-cell office:value-type="float" office:value="-4.7341999999999995E-2" table:formula="of:=[.T82]-[.$C$5]" table:style-name="ce1">
            <text:p>-0.047342</text:p>
          </table:table-cell>
          <table:table-cell office:value-type="float" office:value="-7.037199999999999E-2" table:formula="of:=[.U82]-[.$C$5]" table:style-name="ce1">
            <text:p>-0.07037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7.8" table:style-name="ce11">
            <text:p>7.8</text:p>
          </table:table-cell>
          <table:table-cell office:value-type="float" office:value="0.67011900000000002" table:style-name="ce11">
            <text:p>0.670119</text:p>
          </table:table-cell>
          <table:table-cell office:value-type="float" office:value="0.60209000000000001" table:style-name="ce11">
            <text:p>0.60209</text:p>
          </table:table-cell>
          <table:table-cell office:value-type="float" office:value="0.60757799999999995" table:style-name="ce11">
            <text:p>0.607578</text:p>
          </table:table-cell>
          <table:table-cell office:value-type="float" office:value="1.5762000000000054E-2" table:formula="of:=[.C83]-[.$C$5]" table:style-name="ce1">
            <text:p>0.015762</text:p>
          </table:table-cell>
          <table:table-cell office:value-type="float" office:value="-5.2266999999999952E-2" table:formula="of:=[.D83]-[.$C$5]" table:style-name="ce1">
            <text:p>-0.052267</text:p>
          </table:table-cell>
          <table:table-cell office:value-type="float" office:value="-4.6779000000000015E-2" table:formula="of:=[.E83]-[.$C$5]" table:style-name="ce1">
            <text:p>-0.046779</text:p>
          </table:table-cell>
          <table:table-cell table:style-name="ce4"/>
          <table:table-cell office:value-type="float" office:value="7.8000400000000001" table:style-name="ce11">
            <text:p>7.80004</text:p>
          </table:table-cell>
          <table:table-cell office:value-type="float" office:value="0.69876899999999997" table:style-name="ce11">
            <text:p>0.698769</text:p>
          </table:table-cell>
          <table:table-cell office:value-type="float" office:value="0.59993399999999997" table:style-name="ce11">
            <text:p>0.599934</text:p>
          </table:table-cell>
          <table:table-cell office:value-type="float" office:value="0.56886499999999995" table:style-name="ce11">
            <text:p>0.568865</text:p>
          </table:table-cell>
          <table:table-cell office:value-type="float" office:value="4.4412000000000007E-2" table:formula="of:=[.K83]-[.$C$5]" table:style-name="ce1">
            <text:p>0.044412</text:p>
          </table:table-cell>
          <table:table-cell office:value-type="float" office:value="-5.4422999999999999E-2" table:formula="of:=[.L83]-[.$C$5]" table:style-name="ce1">
            <text:p>-0.054423</text:p>
          </table:table-cell>
          <table:table-cell office:value-type="float" office:value="-8.5492000000000012E-2" table:formula="of:=[.M83]-[.$C$5]" table:style-name="ce1">
            <text:p>-0.085492</text:p>
          </table:table-cell>
          <table:table-cell table:style-name="ce6"/>
          <table:table-cell office:value-type="float" office:value="7.8000699999999998" table:style-name="ce11">
            <text:p>7.80007</text:p>
          </table:table-cell>
          <table:table-cell office:value-type="float" office:value="0.695936" table:style-name="ce11">
            <text:p>0.695936</text:p>
          </table:table-cell>
          <table:table-cell office:value-type="float" office:value="0.59937399999999996" table:style-name="ce11">
            <text:p>0.599374</text:p>
          </table:table-cell>
          <table:table-cell office:value-type="float" office:value="0.56874400000000003" table:style-name="ce11">
            <text:p>0.568744</text:p>
          </table:table-cell>
          <table:table-cell office:value-type="float" office:value="4.1579000000000033E-2" table:formula="of:=[.S83]-[.$C$5]" table:style-name="ce1">
            <text:p>0.041579</text:p>
          </table:table-cell>
          <table:table-cell office:value-type="float" office:value="-5.4983000000000004E-2" table:formula="of:=[.T83]-[.$C$5]" table:style-name="ce1">
            <text:p>-0.054983</text:p>
          </table:table-cell>
          <table:table-cell office:value-type="float" office:value="-8.5612999999999939E-2" table:formula="of:=[.U83]-[.$C$5]" table:style-name="ce1">
            <text:p>-0.085613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7.9000899999999996" table:style-name="ce11">
            <text:p>7.90009</text:p>
          </table:table-cell>
          <table:table-cell office:value-type="float" office:value="0.69347999999999999" table:style-name="ce11">
            <text:p>0.69348</text:p>
          </table:table-cell>
          <table:table-cell office:value-type="float" office:value="0.60860499999999995" table:style-name="ce11">
            <text:p>0.608605</text:p>
          </table:table-cell>
          <table:table-cell office:value-type="float" office:value="0.60195299999999996" table:style-name="ce11">
            <text:p>0.601953</text:p>
          </table:table-cell>
          <table:table-cell office:value-type="float" office:value="3.9123000000000019E-2" table:formula="of:=[.C84]-[.$C$5]" table:style-name="ce1">
            <text:p>0.039123</text:p>
          </table:table-cell>
          <table:table-cell office:value-type="float" office:value="-4.5752000000000015E-2" table:formula="of:=[.D84]-[.$C$5]" table:style-name="ce1">
            <text:p>-0.045752</text:p>
          </table:table-cell>
          <table:table-cell office:value-type="float" office:value="-5.2404000000000006E-2" table:formula="of:=[.E84]-[.$C$5]" table:style-name="ce1">
            <text:p>-0.052404</text:p>
          </table:table-cell>
          <table:table-cell table:style-name="ce4"/>
          <table:table-cell office:value-type="float" office:value="7.9001299999999999" table:style-name="ce11">
            <text:p>7.90013</text:p>
          </table:table-cell>
          <table:table-cell office:value-type="float" office:value="0.71928599999999998" table:style-name="ce11">
            <text:p>0.719286</text:p>
          </table:table-cell>
          <table:table-cell office:value-type="float" office:value="0.59676300000000004" table:style-name="ce11">
            <text:p>0.596763</text:p>
          </table:table-cell>
          <table:table-cell office:value-type="float" office:value="0.560693" table:style-name="ce11">
            <text:p>0.560693</text:p>
          </table:table-cell>
          <table:table-cell office:value-type="float" office:value="6.4929000000000014E-2" table:formula="of:=[.K84]-[.$C$5]" table:style-name="ce1">
            <text:p>0.064929</text:p>
          </table:table-cell>
          <table:table-cell office:value-type="float" office:value="-5.7593999999999923E-2" table:formula="of:=[.L84]-[.$C$5]" table:style-name="ce1">
            <text:p>-0.057594</text:p>
          </table:table-cell>
          <table:table-cell office:value-type="float" office:value="-9.366399999999997E-2" table:formula="of:=[.M84]-[.$C$5]" table:style-name="ce1">
            <text:p>-0.093664</text:p>
          </table:table-cell>
          <table:table-cell table:style-name="ce6"/>
          <table:table-cell office:value-type="float" office:value="7.9000899999999996" table:style-name="ce11">
            <text:p>7.90009</text:p>
          </table:table-cell>
          <table:table-cell office:value-type="float" office:value="0.715534" table:style-name="ce11">
            <text:p>0.715534</text:p>
          </table:table-cell>
          <table:table-cell office:value-type="float" office:value="0.59589099999999995" table:style-name="ce11">
            <text:p>0.595891</text:p>
          </table:table-cell>
          <table:table-cell office:value-type="float" office:value="0.56051899999999999" table:style-name="ce11">
            <text:p>0.560519</text:p>
          </table:table-cell>
          <table:table-cell office:value-type="float" office:value="6.1177000000000037E-2" table:formula="of:=[.S84]-[.$C$5]" table:style-name="ce1">
            <text:p>0.061177</text:p>
          </table:table-cell>
          <table:table-cell office:value-type="float" office:value="-5.8466000000000018E-2" table:formula="of:=[.T84]-[.$C$5]" table:style-name="ce1">
            <text:p>-0.058466</text:p>
          </table:table-cell>
          <table:table-cell office:value-type="float" office:value="-9.3837999999999977E-2" table:formula="of:=[.U84]-[.$C$5]" table:style-name="ce1">
            <text:p>-0.093838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8.0000800000000005" table:style-name="ce11">
            <text:p>8.00008</text:p>
          </table:table-cell>
          <table:table-cell office:value-type="float" office:value="0.713565" table:style-name="ce11">
            <text:p>0.713565</text:p>
          </table:table-cell>
          <table:table-cell office:value-type="float" office:value="0.61939100000000002" table:style-name="ce11">
            <text:p>0.619391</text:p>
          </table:table-cell>
          <table:table-cell office:value-type="float" office:value="0.59908300000000003" table:style-name="ce11">
            <text:p>0.599083</text:p>
          </table:table-cell>
          <table:table-cell office:value-type="float" office:value="5.9208000000000038E-2" table:formula="of:=[.C85]-[.$C$5]" table:style-name="ce1">
            <text:p>0.059208</text:p>
          </table:table-cell>
          <table:table-cell office:value-type="float" office:value="-3.4965999999999942E-2" table:formula="of:=[.D85]-[.$C$5]" table:style-name="ce1">
            <text:p>-0.034966</text:p>
          </table:table-cell>
          <table:table-cell office:value-type="float" office:value="-5.5273999999999934E-2" table:formula="of:=[.E85]-[.$C$5]" table:style-name="ce1">
            <text:p>-0.055274</text:p>
          </table:table-cell>
          <table:table-cell table:style-name="ce4"/>
          <table:table-cell office:value-type="float" office:value="8.0000400000000003" table:style-name="ce11">
            <text:p>8.00004</text:p>
          </table:table-cell>
          <table:table-cell office:value-type="float" office:value="0.73502000000000001" table:style-name="ce11">
            <text:p>0.73502</text:p>
          </table:table-cell>
          <table:table-cell office:value-type="float" office:value="0.59789800000000004" table:style-name="ce11">
            <text:p>0.597898</text:p>
          </table:table-cell>
          <table:table-cell office:value-type="float" office:value="0.55802799999999997" table:style-name="ce11">
            <text:p>0.558028</text:p>
          </table:table-cell>
          <table:table-cell office:value-type="float" office:value="8.066300000000004E-2" table:formula="of:=[.K85]-[.$C$5]" table:style-name="ce1">
            <text:p>0.080663</text:p>
          </table:table-cell>
          <table:table-cell office:value-type="float" office:value="-5.6458999999999926E-2" table:formula="of:=[.L85]-[.$C$5]" table:style-name="ce1">
            <text:p>-0.056459</text:p>
          </table:table-cell>
          <table:table-cell office:value-type="float" office:value="-9.6328999999999998E-2" table:formula="of:=[.M85]-[.$C$5]" table:style-name="ce1">
            <text:p>-0.096329</text:p>
          </table:table-cell>
          <table:table-cell table:style-name="ce6"/>
          <table:table-cell office:value-type="float" office:value="8.0000699999999991" table:style-name="ce11">
            <text:p>8.00007</text:p>
          </table:table-cell>
          <table:table-cell office:value-type="float" office:value="0.73052600000000001" table:style-name="ce11">
            <text:p>0.730526</text:p>
          </table:table-cell>
          <table:table-cell office:value-type="float" office:value="0.59656799999999999" table:style-name="ce11">
            <text:p>0.596568</text:p>
          </table:table-cell>
          <table:table-cell office:value-type="float" office:value="0.55779800000000002" table:style-name="ce11">
            <text:p>0.557798</text:p>
          </table:table-cell>
          <table:table-cell office:value-type="float" office:value="7.6169000000000042E-2" table:formula="of:=[.S85]-[.$C$5]" table:style-name="ce1">
            <text:p>0.076169</text:p>
          </table:table-cell>
          <table:table-cell office:value-type="float" office:value="-5.7788999999999979E-2" table:formula="of:=[.T85]-[.$C$5]" table:style-name="ce1">
            <text:p>-0.057789</text:p>
          </table:table-cell>
          <table:table-cell office:value-type="float" office:value="-9.655899999999995E-2" table:formula="of:=[.U85]-[.$C$5]" table:style-name="ce1">
            <text:p>-0.09655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8.1000599999999991" table:style-name="ce11">
            <text:p>8.10006</text:p>
          </table:table-cell>
          <table:table-cell office:value-type="float" office:value="0.72640400000000005" table:style-name="ce11">
            <text:p>0.726404</text:p>
          </table:table-cell>
          <table:table-cell office:value-type="float" office:value="0.634849" table:style-name="ce11">
            <text:p>0.634849</text:p>
          </table:table-cell>
          <table:table-cell office:value-type="float" office:value="0.59924699999999997" table:style-name="ce11">
            <text:p>0.599247</text:p>
          </table:table-cell>
          <table:table-cell office:value-type="float" office:value="7.2047000000000083E-2" table:formula="of:=[.C86]-[.$C$5]" table:style-name="ce1">
            <text:p>0.072047</text:p>
          </table:table-cell>
          <table:table-cell office:value-type="float" office:value="-1.950799999999997E-2" table:formula="of:=[.D86]-[.$C$5]" table:style-name="ce1">
            <text:p>-0.019508</text:p>
          </table:table-cell>
          <table:table-cell office:value-type="float" office:value="-5.5109999999999992E-2" table:formula="of:=[.E86]-[.$C$5]" table:style-name="ce1">
            <text:p>-0.05511</text:p>
          </table:table-cell>
          <table:table-cell table:style-name="ce4"/>
          <table:table-cell office:value-type="float" office:value="8.1000999999999994" table:style-name="ce11">
            <text:p>8.1001</text:p>
          </table:table-cell>
          <table:table-cell office:value-type="float" office:value="0.74163400000000002" table:style-name="ce11">
            <text:p>0.741634</text:p>
          </table:table-cell>
          <table:table-cell office:value-type="float" office:value="0.60501700000000003" table:style-name="ce11">
            <text:p>0.605017</text:p>
          </table:table-cell>
          <table:table-cell office:value-type="float" office:value="0.56103000000000003" table:style-name="ce11">
            <text:p>0.56103</text:p>
          </table:table-cell>
          <table:table-cell office:value-type="float" office:value="8.7277000000000049E-2" table:formula="of:=[.K86]-[.$C$5]" table:style-name="ce1">
            <text:p>0.087277</text:p>
          </table:table-cell>
          <table:table-cell office:value-type="float" office:value="-4.9339999999999939E-2" table:formula="of:=[.L86]-[.$C$5]" table:style-name="ce1">
            <text:p>-0.04934</text:p>
          </table:table-cell>
          <table:table-cell office:value-type="float" office:value="-9.3326999999999938E-2" table:formula="of:=[.M86]-[.$C$5]" table:style-name="ce1">
            <text:p>-0.093327</text:p>
          </table:table-cell>
          <table:table-cell table:style-name="ce6"/>
          <table:table-cell office:value-type="float" office:value="8.1000899999999998" table:style-name="ce11">
            <text:p>8.10009</text:p>
          </table:table-cell>
          <table:table-cell office:value-type="float" office:value="0.73675100000000004" table:style-name="ce11">
            <text:p>0.736751</text:p>
          </table:table-cell>
          <table:table-cell office:value-type="float" office:value="0.60306700000000002" table:style-name="ce11">
            <text:p>0.603067</text:p>
          </table:table-cell>
          <table:table-cell office:value-type="float" office:value="0.56066899999999997" table:style-name="ce11">
            <text:p>0.560669</text:p>
          </table:table-cell>
          <table:table-cell office:value-type="float" office:value="8.2394000000000078E-2" table:formula="of:=[.S86]-[.$C$5]" table:style-name="ce1">
            <text:p>0.082394</text:p>
          </table:table-cell>
          <table:table-cell office:value-type="float" office:value="-5.1289999999999947E-2" table:formula="of:=[.T86]-[.$C$5]" table:style-name="ce1">
            <text:p>-0.05129</text:p>
          </table:table-cell>
          <table:table-cell office:value-type="float" office:value="-9.3687999999999994E-2" table:formula="of:=[.U86]-[.$C$5]" table:style-name="ce1">
            <text:p>-0.093688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8.2001399999999993" table:style-name="ce11">
            <text:p>8.20014</text:p>
          </table:table-cell>
          <table:table-cell office:value-type="float" office:value="0.73024100000000003" table:style-name="ce11">
            <text:p>0.730241</text:p>
          </table:table-cell>
          <table:table-cell office:value-type="float" office:value="0.65526799999999996" table:style-name="ce11">
            <text:p>0.655268</text:p>
          </table:table-cell>
          <table:table-cell office:value-type="float" office:value="0.60252600000000001" table:style-name="ce11">
            <text:p>0.602526</text:p>
          </table:table-cell>
          <table:table-cell office:value-type="float" office:value="7.5884000000000063E-2" table:formula="of:=[.C87]-[.$C$5]" table:style-name="ce1">
            <text:p>0.075884</text:p>
          </table:table-cell>
          <table:table-cell office:value-type="float" office:value="9.1099999999999515E-4" table:formula="of:=[.D87]-[.$C$5]" table:style-name="ce1">
            <text:p>0.000911</text:p>
          </table:table-cell>
          <table:table-cell office:value-type="float" office:value="-5.183099999999996E-2" table:formula="of:=[.E87]-[.$C$5]" table:style-name="ce1">
            <text:p>-0.051831</text:p>
          </table:table-cell>
          <table:table-cell table:style-name="ce4"/>
          <table:table-cell office:value-type="float" office:value="8.2001200000000001" table:style-name="ce11">
            <text:p>8.20012</text:p>
          </table:table-cell>
          <table:table-cell office:value-type="float" office:value="0.73647300000000004" table:style-name="ce11">
            <text:p>0.736473</text:p>
          </table:table-cell>
          <table:table-cell office:value-type="float" office:value="0.61921400000000004" table:style-name="ce11">
            <text:p>0.619214</text:p>
          </table:table-cell>
          <table:table-cell office:value-type="float" office:value="0.57032899999999997" table:style-name="ce11">
            <text:p>0.570329</text:p>
          </table:table-cell>
          <table:table-cell office:value-type="float" office:value="8.2116000000000078E-2" table:formula="of:=[.K87]-[.$C$5]" table:style-name="ce1">
            <text:p>0.082116</text:p>
          </table:table-cell>
          <table:table-cell office:value-type="float" office:value="-3.5142999999999924E-2" table:formula="of:=[.L87]-[.$C$5]" table:style-name="ce1">
            <text:p>-0.035143</text:p>
          </table:table-cell>
          <table:table-cell office:value-type="float" office:value="-8.4027999999999992E-2" table:formula="of:=[.M87]-[.$C$5]" table:style-name="ce1">
            <text:p>-0.084028</text:p>
          </table:table-cell>
          <table:table-cell table:style-name="ce6"/>
          <table:table-cell office:value-type="float" office:value="8.2000700000000002" table:style-name="ce11">
            <text:p>8.20007</text:p>
          </table:table-cell>
          <table:table-cell office:value-type="float" office:value="0.73182400000000003" table:style-name="ce11">
            <text:p>0.731824</text:p>
          </table:table-cell>
          <table:table-cell office:value-type="float" office:value="0.61641900000000005" table:style-name="ce11">
            <text:p>0.616419</text:p>
          </table:table-cell>
          <table:table-cell office:value-type="float" office:value="0.56973399999999996" table:style-name="ce11">
            <text:p>0.569734</text:p>
          </table:table-cell>
          <table:table-cell office:value-type="float" office:value="7.7467000000000064E-2" table:formula="of:=[.S87]-[.$C$5]" table:style-name="ce1">
            <text:p>0.077467</text:p>
          </table:table-cell>
          <table:table-cell office:value-type="float" office:value="-3.7937999999999916E-2" table:formula="of:=[.T87]-[.$C$5]" table:style-name="ce1">
            <text:p>-0.037938</text:p>
          </table:table-cell>
          <table:table-cell office:value-type="float" office:value="-8.4623000000000004E-2" table:formula="of:=[.U87]-[.$C$5]" table:style-name="ce1">
            <text:p>-0.084623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8.3001199999999997" table:style-name="ce11">
            <text:p>8.30012</text:p>
          </table:table-cell>
          <table:table-cell office:value-type="float" office:value="0.72349699999999995" table:style-name="ce11">
            <text:p>0.723497</text:p>
          </table:table-cell>
          <table:table-cell office:value-type="float" office:value="0.67923999999999995" table:style-name="ce11">
            <text:p>0.67924</text:p>
          </table:table-cell>
          <table:table-cell office:value-type="float" office:value="0.60837200000000002" table:style-name="ce11">
            <text:p>0.608372</text:p>
          </table:table-cell>
          <table:table-cell office:value-type="float" office:value="6.9139999999999979E-2" table:formula="of:=[.C88]-[.$C$5]" table:style-name="ce1">
            <text:p>0.06914</text:p>
          </table:table-cell>
          <table:table-cell office:value-type="float" office:value="2.4882999999999988E-2" table:formula="of:=[.D88]-[.$C$5]" table:style-name="ce1">
            <text:p>0.024883</text:p>
          </table:table-cell>
          <table:table-cell office:value-type="float" office:value="-4.5984999999999943E-2" table:formula="of:=[.E88]-[.$C$5]" table:style-name="ce1">
            <text:p>-0.045985</text:p>
          </table:table-cell>
          <table:table-cell table:style-name="ce4"/>
          <table:table-cell office:value-type="float" office:value="8.3000299999999996" table:style-name="ce11">
            <text:p>8.30003</text:p>
          </table:table-cell>
          <table:table-cell office:value-type="float" office:value="0.72065400000000002" table:style-name="ce11">
            <text:p>0.720654</text:p>
          </table:table-cell>
          <table:table-cell office:value-type="float" office:value="0.63926300000000003" table:style-name="ce11">
            <text:p>0.639263</text:p>
          </table:table-cell>
          <table:table-cell office:value-type="float" office:value="0.58778200000000003" table:style-name="ce11">
            <text:p>0.587782</text:p>
          </table:table-cell>
          <table:table-cell office:value-type="float" office:value="6.629700000000005E-2" table:formula="of:=[.K88]-[.$C$5]" table:style-name="ce1">
            <text:p>0.066297</text:p>
          </table:table-cell>
          <table:table-cell office:value-type="float" office:value="-1.5093999999999941E-2" table:formula="of:=[.L88]-[.$C$5]" table:style-name="ce1">
            <text:p>-0.015094</text:p>
          </table:table-cell>
          <table:table-cell office:value-type="float" office:value="-6.657499999999994E-2" table:formula="of:=[.M88]-[.$C$5]" table:style-name="ce1">
            <text:p>-0.066575</text:p>
          </table:table-cell>
          <table:table-cell table:style-name="ce6"/>
          <table:table-cell office:value-type="float" office:value="8.3000600000000002" table:style-name="ce11">
            <text:p>8.30006</text:p>
          </table:table-cell>
          <table:table-cell office:value-type="float" office:value="0.71652099999999996" table:style-name="ce11">
            <text:p>0.716521</text:p>
          </table:table-cell>
          <table:table-cell office:value-type="float" office:value="0.63564699999999996" table:style-name="ce11">
            <text:p>0.635647</text:p>
          </table:table-cell>
          <table:table-cell office:value-type="float" office:value="0.58685699999999996" table:style-name="ce11">
            <text:p>0.586857</text:p>
          </table:table-cell>
          <table:table-cell office:value-type="float" office:value="6.2163999999999997E-2" table:formula="of:=[.S88]-[.$C$5]" table:style-name="ce1">
            <text:p>0.062164</text:p>
          </table:table-cell>
          <table:table-cell office:value-type="float" office:value="-1.8710000000000004E-2" table:formula="of:=[.T88]-[.$C$5]" table:style-name="ce1">
            <text:p>-0.01871</text:p>
          </table:table-cell>
          <table:table-cell office:value-type="float" office:value="-6.7500000000000004E-2" table:formula="of:=[.U88]-[.$C$5]" table:style-name="ce1">
            <text:p>-0.0675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8.4" table:style-name="ce11">
            <text:p>8.4</text:p>
          </table:table-cell>
          <table:table-cell office:value-type="float" office:value="0.707403" table:style-name="ce11">
            <text:p>0.707403</text:p>
          </table:table-cell>
          <table:table-cell office:value-type="float" office:value="0.70390799999999998" table:style-name="ce11">
            <text:p>0.703908</text:p>
          </table:table-cell>
          <table:table-cell office:value-type="float" office:value="0.61719500000000005" table:style-name="ce11">
            <text:p>0.617195</text:p>
          </table:table-cell>
          <table:table-cell office:value-type="float" office:value="5.3046000000000038E-2" table:formula="of:=[.C89]-[.$C$5]" table:style-name="ce1">
            <text:p>0.053046</text:p>
          </table:table-cell>
          <table:table-cell office:value-type="float" office:value="4.9551000000000012E-2" table:formula="of:=[.D89]-[.$C$5]" table:style-name="ce1">
            <text:p>0.049551</text:p>
          </table:table-cell>
          <table:table-cell office:value-type="float" office:value="-3.7161999999999917E-2" table:formula="of:=[.E89]-[.$C$5]" table:style-name="ce1">
            <text:p>-0.037162</text:p>
          </table:table-cell>
          <table:table-cell table:style-name="ce4"/>
          <table:table-cell office:value-type="float" office:value="8.4000500000000002" table:style-name="ce11">
            <text:p>8.40005</text:p>
          </table:table-cell>
          <table:table-cell office:value-type="float" office:value="0.69575699999999996" table:style-name="ce11">
            <text:p>0.695757</text:p>
          </table:table-cell>
          <table:table-cell office:value-type="float" office:value="0.66128299999999995" table:style-name="ce11">
            <text:p>0.661283</text:p>
          </table:table-cell>
          <table:table-cell office:value-type="float" office:value="0.614452" table:style-name="ce11">
            <text:p>0.614452</text:p>
          </table:table-cell>
          <table:table-cell office:value-type="float" office:value="4.1399999999999992E-2" table:formula="of:=[.K89]-[.$C$5]" table:style-name="ce1">
            <text:p>0.0414</text:p>
          </table:table-cell>
          <table:table-cell office:value-type="float" office:value="6.9259999999999877E-3" table:formula="of:=[.L89]-[.$C$5]" table:style-name="ce1">
            <text:p>0.006926</text:p>
          </table:table-cell>
          <table:table-cell office:value-type="float" office:value="-3.9904999999999968E-2" table:formula="of:=[.M89]-[.$C$5]" table:style-name="ce1">
            <text:p>-0.039905</text:p>
          </table:table-cell>
          <table:table-cell table:style-name="ce6"/>
          <table:table-cell office:value-type="float" office:value="8.4000500000000002" table:style-name="ce11">
            <text:p>8.40005</text:p>
          </table:table-cell>
          <table:table-cell office:value-type="float" office:value="0.692666" table:style-name="ce11">
            <text:p>0.692666</text:p>
          </table:table-cell>
          <table:table-cell office:value-type="float" office:value="0.65671400000000002" table:style-name="ce11">
            <text:p>0.656714</text:p>
          </table:table-cell>
          <table:table-cell office:value-type="float" office:value="0.61303099999999999" table:style-name="ce11">
            <text:p>0.613031</text:p>
          </table:table-cell>
          <table:table-cell office:value-type="float" office:value="3.8309000000000037E-2" table:formula="of:=[.S89]-[.$C$5]" table:style-name="ce1">
            <text:p>0.038309</text:p>
          </table:table-cell>
          <table:table-cell office:value-type="float" office:value="2.3570000000000535E-3" table:formula="of:=[.T89]-[.$C$5]" table:style-name="ce1">
            <text:p>0.002357</text:p>
          </table:table-cell>
          <table:table-cell office:value-type="float" office:value="-4.1325999999999974E-2" table:formula="of:=[.U89]-[.$C$5]" table:style-name="ce1">
            <text:p>-0.041326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8.5001099999999994" table:style-name="ce11">
            <text:p>8.50011</text:p>
          </table:table-cell>
          <table:table-cell office:value-type="float" office:value="0.68576700000000002" table:style-name="ce11">
            <text:p>0.685767</text:p>
          </table:table-cell>
          <table:table-cell office:value-type="float" office:value="0.72211499999999995" table:style-name="ce11">
            <text:p>0.722115</text:p>
          </table:table-cell>
          <table:table-cell office:value-type="float" office:value="0.62965099999999996" table:style-name="ce11">
            <text:p>0.629651</text:p>
          </table:table-cell>
          <table:table-cell office:value-type="float" office:value="3.1410000000000049E-2" table:formula="of:=[.C90]-[.$C$5]" table:style-name="ce1">
            <text:p>0.03141</text:p>
          </table:table-cell>
          <table:table-cell office:value-type="float" office:value="6.7757999999999985E-2" table:formula="of:=[.D90]-[.$C$5]" table:style-name="ce1">
            <text:p>0.067758</text:p>
          </table:table-cell>
          <table:table-cell office:value-type="float" office:value="-2.4706000000000006E-2" table:formula="of:=[.E90]-[.$C$5]" table:style-name="ce1">
            <text:p>-0.024706</text:p>
          </table:table-cell>
          <table:table-cell table:style-name="ce4"/>
          <table:table-cell office:value-type="float" office:value="8.5000900000000001" table:style-name="ce11">
            <text:p>8.50009</text:p>
          </table:table-cell>
          <table:table-cell office:value-type="float" office:value="0.66582699999999995" table:style-name="ce11">
            <text:p>0.665827</text:p>
          </table:table-cell>
          <table:table-cell office:value-type="float" office:value="0.68143399999999998" table:style-name="ce11">
            <text:p>0.681434</text:p>
          </table:table-cell>
          <table:table-cell office:value-type="float" office:value="0.64946999999999999" table:style-name="ce11">
            <text:p>0.64947</text:p>
          </table:table-cell>
          <table:table-cell office:value-type="float" office:value="1.146999999999998E-2" table:formula="of:=[.K90]-[.$C$5]" table:style-name="ce1">
            <text:p>0.01147</text:p>
          </table:table-cell>
          <table:table-cell office:value-type="float" office:value="2.7077000000000018E-2" table:formula="of:=[.L90]-[.$C$5]" table:style-name="ce1">
            <text:p>0.027077</text:p>
          </table:table-cell>
          <table:table-cell office:value-type="float" office:value="-4.8869999999999747E-3" table:formula="of:=[.M90]-[.$C$5]" table:style-name="ce1">
            <text:p>-0.004887</text:p>
          </table:table-cell>
          <table:table-cell table:style-name="ce6"/>
          <table:table-cell office:value-type="float" office:value="8.5000699999999991" table:style-name="ce11">
            <text:p>8.50007</text:p>
          </table:table-cell>
          <table:table-cell office:value-type="float" office:value="0.66357100000000002" table:style-name="ce11">
            <text:p>0.663571</text:p>
          </table:table-cell>
          <table:table-cell office:value-type="float" office:value="0.67649099999999995" table:style-name="ce11">
            <text:p>0.676491</text:p>
          </table:table-cell>
          <table:table-cell office:value-type="float" office:value="0.64731300000000003" table:style-name="ce11">
            <text:p>0.647313</text:p>
          </table:table-cell>
          <table:table-cell office:value-type="float" office:value="9.2140000000000555E-3" table:formula="of:=[.S90]-[.$C$5]" table:style-name="ce1">
            <text:p>0.009214</text:p>
          </table:table-cell>
          <table:table-cell office:value-type="float" office:value="2.2133999999999987E-2" table:formula="of:=[.T90]-[.$C$5]" table:style-name="ce1">
            <text:p>0.022134</text:p>
          </table:table-cell>
          <table:table-cell office:value-type="float" office:value="-7.0439999999999392E-3" table:formula="of:=[.U90]-[.$C$5]" table:style-name="ce1">
            <text:p>-0.007044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8.6000300000000003" table:style-name="ce11">
            <text:p>8.60003</text:p>
          </table:table-cell>
          <table:table-cell office:value-type="float" office:value="0.66204300000000005" table:style-name="ce11">
            <text:p>0.662043</text:p>
          </table:table-cell>
          <table:table-cell office:value-type="float" office:value="0.72952499999999998" table:style-name="ce11">
            <text:p>0.729525</text:p>
          </table:table-cell>
          <table:table-cell office:value-type="float" office:value="0.64672300000000005" table:style-name="ce11">
            <text:p>0.646723</text:p>
          </table:table-cell>
          <table:table-cell office:value-type="float" office:value="7.6860000000000817E-3" table:formula="of:=[.C91]-[.$C$5]" table:style-name="ce1">
            <text:p>0.007686</text:p>
          </table:table-cell>
          <table:table-cell office:value-type="float" office:value="7.5168000000000013E-2" table:formula="of:=[.D91]-[.$C$5]" table:style-name="ce1">
            <text:p>0.075168</text:p>
          </table:table-cell>
          <table:table-cell office:value-type="float" office:value="-7.6339999999999186E-3" table:formula="of:=[.E91]-[.$C$5]" table:style-name="ce1">
            <text:p>-0.007634</text:p>
          </table:table-cell>
          <table:table-cell table:style-name="ce4"/>
          <table:table-cell office:value-type="float" office:value="8.6000399999999999" table:style-name="ce11">
            <text:p>8.60004</text:p>
          </table:table-cell>
          <table:table-cell office:value-type="float" office:value="0.63619300000000001" table:style-name="ce11">
            <text:p>0.636193</text:p>
          </table:table-cell>
          <table:table-cell office:value-type="float" office:value="0.69298499999999996" table:style-name="ce11">
            <text:p>0.692985</text:p>
          </table:table-cell>
          <table:table-cell office:value-type="float" office:value="0.69079599999999997" table:style-name="ce11">
            <text:p>0.690796</text:p>
          </table:table-cell>
          <table:table-cell office:value-type="float" office:value="-1.8163999999999958E-2" table:formula="of:=[.K91]-[.$C$5]" table:style-name="ce1">
            <text:p>-0.018164</text:p>
          </table:table-cell>
          <table:table-cell office:value-type="float" office:value="3.8627999999999996E-2" table:formula="of:=[.L91]-[.$C$5]" table:style-name="ce1">
            <text:p>0.038628</text:p>
          </table:table-cell>
          <table:table-cell office:value-type="float" office:value="3.6438999999999999E-2" table:formula="of:=[.M91]-[.$C$5]" table:style-name="ce1">
            <text:p>0.036439</text:p>
          </table:table-cell>
          <table:table-cell table:style-name="ce6"/>
          <table:table-cell office:value-type="float" office:value="8.6000499999999995" table:style-name="ce11">
            <text:p>8.60005</text:p>
          </table:table-cell>
          <table:table-cell office:value-type="float" office:value="0.63469299999999995" table:style-name="ce11">
            <text:p>0.634693</text:p>
          </table:table-cell>
          <table:table-cell office:value-type="float" office:value="0.68869599999999997" table:style-name="ce11">
            <text:p>0.688696</text:p>
          </table:table-cell>
          <table:table-cell office:value-type="float" office:value="0.68773899999999999" table:style-name="ce11">
            <text:p>0.687739</text:p>
          </table:table-cell>
          <table:table-cell office:value-type="float" office:value="-1.9664000000000015E-2" table:formula="of:=[.S91]-[.$C$5]" table:style-name="ce1">
            <text:p>-0.019664</text:p>
          </table:table-cell>
          <table:table-cell office:value-type="float" office:value="3.4339000000000008E-2" table:formula="of:=[.T91]-[.$C$5]" table:style-name="ce1">
            <text:p>0.034339</text:p>
          </table:table-cell>
          <table:table-cell office:value-type="float" office:value="3.3382000000000023E-2" table:formula="of:=[.U91]-[.$C$5]" table:style-name="ce1">
            <text:p>0.03338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8.7001200000000001" table:style-name="ce11">
            <text:p>8.70012</text:p>
          </table:table-cell>
          <table:table-cell office:value-type="float" office:value="0.63956299999999999" table:style-name="ce11">
            <text:p>0.639563</text:p>
          </table:table-cell>
          <table:table-cell office:value-type="float" office:value="0.72375800000000001" table:style-name="ce11">
            <text:p>0.723758</text:p>
          </table:table-cell>
          <table:table-cell office:value-type="float" office:value="0.66832800000000003" table:style-name="ce11">
            <text:p>0.668328</text:p>
          </table:table-cell>
          <table:table-cell office:value-type="float" office:value="-1.4793999999999974E-2" table:formula="of:=[.C92]-[.$C$5]" table:style-name="ce1">
            <text:p>-0.014794</text:p>
          </table:table-cell>
          <table:table-cell office:value-type="float" office:value="6.9401000000000046E-2" table:formula="of:=[.D92]-[.$C$5]" table:style-name="ce1">
            <text:p>0.069401</text:p>
          </table:table-cell>
          <table:table-cell office:value-type="float" office:value="1.3971000000000067E-2" table:formula="of:=[.E92]-[.$C$5]" table:style-name="ce1">
            <text:p>0.013971</text:p>
          </table:table-cell>
          <table:table-cell table:style-name="ce4"/>
          <table:table-cell office:value-type="float" office:value="8.7000200000000003" table:style-name="ce11">
            <text:p>8.70002</text:p>
          </table:table-cell>
          <table:table-cell office:value-type="float" office:value="0.60931100000000005" table:style-name="ce11">
            <text:p>0.609311</text:p>
          </table:table-cell>
          <table:table-cell office:value-type="float" office:value="0.69588300000000003" table:style-name="ce11">
            <text:p>0.695883</text:p>
          </table:table-cell>
          <table:table-cell office:value-type="float" office:value="0.73563299999999998" table:style-name="ce11">
            <text:p>0.735633</text:p>
          </table:table-cell>
          <table:table-cell office:value-type="float" office:value="-4.5045999999999919E-2" table:formula="of:=[.K92]-[.$C$5]" table:style-name="ce1">
            <text:p>-0.045046</text:p>
          </table:table-cell>
          <table:table-cell office:value-type="float" office:value="4.1526000000000063E-2" table:formula="of:=[.L92]-[.$C$5]" table:style-name="ce1">
            <text:p>0.041526</text:p>
          </table:table-cell>
          <table:table-cell office:value-type="float" office:value="8.1276000000000015E-2" table:formula="of:=[.M92]-[.$C$5]" table:style-name="ce1">
            <text:p>0.081276</text:p>
          </table:table-cell>
          <table:table-cell table:style-name="ce6"/>
          <table:table-cell office:value-type="float" office:value="8.7001399999999993" table:style-name="ce11">
            <text:p>8.70014</text:p>
          </table:table-cell>
          <table:table-cell office:value-type="float" office:value="0.60821400000000003" table:style-name="ce11">
            <text:p>0.608214</text:p>
          </table:table-cell>
          <table:table-cell office:value-type="float" office:value="0.69247800000000004" table:style-name="ce11">
            <text:p>0.692478</text:p>
          </table:table-cell>
          <table:table-cell office:value-type="float" office:value="0.73150899999999996" table:style-name="ce11">
            <text:p>0.731509</text:p>
          </table:table-cell>
          <table:table-cell office:value-type="float" office:value="-4.6142999999999934E-2" table:formula="of:=[.S92]-[.$C$5]" table:style-name="ce1">
            <text:p>-0.046143</text:p>
          </table:table-cell>
          <table:table-cell office:value-type="float" office:value="3.8121000000000071E-2" table:formula="of:=[.T92]-[.$C$5]" table:style-name="ce1">
            <text:p>0.038121</text:p>
          </table:table-cell>
          <table:table-cell office:value-type="float" office:value="7.7151999999999998E-2" table:formula="of:=[.U92]-[.$C$5]" table:style-name="ce1">
            <text:p>0.07715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8.8000399999999992" table:style-name="ce11">
            <text:p>8.80004</text:p>
          </table:table-cell>
          <table:table-cell office:value-type="float" office:value="0.62103799999999998" table:style-name="ce11">
            <text:p>0.621038</text:p>
          </table:table-cell>
          <table:table-cell office:value-type="float" office:value="0.70879499999999995" table:style-name="ce11">
            <text:p>0.708795</text:p>
          </table:table-cell>
          <table:table-cell office:value-type="float" office:value="0.69282100000000002" table:style-name="ce11">
            <text:p>0.692821</text:p>
          </table:table-cell>
          <table:table-cell office:value-type="float" office:value="-3.3318999999999988E-2" table:formula="of:=[.C93]-[.$C$5]" table:style-name="ce1">
            <text:p>-0.033319</text:p>
          </table:table-cell>
          <table:table-cell office:value-type="float" office:value="5.4437999999999986E-2" table:formula="of:=[.D93]-[.$C$5]" table:style-name="ce1">
            <text:p>0.054438</text:p>
          </table:table-cell>
          <table:table-cell office:value-type="float" office:value="3.8464000000000054E-2" table:formula="of:=[.E93]-[.$C$5]" table:style-name="ce1">
            <text:p>0.038464</text:p>
          </table:table-cell>
          <table:table-cell table:style-name="ce4"/>
          <table:table-cell office:value-type="float" office:value="8.8000500000000006" table:style-name="ce11">
            <text:p>8.80005</text:p>
          </table:table-cell>
          <table:table-cell office:value-type="float" office:value="0.58830700000000002" table:style-name="ce11">
            <text:p>0.588307</text:p>
          </table:table-cell>
          <table:table-cell office:value-type="float" office:value="0.69345100000000004" table:style-name="ce11">
            <text:p>0.693451</text:p>
          </table:table-cell>
          <table:table-cell office:value-type="float" office:value="0.77494399999999997" table:style-name="ce11">
            <text:p>0.774944</text:p>
          </table:table-cell>
          <table:table-cell office:value-type="float" office:value="-6.6049999999999942E-2" table:formula="of:=[.K93]-[.$C$5]" table:style-name="ce1">
            <text:p>-0.06605</text:p>
          </table:table-cell>
          <table:table-cell office:value-type="float" office:value="3.9094000000000073E-2" table:formula="of:=[.L93]-[.$C$5]" table:style-name="ce1">
            <text:p>0.039094</text:p>
          </table:table-cell>
          <table:table-cell office:value-type="float" office:value="0.120587" table:formula="of:=[.M93]-[.$C$5]" table:style-name="ce1">
            <text:p>0.120587</text:p>
          </table:table-cell>
          <table:table-cell table:style-name="ce6"/>
          <table:table-cell office:value-type="float" office:value="8.8000100000000003" table:style-name="ce11">
            <text:p>8.80001</text:p>
          </table:table-cell>
          <table:table-cell office:value-type="float" office:value="0.58726500000000004" table:style-name="ce11">
            <text:p>0.587265</text:p>
          </table:table-cell>
          <table:table-cell office:value-type="float" office:value="0.69135899999999995" table:style-name="ce11">
            <text:p>0.691359</text:p>
          </table:table-cell>
          <table:table-cell office:value-type="float" office:value="0.769397" table:style-name="ce11">
            <text:p>0.769397</text:p>
          </table:table-cell>
          <table:table-cell office:value-type="float" office:value="-6.7091999999999929E-2" table:formula="of:=[.S93]-[.$C$5]" table:style-name="ce1">
            <text:p>-0.067092</text:p>
          </table:table-cell>
          <table:table-cell office:value-type="float" office:value="3.7001999999999979E-2" table:formula="of:=[.T93]-[.$C$5]" table:style-name="ce1">
            <text:p>0.037002</text:p>
          </table:table-cell>
          <table:table-cell office:value-type="float" office:value="0.11504000000000003" table:formula="of:=[.U93]-[.$C$5]" table:style-name="ce1">
            <text:p>0.11504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8.9000500000000002" table:style-name="ce11">
            <text:p>8.90005</text:p>
          </table:table-cell>
          <table:table-cell office:value-type="float" office:value="0.60711400000000004" table:style-name="ce11">
            <text:p>0.607114</text:p>
          </table:table-cell>
          <table:table-cell office:value-type="float" office:value="0.68859800000000004" table:style-name="ce11">
            <text:p>0.688598</text:p>
          </table:table-cell>
          <table:table-cell office:value-type="float" office:value="0.71629799999999999" table:style-name="ce11">
            <text:p>0.716298</text:p>
          </table:table-cell>
          <table:table-cell office:value-type="float" office:value="-4.7242999999999924E-2" table:formula="of:=[.C94]-[.$C$5]" table:style-name="ce1">
            <text:p>-0.047243</text:p>
          </table:table-cell>
          <table:table-cell office:value-type="float" office:value="3.4241000000000077E-2" table:formula="of:=[.D94]-[.$C$5]" table:style-name="ce1">
            <text:p>0.034241</text:p>
          </table:table-cell>
          <table:table-cell office:value-type="float" office:value="6.1941000000000024E-2" table:formula="of:=[.E94]-[.$C$5]" table:style-name="ce1">
            <text:p>0.061941</text:p>
          </table:table-cell>
          <table:table-cell table:style-name="ce4"/>
          <table:table-cell office:value-type="float" office:value="8.9000199999999996" table:style-name="ce11">
            <text:p>8.90002</text:p>
          </table:table-cell>
          <table:table-cell office:value-type="float" office:value="0.57456200000000002" table:style-name="ce11">
            <text:p>0.574562</text:p>
          </table:table-cell>
          <table:table-cell office:value-type="float" office:value="0.68958699999999995" table:style-name="ce11">
            <text:p>0.689587</text:p>
          </table:table-cell>
          <table:table-cell office:value-type="float" office:value="0.79964000000000002" table:style-name="ce11">
            <text:p>0.79964</text:p>
          </table:table-cell>
          <table:table-cell office:value-type="float" office:value="-7.9794999999999949E-2" table:formula="of:=[.K94]-[.$C$5]" table:style-name="ce1">
            <text:p>-0.079795</text:p>
          </table:table-cell>
          <table:table-cell office:value-type="float" office:value="3.5229999999999984E-2" table:formula="of:=[.L94]-[.$C$5]" table:style-name="ce1">
            <text:p>0.03523</text:p>
          </table:table-cell>
          <table:table-cell office:value-type="float" office:value="0.14528300000000005" table:formula="of:=[.M94]-[.$C$5]" table:style-name="ce1">
            <text:p>0.145283</text:p>
          </table:table-cell>
          <table:table-cell table:style-name="ce6"/>
          <table:table-cell office:value-type="float" office:value="8.9000400000000006" table:style-name="ce11">
            <text:p>8.90004</text:p>
          </table:table-cell>
          <table:table-cell office:value-type="float" office:value="0.57376700000000003" table:style-name="ce11">
            <text:p>0.573767</text:p>
          </table:table-cell>
          <table:table-cell office:value-type="float" office:value="0.68859300000000001" table:style-name="ce11">
            <text:p>0.688593</text:p>
          </table:table-cell>
          <table:table-cell office:value-type="float" office:value="0.79308000000000001" table:style-name="ce11">
            <text:p>0.79308</text:p>
          </table:table-cell>
          <table:table-cell office:value-type="float" office:value="-8.0589999999999939E-2" table:formula="of:=[.S94]-[.$C$5]" table:style-name="ce1">
            <text:p>-0.08059</text:p>
          </table:table-cell>
          <table:table-cell office:value-type="float" office:value="3.4236000000000044E-2" table:formula="of:=[.T94]-[.$C$5]" table:style-name="ce1">
            <text:p>0.034236</text:p>
          </table:table-cell>
          <table:table-cell office:value-type="float" office:value="0.13872300000000004" table:formula="of:=[.U94]-[.$C$5]" table:style-name="ce1">
            <text:p>0.138723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9.0001300000000004" table:style-name="ce11">
            <text:p>9.00013</text:p>
          </table:table-cell>
          <table:table-cell office:value-type="float" office:value="0.59691000000000005" table:style-name="ce11">
            <text:p>0.59691</text:p>
          </table:table-cell>
          <table:table-cell office:value-type="float" office:value="0.66732899999999995" table:style-name="ce11">
            <text:p>0.667329</text:p>
          </table:table-cell>
          <table:table-cell office:value-type="float" office:value="0.730908" table:style-name="ce11">
            <text:p>0.730908</text:p>
          </table:table-cell>
          <table:table-cell office:value-type="float" office:value="-5.7446999999999915E-2" table:formula="of:=[.C95]-[.$C$5]" table:style-name="ce1">
            <text:p>-0.057447</text:p>
          </table:table-cell>
          <table:table-cell office:value-type="float" office:value="1.2971999999999984E-2" table:formula="of:=[.D95]-[.$C$5]" table:style-name="ce1">
            <text:p>0.012972</text:p>
          </table:table-cell>
          <table:table-cell office:value-type="float" office:value="7.6551000000000036E-2" table:formula="of:=[.E95]-[.$C$5]" table:style-name="ce1">
            <text:p>0.076551</text:p>
          </table:table-cell>
          <table:table-cell table:style-name="ce4"/>
          <table:table-cell office:value-type="float" office:value="9.0000900000000001" table:style-name="ce11">
            <text:p>9.00009</text:p>
          </table:table-cell>
          <table:table-cell office:value-type="float" office:value="0.56805000000000005" table:style-name="ce11">
            <text:p>0.56805</text:p>
          </table:table-cell>
          <table:table-cell office:value-type="float" office:value="0.68771800000000005" table:style-name="ce11">
            <text:p>0.687718</text:p>
          </table:table-cell>
          <table:table-cell office:value-type="float" office:value="0.80493800000000004" table:style-name="ce11">
            <text:p>0.804938</text:p>
          </table:table-cell>
          <table:table-cell office:value-type="float" office:value="-8.6306999999999912E-2" table:formula="of:=[.K95]-[.$C$5]" table:style-name="ce1">
            <text:p>-0.086307</text:p>
          </table:table-cell>
          <table:table-cell office:value-type="float" office:value="3.3361000000000085E-2" table:formula="of:=[.L95]-[.$C$5]" table:style-name="ce1">
            <text:p>0.033361</text:p>
          </table:table-cell>
          <table:table-cell office:value-type="float" office:value="0.15058100000000008" table:formula="of:=[.M95]-[.$C$5]" table:style-name="ce1">
            <text:p>0.150581</text:p>
          </table:table-cell>
          <table:table-cell table:style-name="ce6"/>
          <table:table-cell office:value-type="float" office:value="9.0001099999999994" table:style-name="ce11">
            <text:p>9.00011</text:p>
          </table:table-cell>
          <table:table-cell office:value-type="float" office:value="0.56708099999999995" table:style-name="ce11">
            <text:p>0.567081</text:p>
          </table:table-cell>
          <table:table-cell office:value-type="float" office:value="0.68748799999999999" table:style-name="ce11">
            <text:p>0.687488</text:p>
          </table:table-cell>
          <table:table-cell office:value-type="float" office:value="0.79797600000000002" table:style-name="ce11">
            <text:p>0.797976</text:p>
          </table:table-cell>
          <table:table-cell office:value-type="float" office:value="-8.727600000000002E-2" table:formula="of:=[.S95]-[.$C$5]" table:style-name="ce1">
            <text:p>-0.087276</text:p>
          </table:table-cell>
          <table:table-cell office:value-type="float" office:value="3.3131000000000022E-2" table:formula="of:=[.T95]-[.$C$5]" table:style-name="ce1">
            <text:p>0.033131</text:p>
          </table:table-cell>
          <table:table-cell office:value-type="float" office:value="0.14361900000000005" table:formula="of:=[.U95]-[.$C$5]" table:style-name="ce1">
            <text:p>0.14361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9.1000200000000007" table:style-name="ce11">
            <text:p>9.10002</text:p>
          </table:table-cell>
          <table:table-cell office:value-type="float" office:value="0.59233499999999994" table:style-name="ce11">
            <text:p>0.592335</text:p>
          </table:table-cell>
          <table:table-cell office:value-type="float" office:value="0.64792799999999995" table:style-name="ce11">
            <text:p>0.647928</text:p>
          </table:table-cell>
          <table:table-cell office:value-type="float" office:value="0.73305799999999999" table:style-name="ce11">
            <text:p>0.733058</text:p>
          </table:table-cell>
          <table:table-cell office:value-type="float" office:value="-6.2022000000000022E-2" table:formula="of:=[.C96]-[.$C$5]" table:style-name="ce1">
            <text:p>-0.062022</text:p>
          </table:table-cell>
          <table:table-cell office:value-type="float" office:value="-6.429000000000018E-3" table:formula="of:=[.D96]-[.$C$5]" table:style-name="ce1">
            <text:p>-0.006429</text:p>
          </table:table-cell>
          <table:table-cell office:value-type="float" office:value="7.8701000000000021E-2" table:formula="of:=[.E96]-[.$C$5]" table:style-name="ce1">
            <text:p>0.078701</text:p>
          </table:table-cell>
          <table:table-cell table:style-name="ce4"/>
          <table:table-cell office:value-type="float" office:value="9.1000499999999995" table:style-name="ce11">
            <text:p>9.10005</text:p>
          </table:table-cell>
          <table:table-cell office:value-type="float" office:value="0.56816999999999995" table:style-name="ce11">
            <text:p>0.56817</text:p>
          </table:table-cell>
          <table:table-cell office:value-type="float" office:value="0.68804200000000004" table:style-name="ce11">
            <text:p>0.688042</text:p>
          </table:table-cell>
          <table:table-cell office:value-type="float" office:value="0.788802" table:style-name="ce11">
            <text:p>0.788802</text:p>
          </table:table-cell>
          <table:table-cell office:value-type="float" office:value="-8.6187000000000014E-2" table:formula="of:=[.K96]-[.$C$5]" table:style-name="ce1">
            <text:p>-0.086187</text:p>
          </table:table-cell>
          <table:table-cell office:value-type="float" office:value="3.3685000000000076E-2" table:formula="of:=[.L96]-[.$C$5]" table:style-name="ce1">
            <text:p>0.033685</text:p>
          </table:table-cell>
          <table:table-cell office:value-type="float" office:value="0.13444500000000004" table:formula="of:=[.M96]-[.$C$5]" table:style-name="ce1">
            <text:p>0.134445</text:p>
          </table:table-cell>
          <table:table-cell table:style-name="ce6"/>
          <table:table-cell office:value-type="float" office:value="9.1000899999999998" table:style-name="ce11">
            <text:p>9.10009</text:p>
          </table:table-cell>
          <table:table-cell office:value-type="float" office:value="0.566913" table:style-name="ce11">
            <text:p>0.566913</text:p>
          </table:table-cell>
          <table:table-cell office:value-type="float" office:value="0.68820999999999999" table:style-name="ce11">
            <text:p>0.68821</text:p>
          </table:table-cell>
          <table:table-cell office:value-type="float" office:value="0.78265600000000002" table:style-name="ce11">
            <text:p>0.782656</text:p>
          </table:table-cell>
          <table:table-cell office:value-type="float" office:value="-8.7443999999999966E-2" table:formula="of:=[.S96]-[.$C$5]" table:style-name="ce1">
            <text:p>-0.087444</text:p>
          </table:table-cell>
          <table:table-cell office:value-type="float" office:value="3.3853000000000022E-2" table:formula="of:=[.T96]-[.$C$5]" table:style-name="ce1">
            <text:p>0.033853</text:p>
          </table:table-cell>
          <table:table-cell office:value-type="float" office:value="0.12829900000000005" table:formula="of:=[.U96]-[.$C$5]" table:style-name="ce1">
            <text:p>0.12829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9.2001100000000005" table:style-name="ce11">
            <text:p>9.20011</text:p>
          </table:table-cell>
          <table:table-cell office:value-type="float" office:value="0.59207799999999999" table:style-name="ce11">
            <text:p>0.592078</text:p>
          </table:table-cell>
          <table:table-cell office:value-type="float" office:value="0.63154200000000005" table:style-name="ce11">
            <text:p>0.631542</text:p>
          </table:table-cell>
          <table:table-cell office:value-type="float" office:value="0.72157499999999997" table:style-name="ce11">
            <text:p>0.721575</text:p>
          </table:table-cell>
          <table:table-cell office:value-type="float" office:value="-6.2278999999999973E-2" table:formula="of:=[.C97]-[.$C$5]" table:style-name="ce1">
            <text:p>-0.062279</text:p>
          </table:table-cell>
          <table:table-cell office:value-type="float" office:value="-2.2814999999999919E-2" table:formula="of:=[.D97]-[.$C$5]" table:style-name="ce1">
            <text:p>-0.022815</text:p>
          </table:table-cell>
          <table:table-cell office:value-type="float" office:value="6.7218E-2" table:formula="of:=[.E97]-[.$C$5]" table:style-name="ce1">
            <text:p>0.067218</text:p>
          </table:table-cell>
          <table:table-cell table:style-name="ce4"/>
          <table:table-cell office:value-type="float" office:value="9.2001299999999997" table:style-name="ce11">
            <text:p>9.20013</text:p>
          </table:table-cell>
          <table:table-cell office:value-type="float" office:value="0.57628999999999997" table:style-name="ce11">
            <text:p>0.57629</text:p>
          </table:table-cell>
          <table:table-cell office:value-type="float" office:value="0.68854300000000002" table:style-name="ce11">
            <text:p>0.688543</text:p>
          </table:table-cell>
          <table:table-cell office:value-type="float" office:value="0.75410299999999997" table:style-name="ce11">
            <text:p>0.754103</text:p>
          </table:table-cell>
          <table:table-cell office:value-type="float" office:value="-7.8066999999999998E-2" table:formula="of:=[.K97]-[.$C$5]" table:style-name="ce1">
            <text:p>-0.078067</text:p>
          </table:table-cell>
          <table:table-cell office:value-type="float" office:value="3.418600000000005E-2" table:formula="of:=[.L97]-[.$C$5]" table:style-name="ce1">
            <text:p>0.034186</text:p>
          </table:table-cell>
          <table:table-cell office:value-type="float" office:value="9.9746000000000001E-2" table:formula="of:=[.M97]-[.$C$5]" table:style-name="ce1">
            <text:p>0.099746</text:p>
          </table:table-cell>
          <table:table-cell table:style-name="ce6"/>
          <table:table-cell office:value-type="float" office:value="9.2001200000000001" table:style-name="ce11">
            <text:p>9.20012</text:p>
          </table:table-cell>
          <table:table-cell office:value-type="float" office:value="0.574577" table:style-name="ce11">
            <text:p>0.574577</text:p>
          </table:table-cell>
          <table:table-cell office:value-type="float" office:value="0.68905899999999998" table:style-name="ce11">
            <text:p>0.689059</text:p>
          </table:table-cell>
          <table:table-cell office:value-type="float" office:value="0.74948700000000001" table:style-name="ce11">
            <text:p>0.749487</text:p>
          </table:table-cell>
          <table:table-cell office:value-type="float" office:value="-7.9779999999999962E-2" table:formula="of:=[.S97]-[.$C$5]" table:style-name="ce1">
            <text:p>-0.07978</text:p>
          </table:table-cell>
          <table:table-cell office:value-type="float" office:value="3.4702000000000011E-2" table:formula="of:=[.T97]-[.$C$5]" table:style-name="ce1">
            <text:p>0.034702</text:p>
          </table:table-cell>
          <table:table-cell office:value-type="float" office:value="9.5130000000000048E-2" table:formula="of:=[.U97]-[.$C$5]" table:style-name="ce1">
            <text:p>0.09513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9.3001000000000005" table:style-name="ce11">
            <text:p>9.3001</text:p>
          </table:table-cell>
          <table:table-cell office:value-type="float" office:value="0.595974" table:style-name="ce11">
            <text:p>0.595974</text:p>
          </table:table-cell>
          <table:table-cell office:value-type="float" office:value="0.618448" table:style-name="ce11">
            <text:p>0.618448</text:p>
          </table:table-cell>
          <table:table-cell office:value-type="float" office:value="0.70097399999999999" table:style-name="ce11">
            <text:p>0.700974</text:p>
          </table:table-cell>
          <table:table-cell office:value-type="float" office:value="-5.8382999999999963E-2" table:formula="of:=[.C98]-[.$C$5]" table:style-name="ce1">
            <text:p>-0.058383</text:p>
          </table:table-cell>
          <table:table-cell office:value-type="float" office:value="-3.5908999999999969E-2" table:formula="of:=[.D98]-[.$C$5]" table:style-name="ce1">
            <text:p>-0.035909</text:p>
          </table:table-cell>
          <table:table-cell office:value-type="float" office:value="4.661700000000002E-2" table:formula="of:=[.E98]-[.$C$5]" table:style-name="ce1">
            <text:p>0.046617</text:p>
          </table:table-cell>
          <table:table-cell table:style-name="ce4"/>
          <table:table-cell office:value-type="float" office:value="9.3000900000000009" table:style-name="ce11">
            <text:p>9.30009</text:p>
          </table:table-cell>
          <table:table-cell office:value-type="float" office:value="0.59474199999999999" table:style-name="ce11">
            <text:p>0.594742</text:p>
          </table:table-cell>
          <table:table-cell office:value-type="float" office:value="0.68581099999999995" table:style-name="ce11">
            <text:p>0.685811</text:p>
          </table:table-cell>
          <table:table-cell office:value-type="float" office:value="0.70942799999999995" table:style-name="ce11">
            <text:p>0.709428</text:p>
          </table:table-cell>
          <table:table-cell office:value-type="float" office:value="-5.9614999999999974E-2" table:formula="of:=[.K98]-[.$C$5]" table:style-name="ce1">
            <text:p>-0.059615</text:p>
          </table:table-cell>
          <table:table-cell office:value-type="float" office:value="3.1453999999999982E-2" table:formula="of:=[.L98]-[.$C$5]" table:style-name="ce1">
            <text:p>0.031454</text:p>
          </table:table-cell>
          <table:table-cell office:value-type="float" office:value="5.5070999999999981E-2" table:formula="of:=[.M98]-[.$C$5]" table:style-name="ce1">
            <text:p>0.055071</text:p>
          </table:table-cell>
          <table:table-cell table:style-name="ce6"/>
          <table:table-cell office:value-type="float" office:value="9.3000000000000007" table:style-name="ce11">
            <text:p>9.3</text:p>
          </table:table-cell>
          <table:table-cell office:value-type="float" office:value="0.59153299999999998" table:style-name="ce11">
            <text:p>0.591533</text:p>
          </table:table-cell>
          <table:table-cell office:value-type="float" office:value="0.68595899999999999" table:style-name="ce11">
            <text:p>0.685959</text:p>
          </table:table-cell>
          <table:table-cell office:value-type="float" office:value="0.70627099999999998" table:style-name="ce11">
            <text:p>0.706271</text:p>
          </table:table-cell>
          <table:table-cell office:value-type="float" office:value="-6.2823999999999991E-2" table:formula="of:=[.S98]-[.$C$5]" table:style-name="ce1">
            <text:p>-0.062824</text:p>
          </table:table-cell>
          <table:table-cell office:value-type="float" office:value="3.1602000000000019E-2" table:formula="of:=[.T98]-[.$C$5]" table:style-name="ce1">
            <text:p>0.031602</text:p>
          </table:table-cell>
          <table:table-cell office:value-type="float" office:value="5.1914000000000016E-2" table:formula="of:=[.U98]-[.$C$5]" table:style-name="ce1">
            <text:p>0.051914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9.4000299999999992" table:style-name="ce11">
            <text:p>9.40003</text:p>
          </table:table-cell>
          <table:table-cell office:value-type="float" office:value="0.60340800000000006" table:style-name="ce11">
            <text:p>0.603408</text:p>
          </table:table-cell>
          <table:table-cell office:value-type="float" office:value="0.60787199999999997" table:style-name="ce11">
            <text:p>0.607872</text:p>
          </table:table-cell>
          <table:table-cell office:value-type="float" office:value="0.67748900000000001" table:style-name="ce11">
            <text:p>0.677489</text:p>
          </table:table-cell>
          <table:table-cell office:value-type="float" office:value="-5.0948999999999911E-2" table:formula="of:=[.C99]-[.$C$5]" table:style-name="ce1">
            <text:p>-0.050949</text:p>
          </table:table-cell>
          <table:table-cell office:value-type="float" office:value="-4.6484999999999999E-2" table:formula="of:=[.D99]-[.$C$5]" table:style-name="ce1">
            <text:p>-0.046485</text:p>
          </table:table-cell>
          <table:table-cell office:value-type="float" office:value="2.3132000000000041E-2" table:formula="of:=[.E99]-[.$C$5]" table:style-name="ce1">
            <text:p>0.023132</text:p>
          </table:table-cell>
          <table:table-cell table:style-name="ce4"/>
          <table:table-cell office:value-type="float" office:value="9.4001300000000008" table:style-name="ce11">
            <text:p>9.40013</text:p>
          </table:table-cell>
          <table:table-cell office:value-type="float" office:value="0.62098900000000001" table:style-name="ce11">
            <text:p>0.620989</text:p>
          </table:table-cell>
          <table:table-cell office:value-type="float" office:value="0.67357299999999998" table:style-name="ce11">
            <text:p>0.673573</text:p>
          </table:table-cell>
          <table:table-cell office:value-type="float" office:value="0.66172900000000001" table:style-name="ce11">
            <text:p>0.661729</text:p>
          </table:table-cell>
          <table:table-cell office:value-type="float" office:value="-3.3367999999999953E-2" table:formula="of:=[.K99]-[.$C$5]" table:style-name="ce1">
            <text:p>-0.033368</text:p>
          </table:table-cell>
          <table:table-cell office:value-type="float" office:value="1.9216000000000011E-2" table:formula="of:=[.L99]-[.$C$5]" table:style-name="ce1">
            <text:p>0.019216</text:p>
          </table:table-cell>
          <table:table-cell office:value-type="float" office:value="7.3720000000000452E-3" table:formula="of:=[.M99]-[.$C$5]" table:style-name="ce1">
            <text:p>0.007372</text:p>
          </table:table-cell>
          <table:table-cell table:style-name="ce6"/>
          <table:table-cell office:value-type="float" office:value="9.4000900000000005" table:style-name="ce11">
            <text:p>9.40009</text:p>
          </table:table-cell>
          <table:table-cell office:value-type="float" office:value="0.61683399999999999" table:style-name="ce11">
            <text:p>0.616834</text:p>
          </table:table-cell>
          <table:table-cell office:value-type="float" office:value="0.672983" table:style-name="ce11">
            <text:p>0.672983</text:p>
          </table:table-cell>
          <table:table-cell office:value-type="float" office:value="0.65946199999999999" table:style-name="ce11">
            <text:p>0.659462</text:p>
          </table:table-cell>
          <table:table-cell office:value-type="float" office:value="-3.7522999999999973E-2" table:formula="of:=[.S99]-[.$C$5]" table:style-name="ce1">
            <text:p>-0.037523</text:p>
          </table:table-cell>
          <table:table-cell office:value-type="float" office:value="1.8626000000000031E-2" table:formula="of:=[.T99]-[.$C$5]" table:style-name="ce1">
            <text:p>0.018626</text:p>
          </table:table-cell>
          <table:table-cell office:value-type="float" office:value="5.1050000000000262E-3" table:formula="of:=[.U99]-[.$C$5]" table:style-name="ce1">
            <text:p>0.005105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9.5000199999999992" table:style-name="ce11">
            <text:p>9.50002</text:p>
          </table:table-cell>
          <table:table-cell office:value-type="float" office:value="0.61402100000000004" table:style-name="ce11">
            <text:p>0.614021</text:p>
          </table:table-cell>
          <table:table-cell office:value-type="float" office:value="0.60039299999999995" table:style-name="ce11">
            <text:p>0.600393</text:p>
          </table:table-cell>
          <table:table-cell office:value-type="float" office:value="0.65468400000000004" table:style-name="ce11">
            <text:p>0.654684</text:p>
          </table:table-cell>
          <table:table-cell office:value-type="float" office:value="-4.0335999999999927E-2" table:formula="of:=[.C100]-[.$C$5]" table:style-name="ce1">
            <text:p>-0.040336</text:p>
          </table:table-cell>
          <table:table-cell office:value-type="float" office:value="-5.3964000000000012E-2" table:formula="of:=[.D100]-[.$C$5]" table:style-name="ce1">
            <text:p>-0.053964</text:p>
          </table:table-cell>
          <table:table-cell office:value-type="float" office:value="3.2700000000007723E-4" table:formula="of:=[.E100]-[.$C$5]" table:style-name="ce1">
            <text:p>0.000327</text:p>
          </table:table-cell>
          <table:table-cell table:style-name="ce4"/>
          <table:table-cell office:value-type="float" office:value="9.5000400000000003" table:style-name="ce11">
            <text:p>9.50004</text:p>
          </table:table-cell>
          <table:table-cell office:value-type="float" office:value="0.65284600000000004" table:style-name="ce11">
            <text:p>0.652846</text:p>
          </table:table-cell>
          <table:table-cell office:value-type="float" office:value="0.65411699999999995" table:style-name="ce11">
            <text:p>0.654117</text:p>
          </table:table-cell>
          <table:table-cell office:value-type="float" office:value="0.61925799999999998" table:style-name="ce11">
            <text:p>0.619258</text:p>
          </table:table-cell>
          <table:table-cell office:value-type="float" office:value="-1.5109999999999291E-3" table:formula="of:=[.K100]-[.$C$5]" table:style-name="ce1">
            <text:p>-0.001511</text:p>
          </table:table-cell>
          <table:table-cell office:value-type="float" office:value="-2.4000000000001798E-4" table:formula="of:=[.L100]-[.$C$5]" table:style-name="ce1">
            <text:p>-0.00024</text:p>
          </table:table-cell>
          <table:table-cell office:value-type="float" office:value="-3.5098999999999991E-2" table:formula="of:=[.M100]-[.$C$5]" table:style-name="ce1">
            <text:p>-0.035099</text:p>
          </table:table-cell>
          <table:table-cell table:style-name="ce6"/>
          <table:table-cell office:value-type="float" office:value="9.5001300000000004" table:style-name="ce11">
            <text:p>9.50013</text:p>
          </table:table-cell>
          <table:table-cell office:value-type="float" office:value="0.64672799999999997" table:style-name="ce11">
            <text:p>0.646728</text:p>
          </table:table-cell>
          <table:table-cell office:value-type="float" office:value="0.65222899999999995" table:style-name="ce11">
            <text:p>0.652229</text:p>
          </table:table-cell>
          <table:table-cell office:value-type="float" office:value="0.61840799999999996" table:style-name="ce11">
            <text:p>0.618408</text:p>
          </table:table-cell>
          <table:table-cell office:value-type="float" office:value="-7.6289999999999969E-3" table:formula="of:=[.S100]-[.$C$5]" table:style-name="ce1">
            <text:p>-0.007629</text:p>
          </table:table-cell>
          <table:table-cell office:value-type="float" office:value="-2.1280000000000188E-3" table:formula="of:=[.T100]-[.$C$5]" table:style-name="ce1">
            <text:p>-0.002128</text:p>
          </table:table-cell>
          <table:table-cell office:value-type="float" office:value="-3.5949000000000009E-2" table:formula="of:=[.U100]-[.$C$5]" table:style-name="ce1">
            <text:p>-0.03594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9.6000399999999999" table:style-name="ce11">
            <text:p>9.60004</text:p>
          </table:table-cell>
          <table:table-cell office:value-type="float" office:value="0.62910299999999997" table:style-name="ce11">
            <text:p>0.629103</text:p>
          </table:table-cell>
          <table:table-cell office:value-type="float" office:value="0.59633000000000003" table:style-name="ce11">
            <text:p>0.59633</text:p>
          </table:table-cell>
          <table:table-cell office:value-type="float" office:value="0.63554100000000002" table:style-name="ce11">
            <text:p>0.635541</text:p>
          </table:table-cell>
          <table:table-cell office:value-type="float" office:value="-2.5253999999999999E-2" table:formula="of:=[.C101]-[.$C$5]" table:style-name="ce1">
            <text:p>-0.025254</text:p>
          </table:table-cell>
          <table:table-cell office:value-type="float" office:value="-5.802699999999994E-2" table:formula="of:=[.D101]-[.$C$5]" table:style-name="ce1">
            <text:p>-0.058027</text:p>
          </table:table-cell>
          <table:table-cell office:value-type="float" office:value="-1.8815999999999944E-2" table:formula="of:=[.E101]-[.$C$5]" table:style-name="ce1">
            <text:p>-0.018816</text:p>
          </table:table-cell>
          <table:table-cell table:style-name="ce4"/>
          <table:table-cell office:value-type="float" office:value="9.6000499999999995" table:style-name="ce11">
            <text:p>9.60005</text:p>
          </table:table-cell>
          <table:table-cell office:value-type="float" office:value="0.68775299999999995" table:style-name="ce11">
            <text:p>0.687753</text:p>
          </table:table-cell>
          <table:table-cell office:value-type="float" office:value="0.62980599999999998" table:style-name="ce11">
            <text:p>0.629806</text:p>
          </table:table-cell>
          <table:table-cell office:value-type="float" office:value="0.58720499999999998" table:style-name="ce11">
            <text:p>0.587205</text:p>
          </table:table-cell>
          <table:table-cell office:value-type="float" office:value="3.3395999999999981E-2" table:formula="of:=[.K101]-[.$C$5]" table:style-name="ce1">
            <text:p>0.033396</text:p>
          </table:table-cell>
          <table:table-cell office:value-type="float" office:value="-2.4550999999999989E-2" table:formula="of:=[.L101]-[.$C$5]" table:style-name="ce1">
            <text:p>-0.024551</text:p>
          </table:table-cell>
          <table:table-cell office:value-type="float" office:value="-6.7151999999999989E-2" table:formula="of:=[.M101]-[.$C$5]" table:style-name="ce1">
            <text:p>-0.067152</text:p>
          </table:table-cell>
          <table:table-cell table:style-name="ce6"/>
          <table:table-cell office:value-type="float" office:value="9.6000999999999994" table:style-name="ce11">
            <text:p>9.6001</text:p>
          </table:table-cell>
          <table:table-cell office:value-type="float" office:value="0.67975200000000002" table:style-name="ce11">
            <text:p>0.679752</text:p>
          </table:table-cell>
          <table:table-cell office:value-type="float" office:value="0.62719599999999998" table:style-name="ce11">
            <text:p>0.627196</text:p>
          </table:table-cell>
          <table:table-cell office:value-type="float" office:value="0.58661099999999999" table:style-name="ce11">
            <text:p>0.586611</text:p>
          </table:table-cell>
          <table:table-cell office:value-type="float" office:value="2.5395000000000056E-2" table:formula="of:=[.S101]-[.$C$5]" table:style-name="ce1">
            <text:p>0.025395</text:p>
          </table:table-cell>
          <table:table-cell office:value-type="float" office:value="-2.7160999999999991E-2" table:formula="of:=[.T101]-[.$C$5]" table:style-name="ce1">
            <text:p>-0.027161</text:p>
          </table:table-cell>
          <table:table-cell office:value-type="float" office:value="-6.7745999999999973E-2" table:formula="of:=[.U101]-[.$C$5]" table:style-name="ce1">
            <text:p>-0.067746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9.7000399999999996" table:style-name="ce11">
            <text:p>9.70004</text:p>
          </table:table-cell>
          <table:table-cell office:value-type="float" office:value="0.64837299999999998" table:style-name="ce11">
            <text:p>0.648373</text:p>
          </table:table-cell>
          <table:table-cell office:value-type="float" office:value="0.59547799999999995" table:style-name="ce11">
            <text:p>0.595478</text:p>
          </table:table-cell>
          <table:table-cell office:value-type="float" office:value="0.62028000000000005" table:style-name="ce11">
            <text:p>0.62028</text:p>
          </table:table-cell>
          <table:table-cell office:value-type="float" office:value="-5.9839999999999893E-3" table:formula="of:=[.C102]-[.$C$5]" table:style-name="ce1">
            <text:p>-0.005984</text:p>
          </table:table-cell>
          <table:table-cell office:value-type="float" office:value="-5.8879000000000015E-2" table:formula="of:=[.D102]-[.$C$5]" table:style-name="ce1">
            <text:p>-0.058879</text:p>
          </table:table-cell>
          <table:table-cell office:value-type="float" office:value="-3.4076999999999913E-2" table:formula="of:=[.E102]-[.$C$5]" table:style-name="ce1">
            <text:p>-0.034077</text:p>
          </table:table-cell>
          <table:table-cell table:style-name="ce4"/>
          <table:table-cell office:value-type="float" office:value="9.7001399999999993" table:style-name="ce11">
            <text:p>9.70014</text:p>
          </table:table-cell>
          <table:table-cell office:value-type="float" office:value="0.721333" table:style-name="ce11">
            <text:p>0.721333</text:p>
          </table:table-cell>
          <table:table-cell office:value-type="float" office:value="0.60690900000000003" table:style-name="ce11">
            <text:p>0.606909</text:p>
          </table:table-cell>
          <table:table-cell office:value-type="float" office:value="0.56525400000000003" table:style-name="ce11">
            <text:p>0.565254</text:p>
          </table:table-cell>
          <table:table-cell office:value-type="float" office:value="6.6976000000000036E-2" table:formula="of:=[.K102]-[.$C$5]" table:style-name="ce1">
            <text:p>0.066976</text:p>
          </table:table-cell>
          <table:table-cell office:value-type="float" office:value="-4.7447999999999935E-2" table:formula="of:=[.L102]-[.$C$5]" table:style-name="ce1">
            <text:p>-0.047448</text:p>
          </table:table-cell>
          <table:table-cell office:value-type="float" office:value="-8.9102999999999932E-2" table:formula="of:=[.M102]-[.$C$5]" table:style-name="ce1">
            <text:p>-0.089103</text:p>
          </table:table-cell>
          <table:table-cell table:style-name="ce6"/>
          <table:table-cell office:value-type="float" office:value="9.7001299999999997" table:style-name="ce11">
            <text:p>9.70013</text:p>
          </table:table-cell>
          <table:table-cell office:value-type="float" office:value="0.71137600000000001" table:style-name="ce11">
            <text:p>0.711376</text:p>
          </table:table-cell>
          <table:table-cell office:value-type="float" office:value="0.60277099999999995" table:style-name="ce11">
            <text:p>0.602771</text:p>
          </table:table-cell>
          <table:table-cell office:value-type="float" office:value="0.56505799999999995" table:style-name="ce11">
            <text:p>0.565058</text:p>
          </table:table-cell>
          <table:table-cell office:value-type="float" office:value="5.7019000000000042E-2" table:formula="of:=[.S102]-[.$C$5]" table:style-name="ce1">
            <text:p>0.057019</text:p>
          </table:table-cell>
          <table:table-cell office:value-type="float" office:value="-5.1586000000000021E-2" table:formula="of:=[.T102]-[.$C$5]" table:style-name="ce1">
            <text:p>-0.051586</text:p>
          </table:table-cell>
          <table:table-cell office:value-type="float" office:value="-8.9299000000000017E-2" table:formula="of:=[.U102]-[.$C$5]" table:style-name="ce1">
            <text:p>-0.08929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9.8001000000000005" table:style-name="ce11">
            <text:p>9.8001</text:p>
          </table:table-cell>
          <table:table-cell office:value-type="float" office:value="0.67024899999999998" table:style-name="ce11">
            <text:p>0.670249</text:p>
          </table:table-cell>
          <table:table-cell office:value-type="float" office:value="0.59914900000000004" table:style-name="ce11">
            <text:p>0.599149</text:p>
          </table:table-cell>
          <table:table-cell office:value-type="float" office:value="0.60897400000000002" table:style-name="ce11">
            <text:p>0.608974</text:p>
          </table:table-cell>
          <table:table-cell office:value-type="float" office:value="1.5892000000000017E-2" table:formula="of:=[.C103]-[.$C$5]" table:style-name="ce1">
            <text:p>0.015892</text:p>
          </table:table-cell>
          <table:table-cell office:value-type="float" office:value="-5.5207999999999924E-2" table:formula="of:=[.D103]-[.$C$5]" table:style-name="ce1">
            <text:p>-0.055208</text:p>
          </table:table-cell>
          <table:table-cell office:value-type="float" office:value="-4.5382999999999951E-2" table:formula="of:=[.E103]-[.$C$5]" table:style-name="ce1">
            <text:p>-0.045383</text:p>
          </table:table-cell>
          <table:table-cell table:style-name="ce4"/>
          <table:table-cell office:value-type="float" office:value="9.8001100000000001" table:style-name="ce11">
            <text:p>9.80011</text:p>
          </table:table-cell>
          <table:table-cell office:value-type="float" office:value="0.74739699999999998" table:style-name="ce11">
            <text:p>0.747397</text:p>
          </table:table-cell>
          <table:table-cell office:value-type="float" office:value="0.58899500000000005" table:style-name="ce11">
            <text:p>0.588995</text:p>
          </table:table-cell>
          <table:table-cell office:value-type="float" office:value="0.552095" table:style-name="ce11">
            <text:p>0.552095</text:p>
          </table:table-cell>
          <table:table-cell office:value-type="float" office:value="9.3040000000000012E-2" table:formula="of:=[.K103]-[.$C$5]" table:style-name="ce1">
            <text:p>0.09304</text:p>
          </table:table-cell>
          <table:table-cell office:value-type="float" office:value="-6.536199999999992E-2" table:formula="of:=[.L103]-[.$C$5]" table:style-name="ce1">
            <text:p>-0.065362</text:p>
          </table:table-cell>
          <table:table-cell office:value-type="float" office:value="-0.10226199999999996" table:formula="of:=[.M103]-[.$C$5]" table:style-name="ce1">
            <text:p>-0.102262</text:p>
          </table:table-cell>
          <table:table-cell table:style-name="ce6"/>
          <table:table-cell office:value-type="float" office:value="9.8001100000000001" table:style-name="ce11">
            <text:p>9.80011</text:p>
          </table:table-cell>
          <table:table-cell office:value-type="float" office:value="0.73524699999999998" table:style-name="ce11">
            <text:p>0.735247</text:p>
          </table:table-cell>
          <table:table-cell office:value-type="float" office:value="0.58373399999999998" table:style-name="ce11">
            <text:p>0.583734</text:p>
          </table:table-cell>
          <table:table-cell office:value-type="float" office:value="0.551728" table:style-name="ce11">
            <text:p>0.551728</text:p>
          </table:table-cell>
          <table:table-cell office:value-type="float" office:value="8.0890000000000017E-2" table:formula="of:=[.S103]-[.$C$5]" table:style-name="ce1">
            <text:p>0.08089</text:p>
          </table:table-cell>
          <table:table-cell office:value-type="float" office:value="-7.0622999999999991E-2" table:formula="of:=[.T103]-[.$C$5]" table:style-name="ce1">
            <text:p>-0.070623</text:p>
          </table:table-cell>
          <table:table-cell office:value-type="float" office:value="-0.10262899999999997" table:formula="of:=[.U103]-[.$C$5]" table:style-name="ce1">
            <text:p>-0.10262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9.9000699999999995" table:style-name="ce11">
            <text:p>9.90007</text:p>
          </table:table-cell>
          <table:table-cell office:value-type="float" office:value="0.69264700000000001" table:style-name="ce11">
            <text:p>0.692647</text:p>
          </table:table-cell>
          <table:table-cell office:value-type="float" office:value="0.60757700000000003" table:style-name="ce11">
            <text:p>0.607577</text:p>
          </table:table-cell>
          <table:table-cell office:value-type="float" office:value="0.60194400000000003" table:style-name="ce11">
            <text:p>0.601944</text:p>
          </table:table-cell>
          <table:table-cell office:value-type="float" office:value="3.8290000000000046E-2" table:formula="of:=[.C104]-[.$C$5]" table:style-name="ce1">
            <text:p>0.03829</text:p>
          </table:table-cell>
          <table:table-cell office:value-type="float" office:value="-4.6779999999999933E-2" table:formula="of:=[.D104]-[.$C$5]" table:style-name="ce1">
            <text:p>-0.04678</text:p>
          </table:table-cell>
          <table:table-cell office:value-type="float" office:value="-5.2412999999999932E-2" table:formula="of:=[.E104]-[.$C$5]" table:style-name="ce1">
            <text:p>-0.052413</text:p>
          </table:table-cell>
          <table:table-cell table:style-name="ce4"/>
          <table:table-cell office:value-type="float" office:value="9.9000500000000002" table:style-name="ce11">
            <text:p>9.90005</text:p>
          </table:table-cell>
          <table:table-cell office:value-type="float" office:value="0.76195199999999996" table:style-name="ce11">
            <text:p>0.761952</text:p>
          </table:table-cell>
          <table:table-cell office:value-type="float" office:value="0.578017" table:style-name="ce11">
            <text:p>0.578017</text:p>
          </table:table-cell>
          <table:table-cell office:value-type="float" office:value="0.54847199999999996" table:style-name="ce11">
            <text:p>0.548472</text:p>
          </table:table-cell>
          <table:table-cell office:value-type="float" office:value="0.107595" table:formula="of:=[.K104]-[.$C$5]" table:style-name="ce1">
            <text:p>0.107595</text:p>
          </table:table-cell>
          <table:table-cell office:value-type="float" office:value="-7.6339999999999963E-2" table:formula="of:=[.L104]-[.$C$5]" table:style-name="ce1">
            <text:p>-0.07634</text:p>
          </table:table-cell>
          <table:table-cell office:value-type="float" office:value="-0.10588500000000001" table:formula="of:=[.M104]-[.$C$5]" table:style-name="ce1">
            <text:p>-0.105885</text:p>
          </table:table-cell>
          <table:table-cell table:style-name="ce6"/>
          <table:table-cell office:value-type="float" office:value="9.9000400000000006" table:style-name="ce11">
            <text:p>9.90004</text:p>
          </table:table-cell>
          <table:table-cell office:value-type="float" office:value="0.74820399999999998" table:style-name="ce11">
            <text:p>0.748204</text:p>
          </table:table-cell>
          <table:table-cell office:value-type="float" office:value="0.57182299999999997" table:style-name="ce11">
            <text:p>0.571823</text:p>
          </table:table-cell>
          <table:table-cell office:value-type="float" office:value="0.54641799999999996" table:style-name="ce11">
            <text:p>0.546418</text:p>
          </table:table-cell>
          <table:table-cell office:value-type="float" office:value="9.3847000000000014E-2" table:formula="of:=[.S104]-[.$C$5]" table:style-name="ce1">
            <text:p>0.093847</text:p>
          </table:table-cell>
          <table:table-cell office:value-type="float" office:value="-8.2533999999999996E-2" table:formula="of:=[.T104]-[.$C$5]" table:style-name="ce1">
            <text:p>-0.082534</text:p>
          </table:table-cell>
          <table:table-cell office:value-type="float" office:value="-0.10793900000000001" table:formula="of:=[.U104]-[.$C$5]" table:style-name="ce1">
            <text:p>-0.10793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0" table:style-name="ce11">
            <text:p>10</text:p>
          </table:table-cell>
          <table:table-cell office:value-type="float" office:value="0.71287900000000004" table:style-name="ce11">
            <text:p>0.712879</text:p>
          </table:table-cell>
          <table:table-cell office:value-type="float" office:value="0.62019400000000002" table:style-name="ce11">
            <text:p>0.620194</text:p>
          </table:table-cell>
          <table:table-cell office:value-type="float" office:value="0.59780800000000001" table:style-name="ce11">
            <text:p>0.597808</text:p>
          </table:table-cell>
          <table:table-cell office:value-type="float" office:value="5.8522000000000074E-2" table:formula="of:=[.C105]-[.$C$5]" table:style-name="ce1">
            <text:p>0.058522</text:p>
          </table:table-cell>
          <table:table-cell office:value-type="float" office:value="-3.4162999999999943E-2" table:formula="of:=[.D105]-[.$C$5]" table:style-name="ce1">
            <text:p>-0.034163</text:p>
          </table:table-cell>
          <table:table-cell office:value-type="float" office:value="-5.654899999999996E-2" table:formula="of:=[.E105]-[.$C$5]" table:style-name="ce1">
            <text:p>-0.056549</text:p>
          </table:table-cell>
          <table:table-cell table:style-name="ce4"/>
          <table:table-cell office:value-type="float" office:value="10" table:style-name="ce11">
            <text:p>10</text:p>
          </table:table-cell>
          <table:table-cell office:value-type="float" office:value="0.76433399999999996" table:style-name="ce11">
            <text:p>0.764334</text:p>
          </table:table-cell>
          <table:table-cell office:value-type="float" office:value="0.57676499999999997" table:style-name="ce11">
            <text:p>0.576765</text:p>
          </table:table-cell>
          <table:table-cell office:value-type="float" office:value="0.55109699999999995" table:style-name="ce11">
            <text:p>0.551097</text:p>
          </table:table-cell>
          <table:table-cell office:value-type="float" office:value="0.10997699999999999" table:formula="of:=[.K105]-[.$C$5]" table:style-name="ce1">
            <text:p>0.109977</text:p>
          </table:table-cell>
          <table:table-cell office:value-type="float" office:value="-7.7591999999999994E-2" table:formula="of:=[.L105]-[.$C$5]" table:style-name="ce1">
            <text:p>-0.077592</text:p>
          </table:table-cell>
          <table:table-cell office:value-type="float" office:value="-0.10326000000000002" table:formula="of:=[.M105]-[.$C$5]" table:style-name="ce1">
            <text:p>-0.10326</text:p>
          </table:table-cell>
          <table:table-cell table:style-name="ce6"/>
          <table:table-cell office:value-type="float" office:value="10.0001" table:style-name="ce11">
            <text:p>10.0001</text:p>
          </table:table-cell>
          <table:table-cell office:value-type="float" office:value="0.75007199999999996" table:style-name="ce11">
            <text:p>0.750072</text:p>
          </table:table-cell>
          <table:table-cell office:value-type="float" office:value="0.56925700000000001" table:style-name="ce11">
            <text:p>0.569257</text:p>
          </table:table-cell>
          <table:table-cell office:value-type="float" office:value="0.54820999999999998" table:style-name="ce11">
            <text:p>0.54821</text:p>
          </table:table-cell>
          <table:table-cell office:value-type="float" office:value="9.5714999999999995E-2" table:formula="of:=[.S105]-[.$C$5]" table:style-name="ce1">
            <text:p>0.095715</text:p>
          </table:table-cell>
          <table:table-cell office:value-type="float" office:value="-8.5099999999999953E-2" table:formula="of:=[.T105]-[.$C$5]" table:style-name="ce1">
            <text:p>-0.0851</text:p>
          </table:table-cell>
          <table:table-cell office:value-type="float" office:value="-0.10614699999999999" table:formula="of:=[.U105]-[.$C$5]" table:style-name="ce1">
            <text:p>-0.106147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0.100099999999999" table:style-name="ce11">
            <text:p>10.1001</text:p>
          </table:table-cell>
          <table:table-cell office:value-type="float" office:value="0.72633400000000004" table:style-name="ce11">
            <text:p>0.726334</text:p>
          </table:table-cell>
          <table:table-cell office:value-type="float" office:value="0.63797199999999998" table:style-name="ce11">
            <text:p>0.637972</text:p>
          </table:table-cell>
          <table:table-cell office:value-type="float" office:value="0.59650899999999996" table:style-name="ce11">
            <text:p>0.596509</text:p>
          </table:table-cell>
          <table:table-cell office:value-type="float" office:value="7.1977000000000069E-2" table:formula="of:=[.C106]-[.$C$5]" table:style-name="ce1">
            <text:p>0.071977</text:p>
          </table:table-cell>
          <table:table-cell office:value-type="float" office:value="-1.6384999999999983E-2" table:formula="of:=[.D106]-[.$C$5]" table:style-name="ce1">
            <text:p>-0.016385</text:p>
          </table:table-cell>
          <table:table-cell office:value-type="float" office:value="-5.7848000000000011E-2" table:formula="of:=[.E106]-[.$C$5]" table:style-name="ce1">
            <text:p>-0.057848</text:p>
          </table:table-cell>
          <table:table-cell table:style-name="ce4"/>
          <table:table-cell office:value-type="float" office:value="10.100099999999999" table:style-name="ce11">
            <text:p>10.1001</text:p>
          </table:table-cell>
          <table:table-cell office:value-type="float" office:value="0.75642299999999996" table:style-name="ce11">
            <text:p>0.756423</text:p>
          </table:table-cell>
          <table:table-cell office:value-type="float" office:value="0.586094" table:style-name="ce11">
            <text:p>0.586094</text:p>
          </table:table-cell>
          <table:table-cell office:value-type="float" office:value="0.56055999999999995" table:style-name="ce11">
            <text:p>0.56056</text:p>
          </table:table-cell>
          <table:table-cell office:value-type="float" office:value="0.10206599999999999" table:formula="of:=[.K106]-[.$C$5]" table:style-name="ce1">
            <text:p>0.102066</text:p>
          </table:table-cell>
          <table:table-cell office:value-type="float" office:value="-6.8262999999999963E-2" table:formula="of:=[.L106]-[.$C$5]" table:style-name="ce1">
            <text:p>-0.068263</text:p>
          </table:table-cell>
          <table:table-cell office:value-type="float" office:value="-9.3797000000000019E-2" table:formula="of:=[.M106]-[.$C$5]" table:style-name="ce1">
            <text:p>-0.093797</text:p>
          </table:table-cell>
          <table:table-cell table:style-name="ce6"/>
          <table:table-cell office:value-type="float" office:value="10.1" table:style-name="ce11">
            <text:p>10.1</text:p>
          </table:table-cell>
          <table:table-cell office:value-type="float" office:value="0.74136500000000005" table:style-name="ce11">
            <text:p>0.741365</text:p>
          </table:table-cell>
          <table:table-cell office:value-type="float" office:value="0.57666200000000001" table:style-name="ce11">
            <text:p>0.576662</text:p>
          </table:table-cell>
          <table:table-cell office:value-type="float" office:value="0.55694699999999997" table:style-name="ce11">
            <text:p>0.556947</text:p>
          </table:table-cell>
          <table:table-cell office:value-type="float" office:value="8.7008000000000085E-2" table:formula="of:=[.S106]-[.$C$5]" table:style-name="ce1">
            <text:p>0.087008</text:p>
          </table:table-cell>
          <table:table-cell office:value-type="float" office:value="-7.7694999999999959E-2" table:formula="of:=[.T106]-[.$C$5]" table:style-name="ce1">
            <text:p>-0.077695</text:p>
          </table:table-cell>
          <table:table-cell office:value-type="float" office:value="-9.7409999999999997E-2" table:formula="of:=[.U106]-[.$C$5]" table:style-name="ce1">
            <text:p>-0.09741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0.200100000000001" table:style-name="ce11">
            <text:p>10.2001</text:p>
          </table:table-cell>
          <table:table-cell office:value-type="float" office:value="0.73058000000000001" table:style-name="ce11">
            <text:p>0.73058</text:p>
          </table:table-cell>
          <table:table-cell office:value-type="float" office:value="0.65982099999999999" table:style-name="ce11">
            <text:p>0.659821</text:p>
          </table:table-cell>
          <table:table-cell office:value-type="float" office:value="0.59837099999999999" table:style-name="ce11">
            <text:p>0.598371</text:p>
          </table:table-cell>
          <table:table-cell office:value-type="float" office:value="7.6223000000000041E-2" table:formula="of:=[.C107]-[.$C$5]" table:style-name="ce1">
            <text:p>0.076223</text:p>
          </table:table-cell>
          <table:table-cell office:value-type="float" office:value="5.4640000000000244E-3" table:formula="of:=[.D107]-[.$C$5]" table:style-name="ce1">
            <text:p>0.005464</text:p>
          </table:table-cell>
          <table:table-cell office:value-type="float" office:value="-5.598599999999998E-2" table:formula="of:=[.E107]-[.$C$5]" table:style-name="ce1">
            <text:p>-0.055986</text:p>
          </table:table-cell>
          <table:table-cell table:style-name="ce4"/>
          <table:table-cell office:value-type="float" office:value="10.199999999999999" table:style-name="ce11">
            <text:p>10.2</text:p>
          </table:table-cell>
          <table:table-cell office:value-type="float" office:value="0.73712299999999997" table:style-name="ce11">
            <text:p>0.737123</text:p>
          </table:table-cell>
          <table:table-cell office:value-type="float" office:value="0.60399999999999998" table:style-name="ce11">
            <text:p>0.604</text:p>
          </table:table-cell>
          <table:table-cell office:value-type="float" office:value="0.57865200000000006" table:style-name="ce11">
            <text:p>0.578652</text:p>
          </table:table-cell>
          <table:table-cell office:value-type="float" office:value="8.2766000000000006E-2" table:formula="of:=[.K107]-[.$C$5]" table:style-name="ce1">
            <text:p>0.082766</text:p>
          </table:table-cell>
          <table:table-cell office:value-type="float" office:value="-5.0356999999999985E-2" table:formula="of:=[.L107]-[.$C$5]" table:style-name="ce1">
            <text:p>-0.050357</text:p>
          </table:table-cell>
          <table:table-cell office:value-type="float" office:value="-7.5704999999999911E-2" table:formula="of:=[.M107]-[.$C$5]" table:style-name="ce1">
            <text:p>-0.075705</text:p>
          </table:table-cell>
          <table:table-cell table:style-name="ce6"/>
          <table:table-cell office:value-type="float" office:value="10.200100000000001" table:style-name="ce11">
            <text:p>10.2001</text:p>
          </table:table-cell>
          <table:table-cell office:value-type="float" office:value="0.72372400000000003" table:style-name="ce11">
            <text:p>0.723724</text:p>
          </table:table-cell>
          <table:table-cell office:value-type="float" office:value="0.59325499999999998" table:style-name="ce11">
            <text:p>0.593255</text:p>
          </table:table-cell>
          <table:table-cell office:value-type="float" office:value="0.57292399999999999" table:style-name="ce11">
            <text:p>0.572924</text:p>
          </table:table-cell>
          <table:table-cell office:value-type="float" office:value="6.9367000000000067E-2" table:formula="of:=[.S107]-[.$C$5]" table:style-name="ce1">
            <text:p>0.069367</text:p>
          </table:table-cell>
          <table:table-cell office:value-type="float" office:value="-6.110199999999999E-2" table:formula="of:=[.T107]-[.$C$5]" table:style-name="ce1">
            <text:p>-0.061102</text:p>
          </table:table-cell>
          <table:table-cell office:value-type="float" office:value="-8.1432999999999978E-2" table:formula="of:=[.U107]-[.$C$5]" table:style-name="ce1">
            <text:p>-0.081433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0.3" table:style-name="ce11">
            <text:p>10.3</text:p>
          </table:table-cell>
          <table:table-cell office:value-type="float" office:value="0.72432099999999999" table:style-name="ce11">
            <text:p>0.724321</text:p>
          </table:table-cell>
          <table:table-cell office:value-type="float" office:value="0.68338699999999997" table:style-name="ce11">
            <text:p>0.683387</text:p>
          </table:table-cell>
          <table:table-cell office:value-type="float" office:value="0.60387100000000005" table:style-name="ce11">
            <text:p>0.603871</text:p>
          </table:table-cell>
          <table:table-cell office:value-type="float" office:value="6.9964000000000026E-2" table:formula="of:=[.C108]-[.$C$5]" table:style-name="ce1">
            <text:p>0.069964</text:p>
          </table:table-cell>
          <table:table-cell office:value-type="float" office:value="2.903E-2" table:formula="of:=[.D108]-[.$C$5]" table:style-name="ce1">
            <text:p>0.02903</text:p>
          </table:table-cell>
          <table:table-cell office:value-type="float" office:value="-5.048599999999992E-2" table:formula="of:=[.E108]-[.$C$5]" table:style-name="ce1">
            <text:p>-0.050486</text:p>
          </table:table-cell>
          <table:table-cell table:style-name="ce4"/>
          <table:table-cell office:value-type="float" office:value="10.3001" table:style-name="ce11">
            <text:p>10.3001</text:p>
          </table:table-cell>
          <table:table-cell office:value-type="float" office:value="0.70824799999999999" table:style-name="ce11">
            <text:p>0.708248</text:p>
          </table:table-cell>
          <table:table-cell office:value-type="float" office:value="0.62882300000000002" table:style-name="ce11">
            <text:p>0.628823</text:p>
          </table:table-cell>
          <table:table-cell office:value-type="float" office:value="0.60399599999999998" table:style-name="ce11">
            <text:p>0.603996</text:p>
          </table:table-cell>
          <table:table-cell office:value-type="float" office:value="5.3891000000000022E-2" table:formula="of:=[.K108]-[.$C$5]" table:style-name="ce1">
            <text:p>0.053891</text:p>
          </table:table-cell>
          <table:table-cell office:value-type="float" office:value="-2.5533999999999946E-2" table:formula="of:=[.L108]-[.$C$5]" table:style-name="ce1">
            <text:p>-0.025534</text:p>
          </table:table-cell>
          <table:table-cell office:value-type="float" office:value="-5.0360999999999989E-2" table:formula="of:=[.M108]-[.$C$5]" table:style-name="ce1">
            <text:p>-0.050361</text:p>
          </table:table-cell>
          <table:table-cell table:style-name="ce6"/>
          <table:table-cell office:value-type="float" office:value="10.3001" table:style-name="ce11">
            <text:p>10.3001</text:p>
          </table:table-cell>
          <table:table-cell office:value-type="float" office:value="0.69987900000000003" table:style-name="ce11">
            <text:p>0.699879</text:p>
          </table:table-cell>
          <table:table-cell office:value-type="float" office:value="0.61562799999999995" table:style-name="ce11">
            <text:p>0.615628</text:p>
          </table:table-cell>
          <table:table-cell office:value-type="float" office:value="0.59551699999999996" table:style-name="ce11">
            <text:p>0.595517</text:p>
          </table:table-cell>
          <table:table-cell office:value-type="float" office:value="4.5522000000000062E-2" table:formula="of:=[.S108]-[.$C$5]" table:style-name="ce1">
            <text:p>0.045522</text:p>
          </table:table-cell>
          <table:table-cell office:value-type="float" office:value="-3.8729000000000013E-2" table:formula="of:=[.T108]-[.$C$5]" table:style-name="ce1">
            <text:p>-0.038729</text:p>
          </table:table-cell>
          <table:table-cell office:value-type="float" office:value="-5.8840000000000003E-2" table:formula="of:=[.U108]-[.$C$5]" table:style-name="ce1">
            <text:p>-0.05884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0.4" table:style-name="ce11">
            <text:p>10.4</text:p>
          </table:table-cell>
          <table:table-cell office:value-type="float" office:value="0.70769599999999999" table:style-name="ce11">
            <text:p>0.707696</text:p>
          </table:table-cell>
          <table:table-cell office:value-type="float" office:value="0.70450299999999999" table:style-name="ce11">
            <text:p>0.704503</text:p>
          </table:table-cell>
          <table:table-cell office:value-type="float" office:value="0.61377000000000004" table:style-name="ce11">
            <text:p>0.61377</text:p>
          </table:table-cell>
          <table:table-cell office:value-type="float" office:value="5.3339000000000025E-2" table:formula="of:=[.C109]-[.$C$5]" table:style-name="ce1">
            <text:p>0.053339</text:p>
          </table:table-cell>
          <table:table-cell office:value-type="float" office:value="5.0146000000000024E-2" table:formula="of:=[.D109]-[.$C$5]" table:style-name="ce1">
            <text:p>0.050146</text:p>
          </table:table-cell>
          <table:table-cell office:value-type="float" office:value="-4.0586999999999929E-2" table:formula="of:=[.E109]-[.$C$5]" table:style-name="ce1">
            <text:p>-0.040587</text:p>
          </table:table-cell>
          <table:table-cell table:style-name="ce4"/>
          <table:table-cell office:value-type="float" office:value="10.4" table:style-name="ce11">
            <text:p>10.4</text:p>
          </table:table-cell>
          <table:table-cell office:value-type="float" office:value="0.67459800000000003" table:style-name="ce11">
            <text:p>0.674598</text:p>
          </table:table-cell>
          <table:table-cell office:value-type="float" office:value="0.65469500000000003" table:style-name="ce11">
            <text:p>0.654695</text:p>
          </table:table-cell>
          <table:table-cell office:value-type="float" office:value="0.63584499999999999" table:style-name="ce11">
            <text:p>0.635845</text:p>
          </table:table-cell>
          <table:table-cell office:value-type="float" office:value="2.0241000000000064E-2" table:formula="of:=[.K109]-[.$C$5]" table:style-name="ce1">
            <text:p>0.020241</text:p>
          </table:table-cell>
          <table:table-cell office:value-type="float" office:value="3.3800000000006047E-4" table:formula="of:=[.L109]-[.$C$5]" table:style-name="ce1">
            <text:p>0.000338</text:p>
          </table:table-cell>
          <table:table-cell office:value-type="float" office:value="-1.8511999999999973E-2" table:formula="of:=[.M109]-[.$C$5]" table:style-name="ce1">
            <text:p>-0.018512</text:p>
          </table:table-cell>
          <table:table-cell table:style-name="ce6"/>
          <table:table-cell office:value-type="float" office:value="10.4" table:style-name="ce11">
            <text:p>10.4</text:p>
          </table:table-cell>
          <table:table-cell office:value-type="float" office:value="0.67080499999999998" table:style-name="ce11">
            <text:p>0.670805</text:p>
          </table:table-cell>
          <table:table-cell office:value-type="float" office:value="0.641289" table:style-name="ce11">
            <text:p>0.641289</text:p>
          </table:table-cell>
          <table:table-cell office:value-type="float" office:value="0.62571500000000002" table:style-name="ce11">
            <text:p>0.625715</text:p>
          </table:table-cell>
          <table:table-cell office:value-type="float" office:value="1.6448000000000018E-2" table:formula="of:=[.S109]-[.$C$5]" table:style-name="ce1">
            <text:p>0.016448</text:p>
          </table:table-cell>
          <table:table-cell office:value-type="float" office:value="-1.3067999999999969E-2" table:formula="of:=[.T109]-[.$C$5]" table:style-name="ce1">
            <text:p>-0.013068</text:p>
          </table:table-cell>
          <table:table-cell office:value-type="float" office:value="-2.8641999999999945E-2" table:formula="of:=[.U109]-[.$C$5]" table:style-name="ce1">
            <text:p>-0.02864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0.5" table:style-name="ce11">
            <text:p>10.5</text:p>
          </table:table-cell>
          <table:table-cell office:value-type="float" office:value="0.68585399999999996" table:style-name="ce11">
            <text:p>0.685854</text:p>
          </table:table-cell>
          <table:table-cell office:value-type="float" office:value="0.72010399999999997" table:style-name="ce11">
            <text:p>0.720104</text:p>
          </table:table-cell>
          <table:table-cell office:value-type="float" office:value="0.628579" table:style-name="ce11">
            <text:p>0.628579</text:p>
          </table:table-cell>
          <table:table-cell office:value-type="float" office:value="3.1496999999999997E-2" table:formula="of:=[.C110]-[.$C$5]" table:style-name="ce1">
            <text:p>0.031497</text:p>
          </table:table-cell>
          <table:table-cell office:value-type="float" office:value="6.5747E-2" table:formula="of:=[.D110]-[.$C$5]" table:style-name="ce1">
            <text:p>0.065747</text:p>
          </table:table-cell>
          <table:table-cell office:value-type="float" office:value="-2.5777999999999968E-2" table:formula="of:=[.E110]-[.$C$5]" table:style-name="ce1">
            <text:p>-0.025778</text:p>
          </table:table-cell>
          <table:table-cell table:style-name="ce4"/>
          <table:table-cell office:value-type="float" office:value="10.5001" table:style-name="ce11">
            <text:p>10.5001</text:p>
          </table:table-cell>
          <table:table-cell office:value-type="float" office:value="0.63917199999999996" table:style-name="ce11">
            <text:p>0.639172</text:p>
          </table:table-cell>
          <table:table-cell office:value-type="float" office:value="0.67857400000000001" table:style-name="ce11">
            <text:p>0.678574</text:p>
          </table:table-cell>
          <table:table-cell office:value-type="float" office:value="0.67630000000000001" table:style-name="ce11">
            <text:p>0.6763</text:p>
          </table:table-cell>
          <table:table-cell office:value-type="float" office:value="-1.5185000000000004E-2" table:formula="of:=[.K110]-[.$C$5]" table:style-name="ce1">
            <text:p>-0.015185</text:p>
          </table:table-cell>
          <table:table-cell office:value-type="float" office:value="2.4217000000000044E-2" table:formula="of:=[.L110]-[.$C$5]" table:style-name="ce1">
            <text:p>0.024217</text:p>
          </table:table-cell>
          <table:table-cell office:value-type="float" office:value="2.1943000000000046E-2" table:formula="of:=[.M110]-[.$C$5]" table:style-name="ce1">
            <text:p>0.021943</text:p>
          </table:table-cell>
          <table:table-cell table:style-name="ce6"/>
          <table:table-cell office:value-type="float" office:value="10.5001" table:style-name="ce11">
            <text:p>10.5001</text:p>
          </table:table-cell>
          <table:table-cell office:value-type="float" office:value="0.63814700000000002" table:style-name="ce11">
            <text:p>0.638147</text:p>
          </table:table-cell>
          <table:table-cell office:value-type="float" office:value="0.66572100000000001" table:style-name="ce11">
            <text:p>0.665721</text:p>
          </table:table-cell>
          <table:table-cell office:value-type="float" office:value="0.66182200000000002" table:style-name="ce11">
            <text:p>0.661822</text:p>
          </table:table-cell>
          <table:table-cell office:value-type="float" office:value="-1.6209999999999947E-2" table:formula="of:=[.S110]-[.$C$5]" table:style-name="ce1">
            <text:p>-0.01621</text:p>
          </table:table-cell>
          <table:table-cell office:value-type="float" office:value="1.1364000000000041E-2" table:formula="of:=[.T110]-[.$C$5]" table:style-name="ce1">
            <text:p>0.011364</text:p>
          </table:table-cell>
          <table:table-cell office:value-type="float" office:value="7.4650000000000549E-3" table:formula="of:=[.U110]-[.$C$5]" table:style-name="ce1">
            <text:p>0.007465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0.600099999999999" table:style-name="ce11">
            <text:p>10.6001</text:p>
          </table:table-cell>
          <table:table-cell office:value-type="float" office:value="0.66230900000000004" table:style-name="ce11">
            <text:p>0.662309</text:p>
          </table:table-cell>
          <table:table-cell office:value-type="float" office:value="0.72617399999999999" table:style-name="ce11">
            <text:p>0.726174</text:p>
          </table:table-cell>
          <table:table-cell office:value-type="float" office:value="0.64842999999999995" table:style-name="ce11">
            <text:p>0.64843</text:p>
          </table:table-cell>
          <table:table-cell office:value-type="float" office:value="7.9520000000000701E-3" table:formula="of:=[.C111]-[.$C$5]" table:style-name="ce1">
            <text:p>0.007952</text:p>
          </table:table-cell>
          <table:table-cell office:value-type="float" office:value="7.181700000000002E-2" table:formula="of:=[.D111]-[.$C$5]" table:style-name="ce1">
            <text:p>0.071817</text:p>
          </table:table-cell>
          <table:table-cell office:value-type="float" office:value="-5.9270000000000156E-3" table:formula="of:=[.E111]-[.$C$5]" table:style-name="ce1">
            <text:p>-0.005927</text:p>
          </table:table-cell>
          <table:table-cell table:style-name="ce4"/>
          <table:table-cell office:value-type="float" office:value="10.600099999999999" table:style-name="ce11">
            <text:p>10.6001</text:p>
          </table:table-cell>
          <table:table-cell office:value-type="float" office:value="0.60740099999999997" table:style-name="ce11">
            <text:p>0.607401</text:p>
          </table:table-cell>
          <table:table-cell office:value-type="float" office:value="0.69485699999999995" table:style-name="ce11">
            <text:p>0.694857</text:p>
          </table:table-cell>
          <table:table-cell office:value-type="float" office:value="0.71886700000000003" table:style-name="ce11">
            <text:p>0.718867</text:p>
          </table:table-cell>
          <table:table-cell office:value-type="float" office:value="-4.6955999999999998E-2" table:formula="of:=[.K111]-[.$C$5]" table:style-name="ce1">
            <text:p>-0.046956</text:p>
          </table:table-cell>
          <table:table-cell office:value-type="float" office:value="4.049999999999998E-2" table:formula="of:=[.L111]-[.$C$5]" table:style-name="ce1">
            <text:p>0.0405</text:p>
          </table:table-cell>
          <table:table-cell office:value-type="float" office:value="6.4510000000000067E-2" table:formula="of:=[.M111]-[.$C$5]" table:style-name="ce1">
            <text:p>0.06451</text:p>
          </table:table-cell>
          <table:table-cell table:style-name="ce6"/>
          <table:table-cell office:value-type="float" office:value="10.6" table:style-name="ce11">
            <text:p>10.6</text:p>
          </table:table-cell>
          <table:table-cell office:value-type="float" office:value="0.60892999999999997" table:style-name="ce11">
            <text:p>0.60893</text:p>
          </table:table-cell>
          <table:table-cell office:value-type="float" office:value="0.68543500000000002" table:style-name="ce11">
            <text:p>0.685435</text:p>
          </table:table-cell>
          <table:table-cell office:value-type="float" office:value="0.70115700000000003" table:style-name="ce11">
            <text:p>0.701157</text:p>
          </table:table-cell>
          <table:table-cell office:value-type="float" office:value="-4.5426999999999995E-2" table:formula="of:=[.S111]-[.$C$5]" table:style-name="ce1">
            <text:p>-0.045427</text:p>
          </table:table-cell>
          <table:table-cell office:value-type="float" office:value="3.107800000000005E-2" table:formula="of:=[.T111]-[.$C$5]" table:style-name="ce1">
            <text:p>0.031078</text:p>
          </table:table-cell>
          <table:table-cell office:value-type="float" office:value="4.6800000000000064E-2" table:formula="of:=[.U111]-[.$C$5]" table:style-name="ce1">
            <text:p>0.0468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0.7" table:style-name="ce11">
            <text:p>10.7</text:p>
          </table:table-cell>
          <table:table-cell office:value-type="float" office:value="0.64003600000000005" table:style-name="ce11">
            <text:p>0.640036</text:p>
          </table:table-cell>
          <table:table-cell office:value-type="float" office:value="0.72125499999999998" table:style-name="ce11">
            <text:p>0.721255</text:p>
          </table:table-cell>
          <table:table-cell office:value-type="float" office:value="0.67235199999999995" table:style-name="ce11">
            <text:p>0.672352</text:p>
          </table:table-cell>
          <table:table-cell office:value-type="float" office:value="-1.4320999999999917E-2" table:formula="of:=[.C112]-[.$C$5]" table:style-name="ce1">
            <text:p>-0.014321</text:p>
          </table:table-cell>
          <table:table-cell office:value-type="float" office:value="6.6898000000000013E-2" table:formula="of:=[.D112]-[.$C$5]" table:style-name="ce1">
            <text:p>0.066898</text:p>
          </table:table-cell>
          <table:table-cell office:value-type="float" office:value="1.7994999999999983E-2" table:formula="of:=[.E112]-[.$C$5]" table:style-name="ce1">
            <text:p>0.017995</text:p>
          </table:table-cell>
          <table:table-cell table:style-name="ce4"/>
          <table:table-cell office:value-type="float" office:value="10.700100000000001" table:style-name="ce11">
            <text:p>10.7001</text:p>
          </table:table-cell>
          <table:table-cell office:value-type="float" office:value="0.58172599999999997" table:style-name="ce11">
            <text:p>0.581726</text:p>
          </table:table-cell>
          <table:table-cell office:value-type="float" office:value="0.704986" table:style-name="ce11">
            <text:p>0.704986</text:p>
          </table:table-cell>
          <table:table-cell office:value-type="float" office:value="0.75529800000000002" table:style-name="ce11">
            <text:p>0.755298</text:p>
          </table:table-cell>
          <table:table-cell office:value-type="float" office:value="-7.2631000000000001E-2" table:formula="of:=[.K112]-[.$C$5]" table:style-name="ce1">
            <text:p>-0.072631</text:p>
          </table:table-cell>
          <table:table-cell office:value-type="float" office:value="5.0629000000000035E-2" table:formula="of:=[.L112]-[.$C$5]" table:style-name="ce1">
            <text:p>0.050629</text:p>
          </table:table-cell>
          <table:table-cell office:value-type="float" office:value="0.10094100000000006" table:formula="of:=[.M112]-[.$C$5]" table:style-name="ce1">
            <text:p>0.100941</text:p>
          </table:table-cell>
          <table:table-cell table:style-name="ce6"/>
          <table:table-cell office:value-type="float" office:value="10.700100000000001" table:style-name="ce11">
            <text:p>10.7001</text:p>
          </table:table-cell>
          <table:table-cell office:value-type="float" office:value="0.58513599999999999" table:style-name="ce11">
            <text:p>0.585136</text:p>
          </table:table-cell>
          <table:table-cell office:value-type="float" office:value="0.69786099999999995" table:style-name="ce11">
            <text:p>0.697861</text:p>
          </table:table-cell>
          <table:table-cell office:value-type="float" office:value="0.73539200000000005" table:style-name="ce11">
            <text:p>0.735392</text:p>
          </table:table-cell>
          <table:table-cell office:value-type="float" office:value="-6.9220999999999977E-2" table:formula="of:=[.S112]-[.$C$5]" table:style-name="ce1">
            <text:p>-0.069221</text:p>
          </table:table-cell>
          <table:table-cell office:value-type="float" office:value="4.3503999999999987E-2" table:formula="of:=[.T112]-[.$C$5]" table:style-name="ce1">
            <text:p>0.043504</text:p>
          </table:table-cell>
          <table:table-cell office:value-type="float" office:value="8.1035000000000079E-2" table:formula="of:=[.U112]-[.$C$5]" table:style-name="ce1">
            <text:p>0.081035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0.8001" table:style-name="ce11">
            <text:p>10.8001</text:p>
          </table:table-cell>
          <table:table-cell office:value-type="float" office:value="0.62084300000000003" table:style-name="ce11">
            <text:p>0.620843</text:p>
          </table:table-cell>
          <table:table-cell office:value-type="float" office:value="0.70780100000000001" table:style-name="ce11">
            <text:p>0.707801</text:p>
          </table:table-cell>
          <table:table-cell office:value-type="float" office:value="0.69759000000000004" table:style-name="ce11">
            <text:p>0.69759</text:p>
          </table:table-cell>
          <table:table-cell office:value-type="float" office:value="-3.3513999999999933E-2" table:formula="of:=[.C113]-[.$C$5]" table:style-name="ce1">
            <text:p>-0.033514</text:p>
          </table:table-cell>
          <table:table-cell office:value-type="float" office:value="5.3444000000000047E-2" table:formula="of:=[.D113]-[.$C$5]" table:style-name="ce1">
            <text:p>0.053444</text:p>
          </table:table-cell>
          <table:table-cell office:value-type="float" office:value="4.3233000000000077E-2" table:formula="of:=[.E113]-[.$C$5]" table:style-name="ce1">
            <text:p>0.043233</text:p>
          </table:table-cell>
          <table:table-cell table:style-name="ce4"/>
          <table:table-cell office:value-type="float" office:value="10.8001" table:style-name="ce11">
            <text:p>10.8001</text:p>
          </table:table-cell>
          <table:table-cell office:value-type="float" office:value="0.56461899999999998" table:style-name="ce11">
            <text:p>0.564619</text:p>
          </table:table-cell>
          <table:table-cell office:value-type="float" office:value="0.71023700000000001" table:style-name="ce11">
            <text:p>0.710237</text:p>
          </table:table-cell>
          <table:table-cell office:value-type="float" office:value="0.78253600000000001" table:style-name="ce11">
            <text:p>0.782536</text:p>
          </table:table-cell>
          <table:table-cell office:value-type="float" office:value="-8.9737999999999984E-2" table:formula="of:=[.K113]-[.$C$5]" table:style-name="ce1">
            <text:p>-0.089738</text:p>
          </table:table-cell>
          <table:table-cell office:value-type="float" office:value="5.5880000000000041E-2" table:formula="of:=[.L113]-[.$C$5]" table:style-name="ce1">
            <text:p>0.05588</text:p>
          </table:table-cell>
          <table:table-cell office:value-type="float" office:value="0.12817900000000004" table:formula="of:=[.M113]-[.$C$5]" table:style-name="ce1">
            <text:p>0.128179</text:p>
          </table:table-cell>
          <table:table-cell table:style-name="ce6"/>
          <table:table-cell office:value-type="float" office:value="10.8001" table:style-name="ce11">
            <text:p>10.8001</text:p>
          </table:table-cell>
          <table:table-cell office:value-type="float" office:value="0.56748900000000002" table:style-name="ce11">
            <text:p>0.567489</text:p>
          </table:table-cell>
          <table:table-cell office:value-type="float" office:value="0.70591400000000004" table:style-name="ce11">
            <text:p>0.705914</text:p>
          </table:table-cell>
          <table:table-cell office:value-type="float" office:value="0.76177300000000003" table:style-name="ce11">
            <text:p>0.761773</text:p>
          </table:table-cell>
          <table:table-cell office:value-type="float" office:value="-8.6867999999999945E-2" table:formula="of:=[.S113]-[.$C$5]" table:style-name="ce1">
            <text:p>-0.086868</text:p>
          </table:table-cell>
          <table:table-cell office:value-type="float" office:value="5.1557000000000075E-2" table:formula="of:=[.T113]-[.$C$5]" table:style-name="ce1">
            <text:p>0.051557</text:p>
          </table:table-cell>
          <table:table-cell office:value-type="float" office:value="0.10741600000000007" table:formula="of:=[.U113]-[.$C$5]" table:style-name="ce1">
            <text:p>0.107416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0.9001" table:style-name="ce11">
            <text:p>10.9001</text:p>
          </table:table-cell>
          <table:table-cell office:value-type="float" office:value="0.60642099999999999" table:style-name="ce11">
            <text:p>0.606421</text:p>
          </table:table-cell>
          <table:table-cell office:value-type="float" office:value="0.68875399999999998" table:style-name="ce11">
            <text:p>0.688754</text:p>
          </table:table-cell>
          <table:table-cell office:value-type="float" office:value="0.71938299999999999" table:style-name="ce11">
            <text:p>0.719383</text:p>
          </table:table-cell>
          <table:table-cell office:value-type="float" office:value="-4.7935999999999979E-2" table:formula="of:=[.C114]-[.$C$5]" table:style-name="ce1">
            <text:p>-0.047936</text:p>
          </table:table-cell>
          <table:table-cell office:value-type="float" office:value="3.4397000000000011E-2" table:formula="of:=[.D114]-[.$C$5]" table:style-name="ce1">
            <text:p>0.034397</text:p>
          </table:table-cell>
          <table:table-cell office:value-type="float" office:value="6.5026000000000028E-2" table:formula="of:=[.E114]-[.$C$5]" table:style-name="ce1">
            <text:p>0.065026</text:p>
          </table:table-cell>
          <table:table-cell table:style-name="ce4"/>
          <table:table-cell office:value-type="float" office:value="10.9001" table:style-name="ce11">
            <text:p>10.9001</text:p>
          </table:table-cell>
          <table:table-cell office:value-type="float" office:value="0.55637099999999995" table:style-name="ce11">
            <text:p>0.556371</text:p>
          </table:table-cell>
          <table:table-cell office:value-type="float" office:value="0.71343299999999998" table:style-name="ce11">
            <text:p>0.713433</text:p>
          </table:table-cell>
          <table:table-cell office:value-type="float" office:value="0.79627800000000004" table:style-name="ce11">
            <text:p>0.796278</text:p>
          </table:table-cell>
          <table:table-cell office:value-type="float" office:value="-9.7986000000000018E-2" table:formula="of:=[.K114]-[.$C$5]" table:style-name="ce1">
            <text:p>-0.097986</text:p>
          </table:table-cell>
          <table:table-cell office:value-type="float" office:value="5.9076000000000017E-2" table:formula="of:=[.L114]-[.$C$5]" table:style-name="ce1">
            <text:p>0.059076</text:p>
          </table:table-cell>
          <table:table-cell office:value-type="float" office:value="0.14192100000000007" table:formula="of:=[.M114]-[.$C$5]" table:style-name="ce1">
            <text:p>0.141921</text:p>
          </table:table-cell>
          <table:table-cell table:style-name="ce6"/>
          <table:table-cell office:value-type="float" office:value="10.9" table:style-name="ce11">
            <text:p>10.9</text:p>
          </table:table-cell>
          <table:table-cell office:value-type="float" office:value="0.55906500000000003" table:style-name="ce11">
            <text:p>0.559065</text:p>
          </table:table-cell>
          <table:table-cell office:value-type="float" office:value="0.71110799999999996" table:style-name="ce11">
            <text:p>0.711108</text:p>
          </table:table-cell>
          <table:table-cell office:value-type="float" office:value="0.77645600000000004" table:style-name="ce11">
            <text:p>0.776456</text:p>
          </table:table-cell>
          <table:table-cell office:value-type="float" office:value="-9.5291999999999932E-2" table:formula="of:=[.S114]-[.$C$5]" table:style-name="ce1">
            <text:p>-0.095292</text:p>
          </table:table-cell>
          <table:table-cell office:value-type="float" office:value="5.6750999999999996E-2" table:formula="of:=[.T114]-[.$C$5]" table:style-name="ce1">
            <text:p>0.056751</text:p>
          </table:table-cell>
          <table:table-cell office:value-type="float" office:value="0.12209900000000007" table:formula="of:=[.U114]-[.$C$5]" table:style-name="ce1">
            <text:p>0.12209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1" table:style-name="ce11">
            <text:p>11</text:p>
          </table:table-cell>
          <table:table-cell office:value-type="float" office:value="0.59757800000000005" table:style-name="ce11">
            <text:p>0.597578</text:p>
          </table:table-cell>
          <table:table-cell office:value-type="float" office:value="0.66819799999999996" table:style-name="ce11">
            <text:p>0.668198</text:p>
          </table:table-cell>
          <table:table-cell office:value-type="float" office:value="0.73222799999999999" table:style-name="ce11">
            <text:p>0.732228</text:p>
          </table:table-cell>
          <table:table-cell office:value-type="float" office:value="-5.6778999999999913E-2" table:formula="of:=[.C115]-[.$C$5]" table:style-name="ce1">
            <text:p>-0.056779</text:p>
          </table:table-cell>
          <table:table-cell office:value-type="float" office:value="1.3840999999999992E-2" table:formula="of:=[.D115]-[.$C$5]" table:style-name="ce1">
            <text:p>0.013841</text:p>
          </table:table-cell>
          <table:table-cell office:value-type="float" office:value="7.7871000000000024E-2" table:formula="of:=[.E115]-[.$C$5]" table:style-name="ce1">
            <text:p>0.077871</text:p>
          </table:table-cell>
          <table:table-cell table:style-name="ce4"/>
          <table:table-cell office:value-type="float" office:value="11" table:style-name="ce11">
            <text:p>11</text:p>
          </table:table-cell>
          <table:table-cell office:value-type="float" office:value="0.55705899999999997" table:style-name="ce11">
            <text:p>0.557059</text:p>
          </table:table-cell>
          <table:table-cell office:value-type="float" office:value="0.71537200000000001" table:style-name="ce11">
            <text:p>0.715372</text:p>
          </table:table-cell>
          <table:table-cell office:value-type="float" office:value="0.79483700000000002" table:style-name="ce11">
            <text:p>0.794837</text:p>
          </table:table-cell>
          <table:table-cell office:value-type="float" office:value="-9.7297999999999996E-2" table:formula="of:=[.K115]-[.$C$5]" table:style-name="ce1">
            <text:p>-0.097298</text:p>
          </table:table-cell>
          <table:table-cell office:value-type="float" office:value="6.1015000000000041E-2" table:formula="of:=[.L115]-[.$C$5]" table:style-name="ce1">
            <text:p>0.061015</text:p>
          </table:table-cell>
          <table:table-cell office:value-type="float" office:value="0.14048000000000005" table:formula="of:=[.M115]-[.$C$5]" table:style-name="ce1">
            <text:p>0.14048</text:p>
          </table:table-cell>
          <table:table-cell table:style-name="ce6"/>
          <table:table-cell office:value-type="float" office:value="11" table:style-name="ce11">
            <text:p>11</text:p>
          </table:table-cell>
          <table:table-cell office:value-type="float" office:value="0.55915499999999996" table:style-name="ce11">
            <text:p>0.559155</text:p>
          </table:table-cell>
          <table:table-cell office:value-type="float" office:value="0.71394000000000002" table:style-name="ce11">
            <text:p>0.71394</text:p>
          </table:table-cell>
          <table:table-cell office:value-type="float" office:value="0.77821399999999996" table:style-name="ce11">
            <text:p>0.778214</text:p>
          </table:table-cell>
          <table:table-cell office:value-type="float" office:value="-9.5202000000000009E-2" table:formula="of:=[.S115]-[.$C$5]" table:style-name="ce1">
            <text:p>-0.095202</text:p>
          </table:table-cell>
          <table:table-cell office:value-type="float" office:value="5.9583000000000053E-2" table:formula="of:=[.T115]-[.$C$5]" table:style-name="ce1">
            <text:p>0.059583</text:p>
          </table:table-cell>
          <table:table-cell office:value-type="float" office:value="0.12385699999999999" table:formula="of:=[.U115]-[.$C$5]" table:style-name="ce1">
            <text:p>0.123857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1.100099999999999" table:style-name="ce11">
            <text:p>11.1001</text:p>
          </table:table-cell>
          <table:table-cell office:value-type="float" office:value="0.59272199999999997" table:style-name="ce11">
            <text:p>0.592722</text:p>
          </table:table-cell>
          <table:table-cell office:value-type="float" office:value="0.64855499999999999" table:style-name="ce11">
            <text:p>0.648555</text:p>
          </table:table-cell>
          <table:table-cell office:value-type="float" office:value="0.73152099999999998" table:style-name="ce11">
            <text:p>0.731521</text:p>
          </table:table-cell>
          <table:table-cell office:value-type="float" office:value="-6.1634999999999995E-2" table:formula="of:=[.C116]-[.$C$5]" table:style-name="ce1">
            <text:p>-0.061635</text:p>
          </table:table-cell>
          <table:table-cell office:value-type="float" office:value="-5.8019999999999738E-3" table:formula="of:=[.D116]-[.$C$5]" table:style-name="ce1">
            <text:p>-0.005802</text:p>
          </table:table-cell>
          <table:table-cell office:value-type="float" office:value="7.716400000000001E-2" table:formula="of:=[.E116]-[.$C$5]" table:style-name="ce1">
            <text:p>0.077164</text:p>
          </table:table-cell>
          <table:table-cell table:style-name="ce4"/>
          <table:table-cell office:value-type="float" office:value="11.1" table:style-name="ce11">
            <text:p>11.1</text:p>
          </table:table-cell>
          <table:table-cell office:value-type="float" office:value="0.56734899999999999" table:style-name="ce11">
            <text:p>0.567349</text:p>
          </table:table-cell>
          <table:table-cell office:value-type="float" office:value="0.71415700000000004" table:style-name="ce11">
            <text:p>0.714157</text:p>
          </table:table-cell>
          <table:table-cell office:value-type="float" office:value="0.77437" table:style-name="ce11">
            <text:p>0.77437</text:p>
          </table:table-cell>
          <table:table-cell office:value-type="float" office:value="-8.7007999999999974E-2" table:formula="of:=[.K116]-[.$C$5]" table:style-name="ce1">
            <text:p>-0.087008</text:p>
          </table:table-cell>
          <table:table-cell office:value-type="float" office:value="5.9800000000000075E-2" table:formula="of:=[.L116]-[.$C$5]" table:style-name="ce1">
            <text:p>0.0598</text:p>
          </table:table-cell>
          <table:table-cell office:value-type="float" office:value="0.12001300000000004" table:formula="of:=[.M116]-[.$C$5]" table:style-name="ce1">
            <text:p>0.120013</text:p>
          </table:table-cell>
          <table:table-cell table:style-name="ce6"/>
          <table:table-cell office:value-type="float" office:value="11.100099999999999" table:style-name="ce11">
            <text:p>11.1001</text:p>
          </table:table-cell>
          <table:table-cell office:value-type="float" office:value="0.56851499999999999" table:style-name="ce11">
            <text:p>0.568515</text:p>
          </table:table-cell>
          <table:table-cell office:value-type="float" office:value="0.71262599999999998" table:style-name="ce11">
            <text:p>0.712626</text:p>
          </table:table-cell>
          <table:table-cell office:value-type="float" office:value="0.76588299999999998" table:style-name="ce11">
            <text:p>0.765883</text:p>
          </table:table-cell>
          <table:table-cell office:value-type="float" office:value="-8.5841999999999974E-2" table:formula="of:=[.S116]-[.$C$5]" table:style-name="ce1">
            <text:p>-0.085842</text:p>
          </table:table-cell>
          <table:table-cell office:value-type="float" office:value="5.8269000000000015E-2" table:formula="of:=[.T116]-[.$C$5]" table:style-name="ce1">
            <text:p>0.058269</text:p>
          </table:table-cell>
          <table:table-cell office:value-type="float" office:value="0.11152600000000001" table:formula="of:=[.U116]-[.$C$5]" table:style-name="ce1">
            <text:p>0.111526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1.200100000000001" table:style-name="ce11">
            <text:p>11.2001</text:p>
          </table:table-cell>
          <table:table-cell office:value-type="float" office:value="0.59123400000000004" table:style-name="ce11">
            <text:p>0.591234</text:p>
          </table:table-cell>
          <table:table-cell office:value-type="float" office:value="0.63140799999999997" table:style-name="ce11">
            <text:p>0.631408</text:p>
          </table:table-cell>
          <table:table-cell office:value-type="float" office:value="0.71849099999999999" table:style-name="ce11">
            <text:p>0.718491</text:p>
          </table:table-cell>
          <table:table-cell office:value-type="float" office:value="-6.3122999999999929E-2" table:formula="of:=[.C117]-[.$C$5]" table:style-name="ce1">
            <text:p>-0.063123</text:p>
          </table:table-cell>
          <table:table-cell office:value-type="float" office:value="-2.2948999999999997E-2" table:formula="of:=[.D117]-[.$C$5]" table:style-name="ce1">
            <text:p>-0.022949</text:p>
          </table:table-cell>
          <table:table-cell office:value-type="float" office:value="6.4134000000000024E-2" table:formula="of:=[.E117]-[.$C$5]" table:style-name="ce1">
            <text:p>0.064134</text:p>
          </table:table-cell>
          <table:table-cell table:style-name="ce4"/>
          <table:table-cell office:value-type="float" office:value="11.200100000000001" table:style-name="ce11">
            <text:p>11.2001</text:p>
          </table:table-cell>
          <table:table-cell office:value-type="float" office:value="0.58664799999999995" table:style-name="ce11">
            <text:p>0.586648</text:p>
          </table:table-cell>
          <table:table-cell office:value-type="float" office:value="0.70479899999999995" table:style-name="ce11">
            <text:p>0.704799</text:p>
          </table:table-cell>
          <table:table-cell office:value-type="float" office:value="0.74185199999999996" table:style-name="ce11">
            <text:p>0.741852</text:p>
          </table:table-cell>
          <table:table-cell office:value-type="float" office:value="-6.7709000000000019E-2" table:formula="of:=[.K117]-[.$C$5]" table:style-name="ce1">
            <text:p>-0.067709</text:p>
          </table:table-cell>
          <table:table-cell office:value-type="float" office:value="5.0441999999999987E-2" table:formula="of:=[.L117]-[.$C$5]" table:style-name="ce1">
            <text:p>0.050442</text:p>
          </table:table-cell>
          <table:table-cell office:value-type="float" office:value="8.7494999999999989E-2" table:formula="of:=[.M117]-[.$C$5]" table:style-name="ce1">
            <text:p>0.087495</text:p>
          </table:table-cell>
          <table:table-cell table:style-name="ce6"/>
          <table:table-cell office:value-type="float" office:value="11.2" table:style-name="ce11">
            <text:p>11.2</text:p>
          </table:table-cell>
          <table:table-cell office:value-type="float" office:value="0.58690299999999995" table:style-name="ce11">
            <text:p>0.586903</text:p>
          </table:table-cell>
          <table:table-cell office:value-type="float" office:value="0.70389599999999997" table:style-name="ce11">
            <text:p>0.703896</text:p>
          </table:table-cell>
          <table:table-cell office:value-type="float" office:value="0.73934999999999995" table:style-name="ce11">
            <text:p>0.73935</text:p>
          </table:table-cell>
          <table:table-cell office:value-type="float" office:value="-6.7454000000000014E-2" table:formula="of:=[.S117]-[.$C$5]" table:style-name="ce1">
            <text:p>-0.067454</text:p>
          </table:table-cell>
          <table:table-cell office:value-type="float" office:value="4.9539E-2" table:formula="of:=[.T117]-[.$C$5]" table:style-name="ce1">
            <text:p>0.049539</text:p>
          </table:table-cell>
          <table:table-cell office:value-type="float" office:value="8.4992999999999985E-2" table:formula="of:=[.U117]-[.$C$5]" table:style-name="ce1">
            <text:p>0.084993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1.3001" table:style-name="ce11">
            <text:p>11.3001</text:p>
          </table:table-cell>
          <table:table-cell office:value-type="float" office:value="0.59469399999999994" table:style-name="ce11">
            <text:p>0.594694</text:p>
          </table:table-cell>
          <table:table-cell office:value-type="float" office:value="0.61772099999999996" table:style-name="ce11">
            <text:p>0.617721</text:p>
          </table:table-cell>
          <table:table-cell office:value-type="float" office:value="0.69754700000000003" table:style-name="ce11">
            <text:p>0.697547</text:p>
          </table:table-cell>
          <table:table-cell office:value-type="float" office:value="-5.9663000000000022E-2" table:formula="of:=[.C118]-[.$C$5]" table:style-name="ce1">
            <text:p>-0.059663</text:p>
          </table:table-cell>
          <table:table-cell office:value-type="float" office:value="-3.6636000000000002E-2" table:formula="of:=[.D118]-[.$C$5]" table:style-name="ce1">
            <text:p>-0.036636</text:p>
          </table:table-cell>
          <table:table-cell office:value-type="float" office:value="4.3190000000000062E-2" table:formula="of:=[.E118]-[.$C$5]" table:style-name="ce1">
            <text:p>0.04319</text:p>
          </table:table-cell>
          <table:table-cell table:style-name="ce4"/>
          <table:table-cell office:value-type="float" office:value="11.3001" table:style-name="ce11">
            <text:p>11.3001</text:p>
          </table:table-cell>
          <table:table-cell office:value-type="float" office:value="0.61397299999999999" table:style-name="ce11">
            <text:p>0.613973</text:p>
          </table:table-cell>
          <table:table-cell office:value-type="float" office:value="0.68746099999999999" table:style-name="ce11">
            <text:p>0.687461</text:p>
          </table:table-cell>
          <table:table-cell office:value-type="float" office:value="0.70255999999999996" table:style-name="ce11">
            <text:p>0.70256</text:p>
          </table:table-cell>
          <table:table-cell office:value-type="float" office:value="-4.0383999999999975E-2" table:formula="of:=[.K118]-[.$C$5]" table:style-name="ce1">
            <text:p>-0.040384</text:p>
          </table:table-cell>
          <table:table-cell office:value-type="float" office:value="3.3104000000000022E-2" table:formula="of:=[.L118]-[.$C$5]" table:style-name="ce1">
            <text:p>0.033104</text:p>
          </table:table-cell>
          <table:table-cell office:value-type="float" office:value="4.8202999999999996E-2" table:formula="of:=[.M118]-[.$C$5]" table:style-name="ce1">
            <text:p>0.048203</text:p>
          </table:table-cell>
          <table:table-cell table:style-name="ce6"/>
          <table:table-cell office:value-type="float" office:value="11.3001" table:style-name="ce11">
            <text:p>11.3001</text:p>
          </table:table-cell>
          <table:table-cell office:value-type="float" office:value="0.61440099999999997" table:style-name="ce11">
            <text:p>0.614401</text:p>
          </table:table-cell>
          <table:table-cell office:value-type="float" office:value="0.68796800000000002" table:style-name="ce11">
            <text:p>0.687968</text:p>
          </table:table-cell>
          <table:table-cell office:value-type="float" office:value="0.70450199999999996" table:style-name="ce11">
            <text:p>0.704502</text:p>
          </table:table-cell>
          <table:table-cell office:value-type="float" office:value="-3.9955999999999992E-2" table:formula="of:=[.S118]-[.$C$5]" table:style-name="ce1">
            <text:p>-0.039956</text:p>
          </table:table-cell>
          <table:table-cell office:value-type="float" office:value="3.3611000000000057E-2" table:formula="of:=[.T118]-[.$C$5]" table:style-name="ce1">
            <text:p>0.033611</text:p>
          </table:table-cell>
          <table:table-cell office:value-type="float" office:value="5.0144999999999995E-2" table:formula="of:=[.U118]-[.$C$5]" table:style-name="ce1">
            <text:p>0.050145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1.4" table:style-name="ce11">
            <text:p>11.4</text:p>
          </table:table-cell>
          <table:table-cell office:value-type="float" office:value="0.60282800000000003" table:style-name="ce11">
            <text:p>0.602828</text:p>
          </table:table-cell>
          <table:table-cell office:value-type="float" office:value="0.60725700000000005" table:style-name="ce11">
            <text:p>0.607257</text:p>
          </table:table-cell>
          <table:table-cell office:value-type="float" office:value="0.67541399999999996" table:style-name="ce11">
            <text:p>0.675414</text:p>
          </table:table-cell>
          <table:table-cell office:value-type="float" office:value="-5.1528999999999936E-2" table:formula="of:=[.C119]-[.$C$5]" table:style-name="ce1">
            <text:p>-0.051529</text:p>
          </table:table-cell>
          <table:table-cell office:value-type="float" office:value="-4.709999999999992E-2" table:formula="of:=[.D119]-[.$C$5]" table:style-name="ce1">
            <text:p>-0.0471</text:p>
          </table:table-cell>
          <table:table-cell office:value-type="float" office:value="2.1056999999999992E-2" table:formula="of:=[.E119]-[.$C$5]" table:style-name="ce1">
            <text:p>0.021057</text:p>
          </table:table-cell>
          <table:table-cell table:style-name="ce4"/>
          <table:table-cell office:value-type="float" office:value="11.4001" table:style-name="ce11">
            <text:p>11.4001</text:p>
          </table:table-cell>
          <table:table-cell office:value-type="float" office:value="0.64588800000000002" table:style-name="ce11">
            <text:p>0.645888</text:p>
          </table:table-cell>
          <table:table-cell office:value-type="float" office:value="0.66526700000000005" table:style-name="ce11">
            <text:p>0.665267</text:p>
          </table:table-cell>
          <table:table-cell office:value-type="float" office:value="0.66092099999999998" table:style-name="ce11">
            <text:p>0.660921</text:p>
          </table:table-cell>
          <table:table-cell office:value-type="float" office:value="-8.4689999999999488E-3" table:formula="of:=[.K119]-[.$C$5]" table:style-name="ce1">
            <text:p>-0.008469</text:p>
          </table:table-cell>
          <table:table-cell office:value-type="float" office:value="1.0910000000000086E-2" table:formula="of:=[.L119]-[.$C$5]" table:style-name="ce1">
            <text:p>0.01091</text:p>
          </table:table-cell>
          <table:table-cell office:value-type="float" office:value="6.5640000000000143E-3" table:formula="of:=[.M119]-[.$C$5]" table:style-name="ce1">
            <text:p>0.006564</text:p>
          </table:table-cell>
          <table:table-cell table:style-name="ce6"/>
          <table:table-cell office:value-type="float" office:value="11.4001" table:style-name="ce11">
            <text:p>11.4001</text:p>
          </table:table-cell>
          <table:table-cell office:value-type="float" office:value="0.64953799999999995" table:style-name="ce11">
            <text:p>0.649538</text:p>
          </table:table-cell>
          <table:table-cell office:value-type="float" office:value="0.66612400000000005" table:style-name="ce11">
            <text:p>0.666124</text:p>
          </table:table-cell>
          <table:table-cell office:value-type="float" office:value="0.66625699999999999" table:style-name="ce11">
            <text:p>0.666257</text:p>
          </table:table-cell>
          <table:table-cell office:value-type="float" office:value="-4.8190000000000177E-3" table:formula="of:=[.S119]-[.$C$5]" table:style-name="ce1">
            <text:p>-0.004819</text:p>
          </table:table-cell>
          <table:table-cell office:value-type="float" office:value="1.1767000000000083E-2" table:formula="of:=[.T119]-[.$C$5]" table:style-name="ce1">
            <text:p>0.011767</text:p>
          </table:table-cell>
          <table:table-cell office:value-type="float" office:value="1.1900000000000022E-2" table:formula="of:=[.U119]-[.$C$5]" table:style-name="ce1">
            <text:p>0.011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1.5001" table:style-name="ce11">
            <text:p>11.5001</text:p>
          </table:table-cell>
          <table:table-cell office:value-type="float" office:value="0.61486799999999997" table:style-name="ce11">
            <text:p>0.614868</text:p>
          </table:table-cell>
          <table:table-cell office:value-type="float" office:value="0.59978399999999998" table:style-name="ce11">
            <text:p>0.599784</text:p>
          </table:table-cell>
          <table:table-cell office:value-type="float" office:value="0.65511399999999997" table:style-name="ce11">
            <text:p>0.655114</text:p>
          </table:table-cell>
          <table:table-cell office:value-type="float" office:value="-3.9488999999999996E-2" table:formula="of:=[.C120]-[.$C$5]" table:style-name="ce1">
            <text:p>-0.039489</text:p>
          </table:table-cell>
          <table:table-cell office:value-type="float" office:value="-5.4572999999999983E-2" table:formula="of:=[.D120]-[.$C$5]" table:style-name="ce1">
            <text:p>-0.054573</text:p>
          </table:table-cell>
          <table:table-cell office:value-type="float" office:value="7.5700000000000767E-4" table:formula="of:=[.E120]-[.$C$5]" table:style-name="ce1">
            <text:p>0.000757</text:p>
          </table:table-cell>
          <table:table-cell table:style-name="ce4"/>
          <table:table-cell office:value-type="float" office:value="11.5001" table:style-name="ce11">
            <text:p>11.5001</text:p>
          </table:table-cell>
          <table:table-cell office:value-type="float" office:value="0.68103199999999997" table:style-name="ce11">
            <text:p>0.681032</text:p>
          </table:table-cell>
          <table:table-cell office:value-type="float" office:value="0.63865499999999997" table:style-name="ce11">
            <text:p>0.638655</text:p>
          </table:table-cell>
          <table:table-cell office:value-type="float" office:value="0.62648999999999999" table:style-name="ce11">
            <text:p>0.62649</text:p>
          </table:table-cell>
          <table:table-cell office:value-type="float" office:value="2.6675000000000004E-2" table:formula="of:=[.K120]-[.$C$5]" table:style-name="ce1">
            <text:p>0.026675</text:p>
          </table:table-cell>
          <table:table-cell office:value-type="float" office:value="-1.5701999999999994E-2" table:formula="of:=[.L120]-[.$C$5]" table:style-name="ce1">
            <text:p>-0.015702</text:p>
          </table:table-cell>
          <table:table-cell office:value-type="float" office:value="-2.7866999999999975E-2" table:formula="of:=[.M120]-[.$C$5]" table:style-name="ce1">
            <text:p>-0.027867</text:p>
          </table:table-cell>
          <table:table-cell table:style-name="ce6"/>
          <table:table-cell office:value-type="float" office:value="11.5001" table:style-name="ce11">
            <text:p>11.5001</text:p>
          </table:table-cell>
          <table:table-cell office:value-type="float" office:value="0.68641700000000005" table:style-name="ce11">
            <text:p>0.686417</text:p>
          </table:table-cell>
          <table:table-cell office:value-type="float" office:value="0.64188699999999999" table:style-name="ce11">
            <text:p>0.641887</text:p>
          </table:table-cell>
          <table:table-cell office:value-type="float" office:value="0.63116000000000005" table:style-name="ce11">
            <text:p>0.63116</text:p>
          </table:table-cell>
          <table:table-cell office:value-type="float" office:value="3.2060000000000088E-2" table:formula="of:=[.S120]-[.$C$5]" table:style-name="ce1">
            <text:p>0.03206</text:p>
          </table:table-cell>
          <table:table-cell office:value-type="float" office:value="-1.2469999999999981E-2" table:formula="of:=[.T120]-[.$C$5]" table:style-name="ce1">
            <text:p>-0.01247</text:p>
          </table:table-cell>
          <table:table-cell office:value-type="float" office:value="-2.3196999999999912E-2" table:formula="of:=[.U120]-[.$C$5]" table:style-name="ce1">
            <text:p>-0.023197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1.6" table:style-name="ce11">
            <text:p>11.6</text:p>
          </table:table-cell>
          <table:table-cell office:value-type="float" office:value="0.63043899999999997" table:style-name="ce11">
            <text:p>0.630439</text:p>
          </table:table-cell>
          <table:table-cell office:value-type="float" office:value="0.59619599999999995" table:style-name="ce11">
            <text:p>0.596196</text:p>
          </table:table-cell>
          <table:table-cell office:value-type="float" office:value="0.636957" table:style-name="ce11">
            <text:p>0.636957</text:p>
          </table:table-cell>
          <table:table-cell office:value-type="float" office:value="-2.3917999999999995E-2" table:formula="of:=[.C121]-[.$C$5]" table:style-name="ce1">
            <text:p>-0.023918</text:p>
          </table:table-cell>
          <table:table-cell office:value-type="float" office:value="-5.8161000000000018E-2" table:formula="of:=[.D121]-[.$C$5]" table:style-name="ce1">
            <text:p>-0.058161</text:p>
          </table:table-cell>
          <table:table-cell office:value-type="float" office:value="-1.7399999999999971E-2" table:formula="of:=[.E121]-[.$C$5]" table:style-name="ce1">
            <text:p>-0.0174</text:p>
          </table:table-cell>
          <table:table-cell table:style-name="ce4"/>
          <table:table-cell office:value-type="float" office:value="11.600099999999999" table:style-name="ce11">
            <text:p>11.6001</text:p>
          </table:table-cell>
          <table:table-cell office:value-type="float" office:value="0.71012399999999998" table:style-name="ce11">
            <text:p>0.710124</text:p>
          </table:table-cell>
          <table:table-cell office:value-type="float" office:value="0.61413099999999998" table:style-name="ce11">
            <text:p>0.614131</text:p>
          </table:table-cell>
          <table:table-cell office:value-type="float" office:value="0.600101" table:style-name="ce11">
            <text:p>0.600101</text:p>
          </table:table-cell>
          <table:table-cell office:value-type="float" office:value="5.5767000000000011E-2" table:formula="of:=[.K121]-[.$C$5]" table:style-name="ce1">
            <text:p>0.055767</text:p>
          </table:table-cell>
          <table:table-cell office:value-type="float" office:value="-4.0225999999999984E-2" table:formula="of:=[.L121]-[.$C$5]" table:style-name="ce1">
            <text:p>-0.040226</text:p>
          </table:table-cell>
          <table:table-cell office:value-type="float" office:value="-5.4255999999999971E-2" table:formula="of:=[.M121]-[.$C$5]" table:style-name="ce1">
            <text:p>-0.054256</text:p>
          </table:table-cell>
          <table:table-cell table:style-name="ce6"/>
          <table:table-cell office:value-type="float" office:value="11.600099999999999" table:style-name="ce11">
            <text:p>11.6001</text:p>
          </table:table-cell>
          <table:table-cell office:value-type="float" office:value="0.72120099999999998" table:style-name="ce11">
            <text:p>0.721201</text:p>
          </table:table-cell>
          <table:table-cell office:value-type="float" office:value="0.61891499999999999" table:style-name="ce11">
            <text:p>0.618915</text:p>
          </table:table-cell>
          <table:table-cell office:value-type="float" office:value="0.60309800000000002" table:style-name="ce11">
            <text:p>0.603098</text:p>
          </table:table-cell>
          <table:table-cell office:value-type="float" office:value="6.6844000000000015E-2" table:formula="of:=[.S121]-[.$C$5]" table:style-name="ce1">
            <text:p>0.066844</text:p>
          </table:table-cell>
          <table:table-cell office:value-type="float" office:value="-3.5441999999999974E-2" table:formula="of:=[.T121]-[.$C$5]" table:style-name="ce1">
            <text:p>-0.035442</text:p>
          </table:table-cell>
          <table:table-cell office:value-type="float" office:value="-5.1258999999999943E-2" table:formula="of:=[.U121]-[.$C$5]" table:style-name="ce1">
            <text:p>-0.05125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1.7" table:style-name="ce11">
            <text:p>11.7</text:p>
          </table:table-cell>
          <table:table-cell office:value-type="float" office:value="0.64910999999999996" table:style-name="ce11">
            <text:p>0.64911</text:p>
          </table:table-cell>
          <table:table-cell office:value-type="float" office:value="0.59627799999999997" table:style-name="ce11">
            <text:p>0.596278</text:p>
          </table:table-cell>
          <table:table-cell office:value-type="float" office:value="0.621313" table:style-name="ce11">
            <text:p>0.621313</text:p>
          </table:table-cell>
          <table:table-cell office:value-type="float" office:value="-5.2470000000000017E-3" table:formula="of:=[.C122]-[.$C$5]" table:style-name="ce1">
            <text:p>-0.005247</text:p>
          </table:table-cell>
          <table:table-cell office:value-type="float" office:value="-5.8078999999999992E-2" table:formula="of:=[.D122]-[.$C$5]" table:style-name="ce1">
            <text:p>-0.058079</text:p>
          </table:table-cell>
          <table:table-cell office:value-type="float" office:value="-3.3043999999999962E-2" table:formula="of:=[.E122]-[.$C$5]" table:style-name="ce1">
            <text:p>-0.033044</text:p>
          </table:table-cell>
          <table:table-cell table:style-name="ce4"/>
          <table:table-cell office:value-type="float" office:value="11.700100000000001" table:style-name="ce11">
            <text:p>11.7001</text:p>
          </table:table-cell>
          <table:table-cell office:value-type="float" office:value="0.72969600000000001" table:style-name="ce11">
            <text:p>0.729696</text:p>
          </table:table-cell>
          <table:table-cell office:value-type="float" office:value="0.59562499999999996" table:style-name="ce11">
            <text:p>0.595625</text:p>
          </table:table-cell>
          <table:table-cell office:value-type="float" office:value="0.57930499999999996" table:style-name="ce11">
            <text:p>0.579305</text:p>
          </table:table-cell>
          <table:table-cell office:value-type="float" office:value="7.5339000000000045E-2" table:formula="of:=[.K122]-[.$C$5]" table:style-name="ce1">
            <text:p>0.075339</text:p>
          </table:table-cell>
          <table:table-cell office:value-type="float" office:value="-5.8732000000000006E-2" table:formula="of:=[.L122]-[.$C$5]" table:style-name="ce1">
            <text:p>-0.058732</text:p>
          </table:table-cell>
          <table:table-cell office:value-type="float" office:value="-7.5052000000000008E-2" table:formula="of:=[.M122]-[.$C$5]" table:style-name="ce1">
            <text:p>-0.075052</text:p>
          </table:table-cell>
          <table:table-cell table:style-name="ce6"/>
          <table:table-cell office:value-type="float" office:value="11.700100000000001" table:style-name="ce11">
            <text:p>11.7001</text:p>
          </table:table-cell>
          <table:table-cell office:value-type="float" office:value="0.74840499999999999" table:style-name="ce11">
            <text:p>0.748405</text:p>
          </table:table-cell>
          <table:table-cell office:value-type="float" office:value="0.60234699999999997" table:style-name="ce11">
            <text:p>0.602347</text:p>
          </table:table-cell>
          <table:table-cell office:value-type="float" office:value="0.58083799999999997" table:style-name="ce11">
            <text:p>0.580838</text:p>
          </table:table-cell>
          <table:table-cell office:value-type="float" office:value="9.404800000000002E-2" table:formula="of:=[.S122]-[.$C$5]" table:style-name="ce1">
            <text:p>0.094048</text:p>
          </table:table-cell>
          <table:table-cell office:value-type="float" office:value="-5.2010000000000001E-2" table:formula="of:=[.T122]-[.$C$5]" table:style-name="ce1">
            <text:p>-0.05201</text:p>
          </table:table-cell>
          <table:table-cell office:value-type="float" office:value="-7.3519000000000001E-2" table:formula="of:=[.U122]-[.$C$5]" table:style-name="ce1">
            <text:p>-0.07351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1.8001" table:style-name="ce11">
            <text:p>11.8001</text:p>
          </table:table-cell>
          <table:table-cell office:value-type="float" office:value="0.67013100000000003" table:style-name="ce11">
            <text:p>0.670131</text:p>
          </table:table-cell>
          <table:table-cell office:value-type="float" office:value="0.59973799999999999" table:style-name="ce11">
            <text:p>0.599738</text:p>
          </table:table-cell>
          <table:table-cell office:value-type="float" office:value="0.60915900000000001" table:style-name="ce11">
            <text:p>0.609159</text:p>
          </table:table-cell>
          <table:table-cell office:value-type="float" office:value="1.5774000000000066E-2" table:formula="of:=[.C123]-[.$C$5]" table:style-name="ce1">
            <text:p>0.015774</text:p>
          </table:table-cell>
          <table:table-cell office:value-type="float" office:value="-5.4618999999999973E-2" table:formula="of:=[.D123]-[.$C$5]" table:style-name="ce1">
            <text:p>-0.054619</text:p>
          </table:table-cell>
          <table:table-cell office:value-type="float" office:value="-4.519799999999996E-2" table:formula="of:=[.E123]-[.$C$5]" table:style-name="ce1">
            <text:p>-0.045198</text:p>
          </table:table-cell>
          <table:table-cell table:style-name="ce4"/>
          <table:table-cell office:value-type="float" office:value="11.8001" table:style-name="ce11">
            <text:p>11.8001</text:p>
          </table:table-cell>
          <table:table-cell office:value-type="float" office:value="0.73992100000000005" table:style-name="ce11">
            <text:p>0.739921</text:p>
          </table:table-cell>
          <table:table-cell office:value-type="float" office:value="0.58426699999999998" table:style-name="ce11">
            <text:p>0.584267</text:p>
          </table:table-cell>
          <table:table-cell office:value-type="float" office:value="0.56486899999999995" table:style-name="ce11">
            <text:p>0.564869</text:p>
          </table:table-cell>
          <table:table-cell office:value-type="float" office:value="8.5564000000000084E-2" table:formula="of:=[.K123]-[.$C$5]" table:style-name="ce1">
            <text:p>0.085564</text:p>
          </table:table-cell>
          <table:table-cell office:value-type="float" office:value="-7.0089999999999986E-2" table:formula="of:=[.L123]-[.$C$5]" table:style-name="ce1">
            <text:p>-0.07009</text:p>
          </table:table-cell>
          <table:table-cell office:value-type="float" office:value="-8.9488000000000012E-2" table:formula="of:=[.M123]-[.$C$5]" table:style-name="ce1">
            <text:p>-0.089488</text:p>
          </table:table-cell>
          <table:table-cell table:style-name="ce6"/>
          <table:table-cell office:value-type="float" office:value="11.8001" table:style-name="ce11">
            <text:p>11.8001</text:p>
          </table:table-cell>
          <table:table-cell office:value-type="float" office:value="0.76622400000000002" table:style-name="ce11">
            <text:p>0.766224</text:p>
          </table:table-cell>
          <table:table-cell office:value-type="float" office:value="0.59276300000000004" table:style-name="ce11">
            <text:p>0.592763</text:p>
          </table:table-cell>
          <table:table-cell office:value-type="float" office:value="0.56534399999999996" table:style-name="ce11">
            <text:p>0.565344</text:p>
          </table:table-cell>
          <table:table-cell office:value-type="float" office:value="0.11186700000000005" table:formula="of:=[.S123]-[.$C$5]" table:style-name="ce1">
            <text:p>0.111867</text:p>
          </table:table-cell>
          <table:table-cell office:value-type="float" office:value="-6.1593999999999927E-2" table:formula="of:=[.T123]-[.$C$5]" table:style-name="ce1">
            <text:p>-0.061594</text:p>
          </table:table-cell>
          <table:table-cell office:value-type="float" office:value="-8.9013000000000009E-2" table:formula="of:=[.U123]-[.$C$5]" table:style-name="ce1">
            <text:p>-0.089013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1.9001" table:style-name="ce11">
            <text:p>11.9001</text:p>
          </table:table-cell>
          <table:table-cell office:value-type="float" office:value="0.69226100000000002" table:style-name="ce11">
            <text:p>0.692261</text:p>
          </table:table-cell>
          <table:table-cell office:value-type="float" office:value="0.60804800000000003" table:style-name="ce11">
            <text:p>0.608048</text:p>
          </table:table-cell>
          <table:table-cell office:value-type="float" office:value="0.60142200000000001" table:style-name="ce11">
            <text:p>0.601422</text:p>
          </table:table-cell>
          <table:table-cell office:value-type="float" office:value="3.7904000000000049E-2" table:formula="of:=[.C124]-[.$C$5]" table:style-name="ce1">
            <text:p>0.037904</text:p>
          </table:table-cell>
          <table:table-cell office:value-type="float" office:value="-4.6308999999999934E-2" table:formula="of:=[.D124]-[.$C$5]" table:style-name="ce1">
            <text:p>-0.046309</text:p>
          </table:table-cell>
          <table:table-cell office:value-type="float" office:value="-5.2934999999999954E-2" table:formula="of:=[.E124]-[.$C$5]" table:style-name="ce1">
            <text:p>-0.052935</text:p>
          </table:table-cell>
          <table:table-cell table:style-name="ce4"/>
          <table:table-cell office:value-type="float" office:value="11.9" table:style-name="ce11">
            <text:p>11.9</text:p>
          </table:table-cell>
          <table:table-cell office:value-type="float" office:value="0.74333300000000002" table:style-name="ce11">
            <text:p>0.743333</text:p>
          </table:table-cell>
          <table:table-cell office:value-type="float" office:value="0.58079800000000004" table:style-name="ce11">
            <text:p>0.580798</text:p>
          </table:table-cell>
          <table:table-cell office:value-type="float" office:value="0.55637199999999998" table:style-name="ce11">
            <text:p>0.556372</text:p>
          </table:table-cell>
          <table:table-cell office:value-type="float" office:value="8.8976000000000055E-2" table:formula="of:=[.K124]-[.$C$5]" table:style-name="ce1">
            <text:p>0.088976</text:p>
          </table:table-cell>
          <table:table-cell office:value-type="float" office:value="-7.355899999999993E-2" table:formula="of:=[.L124]-[.$C$5]" table:style-name="ce1">
            <text:p>-0.073559</text:p>
          </table:table-cell>
          <table:table-cell office:value-type="float" office:value="-9.7984999999999989E-2" table:formula="of:=[.M124]-[.$C$5]" table:style-name="ce1">
            <text:p>-0.097985</text:p>
          </table:table-cell>
          <table:table-cell table:style-name="ce6"/>
          <table:table-cell office:value-type="float" office:value="11.9" table:style-name="ce11">
            <text:p>11.9</text:p>
          </table:table-cell>
          <table:table-cell office:value-type="float" office:value="0.77456100000000006" table:style-name="ce11">
            <text:p>0.774561</text:p>
          </table:table-cell>
          <table:table-cell office:value-type="float" office:value="0.59088799999999997" table:style-name="ce11">
            <text:p>0.590888</text:p>
          </table:table-cell>
          <table:table-cell office:value-type="float" office:value="0.55686899999999995" table:style-name="ce11">
            <text:p>0.556869</text:p>
          </table:table-cell>
          <table:table-cell office:value-type="float" office:value="0.12020400000000009" table:formula="of:=[.S124]-[.$C$5]" table:style-name="ce1">
            <text:p>0.120204</text:p>
          </table:table-cell>
          <table:table-cell office:value-type="float" office:value="-6.3468999999999998E-2" table:formula="of:=[.T124]-[.$C$5]" table:style-name="ce1">
            <text:p>-0.063469</text:p>
          </table:table-cell>
          <table:table-cell office:value-type="float" office:value="-9.7488000000000019E-2" table:formula="of:=[.U124]-[.$C$5]" table:style-name="ce1">
            <text:p>-0.097488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2.0001" table:style-name="ce11">
            <text:p>12.0001</text:p>
          </table:table-cell>
          <table:table-cell office:value-type="float" office:value="0.71213499999999996" table:style-name="ce11">
            <text:p>0.712135</text:p>
          </table:table-cell>
          <table:table-cell office:value-type="float" office:value="0.62066200000000005" table:style-name="ce11">
            <text:p>0.620662</text:p>
          </table:table-cell>
          <table:table-cell office:value-type="float" office:value="0.59698200000000001" table:style-name="ce11">
            <text:p>0.596982</text:p>
          </table:table-cell>
          <table:table-cell office:value-type="float" office:value="5.7777999999999996E-2" table:formula="of:=[.C125]-[.$C$5]" table:style-name="ce1">
            <text:p>0.057778</text:p>
          </table:table-cell>
          <table:table-cell office:value-type="float" office:value="-3.3694999999999919E-2" table:formula="of:=[.D125]-[.$C$5]" table:style-name="ce1">
            <text:p>-0.033695</text:p>
          </table:table-cell>
          <table:table-cell office:value-type="float" office:value="-5.7374999999999954E-2" table:formula="of:=[.E125]-[.$C$5]" table:style-name="ce1">
            <text:p>-0.057375</text:p>
          </table:table-cell>
          <table:table-cell table:style-name="ce4"/>
          <table:table-cell office:value-type="float" office:value="12.0001" table:style-name="ce11">
            <text:p>12.0001</text:p>
          </table:table-cell>
          <table:table-cell office:value-type="float" office:value="0.74152799999999996" table:style-name="ce11">
            <text:p>0.741528</text:p>
          </table:table-cell>
          <table:table-cell office:value-type="float" office:value="0.58516699999999999" table:style-name="ce11">
            <text:p>0.585167</text:p>
          </table:table-cell>
          <table:table-cell office:value-type="float" office:value="0.55460100000000001" table:style-name="ce11">
            <text:p>0.554601</text:p>
          </table:table-cell>
          <table:table-cell office:value-type="float" office:value="8.7170999999999998E-2" table:formula="of:=[.K125]-[.$C$5]" table:style-name="ce1">
            <text:p>0.087171</text:p>
          </table:table-cell>
          <table:table-cell office:value-type="float" office:value="-6.9189999999999974E-2" table:formula="of:=[.L125]-[.$C$5]" table:style-name="ce1">
            <text:p>-0.06919</text:p>
          </table:table-cell>
          <table:table-cell office:value-type="float" office:value="-9.9755999999999956E-2" table:formula="of:=[.M125]-[.$C$5]" table:style-name="ce1">
            <text:p>-0.099756</text:p>
          </table:table-cell>
          <table:table-cell table:style-name="ce6"/>
          <table:table-cell office:value-type="float" office:value="12.0001" table:style-name="ce11">
            <text:p>12.0001</text:p>
          </table:table-cell>
          <table:table-cell office:value-type="float" office:value="0.77178599999999997" table:style-name="ce11">
            <text:p>0.771786</text:p>
          </table:table-cell>
          <table:table-cell office:value-type="float" office:value="0.59881700000000004" table:style-name="ce11">
            <text:p>0.598817</text:p>
          </table:table-cell>
          <table:table-cell office:value-type="float" office:value="0.554948" table:style-name="ce11">
            <text:p>0.554948</text:p>
          </table:table-cell>
          <table:table-cell office:value-type="float" office:value="0.11742900000000001" table:formula="of:=[.S125]-[.$C$5]" table:style-name="ce1">
            <text:p>0.117429</text:p>
          </table:table-cell>
          <table:table-cell office:value-type="float" office:value="-5.5539999999999923E-2" table:formula="of:=[.T125]-[.$C$5]" table:style-name="ce1">
            <text:p>-0.05554</text:p>
          </table:table-cell>
          <table:table-cell office:value-type="float" office:value="-9.940899999999997E-2" table:formula="of:=[.U125]-[.$C$5]" table:style-name="ce1">
            <text:p>-0.09940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2.100099999999999" table:style-name="ce11">
            <text:p>12.1001</text:p>
          </table:table-cell>
          <table:table-cell office:value-type="float" office:value="0.72559099999999999" table:style-name="ce11">
            <text:p>0.725591</text:p>
          </table:table-cell>
          <table:table-cell office:value-type="float" office:value="0.63803200000000004" table:style-name="ce11">
            <text:p>0.638032</text:p>
          </table:table-cell>
          <table:table-cell office:value-type="float" office:value="0.59549399999999997" table:style-name="ce11">
            <text:p>0.595494</text:p>
          </table:table-cell>
          <table:table-cell office:value-type="float" office:value="7.123400000000002E-2" table:formula="of:=[.C126]-[.$C$5]" table:style-name="ce1">
            <text:p>0.071234</text:p>
          </table:table-cell>
          <table:table-cell office:value-type="float" office:value="-1.6324999999999923E-2" table:formula="of:=[.D126]-[.$C$5]" table:style-name="ce1">
            <text:p>-0.016325</text:p>
          </table:table-cell>
          <table:table-cell office:value-type="float" office:value="-5.8862999999999999E-2" table:formula="of:=[.E126]-[.$C$5]" table:style-name="ce1">
            <text:p>-0.058863</text:p>
          </table:table-cell>
          <table:table-cell table:style-name="ce4"/>
          <table:table-cell office:value-type="float" office:value="12.100099999999999" table:style-name="ce11">
            <text:p>12.1001</text:p>
          </table:table-cell>
          <table:table-cell office:value-type="float" office:value="0.73558500000000004" table:style-name="ce11">
            <text:p>0.735585</text:p>
          </table:table-cell>
          <table:table-cell office:value-type="float" office:value="0.59797800000000001" table:style-name="ce11">
            <text:p>0.597978</text:p>
          </table:table-cell>
          <table:table-cell office:value-type="float" office:value="0.561025" table:style-name="ce11">
            <text:p>0.561025</text:p>
          </table:table-cell>
          <table:table-cell office:value-type="float" office:value="8.1228000000000078E-2" table:formula="of:=[.K126]-[.$C$5]" table:style-name="ce1">
            <text:p>0.081228</text:p>
          </table:table-cell>
          <table:table-cell office:value-type="float" office:value="-5.6378999999999957E-2" table:formula="of:=[.L126]-[.$C$5]" table:style-name="ce1">
            <text:p>-0.056379</text:p>
          </table:table-cell>
          <table:table-cell office:value-type="float" office:value="-9.3331999999999971E-2" table:formula="of:=[.M126]-[.$C$5]" table:style-name="ce1">
            <text:p>-0.093332</text:p>
          </table:table-cell>
          <table:table-cell table:style-name="ce6"/>
          <table:table-cell office:value-type="float" office:value="12.100099999999999" table:style-name="ce11">
            <text:p>12.1001</text:p>
          </table:table-cell>
          <table:table-cell office:value-type="float" office:value="0.75622900000000004" table:style-name="ce11">
            <text:p>0.756229</text:p>
          </table:table-cell>
          <table:table-cell office:value-type="float" office:value="0.61543700000000001" table:style-name="ce11">
            <text:p>0.615437</text:p>
          </table:table-cell>
          <table:table-cell office:value-type="float" office:value="0.56078700000000004" table:style-name="ce11">
            <text:p>0.560787</text:p>
          </table:table-cell>
          <table:table-cell office:value-type="float" office:value="0.10187200000000007" table:formula="of:=[.S126]-[.$C$5]" table:style-name="ce1">
            <text:p>0.101872</text:p>
          </table:table-cell>
          <table:table-cell office:value-type="float" office:value="-3.8919999999999955E-2" table:formula="of:=[.T126]-[.$C$5]" table:style-name="ce1">
            <text:p>-0.03892</text:p>
          </table:table-cell>
          <table:table-cell office:value-type="float" office:value="-9.3569999999999931E-2" table:formula="of:=[.U126]-[.$C$5]" table:style-name="ce1">
            <text:p>-0.09357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2.200100000000001" table:style-name="ce11">
            <text:p>12.2001</text:p>
          </table:table-cell>
          <table:table-cell office:value-type="float" office:value="0.73078200000000004" table:style-name="ce11">
            <text:p>0.730782</text:p>
          </table:table-cell>
          <table:table-cell office:value-type="float" office:value="0.65939899999999996" table:style-name="ce11">
            <text:p>0.659399</text:p>
          </table:table-cell>
          <table:table-cell office:value-type="float" office:value="0.59736999999999996" table:style-name="ce11">
            <text:p>0.59737</text:p>
          </table:table-cell>
          <table:table-cell office:value-type="float" office:value="7.6425000000000076E-2" table:formula="of:=[.C127]-[.$C$5]" table:style-name="ce1">
            <text:p>0.076425</text:p>
          </table:table-cell>
          <table:table-cell office:value-type="float" office:value="5.0419999999999909E-3" table:formula="of:=[.D127]-[.$C$5]" table:style-name="ce1">
            <text:p>0.005042</text:p>
          </table:table-cell>
          <table:table-cell office:value-type="float" office:value="-5.698700000000001E-2" table:formula="of:=[.E127]-[.$C$5]" table:style-name="ce1">
            <text:p>-0.056987</text:p>
          </table:table-cell>
          <table:table-cell table:style-name="ce4"/>
          <table:table-cell office:value-type="float" office:value="12.2" table:style-name="ce11">
            <text:p>12.2</text:p>
          </table:table-cell>
          <table:table-cell office:value-type="float" office:value="0.72280900000000003" table:style-name="ce11">
            <text:p>0.722809</text:p>
          </table:table-cell>
          <table:table-cell office:value-type="float" office:value="0.617892" table:style-name="ce11">
            <text:p>0.617892</text:p>
          </table:table-cell>
          <table:table-cell office:value-type="float" office:value="0.57663399999999998" table:style-name="ce11">
            <text:p>0.576634</text:p>
          </table:table-cell>
          <table:table-cell office:value-type="float" office:value="6.8452000000000068E-2" table:formula="of:=[.K127]-[.$C$5]" table:style-name="ce1">
            <text:p>0.068452</text:p>
          </table:table-cell>
          <table:table-cell office:value-type="float" office:value="-3.646499999999997E-2" table:formula="of:=[.L127]-[.$C$5]" table:style-name="ce1">
            <text:p>-0.036465</text:p>
          </table:table-cell>
          <table:table-cell office:value-type="float" office:value="-7.7722999999999987E-2" table:formula="of:=[.M127]-[.$C$5]" table:style-name="ce1">
            <text:p>-0.077723</text:p>
          </table:table-cell>
          <table:table-cell table:style-name="ce6"/>
          <table:table-cell office:value-type="float" office:value="12.200100000000001" table:style-name="ce11">
            <text:p>12.2001</text:p>
          </table:table-cell>
          <table:table-cell office:value-type="float" office:value="0.73112900000000003" table:style-name="ce11">
            <text:p>0.731129</text:p>
          </table:table-cell>
          <table:table-cell office:value-type="float" office:value="0.63787099999999997" table:style-name="ce11">
            <text:p>0.637871</text:p>
          </table:table-cell>
          <table:table-cell office:value-type="float" office:value="0.57625599999999999" table:style-name="ce11">
            <text:p>0.576256</text:p>
          </table:table-cell>
          <table:table-cell office:value-type="float" office:value="7.6772000000000062E-2" table:formula="of:=[.S127]-[.$C$5]" table:style-name="ce1">
            <text:p>0.076772</text:p>
          </table:table-cell>
          <table:table-cell office:value-type="float" office:value="-1.6486000000000001E-2" table:formula="of:=[.T127]-[.$C$5]" table:style-name="ce1">
            <text:p>-0.016486</text:p>
          </table:table-cell>
          <table:table-cell office:value-type="float" office:value="-7.8100999999999976E-2" table:formula="of:=[.U127]-[.$C$5]" table:style-name="ce1">
            <text:p>-0.078101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2.3001" table:style-name="ce11">
            <text:p>12.3001</text:p>
          </table:table-cell>
          <table:table-cell office:value-type="float" office:value="0.72487599999999996" table:style-name="ce11">
            <text:p>0.724876</text:p>
          </table:table-cell>
          <table:table-cell office:value-type="float" office:value="0.68250699999999997" table:style-name="ce11">
            <text:p>0.682507</text:p>
          </table:table-cell>
          <table:table-cell office:value-type="float" office:value="0.60309100000000004" table:style-name="ce11">
            <text:p>0.603091</text:p>
          </table:table-cell>
          <table:table-cell office:value-type="float" office:value="7.0518999999999998E-2" table:formula="of:=[.C128]-[.$C$5]" table:style-name="ce1">
            <text:p>0.070519</text:p>
          </table:table-cell>
          <table:table-cell office:value-type="float" office:value="2.8150000000000008E-2" table:formula="of:=[.D128]-[.$C$5]" table:style-name="ce1">
            <text:p>0.02815</text:p>
          </table:table-cell>
          <table:table-cell office:value-type="float" office:value="-5.1265999999999923E-2" table:formula="of:=[.E128]-[.$C$5]" table:style-name="ce1">
            <text:p>-0.051266</text:p>
          </table:table-cell>
          <table:table-cell table:style-name="ce4"/>
          <table:table-cell office:value-type="float" office:value="12.3001" table:style-name="ce11">
            <text:p>12.3001</text:p>
          </table:table-cell>
          <table:table-cell office:value-type="float" office:value="0.701986" table:style-name="ce11">
            <text:p>0.701986</text:p>
          </table:table-cell>
          <table:table-cell office:value-type="float" office:value="0.641625" table:style-name="ce11">
            <text:p>0.641625</text:p>
          </table:table-cell>
          <table:table-cell office:value-type="float" office:value="0.60239299999999996" table:style-name="ce11">
            <text:p>0.602393</text:p>
          </table:table-cell>
          <table:table-cell office:value-type="float" office:value="4.7629000000000032E-2" table:formula="of:=[.K128]-[.$C$5]" table:style-name="ce1">
            <text:p>0.047629</text:p>
          </table:table-cell>
          <table:table-cell office:value-type="float" office:value="-1.2731999999999966E-2" table:formula="of:=[.L128]-[.$C$5]" table:style-name="ce1">
            <text:p>-0.012732</text:p>
          </table:table-cell>
          <table:table-cell office:value-type="float" office:value="-5.196400000000001E-2" table:formula="of:=[.M128]-[.$C$5]" table:style-name="ce1">
            <text:p>-0.051964</text:p>
          </table:table-cell>
          <table:table-cell table:style-name="ce6"/>
          <table:table-cell office:value-type="float" office:value="12.3001" table:style-name="ce11">
            <text:p>12.3001</text:p>
          </table:table-cell>
          <table:table-cell office:value-type="float" office:value="0.69814399999999999" table:style-name="ce11">
            <text:p>0.698144</text:p>
          </table:table-cell>
          <table:table-cell office:value-type="float" office:value="0.664269" table:style-name="ce11">
            <text:p>0.664269</text:p>
          </table:table-cell>
          <table:table-cell office:value-type="float" office:value="0.60157799999999995" table:style-name="ce11">
            <text:p>0.601578</text:p>
          </table:table-cell>
          <table:table-cell office:value-type="float" office:value="4.378700000000002E-2" table:formula="of:=[.S128]-[.$C$5]" table:style-name="ce1">
            <text:p>0.043787</text:p>
          </table:table-cell>
          <table:table-cell office:value-type="float" office:value="9.9120000000000319E-3" table:formula="of:=[.T128]-[.$C$5]" table:style-name="ce1">
            <text:p>0.009912</text:p>
          </table:table-cell>
          <table:table-cell office:value-type="float" office:value="-5.277900000000002E-2" table:formula="of:=[.U128]-[.$C$5]" table:style-name="ce1">
            <text:p>-0.052779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2.4001" table:style-name="ce11">
            <text:p>12.4001</text:p>
          </table:table-cell>
          <table:table-cell office:value-type="float" office:value="0.70912799999999998" table:style-name="ce11">
            <text:p>0.709128</text:p>
          </table:table-cell>
          <table:table-cell office:value-type="float" office:value="0.70386000000000004" table:style-name="ce11">
            <text:p>0.70386</text:p>
          </table:table-cell>
          <table:table-cell office:value-type="float" office:value="0.61325200000000002" table:style-name="ce11">
            <text:p>0.613252</text:p>
          </table:table-cell>
          <table:table-cell office:value-type="float" office:value="5.4771000000000014E-2" table:formula="of:=[.C129]-[.$C$5]" table:style-name="ce1">
            <text:p>0.054771</text:p>
          </table:table-cell>
          <table:table-cell office:value-type="float" office:value="4.9503000000000075E-2" table:formula="of:=[.D129]-[.$C$5]" table:style-name="ce1">
            <text:p>0.049503</text:p>
          </table:table-cell>
          <table:table-cell office:value-type="float" office:value="-4.1104999999999947E-2" table:formula="of:=[.E129]-[.$C$5]" table:style-name="ce1">
            <text:p>-0.041105</text:p>
          </table:table-cell>
          <table:table-cell table:style-name="ce4"/>
          <table:table-cell office:value-type="float" office:value="12.4001" table:style-name="ce11">
            <text:p>12.4001</text:p>
          </table:table-cell>
          <table:table-cell office:value-type="float" office:value="0.67512399999999995" table:style-name="ce11">
            <text:p>0.675124</text:p>
          </table:table-cell>
          <table:table-cell office:value-type="float" office:value="0.66715599999999997" table:style-name="ce11">
            <text:p>0.667156</text:p>
          </table:table-cell>
          <table:table-cell office:value-type="float" office:value="0.63558099999999995" table:style-name="ce11">
            <text:p>0.635581</text:p>
          </table:table-cell>
          <table:table-cell office:value-type="float" office:value="2.076699999999998E-2" table:formula="of:=[.K129]-[.$C$5]" table:style-name="ce1">
            <text:p>0.020767</text:p>
          </table:table-cell>
          <table:table-cell office:value-type="float" office:value="1.2799000000000005E-2" table:formula="of:=[.L129]-[.$C$5]" table:style-name="ce1">
            <text:p>0.012799</text:p>
          </table:table-cell>
          <table:table-cell office:value-type="float" office:value="-1.8776000000000015E-2" table:formula="of:=[.M129]-[.$C$5]" table:style-name="ce1">
            <text:p>-0.018776</text:p>
          </table:table-cell>
          <table:table-cell table:style-name="ce6"/>
          <table:table-cell office:value-type="float" office:value="12.4001" table:style-name="ce11">
            <text:p>12.4001</text:p>
          </table:table-cell>
          <table:table-cell office:value-type="float" office:value="0.66280600000000001" table:style-name="ce11">
            <text:p>0.662806</text:p>
          </table:table-cell>
          <table:table-cell office:value-type="float" office:value="0.68628900000000004" table:style-name="ce11">
            <text:p>0.686289</text:p>
          </table:table-cell>
          <table:table-cell office:value-type="float" office:value="0.63646400000000003" table:style-name="ce11">
            <text:p>0.636464</text:p>
          </table:table-cell>
          <table:table-cell office:value-type="float" office:value="8.4490000000000398E-3" table:formula="of:=[.S129]-[.$C$5]" table:style-name="ce1">
            <text:p>0.008449</text:p>
          </table:table-cell>
          <table:table-cell office:value-type="float" office:value="3.1932000000000071E-2" table:formula="of:=[.T129]-[.$C$5]" table:style-name="ce1">
            <text:p>0.031932</text:p>
          </table:table-cell>
          <table:table-cell office:value-type="float" office:value="-1.7892999999999937E-2" table:formula="of:=[.U129]-[.$C$5]" table:style-name="ce1">
            <text:p>-0.017893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2.5001" table:style-name="ce11">
            <text:p>12.5001</text:p>
          </table:table-cell>
          <table:table-cell office:value-type="float" office:value="0.68734399999999996" table:style-name="ce11">
            <text:p>0.687344</text:p>
          </table:table-cell>
          <table:table-cell office:value-type="float" office:value="0.72005600000000003" table:style-name="ce11">
            <text:p>0.720056</text:p>
          </table:table-cell>
          <table:table-cell office:value-type="float" office:value="0.62867499999999998" table:style-name="ce11">
            <text:p>0.628675</text:p>
          </table:table-cell>
          <table:table-cell office:value-type="float" office:value="3.2986999999999989E-2" table:formula="of:=[.C130]-[.$C$5]" table:style-name="ce1">
            <text:p>0.032987</text:p>
          </table:table-cell>
          <table:table-cell office:value-type="float" office:value="6.5699000000000063E-2" table:formula="of:=[.D130]-[.$C$5]" table:style-name="ce1">
            <text:p>0.065699</text:p>
          </table:table-cell>
          <table:table-cell office:value-type="float" office:value="-2.5681999999999983E-2" table:formula="of:=[.E130]-[.$C$5]" table:style-name="ce1">
            <text:p>-0.025682</text:p>
          </table:table-cell>
          <table:table-cell table:style-name="ce4"/>
          <table:table-cell office:value-type="float" office:value="12.5" table:style-name="ce11">
            <text:p>12.5</text:p>
          </table:table-cell>
          <table:table-cell office:value-type="float" office:value="0.64421499999999998" table:style-name="ce11">
            <text:p>0.644215</text:p>
          </table:table-cell>
          <table:table-cell office:value-type="float" office:value="0.68828800000000001" table:style-name="ce11">
            <text:p>0.688288</text:p>
          </table:table-cell>
          <table:table-cell office:value-type="float" office:value="0.67803800000000003" table:style-name="ce11">
            <text:p>0.678038</text:p>
          </table:table-cell>
          <table:table-cell office:value-type="float" office:value="-1.0141999999999984E-2" table:formula="of:=[.K130]-[.$C$5]" table:style-name="ce1">
            <text:p>-0.010142</text:p>
          </table:table-cell>
          <table:table-cell office:value-type="float" office:value="3.3931000000000044E-2" table:formula="of:=[.L130]-[.$C$5]" table:style-name="ce1">
            <text:p>0.033931</text:p>
          </table:table-cell>
          <table:table-cell office:value-type="float" office:value="2.3681000000000063E-2" table:formula="of:=[.M130]-[.$C$5]" table:style-name="ce1">
            <text:p>0.023681</text:p>
          </table:table-cell>
          <table:table-cell table:style-name="ce6"/>
          <table:table-cell office:value-type="float" office:value="12.5" table:style-name="ce11">
            <text:p>12.5</text:p>
          </table:table-cell>
          <table:table-cell office:value-type="float" office:value="0.62745600000000001" table:style-name="ce11">
            <text:p>0.627456</text:p>
          </table:table-cell>
          <table:table-cell office:value-type="float" office:value="0.697882" table:style-name="ce11">
            <text:p>0.697882</text:p>
          </table:table-cell>
          <table:table-cell office:value-type="float" office:value="0.68134899999999998" table:style-name="ce11">
            <text:p>0.681349</text:p>
          </table:table-cell>
          <table:table-cell office:value-type="float" office:value="-2.6900999999999953E-2" table:formula="of:=[.S130]-[.$C$5]" table:style-name="ce1">
            <text:p>-0.026901</text:p>
          </table:table-cell>
          <table:table-cell office:value-type="float" office:value="4.3525000000000036E-2" table:formula="of:=[.T130]-[.$C$5]" table:style-name="ce1">
            <text:p>0.043525</text:p>
          </table:table-cell>
          <table:table-cell office:value-type="float" office:value="2.6992000000000016E-2" table:formula="of:=[.U130]-[.$C$5]" table:style-name="ce1">
            <text:p>0.02699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2.600099999999999" table:style-name="ce11">
            <text:p>12.6001</text:p>
          </table:table-cell>
          <table:table-cell office:value-type="float" office:value="0.66284600000000005" table:style-name="ce11">
            <text:p>0.662846</text:p>
          </table:table-cell>
          <table:table-cell office:value-type="float" office:value="0.72559399999999996" table:style-name="ce11">
            <text:p>0.725594</text:p>
          </table:table-cell>
          <table:table-cell office:value-type="float" office:value="0.64881900000000003" table:style-name="ce11">
            <text:p>0.648819</text:p>
          </table:table-cell>
          <table:table-cell office:value-type="float" office:value="8.4890000000000798E-3" table:formula="of:=[.C131]-[.$C$5]" table:style-name="ce1">
            <text:p>0.008489</text:p>
          </table:table-cell>
          <table:table-cell office:value-type="float" office:value="7.1236999999999995E-2" table:formula="of:=[.D131]-[.$C$5]" table:style-name="ce1">
            <text:p>0.071237</text:p>
          </table:table-cell>
          <table:table-cell office:value-type="float" office:value="-5.5379999999999319E-3" table:formula="of:=[.E131]-[.$C$5]" table:style-name="ce1">
            <text:p>-0.005538</text:p>
          </table:table-cell>
          <table:table-cell table:style-name="ce4"/>
          <table:table-cell office:value-type="float" office:value="12.600099999999999" table:style-name="ce11">
            <text:p>12.6001</text:p>
          </table:table-cell>
          <table:table-cell office:value-type="float" office:value="0.61643000000000003" table:style-name="ce11">
            <text:p>0.61643</text:p>
          </table:table-cell>
          <table:table-cell office:value-type="float" office:value="0.70257599999999998" table:style-name="ce11">
            <text:p>0.702576</text:p>
          </table:table-cell>
          <table:table-cell office:value-type="float" office:value="0.72190600000000005" table:style-name="ce11">
            <text:p>0.721906</text:p>
          </table:table-cell>
          <table:table-cell office:value-type="float" office:value="-3.7926999999999933E-2" table:formula="of:=[.K131]-[.$C$5]" table:style-name="ce1">
            <text:p>-0.037927</text:p>
          </table:table-cell>
          <table:table-cell office:value-type="float" office:value="4.8219000000000012E-2" table:formula="of:=[.L131]-[.$C$5]" table:style-name="ce1">
            <text:p>0.048219</text:p>
          </table:table-cell>
          <table:table-cell office:value-type="float" office:value="6.7549000000000081E-2" table:formula="of:=[.M131]-[.$C$5]" table:style-name="ce1">
            <text:p>0.067549</text:p>
          </table:table-cell>
          <table:table-cell table:style-name="ce6"/>
          <table:table-cell office:value-type="float" office:value="12.600099999999999" table:style-name="ce11">
            <text:p>12.6001</text:p>
          </table:table-cell>
          <table:table-cell office:value-type="float" office:value="0.59819999999999995" table:style-name="ce11">
            <text:p>0.5982</text:p>
          </table:table-cell>
          <table:table-cell office:value-type="float" office:value="0.69699299999999997" table:style-name="ce11">
            <text:p>0.696993</text:p>
          </table:table-cell>
          <table:table-cell office:value-type="float" office:value="0.73211000000000004" table:style-name="ce11">
            <text:p>0.73211</text:p>
          </table:table-cell>
          <table:table-cell office:value-type="float" office:value="-5.6157000000000012E-2" table:formula="of:=[.S131]-[.$C$5]" table:style-name="ce1">
            <text:p>-0.056157</text:p>
          </table:table-cell>
          <table:table-cell office:value-type="float" office:value="4.2636000000000007E-2" table:formula="of:=[.T131]-[.$C$5]" table:style-name="ce1">
            <text:p>0.042636</text:p>
          </table:table-cell>
          <table:table-cell office:value-type="float" office:value="7.7753000000000072E-2" table:formula="of:=[.U131]-[.$C$5]" table:style-name="ce1">
            <text:p>0.077753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2.7" table:style-name="ce11">
            <text:p>12.7</text:p>
          </table:table-cell>
          <table:table-cell office:value-type="float" office:value="0.63953599999999999" table:style-name="ce11">
            <text:p>0.639536</text:p>
          </table:table-cell>
          <table:table-cell office:value-type="float" office:value="0.72101300000000001" table:style-name="ce11">
            <text:p>0.721013</text:p>
          </table:table-cell>
          <table:table-cell office:value-type="float" office:value="0.67203900000000005" table:style-name="ce11">
            <text:p>0.672039</text:p>
          </table:table-cell>
          <table:table-cell office:value-type="float" office:value="-1.4820999999999973E-2" table:formula="of:=[.C132]-[.$C$5]" table:style-name="ce1">
            <text:p>-0.014821</text:p>
          </table:table-cell>
          <table:table-cell office:value-type="float" office:value="6.6656000000000049E-2" table:formula="of:=[.D132]-[.$C$5]" table:style-name="ce1">
            <text:p>0.066656</text:p>
          </table:table-cell>
          <table:table-cell office:value-type="float" office:value="1.7682000000000087E-2" table:formula="of:=[.E132]-[.$C$5]" table:style-name="ce1">
            <text:p>0.017682</text:p>
          </table:table-cell>
          <table:table-cell table:style-name="ce4"/>
          <table:table-cell office:value-type="float" office:value="12.7" table:style-name="ce11">
            <text:p>12.7</text:p>
          </table:table-cell>
          <table:table-cell office:value-type="float" office:value="0.59366399999999997" table:style-name="ce11">
            <text:p>0.593664</text:p>
          </table:table-cell>
          <table:table-cell office:value-type="float" office:value="0.70950199999999997" table:style-name="ce11">
            <text:p>0.709502</text:p>
          </table:table-cell>
          <table:table-cell office:value-type="float" office:value="0.76181900000000002" table:style-name="ce11">
            <text:p>0.761819</text:p>
          </table:table-cell>
          <table:table-cell office:value-type="float" office:value="-6.0692999999999997E-2" table:formula="of:=[.K132]-[.$C$5]" table:style-name="ce1">
            <text:p>-0.060693</text:p>
          </table:table-cell>
          <table:table-cell office:value-type="float" office:value="5.5145E-2" table:formula="of:=[.L132]-[.$C$5]" table:style-name="ce1">
            <text:p>0.055145</text:p>
          </table:table-cell>
          <table:table-cell office:value-type="float" office:value="0.10746200000000006" table:formula="of:=[.M132]-[.$C$5]" table:style-name="ce1">
            <text:p>0.107462</text:p>
          </table:table-cell>
          <table:table-cell table:style-name="ce6"/>
          <table:table-cell office:value-type="float" office:value="12.7" table:style-name="ce11">
            <text:p>12.7</text:p>
          </table:table-cell>
          <table:table-cell office:value-type="float" office:value="0.57609699999999997" table:style-name="ce11">
            <text:p>0.576097</text:p>
          </table:table-cell>
          <table:table-cell office:value-type="float" office:value="0.69047999999999998" table:style-name="ce11">
            <text:p>0.69048</text:p>
          </table:table-cell>
          <table:table-cell office:value-type="float" office:value="0.78090199999999999" table:style-name="ce11">
            <text:p>0.780902</text:p>
          </table:table-cell>
          <table:table-cell office:value-type="float" office:value="-7.8259999999999996E-2" table:formula="of:=[.S132]-[.$C$5]" table:style-name="ce1">
            <text:p>-0.07826</text:p>
          </table:table-cell>
          <table:table-cell office:value-type="float" office:value="3.6123000000000016E-2" table:formula="of:=[.T132]-[.$C$5]" table:style-name="ce1">
            <text:p>0.036123</text:p>
          </table:table-cell>
          <table:table-cell office:value-type="float" office:value="0.12654500000000002" table:formula="of:=[.U132]-[.$C$5]" table:style-name="ce1">
            <text:p>0.126545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2.8" table:style-name="ce11">
            <text:p>12.8</text:p>
          </table:table-cell>
          <table:table-cell office:value-type="float" office:value="0.62057300000000004" table:style-name="ce11">
            <text:p>0.620573</text:p>
          </table:table-cell>
          <table:table-cell office:value-type="float" office:value="0.70800099999999999" table:style-name="ce11">
            <text:p>0.708001</text:p>
          </table:table-cell>
          <table:table-cell office:value-type="float" office:value="0.69690300000000005" table:style-name="ce11">
            <text:p>0.696903</text:p>
          </table:table-cell>
          <table:table-cell office:value-type="float" office:value="-3.3783999999999925E-2" table:formula="of:=[.C133]-[.$C$5]" table:style-name="ce1">
            <text:p>-0.033784</text:p>
          </table:table-cell>
          <table:table-cell office:value-type="float" office:value="5.3644000000000025E-2" table:formula="of:=[.D133]-[.$C$5]" table:style-name="ce1">
            <text:p>0.053644</text:p>
          </table:table-cell>
          <table:table-cell office:value-type="float" office:value="4.2546000000000084E-2" table:formula="of:=[.E133]-[.$C$5]" table:style-name="ce1">
            <text:p>0.042546</text:p>
          </table:table-cell>
          <table:table-cell table:style-name="ce4"/>
          <table:table-cell office:value-type="float" office:value="12.8" table:style-name="ce11">
            <text:p>12.8</text:p>
          </table:table-cell>
          <table:table-cell office:value-type="float" office:value="0.57932300000000003" table:style-name="ce11">
            <text:p>0.579323</text:p>
          </table:table-cell>
          <table:table-cell office:value-type="float" office:value="0.71245700000000001" table:style-name="ce11">
            <text:p>0.712457</text:p>
          </table:table-cell>
          <table:table-cell office:value-type="float" office:value="0.78925000000000001" table:style-name="ce11">
            <text:p>0.78925</text:p>
          </table:table-cell>
          <table:table-cell office:value-type="float" office:value="-7.5033999999999934E-2" table:formula="of:=[.K133]-[.$C$5]" table:style-name="ce1">
            <text:p>-0.075034</text:p>
          </table:table-cell>
          <table:table-cell office:value-type="float" office:value="5.8100000000000041E-2" table:formula="of:=[.L133]-[.$C$5]" table:style-name="ce1">
            <text:p>0.0581</text:p>
          </table:table-cell>
          <table:table-cell office:value-type="float" office:value="0.13489300000000004" table:formula="of:=[.M133]-[.$C$5]" table:style-name="ce1">
            <text:p>0.134893</text:p>
          </table:table-cell>
          <table:table-cell table:style-name="ce6"/>
          <table:table-cell office:value-type="float" office:value="12.8001" table:style-name="ce11">
            <text:p>12.8001</text:p>
          </table:table-cell>
          <table:table-cell office:value-type="float" office:value="0.56159300000000001" table:style-name="ce11">
            <text:p>0.561593</text:p>
          </table:table-cell>
          <table:table-cell office:value-type="float" office:value="0.68245100000000003" table:style-name="ce11">
            <text:p>0.682451</text:p>
          </table:table-cell>
          <table:table-cell office:value-type="float" office:value="0.81915899999999997" table:style-name="ce11">
            <text:p>0.819159</text:p>
          </table:table-cell>
          <table:table-cell office:value-type="float" office:value="-9.2763999999999958E-2" table:formula="of:=[.S133]-[.$C$5]" table:style-name="ce1">
            <text:p>-0.092764</text:p>
          </table:table-cell>
          <table:table-cell office:value-type="float" office:value="2.8094000000000063E-2" table:formula="of:=[.T133]-[.$C$5]" table:style-name="ce1">
            <text:p>0.028094</text:p>
          </table:table-cell>
          <table:table-cell office:value-type="float" office:value="0.164802" table:formula="of:=[.U133]-[.$C$5]" table:style-name="ce1">
            <text:p>0.16480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2.9" table:style-name="ce11">
            <text:p>12.9</text:p>
          </table:table-cell>
          <table:table-cell office:value-type="float" office:value="0.606437" table:style-name="ce11">
            <text:p>0.606437</text:p>
          </table:table-cell>
          <table:table-cell office:value-type="float" office:value="0.68954800000000005" table:style-name="ce11">
            <text:p>0.689548</text:p>
          </table:table-cell>
          <table:table-cell office:value-type="float" office:value="0.71902900000000003" table:style-name="ce11">
            <text:p>0.719029</text:p>
          </table:table-cell>
          <table:table-cell office:value-type="float" office:value="-4.7919999999999963E-2" table:formula="of:=[.C134]-[.$C$5]" table:style-name="ce1">
            <text:p>-0.04792</text:p>
          </table:table-cell>
          <table:table-cell office:value-type="float" office:value="3.5191000000000083E-2" table:formula="of:=[.D134]-[.$C$5]" table:style-name="ce1">
            <text:p>0.035191</text:p>
          </table:table-cell>
          <table:table-cell office:value-type="float" office:value="6.4672000000000063E-2" table:formula="of:=[.E134]-[.$C$5]" table:style-name="ce1">
            <text:p>0.064672</text:p>
          </table:table-cell>
          <table:table-cell table:style-name="ce4"/>
          <table:table-cell office:value-type="float" office:value="12.9001" table:style-name="ce11">
            <text:p>12.9001</text:p>
          </table:table-cell>
          <table:table-cell office:value-type="float" office:value="0.57267900000000005" table:style-name="ce11">
            <text:p>0.572679</text:p>
          </table:table-cell>
          <table:table-cell office:value-type="float" office:value="0.71386899999999998" table:style-name="ce11">
            <text:p>0.713869</text:p>
          </table:table-cell>
          <table:table-cell office:value-type="float" office:value="0.80070399999999997" table:style-name="ce11">
            <text:p>0.800704</text:p>
          </table:table-cell>
          <table:table-cell office:value-type="float" office:value="-8.1677999999999917E-2" table:formula="of:=[.K134]-[.$C$5]" table:style-name="ce1">
            <text:p>-0.081678</text:p>
          </table:table-cell>
          <table:table-cell office:value-type="float" office:value="5.9512000000000009E-2" table:formula="of:=[.L134]-[.$C$5]" table:style-name="ce1">
            <text:p>0.059512</text:p>
          </table:table-cell>
          <table:table-cell office:value-type="float" office:value="0.146347" table:formula="of:=[.M134]-[.$C$5]" table:style-name="ce1">
            <text:p>0.146347</text:p>
          </table:table-cell>
          <table:table-cell table:style-name="ce6"/>
          <table:table-cell office:value-type="float" office:value="12.9" table:style-name="ce11">
            <text:p>12.9</text:p>
          </table:table-cell>
          <table:table-cell office:value-type="float" office:value="0.55263600000000002" table:style-name="ce11">
            <text:p>0.552636</text:p>
          </table:table-cell>
          <table:table-cell office:value-type="float" office:value="0.67650900000000003" table:style-name="ce11">
            <text:p>0.676509</text:p>
          </table:table-cell>
          <table:table-cell office:value-type="float" office:value="0.83348699999999998" table:style-name="ce11">
            <text:p>0.833487</text:p>
          </table:table-cell>
          <table:table-cell office:value-type="float" office:value="-0.10172099999999995" table:formula="of:=[.S134]-[.$C$5]" table:style-name="ce1">
            <text:p>-0.101721</text:p>
          </table:table-cell>
          <table:table-cell office:value-type="float" office:value="2.2152000000000061E-2" table:formula="of:=[.T134]-[.$C$5]" table:style-name="ce1">
            <text:p>0.022152</text:p>
          </table:table-cell>
          <table:table-cell office:value-type="float" office:value="0.17913000000000001" table:formula="of:=[.U134]-[.$C$5]" table:style-name="ce1">
            <text:p>0.17913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3.0001" table:style-name="ce11">
            <text:p>13.0001</text:p>
          </table:table-cell>
          <table:table-cell office:value-type="float" office:value="0.59717699999999996" table:style-name="ce11">
            <text:p>0.597177</text:p>
          </table:table-cell>
          <table:table-cell office:value-type="float" office:value="0.66905999999999999" table:style-name="ce11">
            <text:p>0.66906</text:p>
          </table:table-cell>
          <table:table-cell office:value-type="float" office:value="0.73124500000000003" table:style-name="ce11">
            <text:p>0.731245</text:p>
          </table:table-cell>
          <table:table-cell office:value-type="float" office:value="-5.7180000000000009E-2" table:formula="of:=[.C135]-[.$C$5]" table:style-name="ce1">
            <text:p>-0.05718</text:p>
          </table:table-cell>
          <table:table-cell office:value-type="float" office:value="1.4703000000000022E-2" table:formula="of:=[.D135]-[.$C$5]" table:style-name="ce1">
            <text:p>0.014703</text:p>
          </table:table-cell>
          <table:table-cell office:value-type="float" office:value="7.6888000000000067E-2" table:formula="of:=[.E135]-[.$C$5]" table:style-name="ce1">
            <text:p>0.076888</text:p>
          </table:table-cell>
          <table:table-cell table:style-name="ce4"/>
          <table:table-cell office:value-type="float" office:value="13.0001" table:style-name="ce11">
            <text:p>13.0001</text:p>
          </table:table-cell>
          <table:table-cell office:value-type="float" office:value="0.57270100000000002" table:style-name="ce11">
            <text:p>0.572701</text:p>
          </table:table-cell>
          <table:table-cell office:value-type="float" office:value="0.71484499999999995" table:style-name="ce11">
            <text:p>0.714845</text:p>
          </table:table-cell>
          <table:table-cell office:value-type="float" office:value="0.79673099999999997" table:style-name="ce11">
            <text:p>0.796731</text:p>
          </table:table-cell>
          <table:table-cell office:value-type="float" office:value="-8.1655999999999951E-2" table:formula="of:=[.K135]-[.$C$5]" table:style-name="ce1">
            <text:p>-0.081656</text:p>
          </table:table-cell>
          <table:table-cell office:value-type="float" office:value="6.0487999999999986E-2" table:formula="of:=[.L135]-[.$C$5]" table:style-name="ce1">
            <text:p>0.060488</text:p>
          </table:table-cell>
          <table:table-cell office:value-type="float" office:value="0.142374" table:formula="of:=[.M135]-[.$C$5]" table:style-name="ce1">
            <text:p>0.142374</text:p>
          </table:table-cell>
          <table:table-cell table:style-name="ce6"/>
          <table:table-cell office:value-type="float" office:value="13" table:style-name="ce11">
            <text:p>13</text:p>
          </table:table-cell>
          <table:table-cell office:value-type="float" office:value="0.551234" table:style-name="ce11">
            <text:p>0.551234</text:p>
          </table:table-cell>
          <table:table-cell office:value-type="float" office:value="0.67419099999999998" table:style-name="ce11">
            <text:p>0.674191</text:p>
          </table:table-cell>
          <table:table-cell office:value-type="float" office:value="0.81976700000000002" table:style-name="ce11">
            <text:p>0.819767</text:p>
          </table:table-cell>
          <table:table-cell office:value-type="float" office:value="-0.10312299999999996" table:formula="of:=[.S135]-[.$C$5]" table:style-name="ce1">
            <text:p>-0.103123</text:p>
          </table:table-cell>
          <table:table-cell office:value-type="float" office:value="1.9834000000000018E-2" table:formula="of:=[.T135]-[.$C$5]" table:style-name="ce1">
            <text:p>0.019834</text:p>
          </table:table-cell>
          <table:table-cell office:value-type="float" office:value="0.16541000000000006" table:formula="of:=[.U135]-[.$C$5]" table:style-name="ce1">
            <text:p>0.16541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3.1" table:style-name="ce11">
            <text:p>13.1</text:p>
          </table:table-cell>
          <table:table-cell office:value-type="float" office:value="0.59180699999999997" table:style-name="ce11">
            <text:p>0.591807</text:p>
          </table:table-cell>
          <table:table-cell office:value-type="float" office:value="0.64926099999999998" table:style-name="ce11">
            <text:p>0.649261</text:p>
          </table:table-cell>
          <table:table-cell office:value-type="float" office:value="0.73063400000000001" table:style-name="ce11">
            <text:p>0.730634</text:p>
          </table:table-cell>
          <table:table-cell office:value-type="float" office:value="-6.2549999999999994E-2" table:formula="of:=[.C136]-[.$C$5]" table:style-name="ce1">
            <text:p>-0.06255</text:p>
          </table:table-cell>
          <table:table-cell office:value-type="float" office:value="-5.0959999999999894E-3" table:formula="of:=[.D136]-[.$C$5]" table:style-name="ce1">
            <text:p>-0.005096</text:p>
          </table:table-cell>
          <table:table-cell office:value-type="float" office:value="7.6277000000000039E-2" table:formula="of:=[.E136]-[.$C$5]" table:style-name="ce1">
            <text:p>0.076277</text:p>
          </table:table-cell>
          <table:table-cell table:style-name="ce4"/>
          <table:table-cell office:value-type="float" office:value="13.1" table:style-name="ce11">
            <text:p>13.1</text:p>
          </table:table-cell>
          <table:table-cell office:value-type="float" office:value="0.57957000000000003" table:style-name="ce11">
            <text:p>0.57957</text:p>
          </table:table-cell>
          <table:table-cell office:value-type="float" office:value="0.71529799999999999" table:style-name="ce11">
            <text:p>0.715298</text:p>
          </table:table-cell>
          <table:table-cell office:value-type="float" office:value="0.775223" table:style-name="ce11">
            <text:p>0.775223</text:p>
          </table:table-cell>
          <table:table-cell office:value-type="float" office:value="-7.4786999999999937E-2" table:formula="of:=[.K136]-[.$C$5]" table:style-name="ce1">
            <text:p>-0.074787</text:p>
          </table:table-cell>
          <table:table-cell office:value-type="float" office:value="6.0941000000000023E-2" table:formula="of:=[.L136]-[.$C$5]" table:style-name="ce1">
            <text:p>0.060941</text:p>
          </table:table-cell>
          <table:table-cell office:value-type="float" office:value="0.12086600000000003" table:formula="of:=[.M136]-[.$C$5]" table:style-name="ce1">
            <text:p>0.120866</text:p>
          </table:table-cell>
          <table:table-cell table:style-name="ce6"/>
          <table:table-cell office:value-type="float" office:value="13.100099999999999" table:style-name="ce11">
            <text:p>13.1001</text:p>
          </table:table-cell>
          <table:table-cell office:value-type="float" office:value="0.55695899999999998" table:style-name="ce11">
            <text:p>0.556959</text:p>
          </table:table-cell>
          <table:table-cell office:value-type="float" office:value="0.67545299999999997" table:style-name="ce11">
            <text:p>0.675453</text:p>
          </table:table-cell>
          <table:table-cell office:value-type="float" office:value="0.78685499999999997" table:style-name="ce11">
            <text:p>0.786855</text:p>
          </table:table-cell>
          <table:table-cell office:value-type="float" office:value="-9.7397999999999985E-2" table:formula="of:=[.S136]-[.$C$5]" table:style-name="ce1">
            <text:p>-0.097398</text:p>
          </table:table-cell>
          <table:table-cell office:value-type="float" office:value="2.1096000000000004E-2" table:formula="of:=[.T136]-[.$C$5]" table:style-name="ce1">
            <text:p>0.021096</text:p>
          </table:table-cell>
          <table:table-cell office:value-type="float" office:value="0.132498" table:formula="of:=[.U136]-[.$C$5]" table:style-name="ce1">
            <text:p>0.132498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3.200100000000001" table:style-name="ce11">
            <text:p>13.2001</text:p>
          </table:table-cell>
          <table:table-cell office:value-type="float" office:value="0.59117200000000003" table:style-name="ce11">
            <text:p>0.591172</text:p>
          </table:table-cell>
          <table:table-cell office:value-type="float" office:value="0.63154100000000002" table:style-name="ce11">
            <text:p>0.631541</text:p>
          </table:table-cell>
          <table:table-cell office:value-type="float" office:value="0.717221" table:style-name="ce11">
            <text:p>0.717221</text:p>
          </table:table-cell>
          <table:table-cell office:value-type="float" office:value="-6.3184999999999936E-2" table:formula="of:=[.C137]-[.$C$5]" table:style-name="ce1">
            <text:p>-0.063185</text:p>
          </table:table-cell>
          <table:table-cell office:value-type="float" office:value="-2.2815999999999947E-2" table:formula="of:=[.D137]-[.$C$5]" table:style-name="ce1">
            <text:p>-0.022816</text:p>
          </table:table-cell>
          <table:table-cell office:value-type="float" office:value="6.2864000000000031E-2" table:formula="of:=[.E137]-[.$C$5]" table:style-name="ce1">
            <text:p>0.062864</text:p>
          </table:table-cell>
          <table:table-cell table:style-name="ce4"/>
          <table:table-cell office:value-type="float" office:value="13.200100000000001" table:style-name="ce11">
            <text:p>13.2001</text:p>
          </table:table-cell>
          <table:table-cell office:value-type="float" office:value="0.59395399999999998" table:style-name="ce11">
            <text:p>0.593954</text:p>
          </table:table-cell>
          <table:table-cell office:value-type="float" office:value="0.71055299999999999" table:style-name="ce11">
            <text:p>0.710553</text:p>
          </table:table-cell>
          <table:table-cell office:value-type="float" office:value="0.73863199999999996" table:style-name="ce11">
            <text:p>0.738632</text:p>
          </table:table-cell>
          <table:table-cell office:value-type="float" office:value="-6.0402999999999984E-2" table:formula="of:=[.K137]-[.$C$5]" table:style-name="ce1">
            <text:p>-0.060403</text:p>
          </table:table-cell>
          <table:table-cell office:value-type="float" office:value="5.6196000000000024E-2" table:formula="of:=[.L137]-[.$C$5]" table:style-name="ce1">
            <text:p>0.056196</text:p>
          </table:table-cell>
          <table:table-cell office:value-type="float" office:value="8.4274999999999989E-2" table:formula="of:=[.M137]-[.$C$5]" table:style-name="ce1">
            <text:p>0.084275</text:p>
          </table:table-cell>
          <table:table-cell table:style-name="ce6"/>
          <table:table-cell office:value-type="float" office:value="13.2" table:style-name="ce11">
            <text:p>13.2</text:p>
          </table:table-cell>
          <table:table-cell office:value-type="float" office:value="0.56876899999999997" table:style-name="ce11">
            <text:p>0.568769</text:p>
          </table:table-cell>
          <table:table-cell office:value-type="float" office:value="0.67776499999999995" table:style-name="ce11">
            <text:p>0.677765</text:p>
          </table:table-cell>
          <table:table-cell office:value-type="float" office:value="0.739541" table:style-name="ce11">
            <text:p>0.739541</text:p>
          </table:table-cell>
          <table:table-cell office:value-type="float" office:value="-8.5587999999999997E-2" table:formula="of:=[.S137]-[.$C$5]" table:style-name="ce1">
            <text:p>-0.085588</text:p>
          </table:table-cell>
          <table:table-cell office:value-type="float" office:value="2.3407999999999984E-2" table:formula="of:=[.T137]-[.$C$5]" table:style-name="ce1">
            <text:p>0.023408</text:p>
          </table:table-cell>
          <table:table-cell office:value-type="float" office:value="8.5184000000000037E-2" table:formula="of:=[.U137]-[.$C$5]" table:style-name="ce1">
            <text:p>0.085184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3.3001" table:style-name="ce11">
            <text:p>13.3001</text:p>
          </table:table-cell>
          <table:table-cell office:value-type="float" office:value="0.59428800000000004" table:style-name="ce11">
            <text:p>0.594288</text:p>
          </table:table-cell>
          <table:table-cell office:value-type="float" office:value="0.61688699999999996" table:style-name="ce11">
            <text:p>0.616887</text:p>
          </table:table-cell>
          <table:table-cell office:value-type="float" office:value="0.697052" table:style-name="ce11">
            <text:p>0.697052</text:p>
          </table:table-cell>
          <table:table-cell office:value-type="float" office:value="-6.0068999999999928E-2" table:formula="of:=[.C138]-[.$C$5]" table:style-name="ce1">
            <text:p>-0.060069</text:p>
          </table:table-cell>
          <table:table-cell office:value-type="float" office:value="-3.7470000000000003E-2" table:formula="of:=[.D138]-[.$C$5]" table:style-name="ce1">
            <text:p>-0.03747</text:p>
          </table:table-cell>
          <table:table-cell office:value-type="float" office:value="4.2695000000000038E-2" table:formula="of:=[.E138]-[.$C$5]" table:style-name="ce1">
            <text:p>0.042695</text:p>
          </table:table-cell>
          <table:table-cell table:style-name="ce4"/>
          <table:table-cell office:value-type="float" office:value="13.3001" table:style-name="ce11">
            <text:p>13.3001</text:p>
          </table:table-cell>
          <table:table-cell office:value-type="float" office:value="0.61469799999999997" table:style-name="ce11">
            <text:p>0.614698</text:p>
          </table:table-cell>
          <table:table-cell office:value-type="float" office:value="0.69509799999999999" table:style-name="ce11">
            <text:p>0.695098</text:p>
          </table:table-cell>
          <table:table-cell office:value-type="float" office:value="0.69832700000000003" table:style-name="ce11">
            <text:p>0.698327</text:p>
          </table:table-cell>
          <table:table-cell office:value-type="float" office:value="-3.9659E-2" table:formula="of:=[.K138]-[.$C$5]" table:style-name="ce1">
            <text:p>-0.039659</text:p>
          </table:table-cell>
          <table:table-cell office:value-type="float" office:value="4.0741000000000027E-2" table:formula="of:=[.L138]-[.$C$5]" table:style-name="ce1">
            <text:p>0.040741</text:p>
          </table:table-cell>
          <table:table-cell office:value-type="float" office:value="4.3970000000000065E-2" table:formula="of:=[.M138]-[.$C$5]" table:style-name="ce1">
            <text:p>0.04397</text:p>
          </table:table-cell>
          <table:table-cell table:style-name="ce6"/>
          <table:table-cell office:value-type="float" office:value="13.3001" table:style-name="ce11">
            <text:p>13.3001</text:p>
          </table:table-cell>
          <table:table-cell office:value-type="float" office:value="0.58846900000000002" table:style-name="ce11">
            <text:p>0.588469</text:p>
          </table:table-cell>
          <table:table-cell office:value-type="float" office:value="0.673238" table:style-name="ce11">
            <text:p>0.673238</text:p>
          </table:table-cell>
          <table:table-cell office:value-type="float" office:value="0.69075399999999998" table:style-name="ce11">
            <text:p>0.690754</text:p>
          </table:table-cell>
          <table:table-cell office:value-type="float" office:value="-6.5887999999999947E-2" table:formula="of:=[.S138]-[.$C$5]" table:style-name="ce1">
            <text:p>-0.065888</text:p>
          </table:table-cell>
          <table:table-cell office:value-type="float" office:value="1.8881000000000037E-2" table:formula="of:=[.T138]-[.$C$5]" table:style-name="ce1">
            <text:p>0.018881</text:p>
          </table:table-cell>
          <table:table-cell office:value-type="float" office:value="3.6397000000000013E-2" table:formula="of:=[.U138]-[.$C$5]" table:style-name="ce1">
            <text:p>0.036397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3.4001" table:style-name="ce11">
            <text:p>13.4001</text:p>
          </table:table-cell>
          <table:table-cell office:value-type="float" office:value="0.60123300000000002" table:style-name="ce11">
            <text:p>0.601233</text:p>
          </table:table-cell>
          <table:table-cell office:value-type="float" office:value="0.60641699999999998" table:style-name="ce11">
            <text:p>0.606417</text:p>
          </table:table-cell>
          <table:table-cell office:value-type="float" office:value="0.67588300000000001" table:style-name="ce11">
            <text:p>0.675883</text:p>
          </table:table-cell>
          <table:table-cell office:value-type="float" office:value="-5.3123999999999949E-2" table:formula="of:=[.C139]-[.$C$5]" table:style-name="ce1">
            <text:p>-0.053124</text:p>
          </table:table-cell>
          <table:table-cell office:value-type="float" office:value="-4.7939999999999983E-2" table:formula="of:=[.D139]-[.$C$5]" table:style-name="ce1">
            <text:p>-0.04794</text:p>
          </table:table-cell>
          <table:table-cell office:value-type="float" office:value="2.1526000000000045E-2" table:formula="of:=[.E139]-[.$C$5]" table:style-name="ce1">
            <text:p>0.021526</text:p>
          </table:table-cell>
          <table:table-cell table:style-name="ce4"/>
          <table:table-cell office:value-type="float" office:value="13.4" table:style-name="ce11">
            <text:p>13.4</text:p>
          </table:table-cell>
          <table:table-cell office:value-type="float" office:value="0.64171400000000001" table:style-name="ce11">
            <text:p>0.641714</text:p>
          </table:table-cell>
          <table:table-cell office:value-type="float" office:value="0.670709" table:style-name="ce11">
            <text:p>0.670709</text:p>
          </table:table-cell>
          <table:table-cell office:value-type="float" office:value="0.65971999999999997" table:style-name="ce11">
            <text:p>0.65972</text:p>
          </table:table-cell>
          <table:table-cell office:value-type="float" office:value="-1.264299999999996E-2" table:formula="of:=[.K139]-[.$C$5]" table:style-name="ce1">
            <text:p>-0.012643</text:p>
          </table:table-cell>
          <table:table-cell office:value-type="float" office:value="1.6352000000000033E-2" table:formula="of:=[.L139]-[.$C$5]" table:style-name="ce1">
            <text:p>0.016352</text:p>
          </table:table-cell>
          <table:table-cell office:value-type="float" office:value="5.3630000000000067E-3" table:formula="of:=[.M139]-[.$C$5]" table:style-name="ce1">
            <text:p>0.005363</text:p>
          </table:table-cell>
          <table:table-cell table:style-name="ce6"/>
          <table:table-cell office:value-type="float" office:value="13.4001" table:style-name="ce11">
            <text:p>13.4001</text:p>
          </table:table-cell>
          <table:table-cell office:value-type="float" office:value="0.61449900000000002" table:style-name="ce11">
            <text:p>0.614499</text:p>
          </table:table-cell>
          <table:table-cell office:value-type="float" office:value="0.65817999999999999" table:style-name="ce11">
            <text:p>0.65818</text:p>
          </table:table-cell>
          <table:table-cell office:value-type="float" office:value="0.64687899999999998" table:style-name="ce11">
            <text:p>0.646879</text:p>
          </table:table-cell>
          <table:table-cell office:value-type="float" office:value="-3.9857999999999949E-2" table:formula="of:=[.S139]-[.$C$5]" table:style-name="ce1">
            <text:p>-0.039858</text:p>
          </table:table-cell>
          <table:table-cell office:value-type="float" office:value="3.8230000000000208E-3" table:formula="of:=[.T139]-[.$C$5]" table:style-name="ce1">
            <text:p>0.003823</text:p>
          </table:table-cell>
          <table:table-cell office:value-type="float" office:value="-7.4779999999999847E-3" table:formula="of:=[.U139]-[.$C$5]" table:style-name="ce1">
            <text:p>-0.007478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3.5" table:style-name="ce11">
            <text:p>13.5</text:p>
          </table:table-cell>
          <table:table-cell office:value-type="float" office:value="0.612537" table:style-name="ce11">
            <text:p>0.612537</text:p>
          </table:table-cell>
          <table:table-cell office:value-type="float" office:value="0.59897" table:style-name="ce11">
            <text:p>0.59897</text:p>
          </table:table-cell>
          <table:table-cell office:value-type="float" office:value="0.65556999999999999" table:style-name="ce11">
            <text:p>0.65557</text:p>
          </table:table-cell>
          <table:table-cell office:value-type="float" office:value="-4.1819999999999968E-2" table:formula="of:=[.C140]-[.$C$5]" table:style-name="ce1">
            <text:p>-0.04182</text:p>
          </table:table-cell>
          <table:table-cell office:value-type="float" office:value="-5.5386999999999964E-2" table:formula="of:=[.D140]-[.$C$5]" table:style-name="ce1">
            <text:p>-0.055387</text:p>
          </table:table-cell>
          <table:table-cell office:value-type="float" office:value="1.2130000000000196E-3" table:formula="of:=[.E140]-[.$C$5]" table:style-name="ce1">
            <text:p>0.001213</text:p>
          </table:table-cell>
          <table:table-cell table:style-name="ce4"/>
          <table:table-cell office:value-type="float" office:value="13.5001" table:style-name="ce11">
            <text:p>13.5001</text:p>
          </table:table-cell>
          <table:table-cell office:value-type="float" office:value="0.67219200000000001" table:style-name="ce11">
            <text:p>0.672192</text:p>
          </table:table-cell>
          <table:table-cell office:value-type="float" office:value="0.64039699999999999" table:style-name="ce11">
            <text:p>0.640397</text:p>
          </table:table-cell>
          <table:table-cell office:value-type="float" office:value="0.62420500000000001" table:style-name="ce11">
            <text:p>0.624205</text:p>
          </table:table-cell>
          <table:table-cell office:value-type="float" office:value="1.7835000000000045E-2" table:formula="of:=[.K140]-[.$C$5]" table:style-name="ce1">
            <text:p>0.017835</text:p>
          </table:table-cell>
          <table:table-cell office:value-type="float" office:value="-1.3959999999999972E-2" table:formula="of:=[.L140]-[.$C$5]" table:style-name="ce1">
            <text:p>-0.01396</text:p>
          </table:table-cell>
          <table:table-cell office:value-type="float" office:value="-3.0151999999999957E-2" table:formula="of:=[.M140]-[.$C$5]" table:style-name="ce1">
            <text:p>-0.030152</text:p>
          </table:table-cell>
          <table:table-cell table:style-name="ce6"/>
          <table:table-cell office:value-type="float" office:value="13.5001" table:style-name="ce11">
            <text:p>13.5001</text:p>
          </table:table-cell>
          <table:table-cell office:value-type="float" office:value="0.64807000000000003" table:style-name="ce11">
            <text:p>0.64807</text:p>
          </table:table-cell>
          <table:table-cell office:value-type="float" office:value="0.63617299999999999" table:style-name="ce11">
            <text:p>0.636173</text:p>
          </table:table-cell>
          <table:table-cell office:value-type="float" office:value="0.61210399999999998" table:style-name="ce11">
            <text:p>0.612104</text:p>
          </table:table-cell>
          <table:table-cell office:value-type="float" office:value="-6.2869999999999315E-3" table:formula="of:=[.S140]-[.$C$5]" table:style-name="ce1">
            <text:p>-0.006287</text:p>
          </table:table-cell>
          <table:table-cell office:value-type="float" office:value="-1.8183999999999978E-2" table:formula="of:=[.T140]-[.$C$5]" table:style-name="ce1">
            <text:p>-0.018184</text:p>
          </table:table-cell>
          <table:table-cell office:value-type="float" office:value="-4.2252999999999985E-2" table:formula="of:=[.U140]-[.$C$5]" table:style-name="ce1">
            <text:p>-0.042253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3.600099999999999" table:style-name="ce11">
            <text:p>13.6001</text:p>
          </table:table-cell>
          <table:table-cell office:value-type="float" office:value="0.62801099999999999" table:style-name="ce11">
            <text:p>0.628011</text:p>
          </table:table-cell>
          <table:table-cell office:value-type="float" office:value="0.59475900000000004" table:style-name="ce11">
            <text:p>0.594759</text:p>
          </table:table-cell>
          <table:table-cell office:value-type="float" office:value="0.63714300000000001" table:style-name="ce11">
            <text:p>0.637143</text:p>
          </table:table-cell>
          <table:table-cell office:value-type="float" office:value="-2.6345999999999981E-2" table:formula="of:=[.C141]-[.$C$5]" table:style-name="ce1">
            <text:p>-0.026346</text:p>
          </table:table-cell>
          <table:table-cell office:value-type="float" office:value="-5.9597999999999929E-2" table:formula="of:=[.D141]-[.$C$5]" table:style-name="ce1">
            <text:p>-0.059598</text:p>
          </table:table-cell>
          <table:table-cell office:value-type="float" office:value="-1.7213999999999952E-2" table:formula="of:=[.E141]-[.$C$5]" table:style-name="ce1">
            <text:p>-0.017214</text:p>
          </table:table-cell>
          <table:table-cell table:style-name="ce4"/>
          <table:table-cell office:value-type="float" office:value="13.6" table:style-name="ce11">
            <text:p>13.6</text:p>
          </table:table-cell>
          <table:table-cell office:value-type="float" office:value="0.70182199999999995" table:style-name="ce11">
            <text:p>0.701822</text:p>
          </table:table-cell>
          <table:table-cell office:value-type="float" office:value="0.61327100000000001" table:style-name="ce11">
            <text:p>0.613271</text:p>
          </table:table-cell>
          <table:table-cell office:value-type="float" office:value="0.59667700000000001" table:style-name="ce11">
            <text:p>0.596677</text:p>
          </table:table-cell>
          <table:table-cell office:value-type="float" office:value="4.7464999999999979E-2" table:formula="of:=[.K141]-[.$C$5]" table:style-name="ce1">
            <text:p>0.047465</text:p>
          </table:table-cell>
          <table:table-cell office:value-type="float" office:value="-4.1085999999999956E-2" table:formula="of:=[.L141]-[.$C$5]" table:style-name="ce1">
            <text:p>-0.041086</text:p>
          </table:table-cell>
          <table:table-cell office:value-type="float" office:value="-5.7679999999999954E-2" table:formula="of:=[.M141]-[.$C$5]" table:style-name="ce1">
            <text:p>-0.05768</text:p>
          </table:table-cell>
          <table:table-cell table:style-name="ce6"/>
          <table:table-cell office:value-type="float" office:value="13.600099999999999" table:style-name="ce11">
            <text:p>13.6001</text:p>
          </table:table-cell>
          <table:table-cell office:value-type="float" office:value="0.68464899999999995" table:style-name="ce11">
            <text:p>0.684649</text:p>
          </table:table-cell>
          <table:table-cell office:value-type="float" office:value="0.612815" table:style-name="ce11">
            <text:p>0.612815</text:p>
          </table:table-cell>
          <table:table-cell office:value-type="float" office:value="0.58642300000000003" table:style-name="ce11">
            <text:p>0.586423</text:p>
          </table:table-cell>
          <table:table-cell office:value-type="float" office:value="3.0291999999999986E-2" table:formula="of:=[.S141]-[.$C$5]" table:style-name="ce1">
            <text:p>0.030292</text:p>
          </table:table-cell>
          <table:table-cell office:value-type="float" office:value="-4.1541999999999968E-2" table:formula="of:=[.T141]-[.$C$5]" table:style-name="ce1">
            <text:p>-0.041542</text:p>
          </table:table-cell>
          <table:table-cell office:value-type="float" office:value="-6.7933999999999939E-2" table:formula="of:=[.U141]-[.$C$5]" table:style-name="ce1">
            <text:p>-0.067934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3.700100000000001" table:style-name="ce11">
            <text:p>13.7001</text:p>
          </table:table-cell>
          <table:table-cell office:value-type="float" office:value="0.64720800000000001" table:style-name="ce11">
            <text:p>0.647208</text:p>
          </table:table-cell>
          <table:table-cell office:value-type="float" office:value="0.59462599999999999" table:style-name="ce11">
            <text:p>0.594626</text:p>
          </table:table-cell>
          <table:table-cell office:value-type="float" office:value="0.62151000000000001" table:style-name="ce11">
            <text:p>0.62151</text:p>
          </table:table-cell>
          <table:table-cell office:value-type="float" office:value="-7.1489999999999609E-3" table:formula="of:=[.C142]-[.$C$5]" table:style-name="ce1">
            <text:p>-0.007149</text:p>
          </table:table-cell>
          <table:table-cell office:value-type="float" office:value="-5.9730999999999979E-2" table:formula="of:=[.D142]-[.$C$5]" table:style-name="ce1">
            <text:p>-0.059731</text:p>
          </table:table-cell>
          <table:table-cell office:value-type="float" office:value="-3.284699999999996E-2" table:formula="of:=[.E142]-[.$C$5]" table:style-name="ce1">
            <text:p>-0.032847</text:p>
          </table:table-cell>
          <table:table-cell table:style-name="ce4"/>
          <table:table-cell office:value-type="float" office:value="13.7" table:style-name="ce11">
            <text:p>13.7</text:p>
          </table:table-cell>
          <table:table-cell office:value-type="float" office:value="0.72619299999999998" table:style-name="ce11">
            <text:p>0.726193</text:p>
          </table:table-cell>
          <table:table-cell office:value-type="float" office:value="0.59330899999999998" table:style-name="ce11">
            <text:p>0.593309</text:p>
          </table:table-cell>
          <table:table-cell office:value-type="float" office:value="0.57694500000000004" table:style-name="ce11">
            <text:p>0.576945</text:p>
          </table:table-cell>
          <table:table-cell office:value-type="float" office:value="7.1836000000000011E-2" table:formula="of:=[.K142]-[.$C$5]" table:style-name="ce1">
            <text:p>0.071836</text:p>
          </table:table-cell>
          <table:table-cell office:value-type="float" office:value="-6.1047999999999991E-2" table:formula="of:=[.L142]-[.$C$5]" table:style-name="ce1">
            <text:p>-0.061048</text:p>
          </table:table-cell>
          <table:table-cell office:value-type="float" office:value="-7.7411999999999925E-2" table:formula="of:=[.M142]-[.$C$5]" table:style-name="ce1">
            <text:p>-0.077412</text:p>
          </table:table-cell>
          <table:table-cell table:style-name="ce6"/>
          <table:table-cell office:value-type="float" office:value="13.700100000000001" table:style-name="ce11">
            <text:p>13.7001</text:p>
          </table:table-cell>
          <table:table-cell office:value-type="float" office:value="0.71958999999999995" table:style-name="ce11">
            <text:p>0.71959</text:p>
          </table:table-cell>
          <table:table-cell office:value-type="float" office:value="0.593418" table:style-name="ce11">
            <text:p>0.593418</text:p>
          </table:table-cell>
          <table:table-cell office:value-type="float" office:value="0.56837099999999996" table:style-name="ce11">
            <text:p>0.568371</text:p>
          </table:table-cell>
          <table:table-cell office:value-type="float" office:value="6.5232999999999985E-2" table:formula="of:=[.S142]-[.$C$5]" table:style-name="ce1">
            <text:p>0.065233</text:p>
          </table:table-cell>
          <table:table-cell office:value-type="float" office:value="-6.0938999999999965E-2" table:formula="of:=[.T142]-[.$C$5]" table:style-name="ce1">
            <text:p>-0.060939</text:p>
          </table:table-cell>
          <table:table-cell office:value-type="float" office:value="-8.5986000000000007E-2" table:formula="of:=[.U142]-[.$C$5]" table:style-name="ce1">
            <text:p>-0.085986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3.8" table:style-name="ce11">
            <text:p>13.8</text:p>
          </table:table-cell>
          <table:table-cell office:value-type="float" office:value="0.66949199999999998" table:style-name="ce11">
            <text:p>0.669492</text:p>
          </table:table-cell>
          <table:table-cell office:value-type="float" office:value="0.59880500000000003" table:style-name="ce11">
            <text:p>0.598805</text:p>
          </table:table-cell>
          <table:table-cell office:value-type="float" office:value="0.60968" table:style-name="ce11">
            <text:p>0.60968</text:p>
          </table:table-cell>
          <table:table-cell office:value-type="float" office:value="1.513500000000001E-2" table:formula="of:=[.C143]-[.$C$5]" table:style-name="ce1">
            <text:p>0.015135</text:p>
          </table:table-cell>
          <table:table-cell office:value-type="float" office:value="-5.5551999999999935E-2" table:formula="of:=[.D143]-[.$C$5]" table:style-name="ce1">
            <text:p>-0.055552</text:p>
          </table:table-cell>
          <table:table-cell office:value-type="float" office:value="-4.4676999999999967E-2" table:formula="of:=[.E143]-[.$C$5]" table:style-name="ce1">
            <text:p>-0.044677</text:p>
          </table:table-cell>
          <table:table-cell table:style-name="ce4"/>
          <table:table-cell office:value-type="float" office:value="13.8001" table:style-name="ce11">
            <text:p>13.8001</text:p>
          </table:table-cell>
          <table:table-cell office:value-type="float" office:value="0.73829999999999996" table:style-name="ce11">
            <text:p>0.7383</text:p>
          </table:table-cell>
          <table:table-cell office:value-type="float" office:value="0.58068900000000001" table:style-name="ce11">
            <text:p>0.580689</text:p>
          </table:table-cell>
          <table:table-cell office:value-type="float" office:value="0.56379800000000002" table:style-name="ce11">
            <text:p>0.563798</text:p>
          </table:table-cell>
          <table:table-cell office:value-type="float" office:value="8.394299999999999E-2" table:formula="of:=[.K143]-[.$C$5]" table:style-name="ce1">
            <text:p>0.083943</text:p>
          </table:table-cell>
          <table:table-cell office:value-type="float" office:value="-7.3667999999999956E-2" table:formula="of:=[.L143]-[.$C$5]" table:style-name="ce1">
            <text:p>-0.073668</text:p>
          </table:table-cell>
          <table:table-cell office:value-type="float" office:value="-9.0558999999999945E-2" table:formula="of:=[.M143]-[.$C$5]" table:style-name="ce1">
            <text:p>-0.090559</text:p>
          </table:table-cell>
          <table:table-cell table:style-name="ce6"/>
          <table:table-cell office:value-type="float" office:value="13.8001" table:style-name="ce11">
            <text:p>13.8001</text:p>
          </table:table-cell>
          <table:table-cell office:value-type="float" office:value="0.750417" table:style-name="ce11">
            <text:p>0.750417</text:p>
          </table:table-cell>
          <table:table-cell office:value-type="float" office:value="0.58123000000000002" table:style-name="ce11">
            <text:p>0.58123</text:p>
          </table:table-cell>
          <table:table-cell office:value-type="float" office:value="0.55691000000000002" table:style-name="ce11">
            <text:p>0.55691</text:p>
          </table:table-cell>
          <table:table-cell office:value-type="float" office:value="9.6060000000000034E-2" table:formula="of:=[.S143]-[.$C$5]" table:style-name="ce1">
            <text:p>0.09606</text:p>
          </table:table-cell>
          <table:table-cell office:value-type="float" office:value="-7.3126999999999942E-2" table:formula="of:=[.T143]-[.$C$5]" table:style-name="ce1">
            <text:p>-0.073127</text:p>
          </table:table-cell>
          <table:table-cell office:value-type="float" office:value="-9.744699999999995E-2" table:formula="of:=[.U143]-[.$C$5]" table:style-name="ce1">
            <text:p>-0.097447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3.9" table:style-name="ce11">
            <text:p>13.9</text:p>
          </table:table-cell>
          <table:table-cell office:value-type="float" office:value="0.69216999999999995" table:style-name="ce11">
            <text:p>0.69217</text:p>
          </table:table-cell>
          <table:table-cell office:value-type="float" office:value="0.60736100000000004" table:style-name="ce11">
            <text:p>0.607361</text:p>
          </table:table-cell>
          <table:table-cell office:value-type="float" office:value="0.60194400000000003" table:style-name="ce11">
            <text:p>0.601944</text:p>
          </table:table-cell>
          <table:table-cell office:value-type="float" office:value="3.7812999999999986E-2" table:formula="of:=[.C144]-[.$C$5]" table:style-name="ce1">
            <text:p>0.037813</text:p>
          </table:table-cell>
          <table:table-cell office:value-type="float" office:value="-4.6995999999999927E-2" table:formula="of:=[.D144]-[.$C$5]" table:style-name="ce1">
            <text:p>-0.046996</text:p>
          </table:table-cell>
          <table:table-cell office:value-type="float" office:value="-5.2412999999999932E-2" table:formula="of:=[.E144]-[.$C$5]" table:style-name="ce1">
            <text:p>-0.052413</text:p>
          </table:table-cell>
          <table:table-cell table:style-name="ce4"/>
          <table:table-cell office:value-type="float" office:value="13.9001" table:style-name="ce11">
            <text:p>13.9001</text:p>
          </table:table-cell>
          <table:table-cell office:value-type="float" office:value="0.74143000000000003" table:style-name="ce11">
            <text:p>0.74143</text:p>
          </table:table-cell>
          <table:table-cell office:value-type="float" office:value="0.57569700000000001" table:style-name="ce11">
            <text:p>0.575697</text:p>
          </table:table-cell>
          <table:table-cell office:value-type="float" office:value="0.55626699999999996" table:style-name="ce11">
            <text:p>0.556267</text:p>
          </table:table-cell>
          <table:table-cell office:value-type="float" office:value="8.7073000000000067E-2" table:formula="of:=[.K144]-[.$C$5]" table:style-name="ce1">
            <text:p>0.087073</text:p>
          </table:table-cell>
          <table:table-cell office:value-type="float" office:value="-7.8659999999999952E-2" table:formula="of:=[.L144]-[.$C$5]" table:style-name="ce1">
            <text:p>-0.07866</text:p>
          </table:table-cell>
          <table:table-cell office:value-type="float" office:value="-9.8090000000000011E-2" table:formula="of:=[.M144]-[.$C$5]" table:style-name="ce1">
            <text:p>-0.09809</text:p>
          </table:table-cell>
          <table:table-cell table:style-name="ce6"/>
          <table:table-cell office:value-type="float" office:value="13.9001" table:style-name="ce11">
            <text:p>13.9001</text:p>
          </table:table-cell>
          <table:table-cell office:value-type="float" office:value="0.77435399999999999" table:style-name="ce11">
            <text:p>0.774354</text:p>
          </table:table-cell>
          <table:table-cell office:value-type="float" office:value="0.57805899999999999" table:style-name="ce11">
            <text:p>0.578059</text:p>
          </table:table-cell>
          <table:table-cell office:value-type="float" office:value="0.55237499999999995" table:style-name="ce11">
            <text:p>0.552375</text:p>
          </table:table-cell>
          <table:table-cell office:value-type="float" office:value="0.11999700000000002" table:formula="of:=[.S144]-[.$C$5]" table:style-name="ce1">
            <text:p>0.119997</text:p>
          </table:table-cell>
          <table:table-cell office:value-type="float" office:value="-7.6297999999999977E-2" table:formula="of:=[.T144]-[.$C$5]" table:style-name="ce1">
            <text:p>-0.076298</text:p>
          </table:table-cell>
          <table:table-cell office:value-type="float" office:value="-0.10198200000000002" table:formula="of:=[.U144]-[.$C$5]" table:style-name="ce1">
            <text:p>-0.10198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4" table:style-name="ce11">
            <text:p>14</text:p>
          </table:table-cell>
          <table:table-cell office:value-type="float" office:value="0.71175200000000005" table:style-name="ce11">
            <text:p>0.711752</text:p>
          </table:table-cell>
          <table:table-cell office:value-type="float" office:value="0.61984399999999995" table:style-name="ce11">
            <text:p>0.619844</text:p>
          </table:table-cell>
          <table:table-cell office:value-type="float" office:value="0.59766900000000001" table:style-name="ce11">
            <text:p>0.597669</text:p>
          </table:table-cell>
          <table:table-cell office:value-type="float" office:value="5.7395000000000085E-2" table:formula="of:=[.C145]-[.$C$5]" table:style-name="ce1">
            <text:p>0.057395</text:p>
          </table:table-cell>
          <table:table-cell office:value-type="float" office:value="-3.4513000000000016E-2" table:formula="of:=[.D145]-[.$C$5]" table:style-name="ce1">
            <text:p>-0.034513</text:p>
          </table:table-cell>
          <table:table-cell office:value-type="float" office:value="-5.6687999999999961E-2" table:formula="of:=[.E145]-[.$C$5]" table:style-name="ce1">
            <text:p>-0.056688</text:p>
          </table:table-cell>
          <table:table-cell table:style-name="ce4"/>
          <table:table-cell office:value-type="float" office:value="14.0001" table:style-name="ce11">
            <text:p>14.0001</text:p>
          </table:table-cell>
          <table:table-cell office:value-type="float" office:value="0.73851800000000001" table:style-name="ce11">
            <text:p>0.738518</text:p>
          </table:table-cell>
          <table:table-cell office:value-type="float" office:value="0.57817600000000002" table:style-name="ce11">
            <text:p>0.578176</text:p>
          </table:table-cell>
          <table:table-cell office:value-type="float" office:value="0.55437400000000003" table:style-name="ce11">
            <text:p>0.554374</text:p>
          </table:table-cell>
          <table:table-cell office:value-type="float" office:value="8.4161000000000041E-2" table:formula="of:=[.K145]-[.$C$5]" table:style-name="ce1">
            <text:p>0.084161</text:p>
          </table:table-cell>
          <table:table-cell office:value-type="float" office:value="-7.6180999999999943E-2" table:formula="of:=[.L145]-[.$C$5]" table:style-name="ce1">
            <text:p>-0.076181</text:p>
          </table:table-cell>
          <table:table-cell office:value-type="float" office:value="-9.9982999999999933E-2" table:formula="of:=[.M145]-[.$C$5]" table:style-name="ce1">
            <text:p>-0.099983</text:p>
          </table:table-cell>
          <table:table-cell table:style-name="ce6"/>
          <table:table-cell office:value-type="float" office:value="14.0001" table:style-name="ce11">
            <text:p>14.0001</text:p>
          </table:table-cell>
          <table:table-cell office:value-type="float" office:value="0.79097799999999996" table:style-name="ce11">
            <text:p>0.790978</text:p>
          </table:table-cell>
          <table:table-cell office:value-type="float" office:value="0.58418400000000004" table:style-name="ce11">
            <text:p>0.584184</text:p>
          </table:table-cell>
          <table:table-cell office:value-type="float" office:value="0.55567500000000003" table:style-name="ce11">
            <text:p>0.555675</text:p>
          </table:table-cell>
          <table:table-cell office:value-type="float" office:value="0.13662099999999999" table:formula="of:=[.S145]-[.$C$5]" table:style-name="ce1">
            <text:p>0.136621</text:p>
          </table:table-cell>
          <table:table-cell office:value-type="float" office:value="-7.017299999999993E-2" table:formula="of:=[.T145]-[.$C$5]" table:style-name="ce1">
            <text:p>-0.070173</text:p>
          </table:table-cell>
          <table:table-cell office:value-type="float" office:value="-9.8681999999999936E-2" table:formula="of:=[.U145]-[.$C$5]" table:style-name="ce1">
            <text:p>-0.09868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4.100099999999999" table:style-name="ce11">
            <text:p>14.1001</text:p>
          </table:table-cell>
          <table:table-cell office:value-type="float" office:value="0.72614999999999996" table:style-name="ce11">
            <text:p>0.72615</text:p>
          </table:table-cell>
          <table:table-cell office:value-type="float" office:value="0.63739699999999999" table:style-name="ce11">
            <text:p>0.637397</text:p>
          </table:table-cell>
          <table:table-cell office:value-type="float" office:value="0.59626299999999999" table:style-name="ce11">
            <text:p>0.596263</text:p>
          </table:table-cell>
          <table:table-cell office:value-type="float" office:value="7.1792999999999996E-2" table:formula="of:=[.C146]-[.$C$5]" table:style-name="ce1">
            <text:p>0.071793</text:p>
          </table:table-cell>
          <table:table-cell office:value-type="float" office:value="-1.6959999999999975E-2" table:formula="of:=[.D146]-[.$C$5]" table:style-name="ce1">
            <text:p>-0.01696</text:p>
          </table:table-cell>
          <table:table-cell office:value-type="float" office:value="-5.8093999999999979E-2" table:formula="of:=[.E146]-[.$C$5]" table:style-name="ce1">
            <text:p>-0.058094</text:p>
          </table:table-cell>
          <table:table-cell table:style-name="ce4"/>
          <table:table-cell office:value-type="float" office:value="14.1" table:style-name="ce11">
            <text:p>14.1</text:p>
          </table:table-cell>
          <table:table-cell office:value-type="float" office:value="0.72980400000000001" table:style-name="ce11">
            <text:p>0.729804</text:p>
          </table:table-cell>
          <table:table-cell office:value-type="float" office:value="0.58873500000000001" table:style-name="ce11">
            <text:p>0.588735</text:p>
          </table:table-cell>
          <table:table-cell office:value-type="float" office:value="0.56034700000000004" table:style-name="ce11">
            <text:p>0.560347</text:p>
          </table:table-cell>
          <table:table-cell office:value-type="float" office:value="7.5447000000000042E-2" table:formula="of:=[.K146]-[.$C$5]" table:style-name="ce1">
            <text:p>0.075447</text:p>
          </table:table-cell>
          <table:table-cell office:value-type="float" office:value="-6.5621999999999958E-2" table:formula="of:=[.L146]-[.$C$5]" table:style-name="ce1">
            <text:p>-0.065622</text:p>
          </table:table-cell>
          <table:table-cell office:value-type="float" office:value="-9.4009999999999927E-2" table:formula="of:=[.M146]-[.$C$5]" table:style-name="ce1">
            <text:p>-0.09401</text:p>
          </table:table-cell>
          <table:table-cell table:style-name="ce6"/>
          <table:table-cell office:value-type="float" office:value="14.1" table:style-name="ce11">
            <text:p>14.1</text:p>
          </table:table-cell>
          <table:table-cell office:value-type="float" office:value="0.79794100000000001" table:style-name="ce11">
            <text:p>0.797941</text:p>
          </table:table-cell>
          <table:table-cell office:value-type="float" office:value="0.59891899999999998" table:style-name="ce11">
            <text:p>0.598919</text:p>
          </table:table-cell>
          <table:table-cell office:value-type="float" office:value="0.56718000000000002" table:style-name="ce11">
            <text:p>0.56718</text:p>
          </table:table-cell>
          <table:table-cell office:value-type="float" office:value="0.14358400000000004" table:formula="of:=[.S146]-[.$C$5]" table:style-name="ce1">
            <text:p>0.143584</text:p>
          </table:table-cell>
          <table:table-cell office:value-type="float" office:value="-5.5437999999999987E-2" table:formula="of:=[.T146]-[.$C$5]" table:style-name="ce1">
            <text:p>-0.055438</text:p>
          </table:table-cell>
          <table:table-cell office:value-type="float" office:value="-8.7176999999999949E-2" table:formula="of:=[.U146]-[.$C$5]" table:style-name="ce1">
            <text:p>-0.087177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4.200100000000001" table:style-name="ce11">
            <text:p>14.2001</text:p>
          </table:table-cell>
          <table:table-cell office:value-type="float" office:value="0.73121999999999998" table:style-name="ce11">
            <text:p>0.73122</text:p>
          </table:table-cell>
          <table:table-cell office:value-type="float" office:value="0.65941700000000003" table:style-name="ce11">
            <text:p>0.659417</text:p>
          </table:table-cell>
          <table:table-cell office:value-type="float" office:value="0.59795500000000001" table:style-name="ce11">
            <text:p>0.597955</text:p>
          </table:table-cell>
          <table:table-cell office:value-type="float" office:value="7.6863000000000015E-2" table:formula="of:=[.C147]-[.$C$5]" table:style-name="ce1">
            <text:p>0.076863</text:p>
          </table:table-cell>
          <table:table-cell office:value-type="float" office:value="5.0600000000000644E-3" table:formula="of:=[.D147]-[.$C$5]" table:style-name="ce1">
            <text:p>0.00506</text:p>
          </table:table-cell>
          <table:table-cell office:value-type="float" office:value="-5.6401999999999952E-2" table:formula="of:=[.E147]-[.$C$5]" table:style-name="ce1">
            <text:p>-0.056402</text:p>
          </table:table-cell>
          <table:table-cell table:style-name="ce4"/>
          <table:table-cell office:value-type="float" office:value="14.200100000000001" table:style-name="ce11">
            <text:p>14.2001</text:p>
          </table:table-cell>
          <table:table-cell office:value-type="float" office:value="0.71679499999999996" table:style-name="ce11">
            <text:p>0.716795</text:p>
          </table:table-cell>
          <table:table-cell office:value-type="float" office:value="0.60724100000000003" table:style-name="ce11">
            <text:p>0.607241</text:p>
          </table:table-cell>
          <table:table-cell office:value-type="float" office:value="0.575403" table:style-name="ce11">
            <text:p>0.575403</text:p>
          </table:table-cell>
          <table:table-cell office:value-type="float" office:value="6.2437999999999994E-2" table:formula="of:=[.K147]-[.$C$5]" table:style-name="ce1">
            <text:p>0.062438</text:p>
          </table:table-cell>
          <table:table-cell office:value-type="float" office:value="-4.7115999999999936E-2" table:formula="of:=[.L147]-[.$C$5]" table:style-name="ce1">
            <text:p>-0.047116</text:p>
          </table:table-cell>
          <table:table-cell office:value-type="float" office:value="-7.8953999999999969E-2" table:formula="of:=[.M147]-[.$C$5]" table:style-name="ce1">
            <text:p>-0.078954</text:p>
          </table:table-cell>
          <table:table-cell table:style-name="ce6"/>
          <table:table-cell office:value-type="float" office:value="14.200100000000001" table:style-name="ce11">
            <text:p>14.2001</text:p>
          </table:table-cell>
          <table:table-cell office:value-type="float" office:value="0.783632" table:style-name="ce11">
            <text:p>0.783632</text:p>
          </table:table-cell>
          <table:table-cell office:value-type="float" office:value="0.62331000000000003" table:style-name="ce11">
            <text:p>0.62331</text:p>
          </table:table-cell>
          <table:table-cell office:value-type="float" office:value="0.58741500000000002" table:style-name="ce11">
            <text:p>0.587415</text:p>
          </table:table-cell>
          <table:table-cell office:value-type="float" office:value="0.12927500000000003" table:formula="of:=[.S147]-[.$C$5]" table:style-name="ce1">
            <text:p>0.129275</text:p>
          </table:table-cell>
          <table:table-cell office:value-type="float" office:value="-3.1046999999999936E-2" table:formula="of:=[.T147]-[.$C$5]" table:style-name="ce1">
            <text:p>-0.031047</text:p>
          </table:table-cell>
          <table:table-cell office:value-type="float" office:value="-6.6941999999999946E-2" table:formula="of:=[.U147]-[.$C$5]" table:style-name="ce1">
            <text:p>-0.06694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4.3001" table:style-name="ce11">
            <text:p>14.3001</text:p>
          </table:table-cell>
          <table:table-cell office:value-type="float" office:value="0.72463900000000003" table:style-name="ce11">
            <text:p>0.724639</text:p>
          </table:table-cell>
          <table:table-cell office:value-type="float" office:value="0.68305099999999996" table:style-name="ce11">
            <text:p>0.683051</text:p>
          </table:table-cell>
          <table:table-cell office:value-type="float" office:value="0.60399199999999997" table:style-name="ce11">
            <text:p>0.603992</text:p>
          </table:table-cell>
          <table:table-cell office:value-type="float" office:value="7.0282000000000067E-2" table:formula="of:=[.C148]-[.$C$5]" table:style-name="ce1">
            <text:p>0.070282</text:p>
          </table:table-cell>
          <table:table-cell office:value-type="float" office:value="2.8693999999999997E-2" table:formula="of:=[.D148]-[.$C$5]" table:style-name="ce1">
            <text:p>0.028694</text:p>
          </table:table-cell>
          <table:table-cell office:value-type="float" office:value="-5.0364999999999993E-2" table:formula="of:=[.E148]-[.$C$5]" table:style-name="ce1">
            <text:p>-0.050365</text:p>
          </table:table-cell>
          <table:table-cell table:style-name="ce4"/>
          <table:table-cell office:value-type="float" office:value="14.3001" table:style-name="ce11">
            <text:p>14.3001</text:p>
          </table:table-cell>
          <table:table-cell office:value-type="float" office:value="0.69705099999999998" table:style-name="ce11">
            <text:p>0.697051</text:p>
          </table:table-cell>
          <table:table-cell office:value-type="float" office:value="0.630768" table:style-name="ce11">
            <text:p>0.630768</text:p>
          </table:table-cell>
          <table:table-cell office:value-type="float" office:value="0.599163" table:style-name="ce11">
            <text:p>0.599163</text:p>
          </table:table-cell>
          <table:table-cell office:value-type="float" office:value="4.269400000000001E-2" table:formula="of:=[.K148]-[.$C$5]" table:style-name="ce1">
            <text:p>0.042694</text:p>
          </table:table-cell>
          <table:table-cell office:value-type="float" office:value="-2.3588999999999971E-2" table:formula="of:=[.L148]-[.$C$5]" table:style-name="ce1">
            <text:p>-0.023589</text:p>
          </table:table-cell>
          <table:table-cell office:value-type="float" office:value="-5.5193999999999965E-2" table:formula="of:=[.M148]-[.$C$5]" table:style-name="ce1">
            <text:p>-0.055194</text:p>
          </table:table-cell>
          <table:table-cell table:style-name="ce6"/>
          <table:table-cell office:value-type="float" office:value="14.3001" table:style-name="ce11">
            <text:p>14.3001</text:p>
          </table:table-cell>
          <table:table-cell office:value-type="float" office:value="0.74829199999999996" table:style-name="ce11">
            <text:p>0.748292</text:p>
          </table:table-cell>
          <table:table-cell office:value-type="float" office:value="0.65892099999999998" table:style-name="ce11">
            <text:p>0.658921</text:p>
          </table:table-cell>
          <table:table-cell office:value-type="float" office:value="0.61692000000000002" table:style-name="ce11">
            <text:p>0.61692</text:p>
          </table:table-cell>
          <table:table-cell office:value-type="float" office:value="9.3934999999999991E-2" table:formula="of:=[.S148]-[.$C$5]" table:style-name="ce1">
            <text:p>0.093935</text:p>
          </table:table-cell>
          <table:table-cell office:value-type="float" office:value="4.5640000000000125E-3" table:formula="of:=[.T148]-[.$C$5]" table:style-name="ce1">
            <text:p>0.004564</text:p>
          </table:table-cell>
          <table:table-cell office:value-type="float" office:value="-3.7436999999999943E-2" table:formula="of:=[.U148]-[.$C$5]" table:style-name="ce1">
            <text:p>-0.037437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4.4001" table:style-name="ce11">
            <text:p>14.4001</text:p>
          </table:table-cell>
          <table:table-cell office:value-type="float" office:value="0.70855699999999999" table:style-name="ce11">
            <text:p>0.708557</text:p>
          </table:table-cell>
          <table:table-cell office:value-type="float" office:value="0.70567800000000003" table:style-name="ce11">
            <text:p>0.705678</text:p>
          </table:table-cell>
          <table:table-cell office:value-type="float" office:value="0.614367" table:style-name="ce11">
            <text:p>0.614367</text:p>
          </table:table-cell>
          <table:table-cell office:value-type="float" office:value="5.4200000000000026E-2" table:formula="of:=[.C149]-[.$C$5]" table:style-name="ce1">
            <text:p>0.0542</text:p>
          </table:table-cell>
          <table:table-cell office:value-type="float" office:value="5.1321000000000061E-2" table:formula="of:=[.D149]-[.$C$5]" table:style-name="ce1">
            <text:p>0.051321</text:p>
          </table:table-cell>
          <table:table-cell office:value-type="float" office:value="-3.998999999999997E-2" table:formula="of:=[.E149]-[.$C$5]" table:style-name="ce1">
            <text:p>-0.03999</text:p>
          </table:table-cell>
          <table:table-cell table:style-name="ce4"/>
          <table:table-cell office:value-type="float" office:value="14.4001" table:style-name="ce11">
            <text:p>14.4001</text:p>
          </table:table-cell>
          <table:table-cell office:value-type="float" office:value="0.67120000000000002" table:style-name="ce11">
            <text:p>0.6712</text:p>
          </table:table-cell>
          <table:table-cell office:value-type="float" office:value="0.655914" table:style-name="ce11">
            <text:p>0.655914</text:p>
          </table:table-cell>
          <table:table-cell office:value-type="float" office:value="0.63201099999999999" table:style-name="ce11">
            <text:p>0.632011</text:p>
          </table:table-cell>
          <table:table-cell office:value-type="float" office:value="1.6843000000000052E-2" table:formula="of:=[.K149]-[.$C$5]" table:style-name="ce1">
            <text:p>0.016843</text:p>
          </table:table-cell>
          <table:table-cell office:value-type="float" office:value="1.5570000000000306E-3" table:formula="of:=[.L149]-[.$C$5]" table:style-name="ce1">
            <text:p>0.001557</text:p>
          </table:table-cell>
          <table:table-cell office:value-type="float" office:value="-2.2345999999999977E-2" table:formula="of:=[.M149]-[.$C$5]" table:style-name="ce1">
            <text:p>-0.022346</text:p>
          </table:table-cell>
          <table:table-cell table:style-name="ce6"/>
          <table:table-cell office:value-type="float" office:value="14.4001" table:style-name="ce11">
            <text:p>14.4001</text:p>
          </table:table-cell>
          <table:table-cell office:value-type="float" office:value="0.69747300000000001" table:style-name="ce11">
            <text:p>0.697473</text:p>
          </table:table-cell>
          <table:table-cell office:value-type="float" office:value="0.69925000000000004" table:style-name="ce11">
            <text:p>0.69925</text:p>
          </table:table-cell>
          <table:table-cell office:value-type="float" office:value="0.65677099999999999" table:style-name="ce11">
            <text:p>0.656771</text:p>
          </table:table-cell>
          <table:table-cell office:value-type="float" office:value="4.3116000000000043E-2" table:formula="of:=[.S149]-[.$C$5]" table:style-name="ce1">
            <text:p>0.043116</text:p>
          </table:table-cell>
          <table:table-cell office:value-type="float" office:value="4.4893000000000072E-2" table:formula="of:=[.T149]-[.$C$5]" table:style-name="ce1">
            <text:p>0.044893</text:p>
          </table:table-cell>
          <table:table-cell office:value-type="float" office:value="2.4140000000000272E-3" table:formula="of:=[.U149]-[.$C$5]" table:style-name="ce1">
            <text:p>0.002414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4.5" table:style-name="ce11">
            <text:p>14.5</text:p>
          </table:table-cell>
          <table:table-cell office:value-type="float" office:value="0.68650900000000004" table:style-name="ce11">
            <text:p>0.686509</text:p>
          </table:table-cell>
          <table:table-cell office:value-type="float" office:value="0.72209199999999996" table:style-name="ce11">
            <text:p>0.722092</text:p>
          </table:table-cell>
          <table:table-cell office:value-type="float" office:value="0.62966" table:style-name="ce11">
            <text:p>0.62966</text:p>
          </table:table-cell>
          <table:table-cell office:value-type="float" office:value="3.2152000000000069E-2" table:formula="of:=[.C150]-[.$C$5]" table:style-name="ce1">
            <text:p>0.032152</text:p>
          </table:table-cell>
          <table:table-cell office:value-type="float" office:value="6.773499999999999E-2" table:formula="of:=[.D150]-[.$C$5]" table:style-name="ce1">
            <text:p>0.067735</text:p>
          </table:table-cell>
          <table:table-cell office:value-type="float" office:value="-2.4696999999999969E-2" table:formula="of:=[.E150]-[.$C$5]" table:style-name="ce1">
            <text:p>-0.024697</text:p>
          </table:table-cell>
          <table:table-cell table:style-name="ce4"/>
          <table:table-cell office:value-type="float" office:value="14.5001" table:style-name="ce11">
            <text:p>14.5001</text:p>
          </table:table-cell>
          <table:table-cell office:value-type="float" office:value="0.642675" table:style-name="ce11">
            <text:p>0.642675</text:p>
          </table:table-cell>
          <table:table-cell office:value-type="float" office:value="0.68089999999999995" table:style-name="ce11">
            <text:p>0.6809</text:p>
          </table:table-cell>
          <table:table-cell office:value-type="float" office:value="0.67275499999999999" table:style-name="ce11">
            <text:p>0.672755</text:p>
          </table:table-cell>
          <table:table-cell office:value-type="float" office:value="-1.168199999999997E-2" table:formula="of:=[.K150]-[.$C$5]" table:style-name="ce1">
            <text:p>-0.011682</text:p>
          </table:table-cell>
          <table:table-cell office:value-type="float" office:value="2.6542999999999983E-2" table:formula="of:=[.L150]-[.$C$5]" table:style-name="ce1">
            <text:p>0.026543</text:p>
          </table:table-cell>
          <table:table-cell office:value-type="float" office:value="1.8398000000000025E-2" table:formula="of:=[.M150]-[.$C$5]" table:style-name="ce1">
            <text:p>0.018398</text:p>
          </table:table-cell>
          <table:table-cell table:style-name="ce6"/>
          <table:table-cell office:value-type="float" office:value="14.5001" table:style-name="ce11">
            <text:p>14.5001</text:p>
          </table:table-cell>
          <table:table-cell office:value-type="float" office:value="0.64525200000000005" table:style-name="ce11">
            <text:p>0.645252</text:p>
          </table:table-cell>
          <table:table-cell office:value-type="float" office:value="0.73782599999999998" table:style-name="ce11">
            <text:p>0.737826</text:p>
          </table:table-cell>
          <table:table-cell office:value-type="float" office:value="0.70023899999999994" table:style-name="ce11">
            <text:p>0.700239</text:p>
          </table:table-cell>
          <table:table-cell office:value-type="float" office:value="-9.1049999999999187E-3" table:formula="of:=[.S150]-[.$C$5]" table:style-name="ce1">
            <text:p>-0.009105</text:p>
          </table:table-cell>
          <table:table-cell office:value-type="float" office:value="8.3469000000000015E-2" table:formula="of:=[.T150]-[.$C$5]" table:style-name="ce1">
            <text:p>0.083469</text:p>
          </table:table-cell>
          <table:table-cell office:value-type="float" office:value="4.5881999999999978E-2" table:formula="of:=[.U150]-[.$C$5]" table:style-name="ce1">
            <text:p>0.04588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4.6" table:style-name="ce11">
            <text:p>14.6</text:p>
          </table:table-cell>
          <table:table-cell office:value-type="float" office:value="0.66268199999999999" table:style-name="ce11">
            <text:p>0.662682</text:p>
          </table:table-cell>
          <table:table-cell office:value-type="float" office:value="0.72838899999999995" table:style-name="ce11">
            <text:p>0.728389</text:p>
          </table:table-cell>
          <table:table-cell office:value-type="float" office:value="0.65000100000000005" table:style-name="ce11">
            <text:p>0.650001</text:p>
          </table:table-cell>
          <table:table-cell office:value-type="float" office:value="8.3250000000000268E-3" table:formula="of:=[.C151]-[.$C$5]" table:style-name="ce1">
            <text:p>0.008325</text:p>
          </table:table-cell>
          <table:table-cell office:value-type="float" office:value="7.4031999999999987E-2" table:formula="of:=[.D151]-[.$C$5]" table:style-name="ce1">
            <text:p>0.074032</text:p>
          </table:table-cell>
          <table:table-cell office:value-type="float" office:value="-4.3559999999999155E-3" table:formula="of:=[.E151]-[.$C$5]" table:style-name="ce1">
            <text:p>-0.004356</text:p>
          </table:table-cell>
          <table:table-cell table:style-name="ce4"/>
          <table:table-cell office:value-type="float" office:value="14.600099999999999" table:style-name="ce11">
            <text:p>14.6001</text:p>
          </table:table-cell>
          <table:table-cell office:value-type="float" office:value="0.61525200000000002" table:style-name="ce11">
            <text:p>0.615252</text:p>
          </table:table-cell>
          <table:table-cell office:value-type="float" office:value="0.69960199999999995" table:style-name="ce11">
            <text:p>0.699602</text:p>
          </table:table-cell>
          <table:table-cell office:value-type="float" office:value="0.71559200000000001" table:style-name="ce11">
            <text:p>0.715592</text:p>
          </table:table-cell>
          <table:table-cell office:value-type="float" office:value="-3.9104999999999945E-2" table:formula="of:=[.K151]-[.$C$5]" table:style-name="ce1">
            <text:p>-0.039105</text:p>
          </table:table-cell>
          <table:table-cell office:value-type="float" office:value="4.524499999999998E-2" table:formula="of:=[.L151]-[.$C$5]" table:style-name="ce1">
            <text:p>0.045245</text:p>
          </table:table-cell>
          <table:table-cell office:value-type="float" office:value="6.1235000000000039E-2" table:formula="of:=[.M151]-[.$C$5]" table:style-name="ce1">
            <text:p>0.061235</text:p>
          </table:table-cell>
          <table:table-cell table:style-name="ce6"/>
          <table:table-cell office:value-type="float" office:value="14.600099999999999" table:style-name="ce11">
            <text:p>14.6001</text:p>
          </table:table-cell>
          <table:table-cell office:value-type="float" office:value="0.60266200000000003" table:style-name="ce11">
            <text:p>0.602662</text:p>
          </table:table-cell>
          <table:table-cell office:value-type="float" office:value="0.75942600000000005" table:style-name="ce11">
            <text:p>0.759426</text:p>
          </table:table-cell>
          <table:table-cell office:value-type="float" office:value="0.74155700000000002" table:style-name="ce11">
            <text:p>0.741557</text:p>
          </table:table-cell>
          <table:table-cell office:value-type="float" office:value="-5.1694999999999935E-2" table:formula="of:=[.S151]-[.$C$5]" table:style-name="ce1">
            <text:p>-0.051695</text:p>
          </table:table-cell>
          <table:table-cell office:value-type="float" office:value="0.10506900000000008" table:formula="of:=[.T151]-[.$C$5]" table:style-name="ce1">
            <text:p>0.105069</text:p>
          </table:table-cell>
          <table:table-cell office:value-type="float" office:value="8.7200000000000055E-2" table:formula="of:=[.U151]-[.$C$5]" table:style-name="ce1">
            <text:p>0.087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4.700100000000001" table:style-name="ce11">
            <text:p>14.7001</text:p>
          </table:table-cell>
          <table:table-cell office:value-type="float" office:value="0.64029400000000003" table:style-name="ce11">
            <text:p>0.640294</text:p>
          </table:table-cell>
          <table:table-cell office:value-type="float" office:value="0.72429699999999997" table:style-name="ce11">
            <text:p>0.724297</text:p>
          </table:table-cell>
          <table:table-cell office:value-type="float" office:value="0.67435199999999995" table:style-name="ce11">
            <text:p>0.674352</text:p>
          </table:table-cell>
          <table:table-cell office:value-type="float" office:value="-1.4062999999999937E-2" table:formula="of:=[.C152]-[.$C$5]" table:style-name="ce1">
            <text:p>-0.014063</text:p>
          </table:table-cell>
          <table:table-cell office:value-type="float" office:value="6.9940000000000002E-2" table:formula="of:=[.D152]-[.$C$5]" table:style-name="ce1">
            <text:p>0.06994</text:p>
          </table:table-cell>
          <table:table-cell office:value-type="float" office:value="1.9994999999999985E-2" table:formula="of:=[.E152]-[.$C$5]" table:style-name="ce1">
            <text:p>0.019995</text:p>
          </table:table-cell>
          <table:table-cell table:style-name="ce4"/>
          <table:table-cell office:value-type="float" office:value="14.700100000000001" table:style-name="ce11">
            <text:p>14.7001</text:p>
          </table:table-cell>
          <table:table-cell office:value-type="float" office:value="0.59331599999999995" table:style-name="ce11">
            <text:p>0.593316</text:p>
          </table:table-cell>
          <table:table-cell office:value-type="float" office:value="0.71142399999999995" table:style-name="ce11">
            <text:p>0.711424</text:p>
          </table:table-cell>
          <table:table-cell office:value-type="float" office:value="0.75267700000000004" table:style-name="ce11">
            <text:p>0.752677</text:p>
          </table:table-cell>
          <table:table-cell office:value-type="float" office:value="-6.1041000000000012E-2" table:formula="of:=[.K152]-[.$C$5]" table:style-name="ce1">
            <text:p>-0.061041</text:p>
          </table:table-cell>
          <table:table-cell office:value-type="float" office:value="5.7066999999999979E-2" table:formula="of:=[.L152]-[.$C$5]" table:style-name="ce1">
            <text:p>0.057067</text:p>
          </table:table-cell>
          <table:table-cell office:value-type="float" office:value="9.8320000000000074E-2" table:formula="of:=[.M152]-[.$C$5]" table:style-name="ce1">
            <text:p>0.09832</text:p>
          </table:table-cell>
          <table:table-cell table:style-name="ce6"/>
          <table:table-cell office:value-type="float" office:value="14.700100000000001" table:style-name="ce11">
            <text:p>14.7001</text:p>
          </table:table-cell>
          <table:table-cell office:value-type="float" office:value="0.57216800000000001" table:style-name="ce11">
            <text:p>0.572168</text:p>
          </table:table-cell>
          <table:table-cell office:value-type="float" office:value="0.76301600000000003" table:style-name="ce11">
            <text:p>0.763016</text:p>
          </table:table-cell>
          <table:table-cell office:value-type="float" office:value="0.77721899999999999" table:style-name="ce11">
            <text:p>0.777219</text:p>
          </table:table-cell>
          <table:table-cell office:value-type="float" office:value="-8.2188999999999957E-2" table:formula="of:=[.S152]-[.$C$5]" table:style-name="ce1">
            <text:p>-0.082189</text:p>
          </table:table-cell>
          <table:table-cell office:value-type="float" office:value="0.10865900000000006" table:formula="of:=[.T152]-[.$C$5]" table:style-name="ce1">
            <text:p>0.108659</text:p>
          </table:table-cell>
          <table:table-cell office:value-type="float" office:value="0.12286200000000003" table:formula="of:=[.U152]-[.$C$5]" table:style-name="ce1">
            <text:p>0.12286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4.8" table:style-name="ce11">
            <text:p>14.8</text:p>
          </table:table-cell>
          <table:table-cell office:value-type="float" office:value="0.62176200000000004" table:style-name="ce11">
            <text:p>0.621762</text:p>
          </table:table-cell>
          <table:table-cell office:value-type="float" office:value="0.71141600000000005" table:style-name="ce11">
            <text:p>0.711416</text:p>
          </table:table-cell>
          <table:table-cell office:value-type="float" office:value="0.70018000000000002" table:style-name="ce11">
            <text:p>0.70018</text:p>
          </table:table-cell>
          <table:table-cell office:value-type="float" office:value="-3.259499999999993E-2" table:formula="of:=[.C153]-[.$C$5]" table:style-name="ce1">
            <text:p>-0.032595</text:p>
          </table:table-cell>
          <table:table-cell office:value-type="float" office:value="5.7059000000000082E-2" table:formula="of:=[.D153]-[.$C$5]" table:style-name="ce1">
            <text:p>0.057059</text:p>
          </table:table-cell>
          <table:table-cell office:value-type="float" office:value="4.5823000000000058E-2" table:formula="of:=[.E153]-[.$C$5]" table:style-name="ce1">
            <text:p>0.045823</text:p>
          </table:table-cell>
          <table:table-cell table:style-name="ce4"/>
          <table:table-cell office:value-type="float" office:value="14.8001" table:style-name="ce11">
            <text:p>14.8001</text:p>
          </table:table-cell>
          <table:table-cell office:value-type="float" office:value="0.57916599999999996" table:style-name="ce11">
            <text:p>0.579166</text:p>
          </table:table-cell>
          <table:table-cell office:value-type="float" office:value="0.71711499999999995" table:style-name="ce11">
            <text:p>0.717115</text:p>
          </table:table-cell>
          <table:table-cell office:value-type="float" office:value="0.77928200000000003" table:style-name="ce11">
            <text:p>0.779282</text:p>
          </table:table-cell>
          <table:table-cell office:value-type="float" office:value="-7.5191000000000008E-2" table:formula="of:=[.K153]-[.$C$5]" table:style-name="ce1">
            <text:p>-0.075191</text:p>
          </table:table-cell>
          <table:table-cell office:value-type="float" office:value="6.275799999999998E-2" table:formula="of:=[.L153]-[.$C$5]" table:style-name="ce1">
            <text:p>0.062758</text:p>
          </table:table-cell>
          <table:table-cell office:value-type="float" office:value="0.12492500000000006" table:formula="of:=[.M153]-[.$C$5]" table:style-name="ce1">
            <text:p>0.124925</text:p>
          </table:table-cell>
          <table:table-cell table:style-name="ce6"/>
          <table:table-cell office:value-type="float" office:value="14.8001" table:style-name="ce11">
            <text:p>14.8001</text:p>
          </table:table-cell>
          <table:table-cell office:value-type="float" office:value="0.55710700000000002" table:style-name="ce11">
            <text:p>0.557107</text:p>
          </table:table-cell>
          <table:table-cell office:value-type="float" office:value="0.75376200000000004" table:style-name="ce11">
            <text:p>0.753762</text:p>
          </table:table-cell>
          <table:table-cell office:value-type="float" office:value="0.803481" table:style-name="ce11">
            <text:p>0.803481</text:p>
          </table:table-cell>
          <table:table-cell office:value-type="float" office:value="-9.7249999999999948E-2" table:formula="of:=[.S153]-[.$C$5]" table:style-name="ce1">
            <text:p>-0.09725</text:p>
          </table:table-cell>
          <table:table-cell office:value-type="float" office:value="9.9405000000000077E-2" table:formula="of:=[.T153]-[.$C$5]" table:style-name="ce1">
            <text:p>0.099405</text:p>
          </table:table-cell>
          <table:table-cell office:value-type="float" office:value="0.14912400000000003" table:formula="of:=[.U153]-[.$C$5]" table:style-name="ce1">
            <text:p>0.149124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4.9001" table:style-name="ce11">
            <text:p>14.9001</text:p>
          </table:table-cell>
          <table:table-cell office:value-type="float" office:value="0.60765800000000003" table:style-name="ce11">
            <text:p>0.607658</text:p>
          </table:table-cell>
          <table:table-cell office:value-type="float" office:value="0.69313599999999997" table:style-name="ce11">
            <text:p>0.693136</text:p>
          </table:table-cell>
          <table:table-cell office:value-type="float" office:value="0.72273600000000005" table:style-name="ce11">
            <text:p>0.722736</text:p>
          </table:table-cell>
          <table:table-cell office:value-type="float" office:value="-4.6698999999999935E-2" table:formula="of:=[.C154]-[.$C$5]" table:style-name="ce1">
            <text:p>-0.046699</text:p>
          </table:table-cell>
          <table:table-cell office:value-type="float" office:value="3.8779000000000008E-2" table:formula="of:=[.D154]-[.$C$5]" table:style-name="ce1">
            <text:p>0.038779</text:p>
          </table:table-cell>
          <table:table-cell office:value-type="float" office:value="6.8379000000000079E-2" table:formula="of:=[.E154]-[.$C$5]" table:style-name="ce1">
            <text:p>0.068379</text:p>
          </table:table-cell>
          <table:table-cell table:style-name="ce4"/>
          <table:table-cell office:value-type="float" office:value="14.9" table:style-name="ce11">
            <text:p>14.9</text:p>
          </table:table-cell>
          <table:table-cell office:value-type="float" office:value="0.57325499999999996" table:style-name="ce11">
            <text:p>0.573255</text:p>
          </table:table-cell>
          <table:table-cell office:value-type="float" office:value="0.71938500000000005" table:style-name="ce11">
            <text:p>0.719385</text:p>
          </table:table-cell>
          <table:table-cell office:value-type="float" office:value="0.79158399999999995" table:style-name="ce11">
            <text:p>0.791584</text:p>
          </table:table-cell>
          <table:table-cell office:value-type="float" office:value="-8.1102000000000007E-2" table:formula="of:=[.K154]-[.$C$5]" table:style-name="ce1">
            <text:p>-0.081102</text:p>
          </table:table-cell>
          <table:table-cell office:value-type="float" office:value="6.5028000000000086E-2" table:formula="of:=[.L154]-[.$C$5]" table:style-name="ce1">
            <text:p>0.065028</text:p>
          </table:table-cell>
          <table:table-cell office:value-type="float" office:value="0.13722699999999999" table:formula="of:=[.M154]-[.$C$5]" table:style-name="ce1">
            <text:p>0.137227</text:p>
          </table:table-cell>
          <table:table-cell table:style-name="ce6"/>
          <table:table-cell office:value-type="float" office:value="14.9001" table:style-name="ce11">
            <text:p>14.9001</text:p>
          </table:table-cell>
          <table:table-cell office:value-type="float" office:value="0.55207600000000001" table:style-name="ce11">
            <text:p>0.552076</text:p>
          </table:table-cell>
          <table:table-cell office:value-type="float" office:value="0.74168400000000001" table:style-name="ce11">
            <text:p>0.741684</text:p>
          </table:table-cell>
          <table:table-cell office:value-type="float" office:value="0.81943100000000002" table:style-name="ce11">
            <text:p>0.819431</text:p>
          </table:table-cell>
          <table:table-cell office:value-type="float" office:value="-0.10228099999999996" table:formula="of:=[.S154]-[.$C$5]" table:style-name="ce1">
            <text:p>-0.102281</text:p>
          </table:table-cell>
          <table:table-cell office:value-type="float" office:value="8.7327000000000043E-2" table:formula="of:=[.T154]-[.$C$5]" table:style-name="ce1">
            <text:p>0.087327</text:p>
          </table:table-cell>
          <table:table-cell office:value-type="float" office:value="0.16507400000000005" table:formula="of:=[.U154]-[.$C$5]" table:style-name="ce1">
            <text:p>0.165074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5.0001" table:style-name="ce11">
            <text:p>15.0001</text:p>
          </table:table-cell>
          <table:table-cell office:value-type="float" office:value="0.59834799999999999" table:style-name="ce11">
            <text:p>0.598348</text:p>
          </table:table-cell>
          <table:table-cell office:value-type="float" office:value="0.672037" table:style-name="ce11">
            <text:p>0.672037</text:p>
          </table:table-cell>
          <table:table-cell office:value-type="float" office:value="0.73511700000000002" table:style-name="ce11">
            <text:p>0.735117</text:p>
          </table:table-cell>
          <table:table-cell office:value-type="float" office:value="-5.6008999999999975E-2" table:formula="of:=[.C155]-[.$C$5]" table:style-name="ce1">
            <text:p>-0.056009</text:p>
          </table:table-cell>
          <table:table-cell office:value-type="float" office:value="1.7680000000000029E-2" table:formula="of:=[.D155]-[.$C$5]" table:style-name="ce1">
            <text:p>0.01768</text:p>
          </table:table-cell>
          <table:table-cell office:value-type="float" office:value="8.0760000000000054E-2" table:formula="of:=[.E155]-[.$C$5]" table:style-name="ce1">
            <text:p>0.08076</text:p>
          </table:table-cell>
          <table:table-cell table:style-name="ce4"/>
          <table:table-cell office:value-type="float" office:value="15.0001" table:style-name="ce11">
            <text:p>15.0001</text:p>
          </table:table-cell>
          <table:table-cell office:value-type="float" office:value="0.57420199999999999" table:style-name="ce11">
            <text:p>0.574202</text:p>
          </table:table-cell>
          <table:table-cell office:value-type="float" office:value="0.72076899999999999" table:style-name="ce11">
            <text:p>0.720769</text:p>
          </table:table-cell>
          <table:table-cell office:value-type="float" office:value="0.78889600000000004" table:style-name="ce11">
            <text:p>0.788896</text:p>
          </table:table-cell>
          <table:table-cell office:value-type="float" office:value="-8.0154999999999976E-2" table:formula="of:=[.K155]-[.$C$5]" table:style-name="ce1">
            <text:p>-0.080155</text:p>
          </table:table-cell>
          <table:table-cell office:value-type="float" office:value="6.6412000000000027E-2" table:formula="of:=[.L155]-[.$C$5]" table:style-name="ce1">
            <text:p>0.066412</text:p>
          </table:table-cell>
          <table:table-cell office:value-type="float" office:value="0.13453900000000008" table:formula="of:=[.M155]-[.$C$5]" table:style-name="ce1">
            <text:p>0.134539</text:p>
          </table:table-cell>
          <table:table-cell table:style-name="ce6"/>
          <table:table-cell office:value-type="float" office:value="15.0001" table:style-name="ce11">
            <text:p>15.0001</text:p>
          </table:table-cell>
          <table:table-cell office:value-type="float" office:value="0.55656300000000003" table:style-name="ce11">
            <text:p>0.556563</text:p>
          </table:table-cell>
          <table:table-cell office:value-type="float" office:value="0.72784899999999997" table:style-name="ce11">
            <text:p>0.727849</text:p>
          </table:table-cell>
          <table:table-cell office:value-type="float" office:value="0.81774899999999995" table:style-name="ce11">
            <text:p>0.817749</text:p>
          </table:table-cell>
          <table:table-cell office:value-type="float" office:value="-9.7793999999999937E-2" table:formula="of:=[.S155]-[.$C$5]" table:style-name="ce1">
            <text:p>-0.097794</text:p>
          </table:table-cell>
          <table:table-cell office:value-type="float" office:value="7.3492000000000002E-2" table:formula="of:=[.T155]-[.$C$5]" table:style-name="ce1">
            <text:p>0.073492</text:p>
          </table:table-cell>
          <table:table-cell office:value-type="float" office:value="0.16339199999999998" table:formula="of:=[.U155]-[.$C$5]" table:style-name="ce1">
            <text:p>0.16339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5.1" table:style-name="ce11">
            <text:p>15.1</text:p>
          </table:table-cell>
          <table:table-cell office:value-type="float" office:value="0.593835" table:style-name="ce11">
            <text:p>0.593835</text:p>
          </table:table-cell>
          <table:table-cell office:value-type="float" office:value="0.65179100000000001" table:style-name="ce11">
            <text:p>0.651791</text:p>
          </table:table-cell>
          <table:table-cell office:value-type="float" office:value="0.73400500000000002" table:style-name="ce11">
            <text:p>0.734005</text:p>
          </table:table-cell>
          <table:table-cell office:value-type="float" office:value="-6.0521999999999965E-2" table:formula="of:=[.C156]-[.$C$5]" table:style-name="ce1">
            <text:p>-0.060522</text:p>
          </table:table-cell>
          <table:table-cell office:value-type="float" office:value="-2.5659999999999572E-3" table:formula="of:=[.D156]-[.$C$5]" table:style-name="ce1">
            <text:p>-0.002566</text:p>
          </table:table-cell>
          <table:table-cell office:value-type="float" office:value="7.9648000000000052E-2" table:formula="of:=[.E156]-[.$C$5]" table:style-name="ce1">
            <text:p>0.079648</text:p>
          </table:table-cell>
          <table:table-cell table:style-name="ce4"/>
          <table:table-cell office:value-type="float" office:value="15.100099999999999" table:style-name="ce11">
            <text:p>15.1001</text:p>
          </table:table-cell>
          <table:table-cell office:value-type="float" office:value="0.581094" table:style-name="ce11">
            <text:p>0.581094</text:p>
          </table:table-cell>
          <table:table-cell office:value-type="float" office:value="0.72019699999999998" table:style-name="ce11">
            <text:p>0.720197</text:p>
          </table:table-cell>
          <table:table-cell office:value-type="float" office:value="0.77098900000000004" table:style-name="ce11">
            <text:p>0.770989</text:p>
          </table:table-cell>
          <table:table-cell office:value-type="float" office:value="-7.3262999999999967E-2" table:formula="of:=[.K156]-[.$C$5]" table:style-name="ce1">
            <text:p>-0.073263</text:p>
          </table:table-cell>
          <table:table-cell office:value-type="float" office:value="6.584000000000001E-2" table:formula="of:=[.L156]-[.$C$5]" table:style-name="ce1">
            <text:p>0.06584</text:p>
          </table:table-cell>
          <table:table-cell office:value-type="float" office:value="0.11663200000000007" table:formula="of:=[.M156]-[.$C$5]" table:style-name="ce1">
            <text:p>0.116632</text:p>
          </table:table-cell>
          <table:table-cell table:style-name="ce6"/>
          <table:table-cell office:value-type="float" office:value="15.100099999999999" table:style-name="ce11">
            <text:p>15.1001</text:p>
          </table:table-cell>
          <table:table-cell office:value-type="float" office:value="0.56776700000000002" table:style-name="ce11">
            <text:p>0.567767</text:p>
          </table:table-cell>
          <table:table-cell office:value-type="float" office:value="0.71144499999999999" table:style-name="ce11">
            <text:p>0.711445</text:p>
          </table:table-cell>
          <table:table-cell office:value-type="float" office:value="0.79374400000000001" table:style-name="ce11">
            <text:p>0.793744</text:p>
          </table:table-cell>
          <table:table-cell office:value-type="float" office:value="-8.6589999999999945E-2" table:formula="of:=[.S156]-[.$C$5]" table:style-name="ce1">
            <text:p>-0.08659</text:p>
          </table:table-cell>
          <table:table-cell office:value-type="float" office:value="5.7088000000000028E-2" table:formula="of:=[.T156]-[.$C$5]" table:style-name="ce1">
            <text:p>0.057088</text:p>
          </table:table-cell>
          <table:table-cell office:value-type="float" office:value="0.13938700000000004" table:formula="of:=[.U156]-[.$C$5]" table:style-name="ce1">
            <text:p>0.139387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5.2" table:style-name="ce11">
            <text:p>15.2</text:p>
          </table:table-cell>
          <table:table-cell office:value-type="float" office:value="0.59319599999999995" table:style-name="ce11">
            <text:p>0.593196</text:p>
          </table:table-cell>
          <table:table-cell office:value-type="float" office:value="0.63433300000000004" table:style-name="ce11">
            <text:p>0.634333</text:p>
          </table:table-cell>
          <table:table-cell office:value-type="float" office:value="0.72160100000000005" table:style-name="ce11">
            <text:p>0.721601</text:p>
          </table:table-cell>
          <table:table-cell office:value-type="float" office:value="-6.1161000000000021E-2" table:formula="of:=[.C157]-[.$C$5]" table:style-name="ce1">
            <text:p>-0.061161</text:p>
          </table:table-cell>
          <table:table-cell office:value-type="float" office:value="-2.0023999999999931E-2" table:formula="of:=[.D157]-[.$C$5]" table:style-name="ce1">
            <text:p>-0.020024</text:p>
          </table:table-cell>
          <table:table-cell office:value-type="float" office:value="6.7244000000000081E-2" table:formula="of:=[.E157]-[.$C$5]" table:style-name="ce1">
            <text:p>0.067244</text:p>
          </table:table-cell>
          <table:table-cell table:style-name="ce4"/>
          <table:table-cell office:value-type="float" office:value="15.200100000000001" table:style-name="ce11">
            <text:p>15.2001</text:p>
          </table:table-cell>
          <table:table-cell office:value-type="float" office:value="0.59391400000000005" table:style-name="ce11">
            <text:p>0.593914</text:p>
          </table:table-cell>
          <table:table-cell office:value-type="float" office:value="0.714198" table:style-name="ce11">
            <text:p>0.714198</text:p>
          </table:table-cell>
          <table:table-cell office:value-type="float" office:value="0.74102599999999996" table:style-name="ce11">
            <text:p>0.741026</text:p>
          </table:table-cell>
          <table:table-cell office:value-type="float" office:value="-6.0442999999999913E-2" table:formula="of:=[.K157]-[.$C$5]" table:style-name="ce1">
            <text:p>-0.060443</text:p>
          </table:table-cell>
          <table:table-cell office:value-type="float" office:value="5.9841000000000033E-2" table:formula="of:=[.L157]-[.$C$5]" table:style-name="ce1">
            <text:p>0.059841</text:p>
          </table:table-cell>
          <table:table-cell office:value-type="float" office:value="8.6668999999999996E-2" table:formula="of:=[.M157]-[.$C$5]" table:style-name="ce1">
            <text:p>0.086669</text:p>
          </table:table-cell>
          <table:table-cell table:style-name="ce6"/>
          <table:table-cell office:value-type="float" office:value="15.2" table:style-name="ce11">
            <text:p>15.2</text:p>
          </table:table-cell>
          <table:table-cell office:value-type="float" office:value="0.58489899999999995" table:style-name="ce11">
            <text:p>0.584899</text:p>
          </table:table-cell>
          <table:table-cell office:value-type="float" office:value="0.69093599999999999" table:style-name="ce11">
            <text:p>0.690936</text:p>
          </table:table-cell>
          <table:table-cell office:value-type="float" office:value="0.75011899999999998" table:style-name="ce11">
            <text:p>0.750119</text:p>
          </table:table-cell>
          <table:table-cell office:value-type="float" office:value="-6.945800000000002E-2" table:formula="of:=[.S157]-[.$C$5]" table:style-name="ce1">
            <text:p>-0.069458</text:p>
          </table:table-cell>
          <table:table-cell office:value-type="float" office:value="3.6579000000000028E-2" table:formula="of:=[.T157]-[.$C$5]" table:style-name="ce1">
            <text:p>0.036579</text:p>
          </table:table-cell>
          <table:table-cell office:value-type="float" office:value="9.5762000000000014E-2" table:formula="of:=[.U157]-[.$C$5]" table:style-name="ce1">
            <text:p>0.095762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5.3" table:style-name="ce11">
            <text:p>15.3</text:p>
          </table:table-cell>
          <table:table-cell office:value-type="float" office:value="0.59604500000000005" table:style-name="ce11">
            <text:p>0.596045</text:p>
          </table:table-cell>
          <table:table-cell office:value-type="float" office:value="0.61992400000000003" table:style-name="ce11">
            <text:p>0.619924</text:p>
          </table:table-cell>
          <table:table-cell office:value-type="float" office:value="0.70145999999999997" table:style-name="ce11">
            <text:p>0.70146</text:p>
          </table:table-cell>
          <table:table-cell office:value-type="float" office:value="-5.8311999999999919E-2" table:formula="of:=[.C158]-[.$C$5]" table:style-name="ce1">
            <text:p>-0.058312</text:p>
          </table:table-cell>
          <table:table-cell office:value-type="float" office:value="-3.4432999999999936E-2" table:formula="of:=[.D158]-[.$C$5]" table:style-name="ce1">
            <text:p>-0.034433</text:p>
          </table:table-cell>
          <table:table-cell office:value-type="float" office:value="4.7103000000000006E-2" table:formula="of:=[.E158]-[.$C$5]" table:style-name="ce1">
            <text:p>0.047103</text:p>
          </table:table-cell>
          <table:table-cell table:style-name="ce4"/>
          <table:table-cell office:value-type="float" office:value="15.3001" table:style-name="ce11">
            <text:p>15.3001</text:p>
          </table:table-cell>
          <table:table-cell office:value-type="float" office:value="0.61435899999999999" table:style-name="ce11">
            <text:p>0.614359</text:p>
          </table:table-cell>
          <table:table-cell office:value-type="float" office:value="0.69891700000000001" table:style-name="ce11">
            <text:p>0.698917</text:p>
          </table:table-cell>
          <table:table-cell office:value-type="float" office:value="0.70587900000000003" table:style-name="ce11">
            <text:p>0.705879</text:p>
          </table:table-cell>
          <table:table-cell office:value-type="float" office:value="-3.9997999999999978E-2" table:formula="of:=[.K158]-[.$C$5]" table:style-name="ce1">
            <text:p>-0.039998</text:p>
          </table:table-cell>
          <table:table-cell office:value-type="float" office:value="4.4560000000000044E-2" table:formula="of:=[.L158]-[.$C$5]" table:style-name="ce1">
            <text:p>0.04456</text:p>
          </table:table-cell>
          <table:table-cell office:value-type="float" office:value="5.1522000000000068E-2" table:formula="of:=[.M158]-[.$C$5]" table:style-name="ce1">
            <text:p>0.051522</text:p>
          </table:table-cell>
          <table:table-cell table:style-name="ce6"/>
          <table:table-cell office:value-type="float" office:value="15.3" table:style-name="ce11">
            <text:p>15.3</text:p>
          </table:table-cell>
          <table:table-cell office:value-type="float" office:value="0.60746500000000003" table:style-name="ce11">
            <text:p>0.607465</text:p>
          </table:table-cell>
          <table:table-cell office:value-type="float" office:value="0.66317700000000002" table:style-name="ce11">
            <text:p>0.663177</text:p>
          </table:table-cell>
          <table:table-cell office:value-type="float" office:value="0.69334799999999996" table:style-name="ce11">
            <text:p>0.693348</text:p>
          </table:table-cell>
          <table:table-cell office:value-type="float" office:value="-4.6891999999999934E-2" table:formula="of:=[.S158]-[.$C$5]" table:style-name="ce1">
            <text:p>-0.046892</text:p>
          </table:table-cell>
          <table:table-cell office:value-type="float" office:value="8.82000000000005E-3" table:formula="of:=[.T158]-[.$C$5]" table:style-name="ce1">
            <text:p>0.00882</text:p>
          </table:table-cell>
          <table:table-cell office:value-type="float" office:value="3.8990999999999998E-2" table:formula="of:=[.U158]-[.$C$5]" table:style-name="ce1">
            <text:p>0.038991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5.4" table:style-name="ce11">
            <text:p>15.4</text:p>
          </table:table-cell>
          <table:table-cell office:value-type="float" office:value="0.60374000000000005" table:style-name="ce11">
            <text:p>0.60374</text:p>
          </table:table-cell>
          <table:table-cell office:value-type="float" office:value="0.60868199999999995" table:style-name="ce11">
            <text:p>0.608682</text:p>
          </table:table-cell>
          <table:table-cell office:value-type="float" office:value="0.67885899999999999" table:style-name="ce11">
            <text:p>0.678859</text:p>
          </table:table-cell>
          <table:table-cell office:value-type="float" office:value="-5.0616999999999912E-2" table:formula="of:=[.C159]-[.$C$5]" table:style-name="ce1">
            <text:p>-0.050617</text:p>
          </table:table-cell>
          <table:table-cell office:value-type="float" office:value="-4.5675000000000021E-2" table:formula="of:=[.D159]-[.$C$5]" table:style-name="ce1">
            <text:p>-0.045675</text:p>
          </table:table-cell>
          <table:table-cell office:value-type="float" office:value="2.4502000000000024E-2" table:formula="of:=[.E159]-[.$C$5]" table:style-name="ce1">
            <text:p>0.024502</text:p>
          </table:table-cell>
          <table:table-cell table:style-name="ce4"/>
          <table:table-cell office:value-type="float" office:value="15.4001" table:style-name="ce11">
            <text:p>15.4001</text:p>
          </table:table-cell>
          <table:table-cell office:value-type="float" office:value="0.64047500000000002" table:style-name="ce11">
            <text:p>0.640475</text:p>
          </table:table-cell>
          <table:table-cell office:value-type="float" office:value="0.67398400000000003" table:style-name="ce11">
            <text:p>0.673984</text:p>
          </table:table-cell>
          <table:table-cell office:value-type="float" office:value="0.66814899999999999" table:style-name="ce11">
            <text:p>0.668149</text:p>
          </table:table-cell>
          <table:table-cell office:value-type="float" office:value="-1.388199999999995E-2" table:formula="of:=[.K159]-[.$C$5]" table:style-name="ce1">
            <text:p>-0.013882</text:p>
          </table:table-cell>
          <table:table-cell office:value-type="float" office:value="1.9627000000000061E-2" table:formula="of:=[.L159]-[.$C$5]" table:style-name="ce1">
            <text:p>0.019627</text:p>
          </table:table-cell>
          <table:table-cell office:value-type="float" office:value="1.3792000000000026E-2" table:formula="of:=[.M159]-[.$C$5]" table:style-name="ce1">
            <text:p>0.013792</text:p>
          </table:table-cell>
          <table:table-cell table:style-name="ce6"/>
          <table:table-cell office:value-type="float" office:value="15.4" table:style-name="ce11">
            <text:p>15.4</text:p>
          </table:table-cell>
          <table:table-cell office:value-type="float" office:value="0.63440799999999997" table:style-name="ce11">
            <text:p>0.634408</text:p>
          </table:table-cell>
          <table:table-cell office:value-type="float" office:value="0.62878999999999996" table:style-name="ce11">
            <text:p>0.62879</text:p>
          </table:table-cell>
          <table:table-cell office:value-type="float" office:value="0.64412400000000003" table:style-name="ce11">
            <text:p>0.644124</text:p>
          </table:table-cell>
          <table:table-cell office:value-type="float" office:value="-1.9948999999999995E-2" table:formula="of:=[.S159]-[.$C$5]" table:style-name="ce1">
            <text:p>-0.019949</text:p>
          </table:table-cell>
          <table:table-cell office:value-type="float" office:value="-2.5567000000000006E-2" table:formula="of:=[.T159]-[.$C$5]" table:style-name="ce1">
            <text:p>-0.025567</text:p>
          </table:table-cell>
          <table:table-cell office:value-type="float" office:value="-1.0232999999999937E-2" table:formula="of:=[.U159]-[.$C$5]" table:style-name="ce1">
            <text:p>-0.010233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5.5" table:style-name="ce11">
            <text:p>15.5</text:p>
          </table:table-cell>
          <table:table-cell office:value-type="float" office:value="0.61544900000000002" table:style-name="ce11">
            <text:p>0.615449</text:p>
          </table:table-cell>
          <table:table-cell office:value-type="float" office:value="0.60086799999999996" table:style-name="ce11">
            <text:p>0.600868</text:p>
          </table:table-cell>
          <table:table-cell office:value-type="float" office:value="0.65779900000000002" table:style-name="ce11">
            <text:p>0.657799</text:p>
          </table:table-cell>
          <table:table-cell office:value-type="float" office:value="-3.8907999999999943E-2" table:formula="of:=[.C160]-[.$C$5]" table:style-name="ce1">
            <text:p>-0.038908</text:p>
          </table:table-cell>
          <table:table-cell office:value-type="float" office:value="-5.3489000000000009E-2" table:formula="of:=[.D160]-[.$C$5]" table:style-name="ce1">
            <text:p>-0.053489</text:p>
          </table:table-cell>
          <table:table-cell office:value-type="float" office:value="3.4420000000000561E-3" table:formula="of:=[.E160]-[.$C$5]" table:style-name="ce1">
            <text:p>0.003442</text:p>
          </table:table-cell>
          <table:table-cell table:style-name="ce4"/>
          <table:table-cell office:value-type="float" office:value="15.5001" table:style-name="ce11">
            <text:p>15.5001</text:p>
          </table:table-cell>
          <table:table-cell office:value-type="float" office:value="0.66990700000000003" table:style-name="ce11">
            <text:p>0.669907</text:p>
          </table:table-cell>
          <table:table-cell office:value-type="float" office:value="0.64392199999999999" table:style-name="ce11">
            <text:p>0.643922</text:p>
          </table:table-cell>
          <table:table-cell office:value-type="float" office:value="0.63291299999999995" table:style-name="ce11">
            <text:p>0.632913</text:p>
          </table:table-cell>
          <table:table-cell office:value-type="float" office:value="1.5550000000000064E-2" table:formula="of:=[.K160]-[.$C$5]" table:style-name="ce1">
            <text:p>0.01555</text:p>
          </table:table-cell>
          <table:table-cell office:value-type="float" office:value="-1.0434999999999972E-2" table:formula="of:=[.L160]-[.$C$5]" table:style-name="ce1">
            <text:p>-0.010435</text:p>
          </table:table-cell>
          <table:table-cell office:value-type="float" office:value="-2.1444000000000019E-2" table:formula="of:=[.M160]-[.$C$5]" table:style-name="ce1">
            <text:p>-0.021444</text:p>
          </table:table-cell>
          <table:table-cell table:style-name="ce6"/>
          <table:table-cell office:value-type="float" office:value="15.5001" table:style-name="ce11">
            <text:p>15.5001</text:p>
          </table:table-cell>
          <table:table-cell office:value-type="float" office:value="0.66062299999999996" table:style-name="ce11">
            <text:p>0.660623</text:p>
          </table:table-cell>
          <table:table-cell office:value-type="float" office:value="0.595912" table:style-name="ce11">
            <text:p>0.595912</text:p>
          </table:table-cell>
          <table:table-cell office:value-type="float" office:value="0.60094599999999998" table:style-name="ce11">
            <text:p>0.600946</text:p>
          </table:table-cell>
          <table:table-cell office:value-type="float" office:value="6.2659999999999938E-3" table:formula="of:=[.S160]-[.$C$5]" table:style-name="ce1">
            <text:p>0.006266</text:p>
          </table:table-cell>
          <table:table-cell office:value-type="float" office:value="-5.8444999999999969E-2" table:formula="of:=[.T160]-[.$C$5]" table:style-name="ce1">
            <text:p>-0.058445</text:p>
          </table:table-cell>
          <table:table-cell office:value-type="float" office:value="-5.3410999999999986E-2" table:formula="of:=[.U160]-[.$C$5]" table:style-name="ce1">
            <text:p>-0.053411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5.6" table:style-name="ce11">
            <text:p>15.6</text:p>
          </table:table-cell>
          <table:table-cell office:value-type="float" office:value="0.63070000000000004" table:style-name="ce11">
            <text:p>0.6307</text:p>
          </table:table-cell>
          <table:table-cell office:value-type="float" office:value="0.59688300000000005" table:style-name="ce11">
            <text:p>0.596883</text:p>
          </table:table-cell>
          <table:table-cell office:value-type="float" office:value="0.639378" table:style-name="ce11">
            <text:p>0.639378</text:p>
          </table:table-cell>
          <table:table-cell office:value-type="float" office:value="-2.3656999999999928E-2" table:formula="of:=[.C161]-[.$C$5]" table:style-name="ce1">
            <text:p>-0.023657</text:p>
          </table:table-cell>
          <table:table-cell office:value-type="float" office:value="-5.7473999999999914E-2" table:formula="of:=[.D161]-[.$C$5]" table:style-name="ce1">
            <text:p>-0.057474</text:p>
          </table:table-cell>
          <table:table-cell office:value-type="float" office:value="-1.4978999999999965E-2" table:formula="of:=[.E161]-[.$C$5]" table:style-name="ce1">
            <text:p>-0.014979</text:p>
          </table:table-cell>
          <table:table-cell table:style-name="ce4"/>
          <table:table-cell office:value-type="float" office:value="15.600099999999999" table:style-name="ce11">
            <text:p>15.6001</text:p>
          </table:table-cell>
          <table:table-cell office:value-type="float" office:value="0.69713499999999995" table:style-name="ce11">
            <text:p>0.697135</text:p>
          </table:table-cell>
          <table:table-cell office:value-type="float" office:value="0.61556200000000005" table:style-name="ce11">
            <text:p>0.615562</text:p>
          </table:table-cell>
          <table:table-cell office:value-type="float" office:value="0.60405799999999998" table:style-name="ce11">
            <text:p>0.604058</text:p>
          </table:table-cell>
          <table:table-cell office:value-type="float" office:value="4.2777999999999983E-2" table:formula="of:=[.K161]-[.$C$5]" table:style-name="ce1">
            <text:p>0.042778</text:p>
          </table:table-cell>
          <table:table-cell office:value-type="float" office:value="-3.8794999999999913E-2" table:formula="of:=[.L161]-[.$C$5]" table:style-name="ce1">
            <text:p>-0.038795</text:p>
          </table:table-cell>
          <table:table-cell office:value-type="float" office:value="-5.0298999999999983E-2" table:formula="of:=[.M161]-[.$C$5]" table:style-name="ce1">
            <text:p>-0.050299</text:p>
          </table:table-cell>
          <table:table-cell table:style-name="ce6"/>
          <table:table-cell office:value-type="float" office:value="15.600099999999999" table:style-name="ce11">
            <text:p>15.6001</text:p>
          </table:table-cell>
          <table:table-cell office:value-type="float" office:value="0.68267199999999995" table:style-name="ce11">
            <text:p>0.682672</text:p>
          </table:table-cell>
          <table:table-cell office:value-type="float" office:value="0.56650800000000001" table:style-name="ce11">
            <text:p>0.566508</text:p>
          </table:table-cell>
          <table:table-cell office:value-type="float" office:value="0.56935199999999997" table:style-name="ce11">
            <text:p>0.569352</text:p>
          </table:table-cell>
          <table:table-cell office:value-type="float" office:value="2.8314999999999979E-2" table:formula="of:=[.S161]-[.$C$5]" table:style-name="ce1">
            <text:p>0.028315</text:p>
          </table:table-cell>
          <table:table-cell office:value-type="float" office:value="-8.7848999999999955E-2" table:formula="of:=[.T161]-[.$C$5]" table:style-name="ce1">
            <text:p>-0.087849</text:p>
          </table:table-cell>
          <table:table-cell office:value-type="float" office:value="-8.5004999999999997E-2" table:formula="of:=[.U161]-[.$C$5]" table:style-name="ce1">
            <text:p>-0.085005</text:p>
          </table:table-cell>
          <table:table-cell table:style-name="ce6"/>
          <table:table-cell table:number-columns-repeated="16359"/>
        </table:table-row>
        <table:table-row table:style-name="ro2">
          <table:table-cell table:style-name="ce2"/>
          <table:table-cell office:value-type="float" office:value="15.7" table:style-name="ce11">
            <text:p>15.7</text:p>
          </table:table-cell>
          <table:table-cell office:value-type="float" office:value="0.64993400000000001" table:style-name="ce11">
            <text:p>0.649934</text:p>
          </table:table-cell>
          <table:table-cell office:value-type="float" office:value="0.59712399999999999" table:style-name="ce11">
            <text:p>0.597124</text:p>
          </table:table-cell>
          <table:table-cell office:value-type="float" office:value="0.62509400000000004" table:style-name="ce11">
            <text:p>0.625094</text:p>
          </table:table-cell>
          <table:table-cell office:value-type="float" office:value="-4.4229999999999547E-3" table:formula="of:=[.C162]-[.$C$5]" table:style-name="ce1">
            <text:p>-0.004423</text:p>
          </table:table-cell>
          <table:table-cell office:value-type="float" office:value="-5.7232999999999978E-2" table:formula="of:=[.D162]-[.$C$5]" table:style-name="ce1">
            <text:p>-0.057233</text:p>
          </table:table-cell>
          <table:table-cell office:value-type="float" office:value="-2.9262999999999928E-2" table:formula="of:=[.E162]-[.$C$5]" table:style-name="ce1">
            <text:p>-0.029263</text:p>
          </table:table-cell>
          <table:table-cell table:style-name="ce4"/>
          <table:table-cell office:value-type="float" office:value="15.700100000000001" table:style-name="ce11">
            <text:p>15.7001</text:p>
          </table:table-cell>
          <table:table-cell office:value-type="float" office:value="0.71745199999999998" table:style-name="ce11">
            <text:p>0.717452</text:p>
          </table:table-cell>
          <table:table-cell office:value-type="float" office:value="0.59386000000000005" table:style-name="ce11">
            <text:p>0.59386</text:p>
          </table:table-cell>
          <table:table-cell office:value-type="float" office:value="0.58057199999999998" table:style-name="ce11">
            <text:p>0.580572</text:p>
          </table:table-cell>
          <table:table-cell office:value-type="float" office:value="6.3095000000000012E-2" table:formula="of:=[.K162]-[.$C$5]" table:style-name="ce1">
            <text:p>0.063095</text:p>
          </table:table-cell>
          <table:table-cell office:value-type="float" office:value="-6.0496999999999912E-2" table:formula="of:=[.L162]-[.$C$5]" table:style-name="ce1">
            <text:p>-0.060497</text:p>
          </table:table-cell>
          <table:table-cell office:value-type="float" office:value="-7.3784999999999989E-2" table:formula="of:=[.M162]-[.$C$5]" table:style-name="ce1">
            <text:p>-0.073785</text:p>
          </table:table-cell>
          <table:table-cell table:style-name="ce4"/>
          <table:table-cell office:value-type="float" office:value="15.7" table:style-name="ce11">
            <text:p>15.7</text:p>
          </table:table-cell>
          <table:table-cell office:value-type="float" office:value="0.69952700000000001" table:style-name="ce11">
            <text:p>0.699527</text:p>
          </table:table-cell>
          <table:table-cell office:value-type="float" office:value="0.54974500000000004" table:style-name="ce11">
            <text:p>0.549745</text:p>
          </table:table-cell>
          <table:table-cell office:value-type="float" office:value="0.546593" table:style-name="ce11">
            <text:p>0.546593</text:p>
          </table:table-cell>
          <table:table-cell office:value-type="float" office:value="4.5170000000000043E-2" table:formula="of:=[.S162]-[.$C$5]" table:style-name="ce1">
            <text:p>0.04517</text:p>
          </table:table-cell>
          <table:table-cell office:value-type="float" office:value="-0.10461199999999993" table:formula="of:=[.T162]-[.$C$5]" table:style-name="ce1">
            <text:p>-0.104612</text:p>
          </table:table-cell>
          <table:table-cell office:value-type="float" office:value="-0.10776399999999997" table:formula="of:=[.U162]-[.$C$5]" table:style-name="ce1">
            <text:p>-0.107764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5.8001" table:style-name="ce11">
            <text:p>15.8001</text:p>
          </table:table-cell>
          <table:table-cell office:value-type="float" office:value="0.67127199999999998" table:style-name="ce11">
            <text:p>0.671272</text:p>
          </table:table-cell>
          <table:table-cell office:value-type="float" office:value="0.60107500000000003" table:style-name="ce11">
            <text:p>0.601075</text:p>
          </table:table-cell>
          <table:table-cell office:value-type="float" office:value="0.614039" table:style-name="ce11">
            <text:p>0.614039</text:p>
          </table:table-cell>
          <table:table-cell office:value-type="float" office:value="1.6915000000000013E-2" table:formula="of:=[.C163]-[.$C$5]" table:style-name="ce1">
            <text:p>0.016915</text:p>
          </table:table-cell>
          <table:table-cell office:value-type="float" office:value="-5.3281999999999941E-2" table:formula="of:=[.D163]-[.$C$5]" table:style-name="ce1">
            <text:p>-0.053282</text:p>
          </table:table-cell>
          <table:table-cell office:value-type="float" office:value="-4.0317999999999965E-2" table:formula="of:=[.E163]-[.$C$5]" table:style-name="ce1">
            <text:p>-0.040318</text:p>
          </table:table-cell>
          <table:table-cell table:style-name="ce4"/>
          <table:table-cell office:value-type="float" office:value="15.8" table:style-name="ce11">
            <text:p>15.8</text:p>
          </table:table-cell>
          <table:table-cell office:value-type="float" office:value="0.72910399999999997" table:style-name="ce11">
            <text:p>0.729104</text:p>
          </table:table-cell>
          <table:table-cell office:value-type="float" office:value="0.57966799999999996" table:style-name="ce11">
            <text:p>0.579668</text:p>
          </table:table-cell>
          <table:table-cell office:value-type="float" office:value="0.56354599999999999" table:style-name="ce11">
            <text:p>0.563546</text:p>
          </table:table-cell>
          <table:table-cell office:value-type="float" office:value="7.4747000000000008E-2" table:formula="of:=[.K163]-[.$C$5]" table:style-name="ce1">
            <text:p>0.074747</text:p>
          </table:table-cell>
          <table:table-cell office:value-type="float" office:value="-7.4689000000000005E-2" table:formula="of:=[.L163]-[.$C$5]" table:style-name="ce1">
            <text:p>-0.074689</text:p>
          </table:table-cell>
          <table:table-cell office:value-type="float" office:value="-9.0810999999999975E-2" table:formula="of:=[.M163]-[.$C$5]" table:style-name="ce1">
            <text:p>-0.090811</text:p>
          </table:table-cell>
          <table:table-cell table:style-name="ce4"/>
          <table:table-cell office:value-type="float" office:value="15.8" table:style-name="ce11">
            <text:p>15.8</text:p>
          </table:table-cell>
          <table:table-cell office:value-type="float" office:value="0.71476399999999995" table:style-name="ce11">
            <text:p>0.714764</text:p>
          </table:table-cell>
          <table:table-cell office:value-type="float" office:value="0.53969800000000001" table:style-name="ce11">
            <text:p>0.539698</text:p>
          </table:table-cell>
          <table:table-cell office:value-type="float" office:value="0.52962699999999996" table:style-name="ce11">
            <text:p>0.529627</text:p>
          </table:table-cell>
          <table:table-cell office:value-type="float" office:value="6.0406999999999988E-2" table:formula="of:=[.S163]-[.$C$5]" table:style-name="ce1">
            <text:p>0.060407</text:p>
          </table:table-cell>
          <table:table-cell office:value-type="float" office:value="-0.11465899999999996" table:formula="of:=[.T163]-[.$C$5]" table:style-name="ce1">
            <text:p>-0.114659</text:p>
          </table:table-cell>
          <table:table-cell office:value-type="float" office:value="-0.12473000000000001" table:formula="of:=[.U163]-[.$C$5]" table:style-name="ce1">
            <text:p>-0.12473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5.9" table:style-name="ce11">
            <text:p>15.9</text:p>
          </table:table-cell>
          <table:table-cell office:value-type="float" office:value="0.69312300000000004" table:style-name="ce11">
            <text:p>0.693123</text:p>
          </table:table-cell>
          <table:table-cell office:value-type="float" office:value="0.60906499999999997" table:style-name="ce11">
            <text:p>0.609065</text:p>
          </table:table-cell>
          <table:table-cell office:value-type="float" office:value="0.60513799999999995" table:style-name="ce11">
            <text:p>0.605138</text:p>
          </table:table-cell>
          <table:table-cell office:value-type="float" office:value="3.8766000000000078E-2" table:formula="of:=[.C164]-[.$C$5]" table:style-name="ce1">
            <text:p>0.038766</text:p>
          </table:table-cell>
          <table:table-cell office:value-type="float" office:value="-4.5291999999999999E-2" table:formula="of:=[.D164]-[.$C$5]" table:style-name="ce1">
            <text:p>-0.045292</text:p>
          </table:table-cell>
          <table:table-cell office:value-type="float" office:value="-4.9219000000000013E-2" table:formula="of:=[.E164]-[.$C$5]" table:style-name="ce1">
            <text:p>-0.049219</text:p>
          </table:table-cell>
          <table:table-cell table:style-name="ce4"/>
          <table:table-cell office:value-type="float" office:value="15.9001" table:style-name="ce11">
            <text:p>15.9001</text:p>
          </table:table-cell>
          <table:table-cell office:value-type="float" office:value="0.73304000000000002" table:style-name="ce11">
            <text:p>0.73304</text:p>
          </table:table-cell>
          <table:table-cell office:value-type="float" office:value="0.57406400000000002" table:style-name="ce11">
            <text:p>0.574064</text:p>
          </table:table-cell>
          <table:table-cell office:value-type="float" office:value="0.55485600000000002" table:style-name="ce11">
            <text:p>0.554856</text:p>
          </table:table-cell>
          <table:table-cell office:value-type="float" office:value="7.8683000000000058E-2" table:formula="of:=[.K164]-[.$C$5]" table:style-name="ce1">
            <text:p>0.078683</text:p>
          </table:table-cell>
          <table:table-cell office:value-type="float" office:value="-8.0292999999999948E-2" table:formula="of:=[.L164]-[.$C$5]" table:style-name="ce1">
            <text:p>-0.080293</text:p>
          </table:table-cell>
          <table:table-cell office:value-type="float" office:value="-9.9500999999999951E-2" table:formula="of:=[.M164]-[.$C$5]" table:style-name="ce1">
            <text:p>-0.099501</text:p>
          </table:table-cell>
          <table:table-cell table:style-name="ce4"/>
          <table:table-cell office:value-type="float" office:value="15.9001" table:style-name="ce11">
            <text:p>15.9001</text:p>
          </table:table-cell>
          <table:table-cell office:value-type="float" office:value="0.73163199999999995" table:style-name="ce11">
            <text:p>0.731632</text:p>
          </table:table-cell>
          <table:table-cell office:value-type="float" office:value="0.53707099999999997" table:style-name="ce11">
            <text:p>0.537071</text:p>
          </table:table-cell>
          <table:table-cell office:value-type="float" office:value="0.51982700000000004" table:style-name="ce11">
            <text:p>0.519827</text:p>
          </table:table-cell>
          <table:table-cell office:value-type="float" office:value="7.7274999999999983E-2" table:formula="of:=[.S164]-[.$C$5]" table:style-name="ce1">
            <text:p>0.077275</text:p>
          </table:table-cell>
          <table:table-cell office:value-type="float" office:value="-0.117286" table:formula="of:=[.T164]-[.$C$5]" table:style-name="ce1">
            <text:p>-0.117286</text:p>
          </table:table-cell>
          <table:table-cell office:value-type="float" office:value="-0.13452999999999993" table:formula="of:=[.U164]-[.$C$5]" table:style-name="ce1">
            <text:p>-0.13453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6" table:style-name="ce11">
            <text:p>16</text:p>
          </table:table-cell>
          <table:table-cell office:value-type="float" office:value="0.71256900000000001" table:style-name="ce11">
            <text:p>0.712569</text:p>
          </table:table-cell>
          <table:table-cell office:value-type="float" office:value="0.62128899999999998" table:style-name="ce11">
            <text:p>0.621289</text:p>
          </table:table-cell>
          <table:table-cell office:value-type="float" office:value="0.59979000000000005" table:style-name="ce11">
            <text:p>0.59979</text:p>
          </table:table-cell>
          <table:table-cell office:value-type="float" office:value="5.8212000000000041E-2" table:formula="of:=[.C165]-[.$C$5]" table:style-name="ce1">
            <text:p>0.058212</text:p>
          </table:table-cell>
          <table:table-cell office:value-type="float" office:value="-3.3067999999999986E-2" table:formula="of:=[.D165]-[.$C$5]" table:style-name="ce1">
            <text:p>-0.033068</text:p>
          </table:table-cell>
          <table:table-cell office:value-type="float" office:value="-5.4566999999999921E-2" table:formula="of:=[.E165]-[.$C$5]" table:style-name="ce1">
            <text:p>-0.054567</text:p>
          </table:table-cell>
          <table:table-cell table:style-name="ce4"/>
          <table:table-cell office:value-type="float" office:value="16.0001" table:style-name="ce11">
            <text:p>16.0001</text:p>
          </table:table-cell>
          <table:table-cell office:value-type="float" office:value="0.73229200000000005" table:style-name="ce11">
            <text:p>0.732292</text:p>
          </table:table-cell>
          <table:table-cell office:value-type="float" office:value="0.577179" table:style-name="ce11">
            <text:p>0.577179</text:p>
          </table:table-cell>
          <table:table-cell office:value-type="float" office:value="0.55308800000000002" table:style-name="ce11">
            <text:p>0.553088</text:p>
          </table:table-cell>
          <table:table-cell office:value-type="float" office:value="7.7935000000000088E-2" table:formula="of:=[.K165]-[.$C$5]" table:style-name="ce1">
            <text:p>0.077935</text:p>
          </table:table-cell>
          <table:table-cell office:value-type="float" office:value="-7.7177999999999969E-2" table:formula="of:=[.L165]-[.$C$5]" table:style-name="ce1">
            <text:p>-0.077178</text:p>
          </table:table-cell>
          <table:table-cell office:value-type="float" office:value="-0.10126899999999994" table:formula="of:=[.M165]-[.$C$5]" table:style-name="ce1">
            <text:p>-0.101269</text:p>
          </table:table-cell>
          <table:table-cell table:style-name="ce4"/>
          <table:table-cell office:value-type="float" office:value="16" table:style-name="ce11">
            <text:p>16</text:p>
          </table:table-cell>
          <table:table-cell office:value-type="float" office:value="0.75286299999999995" table:style-name="ce11">
            <text:p>0.752863</text:p>
          </table:table-cell>
          <table:table-cell office:value-type="float" office:value="0.54534300000000002" table:style-name="ce11">
            <text:p>0.545343</text:p>
          </table:table-cell>
          <table:table-cell office:value-type="float" office:value="0.52119800000000005" table:style-name="ce11">
            <text:p>0.521198</text:p>
          </table:table-cell>
          <table:table-cell office:value-type="float" office:value="9.8505999999999982E-2" table:formula="of:=[.S165]-[.$C$5]" table:style-name="ce1">
            <text:p>0.098506</text:p>
          </table:table-cell>
          <table:table-cell office:value-type="float" office:value="-0.10901399999999994" table:formula="of:=[.T165]-[.$C$5]" table:style-name="ce1">
            <text:p>-0.109014</text:p>
          </table:table-cell>
          <table:table-cell office:value-type="float" office:value="-0.13315899999999992" table:formula="of:=[.U165]-[.$C$5]" table:style-name="ce1">
            <text:p>-0.133159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6.100100000000001" table:style-name="ce11">
            <text:p>16.1001</text:p>
          </table:table-cell>
          <table:table-cell office:value-type="float" office:value="0.72665500000000005" table:style-name="ce11">
            <text:p>0.726655</text:p>
          </table:table-cell>
          <table:table-cell office:value-type="float" office:value="0.63808799999999999" table:style-name="ce11">
            <text:p>0.638088</text:p>
          </table:table-cell>
          <table:table-cell office:value-type="float" office:value="0.59782500000000005" table:style-name="ce11">
            <text:p>0.597825</text:p>
          </table:table-cell>
          <table:table-cell office:value-type="float" office:value="7.2298000000000084E-2" table:formula="of:=[.C166]-[.$C$5]" table:style-name="ce1">
            <text:p>0.072298</text:p>
          </table:table-cell>
          <table:table-cell office:value-type="float" office:value="-1.6268999999999978E-2" table:formula="of:=[.D166]-[.$C$5]" table:style-name="ce1">
            <text:p>-0.016269</text:p>
          </table:table-cell>
          <table:table-cell office:value-type="float" office:value="-5.6531999999999916E-2" table:formula="of:=[.E166]-[.$C$5]" table:style-name="ce1">
            <text:p>-0.056532</text:p>
          </table:table-cell>
          <table:table-cell table:style-name="ce4"/>
          <table:table-cell office:value-type="float" office:value="16.100000000000001" table:style-name="ce11">
            <text:p>16.1</text:p>
          </table:table-cell>
          <table:table-cell office:value-type="float" office:value="0.72772700000000001" table:style-name="ce11">
            <text:p>0.727727</text:p>
          </table:table-cell>
          <table:table-cell office:value-type="float" office:value="0.58761300000000005" table:style-name="ce11">
            <text:p>0.587613</text:p>
          </table:table-cell>
          <table:table-cell office:value-type="float" office:value="0.55801900000000004" table:style-name="ce11">
            <text:p>0.558019</text:p>
          </table:table-cell>
          <table:table-cell office:value-type="float" office:value="7.3370000000000046E-2" table:formula="of:=[.K166]-[.$C$5]" table:style-name="ce1">
            <text:p>0.07337</text:p>
          </table:table-cell>
          <table:table-cell office:value-type="float" office:value="-6.6743999999999915E-2" table:formula="of:=[.L166]-[.$C$5]" table:style-name="ce1">
            <text:p>-0.066744</text:p>
          </table:table-cell>
          <table:table-cell office:value-type="float" office:value="-9.6337999999999924E-2" table:formula="of:=[.M166]-[.$C$5]" table:style-name="ce1">
            <text:p>-0.096338</text:p>
          </table:table-cell>
          <table:table-cell table:style-name="ce4"/>
          <table:table-cell office:value-type="float" office:value="16.100100000000001" table:style-name="ce11">
            <text:p>16.1001</text:p>
          </table:table-cell>
          <table:table-cell office:value-type="float" office:value="0.76841499999999996" table:style-name="ce11">
            <text:p>0.768415</text:p>
          </table:table-cell>
          <table:table-cell office:value-type="float" office:value="0.56476700000000002" table:style-name="ce11">
            <text:p>0.564767</text:p>
          </table:table-cell>
          <table:table-cell office:value-type="float" office:value="0.53279500000000002" table:style-name="ce11">
            <text:p>0.532795</text:p>
          </table:table-cell>
          <table:table-cell office:value-type="float" office:value="0.11405799999999999" table:formula="of:=[.S166]-[.$C$5]" table:style-name="ce1">
            <text:p>0.114058</text:p>
          </table:table-cell>
          <table:table-cell office:value-type="float" office:value="-8.9589999999999947E-2" table:formula="of:=[.T166]-[.$C$5]" table:style-name="ce1">
            <text:p>-0.08959</text:p>
          </table:table-cell>
          <table:table-cell office:value-type="float" office:value="-0.12156199999999995" table:formula="of:=[.U166]-[.$C$5]" table:style-name="ce1">
            <text:p>-0.121562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6.2" table:style-name="ce11">
            <text:p>16.2</text:p>
          </table:table-cell>
          <table:table-cell office:value-type="float" office:value="0.73201000000000005" table:style-name="ce11">
            <text:p>0.73201</text:p>
          </table:table-cell>
          <table:table-cell office:value-type="float" office:value="0.65922800000000004" table:style-name="ce11">
            <text:p>0.659228</text:p>
          </table:table-cell>
          <table:table-cell office:value-type="float" office:value="0.59840899999999997" table:style-name="ce11">
            <text:p>0.598409</text:p>
          </table:table-cell>
          <table:table-cell office:value-type="float" office:value="7.7653000000000083E-2" table:formula="of:=[.C167]-[.$C$5]" table:style-name="ce1">
            <text:p>0.077653</text:p>
          </table:table-cell>
          <table:table-cell office:value-type="float" office:value="4.8710000000000697E-3" table:formula="of:=[.D167]-[.$C$5]" table:style-name="ce1">
            <text:p>0.004871</text:p>
          </table:table-cell>
          <table:table-cell office:value-type="float" office:value="-5.5947999999999998E-2" table:formula="of:=[.E167]-[.$C$5]" table:style-name="ce1">
            <text:p>-0.055948</text:p>
          </table:table-cell>
          <table:table-cell table:style-name="ce4"/>
          <table:table-cell office:value-type="float" office:value="16.2" table:style-name="ce11">
            <text:p>16.2</text:p>
          </table:table-cell>
          <table:table-cell office:value-type="float" office:value="0.71763299999999997" table:style-name="ce11">
            <text:p>0.717633</text:p>
          </table:table-cell>
          <table:table-cell office:value-type="float" office:value="0.60318300000000002" table:style-name="ce11">
            <text:p>0.603183</text:p>
          </table:table-cell>
          <table:table-cell office:value-type="float" office:value="0.57110000000000005" table:style-name="ce11">
            <text:p>0.5711</text:p>
          </table:table-cell>
          <table:table-cell office:value-type="float" office:value="6.3275999999999999E-2" table:formula="of:=[.K167]-[.$C$5]" table:style-name="ce1">
            <text:p>0.063276</text:p>
          </table:table-cell>
          <table:table-cell office:value-type="float" office:value="-5.1173999999999942E-2" table:formula="of:=[.L167]-[.$C$5]" table:style-name="ce1">
            <text:p>-0.051174</text:p>
          </table:table-cell>
          <table:table-cell office:value-type="float" office:value="-8.3256999999999914E-2" table:formula="of:=[.M167]-[.$C$5]" table:style-name="ce1">
            <text:p>-0.083257</text:p>
          </table:table-cell>
          <table:table-cell table:style-name="ce4"/>
          <table:table-cell office:value-type="float" office:value="16.2" table:style-name="ce11">
            <text:p>16.2</text:p>
          </table:table-cell>
          <table:table-cell office:value-type="float" office:value="0.77559400000000001" table:style-name="ce11">
            <text:p>0.775594</text:p>
          </table:table-cell>
          <table:table-cell office:value-type="float" office:value="0.59448400000000001" table:style-name="ce11">
            <text:p>0.594484</text:p>
          </table:table-cell>
          <table:table-cell office:value-type="float" office:value="0.55223800000000001" table:style-name="ce11">
            <text:p>0.552238</text:p>
          </table:table-cell>
          <table:table-cell office:value-type="float" office:value="0.12123700000000004" table:formula="of:=[.S167]-[.$C$5]" table:style-name="ce1">
            <text:p>0.121237</text:p>
          </table:table-cell>
          <table:table-cell office:value-type="float" office:value="-5.9872999999999954E-2" table:formula="of:=[.T167]-[.$C$5]" table:style-name="ce1">
            <text:p>-0.059873</text:p>
          </table:table-cell>
          <table:table-cell office:value-type="float" office:value="-0.10211899999999996" table:formula="of:=[.U167]-[.$C$5]" table:style-name="ce1">
            <text:p>-0.102119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6.3001" table:style-name="ce11">
            <text:p>16.3001</text:p>
          </table:table-cell>
          <table:table-cell office:value-type="float" office:value="0.72670100000000004" table:style-name="ce11">
            <text:p>0.726701</text:p>
          </table:table-cell>
          <table:table-cell office:value-type="float" office:value="0.682975" table:style-name="ce11">
            <text:p>0.682975</text:p>
          </table:table-cell>
          <table:table-cell office:value-type="float" office:value="0.60307200000000005" table:style-name="ce11">
            <text:p>0.603072</text:p>
          </table:table-cell>
          <table:table-cell office:value-type="float" office:value="7.2344000000000075E-2" table:formula="of:=[.C168]-[.$C$5]" table:style-name="ce1">
            <text:p>0.072344</text:p>
          </table:table-cell>
          <table:table-cell office:value-type="float" office:value="2.8618000000000032E-2" table:formula="of:=[.D168]-[.$C$5]" table:style-name="ce1">
            <text:p>0.028618</text:p>
          </table:table-cell>
          <table:table-cell office:value-type="float" office:value="-5.1284999999999914E-2" table:formula="of:=[.E168]-[.$C$5]" table:style-name="ce1">
            <text:p>-0.051285</text:p>
          </table:table-cell>
          <table:table-cell table:style-name="ce4"/>
          <table:table-cell office:value-type="float" office:value="16.3001" table:style-name="ce11">
            <text:p>16.3001</text:p>
          </table:table-cell>
          <table:table-cell office:value-type="float" office:value="0.70082100000000003" table:style-name="ce11">
            <text:p>0.700821</text:p>
          </table:table-cell>
          <table:table-cell office:value-type="float" office:value="0.62308600000000003" table:style-name="ce11">
            <text:p>0.623086</text:p>
          </table:table-cell>
          <table:table-cell office:value-type="float" office:value="0.59309599999999996" table:style-name="ce11">
            <text:p>0.593096</text:p>
          </table:table-cell>
          <table:table-cell office:value-type="float" office:value="4.6464000000000061E-2" table:formula="of:=[.K168]-[.$C$5]" table:style-name="ce1">
            <text:p>0.046464</text:p>
          </table:table-cell>
          <table:table-cell office:value-type="float" office:value="-3.1270999999999938E-2" table:formula="of:=[.L168]-[.$C$5]" table:style-name="ce1">
            <text:p>-0.031271</text:p>
          </table:table-cell>
          <table:table-cell office:value-type="float" office:value="-6.126100000000001E-2" table:formula="of:=[.M168]-[.$C$5]" table:style-name="ce1">
            <text:p>-0.061261</text:p>
          </table:table-cell>
          <table:table-cell table:style-name="ce4"/>
          <table:table-cell office:value-type="float" office:value="16.3" table:style-name="ce11">
            <text:p>16.3</text:p>
          </table:table-cell>
          <table:table-cell office:value-type="float" office:value="0.74425399999999997" table:style-name="ce11">
            <text:p>0.744254</text:p>
          </table:table-cell>
          <table:table-cell office:value-type="float" office:value="0.63378900000000005" table:style-name="ce11">
            <text:p>0.633789</text:p>
          </table:table-cell>
          <table:table-cell office:value-type="float" office:value="0.58493899999999999" table:style-name="ce11">
            <text:p>0.584939</text:p>
          </table:table-cell>
          <table:table-cell office:value-type="float" office:value="8.9897000000000005E-2" table:formula="of:=[.S168]-[.$C$5]" table:style-name="ce1">
            <text:p>0.089897</text:p>
          </table:table-cell>
          <table:table-cell office:value-type="float" office:value="-2.056799999999992E-2" table:formula="of:=[.T168]-[.$C$5]" table:style-name="ce1">
            <text:p>-0.020568</text:p>
          </table:table-cell>
          <table:table-cell office:value-type="float" office:value="-6.941799999999998E-2" table:formula="of:=[.U168]-[.$C$5]" table:style-name="ce1">
            <text:p>-0.069418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6.400099999999998" table:style-name="ce11">
            <text:p>16.4001</text:p>
          </table:table-cell>
          <table:table-cell office:value-type="float" office:value="0.71176200000000001" table:style-name="ce11">
            <text:p>0.711762</text:p>
          </table:table-cell>
          <table:table-cell office:value-type="float" office:value="0.70543400000000001" table:style-name="ce11">
            <text:p>0.705434</text:p>
          </table:table-cell>
          <table:table-cell office:value-type="float" office:value="0.61282899999999996" table:style-name="ce11">
            <text:p>0.612829</text:p>
          </table:table-cell>
          <table:table-cell office:value-type="float" office:value="5.7405000000000039E-2" table:formula="of:=[.C169]-[.$C$5]" table:style-name="ce1">
            <text:p>0.057405</text:p>
          </table:table-cell>
          <table:table-cell office:value-type="float" office:value="5.1077000000000039E-2" table:formula="of:=[.D169]-[.$C$5]" table:style-name="ce1">
            <text:p>0.051077</text:p>
          </table:table-cell>
          <table:table-cell office:value-type="float" office:value="-4.1528000000000009E-2" table:formula="of:=[.E169]-[.$C$5]" table:style-name="ce1">
            <text:p>-0.041528</text:p>
          </table:table-cell>
          <table:table-cell table:style-name="ce4"/>
          <table:table-cell office:value-type="float" office:value="16.400099999999998" table:style-name="ce11">
            <text:p>16.4001</text:p>
          </table:table-cell>
          <table:table-cell office:value-type="float" office:value="0.67699500000000001" table:style-name="ce11">
            <text:p>0.676995</text:p>
          </table:table-cell>
          <table:table-cell office:value-type="float" office:value="0.64696699999999996" table:style-name="ce11">
            <text:p>0.646967</text:p>
          </table:table-cell>
          <table:table-cell office:value-type="float" office:value="0.62386399999999997" table:style-name="ce11">
            <text:p>0.623864</text:p>
          </table:table-cell>
          <table:table-cell office:value-type="float" office:value="2.2638000000000047E-2" table:formula="of:=[.K169]-[.$C$5]" table:style-name="ce1">
            <text:p>0.022638</text:p>
          </table:table-cell>
          <table:table-cell office:value-type="float" office:value="-7.3900000000000077E-3" table:formula="of:=[.L169]-[.$C$5]" table:style-name="ce1">
            <text:p>-0.00739</text:p>
          </table:table-cell>
          <table:table-cell office:value-type="float" office:value="-3.0492999999999992E-2" table:formula="of:=[.M169]-[.$C$5]" table:style-name="ce1">
            <text:p>-0.030493</text:p>
          </table:table-cell>
          <table:table-cell table:style-name="ce4"/>
          <table:table-cell office:value-type="float" office:value="16.399999999999999" table:style-name="ce11">
            <text:p>16.4</text:p>
          </table:table-cell>
          <table:table-cell office:value-type="float" office:value="0.68919299999999994" table:style-name="ce11">
            <text:p>0.689193</text:p>
          </table:table-cell>
          <table:table-cell office:value-type="float" office:value="0.68528599999999995" table:style-name="ce11">
            <text:p>0.685286</text:p>
          </table:table-cell>
          <table:table-cell office:value-type="float" office:value="0.62873699999999999" table:style-name="ce11">
            <text:p>0.628737</text:p>
          </table:table-cell>
          <table:table-cell office:value-type="float" office:value="3.4835999999999978E-2" table:formula="of:=[.S169]-[.$C$5]" table:style-name="ce1">
            <text:p>0.034836</text:p>
          </table:table-cell>
          <table:table-cell office:value-type="float" office:value="3.0928999999999984E-2" table:formula="of:=[.T169]-[.$C$5]" table:style-name="ce1">
            <text:p>0.030929</text:p>
          </table:table-cell>
          <table:table-cell office:value-type="float" office:value="-2.5619999999999976E-2" table:formula="of:=[.U169]-[.$C$5]" table:style-name="ce1">
            <text:p>-0.02562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6.5" table:style-name="ce11">
            <text:p>16.5</text:p>
          </table:table-cell>
          <table:table-cell office:value-type="float" office:value="0.690191" table:style-name="ce11">
            <text:p>0.690191</text:p>
          </table:table-cell>
          <table:table-cell office:value-type="float" office:value="0.72285999999999995" table:style-name="ce11">
            <text:p>0.72286</text:p>
          </table:table-cell>
          <table:table-cell office:value-type="float" office:value="0.627556" table:style-name="ce11">
            <text:p>0.627556</text:p>
          </table:table-cell>
          <table:table-cell office:value-type="float" office:value="3.5834000000000032E-2" table:formula="of:=[.C170]-[.$C$5]" table:style-name="ce1">
            <text:p>0.035834</text:p>
          </table:table-cell>
          <table:table-cell office:value-type="float" office:value="6.8502999999999981E-2" table:formula="of:=[.D170]-[.$C$5]" table:style-name="ce1">
            <text:p>0.068503</text:p>
          </table:table-cell>
          <table:table-cell office:value-type="float" office:value="-2.6800999999999964E-2" table:formula="of:=[.E170]-[.$C$5]" table:style-name="ce1">
            <text:p>-0.026801</text:p>
          </table:table-cell>
          <table:table-cell table:style-name="ce4"/>
          <table:table-cell office:value-type="float" office:value="16.5001" table:style-name="ce11">
            <text:p>16.5001</text:p>
          </table:table-cell>
          <table:table-cell office:value-type="float" office:value="0.64825100000000002" table:style-name="ce11">
            <text:p>0.648251</text:p>
          </table:table-cell>
          <table:table-cell office:value-type="float" office:value="0.67200300000000002" table:style-name="ce11">
            <text:p>0.672003</text:p>
          </table:table-cell>
          <table:table-cell office:value-type="float" office:value="0.660883" table:style-name="ce11">
            <text:p>0.660883</text:p>
          </table:table-cell>
          <table:table-cell office:value-type="float" office:value="-6.1059999999999448E-3" table:formula="of:=[.K170]-[.$C$5]" table:style-name="ce1">
            <text:p>-0.006106</text:p>
          </table:table-cell>
          <table:table-cell office:value-type="float" office:value="1.7646000000000051E-2" table:formula="of:=[.L170]-[.$C$5]" table:style-name="ce1">
            <text:p>0.017646</text:p>
          </table:table-cell>
          <table:table-cell office:value-type="float" office:value="6.5260000000000318E-3" table:formula="of:=[.M170]-[.$C$5]" table:style-name="ce1">
            <text:p>0.006526</text:p>
          </table:table-cell>
          <table:table-cell table:style-name="ce4"/>
          <table:table-cell office:value-type="float" office:value="16.5001" table:style-name="ce11">
            <text:p>16.5001</text:p>
          </table:table-cell>
          <table:table-cell office:value-type="float" office:value="0.62553199999999998" table:style-name="ce11">
            <text:p>0.625532</text:p>
          </table:table-cell>
          <table:table-cell office:value-type="float" office:value="0.73925200000000002" table:style-name="ce11">
            <text:p>0.739252</text:p>
          </table:table-cell>
          <table:table-cell office:value-type="float" office:value="0.68071599999999999" table:style-name="ce11">
            <text:p>0.680716</text:p>
          </table:table-cell>
          <table:table-cell office:value-type="float" office:value="-2.882499999999999E-2" table:formula="of:=[.S170]-[.$C$5]" table:style-name="ce1">
            <text:p>-0.028825</text:p>
          </table:table-cell>
          <table:table-cell office:value-type="float" office:value="8.4895000000000054E-2" table:formula="of:=[.T170]-[.$C$5]" table:style-name="ce1">
            <text:p>0.084895</text:p>
          </table:table-cell>
          <table:table-cell office:value-type="float" office:value="2.6359000000000021E-2" table:formula="of:=[.U170]-[.$C$5]" table:style-name="ce1">
            <text:p>0.026359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6.600100000000001" table:style-name="ce11">
            <text:p>16.6001</text:p>
          </table:table-cell>
          <table:table-cell office:value-type="float" office:value="0.66627800000000004" table:style-name="ce11">
            <text:p>0.666278</text:p>
          </table:table-cell>
          <table:table-cell office:value-type="float" office:value="0.73035099999999997" table:style-name="ce11">
            <text:p>0.730351</text:p>
          </table:table-cell>
          <table:table-cell office:value-type="float" office:value="0.64731300000000003" table:style-name="ce11">
            <text:p>0.647313</text:p>
          </table:table-cell>
          <table:table-cell office:value-type="float" office:value="1.192100000000007E-2" table:formula="of:=[.C171]-[.$C$5]" table:style-name="ce1">
            <text:p>0.011921</text:p>
          </table:table-cell>
          <table:table-cell office:value-type="float" office:value="7.5994000000000006E-2" table:formula="of:=[.D171]-[.$C$5]" table:style-name="ce1">
            <text:p>0.075994</text:p>
          </table:table-cell>
          <table:table-cell office:value-type="float" office:value="-7.0439999999999392E-3" table:formula="of:=[.E171]-[.$C$5]" table:style-name="ce1">
            <text:p>-0.007044</text:p>
          </table:table-cell>
          <table:table-cell table:style-name="ce4"/>
          <table:table-cell office:value-type="float" office:value="16.600100000000001" table:style-name="ce11">
            <text:p>16.6001</text:p>
          </table:table-cell>
          <table:table-cell office:value-type="float" office:value="0.620197" table:style-name="ce11">
            <text:p>0.620197</text:p>
          </table:table-cell>
          <table:table-cell office:value-type="float" office:value="0.69330499999999995" table:style-name="ce11">
            <text:p>0.693305</text:p>
          </table:table-cell>
          <table:table-cell office:value-type="float" office:value="0.70022399999999996" table:style-name="ce11">
            <text:p>0.700224</text:p>
          </table:table-cell>
          <table:table-cell office:value-type="float" office:value="-3.4159999999999968E-2" table:formula="of:=[.K171]-[.$C$5]" table:style-name="ce1">
            <text:p>-0.03416</text:p>
          </table:table-cell>
          <table:table-cell office:value-type="float" office:value="3.8947999999999983E-2" table:formula="of:=[.L171]-[.$C$5]" table:style-name="ce1">
            <text:p>0.038948</text:p>
          </table:table-cell>
          <table:table-cell office:value-type="float" office:value="4.5866999999999991E-2" table:formula="of:=[.M171]-[.$C$5]" table:style-name="ce1">
            <text:p>0.045867</text:p>
          </table:table-cell>
          <table:table-cell table:style-name="ce4"/>
          <table:table-cell office:value-type="float" office:value="16.600100000000001" table:style-name="ce11">
            <text:p>16.6001</text:p>
          </table:table-cell>
          <table:table-cell office:value-type="float" office:value="0.58145100000000005" table:style-name="ce11">
            <text:p>0.581451</text:p>
          </table:table-cell>
          <table:table-cell office:value-type="float" office:value="0.768953" table:style-name="ce11">
            <text:p>0.768953</text:p>
          </table:table-cell>
          <table:table-cell office:value-type="float" office:value="0.73371799999999998" table:style-name="ce11">
            <text:p>0.733718</text:p>
          </table:table-cell>
          <table:table-cell office:value-type="float" office:value="-7.2905999999999915E-2" table:formula="of:=[.S171]-[.$C$5]" table:style-name="ce1">
            <text:p>-0.072906</text:p>
          </table:table-cell>
          <table:table-cell office:value-type="float" office:value="0.11459600000000003" table:formula="of:=[.T171]-[.$C$5]" table:style-name="ce1">
            <text:p>0.114596</text:p>
          </table:table-cell>
          <table:table-cell office:value-type="float" office:value="7.9361000000000015E-2" table:formula="of:=[.U171]-[.$C$5]" table:style-name="ce1">
            <text:p>0.079361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6.7" table:style-name="ce11">
            <text:p>16.7</text:p>
          </table:table-cell>
          <table:table-cell office:value-type="float" office:value="0.64385000000000003" table:style-name="ce11">
            <text:p>0.64385</text:p>
          </table:table-cell>
          <table:table-cell office:value-type="float" office:value="0.72582599999999997" table:style-name="ce11">
            <text:p>0.725826</text:p>
          </table:table-cell>
          <table:table-cell office:value-type="float" office:value="0.67124799999999996" table:style-name="ce11">
            <text:p>0.671248</text:p>
          </table:table-cell>
          <table:table-cell office:value-type="float" office:value="-1.0506999999999933E-2" table:formula="of:=[.C172]-[.$C$5]" table:style-name="ce1">
            <text:p>-0.010507</text:p>
          </table:table-cell>
          <table:table-cell office:value-type="float" office:value="7.1469000000000005E-2" table:formula="of:=[.D172]-[.$C$5]" table:style-name="ce1">
            <text:p>0.071469</text:p>
          </table:table-cell>
          <table:table-cell office:value-type="float" office:value="1.6890999999999989E-2" table:formula="of:=[.E172]-[.$C$5]" table:style-name="ce1">
            <text:p>0.016891</text:p>
          </table:table-cell>
          <table:table-cell table:style-name="ce4"/>
          <table:table-cell office:value-type="float" office:value="16.7" table:style-name="ce11">
            <text:p>16.7</text:p>
          </table:table-cell>
          <table:table-cell office:value-type="float" office:value="0.59734299999999996" table:style-name="ce11">
            <text:p>0.597343</text:p>
          </table:table-cell>
          <table:table-cell office:value-type="float" office:value="0.70726500000000003" table:style-name="ce11">
            <text:p>0.707265</text:p>
          </table:table-cell>
          <table:table-cell office:value-type="float" office:value="0.73943499999999995" table:style-name="ce11">
            <text:p>0.739435</text:p>
          </table:table-cell>
          <table:table-cell office:value-type="float" office:value="-5.7014000000000009E-2" table:formula="of:=[.K172]-[.$C$5]" table:style-name="ce1">
            <text:p>-0.057014</text:p>
          </table:table-cell>
          <table:table-cell office:value-type="float" office:value="5.2908000000000066E-2" table:formula="of:=[.L172]-[.$C$5]" table:style-name="ce1">
            <text:p>0.052908</text:p>
          </table:table-cell>
          <table:table-cell office:value-type="float" office:value="8.5077999999999987E-2" table:formula="of:=[.M172]-[.$C$5]" table:style-name="ce1">
            <text:p>0.085078</text:p>
          </table:table-cell>
          <table:table-cell table:style-name="ce4"/>
          <table:table-cell office:value-type="float" office:value="16.700099999999999" table:style-name="ce11">
            <text:p>16.7001</text:p>
          </table:table-cell>
          <table:table-cell office:value-type="float" office:value="0.551678" table:style-name="ce11">
            <text:p>0.551678</text:p>
          </table:table-cell>
          <table:table-cell office:value-type="float" office:value="0.77077099999999998" table:style-name="ce11">
            <text:p>0.770771</text:p>
          </table:table-cell>
          <table:table-cell office:value-type="float" office:value="0.78287899999999999" table:style-name="ce11">
            <text:p>0.782879</text:p>
          </table:table-cell>
          <table:table-cell office:value-type="float" office:value="-0.10267899999999996" table:formula="of:=[.S172]-[.$C$5]" table:style-name="ce1">
            <text:p>-0.102679</text:p>
          </table:table-cell>
          <table:table-cell office:value-type="float" office:value="0.11641400000000002" table:formula="of:=[.T172]-[.$C$5]" table:style-name="ce1">
            <text:p>0.116414</text:p>
          </table:table-cell>
          <table:table-cell office:value-type="float" office:value="0.12852200000000003" table:formula="of:=[.U172]-[.$C$5]" table:style-name="ce1">
            <text:p>0.128522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6.8" table:style-name="ce11">
            <text:p>16.8</text:p>
          </table:table-cell>
          <table:table-cell office:value-type="float" office:value="0.62491399999999997" table:style-name="ce11">
            <text:p>0.624914</text:p>
          </table:table-cell>
          <table:table-cell office:value-type="float" office:value="0.71245400000000003" table:style-name="ce11">
            <text:p>0.712454</text:p>
          </table:table-cell>
          <table:table-cell office:value-type="float" office:value="0.69650599999999996" table:style-name="ce11">
            <text:p>0.696506</text:p>
          </table:table-cell>
          <table:table-cell office:value-type="float" office:value="-2.9442999999999997E-2" table:formula="of:=[.C173]-[.$C$5]" table:style-name="ce1">
            <text:p>-0.029443</text:p>
          </table:table-cell>
          <table:table-cell office:value-type="float" office:value="5.8097000000000065E-2" table:formula="of:=[.D173]-[.$C$5]" table:style-name="ce1">
            <text:p>0.058097</text:p>
          </table:table-cell>
          <table:table-cell office:value-type="float" office:value="4.2148999999999992E-2" table:formula="of:=[.E173]-[.$C$5]" table:style-name="ce1">
            <text:p>0.042149</text:p>
          </table:table-cell>
          <table:table-cell table:style-name="ce4"/>
          <table:table-cell office:value-type="float" office:value="16.8001" table:style-name="ce11">
            <text:p>16.8001</text:p>
          </table:table-cell>
          <table:table-cell office:value-type="float" office:value="0.58085500000000001" table:style-name="ce11">
            <text:p>0.580855</text:p>
          </table:table-cell>
          <table:table-cell office:value-type="float" office:value="0.71423700000000001" table:style-name="ce11">
            <text:p>0.714237</text:p>
          </table:table-cell>
          <table:table-cell office:value-type="float" office:value="0.76854699999999998" table:style-name="ce11">
            <text:p>0.768547</text:p>
          </table:table-cell>
          <table:table-cell office:value-type="float" office:value="-7.3501999999999956E-2" table:formula="of:=[.K173]-[.$C$5]" table:style-name="ce1">
            <text:p>-0.073502</text:p>
          </table:table-cell>
          <table:table-cell office:value-type="float" office:value="5.9880000000000044E-2" table:formula="of:=[.L173]-[.$C$5]" table:style-name="ce1">
            <text:p>0.05988</text:p>
          </table:table-cell>
          <table:table-cell office:value-type="float" office:value="0.11419000000000001" table:formula="of:=[.M173]-[.$C$5]" table:style-name="ce1">
            <text:p>0.11419</text:p>
          </table:table-cell>
          <table:table-cell table:style-name="ce4"/>
          <table:table-cell office:value-type="float" office:value="16.8" table:style-name="ce11">
            <text:p>16.8</text:p>
          </table:table-cell>
          <table:table-cell office:value-type="float" office:value="0.53378300000000001" table:style-name="ce11">
            <text:p>0.533783</text:p>
          </table:table-cell>
          <table:table-cell office:value-type="float" office:value="0.76061699999999999" table:style-name="ce11">
            <text:p>0.760617</text:p>
          </table:table-cell>
          <table:table-cell office:value-type="float" office:value="0.82362299999999999" table:style-name="ce11">
            <text:p>0.823623</text:p>
          </table:table-cell>
          <table:table-cell office:value-type="float" office:value="-0.12057399999999996" table:formula="of:=[.S173]-[.$C$5]" table:style-name="ce1">
            <text:p>-0.120574</text:p>
          </table:table-cell>
          <table:table-cell office:value-type="float" office:value="0.10626000000000002" table:formula="of:=[.T173]-[.$C$5]" table:style-name="ce1">
            <text:p>0.10626</text:p>
          </table:table-cell>
          <table:table-cell office:value-type="float" office:value="0.16926600000000003" table:formula="of:=[.U173]-[.$C$5]" table:style-name="ce1">
            <text:p>0.169266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6.899999999999999" table:style-name="ce11">
            <text:p>16.9</text:p>
          </table:table-cell>
          <table:table-cell office:value-type="float" office:value="0.61011000000000004" table:style-name="ce11">
            <text:p>0.61011</text:p>
          </table:table-cell>
          <table:table-cell office:value-type="float" office:value="0.69359000000000004" table:style-name="ce11">
            <text:p>0.69359</text:p>
          </table:table-cell>
          <table:table-cell office:value-type="float" office:value="0.71874199999999999" table:style-name="ce11">
            <text:p>0.718742</text:p>
          </table:table-cell>
          <table:table-cell office:value-type="float" office:value="-4.4246999999999925E-2" table:formula="of:=[.C174]-[.$C$5]" table:style-name="ce1">
            <text:p>-0.044247</text:p>
          </table:table-cell>
          <table:table-cell office:value-type="float" office:value="3.9233000000000073E-2" table:formula="of:=[.D174]-[.$C$5]" table:style-name="ce1">
            <text:p>0.039233</text:p>
          </table:table-cell>
          <table:table-cell office:value-type="float" office:value="6.4385000000000026E-2" table:formula="of:=[.E174]-[.$C$5]" table:style-name="ce1">
            <text:p>0.064385</text:p>
          </table:table-cell>
          <table:table-cell table:style-name="ce4"/>
          <table:table-cell office:value-type="float" office:value="16.900099999999998" table:style-name="ce11">
            <text:p>16.9001</text:p>
          </table:table-cell>
          <table:table-cell office:value-type="float" office:value="0.57282200000000005" table:style-name="ce11">
            <text:p>0.572822</text:p>
          </table:table-cell>
          <table:table-cell office:value-type="float" office:value="0.71663699999999997" table:style-name="ce11">
            <text:p>0.716637</text:p>
          </table:table-cell>
          <table:table-cell office:value-type="float" office:value="0.78645399999999999" table:style-name="ce11">
            <text:p>0.786454</text:p>
          </table:table-cell>
          <table:table-cell office:value-type="float" office:value="-8.1534999999999913E-2" table:formula="of:=[.K174]-[.$C$5]" table:style-name="ce1">
            <text:p>-0.081535</text:p>
          </table:table-cell>
          <table:table-cell office:value-type="float" office:value="6.2280000000000002E-2" table:formula="of:=[.L174]-[.$C$5]" table:style-name="ce1">
            <text:p>0.06228</text:p>
          </table:table-cell>
          <table:table-cell office:value-type="float" office:value="0.13209700000000002" table:formula="of:=[.M174]-[.$C$5]" table:style-name="ce1">
            <text:p>0.132097</text:p>
          </table:table-cell>
          <table:table-cell table:style-name="ce4"/>
          <table:table-cell office:value-type="float" office:value="16.900099999999998" table:style-name="ce11">
            <text:p>16.9001</text:p>
          </table:table-cell>
          <table:table-cell office:value-type="float" office:value="0.526061" table:style-name="ce11">
            <text:p>0.526061</text:p>
          </table:table-cell>
          <table:table-cell office:value-type="float" office:value="0.74301499999999998" table:style-name="ce11">
            <text:p>0.743015</text:p>
          </table:table-cell>
          <table:table-cell office:value-type="float" office:value="0.85298700000000005" table:style-name="ce11">
            <text:p>0.852987</text:p>
          </table:table-cell>
          <table:table-cell office:value-type="float" office:value="-0.12829599999999997" table:formula="of:=[.S174]-[.$C$5]" table:style-name="ce1">
            <text:p>-0.128296</text:p>
          </table:table-cell>
          <table:table-cell office:value-type="float" office:value="8.8658000000000015E-2" table:formula="of:=[.T174]-[.$C$5]" table:style-name="ce1">
            <text:p>0.088658</text:p>
          </table:table-cell>
          <table:table-cell office:value-type="float" office:value="0.19863000000000008" table:formula="of:=[.U174]-[.$C$5]" table:style-name="ce1">
            <text:p>0.19863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7" table:style-name="ce11">
            <text:p>17</text:p>
          </table:table-cell>
          <table:table-cell office:value-type="float" office:value="0.599603" table:style-name="ce11">
            <text:p>0.599603</text:p>
          </table:table-cell>
          <table:table-cell office:value-type="float" office:value="0.67231300000000005" table:style-name="ce11">
            <text:p>0.672313</text:p>
          </table:table-cell>
          <table:table-cell office:value-type="float" office:value="0.73197299999999998" table:style-name="ce11">
            <text:p>0.731973</text:p>
          </table:table-cell>
          <table:table-cell office:value-type="float" office:value="-5.4753999999999969E-2" table:formula="of:=[.C175]-[.$C$5]" table:style-name="ce1">
            <text:p>-0.054754</text:p>
          </table:table-cell>
          <table:table-cell office:value-type="float" office:value="1.7956000000000083E-2" table:formula="of:=[.D175]-[.$C$5]" table:style-name="ce1">
            <text:p>0.017956</text:p>
          </table:table-cell>
          <table:table-cell office:value-type="float" office:value="7.7616000000000018E-2" table:formula="of:=[.E175]-[.$C$5]" table:style-name="ce1">
            <text:p>0.077616</text:p>
          </table:table-cell>
          <table:table-cell table:style-name="ce4"/>
          <table:table-cell office:value-type="float" office:value="17.0001" table:style-name="ce11">
            <text:p>17.0001</text:p>
          </table:table-cell>
          <table:table-cell office:value-type="float" office:value="0.57165699999999997" table:style-name="ce11">
            <text:p>0.571657</text:p>
          </table:table-cell>
          <table:table-cell office:value-type="float" office:value="0.71775900000000004" table:style-name="ce11">
            <text:p>0.717759</text:p>
          </table:table-cell>
          <table:table-cell office:value-type="float" office:value="0.78937299999999999" table:style-name="ce11">
            <text:p>0.789373</text:p>
          </table:table-cell>
          <table:table-cell office:value-type="float" office:value="-8.2699999999999996E-2" table:formula="of:=[.K175]-[.$C$5]" table:style-name="ce1">
            <text:p>-0.0827</text:p>
          </table:table-cell>
          <table:table-cell office:value-type="float" office:value="6.3402000000000069E-2" table:formula="of:=[.L175]-[.$C$5]" table:style-name="ce1">
            <text:p>0.063402</text:p>
          </table:table-cell>
          <table:table-cell office:value-type="float" office:value="0.13501600000000002" table:formula="of:=[.M175]-[.$C$5]" table:style-name="ce1">
            <text:p>0.135016</text:p>
          </table:table-cell>
          <table:table-cell table:style-name="ce4"/>
          <table:table-cell office:value-type="float" office:value="17.0001" table:style-name="ce11">
            <text:p>17.0001</text:p>
          </table:table-cell>
          <table:table-cell office:value-type="float" office:value="0.532887" table:style-name="ce11">
            <text:p>0.532887</text:p>
          </table:table-cell>
          <table:table-cell office:value-type="float" office:value="0.72781799999999996" table:style-name="ce11">
            <text:p>0.727818</text:p>
          </table:table-cell>
          <table:table-cell office:value-type="float" office:value="0.86355800000000005" table:style-name="ce11">
            <text:p>0.863558</text:p>
          </table:table-cell>
          <table:table-cell office:value-type="float" office:value="-0.12146999999999997" table:formula="of:=[.S175]-[.$C$5]" table:style-name="ce1">
            <text:p>-0.12147</text:p>
          </table:table-cell>
          <table:table-cell office:value-type="float" office:value="7.3460999999999999E-2" table:formula="of:=[.T175]-[.$C$5]" table:style-name="ce1">
            <text:p>0.073461</text:p>
          </table:table-cell>
          <table:table-cell office:value-type="float" office:value="0.20920100000000008" table:formula="of:=[.U175]-[.$C$5]" table:style-name="ce1">
            <text:p>0.209201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7.100000000000001" table:style-name="ce11">
            <text:p>17.1</text:p>
          </table:table-cell>
          <table:table-cell office:value-type="float" office:value="0.59395500000000001" table:style-name="ce11">
            <text:p>0.593955</text:p>
          </table:table-cell>
          <table:table-cell office:value-type="float" office:value="0.65186100000000002" table:style-name="ce11">
            <text:p>0.651861</text:p>
          </table:table-cell>
          <table:table-cell office:value-type="float" office:value="0.73254900000000001" table:style-name="ce11">
            <text:p>0.732549</text:p>
          </table:table-cell>
          <table:table-cell office:value-type="float" office:value="-6.0401999999999956E-2" table:formula="of:=[.C176]-[.$C$5]" table:style-name="ce1">
            <text:p>-0.060402</text:p>
          </table:table-cell>
          <table:table-cell office:value-type="float" office:value="-2.4959999999999427E-3" table:formula="of:=[.D176]-[.$C$5]" table:style-name="ce1">
            <text:p>-0.002496</text:p>
          </table:table-cell>
          <table:table-cell office:value-type="float" office:value="7.8192000000000039E-2" table:formula="of:=[.E176]-[.$C$5]" table:style-name="ce1">
            <text:p>0.078192</text:p>
          </table:table-cell>
          <table:table-cell table:style-name="ce4"/>
          <table:table-cell office:value-type="float" office:value="17.100000000000001" table:style-name="ce11">
            <text:p>17.1</text:p>
          </table:table-cell>
          <table:table-cell office:value-type="float" office:value="0.57588899999999998" table:style-name="ce11">
            <text:p>0.575889</text:p>
          </table:table-cell>
          <table:table-cell office:value-type="float" office:value="0.71712299999999995" table:style-name="ce11">
            <text:p>0.717123</text:p>
          </table:table-cell>
          <table:table-cell office:value-type="float" office:value="0.77727900000000005" table:style-name="ce11">
            <text:p>0.777279</text:p>
          </table:table-cell>
          <table:table-cell office:value-type="float" office:value="-7.8467999999999982E-2" table:formula="of:=[.K176]-[.$C$5]" table:style-name="ce1">
            <text:p>-0.078468</text:p>
          </table:table-cell>
          <table:table-cell office:value-type="float" office:value="6.2765999999999988E-2" table:formula="of:=[.L176]-[.$C$5]" table:style-name="ce1">
            <text:p>0.062766</text:p>
          </table:table-cell>
          <table:table-cell office:value-type="float" office:value="0.12292200000000009" table:formula="of:=[.M176]-[.$C$5]" table:style-name="ce1">
            <text:p>0.122922</text:p>
          </table:table-cell>
          <table:table-cell table:style-name="ce4"/>
          <table:table-cell office:value-type="float" office:value="17.100100000000001" table:style-name="ce11">
            <text:p>17.1001</text:p>
          </table:table-cell>
          <table:table-cell office:value-type="float" office:value="0.54525500000000005" table:style-name="ce11">
            <text:p>0.545255</text:p>
          </table:table-cell>
          <table:table-cell office:value-type="float" office:value="0.71179400000000004" table:style-name="ce11">
            <text:p>0.711794</text:p>
          </table:table-cell>
          <table:table-cell office:value-type="float" office:value="0.84186099999999997" table:style-name="ce11">
            <text:p>0.841861</text:p>
          </table:table-cell>
          <table:table-cell office:value-type="float" office:value="-0.10910199999999992" table:formula="of:=[.S176]-[.$C$5]" table:style-name="ce1">
            <text:p>-0.109102</text:p>
          </table:table-cell>
          <table:table-cell office:value-type="float" office:value="5.7437000000000071E-2" table:formula="of:=[.T176]-[.$C$5]" table:style-name="ce1">
            <text:p>0.057437</text:p>
          </table:table-cell>
          <table:table-cell office:value-type="float" office:value="0.187504" table:formula="of:=[.U176]-[.$C$5]" table:style-name="ce1">
            <text:p>0.187504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7.2" table:style-name="ce11">
            <text:p>17.2</text:p>
          </table:table-cell>
          <table:table-cell office:value-type="float" office:value="0.59223099999999995" table:style-name="ce11">
            <text:p>0.592231</text:p>
          </table:table-cell>
          <table:table-cell office:value-type="float" office:value="0.63409000000000004" table:style-name="ce11">
            <text:p>0.63409</text:p>
          </table:table-cell>
          <table:table-cell office:value-type="float" office:value="0.72098300000000004" table:style-name="ce11">
            <text:p>0.720983</text:p>
          </table:table-cell>
          <table:table-cell office:value-type="float" office:value="-6.2126000000000015E-2" table:formula="of:=[.C177]-[.$C$5]" table:style-name="ce1">
            <text:p>-0.062126</text:p>
          </table:table-cell>
          <table:table-cell office:value-type="float" office:value="-2.0266999999999924E-2" table:formula="of:=[.D177]-[.$C$5]" table:style-name="ce1">
            <text:p>-0.020267</text:p>
          </table:table-cell>
          <table:table-cell office:value-type="float" office:value="6.6626000000000074E-2" table:formula="of:=[.E177]-[.$C$5]" table:style-name="ce1">
            <text:p>0.066626</text:p>
          </table:table-cell>
          <table:table-cell table:style-name="ce4"/>
          <table:table-cell office:value-type="float" office:value="17.2" table:style-name="ce11">
            <text:p>17.2</text:p>
          </table:table-cell>
          <table:table-cell office:value-type="float" office:value="0.58649700000000005" table:style-name="ce11">
            <text:p>0.586497</text:p>
          </table:table-cell>
          <table:table-cell office:value-type="float" office:value="0.71184499999999995" table:style-name="ce11">
            <text:p>0.711845</text:p>
          </table:table-cell>
          <table:table-cell office:value-type="float" office:value="0.75123700000000004" table:style-name="ce11">
            <text:p>0.751237</text:p>
          </table:table-cell>
          <table:table-cell office:value-type="float" office:value="-6.785999999999992E-2" table:formula="of:=[.K177]-[.$C$5]" table:style-name="ce1">
            <text:p>-0.06786</text:p>
          </table:table-cell>
          <table:table-cell office:value-type="float" office:value="5.7487999999999984E-2" table:formula="of:=[.L177]-[.$C$5]" table:style-name="ce1">
            <text:p>0.057488</text:p>
          </table:table-cell>
          <table:table-cell office:value-type="float" office:value="9.6880000000000077E-2" table:formula="of:=[.M177]-[.$C$5]" table:style-name="ce1">
            <text:p>0.09688</text:p>
          </table:table-cell>
          <table:table-cell table:style-name="ce4"/>
          <table:table-cell office:value-type="float" office:value="17.200099999999999" table:style-name="ce11">
            <text:p>17.2001</text:p>
          </table:table-cell>
          <table:table-cell office:value-type="float" office:value="0.56597299999999995" table:style-name="ce11">
            <text:p>0.565973</text:p>
          </table:table-cell>
          <table:table-cell office:value-type="float" office:value="0.69589400000000001" table:style-name="ce11">
            <text:p>0.695894</text:p>
          </table:table-cell>
          <table:table-cell office:value-type="float" office:value="0.78981900000000005" table:style-name="ce11">
            <text:p>0.789819</text:p>
          </table:table-cell>
          <table:table-cell office:value-type="float" office:value="-8.8384000000000018E-2" table:formula="of:=[.S177]-[.$C$5]" table:style-name="ce1">
            <text:p>-0.088384</text:p>
          </table:table-cell>
          <table:table-cell office:value-type="float" office:value="4.1537000000000046E-2" table:formula="of:=[.T177]-[.$C$5]" table:style-name="ce1">
            <text:p>0.041537</text:p>
          </table:table-cell>
          <table:table-cell office:value-type="float" office:value="0.13546200000000008" table:formula="of:=[.U177]-[.$C$5]" table:style-name="ce1">
            <text:p>0.135462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7.3" table:style-name="ce11">
            <text:p>17.3</text:p>
          </table:table-cell>
          <table:table-cell office:value-type="float" office:value="0.59404199999999996" table:style-name="ce11">
            <text:p>0.594042</text:p>
          </table:table-cell>
          <table:table-cell office:value-type="float" office:value="0.61917500000000003" table:style-name="ce11">
            <text:p>0.619175</text:p>
          </table:table-cell>
          <table:table-cell office:value-type="float" office:value="0.70147999999999999" table:style-name="ce11">
            <text:p>0.70148</text:p>
          </table:table-cell>
          <table:table-cell office:value-type="float" office:value="-6.0315000000000007E-2" table:formula="of:=[.C178]-[.$C$5]" table:style-name="ce1">
            <text:p>-0.060315</text:p>
          </table:table-cell>
          <table:table-cell office:value-type="float" office:value="-3.5181999999999936E-2" table:formula="of:=[.D178]-[.$C$5]" table:style-name="ce1">
            <text:p>-0.035182</text:p>
          </table:table-cell>
          <table:table-cell office:value-type="float" office:value="4.7123000000000026E-2" table:formula="of:=[.E178]-[.$C$5]" table:style-name="ce1">
            <text:p>0.047123</text:p>
          </table:table-cell>
          <table:table-cell table:style-name="ce4"/>
          <table:table-cell office:value-type="float" office:value="17.3001" table:style-name="ce11">
            <text:p>17.3001</text:p>
          </table:table-cell>
          <table:table-cell office:value-type="float" office:value="0.60455999999999999" table:style-name="ce11">
            <text:p>0.60456</text:p>
          </table:table-cell>
          <table:table-cell office:value-type="float" office:value="0.69837700000000003" table:style-name="ce11">
            <text:p>0.698377</text:p>
          </table:table-cell>
          <table:table-cell office:value-type="float" office:value="0.71528000000000003" table:style-name="ce11">
            <text:p>0.71528</text:p>
          </table:table-cell>
          <table:table-cell office:value-type="float" office:value="-4.979699999999998E-2" table:formula="of:=[.K178]-[.$C$5]" table:style-name="ce1">
            <text:p>-0.049797</text:p>
          </table:table-cell>
          <table:table-cell office:value-type="float" office:value="4.4020000000000059E-2" table:formula="of:=[.L178]-[.$C$5]" table:style-name="ce1">
            <text:p>0.04402</text:p>
          </table:table-cell>
          <table:table-cell office:value-type="float" office:value="6.092300000000006E-2" table:formula="of:=[.M178]-[.$C$5]" table:style-name="ce1">
            <text:p>0.060923</text:p>
          </table:table-cell>
          <table:table-cell table:style-name="ce4"/>
          <table:table-cell office:value-type="float" office:value="17.3" table:style-name="ce11">
            <text:p>17.3</text:p>
          </table:table-cell>
          <table:table-cell office:value-type="float" office:value="0.59488200000000002" table:style-name="ce11">
            <text:p>0.594882</text:p>
          </table:table-cell>
          <table:table-cell office:value-type="float" office:value="0.66915599999999997" table:style-name="ce11">
            <text:p>0.669156</text:p>
          </table:table-cell>
          <table:table-cell office:value-type="float" office:value="0.71975599999999995" table:style-name="ce11">
            <text:p>0.719756</text:p>
          </table:table-cell>
          <table:table-cell office:value-type="float" office:value="-5.9474999999999945E-2" table:formula="of:=[.S178]-[.$C$5]" table:style-name="ce1">
            <text:p>-0.059475</text:p>
          </table:table-cell>
          <table:table-cell office:value-type="float" office:value="1.4799000000000007E-2" table:formula="of:=[.T178]-[.$C$5]" table:style-name="ce1">
            <text:p>0.014799</text:p>
          </table:table-cell>
          <table:table-cell office:value-type="float" office:value="6.5398999999999985E-2" table:formula="of:=[.U178]-[.$C$5]" table:style-name="ce1">
            <text:p>0.065399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7.400099999999998" table:style-name="ce11">
            <text:p>17.4001</text:p>
          </table:table-cell>
          <table:table-cell office:value-type="float" office:value="0.60141199999999995" table:style-name="ce11">
            <text:p>0.601412</text:p>
          </table:table-cell>
          <table:table-cell office:value-type="float" office:value="0.60790100000000002" table:style-name="ce11">
            <text:p>0.607901</text:p>
          </table:table-cell>
          <table:table-cell office:value-type="float" office:value="0.67985099999999998" table:style-name="ce11">
            <text:p>0.679851</text:p>
          </table:table-cell>
          <table:table-cell office:value-type="float" office:value="-5.294500000000002E-2" table:formula="of:=[.C179]-[.$C$5]" table:style-name="ce1">
            <text:p>-0.052945</text:p>
          </table:table-cell>
          <table:table-cell office:value-type="float" office:value="-4.6455999999999942E-2" table:formula="of:=[.D179]-[.$C$5]" table:style-name="ce1">
            <text:p>-0.046456</text:p>
          </table:table-cell>
          <table:table-cell office:value-type="float" office:value="2.5494000000000017E-2" table:formula="of:=[.E179]-[.$C$5]" table:style-name="ce1">
            <text:p>0.025494</text:p>
          </table:table-cell>
          <table:table-cell table:style-name="ce4"/>
          <table:table-cell office:value-type="float" office:value="17.400099999999998" table:style-name="ce11">
            <text:p>17.4001</text:p>
          </table:table-cell>
          <table:table-cell office:value-type="float" office:value="0.63028300000000004" table:style-name="ce11">
            <text:p>0.630283</text:p>
          </table:table-cell>
          <table:table-cell office:value-type="float" office:value="0.67479699999999998" table:style-name="ce11">
            <text:p>0.674797</text:p>
          </table:table-cell>
          <table:table-cell office:value-type="float" office:value="0.67804500000000001" table:style-name="ce11">
            <text:p>0.678045</text:p>
          </table:table-cell>
          <table:table-cell office:value-type="float" office:value="-2.4073999999999929E-2" table:formula="of:=[.K179]-[.$C$5]" table:style-name="ce1">
            <text:p>-0.024074</text:p>
          </table:table-cell>
          <table:table-cell office:value-type="float" office:value="2.0440000000000014E-2" table:formula="of:=[.L179]-[.$C$5]" table:style-name="ce1">
            <text:p>0.02044</text:p>
          </table:table-cell>
          <table:table-cell office:value-type="float" office:value="2.3688000000000042E-2" table:formula="of:=[.M179]-[.$C$5]" table:style-name="ce1">
            <text:p>0.023688</text:p>
          </table:table-cell>
          <table:table-cell table:style-name="ce4"/>
          <table:table-cell office:value-type="float" office:value="17.399999999999999" table:style-name="ce11">
            <text:p>17.4</text:p>
          </table:table-cell>
          <table:table-cell office:value-type="float" office:value="0.629158" table:style-name="ce11">
            <text:p>0.629158</text:p>
          </table:table-cell>
          <table:table-cell office:value-type="float" office:value="0.63473800000000002" table:style-name="ce11">
            <text:p>0.634738</text:p>
          </table:table-cell>
          <table:table-cell office:value-type="float" office:value="0.65443300000000004" table:style-name="ce11">
            <text:p>0.654433</text:p>
          </table:table-cell>
          <table:table-cell office:value-type="float" office:value="-2.5198999999999971E-2" table:formula="of:=[.S179]-[.$C$5]" table:style-name="ce1">
            <text:p>-0.025199</text:p>
          </table:table-cell>
          <table:table-cell office:value-type="float" office:value="-1.9618999999999942E-2" table:formula="of:=[.T179]-[.$C$5]" table:style-name="ce1">
            <text:p>-0.019619</text:p>
          </table:table-cell>
          <table:table-cell office:value-type="float" office:value="7.6000000000076007E-5" table:formula="of:=[.U179]-[.$C$5]" table:style-name="ce1">
            <text:p>7.6E-05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7.5001" table:style-name="ce11">
            <text:p>17.5001</text:p>
          </table:table-cell>
          <table:table-cell office:value-type="float" office:value="0.61262099999999997" table:style-name="ce11">
            <text:p>0.612621</text:p>
          </table:table-cell>
          <table:table-cell office:value-type="float" office:value="0.60010799999999997" table:style-name="ce11">
            <text:p>0.600108</text:p>
          </table:table-cell>
          <table:table-cell office:value-type="float" office:value="0.65870099999999998" table:style-name="ce11">
            <text:p>0.658701</text:p>
          </table:table-cell>
          <table:table-cell office:value-type="float" office:value="-4.1735999999999995E-2" table:formula="of:=[.C180]-[.$C$5]" table:style-name="ce1">
            <text:p>-0.041736</text:p>
          </table:table-cell>
          <table:table-cell office:value-type="float" office:value="-5.4248999999999992E-2" table:formula="of:=[.D180]-[.$C$5]" table:style-name="ce1">
            <text:p>-0.054249</text:p>
          </table:table-cell>
          <table:table-cell office:value-type="float" office:value="4.3440000000000145E-3" table:formula="of:=[.E180]-[.$C$5]" table:style-name="ce1">
            <text:p>0.004344</text:p>
          </table:table-cell>
          <table:table-cell table:style-name="ce4"/>
          <table:table-cell office:value-type="float" office:value="17.5" table:style-name="ce11">
            <text:p>17.5</text:p>
          </table:table-cell>
          <table:table-cell office:value-type="float" office:value="0.65989299999999995" table:style-name="ce11">
            <text:p>0.659893</text:p>
          </table:table-cell>
          <table:table-cell office:value-type="float" office:value="0.64733799999999997" table:style-name="ce11">
            <text:p>0.647338</text:p>
          </table:table-cell>
          <table:table-cell office:value-type="float" office:value="0.64216300000000004" table:style-name="ce11">
            <text:p>0.642163</text:p>
          </table:table-cell>
          <table:table-cell office:value-type="float" office:value="5.5359999999999854E-3" table:formula="of:=[.K180]-[.$C$5]" table:style-name="ce1">
            <text:p>0.005536</text:p>
          </table:table-cell>
          <table:table-cell office:value-type="float" office:value="-7.0189999999999975E-3" table:formula="of:=[.L180]-[.$C$5]" table:style-name="ce1">
            <text:p>-0.007019</text:p>
          </table:table-cell>
          <table:table-cell office:value-type="float" office:value="-1.2193999999999927E-2" table:formula="of:=[.M180]-[.$C$5]" table:style-name="ce1">
            <text:p>-0.012194</text:p>
          </table:table-cell>
          <table:table-cell table:style-name="ce4"/>
          <table:table-cell office:value-type="float" office:value="17.5001" table:style-name="ce11">
            <text:p>17.5001</text:p>
          </table:table-cell>
          <table:table-cell office:value-type="float" office:value="0.66489600000000004" table:style-name="ce11">
            <text:p>0.664896</text:p>
          </table:table-cell>
          <table:table-cell office:value-type="float" office:value="0.59339399999999998" table:style-name="ce11">
            <text:p>0.593394</text:p>
          </table:table-cell>
          <table:table-cell office:value-type="float" office:value="0.59591099999999997" table:style-name="ce11">
            <text:p>0.595911</text:p>
          </table:table-cell>
          <table:table-cell office:value-type="float" office:value="1.0539000000000076E-2" table:formula="of:=[.S180]-[.$C$5]" table:style-name="ce1">
            <text:p>0.010539</text:p>
          </table:table-cell>
          <table:table-cell office:value-type="float" office:value="-6.0962999999999989E-2" table:formula="of:=[.T180]-[.$C$5]" table:style-name="ce1">
            <text:p>-0.060963</text:p>
          </table:table-cell>
          <table:table-cell office:value-type="float" office:value="-5.8445999999999998E-2" table:formula="of:=[.U180]-[.$C$5]" table:style-name="ce1">
            <text:p>-0.058446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7.600100000000001" table:style-name="ce11">
            <text:p>17.6001</text:p>
          </table:table-cell>
          <table:table-cell office:value-type="float" office:value="0.62715299999999996" table:style-name="ce11">
            <text:p>0.627153</text:p>
          </table:table-cell>
          <table:table-cell office:value-type="float" office:value="0.59560900000000006" table:style-name="ce11">
            <text:p>0.595609</text:p>
          </table:table-cell>
          <table:table-cell office:value-type="float" office:value="0.63993599999999995" table:style-name="ce11">
            <text:p>0.639936</text:p>
          </table:table-cell>
          <table:table-cell office:value-type="float" office:value="-2.7204000000000006E-2" table:formula="of:=[.C181]-[.$C$5]" table:style-name="ce1">
            <text:p>-0.027204</text:p>
          </table:table-cell>
          <table:table-cell office:value-type="float" office:value="-5.8747999999999911E-2" table:formula="of:=[.D181]-[.$C$5]" table:style-name="ce1">
            <text:p>-0.058748</text:p>
          </table:table-cell>
          <table:table-cell office:value-type="float" office:value="-1.4421000000000017E-2" table:formula="of:=[.E181]-[.$C$5]" table:style-name="ce1">
            <text:p>-0.014421</text:p>
          </table:table-cell>
          <table:table-cell table:style-name="ce4"/>
          <table:table-cell office:value-type="float" office:value="17.600100000000001" table:style-name="ce11">
            <text:p>17.6001</text:p>
          </table:table-cell>
          <table:table-cell office:value-type="float" office:value="0.69114100000000001" table:style-name="ce11">
            <text:p>0.691141</text:p>
          </table:table-cell>
          <table:table-cell office:value-type="float" office:value="0.62057399999999996" table:style-name="ce11">
            <text:p>0.620574</text:p>
          </table:table-cell>
          <table:table-cell office:value-type="float" office:value="0.60919500000000004" table:style-name="ce11">
            <text:p>0.609195</text:p>
          </table:table-cell>
          <table:table-cell office:value-type="float" office:value="3.6784000000000039E-2" table:formula="of:=[.K181]-[.$C$5]" table:style-name="ce1">
            <text:p>0.036784</text:p>
          </table:table-cell>
          <table:table-cell office:value-type="float" office:value="-3.3783000000000007E-2" table:formula="of:=[.L181]-[.$C$5]" table:style-name="ce1">
            <text:p>-0.033783</text:p>
          </table:table-cell>
          <table:table-cell office:value-type="float" office:value="-4.5161999999999924E-2" table:formula="of:=[.M181]-[.$C$5]" table:style-name="ce1">
            <text:p>-0.045162</text:p>
          </table:table-cell>
          <table:table-cell table:style-name="ce4"/>
          <table:table-cell office:value-type="float" office:value="17.600100000000001" table:style-name="ce11">
            <text:p>17.6001</text:p>
          </table:table-cell>
          <table:table-cell office:value-type="float" office:value="0.69655599999999995" table:style-name="ce11">
            <text:p>0.696556</text:p>
          </table:table-cell>
          <table:table-cell office:value-type="float" office:value="0.56401400000000002" table:style-name="ce11">
            <text:p>0.564014</text:p>
          </table:table-cell>
          <table:table-cell office:value-type="float" office:value="0.55170399999999997" table:style-name="ce11">
            <text:p>0.551704</text:p>
          </table:table-cell>
          <table:table-cell office:value-type="float" office:value="4.2198999999999987E-2" table:formula="of:=[.S181]-[.$C$5]" table:style-name="ce1">
            <text:p>0.042199</text:p>
          </table:table-cell>
          <table:table-cell office:value-type="float" office:value="-9.0342999999999951E-2" table:formula="of:=[.T181]-[.$C$5]" table:style-name="ce1">
            <text:p>-0.090343</text:p>
          </table:table-cell>
          <table:table-cell office:value-type="float" office:value="-0.10265299999999999" table:formula="of:=[.U181]-[.$C$5]" table:style-name="ce1">
            <text:p>-0.102653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7.700099999999999" table:style-name="ce11">
            <text:p>17.7001</text:p>
          </table:table-cell>
          <table:table-cell office:value-type="float" office:value="0.64526700000000003" table:style-name="ce11">
            <text:p>0.645267</text:p>
          </table:table-cell>
          <table:table-cell office:value-type="float" office:value="0.59425499999999998" table:style-name="ce11">
            <text:p>0.594255</text:p>
          </table:table-cell>
          <table:table-cell office:value-type="float" office:value="0.62451900000000005" table:style-name="ce11">
            <text:p>0.624519</text:p>
          </table:table-cell>
          <table:table-cell office:value-type="float" office:value="-9.0899999999999315E-3" table:formula="of:=[.C182]-[.$C$5]" table:style-name="ce1">
            <text:p>-0.00909</text:p>
          </table:table-cell>
          <table:table-cell office:value-type="float" office:value="-6.0101999999999989E-2" table:formula="of:=[.D182]-[.$C$5]" table:style-name="ce1">
            <text:p>-0.060102</text:p>
          </table:table-cell>
          <table:table-cell office:value-type="float" office:value="-2.983799999999992E-2" table:formula="of:=[.E182]-[.$C$5]" table:style-name="ce1">
            <text:p>-0.029838</text:p>
          </table:table-cell>
          <table:table-cell table:style-name="ce4"/>
          <table:table-cell office:value-type="float" office:value="17.700099999999999" table:style-name="ce11">
            <text:p>17.7001</text:p>
          </table:table-cell>
          <table:table-cell office:value-type="float" office:value="0.71676300000000004" table:style-name="ce11">
            <text:p>0.716763</text:p>
          </table:table-cell>
          <table:table-cell office:value-type="float" office:value="0.59892699999999999" table:style-name="ce11">
            <text:p>0.598927</text:p>
          </table:table-cell>
          <table:table-cell office:value-type="float" office:value="0.58451299999999995" table:style-name="ce11">
            <text:p>0.584513</text:p>
          </table:table-cell>
          <table:table-cell office:value-type="float" office:value="6.2406000000000073E-2" table:formula="of:=[.K182]-[.$C$5]" table:style-name="ce1">
            <text:p>0.062406</text:p>
          </table:table-cell>
          <table:table-cell office:value-type="float" office:value="-5.5429999999999979E-2" table:formula="of:=[.L182]-[.$C$5]" table:style-name="ce1">
            <text:p>-0.05543</text:p>
          </table:table-cell>
          <table:table-cell office:value-type="float" office:value="-6.9844000000000017E-2" table:formula="of:=[.M182]-[.$C$5]" table:style-name="ce1">
            <text:p>-0.069844</text:p>
          </table:table-cell>
          <table:table-cell table:style-name="ce4"/>
          <table:table-cell office:value-type="float" office:value="17.700099999999999" table:style-name="ce11">
            <text:p>17.7001</text:p>
          </table:table-cell>
          <table:table-cell office:value-type="float" office:value="0.720302" table:style-name="ce11">
            <text:p>0.720302</text:p>
          </table:table-cell>
          <table:table-cell office:value-type="float" office:value="0.54157200000000005" table:style-name="ce11">
            <text:p>0.541572</text:p>
          </table:table-cell>
          <table:table-cell office:value-type="float" office:value="0.52789399999999997" table:style-name="ce11">
            <text:p>0.527894</text:p>
          </table:table-cell>
          <table:table-cell office:value-type="float" office:value="6.5945000000000031E-2" table:formula="of:=[.S182]-[.$C$5]" table:style-name="ce1">
            <text:p>0.065945</text:p>
          </table:table-cell>
          <table:table-cell office:value-type="float" office:value="-0.11278499999999991" table:formula="of:=[.T182]-[.$C$5]" table:style-name="ce1">
            <text:p>-0.112785</text:p>
          </table:table-cell>
          <table:table-cell office:value-type="float" office:value="-0.12646299999999999" table:formula="of:=[.U182]-[.$C$5]" table:style-name="ce1">
            <text:p>-0.126463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7.8001" table:style-name="ce11">
            <text:p>17.8001</text:p>
          </table:table-cell>
          <table:table-cell office:value-type="float" office:value="0.66622999999999999" table:style-name="ce11">
            <text:p>0.66623</text:p>
          </table:table-cell>
          <table:table-cell office:value-type="float" office:value="0.59797900000000004" table:style-name="ce11">
            <text:p>0.597979</text:p>
          </table:table-cell>
          <table:table-cell office:value-type="float" office:value="0.61302400000000001" table:style-name="ce11">
            <text:p>0.613024</text:p>
          </table:table-cell>
          <table:table-cell office:value-type="float" office:value="1.1873000000000022E-2" table:formula="of:=[.C183]-[.$C$5]" table:style-name="ce1">
            <text:p>0.011873</text:p>
          </table:table-cell>
          <table:table-cell office:value-type="float" office:value="-5.6377999999999928E-2" table:formula="of:=[.D183]-[.$C$5]" table:style-name="ce1">
            <text:p>-0.056378</text:p>
          </table:table-cell>
          <table:table-cell office:value-type="float" office:value="-4.1332999999999953E-2" table:formula="of:=[.E183]-[.$C$5]" table:style-name="ce1">
            <text:p>-0.041333</text:p>
          </table:table-cell>
          <table:table-cell table:style-name="ce4"/>
          <table:table-cell office:value-type="float" office:value="17.8001" table:style-name="ce11">
            <text:p>17.8001</text:p>
          </table:table-cell>
          <table:table-cell office:value-type="float" office:value="0.73286399999999996" table:style-name="ce11">
            <text:p>0.732864</text:p>
          </table:table-cell>
          <table:table-cell office:value-type="float" office:value="0.58544499999999999" table:style-name="ce11">
            <text:p>0.585445</text:p>
          </table:table-cell>
          <table:table-cell office:value-type="float" office:value="0.56691000000000003" table:style-name="ce11">
            <text:p>0.56691</text:p>
          </table:table-cell>
          <table:table-cell office:value-type="float" office:value="7.8506999999999993E-2" table:formula="of:=[.K183]-[.$C$5]" table:style-name="ce1">
            <text:p>0.078507</text:p>
          </table:table-cell>
          <table:table-cell office:value-type="float" office:value="-6.8911999999999973E-2" table:formula="of:=[.L183]-[.$C$5]" table:style-name="ce1">
            <text:p>-0.068912</text:p>
          </table:table-cell>
          <table:table-cell office:value-type="float" office:value="-8.7446999999999941E-2" table:formula="of:=[.M183]-[.$C$5]" table:style-name="ce1">
            <text:p>-0.087447</text:p>
          </table:table-cell>
          <table:table-cell table:style-name="ce4"/>
          <table:table-cell office:value-type="float" office:value="17.8001" table:style-name="ce11">
            <text:p>17.8001</text:p>
          </table:table-cell>
          <table:table-cell office:value-type="float" office:value="0.73966100000000001" table:style-name="ce11">
            <text:p>0.739661</text:p>
          </table:table-cell>
          <table:table-cell office:value-type="float" office:value="0.52785800000000005" table:style-name="ce11">
            <text:p>0.527858</text:p>
          </table:table-cell>
          <table:table-cell office:value-type="float" office:value="0.51020799999999999" table:style-name="ce11">
            <text:p>0.510208</text:p>
          </table:table-cell>
          <table:table-cell office:value-type="float" office:value="8.5304000000000046E-2" table:formula="of:=[.S183]-[.$C$5]" table:style-name="ce1">
            <text:p>0.085304</text:p>
          </table:table-cell>
          <table:table-cell office:value-type="float" office:value="-0.12649899999999992" table:formula="of:=[.T183]-[.$C$5]" table:style-name="ce1">
            <text:p>-0.126499</text:p>
          </table:table-cell>
          <table:table-cell office:value-type="float" office:value="-0.14414899999999997" table:formula="of:=[.U183]-[.$C$5]" table:style-name="ce1">
            <text:p>-0.144149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7.900099999999998" table:style-name="ce11">
            <text:p>17.9001</text:p>
          </table:table-cell>
          <table:table-cell office:value-type="float" office:value="0.68831699999999996" table:style-name="ce11">
            <text:p>0.688317</text:p>
          </table:table-cell>
          <table:table-cell office:value-type="float" office:value="0.606105" table:style-name="ce11">
            <text:p>0.606105</text:p>
          </table:table-cell>
          <table:table-cell office:value-type="float" office:value="0.60533700000000001" table:style-name="ce11">
            <text:p>0.605337</text:p>
          </table:table-cell>
          <table:table-cell office:value-type="float" office:value="3.395999999999999E-2" table:formula="of:=[.C184]-[.$C$5]" table:style-name="ce1">
            <text:p>0.03396</text:p>
          </table:table-cell>
          <table:table-cell office:value-type="float" office:value="-4.8251999999999962E-2" table:formula="of:=[.D184]-[.$C$5]" table:style-name="ce1">
            <text:p>-0.048252</text:p>
          </table:table-cell>
          <table:table-cell office:value-type="float" office:value="-4.9019999999999953E-2" table:formula="of:=[.E184]-[.$C$5]" table:style-name="ce1">
            <text:p>-0.04902</text:p>
          </table:table-cell>
          <table:table-cell table:style-name="ce4"/>
          <table:table-cell office:value-type="float" office:value="17.900099999999998" table:style-name="ce11">
            <text:p>17.9001</text:p>
          </table:table-cell>
          <table:table-cell office:value-type="float" office:value="0.74071600000000004" table:style-name="ce11">
            <text:p>0.740716</text:p>
          </table:table-cell>
          <table:table-cell office:value-type="float" office:value="0.57843699999999998" table:style-name="ce11">
            <text:p>0.578437</text:p>
          </table:table-cell>
          <table:table-cell office:value-type="float" office:value="0.55647800000000003" table:style-name="ce11">
            <text:p>0.556478</text:p>
          </table:table-cell>
          <table:table-cell office:value-type="float" office:value="8.6359000000000075E-2" table:formula="of:=[.K184]-[.$C$5]" table:style-name="ce1">
            <text:p>0.086359</text:p>
          </table:table-cell>
          <table:table-cell office:value-type="float" office:value="-7.5919999999999987E-2" table:formula="of:=[.L184]-[.$C$5]" table:style-name="ce1">
            <text:p>-0.07592</text:p>
          </table:table-cell>
          <table:table-cell office:value-type="float" office:value="-9.7878999999999938E-2" table:formula="of:=[.M184]-[.$C$5]" table:style-name="ce1">
            <text:p>-0.097879</text:p>
          </table:table-cell>
          <table:table-cell table:style-name="ce4"/>
          <table:table-cell office:value-type="float" office:value="17.900099999999998" table:style-name="ce11">
            <text:p>17.9001</text:p>
          </table:table-cell>
          <table:table-cell office:value-type="float" office:value="0.75644100000000003" table:style-name="ce11">
            <text:p>0.756441</text:p>
          </table:table-cell>
          <table:table-cell office:value-type="float" office:value="0.52541499999999997" table:style-name="ce11">
            <text:p>0.525415</text:p>
          </table:table-cell>
          <table:table-cell office:value-type="float" office:value="0.49802600000000002" table:style-name="ce11">
            <text:p>0.498026</text:p>
          </table:table-cell>
          <table:table-cell office:value-type="float" office:value="0.10208400000000006" table:formula="of:=[.S184]-[.$C$5]" table:style-name="ce1">
            <text:p>0.102084</text:p>
          </table:table-cell>
          <table:table-cell office:value-type="float" office:value="-0.128942" table:formula="of:=[.T184]-[.$C$5]" table:style-name="ce1">
            <text:p>-0.128942</text:p>
          </table:table-cell>
          <table:table-cell office:value-type="float" office:value="-0.15633099999999994" table:formula="of:=[.U184]-[.$C$5]" table:style-name="ce1">
            <text:p>-0.156331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8.0001" table:style-name="ce11">
            <text:p>18.0001</text:p>
          </table:table-cell>
          <table:table-cell office:value-type="float" office:value="0.70884800000000003" table:style-name="ce11">
            <text:p>0.708848</text:p>
          </table:table-cell>
          <table:table-cell office:value-type="float" office:value="0.61852099999999999" table:style-name="ce11">
            <text:p>0.618521</text:p>
          </table:table-cell>
          <table:table-cell office:value-type="float" office:value="0.60055099999999995" table:style-name="ce11">
            <text:p>0.600551</text:p>
          </table:table-cell>
          <table:table-cell office:value-type="float" office:value="5.4491000000000067E-2" table:formula="of:=[.C185]-[.$C$5]" table:style-name="ce1">
            <text:p>0.054491</text:p>
          </table:table-cell>
          <table:table-cell office:value-type="float" office:value="-3.5835999999999979E-2" table:formula="of:=[.D185]-[.$C$5]" table:style-name="ce1">
            <text:p>-0.035836</text:p>
          </table:table-cell>
          <table:table-cell office:value-type="float" office:value="-5.380600000000002E-2" table:formula="of:=[.E185]-[.$C$5]" table:style-name="ce1">
            <text:p>-0.053806</text:p>
          </table:table-cell>
          <table:table-cell table:style-name="ce4"/>
          <table:table-cell office:value-type="float" office:value="18" table:style-name="ce11">
            <text:p>18</text:p>
          </table:table-cell>
          <table:table-cell office:value-type="float" office:value="0.74246500000000004" table:style-name="ce11">
            <text:p>0.742465</text:p>
          </table:table-cell>
          <table:table-cell office:value-type="float" office:value="0.57905899999999999" table:style-name="ce11">
            <text:p>0.579059</text:p>
          </table:table-cell>
          <table:table-cell office:value-type="float" office:value="0.55176099999999995" table:style-name="ce11">
            <text:p>0.551761</text:p>
          </table:table-cell>
          <table:table-cell office:value-type="float" office:value="8.8108000000000075E-2" table:formula="of:=[.K185]-[.$C$5]" table:style-name="ce1">
            <text:p>0.088108</text:p>
          </table:table-cell>
          <table:table-cell office:value-type="float" office:value="-7.5297999999999976E-2" table:formula="of:=[.L185]-[.$C$5]" table:style-name="ce1">
            <text:p>-0.075298</text:p>
          </table:table-cell>
          <table:table-cell office:value-type="float" office:value="-0.10259600000000002" table:formula="of:=[.M185]-[.$C$5]" table:style-name="ce1">
            <text:p>-0.102596</text:p>
          </table:table-cell>
          <table:table-cell table:style-name="ce4"/>
          <table:table-cell office:value-type="float" office:value="18" table:style-name="ce11">
            <text:p>18</text:p>
          </table:table-cell>
          <table:table-cell office:value-type="float" office:value="0.77023299999999995" table:style-name="ce11">
            <text:p>0.770233</text:p>
          </table:table-cell>
          <table:table-cell office:value-type="float" office:value="0.53237699999999999" table:style-name="ce11">
            <text:p>0.532377</text:p>
          </table:table-cell>
          <table:table-cell office:value-type="float" office:value="0.492618" table:style-name="ce11">
            <text:p>0.492618</text:p>
          </table:table-cell>
          <table:table-cell office:value-type="float" office:value="0.11587599999999998" table:formula="of:=[.S185]-[.$C$5]" table:style-name="ce1">
            <text:p>0.115876</text:p>
          </table:table-cell>
          <table:table-cell office:value-type="float" office:value="-0.12197999999999998" table:formula="of:=[.T185]-[.$C$5]" table:style-name="ce1">
            <text:p>-0.12198</text:p>
          </table:table-cell>
          <table:table-cell office:value-type="float" office:value="-0.16173899999999997" table:formula="of:=[.U185]-[.$C$5]" table:style-name="ce1">
            <text:p>-0.161739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8.100100000000001" table:style-name="ce11">
            <text:p>18.1001</text:p>
          </table:table-cell>
          <table:table-cell office:value-type="float" office:value="0.72538599999999998" table:style-name="ce11">
            <text:p>0.725386</text:p>
          </table:table-cell>
          <table:table-cell office:value-type="float" office:value="0.63549500000000003" table:style-name="ce11">
            <text:p>0.635495</text:p>
          </table:table-cell>
          <table:table-cell office:value-type="float" office:value="0.59823599999999999" table:style-name="ce11">
            <text:p>0.598236</text:p>
          </table:table-cell>
          <table:table-cell office:value-type="float" office:value="7.1029000000000009E-2" table:formula="of:=[.C186]-[.$C$5]" table:style-name="ce1">
            <text:p>0.071029</text:p>
          </table:table-cell>
          <table:table-cell office:value-type="float" office:value="-1.8861999999999934E-2" table:formula="of:=[.D186]-[.$C$5]" table:style-name="ce1">
            <text:p>-0.018862</text:p>
          </table:table-cell>
          <table:table-cell office:value-type="float" office:value="-5.6120999999999976E-2" table:formula="of:=[.E186]-[.$C$5]" table:style-name="ce1">
            <text:p>-0.056121</text:p>
          </table:table-cell>
          <table:table-cell table:style-name="ce4"/>
          <table:table-cell office:value-type="float" office:value="18.100000000000001" table:style-name="ce11">
            <text:p>18.1</text:p>
          </table:table-cell>
          <table:table-cell office:value-type="float" office:value="0.738923" table:style-name="ce11">
            <text:p>0.738923</text:p>
          </table:table-cell>
          <table:table-cell office:value-type="float" office:value="0.58779599999999999" table:style-name="ce11">
            <text:p>0.587796</text:p>
          </table:table-cell>
          <table:table-cell office:value-type="float" office:value="0.55427599999999999" table:style-name="ce11">
            <text:p>0.554276</text:p>
          </table:table-cell>
          <table:table-cell office:value-type="float" office:value="8.456600000000003E-2" table:formula="of:=[.K186]-[.$C$5]" table:style-name="ce1">
            <text:p>0.084566</text:p>
          </table:table-cell>
          <table:table-cell office:value-type="float" office:value="-6.6560999999999981E-2" table:formula="of:=[.L186]-[.$C$5]" table:style-name="ce1">
            <text:p>-0.066561</text:p>
          </table:table-cell>
          <table:table-cell office:value-type="float" office:value="-0.10008099999999998" table:formula="of:=[.M186]-[.$C$5]" table:style-name="ce1">
            <text:p>-0.100081</text:p>
          </table:table-cell>
          <table:table-cell table:style-name="ce4"/>
          <table:table-cell office:value-type="float" office:value="18.100100000000001" table:style-name="ce11">
            <text:p>18.1001</text:p>
          </table:table-cell>
          <table:table-cell office:value-type="float" office:value="0.78105400000000003" table:style-name="ce11">
            <text:p>0.781054</text:p>
          </table:table-cell>
          <table:table-cell office:value-type="float" office:value="0.55083199999999999" table:style-name="ce11">
            <text:p>0.550832</text:p>
          </table:table-cell>
          <table:table-cell office:value-type="float" office:value="0.496583" table:style-name="ce11">
            <text:p>0.496583</text:p>
          </table:table-cell>
          <table:table-cell office:value-type="float" office:value="0.12669700000000006" table:formula="of:=[.S186]-[.$C$5]" table:style-name="ce1">
            <text:p>0.126697</text:p>
          </table:table-cell>
          <table:table-cell office:value-type="float" office:value="-0.10352499999999998" table:formula="of:=[.T186]-[.$C$5]" table:style-name="ce1">
            <text:p>-0.103525</text:p>
          </table:table-cell>
          <table:table-cell office:value-type="float" office:value="-0.15777399999999997" table:formula="of:=[.U186]-[.$C$5]" table:style-name="ce1">
            <text:p>-0.157774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8.200099999999999" table:style-name="ce11">
            <text:p>18.2001</text:p>
          </table:table-cell>
          <table:table-cell office:value-type="float" office:value="0.73250999999999999" table:style-name="ce11">
            <text:p>0.73251</text:p>
          </table:table-cell>
          <table:table-cell office:value-type="float" office:value="0.656721" table:style-name="ce11">
            <text:p>0.656721</text:p>
          </table:table-cell>
          <table:table-cell office:value-type="float" office:value="0.59878299999999995" table:style-name="ce11">
            <text:p>0.598783</text:p>
          </table:table-cell>
          <table:table-cell office:value-type="float" office:value="7.8153000000000028E-2" table:formula="of:=[.C187]-[.$C$5]" table:style-name="ce1">
            <text:p>0.078153</text:p>
          </table:table-cell>
          <table:table-cell office:value-type="float" office:value="2.3640000000000327E-3" table:formula="of:=[.D187]-[.$C$5]" table:style-name="ce1">
            <text:p>0.002364</text:p>
          </table:table-cell>
          <table:table-cell office:value-type="float" office:value="-5.5574000000000012E-2" table:formula="of:=[.E187]-[.$C$5]" table:style-name="ce1">
            <text:p>-0.055574</text:p>
          </table:table-cell>
          <table:table-cell table:style-name="ce4"/>
          <table:table-cell office:value-type="float" office:value="18.2" table:style-name="ce11">
            <text:p>18.2</text:p>
          </table:table-cell>
          <table:table-cell office:value-type="float" office:value="0.72839900000000002" table:style-name="ce11">
            <text:p>0.728399</text:p>
          </table:table-cell>
          <table:table-cell office:value-type="float" office:value="0.60311599999999999" table:style-name="ce11">
            <text:p>0.603116</text:p>
          </table:table-cell>
          <table:table-cell office:value-type="float" office:value="0.56629799999999997" table:style-name="ce11">
            <text:p>0.566298</text:p>
          </table:table-cell>
          <table:table-cell office:value-type="float" office:value="7.4042000000000052E-2" table:formula="of:=[.K187]-[.$C$5]" table:style-name="ce1">
            <text:p>0.074042</text:p>
          </table:table-cell>
          <table:table-cell office:value-type="float" office:value="-5.1240999999999981E-2" table:formula="of:=[.L187]-[.$C$5]" table:style-name="ce1">
            <text:p>-0.051241</text:p>
          </table:table-cell>
          <table:table-cell office:value-type="float" office:value="-8.8058999999999998E-2" table:formula="of:=[.M187]-[.$C$5]" table:style-name="ce1">
            <text:p>-0.088059</text:p>
          </table:table-cell>
          <table:table-cell table:style-name="ce4"/>
          <table:table-cell office:value-type="float" office:value="18.200099999999999" table:style-name="ce11">
            <text:p>18.2001</text:p>
          </table:table-cell>
          <table:table-cell office:value-type="float" office:value="0.77983599999999997" table:style-name="ce11">
            <text:p>0.779836</text:p>
          </table:table-cell>
          <table:table-cell office:value-type="float" office:value="0.57957599999999998" table:style-name="ce11">
            <text:p>0.579576</text:p>
          </table:table-cell>
          <table:table-cell office:value-type="float" office:value="0.51509000000000005" table:style-name="ce11">
            <text:p>0.51509</text:p>
          </table:table-cell>
          <table:table-cell office:value-type="float" office:value="0.12547900000000001" table:formula="of:=[.S187]-[.$C$5]" table:style-name="ce1">
            <text:p>0.125479</text:p>
          </table:table-cell>
          <table:table-cell office:value-type="float" office:value="-7.4780999999999986E-2" table:formula="of:=[.T187]-[.$C$5]" table:style-name="ce1">
            <text:p>-0.074781</text:p>
          </table:table-cell>
          <table:table-cell office:value-type="float" office:value="-0.13926699999999992" table:formula="of:=[.U187]-[.$C$5]" table:style-name="ce1">
            <text:p>-0.139267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8.3001" table:style-name="ce11">
            <text:p>18.3001</text:p>
          </table:table-cell>
          <table:table-cell office:value-type="float" office:value="0.72892699999999999" table:style-name="ce11">
            <text:p>0.728927</text:p>
          </table:table-cell>
          <table:table-cell office:value-type="float" office:value="0.68061000000000005" table:style-name="ce11">
            <text:p>0.68061</text:p>
          </table:table-cell>
          <table:table-cell office:value-type="float" office:value="0.60290100000000002" table:style-name="ce11">
            <text:p>0.602901</text:p>
          </table:table-cell>
          <table:table-cell office:value-type="float" office:value="7.4570000000000025E-2" table:formula="of:=[.C188]-[.$C$5]" table:style-name="ce1">
            <text:p>0.07457</text:p>
          </table:table-cell>
          <table:table-cell office:value-type="float" office:value="2.6253000000000082E-2" table:formula="of:=[.D188]-[.$C$5]" table:style-name="ce1">
            <text:p>0.026253</text:p>
          </table:table-cell>
          <table:table-cell office:value-type="float" office:value="-5.1455999999999946E-2" table:formula="of:=[.E188]-[.$C$5]" table:style-name="ce1">
            <text:p>-0.051456</text:p>
          </table:table-cell>
          <table:table-cell table:style-name="ce4"/>
          <table:table-cell office:value-type="float" office:value="18.3001" table:style-name="ce11">
            <text:p>18.3001</text:p>
          </table:table-cell>
          <table:table-cell office:value-type="float" office:value="0.71082299999999998" table:style-name="ce11">
            <text:p>0.710823</text:p>
          </table:table-cell>
          <table:table-cell office:value-type="float" office:value="0.62397000000000002" table:style-name="ce11">
            <text:p>0.62397</text:p>
          </table:table-cell>
          <table:table-cell office:value-type="float" office:value="0.58777199999999996" table:style-name="ce11">
            <text:p>0.587772</text:p>
          </table:table-cell>
          <table:table-cell office:value-type="float" office:value="5.6466000000000016E-2" table:formula="of:=[.K188]-[.$C$5]" table:style-name="ce1">
            <text:p>0.056466</text:p>
          </table:table-cell>
          <table:table-cell office:value-type="float" office:value="-3.0386999999999942E-2" table:formula="of:=[.L188]-[.$C$5]" table:style-name="ce1">
            <text:p>-0.030387</text:p>
          </table:table-cell>
          <table:table-cell office:value-type="float" office:value="-6.6585000000000005E-2" table:formula="of:=[.M188]-[.$C$5]" table:style-name="ce1">
            <text:p>-0.066585</text:p>
          </table:table-cell>
          <table:table-cell table:style-name="ce4"/>
          <table:table-cell office:value-type="float" office:value="18.3" table:style-name="ce11">
            <text:p>18.3</text:p>
          </table:table-cell>
          <table:table-cell office:value-type="float" office:value="0.74215500000000001" table:style-name="ce11">
            <text:p>0.742155</text:p>
          </table:table-cell>
          <table:table-cell office:value-type="float" office:value="0.62120799999999998" table:style-name="ce11">
            <text:p>0.621208</text:p>
          </table:table-cell>
          <table:table-cell office:value-type="float" office:value="0.54552" table:style-name="ce11">
            <text:p>0.54552</text:p>
          </table:table-cell>
          <table:table-cell office:value-type="float" office:value="8.7798000000000043E-2" table:formula="of:=[.S188]-[.$C$5]" table:style-name="ce1">
            <text:p>0.087798</text:p>
          </table:table-cell>
          <table:table-cell office:value-type="float" office:value="-3.3148999999999984E-2" table:formula="of:=[.T188]-[.$C$5]" table:style-name="ce1">
            <text:p>-0.033149</text:p>
          </table:table-cell>
          <table:table-cell office:value-type="float" office:value="-0.10883699999999996" table:formula="of:=[.U188]-[.$C$5]" table:style-name="ce1">
            <text:p>-0.108837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8.399999999999999" table:style-name="ce11">
            <text:p>18.4</text:p>
          </table:table-cell>
          <table:table-cell office:value-type="float" office:value="0.71430499999999997" table:style-name="ce11">
            <text:p>0.714305</text:p>
          </table:table-cell>
          <table:table-cell office:value-type="float" office:value="0.70389900000000005" table:style-name="ce11">
            <text:p>0.703899</text:p>
          </table:table-cell>
          <table:table-cell office:value-type="float" office:value="0.61119100000000004" table:style-name="ce11">
            <text:p>0.611191</text:p>
          </table:table-cell>
          <table:table-cell office:value-type="float" office:value="5.9948000000000001E-2" table:formula="of:=[.C189]-[.$C$5]" table:style-name="ce1">
            <text:p>0.059948</text:p>
          </table:table-cell>
          <table:table-cell office:value-type="float" office:value="4.9542000000000086E-2" table:formula="of:=[.D189]-[.$C$5]" table:style-name="ce1">
            <text:p>0.049542</text:p>
          </table:table-cell>
          <table:table-cell office:value-type="float" office:value="-4.3165999999999927E-2" table:formula="of:=[.E189]-[.$C$5]" table:style-name="ce1">
            <text:p>-0.043166</text:p>
          </table:table-cell>
          <table:table-cell table:style-name="ce4"/>
          <table:table-cell office:value-type="float" office:value="18.399999999999999" table:style-name="ce11">
            <text:p>18.4</text:p>
          </table:table-cell>
          <table:table-cell office:value-type="float" office:value="0.68287399999999998" table:style-name="ce11">
            <text:p>0.682874</text:p>
          </table:table-cell>
          <table:table-cell office:value-type="float" office:value="0.64962900000000001" table:style-name="ce11">
            <text:p>0.649629</text:p>
          </table:table-cell>
          <table:table-cell office:value-type="float" office:value="0.61767899999999998" table:style-name="ce11">
            <text:p>0.617679</text:p>
          </table:table-cell>
          <table:table-cell office:value-type="float" office:value="2.8517000000000015E-2" table:formula="of:=[.K189]-[.$C$5]" table:style-name="ce1">
            <text:p>0.028517</text:p>
          </table:table-cell>
          <table:table-cell office:value-type="float" office:value="-4.7279999999999545E-3" table:formula="of:=[.L189]-[.$C$5]" table:style-name="ce1">
            <text:p>-0.004728</text:p>
          </table:table-cell>
          <table:table-cell office:value-type="float" office:value="-3.6677999999999988E-2" table:formula="of:=[.M189]-[.$C$5]" table:style-name="ce1">
            <text:p>-0.036678</text:p>
          </table:table-cell>
          <table:table-cell table:style-name="ce4"/>
          <table:table-cell office:value-type="float" office:value="18.400099999999998" table:style-name="ce11">
            <text:p>18.4001</text:p>
          </table:table-cell>
          <table:table-cell office:value-type="float" office:value="0.68577600000000005" table:style-name="ce11">
            <text:p>0.685776</text:p>
          </table:table-cell>
          <table:table-cell office:value-type="float" office:value="0.67192799999999997" table:style-name="ce11">
            <text:p>0.671928</text:p>
          </table:table-cell>
          <table:table-cell office:value-type="float" office:value="0.59402999999999995" table:style-name="ce11">
            <text:p>0.59403</text:p>
          </table:table-cell>
          <table:table-cell office:value-type="float" office:value="3.1419000000000086E-2" table:formula="of:=[.S189]-[.$C$5]" table:style-name="ce1">
            <text:p>0.031419</text:p>
          </table:table-cell>
          <table:table-cell office:value-type="float" office:value="1.7571000000000003E-2" table:formula="of:=[.T189]-[.$C$5]" table:style-name="ce1">
            <text:p>0.017571</text:p>
          </table:table-cell>
          <table:table-cell office:value-type="float" office:value="-6.0327000000000019E-2" table:formula="of:=[.U189]-[.$C$5]" table:style-name="ce1">
            <text:p>-0.060327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8.5001" table:style-name="ce11">
            <text:p>18.5001</text:p>
          </table:table-cell>
          <table:table-cell office:value-type="float" office:value="0.692222" table:style-name="ce11">
            <text:p>0.692222</text:p>
          </table:table-cell>
          <table:table-cell office:value-type="float" office:value="0.72214299999999998" table:style-name="ce11">
            <text:p>0.722143</text:p>
          </table:table-cell>
          <table:table-cell office:value-type="float" office:value="0.62423700000000004" table:style-name="ce11">
            <text:p>0.624237</text:p>
          </table:table-cell>
          <table:table-cell office:value-type="float" office:value="3.7865000000000038E-2" table:formula="of:=[.C190]-[.$C$5]" table:style-name="ce1">
            <text:p>0.037865</text:p>
          </table:table-cell>
          <table:table-cell office:value-type="float" office:value="6.7786000000000013E-2" table:formula="of:=[.D190]-[.$C$5]" table:style-name="ce1">
            <text:p>0.067786</text:p>
          </table:table-cell>
          <table:table-cell office:value-type="float" office:value="-3.0119999999999925E-2" table:formula="of:=[.E190]-[.$C$5]" table:style-name="ce1">
            <text:p>-0.03012</text:p>
          </table:table-cell>
          <table:table-cell table:style-name="ce4"/>
          <table:table-cell office:value-type="float" office:value="18.5001" table:style-name="ce11">
            <text:p>18.5001</text:p>
          </table:table-cell>
          <table:table-cell office:value-type="float" office:value="0.65144500000000005" table:style-name="ce11">
            <text:p>0.651445</text:p>
          </table:table-cell>
          <table:table-cell office:value-type="float" office:value="0.67507300000000003" table:style-name="ce11">
            <text:p>0.675073</text:p>
          </table:table-cell>
          <table:table-cell office:value-type="float" office:value="0.65413100000000002" table:style-name="ce11">
            <text:p>0.654131</text:p>
          </table:table-cell>
          <table:table-cell office:value-type="float" office:value="-2.9119999999999147E-3" table:formula="of:=[.K190]-[.$C$5]" table:style-name="ce1">
            <text:p>-0.002912</text:p>
          </table:table-cell>
          <table:table-cell office:value-type="float" office:value="2.0716000000000068E-2" table:formula="of:=[.L190]-[.$C$5]" table:style-name="ce1">
            <text:p>0.020716</text:p>
          </table:table-cell>
          <table:table-cell office:value-type="float" office:value="-2.2599999999994846E-4" table:formula="of:=[.M190]-[.$C$5]" table:style-name="ce1">
            <text:p>-0.000226</text:p>
          </table:table-cell>
          <table:table-cell table:style-name="ce4"/>
          <table:table-cell office:value-type="float" office:value="18.5001" table:style-name="ce11">
            <text:p>18.5001</text:p>
          </table:table-cell>
          <table:table-cell office:value-type="float" office:value="0.62636199999999997" table:style-name="ce11">
            <text:p>0.626362</text:p>
          </table:table-cell>
          <table:table-cell office:value-type="float" office:value="0.72404500000000005" table:style-name="ce11">
            <text:p>0.724045</text:p>
          </table:table-cell>
          <table:table-cell office:value-type="float" office:value="0.66064199999999995" table:style-name="ce11">
            <text:p>0.660642</text:p>
          </table:table-cell>
          <table:table-cell office:value-type="float" office:value="-2.7994999999999992E-2" table:formula="of:=[.S190]-[.$C$5]" table:style-name="ce1">
            <text:p>-0.027995</text:p>
          </table:table-cell>
          <table:table-cell office:value-type="float" office:value="6.9688000000000083E-2" table:formula="of:=[.T190]-[.$C$5]" table:style-name="ce1">
            <text:p>0.069688</text:p>
          </table:table-cell>
          <table:table-cell office:value-type="float" office:value="6.284999999999985E-3" table:formula="of:=[.U190]-[.$C$5]" table:style-name="ce1">
            <text:p>0.006285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8.600100000000001" table:style-name="ce11">
            <text:p>18.6001</text:p>
          </table:table-cell>
          <table:table-cell office:value-type="float" office:value="0.66797099999999998" table:style-name="ce11">
            <text:p>0.667971</text:p>
          </table:table-cell>
          <table:table-cell office:value-type="float" office:value="0.72986899999999999" table:style-name="ce11">
            <text:p>0.729869</text:p>
          </table:table-cell>
          <table:table-cell office:value-type="float" office:value="0.64262399999999997" table:style-name="ce11">
            <text:p>0.642624</text:p>
          </table:table-cell>
          <table:table-cell office:value-type="float" office:value="1.3614000000000015E-2" table:formula="of:=[.C191]-[.$C$5]" table:style-name="ce1">
            <text:p>0.013614</text:p>
          </table:table-cell>
          <table:table-cell office:value-type="float" office:value="7.5512000000000024E-2" table:formula="of:=[.D191]-[.$C$5]" table:style-name="ce1">
            <text:p>0.075512</text:p>
          </table:table-cell>
          <table:table-cell office:value-type="float" office:value="-1.1732999999999993E-2" table:formula="of:=[.E191]-[.$C$5]" table:style-name="ce1">
            <text:p>-0.011733</text:p>
          </table:table-cell>
          <table:table-cell table:style-name="ce4"/>
          <table:table-cell office:value-type="float" office:value="18.600100000000001" table:style-name="ce11">
            <text:p>18.6001</text:p>
          </table:table-cell>
          <table:table-cell office:value-type="float" office:value="0.62171699999999996" table:style-name="ce11">
            <text:p>0.621717</text:p>
          </table:table-cell>
          <table:table-cell office:value-type="float" office:value="0.69587699999999997" table:style-name="ce11">
            <text:p>0.695877</text:p>
          </table:table-cell>
          <table:table-cell office:value-type="float" office:value="0.69579800000000003" table:style-name="ce11">
            <text:p>0.695798</text:p>
          </table:table-cell>
          <table:table-cell office:value-type="float" office:value="-3.2640000000000002E-2" table:formula="of:=[.K191]-[.$C$5]" table:style-name="ce1">
            <text:p>-0.03264</text:p>
          </table:table-cell>
          <table:table-cell office:value-type="float" office:value="4.1520000000000001E-2" table:formula="of:=[.L191]-[.$C$5]" table:style-name="ce1">
            <text:p>0.04152</text:p>
          </table:table-cell>
          <table:table-cell office:value-type="float" office:value="4.1441000000000061E-2" table:formula="of:=[.M191]-[.$C$5]" table:style-name="ce1">
            <text:p>0.041441</text:p>
          </table:table-cell>
          <table:table-cell table:style-name="ce4"/>
          <table:table-cell office:value-type="float" office:value="18.600000000000001" table:style-name="ce11">
            <text:p>18.6</text:p>
          </table:table-cell>
          <table:table-cell office:value-type="float" office:value="0.57793700000000003" table:style-name="ce11">
            <text:p>0.577937</text:p>
          </table:table-cell>
          <table:table-cell office:value-type="float" office:value="0.73865099999999995" table:style-name="ce11">
            <text:p>0.738651</text:p>
          </table:table-cell>
          <table:table-cell office:value-type="float" office:value="0.73496600000000001" table:style-name="ce11">
            <text:p>0.734966</text:p>
          </table:table-cell>
          <table:table-cell office:value-type="float" office:value="-7.6419999999999932E-2" table:formula="of:=[.S191]-[.$C$5]" table:style-name="ce1">
            <text:p>-0.07642</text:p>
          </table:table-cell>
          <table:table-cell office:value-type="float" office:value="8.429399999999998E-2" table:formula="of:=[.T191]-[.$C$5]" table:style-name="ce1">
            <text:p>0.084294</text:p>
          </table:table-cell>
          <table:table-cell office:value-type="float" office:value="8.0609000000000042E-2" table:formula="of:=[.U191]-[.$C$5]" table:style-name="ce1">
            <text:p>0.080609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8.7" table:style-name="ce11">
            <text:p>18.7</text:p>
          </table:table-cell>
          <table:table-cell office:value-type="float" office:value="0.64476" table:style-name="ce11">
            <text:p>0.64476</text:p>
          </table:table-cell>
          <table:table-cell office:value-type="float" office:value="0.72740099999999996" table:style-name="ce11">
            <text:p>0.727401</text:p>
          </table:table-cell>
          <table:table-cell office:value-type="float" office:value="0.66558499999999998" table:style-name="ce11">
            <text:p>0.665585</text:p>
          </table:table-cell>
          <table:table-cell office:value-type="float" office:value="-9.5969999999999667E-3" table:formula="of:=[.C192]-[.$C$5]" table:style-name="ce1">
            <text:p>-0.009597</text:p>
          </table:table-cell>
          <table:table-cell office:value-type="float" office:value="7.3043999999999998E-2" table:formula="of:=[.D192]-[.$C$5]" table:style-name="ce1">
            <text:p>0.073044</text:p>
          </table:table-cell>
          <table:table-cell office:value-type="float" office:value="1.1228000000000016E-2" table:formula="of:=[.E192]-[.$C$5]" table:style-name="ce1">
            <text:p>0.011228</text:p>
          </table:table-cell>
          <table:table-cell table:style-name="ce4"/>
          <table:table-cell office:value-type="float" office:value="18.7" table:style-name="ce11">
            <text:p>18.7</text:p>
          </table:table-cell>
          <table:table-cell office:value-type="float" office:value="0.59680599999999995" table:style-name="ce11">
            <text:p>0.596806</text:p>
          </table:table-cell>
          <table:table-cell office:value-type="float" office:value="0.70632200000000001" table:style-name="ce11">
            <text:p>0.706322</text:p>
          </table:table-cell>
          <table:table-cell office:value-type="float" office:value="0.73662099999999997" table:style-name="ce11">
            <text:p>0.736621</text:p>
          </table:table-cell>
          <table:table-cell office:value-type="float" office:value="-5.7551000000000019E-2" table:formula="of:=[.K192]-[.$C$5]" table:style-name="ce1">
            <text:p>-0.057551</text:p>
          </table:table-cell>
          <table:table-cell office:value-type="float" office:value="5.1965000000000039E-2" table:formula="of:=[.L192]-[.$C$5]" table:style-name="ce1">
            <text:p>0.051965</text:p>
          </table:table-cell>
          <table:table-cell office:value-type="float" office:value="8.2264000000000004E-2" table:formula="of:=[.M192]-[.$C$5]" table:style-name="ce1">
            <text:p>0.082264</text:p>
          </table:table-cell>
          <table:table-cell table:style-name="ce4"/>
          <table:table-cell office:value-type="float" office:value="18.700099999999999" table:style-name="ce11">
            <text:p>18.7001</text:p>
          </table:table-cell>
          <table:table-cell office:value-type="float" office:value="0.54215000000000002" table:style-name="ce11">
            <text:p>0.54215</text:p>
          </table:table-cell>
          <table:table-cell office:value-type="float" office:value="0.73966600000000005" table:style-name="ce11">
            <text:p>0.739666</text:p>
          </table:table-cell>
          <table:table-cell office:value-type="float" office:value="0.80987500000000001" table:style-name="ce11">
            <text:p>0.809875</text:p>
          </table:table-cell>
          <table:table-cell office:value-type="float" office:value="-0.11220699999999995" table:formula="of:=[.S192]-[.$C$5]" table:style-name="ce1">
            <text:p>-0.112207</text:p>
          </table:table-cell>
          <table:table-cell office:value-type="float" office:value="8.5309000000000079E-2" table:formula="of:=[.T192]-[.$C$5]" table:style-name="ce1">
            <text:p>0.085309</text:p>
          </table:table-cell>
          <table:table-cell office:value-type="float" office:value="0.15551800000000005" table:formula="of:=[.U192]-[.$C$5]" table:style-name="ce1">
            <text:p>0.155518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8.8001" table:style-name="ce11">
            <text:p>18.8001</text:p>
          </table:table-cell>
          <table:table-cell office:value-type="float" office:value="0.62544599999999995" table:style-name="ce11">
            <text:p>0.625446</text:p>
          </table:table-cell>
          <table:table-cell office:value-type="float" office:value="0.71446699999999996" table:style-name="ce11">
            <text:p>0.714467</text:p>
          </table:table-cell>
          <table:table-cell office:value-type="float" office:value="0.69063799999999997" table:style-name="ce11">
            <text:p>0.690638</text:p>
          </table:table-cell>
          <table:table-cell office:value-type="float" office:value="-2.891100000000002E-2" table:formula="of:=[.C193]-[.$C$5]" table:style-name="ce1">
            <text:p>-0.028911</text:p>
          </table:table-cell>
          <table:table-cell office:value-type="float" office:value="6.0109999999999997E-2" table:formula="of:=[.D193]-[.$C$5]" table:style-name="ce1">
            <text:p>0.06011</text:p>
          </table:table-cell>
          <table:table-cell office:value-type="float" office:value="3.6281000000000008E-2" table:formula="of:=[.E193]-[.$C$5]" table:style-name="ce1">
            <text:p>0.036281</text:p>
          </table:table-cell>
          <table:table-cell table:style-name="ce4"/>
          <table:table-cell office:value-type="float" office:value="18.8001" table:style-name="ce11">
            <text:p>18.8001</text:p>
          </table:table-cell>
          <table:table-cell office:value-type="float" office:value="0.57829200000000003" table:style-name="ce11">
            <text:p>0.578292</text:p>
          </table:table-cell>
          <table:table-cell office:value-type="float" office:value="0.71049499999999999" table:style-name="ce11">
            <text:p>0.710495</text:p>
          </table:table-cell>
          <table:table-cell office:value-type="float" office:value="0.77101699999999995" table:style-name="ce11">
            <text:p>0.771017</text:p>
          </table:table-cell>
          <table:table-cell office:value-type="float" office:value="-7.6064999999999938E-2" table:formula="of:=[.K193]-[.$C$5]" table:style-name="ce1">
            <text:p>-0.076065</text:p>
          </table:table-cell>
          <table:table-cell office:value-type="float" office:value="5.6138000000000021E-2" table:formula="of:=[.L193]-[.$C$5]" table:style-name="ce1">
            <text:p>0.056138</text:p>
          </table:table-cell>
          <table:table-cell office:value-type="float" office:value="0.11665999999999999" table:formula="of:=[.M193]-[.$C$5]" table:style-name="ce1">
            <text:p>0.11666</text:p>
          </table:table-cell>
          <table:table-cell table:style-name="ce4"/>
          <table:table-cell office:value-type="float" office:value="18.8001" table:style-name="ce11">
            <text:p>18.8001</text:p>
          </table:table-cell>
          <table:table-cell office:value-type="float" office:value="0.51611099999999999" table:style-name="ce11">
            <text:p>0.516111</text:p>
          </table:table-cell>
          <table:table-cell office:value-type="float" office:value="0.73167599999999999" table:style-name="ce11">
            <text:p>0.731676</text:p>
          </table:table-cell>
          <table:table-cell office:value-type="float" office:value="0.87312699999999999" table:style-name="ce11">
            <text:p>0.873127</text:p>
          </table:table-cell>
          <table:table-cell office:value-type="float" office:value="-0.13824599999999998" table:formula="of:=[.S193]-[.$C$5]" table:style-name="ce1">
            <text:p>-0.138246</text:p>
          </table:table-cell>
          <table:table-cell office:value-type="float" office:value="7.7319000000000027E-2" table:formula="of:=[.T193]-[.$C$5]" table:style-name="ce1">
            <text:p>0.077319</text:p>
          </table:table-cell>
          <table:table-cell office:value-type="float" office:value="0.21877000000000002" table:formula="of:=[.U193]-[.$C$5]" table:style-name="ce1">
            <text:p>0.21877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8.900099999999998" table:style-name="ce11">
            <text:p>18.9001</text:p>
          </table:table-cell>
          <table:table-cell office:value-type="float" office:value="0.60989599999999999" table:style-name="ce11">
            <text:p>0.609896</text:p>
          </table:table-cell>
          <table:table-cell office:value-type="float" office:value="0.69567500000000004" table:style-name="ce11">
            <text:p>0.695675</text:p>
          </table:table-cell>
          <table:table-cell office:value-type="float" office:value="0.71441100000000002" table:style-name="ce11">
            <text:p>0.714411</text:p>
          </table:table-cell>
          <table:table-cell office:value-type="float" office:value="-4.4460999999999973E-2" table:formula="of:=[.C194]-[.$C$5]" table:style-name="ce1">
            <text:p>-0.044461</text:p>
          </table:table-cell>
          <table:table-cell office:value-type="float" office:value="4.1318000000000077E-2" table:formula="of:=[.D194]-[.$C$5]" table:style-name="ce1">
            <text:p>0.041318</text:p>
          </table:table-cell>
          <table:table-cell office:value-type="float" office:value="6.0054000000000052E-2" table:formula="of:=[.E194]-[.$C$5]" table:style-name="ce1">
            <text:p>0.060054</text:p>
          </table:table-cell>
          <table:table-cell table:style-name="ce4"/>
          <table:table-cell office:value-type="float" office:value="18.900099999999998" table:style-name="ce11">
            <text:p>18.9001</text:p>
          </table:table-cell>
          <table:table-cell office:value-type="float" office:value="0.56848900000000002" table:style-name="ce11">
            <text:p>0.568489</text:p>
          </table:table-cell>
          <table:table-cell office:value-type="float" office:value="0.71116699999999999" table:style-name="ce11">
            <text:p>0.711167</text:p>
          </table:table-cell>
          <table:table-cell office:value-type="float" office:value="0.79384900000000003" table:style-name="ce11">
            <text:p>0.793849</text:p>
          </table:table-cell>
          <table:table-cell office:value-type="float" office:value="-8.5867999999999944E-2" table:formula="of:=[.K194]-[.$C$5]" table:style-name="ce1">
            <text:p>-0.085868</text:p>
          </table:table-cell>
          <table:table-cell office:value-type="float" office:value="5.6810000000000027E-2" table:formula="of:=[.L194]-[.$C$5]" table:style-name="ce1">
            <text:p>0.05681</text:p>
          </table:table-cell>
          <table:table-cell office:value-type="float" office:value="0.13949200000000006" table:formula="of:=[.M194]-[.$C$5]" table:style-name="ce1">
            <text:p>0.139492</text:p>
          </table:table-cell>
          <table:table-cell table:style-name="ce4"/>
          <table:table-cell office:value-type="float" office:value="18.900099999999998" table:style-name="ce11">
            <text:p>18.9001</text:p>
          </table:table-cell>
          <table:table-cell office:value-type="float" office:value="0.51164399999999999" table:style-name="ce11">
            <text:p>0.511644</text:p>
          </table:table-cell>
          <table:table-cell office:value-type="float" office:value="0.71782299999999999" table:style-name="ce11">
            <text:p>0.717823</text:p>
          </table:table-cell>
          <table:table-cell office:value-type="float" office:value="0.90749599999999997" table:style-name="ce11">
            <text:p>0.907496</text:p>
          </table:table-cell>
          <table:table-cell office:value-type="float" office:value="-0.14271299999999998" table:formula="of:=[.S194]-[.$C$5]" table:style-name="ce1">
            <text:p>-0.142713</text:p>
          </table:table-cell>
          <table:table-cell office:value-type="float" office:value="6.3466000000000022E-2" table:formula="of:=[.T194]-[.$C$5]" table:style-name="ce1">
            <text:p>0.063466</text:p>
          </table:table-cell>
          <table:table-cell office:value-type="float" office:value="0.253139" table:formula="of:=[.U194]-[.$C$5]" table:style-name="ce1">
            <text:p>0.253139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9" table:style-name="ce11">
            <text:p>19</text:p>
          </table:table-cell>
          <table:table-cell office:value-type="float" office:value="0.59988200000000003" table:style-name="ce11">
            <text:p>0.599882</text:p>
          </table:table-cell>
          <table:table-cell office:value-type="float" office:value="0.67434799999999995" table:style-name="ce11">
            <text:p>0.674348</text:p>
          </table:table-cell>
          <table:table-cell office:value-type="float" office:value="0.72912299999999997" table:style-name="ce11">
            <text:p>0.729123</text:p>
          </table:table-cell>
          <table:table-cell office:value-type="float" office:value="-5.447499999999994E-2" table:formula="of:=[.C195]-[.$C$5]" table:style-name="ce1">
            <text:p>-0.054475</text:p>
          </table:table-cell>
          <table:table-cell office:value-type="float" office:value="1.9990999999999981E-2" table:formula="of:=[.D195]-[.$C$5]" table:style-name="ce1">
            <text:p>0.019991</text:p>
          </table:table-cell>
          <table:table-cell office:value-type="float" office:value="7.4765999999999999E-2" table:formula="of:=[.E195]-[.$C$5]" table:style-name="ce1">
            <text:p>0.074766</text:p>
          </table:table-cell>
          <table:table-cell table:style-name="ce4"/>
          <table:table-cell office:value-type="float" office:value="19" table:style-name="ce11">
            <text:p>19</text:p>
          </table:table-cell>
          <table:table-cell office:value-type="float" office:value="0.566164" table:style-name="ce11">
            <text:p>0.566164</text:p>
          </table:table-cell>
          <table:table-cell office:value-type="float" office:value="0.710812" table:style-name="ce11">
            <text:p>0.710812</text:p>
          </table:table-cell>
          <table:table-cell office:value-type="float" office:value="0.80032999999999999" table:style-name="ce11">
            <text:p>0.80033</text:p>
          </table:table-cell>
          <table:table-cell office:value-type="float" office:value="-8.8192999999999966E-2" table:formula="of:=[.K195]-[.$C$5]" table:style-name="ce1">
            <text:p>-0.088193</text:p>
          </table:table-cell>
          <table:table-cell office:value-type="float" office:value="5.6455000000000033E-2" table:formula="of:=[.L195]-[.$C$5]" table:style-name="ce1">
            <text:p>0.056455</text:p>
          </table:table-cell>
          <table:table-cell office:value-type="float" office:value="0.14597300000000002" table:formula="of:=[.M195]-[.$C$5]" table:style-name="ce1">
            <text:p>0.145973</text:p>
          </table:table-cell>
          <table:table-cell table:style-name="ce4"/>
          <table:table-cell office:value-type="float" office:value="19.0001" table:style-name="ce11">
            <text:p>19.0001</text:p>
          </table:table-cell>
          <table:table-cell office:value-type="float" office:value="0.52022500000000005" table:style-name="ce11">
            <text:p>0.520225</text:p>
          </table:table-cell>
          <table:table-cell office:value-type="float" office:value="0.70666799999999996" table:style-name="ce11">
            <text:p>0.706668</text:p>
          </table:table-cell>
          <table:table-cell office:value-type="float" office:value="0.91652199999999995" table:style-name="ce11">
            <text:p>0.916522</text:p>
          </table:table-cell>
          <table:table-cell office:value-type="float" office:value="-0.13413199999999992" table:formula="of:=[.S195]-[.$C$5]" table:style-name="ce1">
            <text:p>-0.134132</text:p>
          </table:table-cell>
          <table:table-cell office:value-type="float" office:value="5.2310999999999996E-2" table:formula="of:=[.T195]-[.$C$5]" table:style-name="ce1">
            <text:p>0.052311</text:p>
          </table:table-cell>
          <table:table-cell office:value-type="float" office:value="0.26216499999999998" table:formula="of:=[.U195]-[.$C$5]" table:style-name="ce1">
            <text:p>0.262165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9.100100000000001" table:style-name="ce11">
            <text:p>19.1001</text:p>
          </table:table-cell>
          <table:table-cell office:value-type="float" office:value="0.594615" table:style-name="ce11">
            <text:p>0.594615</text:p>
          </table:table-cell>
          <table:table-cell office:value-type="float" office:value="0.65306900000000001" table:style-name="ce11">
            <text:p>0.653069</text:p>
          </table:table-cell>
          <table:table-cell office:value-type="float" office:value="0.73159399999999997" table:style-name="ce11">
            <text:p>0.731594</text:p>
          </table:table-cell>
          <table:table-cell office:value-type="float" office:value="-5.9741999999999962E-2" table:formula="of:=[.C196]-[.$C$5]" table:style-name="ce1">
            <text:p>-0.059742</text:p>
          </table:table-cell>
          <table:table-cell office:value-type="float" office:value="-1.2879999999999558E-3" table:formula="of:=[.D196]-[.$C$5]" table:style-name="ce1">
            <text:p>-0.001288</text:p>
          </table:table-cell>
          <table:table-cell office:value-type="float" office:value="7.7237E-2" table:formula="of:=[.E196]-[.$C$5]" table:style-name="ce1">
            <text:p>0.077237</text:p>
          </table:table-cell>
          <table:table-cell table:style-name="ce4"/>
          <table:table-cell office:value-type="float" office:value="19.100100000000001" table:style-name="ce11">
            <text:p>19.1001</text:p>
          </table:table-cell>
          <table:table-cell office:value-type="float" office:value="0.56999999999999995" table:style-name="ce11">
            <text:p>0.57</text:p>
          </table:table-cell>
          <table:table-cell office:value-type="float" office:value="0.70913000000000004" table:style-name="ce11">
            <text:p>0.70913</text:p>
          </table:table-cell>
          <table:table-cell office:value-type="float" office:value="0.78841799999999995" table:style-name="ce11">
            <text:p>0.788418</text:p>
          </table:table-cell>
          <table:table-cell office:value-type="float" office:value="-8.4357000000000015E-2" table:formula="of:=[.K196]-[.$C$5]" table:style-name="ce1">
            <text:p>-0.084357</text:p>
          </table:table-cell>
          <table:table-cell office:value-type="float" office:value="5.4773000000000072E-2" table:formula="of:=[.L196]-[.$C$5]" table:style-name="ce1">
            <text:p>0.054773</text:p>
          </table:table-cell>
          <table:table-cell office:value-type="float" office:value="0.13406099999999999" table:formula="of:=[.M196]-[.$C$5]" table:style-name="ce1">
            <text:p>0.134061</text:p>
          </table:table-cell>
          <table:table-cell table:style-name="ce4"/>
          <table:table-cell office:value-type="float" office:value="19.100100000000001" table:style-name="ce11">
            <text:p>19.1001</text:p>
          </table:table-cell>
          <table:table-cell office:value-type="float" office:value="0.53389500000000001" table:style-name="ce11">
            <text:p>0.533895</text:p>
          </table:table-cell>
          <table:table-cell office:value-type="float" office:value="0.703017" table:style-name="ce11">
            <text:p>0.703017</text:p>
          </table:table-cell>
          <table:table-cell office:value-type="float" office:value="0.88175099999999995" table:style-name="ce11">
            <text:p>0.881751</text:p>
          </table:table-cell>
          <table:table-cell office:value-type="float" office:value="-0.12046199999999996" table:formula="of:=[.S196]-[.$C$5]" table:style-name="ce1">
            <text:p>-0.120462</text:p>
          </table:table-cell>
          <table:table-cell office:value-type="float" office:value="4.8660000000000037E-2" table:formula="of:=[.T196]-[.$C$5]" table:style-name="ce1">
            <text:p>0.04866</text:p>
          </table:table-cell>
          <table:table-cell office:value-type="float" office:value="0.22739399999999999" table:formula="of:=[.U196]-[.$C$5]" table:style-name="ce1">
            <text:p>0.227394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9.200099999999999" table:style-name="ce11">
            <text:p>19.2001</text:p>
          </table:table-cell>
          <table:table-cell office:value-type="float" office:value="0.59333100000000005" table:style-name="ce11">
            <text:p>0.593331</text:p>
          </table:table-cell>
          <table:table-cell office:value-type="float" office:value="0.63380199999999998" table:style-name="ce11">
            <text:p>0.633802</text:p>
          </table:table-cell>
          <table:table-cell office:value-type="float" office:value="0.72159899999999999" table:style-name="ce11">
            <text:p>0.721599</text:p>
          </table:table-cell>
          <table:table-cell office:value-type="float" office:value="-6.1025999999999914E-2" table:formula="of:=[.C197]-[.$C$5]" table:style-name="ce1">
            <text:p>-0.061026</text:p>
          </table:table-cell>
          <table:table-cell office:value-type="float" office:value="-2.055499999999999E-2" table:formula="of:=[.D197]-[.$C$5]" table:style-name="ce1">
            <text:p>-0.020555</text:p>
          </table:table-cell>
          <table:table-cell office:value-type="float" office:value="6.7242000000000024E-2" table:formula="of:=[.E197]-[.$C$5]" table:style-name="ce1">
            <text:p>0.067242</text:p>
          </table:table-cell>
          <table:table-cell table:style-name="ce4"/>
          <table:table-cell office:value-type="float" office:value="19.2" table:style-name="ce11">
            <text:p>19.2</text:p>
          </table:table-cell>
          <table:table-cell office:value-type="float" office:value="0.58129200000000003" table:style-name="ce11">
            <text:p>0.581292</text:p>
          </table:table-cell>
          <table:table-cell office:value-type="float" office:value="0.70518099999999995" table:style-name="ce11">
            <text:p>0.705181</text:p>
          </table:table-cell>
          <table:table-cell office:value-type="float" office:value="0.76315200000000005" table:style-name="ce11">
            <text:p>0.763152</text:p>
          </table:table-cell>
          <table:table-cell office:value-type="float" office:value="-7.3064999999999936E-2" table:formula="of:=[.K197]-[.$C$5]" table:style-name="ce1">
            <text:p>-0.073065</text:p>
          </table:table-cell>
          <table:table-cell office:value-type="float" office:value="5.082399999999998E-2" table:formula="of:=[.L197]-[.$C$5]" table:style-name="ce1">
            <text:p>0.050824</text:p>
          </table:table-cell>
          <table:table-cell office:value-type="float" office:value="0.10879500000000009" table:formula="of:=[.M197]-[.$C$5]" table:style-name="ce1">
            <text:p>0.108795</text:p>
          </table:table-cell>
          <table:table-cell table:style-name="ce4"/>
          <table:table-cell office:value-type="float" office:value="19.2" table:style-name="ce11">
            <text:p>19.2</text:p>
          </table:table-cell>
          <table:table-cell office:value-type="float" office:value="0.55819700000000005" table:style-name="ce11">
            <text:p>0.558197</text:p>
          </table:table-cell>
          <table:table-cell office:value-type="float" office:value="0.70138999999999996" table:style-name="ce11">
            <text:p>0.70139</text:p>
          </table:table-cell>
          <table:table-cell office:value-type="float" office:value="0.81166199999999999" table:style-name="ce11">
            <text:p>0.811662</text:p>
          </table:table-cell>
          <table:table-cell office:value-type="float" office:value="-9.6159999999999912E-2" table:formula="of:=[.S197]-[.$C$5]" table:style-name="ce1">
            <text:p>-0.09616</text:p>
          </table:table-cell>
          <table:table-cell office:value-type="float" office:value="4.7032999999999991E-2" table:formula="of:=[.T197]-[.$C$5]" table:style-name="ce1">
            <text:p>0.047033</text:p>
          </table:table-cell>
          <table:table-cell office:value-type="float" office:value="0.15730500000000003" table:formula="of:=[.U197]-[.$C$5]" table:style-name="ce1">
            <text:p>0.157305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9.3001" table:style-name="ce11">
            <text:p>19.3001</text:p>
          </table:table-cell>
          <table:table-cell office:value-type="float" office:value="0.59597299999999997" table:style-name="ce11">
            <text:p>0.595973</text:p>
          </table:table-cell>
          <table:table-cell office:value-type="float" office:value="0.617838" table:style-name="ce11">
            <text:p>0.617838</text:p>
          </table:table-cell>
          <table:table-cell office:value-type="float" office:value="0.703538" table:style-name="ce11">
            <text:p>0.703538</text:p>
          </table:table-cell>
          <table:table-cell office:value-type="float" office:value="-5.8383999999999991E-2" table:formula="of:=[.C198]-[.$C$5]" table:style-name="ce1">
            <text:p>-0.058384</text:p>
          </table:table-cell>
          <table:table-cell office:value-type="float" office:value="-3.6518999999999968E-2" table:formula="of:=[.D198]-[.$C$5]" table:style-name="ce1">
            <text:p>-0.036519</text:p>
          </table:table-cell>
          <table:table-cell office:value-type="float" office:value="4.918100000000003E-2" table:formula="of:=[.E198]-[.$C$5]" table:style-name="ce1">
            <text:p>0.049181</text:p>
          </table:table-cell>
          <table:table-cell table:style-name="ce4"/>
          <table:table-cell office:value-type="float" office:value="19.3" table:style-name="ce11">
            <text:p>19.3</text:p>
          </table:table-cell>
          <table:table-cell office:value-type="float" office:value="0.60040099999999996" table:style-name="ce11">
            <text:p>0.600401</text:p>
          </table:table-cell>
          <table:table-cell office:value-type="float" office:value="0.69364400000000004" table:style-name="ce11">
            <text:p>0.693644</text:p>
          </table:table-cell>
          <table:table-cell office:value-type="float" office:value="0.72416400000000003" table:style-name="ce11">
            <text:p>0.724164</text:p>
          </table:table-cell>
          <table:table-cell office:value-type="float" office:value="-5.3956000000000004E-2" table:formula="of:=[.K198]-[.$C$5]" table:style-name="ce1">
            <text:p>-0.053956</text:p>
          </table:table-cell>
          <table:table-cell office:value-type="float" office:value="3.9287000000000072E-2" table:formula="of:=[.L198]-[.$C$5]" table:style-name="ce1">
            <text:p>0.039287</text:p>
          </table:table-cell>
          <table:table-cell office:value-type="float" office:value="6.9807000000000063E-2" table:formula="of:=[.M198]-[.$C$5]" table:style-name="ce1">
            <text:p>0.069807</text:p>
          </table:table-cell>
          <table:table-cell table:style-name="ce4"/>
          <table:table-cell office:value-type="float" office:value="19.3001" table:style-name="ce11">
            <text:p>19.3001</text:p>
          </table:table-cell>
          <table:table-cell office:value-type="float" office:value="0.59353199999999995" table:style-name="ce11">
            <text:p>0.593532</text:p>
          </table:table-cell>
          <table:table-cell office:value-type="float" office:value="0.69131799999999999" table:style-name="ce11">
            <text:p>0.691318</text:p>
          </table:table-cell>
          <table:table-cell office:value-type="float" office:value="0.72095900000000002" table:style-name="ce11">
            <text:p>0.720959</text:p>
          </table:table-cell>
          <table:table-cell office:value-type="float" office:value="-6.0825000000000018E-2" table:formula="of:=[.S198]-[.$C$5]" table:style-name="ce1">
            <text:p>-0.060825</text:p>
          </table:table-cell>
          <table:table-cell office:value-type="float" office:value="3.6961000000000022E-2" table:formula="of:=[.T198]-[.$C$5]" table:style-name="ce1">
            <text:p>0.036961</text:p>
          </table:table-cell>
          <table:table-cell office:value-type="float" office:value="6.660200000000005E-2" table:formula="of:=[.U198]-[.$C$5]" table:style-name="ce1">
            <text:p>0.066602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9.399999999999999" table:style-name="ce11">
            <text:p>19.4</text:p>
          </table:table-cell>
          <table:table-cell office:value-type="float" office:value="0.60256500000000002" table:style-name="ce11">
            <text:p>0.602565</text:p>
          </table:table-cell>
          <table:table-cell office:value-type="float" office:value="0.606151" table:style-name="ce11">
            <text:p>0.606151</text:p>
          </table:table-cell>
          <table:table-cell office:value-type="float" office:value="0.68232199999999998" table:style-name="ce11">
            <text:p>0.682322</text:p>
          </table:table-cell>
          <table:table-cell office:value-type="float" office:value="-5.1791999999999949E-2" table:formula="of:=[.C199]-[.$C$5]" table:style-name="ce1">
            <text:p>-0.051792</text:p>
          </table:table-cell>
          <table:table-cell office:value-type="float" office:value="-4.8205999999999971E-2" table:formula="of:=[.D199]-[.$C$5]" table:style-name="ce1">
            <text:p>-0.048206</text:p>
          </table:table-cell>
          <table:table-cell office:value-type="float" office:value="2.7965000000000018E-2" table:formula="of:=[.E199]-[.$C$5]" table:style-name="ce1">
            <text:p>0.027965</text:p>
          </table:table-cell>
          <table:table-cell table:style-name="ce4"/>
          <table:table-cell office:value-type="float" office:value="19.399999999999999" table:style-name="ce11">
            <text:p>19.4</text:p>
          </table:table-cell>
          <table:table-cell office:value-type="float" office:value="0.62638799999999994" table:style-name="ce11">
            <text:p>0.626388</text:p>
          </table:table-cell>
          <table:table-cell office:value-type="float" office:value="0.67395000000000005" table:style-name="ce11">
            <text:p>0.67395</text:p>
          </table:table-cell>
          <table:table-cell office:value-type="float" office:value="0.68208199999999997" table:style-name="ce11">
            <text:p>0.682082</text:p>
          </table:table-cell>
          <table:table-cell office:value-type="float" office:value="-2.7969000000000022E-2" table:formula="of:=[.K199]-[.$C$5]" table:style-name="ce1">
            <text:p>-0.027969</text:p>
          </table:table-cell>
          <table:table-cell office:value-type="float" office:value="1.9593000000000083E-2" table:formula="of:=[.L199]-[.$C$5]" table:style-name="ce1">
            <text:p>0.019593</text:p>
          </table:table-cell>
          <table:table-cell office:value-type="float" office:value="2.7725E-2" table:formula="of:=[.M199]-[.$C$5]" table:style-name="ce1">
            <text:p>0.027725</text:p>
          </table:table-cell>
          <table:table-cell table:style-name="ce4"/>
          <table:table-cell office:value-type="float" office:value="19.400099999999998" table:style-name="ce11">
            <text:p>19.4001</text:p>
          </table:table-cell>
          <table:table-cell office:value-type="float" office:value="0.64079699999999995" table:style-name="ce11">
            <text:p>0.640797</text:p>
          </table:table-cell>
          <table:table-cell office:value-type="float" office:value="0.66124799999999995" table:style-name="ce11">
            <text:p>0.661248</text:p>
          </table:table-cell>
          <table:table-cell office:value-type="float" office:value="0.64602199999999999" table:style-name="ce11">
            <text:p>0.646022</text:p>
          </table:table-cell>
          <table:table-cell office:value-type="float" office:value="-1.3560000000000016E-2" table:formula="of:=[.S199]-[.$C$5]" table:style-name="ce1">
            <text:p>-0.01356</text:p>
          </table:table-cell>
          <table:table-cell office:value-type="float" office:value="6.8909999999999805E-3" table:formula="of:=[.T199]-[.$C$5]" table:style-name="ce1">
            <text:p>0.006891</text:p>
          </table:table-cell>
          <table:table-cell office:value-type="float" office:value="-8.3349999999999813E-3" table:formula="of:=[.U199]-[.$C$5]" table:style-name="ce1">
            <text:p>-0.008335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9.5001" table:style-name="ce11">
            <text:p>19.5001</text:p>
          </table:table-cell>
          <table:table-cell office:value-type="float" office:value="0.61328000000000005" table:style-name="ce11">
            <text:p>0.61328</text:p>
          </table:table-cell>
          <table:table-cell office:value-type="float" office:value="0.59795500000000001" table:style-name="ce11">
            <text:p>0.597955</text:p>
          </table:table-cell>
          <table:table-cell office:value-type="float" office:value="0.661138" table:style-name="ce11">
            <text:p>0.661138</text:p>
          </table:table-cell>
          <table:table-cell office:value-type="float" office:value="-4.1076999999999919E-2" table:formula="of:=[.C200]-[.$C$5]" table:style-name="ce1">
            <text:p>-0.041077</text:p>
          </table:table-cell>
          <table:table-cell office:value-type="float" office:value="-5.6401999999999952E-2" table:formula="of:=[.D200]-[.$C$5]" table:style-name="ce1">
            <text:p>-0.056402</text:p>
          </table:table-cell>
          <table:table-cell office:value-type="float" office:value="6.781000000000037E-3" table:formula="of:=[.E200]-[.$C$5]" table:style-name="ce1">
            <text:p>0.006781</text:p>
          </table:table-cell>
          <table:table-cell table:style-name="ce4"/>
          <table:table-cell office:value-type="float" office:value="19.5001" table:style-name="ce11">
            <text:p>19.5001</text:p>
          </table:table-cell>
          <table:table-cell office:value-type="float" office:value="0.65851800000000005" table:style-name="ce11">
            <text:p>0.658518</text:p>
          </table:table-cell>
          <table:table-cell office:value-type="float" office:value="0.64914700000000003" table:style-name="ce11">
            <text:p>0.649147</text:p>
          </table:table-cell>
          <table:table-cell office:value-type="float" office:value="0.64219000000000004" table:style-name="ce11">
            <text:p>0.64219</text:p>
          </table:table-cell>
          <table:table-cell office:value-type="float" office:value="4.1610000000000813E-3" table:formula="of:=[.K200]-[.$C$5]" table:style-name="ce1">
            <text:p>0.004161</text:p>
          </table:table-cell>
          <table:table-cell office:value-type="float" office:value="-5.2099999999999369E-3" table:formula="of:=[.L200]-[.$C$5]" table:style-name="ce1">
            <text:p>-0.00521</text:p>
          </table:table-cell>
          <table:table-cell office:value-type="float" office:value="-1.2166999999999928E-2" table:formula="of:=[.M200]-[.$C$5]" table:style-name="ce1">
            <text:p>-0.012167</text:p>
          </table:table-cell>
          <table:table-cell table:style-name="ce4"/>
          <table:table-cell office:value-type="float" office:value="19.5001" table:style-name="ce11">
            <text:p>19.5001</text:p>
          </table:table-cell>
          <table:table-cell office:value-type="float" office:value="0.70042099999999996" table:style-name="ce11">
            <text:p>0.700421</text:p>
          </table:table-cell>
          <table:table-cell office:value-type="float" office:value="0.62282000000000004" table:style-name="ce11">
            <text:p>0.62282</text:p>
          </table:table-cell>
          <table:table-cell office:value-type="float" office:value="0.58755199999999996" table:style-name="ce11">
            <text:p>0.587552</text:p>
          </table:table-cell>
          <table:table-cell office:value-type="float" office:value="4.6063999999999994E-2" table:formula="of:=[.S200]-[.$C$5]" table:style-name="ce1">
            <text:p>0.046064</text:p>
          </table:table-cell>
          <table:table-cell office:value-type="float" office:value="-3.1536999999999926E-2" table:formula="of:=[.T200]-[.$C$5]" table:style-name="ce1">
            <text:p>-0.031537</text:p>
          </table:table-cell>
          <table:table-cell office:value-type="float" office:value="-6.6805000000000003E-2" table:formula="of:=[.U200]-[.$C$5]" table:style-name="ce1">
            <text:p>-0.066805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9.600100000000001" table:style-name="ce11">
            <text:p>19.6001</text:p>
          </table:table-cell>
          <table:table-cell office:value-type="float" office:value="0.62797499999999995" table:style-name="ce11">
            <text:p>0.627975</text:p>
          </table:table-cell>
          <table:table-cell office:value-type="float" office:value="0.59419299999999997" table:style-name="ce11">
            <text:p>0.594193</text:p>
          </table:table-cell>
          <table:table-cell office:value-type="float" office:value="0.64220299999999997" table:style-name="ce11">
            <text:p>0.642203</text:p>
          </table:table-cell>
          <table:table-cell office:value-type="float" office:value="-2.6382000000000017E-2" table:formula="of:=[.C201]-[.$C$5]" table:style-name="ce1">
            <text:p>-0.026382</text:p>
          </table:table-cell>
          <table:table-cell office:value-type="float" office:value="-6.0163999999999995E-2" table:formula="of:=[.D201]-[.$C$5]" table:style-name="ce1">
            <text:p>-0.060164</text:p>
          </table:table-cell>
          <table:table-cell office:value-type="float" office:value="-1.2153999999999998E-2" table:formula="of:=[.E201]-[.$C$5]" table:style-name="ce1">
            <text:p>-0.012154</text:p>
          </table:table-cell>
          <table:table-cell table:style-name="ce4"/>
          <table:table-cell office:value-type="float" office:value="19.600100000000001" table:style-name="ce11">
            <text:p>19.6001</text:p>
          </table:table-cell>
          <table:table-cell office:value-type="float" office:value="0.69208099999999995" table:style-name="ce11">
            <text:p>0.692081</text:p>
          </table:table-cell>
          <table:table-cell office:value-type="float" office:value="0.62434999999999996" table:style-name="ce11">
            <text:p>0.62435</text:p>
          </table:table-cell>
          <table:table-cell office:value-type="float" office:value="0.60825099999999999" table:style-name="ce11">
            <text:p>0.608251</text:p>
          </table:table-cell>
          <table:table-cell office:value-type="float" office:value="3.772399999999998E-2" table:formula="of:=[.K201]-[.$C$5]" table:style-name="ce1">
            <text:p>0.037724</text:p>
          </table:table-cell>
          <table:table-cell office:value-type="float" office:value="-3.0007000000000006E-2" table:formula="of:=[.L201]-[.$C$5]" table:style-name="ce1">
            <text:p>-0.030007</text:p>
          </table:table-cell>
          <table:table-cell office:value-type="float" office:value="-4.610599999999998E-2" table:formula="of:=[.M201]-[.$C$5]" table:style-name="ce1">
            <text:p>-0.046106</text:p>
          </table:table-cell>
          <table:table-cell table:style-name="ce4"/>
          <table:table-cell office:value-type="float" office:value="19.600100000000001" table:style-name="ce11">
            <text:p>19.6001</text:p>
          </table:table-cell>
          <table:table-cell office:value-type="float" office:value="0.75783500000000004" table:style-name="ce11">
            <text:p>0.757835</text:p>
          </table:table-cell>
          <table:table-cell office:value-type="float" office:value="0.58766499999999999" table:style-name="ce11">
            <text:p>0.587665</text:p>
          </table:table-cell>
          <table:table-cell office:value-type="float" office:value="0.54121399999999997" table:style-name="ce11">
            <text:p>0.541214</text:p>
          </table:table-cell>
          <table:table-cell office:value-type="float" office:value="0.10347800000000007" table:formula="of:=[.S201]-[.$C$5]" table:style-name="ce1">
            <text:p>0.103478</text:p>
          </table:table-cell>
          <table:table-cell office:value-type="float" office:value="-6.6691999999999974E-2" table:formula="of:=[.T201]-[.$C$5]" table:style-name="ce1">
            <text:p>-0.066692</text:p>
          </table:table-cell>
          <table:table-cell office:value-type="float" office:value="-0.11314299999999999" table:formula="of:=[.U201]-[.$C$5]" table:style-name="ce1">
            <text:p>-0.113143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9.700099999999999" table:style-name="ce11">
            <text:p>19.7001</text:p>
          </table:table-cell>
          <table:table-cell office:value-type="float" office:value="0.64695100000000005" table:style-name="ce11">
            <text:p>0.646951</text:p>
          </table:table-cell>
          <table:table-cell office:value-type="float" office:value="0.59479700000000002" table:style-name="ce11">
            <text:p>0.594797</text:p>
          </table:table-cell>
          <table:table-cell office:value-type="float" office:value="0.626552" table:style-name="ce11">
            <text:p>0.626552</text:p>
          </table:table-cell>
          <table:table-cell office:value-type="float" office:value="-7.4059999999999127E-3" table:formula="of:=[.C202]-[.$C$5]" table:style-name="ce1">
            <text:p>-0.007406</text:p>
          </table:table-cell>
          <table:table-cell office:value-type="float" office:value="-5.9559999999999946E-2" table:formula="of:=[.D202]-[.$C$5]" table:style-name="ce1">
            <text:p>-0.05956</text:p>
          </table:table-cell>
          <table:table-cell office:value-type="float" office:value="-2.7804999999999969E-2" table:formula="of:=[.E202]-[.$C$5]" table:style-name="ce1">
            <text:p>-0.027805</text:p>
          </table:table-cell>
          <table:table-cell table:style-name="ce4"/>
          <table:table-cell office:value-type="float" office:value="19.700099999999999" table:style-name="ce11">
            <text:p>19.7001</text:p>
          </table:table-cell>
          <table:table-cell office:value-type="float" office:value="0.72050599999999998" table:style-name="ce11">
            <text:p>0.720506</text:p>
          </table:table-cell>
          <table:table-cell office:value-type="float" office:value="0.60336100000000004" table:style-name="ce11">
            <text:p>0.603361</text:p>
          </table:table-cell>
          <table:table-cell office:value-type="float" office:value="0.58259099999999997" table:style-name="ce11">
            <text:p>0.582591</text:p>
          </table:table-cell>
          <table:table-cell office:value-type="float" office:value="6.6149000000000013E-2" table:formula="of:=[.K202]-[.$C$5]" table:style-name="ce1">
            <text:p>0.066149</text:p>
          </table:table-cell>
          <table:table-cell office:value-type="float" office:value="-5.099599999999993E-2" table:formula="of:=[.L202]-[.$C$5]" table:style-name="ce1">
            <text:p>-0.050996</text:p>
          </table:table-cell>
          <table:table-cell office:value-type="float" office:value="-7.1765999999999996E-2" table:formula="of:=[.M202]-[.$C$5]" table:style-name="ce1">
            <text:p>-0.071766</text:p>
          </table:table-cell>
          <table:table-cell table:style-name="ce4"/>
          <table:table-cell office:value-type="float" office:value="19.700099999999999" table:style-name="ce11">
            <text:p>19.7001</text:p>
          </table:table-cell>
          <table:table-cell office:value-type="float" office:value="0.80706100000000003" table:style-name="ce11">
            <text:p>0.807061</text:p>
          </table:table-cell>
          <table:table-cell office:value-type="float" office:value="0.55854599999999999" table:style-name="ce11">
            <text:p>0.558546</text:p>
          </table:table-cell>
          <table:table-cell office:value-type="float" office:value="0.50979300000000005" table:style-name="ce11">
            <text:p>0.509793</text:p>
          </table:table-cell>
          <table:table-cell office:value-type="float" office:value="0.15270400000000006" table:formula="of:=[.S202]-[.$C$5]" table:style-name="ce1">
            <text:p>0.152704</text:p>
          </table:table-cell>
          <table:table-cell office:value-type="float" office:value="-9.581099999999998E-2" table:formula="of:=[.T202]-[.$C$5]" table:style-name="ce1">
            <text:p>-0.095811</text:p>
          </table:table-cell>
          <table:table-cell office:value-type="float" office:value="-0.14456399999999991" table:formula="of:=[.U202]-[.$C$5]" table:style-name="ce1">
            <text:p>-0.144564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9.8" table:style-name="ce11">
            <text:p>19.8</text:p>
          </table:table-cell>
          <table:table-cell office:value-type="float" office:value="0.66954499999999995" table:style-name="ce11">
            <text:p>0.669545</text:p>
          </table:table-cell>
          <table:table-cell office:value-type="float" office:value="0.59926800000000002" table:style-name="ce11">
            <text:p>0.599268</text:p>
          </table:table-cell>
          <table:table-cell office:value-type="float" office:value="0.61432799999999999" table:style-name="ce11">
            <text:p>0.614328</text:p>
          </table:table-cell>
          <table:table-cell office:value-type="float" office:value="1.5187999999999979E-2" table:formula="of:=[.C203]-[.$C$5]" table:style-name="ce1">
            <text:p>0.015188</text:p>
          </table:table-cell>
          <table:table-cell office:value-type="float" office:value="-5.5088999999999944E-2" table:formula="of:=[.D203]-[.$C$5]" table:style-name="ce1">
            <text:p>-0.055089</text:p>
          </table:table-cell>
          <table:table-cell office:value-type="float" office:value="-4.0028999999999981E-2" table:formula="of:=[.E203]-[.$C$5]" table:style-name="ce1">
            <text:p>-0.040029</text:p>
          </table:table-cell>
          <table:table-cell table:style-name="ce4"/>
          <table:table-cell office:value-type="float" office:value="19.8001" table:style-name="ce11">
            <text:p>19.8001</text:p>
          </table:table-cell>
          <table:table-cell office:value-type="float" office:value="0.73946599999999996" table:style-name="ce11">
            <text:p>0.739466</text:p>
          </table:table-cell>
          <table:table-cell office:value-type="float" office:value="0.58895299999999995" table:style-name="ce11">
            <text:p>0.588953</text:p>
          </table:table-cell>
          <table:table-cell office:value-type="float" office:value="0.56486099999999995" table:style-name="ce11">
            <text:p>0.564861</text:p>
          </table:table-cell>
          <table:table-cell office:value-type="float" office:value="8.510899999999999E-2" table:formula="of:=[.K203]-[.$C$5]" table:style-name="ce1">
            <text:p>0.085109</text:p>
          </table:table-cell>
          <table:table-cell office:value-type="float" office:value="-6.5404000000000018E-2" table:formula="of:=[.L203]-[.$C$5]" table:style-name="ce1">
            <text:p>-0.065404</text:p>
          </table:table-cell>
          <table:table-cell office:value-type="float" office:value="-8.949600000000002E-2" table:formula="of:=[.M203]-[.$C$5]" table:style-name="ce1">
            <text:p>-0.089496</text:p>
          </table:table-cell>
          <table:table-cell table:style-name="ce4"/>
          <table:table-cell office:value-type="float" office:value="19.8001" table:style-name="ce11">
            <text:p>19.8001</text:p>
          </table:table-cell>
          <table:table-cell office:value-type="float" office:value="0.82830999999999999" table:style-name="ce11">
            <text:p>0.82831</text:p>
          </table:table-cell>
          <table:table-cell office:value-type="float" office:value="0.54150299999999996" table:style-name="ce11">
            <text:p>0.541503</text:p>
          </table:table-cell>
          <table:table-cell office:value-type="float" office:value="0.49579800000000002" table:style-name="ce11">
            <text:p>0.495798</text:p>
          </table:table-cell>
          <table:table-cell office:value-type="float" office:value="0.17395300000000002" table:formula="of:=[.S203]-[.$C$5]" table:style-name="ce1">
            <text:p>0.173953</text:p>
          </table:table-cell>
          <table:table-cell office:value-type="float" office:value="-0.11285400000000001" table:formula="of:=[.T203]-[.$C$5]" table:style-name="ce1">
            <text:p>-0.112854</text:p>
          </table:table-cell>
          <table:table-cell office:value-type="float" office:value="-0.15855899999999995" table:formula="of:=[.U203]-[.$C$5]" table:style-name="ce1">
            <text:p>-0.158559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19.900099999999998" table:style-name="ce11">
            <text:p>19.9001</text:p>
          </table:table-cell>
          <table:table-cell office:value-type="float" office:value="0.69315300000000002" table:style-name="ce11">
            <text:p>0.693153</text:p>
          </table:table-cell>
          <table:table-cell office:value-type="float" office:value="0.60871299999999995" table:style-name="ce11">
            <text:p>0.608713</text:p>
          </table:table-cell>
          <table:table-cell office:value-type="float" office:value="0.60588299999999995" table:style-name="ce11">
            <text:p>0.605883</text:p>
          </table:table-cell>
          <table:table-cell office:value-type="float" office:value="3.8796000000000053E-2" table:formula="of:=[.C204]-[.$C$5]" table:style-name="ce1">
            <text:p>0.038796</text:p>
          </table:table-cell>
          <table:table-cell office:value-type="float" office:value="-4.5644000000000018E-2" table:formula="of:=[.D204]-[.$C$5]" table:style-name="ce1">
            <text:p>-0.045644</text:p>
          </table:table-cell>
          <table:table-cell office:value-type="float" office:value="-4.8474000000000017E-2" table:formula="of:=[.E204]-[.$C$5]" table:style-name="ce1">
            <text:p>-0.048474</text:p>
          </table:table-cell>
          <table:table-cell table:style-name="ce4"/>
          <table:table-cell office:value-type="float" office:value="19.900099999999998" table:style-name="ce11">
            <text:p>19.9001</text:p>
          </table:table-cell>
          <table:table-cell office:value-type="float" office:value="0.74878999999999996" table:style-name="ce11">
            <text:p>0.74879</text:p>
          </table:table-cell>
          <table:table-cell office:value-type="float" office:value="0.58175600000000005" table:style-name="ce11">
            <text:p>0.581756</text:p>
          </table:table-cell>
          <table:table-cell office:value-type="float" office:value="0.55358200000000002" table:style-name="ce11">
            <text:p>0.553582</text:p>
          </table:table-cell>
          <table:table-cell office:value-type="float" office:value="9.4432999999999989E-2" table:formula="of:=[.K204]-[.$C$5]" table:style-name="ce1">
            <text:p>0.094433</text:p>
          </table:table-cell>
          <table:table-cell office:value-type="float" office:value="-7.2600999999999916E-2" table:formula="of:=[.L204]-[.$C$5]" table:style-name="ce1">
            <text:p>-0.072601</text:p>
          </table:table-cell>
          <table:table-cell office:value-type="float" office:value="-0.10077499999999995" table:formula="of:=[.M204]-[.$C$5]" table:style-name="ce1">
            <text:p>-0.100775</text:p>
          </table:table-cell>
          <table:table-cell table:style-name="ce4"/>
          <table:table-cell office:value-type="float" office:value="19.900099999999998" table:style-name="ce11">
            <text:p>19.9001</text:p>
          </table:table-cell>
          <table:table-cell office:value-type="float" office:value="0.83362800000000004" table:style-name="ce11">
            <text:p>0.833628</text:p>
          </table:table-cell>
          <table:table-cell office:value-type="float" office:value="0.53990400000000005" table:style-name="ce11">
            <text:p>0.539904</text:p>
          </table:table-cell>
          <table:table-cell office:value-type="float" office:value="0.48677999999999999" table:style-name="ce11">
            <text:p>0.48678</text:p>
          </table:table-cell>
          <table:table-cell office:value-type="float" office:value="0.17927100000000007" table:formula="of:=[.S204]-[.$C$5]" table:style-name="ce1">
            <text:p>0.179271</text:p>
          </table:table-cell>
          <table:table-cell office:value-type="float" office:value="-0.11445299999999992" table:formula="of:=[.T204]-[.$C$5]" table:style-name="ce1">
            <text:p>-0.114453</text:p>
          </table:table-cell>
          <table:table-cell office:value-type="float" office:value="-0.16757699999999998" table:formula="of:=[.U204]-[.$C$5]" table:style-name="ce1">
            <text:p>-0.167577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0.0001" table:style-name="ce11">
            <text:p>20.0001</text:p>
          </table:table-cell>
          <table:table-cell office:value-type="float" office:value="0.71439200000000003" table:style-name="ce11">
            <text:p>0.714392</text:p>
          </table:table-cell>
          <table:table-cell office:value-type="float" office:value="0.62249600000000005" table:style-name="ce11">
            <text:p>0.622496</text:p>
          </table:table-cell>
          <table:table-cell office:value-type="float" office:value="0.60056900000000002" table:style-name="ce11">
            <text:p>0.600569</text:p>
          </table:table-cell>
          <table:table-cell office:value-type="float" office:value="6.0035000000000061E-2" table:formula="of:=[.C205]-[.$C$5]" table:style-name="ce1">
            <text:p>0.060035</text:p>
          </table:table-cell>
          <table:table-cell office:value-type="float" office:value="-3.1860999999999917E-2" table:formula="of:=[.D205]-[.$C$5]" table:style-name="ce1">
            <text:p>-0.031861</text:p>
          </table:table-cell>
          <table:table-cell office:value-type="float" office:value="-5.3787999999999947E-2" table:formula="of:=[.E205]-[.$C$5]" table:style-name="ce1">
            <text:p>-0.053788</text:p>
          </table:table-cell>
          <table:table-cell table:style-name="ce4"/>
          <table:table-cell office:value-type="float" office:value="20.0001" table:style-name="ce11">
            <text:p>20.0001</text:p>
          </table:table-cell>
          <table:table-cell office:value-type="float" office:value="0.74929000000000001" table:style-name="ce11">
            <text:p>0.74929</text:p>
          </table:table-cell>
          <table:table-cell office:value-type="float" office:value="0.58270900000000003" table:style-name="ce11">
            <text:p>0.582709</text:p>
          </table:table-cell>
          <table:table-cell office:value-type="float" office:value="0.54937000000000002" table:style-name="ce11">
            <text:p>0.54937</text:p>
          </table:table-cell>
          <table:table-cell office:value-type="float" office:value="9.4933000000000045E-2" table:formula="of:=[.K205]-[.$C$5]" table:style-name="ce1">
            <text:p>0.094933</text:p>
          </table:table-cell>
          <table:table-cell office:value-type="float" office:value="-7.1647999999999934E-2" table:formula="of:=[.L205]-[.$C$5]" table:style-name="ce1">
            <text:p>-0.071648</text:p>
          </table:table-cell>
          <table:table-cell office:value-type="float" office:value="-0.10498699999999994" table:formula="of:=[.M205]-[.$C$5]" table:style-name="ce1">
            <text:p>-0.104987</text:p>
          </table:table-cell>
          <table:table-cell table:style-name="ce4"/>
          <table:table-cell office:value-type="float" office:value="20.0001" table:style-name="ce11">
            <text:p>20.0001</text:p>
          </table:table-cell>
          <table:table-cell office:value-type="float" office:value="0.83050599999999997" table:style-name="ce11">
            <text:p>0.830506</text:p>
          </table:table-cell>
          <table:table-cell office:value-type="float" office:value="0.55212799999999995" table:style-name="ce11">
            <text:p>0.552128</text:p>
          </table:table-cell>
          <table:table-cell office:value-type="float" office:value="0.489896" table:style-name="ce11">
            <text:p>0.489896</text:p>
          </table:table-cell>
          <table:table-cell office:value-type="float" office:value="0.176149" table:formula="of:=[.S205]-[.$C$5]" table:style-name="ce1">
            <text:p>0.176149</text:p>
          </table:table-cell>
          <table:table-cell office:value-type="float" office:value="-0.10222900000000001" table:formula="of:=[.T205]-[.$C$5]" table:style-name="ce1">
            <text:p>-0.102229</text:p>
          </table:table-cell>
          <table:table-cell office:value-type="float" office:value="-0.16446099999999997" table:formula="of:=[.U205]-[.$C$5]" table:style-name="ce1">
            <text:p>-0.164461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0.100000000000001" table:style-name="ce11">
            <text:p>20.1</text:p>
          </table:table-cell>
          <table:table-cell office:value-type="float" office:value="0.72956399999999999" table:style-name="ce11">
            <text:p>0.729564</text:p>
          </table:table-cell>
          <table:table-cell office:value-type="float" office:value="0.64091200000000004" table:style-name="ce11">
            <text:p>0.640912</text:p>
          </table:table-cell>
          <table:table-cell office:value-type="float" office:value="0.598136" table:style-name="ce11">
            <text:p>0.598136</text:p>
          </table:table-cell>
          <table:table-cell office:value-type="float" office:value="7.5207000000000024E-2" table:formula="of:=[.C206]-[.$C$5]" table:style-name="ce1">
            <text:p>0.075207</text:p>
          </table:table-cell>
          <table:table-cell office:value-type="float" office:value="-1.3444999999999929E-2" table:formula="of:=[.D206]-[.$C$5]" table:style-name="ce1">
            <text:p>-0.013445</text:p>
          </table:table-cell>
          <table:table-cell office:value-type="float" office:value="-5.6220999999999965E-2" table:formula="of:=[.E206]-[.$C$5]" table:style-name="ce1">
            <text:p>-0.056221</text:p>
          </table:table-cell>
          <table:table-cell table:style-name="ce4"/>
          <table:table-cell office:value-type="float" office:value="20.100100000000001" table:style-name="ce11">
            <text:p>20.1001</text:p>
          </table:table-cell>
          <table:table-cell office:value-type="float" office:value="0.74384700000000004" table:style-name="ce11">
            <text:p>0.743847</text:p>
          </table:table-cell>
          <table:table-cell office:value-type="float" office:value="0.59143800000000002" table:style-name="ce11">
            <text:p>0.591438</text:p>
          </table:table-cell>
          <table:table-cell office:value-type="float" office:value="0.55337099999999995" table:style-name="ce11">
            <text:p>0.553371</text:p>
          </table:table-cell>
          <table:table-cell office:value-type="float" office:value="8.9490000000000069E-2" table:formula="of:=[.K206]-[.$C$5]" table:style-name="ce1">
            <text:p>0.08949</text:p>
          </table:table-cell>
          <table:table-cell office:value-type="float" office:value="-6.2918999999999947E-2" table:formula="of:=[.L206]-[.$C$5]" table:style-name="ce1">
            <text:p>-0.062919</text:p>
          </table:table-cell>
          <table:table-cell office:value-type="float" office:value="-0.10098600000000002" table:formula="of:=[.M206]-[.$C$5]" table:style-name="ce1">
            <text:p>-0.100986</text:p>
          </table:table-cell>
          <table:table-cell table:style-name="ce4"/>
          <table:table-cell office:value-type="float" office:value="20.100100000000001" table:style-name="ce11">
            <text:p>20.1001</text:p>
          </table:table-cell>
          <table:table-cell office:value-type="float" office:value="0.81079400000000001" table:style-name="ce11">
            <text:p>0.810794</text:p>
          </table:table-cell>
          <table:table-cell office:value-type="float" office:value="0.57473300000000005" table:style-name="ce11">
            <text:p>0.574733</text:p>
          </table:table-cell>
          <table:table-cell office:value-type="float" office:value="0.50251599999999996" table:style-name="ce11">
            <text:p>0.502516</text:p>
          </table:table-cell>
          <table:table-cell office:value-type="float" office:value="0.15643700000000005" table:formula="of:=[.S206]-[.$C$5]" table:style-name="ce1">
            <text:p>0.156437</text:p>
          </table:table-cell>
          <table:table-cell office:value-type="float" office:value="-7.9623999999999917E-2" table:formula="of:=[.T206]-[.$C$5]" table:style-name="ce1">
            <text:p>-0.079624</text:p>
          </table:table-cell>
          <table:table-cell office:value-type="float" office:value="-0.151841" table:formula="of:=[.U206]-[.$C$5]" table:style-name="ce1">
            <text:p>-0.151841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0.200099999999999" table:style-name="ce11">
            <text:p>20.2001</text:p>
          </table:table-cell>
          <table:table-cell office:value-type="float" office:value="0.73490299999999997" table:style-name="ce11">
            <text:p>0.734903</text:p>
          </table:table-cell>
          <table:table-cell office:value-type="float" office:value="0.66328200000000004" table:style-name="ce11">
            <text:p>0.663282</text:p>
          </table:table-cell>
          <table:table-cell office:value-type="float" office:value="0.59958800000000001" table:style-name="ce11">
            <text:p>0.599588</text:p>
          </table:table-cell>
          <table:table-cell office:value-type="float" office:value="8.0546000000000006E-2" table:formula="of:=[.C207]-[.$C$5]" table:style-name="ce1">
            <text:p>0.080546</text:p>
          </table:table-cell>
          <table:table-cell office:value-type="float" office:value="8.9250000000000718E-3" table:formula="of:=[.D207]-[.$C$5]" table:style-name="ce1">
            <text:p>0.008925</text:p>
          </table:table-cell>
          <table:table-cell office:value-type="float" office:value="-5.4768999999999957E-2" table:formula="of:=[.E207]-[.$C$5]" table:style-name="ce1">
            <text:p>-0.054769</text:p>
          </table:table-cell>
          <table:table-cell table:style-name="ce4"/>
          <table:table-cell office:value-type="float" office:value="20.200099999999999" table:style-name="ce11">
            <text:p>20.2001</text:p>
          </table:table-cell>
          <table:table-cell office:value-type="float" office:value="0.73232799999999998" table:style-name="ce11">
            <text:p>0.732328</text:p>
          </table:table-cell>
          <table:table-cell office:value-type="float" office:value="0.60614000000000001" table:style-name="ce11">
            <text:p>0.60614</text:p>
          </table:table-cell>
          <table:table-cell office:value-type="float" office:value="0.56594" table:style-name="ce11">
            <text:p>0.56594</text:p>
          </table:table-cell>
          <table:table-cell office:value-type="float" office:value="7.7971000000000013E-2" table:formula="of:=[.K207]-[.$C$5]" table:style-name="ce1">
            <text:p>0.077971</text:p>
          </table:table-cell>
          <table:table-cell office:value-type="float" office:value="-4.8216999999999954E-2" table:formula="of:=[.L207]-[.$C$5]" table:style-name="ce1">
            <text:p>-0.048217</text:p>
          </table:table-cell>
          <table:table-cell office:value-type="float" office:value="-8.8416999999999968E-2" table:formula="of:=[.M207]-[.$C$5]" table:style-name="ce1">
            <text:p>-0.088417</text:p>
          </table:table-cell>
          <table:table-cell table:style-name="ce4"/>
          <table:table-cell office:value-type="float" office:value="20.200099999999999" table:style-name="ce11">
            <text:p>20.2001</text:p>
          </table:table-cell>
          <table:table-cell office:value-type="float" office:value="0.76848499999999997" table:style-name="ce11">
            <text:p>0.768485</text:p>
          </table:table-cell>
          <table:table-cell office:value-type="float" office:value="0.609317" table:style-name="ce11">
            <text:p>0.609317</text:p>
          </table:table-cell>
          <table:table-cell office:value-type="float" office:value="0.52328200000000002" table:style-name="ce11">
            <text:p>0.523282</text:p>
          </table:table-cell>
          <table:table-cell office:value-type="float" office:value="0.11412800000000001" table:formula="of:=[.S207]-[.$C$5]" table:style-name="ce1">
            <text:p>0.114128</text:p>
          </table:table-cell>
          <table:table-cell office:value-type="float" office:value="-4.5039999999999969E-2" table:formula="of:=[.T207]-[.$C$5]" table:style-name="ce1">
            <text:p>-0.04504</text:p>
          </table:table-cell>
          <table:table-cell office:value-type="float" office:value="-0.13107499999999994" table:formula="of:=[.U207]-[.$C$5]" table:style-name="ce1">
            <text:p>-0.131075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0.3001" table:style-name="ce11">
            <text:p>20.3001</text:p>
          </table:table-cell>
          <table:table-cell office:value-type="float" office:value="0.72864700000000004" table:style-name="ce11">
            <text:p>0.728647</text:p>
          </table:table-cell>
          <table:table-cell office:value-type="float" office:value="0.68770100000000001" table:style-name="ce11">
            <text:p>0.687701</text:p>
          </table:table-cell>
          <table:table-cell office:value-type="float" office:value="0.60481099999999999" table:style-name="ce11">
            <text:p>0.604811</text:p>
          </table:table-cell>
          <table:table-cell office:value-type="float" office:value="7.4290000000000078E-2" table:formula="of:=[.C208]-[.$C$5]" table:style-name="ce1">
            <text:p>0.07429</text:p>
          </table:table-cell>
          <table:table-cell office:value-type="float" office:value="3.334400000000004E-2" table:formula="of:=[.D208]-[.$C$5]" table:style-name="ce1">
            <text:p>0.033344</text:p>
          </table:table-cell>
          <table:table-cell office:value-type="float" office:value="-4.9545999999999979E-2" table:formula="of:=[.E208]-[.$C$5]" table:style-name="ce1">
            <text:p>-0.049546</text:p>
          </table:table-cell>
          <table:table-cell table:style-name="ce4"/>
          <table:table-cell office:value-type="float" office:value="20.3" table:style-name="ce11">
            <text:p>20.3</text:p>
          </table:table-cell>
          <table:table-cell office:value-type="float" office:value="0.71300300000000005" table:style-name="ce11">
            <text:p>0.713003</text:p>
          </table:table-cell>
          <table:table-cell office:value-type="float" office:value="0.62659799999999999" table:style-name="ce11">
            <text:p>0.626598</text:p>
          </table:table-cell>
          <table:table-cell office:value-type="float" office:value="0.58723599999999998" table:style-name="ce11">
            <text:p>0.587236</text:p>
          </table:table-cell>
          <table:table-cell office:value-type="float" office:value="5.8646000000000087E-2" table:formula="of:=[.K208]-[.$C$5]" table:style-name="ce1">
            <text:p>0.058646</text:p>
          </table:table-cell>
          <table:table-cell office:value-type="float" office:value="-2.7758999999999978E-2" table:formula="of:=[.L208]-[.$C$5]" table:style-name="ce1">
            <text:p>-0.027759</text:p>
          </table:table-cell>
          <table:table-cell office:value-type="float" office:value="-6.7120999999999986E-2" table:formula="of:=[.M208]-[.$C$5]" table:style-name="ce1">
            <text:p>-0.067121</text:p>
          </table:table-cell>
          <table:table-cell table:style-name="ce4"/>
          <table:table-cell office:value-type="float" office:value="20.3001" table:style-name="ce11">
            <text:p>20.3001</text:p>
          </table:table-cell>
          <table:table-cell office:value-type="float" office:value="0.71679800000000005" table:style-name="ce11">
            <text:p>0.716798</text:p>
          </table:table-cell>
          <table:table-cell office:value-type="float" office:value="0.65102499999999996" table:style-name="ce11">
            <text:p>0.651025</text:p>
          </table:table-cell>
          <table:table-cell office:value-type="float" office:value="0.56063099999999999" table:style-name="ce11">
            <text:p>0.560631</text:p>
          </table:table-cell>
          <table:table-cell office:value-type="float" office:value="6.244100000000008E-2" table:formula="of:=[.S208]-[.$C$5]" table:style-name="ce1">
            <text:p>0.062441</text:p>
          </table:table-cell>
          <table:table-cell office:value-type="float" office:value="-3.3320000000000016E-3" table:formula="of:=[.T208]-[.$C$5]" table:style-name="ce1">
            <text:p>-0.003332</text:p>
          </table:table-cell>
          <table:table-cell office:value-type="float" office:value="-9.3725999999999976E-2" table:formula="of:=[.U208]-[.$C$5]" table:style-name="ce1">
            <text:p>-0.093726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0.400099999999998" table:style-name="ce11">
            <text:p>20.4001</text:p>
          </table:table-cell>
          <table:table-cell office:value-type="float" office:value="0.712399" table:style-name="ce11">
            <text:p>0.712399</text:p>
          </table:table-cell>
          <table:table-cell office:value-type="float" office:value="0.71135000000000004" table:style-name="ce11">
            <text:p>0.71135</text:p>
          </table:table-cell>
          <table:table-cell office:value-type="float" office:value="0.61460000000000004" table:style-name="ce11">
            <text:p>0.6146</text:p>
          </table:table-cell>
          <table:table-cell office:value-type="float" office:value="5.8042000000000038E-2" table:formula="of:=[.C209]-[.$C$5]" table:style-name="ce1">
            <text:p>0.058042</text:p>
          </table:table-cell>
          <table:table-cell office:value-type="float" office:value="5.6993000000000071E-2" table:formula="of:=[.D209]-[.$C$5]" table:style-name="ce1">
            <text:p>0.056993</text:p>
          </table:table-cell>
          <table:table-cell office:value-type="float" office:value="-3.9756999999999931E-2" table:formula="of:=[.E209]-[.$C$5]" table:style-name="ce1">
            <text:p>-0.039757</text:p>
          </table:table-cell>
          <table:table-cell table:style-name="ce4"/>
          <table:table-cell office:value-type="float" office:value="20.400099999999998" table:style-name="ce11">
            <text:p>20.4001</text:p>
          </table:table-cell>
          <table:table-cell office:value-type="float" office:value="0.68676999999999999" table:style-name="ce11">
            <text:p>0.68677</text:p>
          </table:table-cell>
          <table:table-cell office:value-type="float" office:value="0.65053700000000003" table:style-name="ce11">
            <text:p>0.650537</text:p>
          </table:table-cell>
          <table:table-cell office:value-type="float" office:value="0.61843700000000001" table:style-name="ce11">
            <text:p>0.618437</text:p>
          </table:table-cell>
          <table:table-cell office:value-type="float" office:value="3.2413000000000025E-2" table:formula="of:=[.K209]-[.$C$5]" table:style-name="ce1">
            <text:p>0.032413</text:p>
          </table:table-cell>
          <table:table-cell office:value-type="float" office:value="-3.8199999999999346E-3" table:formula="of:=[.L209]-[.$C$5]" table:style-name="ce1">
            <text:p>-0.00382</text:p>
          </table:table-cell>
          <table:table-cell office:value-type="float" office:value="-3.5919999999999952E-2" table:formula="of:=[.M209]-[.$C$5]" table:style-name="ce1">
            <text:p>-0.03592</text:p>
          </table:table-cell>
          <table:table-cell table:style-name="ce4"/>
          <table:table-cell office:value-type="float" office:value="20.400099999999998" table:style-name="ce11">
            <text:p>20.4001</text:p>
          </table:table-cell>
          <table:table-cell office:value-type="float" office:value="0.65393800000000002" table:style-name="ce11">
            <text:p>0.653938</text:p>
          </table:table-cell>
          <table:table-cell office:value-type="float" office:value="0.68523000000000001" table:style-name="ce11">
            <text:p>0.68523</text:p>
          </table:table-cell>
          <table:table-cell office:value-type="float" office:value="0.62181200000000003" table:style-name="ce11">
            <text:p>0.621812</text:p>
          </table:table-cell>
          <table:table-cell office:value-type="float" office:value="-4.1899999999994719E-4" table:formula="of:=[.S209]-[.$C$5]" table:style-name="ce1">
            <text:p>-0.000419</text:p>
          </table:table-cell>
          <table:table-cell office:value-type="float" office:value="3.0873000000000039E-2" table:formula="of:=[.T209]-[.$C$5]" table:style-name="ce1">
            <text:p>0.030873</text:p>
          </table:table-cell>
          <table:table-cell office:value-type="float" office:value="-3.2544999999999935E-2" table:formula="of:=[.U209]-[.$C$5]" table:style-name="ce1">
            <text:p>-0.032545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0.5" table:style-name="ce11">
            <text:p>20.5</text:p>
          </table:table-cell>
          <table:table-cell office:value-type="float" office:value="0.69046300000000005" table:style-name="ce11">
            <text:p>0.690463</text:p>
          </table:table-cell>
          <table:table-cell office:value-type="float" office:value="0.727939" table:style-name="ce11">
            <text:p>0.727939</text:p>
          </table:table-cell>
          <table:table-cell office:value-type="float" office:value="0.62954399999999999" table:style-name="ce11">
            <text:p>0.629544</text:p>
          </table:table-cell>
          <table:table-cell office:value-type="float" office:value="3.6106000000000082E-2" table:formula="of:=[.C210]-[.$C$5]" table:style-name="ce1">
            <text:p>0.036106</text:p>
          </table:table-cell>
          <table:table-cell office:value-type="float" office:value="7.3582000000000036E-2" table:formula="of:=[.D210]-[.$C$5]" table:style-name="ce1">
            <text:p>0.073582</text:p>
          </table:table-cell>
          <table:table-cell office:value-type="float" office:value="-2.4812999999999974E-2" table:formula="of:=[.E210]-[.$C$5]" table:style-name="ce1">
            <text:p>-0.024813</text:p>
          </table:table-cell>
          <table:table-cell table:style-name="ce4"/>
          <table:table-cell office:value-type="float" office:value="20.5001" table:style-name="ce11">
            <text:p>20.5001</text:p>
          </table:table-cell>
          <table:table-cell office:value-type="float" office:value="0.65607199999999999" table:style-name="ce11">
            <text:p>0.656072</text:p>
          </table:table-cell>
          <table:table-cell office:value-type="float" office:value="0.67517899999999997" table:style-name="ce11">
            <text:p>0.675179</text:p>
          </table:table-cell>
          <table:table-cell office:value-type="float" office:value="0.656501" table:style-name="ce11">
            <text:p>0.656501</text:p>
          </table:table-cell>
          <table:table-cell office:value-type="float" office:value="1.7150000000000221E-3" table:formula="of:=[.K210]-[.$C$5]" table:style-name="ce1">
            <text:p>0.001715</text:p>
          </table:table-cell>
          <table:table-cell office:value-type="float" office:value="2.0822000000000007E-2" table:formula="of:=[.L210]-[.$C$5]" table:style-name="ce1">
            <text:p>0.020822</text:p>
          </table:table-cell>
          <table:table-cell office:value-type="float" office:value="2.1440000000000348E-3" table:formula="of:=[.M210]-[.$C$5]" table:style-name="ce1">
            <text:p>0.002144</text:p>
          </table:table-cell>
          <table:table-cell table:style-name="ce4"/>
          <table:table-cell office:value-type="float" office:value="20.5001" table:style-name="ce11">
            <text:p>20.5001</text:p>
          </table:table-cell>
          <table:table-cell office:value-type="float" office:value="0.59448800000000002" table:style-name="ce11">
            <text:p>0.594488</text:p>
          </table:table-cell>
          <table:table-cell office:value-type="float" office:value="0.69625599999999999" table:style-name="ce11">
            <text:p>0.696256</text:p>
          </table:table-cell>
          <table:table-cell office:value-type="float" office:value="0.70156600000000002" table:style-name="ce11">
            <text:p>0.701566</text:p>
          </table:table-cell>
          <table:table-cell office:value-type="float" office:value="-5.986899999999995E-2" table:formula="of:=[.S210]-[.$C$5]" table:style-name="ce1">
            <text:p>-0.059869</text:p>
          </table:table-cell>
          <table:table-cell office:value-type="float" office:value="4.189900000000002E-2" table:formula="of:=[.T210]-[.$C$5]" table:style-name="ce1">
            <text:p>0.041899</text:p>
          </table:table-cell>
          <table:table-cell office:value-type="float" office:value="4.7209000000000056E-2" table:formula="of:=[.U210]-[.$C$5]" table:style-name="ce1">
            <text:p>0.047209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0.600100000000001" table:style-name="ce11">
            <text:p>20.6001</text:p>
          </table:table-cell>
          <table:table-cell office:value-type="float" office:value="0.667103" table:style-name="ce11">
            <text:p>0.667103</text:p>
          </table:table-cell>
          <table:table-cell office:value-type="float" office:value="0.73516099999999995" table:style-name="ce11">
            <text:p>0.735161</text:p>
          </table:table-cell>
          <table:table-cell office:value-type="float" office:value="0.65001900000000001" table:style-name="ce11">
            <text:p>0.650019</text:p>
          </table:table-cell>
          <table:table-cell office:value-type="float" office:value="1.2746000000000035E-2" table:formula="of:=[.C211]-[.$C$5]" table:style-name="ce1">
            <text:p>0.012746</text:p>
          </table:table-cell>
          <table:table-cell office:value-type="float" office:value="8.0803999999999987E-2" table:formula="of:=[.D211]-[.$C$5]" table:style-name="ce1">
            <text:p>0.080804</text:p>
          </table:table-cell>
          <table:table-cell office:value-type="float" office:value="-4.337999999999953E-3" table:formula="of:=[.E211]-[.$C$5]" table:style-name="ce1">
            <text:p>-0.004338</text:p>
          </table:table-cell>
          <table:table-cell table:style-name="ce4"/>
          <table:table-cell office:value-type="float" office:value="20.6" table:style-name="ce11">
            <text:p>20.6</text:p>
          </table:table-cell>
          <table:table-cell office:value-type="float" office:value="0.62509800000000004" table:style-name="ce11">
            <text:p>0.625098</text:p>
          </table:table-cell>
          <table:table-cell office:value-type="float" office:value="0.69276800000000005" table:style-name="ce11">
            <text:p>0.692768</text:p>
          </table:table-cell>
          <table:table-cell office:value-type="float" office:value="0.699762" table:style-name="ce11">
            <text:p>0.699762</text:p>
          </table:table-cell>
          <table:table-cell office:value-type="float" office:value="-2.9258999999999924E-2" table:formula="of:=[.K211]-[.$C$5]" table:style-name="ce1">
            <text:p>-0.029259</text:p>
          </table:table-cell>
          <table:table-cell office:value-type="float" office:value="3.8411000000000084E-2" table:formula="of:=[.L211]-[.$C$5]" table:style-name="ce1">
            <text:p>0.038411</text:p>
          </table:table-cell>
          <table:table-cell office:value-type="float" office:value="4.5405000000000029E-2" table:formula="of:=[.M211]-[.$C$5]" table:style-name="ce1">
            <text:p>0.045405</text:p>
          </table:table-cell>
          <table:table-cell table:style-name="ce4"/>
          <table:table-cell office:value-type="float" office:value="20.6" table:style-name="ce11">
            <text:p>20.6</text:p>
          </table:table-cell>
          <table:table-cell office:value-type="float" office:value="0.55026399999999998" table:style-name="ce11">
            <text:p>0.550264</text:p>
          </table:table-cell>
          <table:table-cell office:value-type="float" office:value="0.69731500000000002" table:style-name="ce11">
            <text:p>0.697315</text:p>
          </table:table-cell>
          <table:table-cell office:value-type="float" office:value="0.79627899999999996" table:style-name="ce11">
            <text:p>0.796279</text:p>
          </table:table-cell>
          <table:table-cell office:value-type="float" office:value="-0.10409299999999999" table:formula="of:=[.S211]-[.$C$5]" table:style-name="ce1">
            <text:p>-0.104093</text:p>
          </table:table-cell>
          <table:table-cell office:value-type="float" office:value="4.2958000000000052E-2" table:formula="of:=[.T211]-[.$C$5]" table:style-name="ce1">
            <text:p>0.042958</text:p>
          </table:table-cell>
          <table:table-cell office:value-type="float" office:value="0.14192199999999999" table:formula="of:=[.U211]-[.$C$5]" table:style-name="ce1">
            <text:p>0.141922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0.700099999999999" table:style-name="ce11">
            <text:p>20.7001</text:p>
          </table:table-cell>
          <table:table-cell office:value-type="float" office:value="0.645123" table:style-name="ce11">
            <text:p>0.645123</text:p>
          </table:table-cell>
          <table:table-cell office:value-type="float" office:value="0.72997500000000004" table:style-name="ce11">
            <text:p>0.729975</text:p>
          </table:table-cell>
          <table:table-cell office:value-type="float" office:value="0.675118" table:style-name="ce11">
            <text:p>0.675118</text:p>
          </table:table-cell>
          <table:table-cell office:value-type="float" office:value="-9.2339999999999645E-3" table:formula="of:=[.C212]-[.$C$5]" table:style-name="ce1">
            <text:p>-0.009234</text:p>
          </table:table-cell>
          <table:table-cell office:value-type="float" office:value="7.5618000000000074E-2" table:formula="of:=[.D212]-[.$C$5]" table:style-name="ce1">
            <text:p>0.075618</text:p>
          </table:table-cell>
          <table:table-cell office:value-type="float" office:value="2.0761000000000029E-2" table:formula="of:=[.E212]-[.$C$5]" table:style-name="ce1">
            <text:p>0.020761</text:p>
          </table:table-cell>
          <table:table-cell table:style-name="ce4"/>
          <table:table-cell office:value-type="float" office:value="20.7" table:style-name="ce11">
            <text:p>20.7</text:p>
          </table:table-cell>
          <table:table-cell office:value-type="float" office:value="0.599553" table:style-name="ce11">
            <text:p>0.599553</text:p>
          </table:table-cell>
          <table:table-cell office:value-type="float" office:value="0.70336100000000001" table:style-name="ce11">
            <text:p>0.703361</text:p>
          </table:table-cell>
          <table:table-cell office:value-type="float" office:value="0.74220600000000003" table:style-name="ce11">
            <text:p>0.742206</text:p>
          </table:table-cell>
          <table:table-cell office:value-type="float" office:value="-5.4803999999999964E-2" table:formula="of:=[.K212]-[.$C$5]" table:style-name="ce1">
            <text:p>-0.054804</text:p>
          </table:table-cell>
          <table:table-cell office:value-type="float" office:value="4.9004000000000048E-2" table:formula="of:=[.L212]-[.$C$5]" table:style-name="ce1">
            <text:p>0.049004</text:p>
          </table:table-cell>
          <table:table-cell office:value-type="float" office:value="8.7849000000000066E-2" table:formula="of:=[.M212]-[.$C$5]" table:style-name="ce1">
            <text:p>0.087849</text:p>
          </table:table-cell>
          <table:table-cell table:style-name="ce4"/>
          <table:table-cell office:value-type="float" office:value="20.7" table:style-name="ce11">
            <text:p>20.7</text:p>
          </table:table-cell>
          <table:table-cell office:value-type="float" office:value="0.52020599999999995" table:style-name="ce11">
            <text:p>0.520206</text:p>
          </table:table-cell>
          <table:table-cell office:value-type="float" office:value="0.69222899999999998" table:style-name="ce11">
            <text:p>0.692229</text:p>
          </table:table-cell>
          <table:table-cell office:value-type="float" office:value="0.89808500000000002" table:style-name="ce11">
            <text:p>0.898085</text:p>
          </table:table-cell>
          <table:table-cell office:value-type="float" office:value="-0.13415100000000002" table:formula="of:=[.S212]-[.$C$5]" table:style-name="ce1">
            <text:p>-0.134151</text:p>
          </table:table-cell>
          <table:table-cell office:value-type="float" office:value="3.7872000000000017E-2" table:formula="of:=[.T212]-[.$C$5]" table:style-name="ce1">
            <text:p>0.037872</text:p>
          </table:table-cell>
          <table:table-cell office:value-type="float" office:value="0.24372800000000006" table:formula="of:=[.U212]-[.$C$5]" table:style-name="ce1">
            <text:p>0.243728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0.8001" table:style-name="ce11">
            <text:p>20.8001</text:p>
          </table:table-cell>
          <table:table-cell office:value-type="float" office:value="0.62570300000000001" table:style-name="ce11">
            <text:p>0.625703</text:p>
          </table:table-cell>
          <table:table-cell office:value-type="float" office:value="0.71489899999999995" table:style-name="ce11">
            <text:p>0.714899</text:p>
          </table:table-cell>
          <table:table-cell office:value-type="float" office:value="0.70225499999999996" table:style-name="ce11">
            <text:p>0.702255</text:p>
          </table:table-cell>
          <table:table-cell office:value-type="float" office:value="-2.8653999999999957E-2" table:formula="of:=[.C213]-[.$C$5]" table:style-name="ce1">
            <text:p>-0.028654</text:p>
          </table:table-cell>
          <table:table-cell office:value-type="float" office:value="6.0541999999999985E-2" table:formula="of:=[.D213]-[.$C$5]" table:style-name="ce1">
            <text:p>0.060542</text:p>
          </table:table-cell>
          <table:table-cell office:value-type="float" office:value="4.7897999999999996E-2" table:formula="of:=[.E213]-[.$C$5]" table:style-name="ce1">
            <text:p>0.047898</text:p>
          </table:table-cell>
          <table:table-cell table:style-name="ce4"/>
          <table:table-cell office:value-type="float" office:value="20.8001" table:style-name="ce11">
            <text:p>20.8001</text:p>
          </table:table-cell>
          <table:table-cell office:value-type="float" office:value="0.58046600000000004" table:style-name="ce11">
            <text:p>0.580466</text:p>
          </table:table-cell>
          <table:table-cell office:value-type="float" office:value="0.70824699999999996" table:style-name="ce11">
            <text:p>0.708247</text:p>
          </table:table-cell>
          <table:table-cell office:value-type="float" office:value="0.77879100000000001" table:style-name="ce11">
            <text:p>0.778791</text:p>
          </table:table-cell>
          <table:table-cell office:value-type="float" office:value="-7.3890999999999929E-2" table:formula="of:=[.K213]-[.$C$5]" table:style-name="ce1">
            <text:p>-0.073891</text:p>
          </table:table-cell>
          <table:table-cell office:value-type="float" office:value="5.3889999999999993E-2" table:formula="of:=[.L213]-[.$C$5]" table:style-name="ce1">
            <text:p>0.05389</text:p>
          </table:table-cell>
          <table:table-cell office:value-type="float" office:value="0.12443400000000004" table:formula="of:=[.M213]-[.$C$5]" table:style-name="ce1">
            <text:p>0.124434</text:p>
          </table:table-cell>
          <table:table-cell table:style-name="ce4"/>
          <table:table-cell office:value-type="float" office:value="20.8001" table:style-name="ce11">
            <text:p>20.8001</text:p>
          </table:table-cell>
          <table:table-cell office:value-type="float" office:value="0.50270000000000004" table:style-name="ce11">
            <text:p>0.5027</text:p>
          </table:table-cell>
          <table:table-cell office:value-type="float" office:value="0.68507399999999996" table:style-name="ce11">
            <text:p>0.685074</text:p>
          </table:table-cell>
          <table:table-cell office:value-type="float" office:value="0.96950899999999995" table:style-name="ce11">
            <text:p>0.969509</text:p>
          </table:table-cell>
          <table:table-cell office:value-type="float" office:value="-0.15165699999999993" table:formula="of:=[.S213]-[.$C$5]" table:style-name="ce1">
            <text:p>-0.151657</text:p>
          </table:table-cell>
          <table:table-cell office:value-type="float" office:value="3.0716999999999994E-2" table:formula="of:=[.T213]-[.$C$5]" table:style-name="ce1">
            <text:p>0.030717</text:p>
          </table:table-cell>
          <table:table-cell office:value-type="float" office:value="0.31515199999999999" table:formula="of:=[.U213]-[.$C$5]" table:style-name="ce1">
            <text:p>0.315152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0.9" table:style-name="ce11">
            <text:p>20.9</text:p>
          </table:table-cell>
          <table:table-cell office:value-type="float" office:value="0.61025799999999997" table:style-name="ce11">
            <text:p>0.610258</text:p>
          </table:table-cell>
          <table:table-cell office:value-type="float" office:value="0.69496400000000003" table:style-name="ce11">
            <text:p>0.694964</text:p>
          </table:table-cell>
          <table:table-cell office:value-type="float" office:value="0.72470699999999999" table:style-name="ce11">
            <text:p>0.724707</text:p>
          </table:table-cell>
          <table:table-cell office:value-type="float" office:value="-4.4098999999999999E-2" table:formula="of:=[.C214]-[.$C$5]" table:style-name="ce1">
            <text:p>-0.044099</text:p>
          </table:table-cell>
          <table:table-cell office:value-type="float" office:value="4.060700000000006E-2" table:formula="of:=[.D214]-[.$C$5]" table:style-name="ce1">
            <text:p>0.040607</text:p>
          </table:table-cell>
          <table:table-cell office:value-type="float" office:value="7.0350000000000024E-2" table:formula="of:=[.E214]-[.$C$5]" table:style-name="ce1">
            <text:p>0.07035</text:p>
          </table:table-cell>
          <table:table-cell table:style-name="ce4"/>
          <table:table-cell office:value-type="float" office:value="20.9" table:style-name="ce11">
            <text:p>20.9</text:p>
          </table:table-cell>
          <table:table-cell office:value-type="float" office:value="0.569604" table:style-name="ce11">
            <text:p>0.569604</text:p>
          </table:table-cell>
          <table:table-cell office:value-type="float" office:value="0.71072999999999997" table:style-name="ce11">
            <text:p>0.71073</text:p>
          </table:table-cell>
          <table:table-cell office:value-type="float" office:value="0.80040800000000001" table:style-name="ce11">
            <text:p>0.800408</text:p>
          </table:table-cell>
          <table:table-cell office:value-type="float" office:value="-8.4752999999999967E-2" table:formula="of:=[.K214]-[.$C$5]" table:style-name="ce1">
            <text:p>-0.084753</text:p>
          </table:table-cell>
          <table:table-cell office:value-type="float" office:value="5.6373000000000006E-2" table:formula="of:=[.L214]-[.$C$5]" table:style-name="ce1">
            <text:p>0.056373</text:p>
          </table:table-cell>
          <table:table-cell office:value-type="float" office:value="0.14605100000000004" table:formula="of:=[.M214]-[.$C$5]" table:style-name="ce1">
            <text:p>0.146051</text:p>
          </table:table-cell>
          <table:table-cell table:style-name="ce4"/>
          <table:table-cell office:value-type="float" office:value="20.900099999999998" table:style-name="ce11">
            <text:p>20.9001</text:p>
          </table:table-cell>
          <table:table-cell office:value-type="float" office:value="0.49097000000000002" table:style-name="ce11">
            <text:p>0.49097</text:p>
          </table:table-cell>
          <table:table-cell office:value-type="float" office:value="0.68048900000000001" table:style-name="ce11">
            <text:p>0.680489</text:p>
          </table:table-cell>
          <table:table-cell office:value-type="float" office:value="0.99178500000000003" table:style-name="ce11">
            <text:p>0.991785</text:p>
          </table:table-cell>
          <table:table-cell office:value-type="float" office:value="-0.16338699999999995" table:formula="of:=[.S214]-[.$C$5]" table:style-name="ce1">
            <text:p>-0.163387</text:p>
          </table:table-cell>
          <table:table-cell office:value-type="float" office:value="2.6132000000000044E-2" table:formula="of:=[.T214]-[.$C$5]" table:style-name="ce1">
            <text:p>0.026132</text:p>
          </table:table-cell>
          <table:table-cell office:value-type="float" office:value="0.33742800000000006" table:formula="of:=[.U214]-[.$C$5]" table:style-name="ce1">
            <text:p>0.337428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1.0001" table:style-name="ce11">
            <text:p>21.0001</text:p>
          </table:table-cell>
          <table:table-cell office:value-type="float" office:value="0.60044500000000001" table:style-name="ce11">
            <text:p>0.600445</text:p>
          </table:table-cell>
          <table:table-cell office:value-type="float" office:value="0.67368899999999998" table:style-name="ce11">
            <text:p>0.673689</text:p>
          </table:table-cell>
          <table:table-cell office:value-type="float" office:value="0.73718899999999998" table:style-name="ce11">
            <text:p>0.737189</text:p>
          </table:table-cell>
          <table:table-cell office:value-type="float" office:value="-5.391199999999996E-2" table:formula="of:=[.C215]-[.$C$5]" table:style-name="ce1">
            <text:p>-0.053912</text:p>
          </table:table-cell>
          <table:table-cell office:value-type="float" office:value="1.9332000000000016E-2" table:formula="of:=[.D215]-[.$C$5]" table:style-name="ce1">
            <text:p>0.019332</text:p>
          </table:table-cell>
          <table:table-cell office:value-type="float" office:value="8.2832000000000017E-2" table:formula="of:=[.E215]-[.$C$5]" table:style-name="ce1">
            <text:p>0.082832</text:p>
          </table:table-cell>
          <table:table-cell table:style-name="ce4"/>
          <table:table-cell office:value-type="float" office:value="21.0001" table:style-name="ce11">
            <text:p>21.0001</text:p>
          </table:table-cell>
          <table:table-cell office:value-type="float" office:value="0.56643699999999997" table:style-name="ce11">
            <text:p>0.566437</text:p>
          </table:table-cell>
          <table:table-cell office:value-type="float" office:value="0.71223800000000004" table:style-name="ce11">
            <text:p>0.712238</text:p>
          </table:table-cell>
          <table:table-cell office:value-type="float" office:value="0.80470299999999995" table:style-name="ce11">
            <text:p>0.804703</text:p>
          </table:table-cell>
          <table:table-cell office:value-type="float" office:value="-8.7919999999999998E-2" table:formula="of:=[.K215]-[.$C$5]" table:style-name="ce1">
            <text:p>-0.08792</text:p>
          </table:table-cell>
          <table:table-cell office:value-type="float" office:value="5.7881000000000071E-2" table:formula="of:=[.L215]-[.$C$5]" table:style-name="ce1">
            <text:p>0.057881</text:p>
          </table:table-cell>
          <table:table-cell office:value-type="float" office:value="0.15034599999999998" table:formula="of:=[.M215]-[.$C$5]" table:style-name="ce1">
            <text:p>0.150346</text:p>
          </table:table-cell>
          <table:table-cell table:style-name="ce4"/>
          <table:table-cell office:value-type="float" office:value="21" table:style-name="ce11">
            <text:p>21</text:p>
          </table:table-cell>
          <table:table-cell office:value-type="float" office:value="0.49071900000000002" table:style-name="ce11">
            <text:p>0.490719</text:p>
          </table:table-cell>
          <table:table-cell office:value-type="float" office:value="0.68462100000000004" table:style-name="ce11">
            <text:p>0.684621</text:p>
          </table:table-cell>
          <table:table-cell office:value-type="float" office:value="0.94856499999999999" table:style-name="ce11">
            <text:p>0.948565</text:p>
          </table:table-cell>
          <table:table-cell office:value-type="float" office:value="-0.16363799999999995" table:formula="of:=[.S215]-[.$C$5]" table:style-name="ce1">
            <text:p>-0.163638</text:p>
          </table:table-cell>
          <table:table-cell office:value-type="float" office:value="3.0264000000000069E-2" table:formula="of:=[.T215]-[.$C$5]" table:style-name="ce1">
            <text:p>0.030264</text:p>
          </table:table-cell>
          <table:table-cell office:value-type="float" office:value="0.29420800000000003" table:formula="of:=[.U215]-[.$C$5]" table:style-name="ce1">
            <text:p>0.294208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1.100100000000001" table:style-name="ce11">
            <text:p>21.1001</text:p>
          </table:table-cell>
          <table:table-cell office:value-type="float" office:value="0.59529299999999996" table:style-name="ce11">
            <text:p>0.595293</text:p>
          </table:table-cell>
          <table:table-cell office:value-type="float" office:value="0.65268199999999998" table:style-name="ce11">
            <text:p>0.652682</text:p>
          </table:table-cell>
          <table:table-cell office:value-type="float" office:value="0.73562000000000005" table:style-name="ce11">
            <text:p>0.73562</text:p>
          </table:table-cell>
          <table:table-cell office:value-type="float" office:value="-5.9064000000000005E-2" table:formula="of:=[.C216]-[.$C$5]" table:style-name="ce1">
            <text:p>-0.059064</text:p>
          </table:table-cell>
          <table:table-cell office:value-type="float" office:value="-1.6749999999999821E-3" table:formula="of:=[.D216]-[.$C$5]" table:style-name="ce1">
            <text:p>-0.001675</text:p>
          </table:table-cell>
          <table:table-cell office:value-type="float" office:value="8.1263000000000085E-2" table:formula="of:=[.E216]-[.$C$5]" table:style-name="ce1">
            <text:p>0.081263</text:p>
          </table:table-cell>
          <table:table-cell table:style-name="ce4"/>
          <table:table-cell office:value-type="float" office:value="21.100100000000001" table:style-name="ce11">
            <text:p>21.1001</text:p>
          </table:table-cell>
          <table:table-cell office:value-type="float" office:value="0.57037400000000005" table:style-name="ce11">
            <text:p>0.570374</text:p>
          </table:table-cell>
          <table:table-cell office:value-type="float" office:value="0.71266499999999999" table:style-name="ce11">
            <text:p>0.712665</text:p>
          </table:table-cell>
          <table:table-cell office:value-type="float" office:value="0.79140600000000005" table:style-name="ce11">
            <text:p>0.791406</text:p>
          </table:table-cell>
          <table:table-cell office:value-type="float" office:value="-8.3982999999999919E-2" table:formula="of:=[.K216]-[.$C$5]" table:style-name="ce1">
            <text:p>-0.083983</text:p>
          </table:table-cell>
          <table:table-cell office:value-type="float" office:value="5.8308000000000026E-2" table:formula="of:=[.L216]-[.$C$5]" table:style-name="ce1">
            <text:p>0.058308</text:p>
          </table:table-cell>
          <table:table-cell office:value-type="float" office:value="0.13704900000000009" table:formula="of:=[.M216]-[.$C$5]" table:style-name="ce1">
            <text:p>0.137049</text:p>
          </table:table-cell>
          <table:table-cell table:style-name="ce4"/>
          <table:table-cell office:value-type="float" office:value="21.1" table:style-name="ce11">
            <text:p>21.1</text:p>
          </table:table-cell>
          <table:table-cell office:value-type="float" office:value="0.50436400000000003" table:style-name="ce11">
            <text:p>0.504364</text:p>
          </table:table-cell>
          <table:table-cell office:value-type="float" office:value="0.69484100000000004" table:style-name="ce11">
            <text:p>0.694841</text:p>
          </table:table-cell>
          <table:table-cell office:value-type="float" office:value="0.87467200000000001" table:style-name="ce11">
            <text:p>0.874672</text:p>
          </table:table-cell>
          <table:table-cell office:value-type="float" office:value="-0.14999299999999993" table:formula="of:=[.S216]-[.$C$5]" table:style-name="ce1">
            <text:p>-0.149993</text:p>
          </table:table-cell>
          <table:table-cell office:value-type="float" office:value="4.0484000000000075E-2" table:formula="of:=[.T216]-[.$C$5]" table:style-name="ce1">
            <text:p>0.040484</text:p>
          </table:table-cell>
          <table:table-cell office:value-type="float" office:value="0.22031500000000004" table:formula="of:=[.U216]-[.$C$5]" table:style-name="ce1">
            <text:p>0.220315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1.200099999999999" table:style-name="ce11">
            <text:p>21.2001</text:p>
          </table:table-cell>
          <table:table-cell office:value-type="float" office:value="0.59417900000000001" table:style-name="ce11">
            <text:p>0.594179</text:p>
          </table:table-cell>
          <table:table-cell office:value-type="float" office:value="0.63394300000000003" table:style-name="ce11">
            <text:p>0.633943</text:p>
          </table:table-cell>
          <table:table-cell office:value-type="float" office:value="0.72131800000000001" table:style-name="ce11">
            <text:p>0.721318</text:p>
          </table:table-cell>
          <table:table-cell office:value-type="float" office:value="-6.0177999999999954E-2" table:formula="of:=[.C217]-[.$C$5]" table:style-name="ce1">
            <text:p>-0.060178</text:p>
          </table:table-cell>
          <table:table-cell office:value-type="float" office:value="-2.0413999999999932E-2" table:formula="of:=[.D217]-[.$C$5]" table:style-name="ce1">
            <text:p>-0.020414</text:p>
          </table:table-cell>
          <table:table-cell office:value-type="float" office:value="6.6961000000000048E-2" table:formula="of:=[.E217]-[.$C$5]" table:style-name="ce1">
            <text:p>0.066961</text:p>
          </table:table-cell>
          <table:table-cell table:style-name="ce4"/>
          <table:table-cell office:value-type="float" office:value="21.200099999999999" table:style-name="ce11">
            <text:p>21.2001</text:p>
          </table:table-cell>
          <table:table-cell office:value-type="float" office:value="0.58254600000000001" table:style-name="ce11">
            <text:p>0.582546</text:p>
          </table:table-cell>
          <table:table-cell office:value-type="float" office:value="0.70992999999999995" table:style-name="ce11">
            <text:p>0.70993</text:p>
          </table:table-cell>
          <table:table-cell office:value-type="float" office:value="0.759687" table:style-name="ce11">
            <text:p>0.759687</text:p>
          </table:table-cell>
          <table:table-cell office:value-type="float" office:value="-7.1810999999999958E-2" table:formula="of:=[.K217]-[.$C$5]" table:style-name="ce1">
            <text:p>-0.071811</text:p>
          </table:table-cell>
          <table:table-cell office:value-type="float" office:value="5.5572999999999984E-2" table:formula="of:=[.L217]-[.$C$5]" table:style-name="ce1">
            <text:p>0.055573</text:p>
          </table:table-cell>
          <table:table-cell office:value-type="float" office:value="0.10533000000000003" table:formula="of:=[.M217]-[.$C$5]" table:style-name="ce1">
            <text:p>0.10533</text:p>
          </table:table-cell>
          <table:table-cell table:style-name="ce4"/>
          <table:table-cell office:value-type="float" office:value="21.2" table:style-name="ce11">
            <text:p>21.2</text:p>
          </table:table-cell>
          <table:table-cell office:value-type="float" office:value="0.53072799999999998" table:style-name="ce11">
            <text:p>0.530728</text:p>
          </table:table-cell>
          <table:table-cell office:value-type="float" office:value="0.70569199999999999" table:style-name="ce11">
            <text:p>0.705692</text:p>
          </table:table-cell>
          <table:table-cell office:value-type="float" office:value="0.77689299999999994" table:style-name="ce11">
            <text:p>0.776893</text:p>
          </table:table-cell>
          <table:table-cell office:value-type="float" office:value="-0.12362899999999999" table:formula="of:=[.S217]-[.$C$5]" table:style-name="ce1">
            <text:p>-0.123629</text:p>
          </table:table-cell>
          <table:table-cell office:value-type="float" office:value="5.133500000000002E-2" table:formula="of:=[.T217]-[.$C$5]" table:style-name="ce1">
            <text:p>0.051335</text:p>
          </table:table-cell>
          <table:table-cell office:value-type="float" office:value="0.12253599999999998" table:formula="of:=[.U217]-[.$C$5]" table:style-name="ce1">
            <text:p>0.122536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1.3" table:style-name="ce11">
            <text:p>21.3</text:p>
          </table:table-cell>
          <table:table-cell office:value-type="float" office:value="0.59783200000000003" table:style-name="ce11">
            <text:p>0.597832</text:p>
          </table:table-cell>
          <table:table-cell office:value-type="float" office:value="0.61921499999999996" table:style-name="ce11">
            <text:p>0.619215</text:p>
          </table:table-cell>
          <table:table-cell office:value-type="float" office:value="0.69980699999999996" table:style-name="ce11">
            <text:p>0.699807</text:p>
          </table:table-cell>
          <table:table-cell office:value-type="float" office:value="-5.6524999999999936E-2" table:formula="of:=[.C218]-[.$C$5]" table:style-name="ce1">
            <text:p>-0.056525</text:p>
          </table:table-cell>
          <table:table-cell office:value-type="float" office:value="-3.5142000000000007E-2" table:formula="of:=[.D218]-[.$C$5]" table:style-name="ce1">
            <text:p>-0.035142</text:p>
          </table:table-cell>
          <table:table-cell office:value-type="float" office:value="4.544999999999999E-2" table:formula="of:=[.E218]-[.$C$5]" table:style-name="ce1">
            <text:p>0.04545</text:p>
          </table:table-cell>
          <table:table-cell table:style-name="ce4"/>
          <table:table-cell office:value-type="float" office:value="21.3001" table:style-name="ce11">
            <text:p>21.3001</text:p>
          </table:table-cell>
          <table:table-cell office:value-type="float" office:value="0.60186600000000001" table:style-name="ce11">
            <text:p>0.601866</text:p>
          </table:table-cell>
          <table:table-cell office:value-type="float" office:value="0.69988600000000001" table:style-name="ce11">
            <text:p>0.699886</text:p>
          </table:table-cell>
          <table:table-cell office:value-type="float" office:value="0.71931100000000003" table:style-name="ce11">
            <text:p>0.719311</text:p>
          </table:table-cell>
          <table:table-cell office:value-type="float" office:value="-5.2490999999999954E-2" table:formula="of:=[.K218]-[.$C$5]" table:style-name="ce1">
            <text:p>-0.052491</text:p>
          </table:table-cell>
          <table:table-cell office:value-type="float" office:value="4.5529000000000042E-2" table:formula="of:=[.L218]-[.$C$5]" table:style-name="ce1">
            <text:p>0.045529</text:p>
          </table:table-cell>
          <table:table-cell office:value-type="float" office:value="6.4954000000000067E-2" table:formula="of:=[.M218]-[.$C$5]" table:style-name="ce1">
            <text:p>0.064954</text:p>
          </table:table-cell>
          <table:table-cell table:style-name="ce4"/>
          <table:table-cell office:value-type="float" office:value="21.3" table:style-name="ce11">
            <text:p>21.3</text:p>
          </table:table-cell>
          <table:table-cell office:value-type="float" office:value="0.57352099999999995" table:style-name="ce11">
            <text:p>0.573521</text:p>
          </table:table-cell>
          <table:table-cell office:value-type="float" office:value="0.70130400000000004" table:style-name="ce11">
            <text:p>0.701304</text:p>
          </table:table-cell>
          <table:table-cell office:value-type="float" office:value="0.68539000000000005" table:style-name="ce11">
            <text:p>0.68539</text:p>
          </table:table-cell>
          <table:table-cell office:value-type="float" office:value="-8.0836000000000019E-2" table:formula="of:=[.S218]-[.$C$5]" table:style-name="ce1">
            <text:p>-0.080836</text:p>
          </table:table-cell>
          <table:table-cell office:value-type="float" office:value="4.6947000000000072E-2" table:formula="of:=[.T218]-[.$C$5]" table:style-name="ce1">
            <text:p>0.046947</text:p>
          </table:table-cell>
          <table:table-cell office:value-type="float" office:value="3.1033000000000088E-2" table:formula="of:=[.U218]-[.$C$5]" table:style-name="ce1">
            <text:p>0.031033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1.400099999999998" table:style-name="ce11">
            <text:p>21.4001</text:p>
          </table:table-cell>
          <table:table-cell office:value-type="float" office:value="0.60539200000000004" table:style-name="ce11">
            <text:p>0.605392</text:p>
          </table:table-cell>
          <table:table-cell office:value-type="float" office:value="0.60787500000000005" table:style-name="ce11">
            <text:p>0.607875</text:p>
          </table:table-cell>
          <table:table-cell office:value-type="float" office:value="0.67645999999999995" table:style-name="ce11">
            <text:p>0.67646</text:p>
          </table:table-cell>
          <table:table-cell office:value-type="float" office:value="-4.8964999999999925E-2" table:formula="of:=[.C219]-[.$C$5]" table:style-name="ce1">
            <text:p>-0.048965</text:p>
          </table:table-cell>
          <table:table-cell office:value-type="float" office:value="-4.6481999999999912E-2" table:formula="of:=[.D219]-[.$C$5]" table:style-name="ce1">
            <text:p>-0.046482</text:p>
          </table:table-cell>
          <table:table-cell office:value-type="float" office:value="2.2102999999999984E-2" table:formula="of:=[.E219]-[.$C$5]" table:style-name="ce1">
            <text:p>0.022103</text:p>
          </table:table-cell>
          <table:table-cell table:style-name="ce4"/>
          <table:table-cell office:value-type="float" office:value="21.400099999999998" table:style-name="ce11">
            <text:p>21.4001</text:p>
          </table:table-cell>
          <table:table-cell office:value-type="float" office:value="0.62770099999999995" table:style-name="ce11">
            <text:p>0.627701</text:p>
          </table:table-cell>
          <table:table-cell office:value-type="float" office:value="0.68" table:style-name="ce11">
            <text:p>0.68</text:p>
          </table:table-cell>
          <table:table-cell office:value-type="float" office:value="0.67709600000000003" table:style-name="ce11">
            <text:p>0.677096</text:p>
          </table:table-cell>
          <table:table-cell office:value-type="float" office:value="-2.6656000000000013E-2" table:formula="of:=[.K219]-[.$C$5]" table:style-name="ce1">
            <text:p>-0.026656</text:p>
          </table:table-cell>
          <table:table-cell office:value-type="float" office:value="2.5643000000000082E-2" table:formula="of:=[.L219]-[.$C$5]" table:style-name="ce1">
            <text:p>0.025643</text:p>
          </table:table-cell>
          <table:table-cell office:value-type="float" office:value="2.2739000000000065E-2" table:formula="of:=[.M219]-[.$C$5]" table:style-name="ce1">
            <text:p>0.022739</text:p>
          </table:table-cell>
          <table:table-cell table:style-name="ce4"/>
          <table:table-cell office:value-type="float" office:value="21.400099999999998" table:style-name="ce11">
            <text:p>21.4001</text:p>
          </table:table-cell>
          <table:table-cell office:value-type="float" office:value="0.63239199999999995" table:style-name="ce11">
            <text:p>0.632392</text:p>
          </table:table-cell>
          <table:table-cell office:value-type="float" office:value="0.671902" table:style-name="ce11">
            <text:p>0.671902</text:p>
          </table:table-cell>
          <table:table-cell office:value-type="float" office:value="0.61608799999999997" table:style-name="ce11">
            <text:p>0.616088</text:p>
          </table:table-cell>
          <table:table-cell office:value-type="float" office:value="-2.1965000000000012E-2" table:formula="of:=[.S219]-[.$C$5]" table:style-name="ce1">
            <text:p>-0.021965</text:p>
          </table:table-cell>
          <table:table-cell office:value-type="float" office:value="1.7545000000000033E-2" table:formula="of:=[.T219]-[.$C$5]" table:style-name="ce1">
            <text:p>0.017545</text:p>
          </table:table-cell>
          <table:table-cell office:value-type="float" office:value="-3.8268999999999997E-2" table:formula="of:=[.U219]-[.$C$5]" table:style-name="ce1">
            <text:p>-0.038269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1.5001" table:style-name="ce11">
            <text:p>21.5001</text:p>
          </table:table-cell>
          <table:table-cell office:value-type="float" office:value="0.616587" table:style-name="ce11">
            <text:p>0.616587</text:p>
          </table:table-cell>
          <table:table-cell office:value-type="float" office:value="0.59980599999999995" table:style-name="ce11">
            <text:p>0.599806</text:p>
          </table:table-cell>
          <table:table-cell office:value-type="float" office:value="0.65522599999999998" table:style-name="ce11">
            <text:p>0.655226</text:p>
          </table:table-cell>
          <table:table-cell office:value-type="float" office:value="-3.776999999999997E-2" table:formula="of:=[.C220]-[.$C$5]" table:style-name="ce1">
            <text:p>-0.03777</text:p>
          </table:table-cell>
          <table:table-cell office:value-type="float" office:value="-5.4551000000000016E-2" table:formula="of:=[.D220]-[.$C$5]" table:style-name="ce1">
            <text:p>-0.054551</text:p>
          </table:table-cell>
          <table:table-cell office:value-type="float" office:value="8.6900000000000865E-4" table:formula="of:=[.E220]-[.$C$5]" table:style-name="ce1">
            <text:p>0.000869</text:p>
          </table:table-cell>
          <table:table-cell table:style-name="ce4"/>
          <table:table-cell office:value-type="float" office:value="21.5" table:style-name="ce11">
            <text:p>21.5</text:p>
          </table:table-cell>
          <table:table-cell office:value-type="float" office:value="0.65970499999999999" table:style-name="ce11">
            <text:p>0.659705</text:p>
          </table:table-cell>
          <table:table-cell office:value-type="float" office:value="0.654895" table:style-name="ce11">
            <text:p>0.654895</text:p>
          </table:table-cell>
          <table:table-cell office:value-type="float" office:value="0.64003600000000005" table:style-name="ce11">
            <text:p>0.640036</text:p>
          </table:table-cell>
          <table:table-cell office:value-type="float" office:value="5.3480000000000194E-3" table:formula="of:=[.K220]-[.$C$5]" table:style-name="ce1">
            <text:p>0.005348</text:p>
          </table:table-cell>
          <table:table-cell office:value-type="float" office:value="5.3800000000003845E-4" table:formula="of:=[.L220]-[.$C$5]" table:style-name="ce1">
            <text:p>0.000538</text:p>
          </table:table-cell>
          <table:table-cell office:value-type="float" office:value="-1.4320999999999917E-2" table:formula="of:=[.M220]-[.$C$5]" table:style-name="ce1">
            <text:p>-0.014321</text:p>
          </table:table-cell>
          <table:table-cell table:style-name="ce4"/>
          <table:table-cell office:value-type="float" office:value="21.5" table:style-name="ce11">
            <text:p>21.5</text:p>
          </table:table-cell>
          <table:table-cell office:value-type="float" office:value="0.70028800000000002" table:style-name="ce11">
            <text:p>0.700288</text:p>
          </table:table-cell>
          <table:table-cell office:value-type="float" office:value="0.63103699999999996" table:style-name="ce11">
            <text:p>0.631037</text:p>
          </table:table-cell>
          <table:table-cell office:value-type="float" office:value="0.56642700000000001" table:style-name="ce11">
            <text:p>0.566427</text:p>
          </table:table-cell>
          <table:table-cell office:value-type="float" office:value="4.5931000000000055E-2" table:formula="of:=[.S220]-[.$C$5]" table:style-name="ce1">
            <text:p>0.045931</text:p>
          </table:table-cell>
          <table:table-cell office:value-type="float" office:value="-2.3320000000000007E-2" table:formula="of:=[.T220]-[.$C$5]" table:style-name="ce1">
            <text:p>-0.02332</text:p>
          </table:table-cell>
          <table:table-cell office:value-type="float" office:value="-8.7929999999999953E-2" table:formula="of:=[.U220]-[.$C$5]" table:style-name="ce1">
            <text:p>-0.08793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1.600100000000001" table:style-name="ce11">
            <text:p>21.6001</text:p>
          </table:table-cell>
          <table:table-cell office:value-type="float" office:value="0.63195400000000002" table:style-name="ce11">
            <text:p>0.631954</text:p>
          </table:table-cell>
          <table:table-cell office:value-type="float" office:value="0.59574800000000006" table:style-name="ce11">
            <text:p>0.595748</text:p>
          </table:table-cell>
          <table:table-cell office:value-type="float" office:value="0.63758999999999999" table:style-name="ce11">
            <text:p>0.63759</text:p>
          </table:table-cell>
          <table:table-cell office:value-type="float" office:value="-2.2402999999999951E-2" table:formula="of:=[.C221]-[.$C$5]" table:style-name="ce1">
            <text:p>-0.022403</text:p>
          </table:table-cell>
          <table:table-cell office:value-type="float" office:value="-5.8608999999999911E-2" table:formula="of:=[.D221]-[.$C$5]" table:style-name="ce1">
            <text:p>-0.058609</text:p>
          </table:table-cell>
          <table:table-cell office:value-type="float" office:value="-1.6766999999999976E-2" table:formula="of:=[.E221]-[.$C$5]" table:style-name="ce1">
            <text:p>-0.016767</text:p>
          </table:table-cell>
          <table:table-cell table:style-name="ce4"/>
          <table:table-cell office:value-type="float" office:value="21.600100000000001" table:style-name="ce11">
            <text:p>21.6001</text:p>
          </table:table-cell>
          <table:table-cell office:value-type="float" office:value="0.69198899999999997" table:style-name="ce11">
            <text:p>0.691989</text:p>
          </table:table-cell>
          <table:table-cell office:value-type="float" office:value="0.62700100000000003" table:style-name="ce11">
            <text:p>0.627001</text:p>
          </table:table-cell>
          <table:table-cell office:value-type="float" office:value="0.60791799999999996" table:style-name="ce11">
            <text:p>0.607918</text:p>
          </table:table-cell>
          <table:table-cell office:value-type="float" office:value="3.7631999999999999E-2" table:formula="of:=[.K221]-[.$C$5]" table:style-name="ce1">
            <text:p>0.037632</text:p>
          </table:table-cell>
          <table:table-cell office:value-type="float" office:value="-2.7355999999999936E-2" table:formula="of:=[.L221]-[.$C$5]" table:style-name="ce1">
            <text:p>-0.027356</text:p>
          </table:table-cell>
          <table:table-cell office:value-type="float" office:value="-4.6439000000000008E-2" table:formula="of:=[.M221]-[.$C$5]" table:style-name="ce1">
            <text:p>-0.046439</text:p>
          </table:table-cell>
          <table:table-cell table:style-name="ce4"/>
          <table:table-cell office:value-type="float" office:value="21.600100000000001" table:style-name="ce11">
            <text:p>21.6001</text:p>
          </table:table-cell>
          <table:table-cell office:value-type="float" office:value="0.77400500000000005" table:style-name="ce11">
            <text:p>0.774005</text:p>
          </table:table-cell>
          <table:table-cell office:value-type="float" office:value="0.58908799999999995" table:style-name="ce11">
            <text:p>0.589088</text:p>
          </table:table-cell>
          <table:table-cell office:value-type="float" office:value="0.53363499999999997" table:style-name="ce11">
            <text:p>0.533635</text:p>
          </table:table-cell>
          <table:table-cell office:value-type="float" office:value="0.11964800000000009" table:formula="of:=[.S221]-[.$C$5]" table:style-name="ce1">
            <text:p>0.119648</text:p>
          </table:table-cell>
          <table:table-cell office:value-type="float" office:value="-6.5269000000000021E-2" table:formula="of:=[.T221]-[.$C$5]" table:style-name="ce1">
            <text:p>-0.065269</text:p>
          </table:table-cell>
          <table:table-cell office:value-type="float" office:value="-0.120722" table:formula="of:=[.U221]-[.$C$5]" table:style-name="ce1">
            <text:p>-0.120722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1.7" table:style-name="ce11">
            <text:p>21.7</text:p>
          </table:table-cell>
          <table:table-cell office:value-type="float" office:value="0.65073800000000004" table:style-name="ce11">
            <text:p>0.650738</text:p>
          </table:table-cell>
          <table:table-cell office:value-type="float" office:value="0.59559300000000004" table:style-name="ce11">
            <text:p>0.595593</text:p>
          </table:table-cell>
          <table:table-cell office:value-type="float" office:value="0.623645" table:style-name="ce11">
            <text:p>0.623645</text:p>
          </table:table-cell>
          <table:table-cell office:value-type="float" office:value="-3.6189999999999278E-3" table:formula="of:=[.C222]-[.$C$5]" table:style-name="ce1">
            <text:p>-0.003619</text:p>
          </table:table-cell>
          <table:table-cell office:value-type="float" office:value="-5.8763999999999927E-2" table:formula="of:=[.D222]-[.$C$5]" table:style-name="ce1">
            <text:p>-0.058764</text:p>
          </table:table-cell>
          <table:table-cell office:value-type="float" office:value="-3.0711999999999962E-2" table:formula="of:=[.E222]-[.$C$5]" table:style-name="ce1">
            <text:p>-0.030712</text:p>
          </table:table-cell>
          <table:table-cell table:style-name="ce4"/>
          <table:table-cell office:value-type="float" office:value="21.700099999999999" table:style-name="ce11">
            <text:p>21.7001</text:p>
          </table:table-cell>
          <table:table-cell office:value-type="float" office:value="0.719665" table:style-name="ce11">
            <text:p>0.719665</text:p>
          </table:table-cell>
          <table:table-cell office:value-type="float" office:value="0.60418799999999995" table:style-name="ce11">
            <text:p>0.604188</text:p>
          </table:table-cell>
          <table:table-cell office:value-type="float" office:value="0.58196800000000004" table:style-name="ce11">
            <text:p>0.581968</text:p>
          </table:table-cell>
          <table:table-cell office:value-type="float" office:value="6.5308000000000033E-2" table:formula="of:=[.K222]-[.$C$5]" table:style-name="ce1">
            <text:p>0.065308</text:p>
          </table:table-cell>
          <table:table-cell office:value-type="float" office:value="-5.0169000000000019E-2" table:formula="of:=[.L222]-[.$C$5]" table:style-name="ce1">
            <text:p>-0.050169</text:p>
          </table:table-cell>
          <table:table-cell office:value-type="float" office:value="-7.2388999999999926E-2" table:formula="of:=[.M222]-[.$C$5]" table:style-name="ce1">
            <text:p>-0.072389</text:p>
          </table:table-cell>
          <table:table-cell table:style-name="ce4"/>
          <table:table-cell office:value-type="float" office:value="21.700099999999999" table:style-name="ce11">
            <text:p>21.7001</text:p>
          </table:table-cell>
          <table:table-cell office:value-type="float" office:value="0.830098" table:style-name="ce11">
            <text:p>0.830098</text:p>
          </table:table-cell>
          <table:table-cell office:value-type="float" office:value="0.56000499999999998" table:style-name="ce11">
            <text:p>0.560005</text:p>
          </table:table-cell>
          <table:table-cell office:value-type="float" office:value="0.51405900000000004" table:style-name="ce11">
            <text:p>0.514059</text:p>
          </table:table-cell>
          <table:table-cell office:value-type="float" office:value="0.17574100000000004" table:formula="of:=[.S222]-[.$C$5]" table:style-name="ce1">
            <text:p>0.175741</text:p>
          </table:table-cell>
          <table:table-cell office:value-type="float" office:value="-9.4351999999999991E-2" table:formula="of:=[.T222]-[.$C$5]" table:style-name="ce1">
            <text:p>-0.094352</text:p>
          </table:table-cell>
          <table:table-cell office:value-type="float" office:value="-0.14029799999999992" table:formula="of:=[.U222]-[.$C$5]" table:style-name="ce1">
            <text:p>-0.140298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1.8" table:style-name="ce11">
            <text:p>21.8</text:p>
          </table:table-cell>
          <table:table-cell office:value-type="float" office:value="0.67152599999999996" table:style-name="ce11">
            <text:p>0.671526</text:p>
          </table:table-cell>
          <table:table-cell office:value-type="float" office:value="0.59906300000000001" table:style-name="ce11">
            <text:p>0.599063</text:p>
          </table:table-cell>
          <table:table-cell office:value-type="float" office:value="0.61275400000000002" table:style-name="ce11">
            <text:p>0.612754</text:p>
          </table:table-cell>
          <table:table-cell office:value-type="float" office:value="1.716899999999999E-2" table:formula="of:=[.C223]-[.$C$5]" table:style-name="ce1">
            <text:p>0.017169</text:p>
          </table:table-cell>
          <table:table-cell office:value-type="float" office:value="-5.5293999999999954E-2" table:formula="of:=[.D223]-[.$C$5]" table:style-name="ce1">
            <text:p>-0.055294</text:p>
          </table:table-cell>
          <table:table-cell office:value-type="float" office:value="-4.1602999999999946E-2" table:formula="of:=[.E223]-[.$C$5]" table:style-name="ce1">
            <text:p>-0.041603</text:p>
          </table:table-cell>
          <table:table-cell table:style-name="ce4"/>
          <table:table-cell office:value-type="float" office:value="21.8001" table:style-name="ce11">
            <text:p>21.8001</text:p>
          </table:table-cell>
          <table:table-cell office:value-type="float" office:value="0.73751" table:style-name="ce11">
            <text:p>0.73751</text:p>
          </table:table-cell>
          <table:table-cell office:value-type="float" office:value="0.58827399999999996" table:style-name="ce11">
            <text:p>0.588274</text:p>
          </table:table-cell>
          <table:table-cell office:value-type="float" office:value="0.563751" table:style-name="ce11">
            <text:p>0.563751</text:p>
          </table:table-cell>
          <table:table-cell office:value-type="float" office:value="8.3153000000000032E-2" table:formula="of:=[.K223]-[.$C$5]" table:style-name="ce1">
            <text:p>0.083153</text:p>
          </table:table-cell>
          <table:table-cell office:value-type="float" office:value="-6.6083000000000003E-2" table:formula="of:=[.L223]-[.$C$5]" table:style-name="ce1">
            <text:p>-0.066083</text:p>
          </table:table-cell>
          <table:table-cell office:value-type="float" office:value="-9.0605999999999964E-2" table:formula="of:=[.M223]-[.$C$5]" table:style-name="ce1">
            <text:p>-0.090606</text:p>
          </table:table-cell>
          <table:table-cell table:style-name="ce4"/>
          <table:table-cell office:value-type="float" office:value="21.8" table:style-name="ce11">
            <text:p>21.8</text:p>
          </table:table-cell>
          <table:table-cell office:value-type="float" office:value="0.84815600000000002" table:style-name="ce11">
            <text:p>0.848156</text:p>
          </table:table-cell>
          <table:table-cell office:value-type="float" office:value="0.54278199999999999" table:style-name="ce11">
            <text:p>0.542782</text:p>
          </table:table-cell>
          <table:table-cell office:value-type="float" office:value="0.50064600000000004" table:style-name="ce11">
            <text:p>0.500646</text:p>
          </table:table-cell>
          <table:table-cell office:value-type="float" office:value="0.19379900000000005" table:formula="of:=[.S223]-[.$C$5]" table:style-name="ce1">
            <text:p>0.193799</text:p>
          </table:table-cell>
          <table:table-cell office:value-type="float" office:value="-0.11157499999999998" table:formula="of:=[.T223]-[.$C$5]" table:style-name="ce1">
            <text:p>-0.111575</text:p>
          </table:table-cell>
          <table:table-cell office:value-type="float" office:value="-0.15371099999999993" table:formula="of:=[.U223]-[.$C$5]" table:style-name="ce1">
            <text:p>-0.153711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1.900099999999998" table:style-name="ce11">
            <text:p>21.9001</text:p>
          </table:table-cell>
          <table:table-cell office:value-type="float" office:value="0.69292399999999998" table:style-name="ce11">
            <text:p>0.692924</text:p>
          </table:table-cell>
          <table:table-cell office:value-type="float" office:value="0.60710799999999998" table:style-name="ce11">
            <text:p>0.607108</text:p>
          </table:table-cell>
          <table:table-cell office:value-type="float" office:value="0.604819" table:style-name="ce11">
            <text:p>0.604819</text:p>
          </table:table-cell>
          <table:table-cell office:value-type="float" office:value="3.8567000000000018E-2" table:formula="of:=[.C224]-[.$C$5]" table:style-name="ce1">
            <text:p>0.038567</text:p>
          </table:table-cell>
          <table:table-cell office:value-type="float" office:value="-4.7248999999999985E-2" table:formula="of:=[.D224]-[.$C$5]" table:style-name="ce1">
            <text:p>-0.047249</text:p>
          </table:table-cell>
          <table:table-cell office:value-type="float" office:value="-4.9537999999999971E-2" table:formula="of:=[.E224]-[.$C$5]" table:style-name="ce1">
            <text:p>-0.049538</text:p>
          </table:table-cell>
          <table:table-cell table:style-name="ce4"/>
          <table:table-cell office:value-type="float" office:value="21.900099999999998" table:style-name="ce11">
            <text:p>21.9001</text:p>
          </table:table-cell>
          <table:table-cell office:value-type="float" office:value="0.74608799999999997" table:style-name="ce11">
            <text:p>0.746088</text:p>
          </table:table-cell>
          <table:table-cell office:value-type="float" office:value="0.57899900000000004" table:style-name="ce11">
            <text:p>0.578999</text:p>
          </table:table-cell>
          <table:table-cell office:value-type="float" office:value="0.55228600000000005" table:style-name="ce11">
            <text:p>0.552286</text:p>
          </table:table-cell>
          <table:table-cell office:value-type="float" office:value="9.1731000000000007E-2" table:formula="of:=[.K224]-[.$C$5]" table:style-name="ce1">
            <text:p>0.091731</text:p>
          </table:table-cell>
          <table:table-cell office:value-type="float" office:value="-7.5357999999999925E-2" table:formula="of:=[.L224]-[.$C$5]" table:style-name="ce1">
            <text:p>-0.075358</text:p>
          </table:table-cell>
          <table:table-cell office:value-type="float" office:value="-0.10207099999999991" table:formula="of:=[.M224]-[.$C$5]" table:style-name="ce1">
            <text:p>-0.102071</text:p>
          </table:table-cell>
          <table:table-cell table:style-name="ce4"/>
          <table:table-cell office:value-type="float" office:value="21.900099999999998" table:style-name="ce11">
            <text:p>21.9001</text:p>
          </table:table-cell>
          <table:table-cell office:value-type="float" office:value="0.86371600000000004" table:style-name="ce11">
            <text:p>0.863716</text:p>
          </table:table-cell>
          <table:table-cell office:value-type="float" office:value="0.53703500000000004" table:style-name="ce11">
            <text:p>0.537035</text:p>
          </table:table-cell>
          <table:table-cell office:value-type="float" office:value="0.494755" table:style-name="ce11">
            <text:p>0.494755</text:p>
          </table:table-cell>
          <table:table-cell office:value-type="float" office:value="0.20935900000000007" table:formula="of:=[.S224]-[.$C$5]" table:style-name="ce1">
            <text:p>0.209359</text:p>
          </table:table-cell>
          <table:table-cell office:value-type="float" office:value="-0.11732199999999993" table:formula="of:=[.T224]-[.$C$5]" table:style-name="ce1">
            <text:p>-0.117322</text:p>
          </table:table-cell>
          <table:table-cell office:value-type="float" office:value="-0.15960199999999997" table:formula="of:=[.U224]-[.$C$5]" table:style-name="ce1">
            <text:p>-0.159602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2.0001" table:style-name="ce11">
            <text:p>22.0001</text:p>
          </table:table-cell>
          <table:table-cell office:value-type="float" office:value="0.71217699999999995" table:style-name="ce11">
            <text:p>0.712177</text:p>
          </table:table-cell>
          <table:table-cell office:value-type="float" office:value="0.62024999999999997" table:style-name="ce11">
            <text:p>0.62025</text:p>
          </table:table-cell>
          <table:table-cell office:value-type="float" office:value="0.60013300000000003" table:style-name="ce11">
            <text:p>0.600133</text:p>
          </table:table-cell>
          <table:table-cell office:value-type="float" office:value="5.7819999999999983E-2" table:formula="of:=[.C225]-[.$C$5]" table:style-name="ce1">
            <text:p>0.05782</text:p>
          </table:table-cell>
          <table:table-cell office:value-type="float" office:value="-3.4106999999999998E-2" table:formula="of:=[.D225]-[.$C$5]" table:style-name="ce1">
            <text:p>-0.034107</text:p>
          </table:table-cell>
          <table:table-cell office:value-type="float" office:value="-5.4223999999999939E-2" table:formula="of:=[.E225]-[.$C$5]" table:style-name="ce1">
            <text:p>-0.054224</text:p>
          </table:table-cell>
          <table:table-cell table:style-name="ce4"/>
          <table:table-cell office:value-type="float" office:value="22" table:style-name="ce11">
            <text:p>22</text:p>
          </table:table-cell>
          <table:table-cell office:value-type="float" office:value="0.74787599999999999" table:style-name="ce11">
            <text:p>0.747876</text:p>
          </table:table-cell>
          <table:table-cell office:value-type="float" office:value="0.57816100000000004" table:style-name="ce11">
            <text:p>0.578161</text:p>
          </table:table-cell>
          <table:table-cell office:value-type="float" office:value="0.54930000000000001" table:style-name="ce11">
            <text:p>0.5493</text:p>
          </table:table-cell>
          <table:table-cell office:value-type="float" office:value="9.3519000000000019E-2" table:formula="of:=[.K225]-[.$C$5]" table:style-name="ce1">
            <text:p>0.093519</text:p>
          </table:table-cell>
          <table:table-cell office:value-type="float" office:value="-7.619599999999993E-2" table:formula="of:=[.L225]-[.$C$5]" table:style-name="ce1">
            <text:p>-0.076196</text:p>
          </table:table-cell>
          <table:table-cell office:value-type="float" office:value="-0.10505699999999996" table:formula="of:=[.M225]-[.$C$5]" table:style-name="ce1">
            <text:p>-0.105057</text:p>
          </table:table-cell>
          <table:table-cell table:style-name="ce4"/>
          <table:table-cell office:value-type="float" office:value="22" table:style-name="ce11">
            <text:p>22</text:p>
          </table:table-cell>
          <table:table-cell office:value-type="float" office:value="0.86439999999999995" table:style-name="ce11">
            <text:p>0.8644</text:p>
          </table:table-cell>
          <table:table-cell office:value-type="float" office:value="0.54663700000000004" table:style-name="ce11">
            <text:p>0.546637</text:p>
          </table:table-cell>
          <table:table-cell office:value-type="float" office:value="0.50015299999999996" table:style-name="ce11">
            <text:p>0.500153</text:p>
          </table:table-cell>
          <table:table-cell office:value-type="float" office:value="0.21004299999999998" table:formula="of:=[.S225]-[.$C$5]" table:style-name="ce1">
            <text:p>0.210043</text:p>
          </table:table-cell>
          <table:table-cell office:value-type="float" office:value="-0.10771999999999993" table:formula="of:=[.T225]-[.$C$5]" table:style-name="ce1">
            <text:p>-0.10772</text:p>
          </table:table-cell>
          <table:table-cell office:value-type="float" office:value="-0.15420400000000001" table:formula="of:=[.U225]-[.$C$5]" table:style-name="ce1">
            <text:p>-0.154204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2.100100000000001" table:style-name="ce11">
            <text:p>22.1001</text:p>
          </table:table-cell>
          <table:table-cell office:value-type="float" office:value="0.72563999999999995" table:style-name="ce11">
            <text:p>0.72564</text:p>
          </table:table-cell>
          <table:table-cell office:value-type="float" office:value="0.63856500000000005" table:style-name="ce11">
            <text:p>0.638565</text:p>
          </table:table-cell>
          <table:table-cell office:value-type="float" office:value="0.59855100000000006" table:style-name="ce11">
            <text:p>0.598551</text:p>
          </table:table-cell>
          <table:table-cell office:value-type="float" office:value="7.1282999999999985E-2" table:formula="of:=[.C226]-[.$C$5]" table:style-name="ce1">
            <text:p>0.071283</text:p>
          </table:table-cell>
          <table:table-cell office:value-type="float" office:value="-1.5791999999999917E-2" table:formula="of:=[.D226]-[.$C$5]" table:style-name="ce1">
            <text:p>-0.015792</text:p>
          </table:table-cell>
          <table:table-cell office:value-type="float" office:value="-5.5805999999999911E-2" table:formula="of:=[.E226]-[.$C$5]" table:style-name="ce1">
            <text:p>-0.055806</text:p>
          </table:table-cell>
          <table:table-cell table:style-name="ce4"/>
          <table:table-cell office:value-type="float" office:value="22.1" table:style-name="ce11">
            <text:p>22.1</text:p>
          </table:table-cell>
          <table:table-cell office:value-type="float" office:value="0.74356299999999997" table:style-name="ce11">
            <text:p>0.743563</text:p>
          </table:table-cell>
          <table:table-cell office:value-type="float" office:value="0.58571399999999996" table:style-name="ce11">
            <text:p>0.585714</text:p>
          </table:table-cell>
          <table:table-cell office:value-type="float" office:value="0.55417799999999995" table:style-name="ce11">
            <text:p>0.554178</text:p>
          </table:table-cell>
          <table:table-cell office:value-type="float" office:value="8.9206000000000008E-2" table:formula="of:=[.K226]-[.$C$5]" table:style-name="ce1">
            <text:p>0.089206</text:p>
          </table:table-cell>
          <table:table-cell office:value-type="float" office:value="-6.864300000000001E-2" table:formula="of:=[.L226]-[.$C$5]" table:style-name="ce1">
            <text:p>-0.068643</text:p>
          </table:table-cell>
          <table:table-cell office:value-type="float" office:value="-0.10017900000000002" table:formula="of:=[.M226]-[.$C$5]" table:style-name="ce1">
            <text:p>-0.100179</text:p>
          </table:table-cell>
          <table:table-cell table:style-name="ce4"/>
          <table:table-cell office:value-type="float" office:value="22.100100000000001" table:style-name="ce11">
            <text:p>22.1001</text:p>
          </table:table-cell>
          <table:table-cell office:value-type="float" office:value="0.83361700000000005" table:style-name="ce11">
            <text:p>0.833617</text:p>
          </table:table-cell>
          <table:table-cell office:value-type="float" office:value="0.57286599999999999" table:style-name="ce11">
            <text:p>0.572866</text:p>
          </table:table-cell>
          <table:table-cell office:value-type="float" office:value="0.51667399999999997" table:style-name="ce11">
            <text:p>0.516674</text:p>
          </table:table-cell>
          <table:table-cell office:value-type="float" office:value="0.17926000000000009" table:formula="of:=[.S226]-[.$C$5]" table:style-name="ce1">
            <text:p>0.17926</text:p>
          </table:table-cell>
          <table:table-cell office:value-type="float" office:value="-8.149099999999998E-2" table:formula="of:=[.T226]-[.$C$5]" table:style-name="ce1">
            <text:p>-0.081491</text:p>
          </table:table-cell>
          <table:table-cell office:value-type="float" office:value="-0.137683" table:formula="of:=[.U226]-[.$C$5]" table:style-name="ce1">
            <text:p>-0.137683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2.200099999999999" table:style-name="ce11">
            <text:p>22.2001</text:p>
          </table:table-cell>
          <table:table-cell office:value-type="float" office:value="0.73119999999999996" table:style-name="ce11">
            <text:p>0.7312</text:p>
          </table:table-cell>
          <table:table-cell office:value-type="float" office:value="0.66149199999999997" table:style-name="ce11">
            <text:p>0.661492</text:p>
          </table:table-cell>
          <table:table-cell office:value-type="float" office:value="0.60018400000000005" table:style-name="ce11">
            <text:p>0.600184</text:p>
          </table:table-cell>
          <table:table-cell office:value-type="float" office:value="7.6842999999999995E-2" table:formula="of:=[.C227]-[.$C$5]" table:style-name="ce1">
            <text:p>0.076843</text:p>
          </table:table-cell>
          <table:table-cell office:value-type="float" office:value="7.1350000000000025E-3" table:formula="of:=[.D227]-[.$C$5]" table:style-name="ce1">
            <text:p>0.007135</text:p>
          </table:table-cell>
          <table:table-cell office:value-type="float" office:value="-5.4172999999999916E-2" table:formula="of:=[.E227]-[.$C$5]" table:style-name="ce1">
            <text:p>-0.054173</text:p>
          </table:table-cell>
          <table:table-cell table:style-name="ce4"/>
          <table:table-cell office:value-type="float" office:value="22.200099999999999" table:style-name="ce11">
            <text:p>22.2001</text:p>
          </table:table-cell>
          <table:table-cell office:value-type="float" office:value="0.73173699999999997" table:style-name="ce11">
            <text:p>0.731737</text:p>
          </table:table-cell>
          <table:table-cell office:value-type="float" office:value="0.60073200000000004" table:style-name="ce11">
            <text:p>0.600732</text:p>
          </table:table-cell>
          <table:table-cell office:value-type="float" office:value="0.56656200000000001" table:style-name="ce11">
            <text:p>0.566562</text:p>
          </table:table-cell>
          <table:table-cell office:value-type="float" office:value="7.7380000000000004E-2" table:formula="of:=[.K227]-[.$C$5]" table:style-name="ce1">
            <text:p>0.07738</text:p>
          </table:table-cell>
          <table:table-cell office:value-type="float" office:value="-5.3624999999999923E-2" table:formula="of:=[.L227]-[.$C$5]" table:style-name="ce1">
            <text:p>-0.053625</text:p>
          </table:table-cell>
          <table:table-cell office:value-type="float" office:value="-8.7794999999999956E-2" table:formula="of:=[.M227]-[.$C$5]" table:style-name="ce1">
            <text:p>-0.087795</text:p>
          </table:table-cell>
          <table:table-cell table:style-name="ce4"/>
          <table:table-cell office:value-type="float" office:value="22.2" table:style-name="ce11">
            <text:p>22.2</text:p>
          </table:table-cell>
          <table:table-cell office:value-type="float" office:value="0.79169100000000003" table:style-name="ce11">
            <text:p>0.791691</text:p>
          </table:table-cell>
          <table:table-cell office:value-type="float" office:value="0.61344900000000002" table:style-name="ce11">
            <text:p>0.613449</text:p>
          </table:table-cell>
          <table:table-cell office:value-type="float" office:value="0.54547999999999996" table:style-name="ce11">
            <text:p>0.54548</text:p>
          </table:table-cell>
          <table:table-cell office:value-type="float" office:value="0.13733400000000007" table:formula="of:=[.S227]-[.$C$5]" table:style-name="ce1">
            <text:p>0.137334</text:p>
          </table:table-cell>
          <table:table-cell office:value-type="float" office:value="-4.0907999999999944E-2" table:formula="of:=[.T227]-[.$C$5]" table:style-name="ce1">
            <text:p>-0.040908</text:p>
          </table:table-cell>
          <table:table-cell office:value-type="float" office:value="-0.108877" table:formula="of:=[.U227]-[.$C$5]" table:style-name="ce1">
            <text:p>-0.108877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2.3" table:style-name="ce11">
            <text:p>22.3</text:p>
          </table:table-cell>
          <table:table-cell office:value-type="float" office:value="0.72555700000000001" table:style-name="ce11">
            <text:p>0.725557</text:p>
          </table:table-cell>
          <table:table-cell office:value-type="float" office:value="0.68636799999999998" table:style-name="ce11">
            <text:p>0.686368</text:p>
          </table:table-cell>
          <table:table-cell office:value-type="float" office:value="0.60578600000000005" table:style-name="ce11">
            <text:p>0.605786</text:p>
          </table:table-cell>
          <table:table-cell office:value-type="float" office:value="7.1200000000000041E-2" table:formula="of:=[.C228]-[.$C$5]" table:style-name="ce1">
            <text:p>0.0712</text:p>
          </table:table-cell>
          <table:table-cell office:value-type="float" office:value="3.2011000000000012E-2" table:formula="of:=[.D228]-[.$C$5]" table:style-name="ce1">
            <text:p>0.032011</text:p>
          </table:table-cell>
          <table:table-cell office:value-type="float" office:value="-4.857099999999992E-2" table:formula="of:=[.E228]-[.$C$5]" table:style-name="ce1">
            <text:p>-0.048571</text:p>
          </table:table-cell>
          <table:table-cell table:style-name="ce4"/>
          <table:table-cell office:value-type="float" office:value="22.3001" table:style-name="ce11">
            <text:p>22.3001</text:p>
          </table:table-cell>
          <table:table-cell office:value-type="float" office:value="0.71178300000000005" table:style-name="ce11">
            <text:p>0.711783</text:p>
          </table:table-cell>
          <table:table-cell office:value-type="float" office:value="0.62125699999999995" table:style-name="ce11">
            <text:p>0.621257</text:p>
          </table:table-cell>
          <table:table-cell office:value-type="float" office:value="0.58752199999999999" table:style-name="ce11">
            <text:p>0.587522</text:p>
          </table:table-cell>
          <table:table-cell office:value-type="float" office:value="5.7426000000000088E-2" table:formula="of:=[.K228]-[.$C$5]" table:style-name="ce1">
            <text:p>0.057426</text:p>
          </table:table-cell>
          <table:table-cell office:value-type="float" office:value="-3.3100000000000018E-2" table:formula="of:=[.L228]-[.$C$5]" table:style-name="ce1">
            <text:p>-0.0331</text:p>
          </table:table-cell>
          <table:table-cell office:value-type="float" office:value="-6.6834999999999978E-2" table:formula="of:=[.M228]-[.$C$5]" table:style-name="ce1">
            <text:p>-0.066835</text:p>
          </table:table-cell>
          <table:table-cell table:style-name="ce4"/>
          <table:table-cell office:value-type="float" office:value="22.3" table:style-name="ce11">
            <text:p>22.3</text:p>
          </table:table-cell>
          <table:table-cell office:value-type="float" office:value="0.71516500000000005" table:style-name="ce11">
            <text:p>0.715165</text:p>
          </table:table-cell>
          <table:table-cell office:value-type="float" office:value="0.66899299999999995" table:style-name="ce11">
            <text:p>0.668993</text:p>
          </table:table-cell>
          <table:table-cell office:value-type="float" office:value="0.59474099999999996" table:style-name="ce11">
            <text:p>0.594741</text:p>
          </table:table-cell>
          <table:table-cell office:value-type="float" office:value="6.0808000000000084E-2" table:formula="of:=[.S228]-[.$C$5]" table:style-name="ce1">
            <text:p>0.060808</text:p>
          </table:table-cell>
          <table:table-cell office:value-type="float" office:value="1.4635999999999982E-2" table:formula="of:=[.T228]-[.$C$5]" table:style-name="ce1">
            <text:p>0.014636</text:p>
          </table:table-cell>
          <table:table-cell office:value-type="float" office:value="-5.9616000000000002E-2" table:formula="of:=[.U228]-[.$C$5]" table:style-name="ce1">
            <text:p>-0.059616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2.400099999999998" table:style-name="ce11">
            <text:p>22.4001</text:p>
          </table:table-cell>
          <table:table-cell office:value-type="float" office:value="0.71017600000000003" table:style-name="ce11">
            <text:p>0.710176</text:p>
          </table:table-cell>
          <table:table-cell office:value-type="float" office:value="0.70918700000000001" table:style-name="ce11">
            <text:p>0.709187</text:p>
          </table:table-cell>
          <table:table-cell office:value-type="float" office:value="0.615784" table:style-name="ce11">
            <text:p>0.615784</text:p>
          </table:table-cell>
          <table:table-cell office:value-type="float" office:value="5.5819000000000063E-2" table:formula="of:=[.C229]-[.$C$5]" table:style-name="ce1">
            <text:p>0.055819</text:p>
          </table:table-cell>
          <table:table-cell office:value-type="float" office:value="5.4830000000000045E-2" table:formula="of:=[.D229]-[.$C$5]" table:style-name="ce1">
            <text:p>0.05483</text:p>
          </table:table-cell>
          <table:table-cell office:value-type="float" office:value="-3.8572999999999968E-2" table:formula="of:=[.E229]-[.$C$5]" table:style-name="ce1">
            <text:p>-0.038573</text:p>
          </table:table-cell>
          <table:table-cell table:style-name="ce4"/>
          <table:table-cell office:value-type="float" office:value="22.4" table:style-name="ce11">
            <text:p>22.4</text:p>
          </table:table-cell>
          <table:table-cell office:value-type="float" office:value="0.685863" table:style-name="ce11">
            <text:p>0.685863</text:p>
          </table:table-cell>
          <table:table-cell office:value-type="float" office:value="0.64541099999999996" table:style-name="ce11">
            <text:p>0.645411</text:p>
          </table:table-cell>
          <table:table-cell office:value-type="float" office:value="0.61805299999999996" table:style-name="ce11">
            <text:p>0.618053</text:p>
          </table:table-cell>
          <table:table-cell office:value-type="float" office:value="3.1506000000000034E-2" table:formula="of:=[.K229]-[.$C$5]" table:style-name="ce1">
            <text:p>0.031506</text:p>
          </table:table-cell>
          <table:table-cell office:value-type="float" office:value="-8.9460000000000095E-3" table:formula="of:=[.L229]-[.$C$5]" table:style-name="ce1">
            <text:p>-0.008946</text:p>
          </table:table-cell>
          <table:table-cell office:value-type="float" office:value="-3.6304000000000003E-2" table:formula="of:=[.M229]-[.$C$5]" table:style-name="ce1">
            <text:p>-0.036304</text:p>
          </table:table-cell>
          <table:table-cell table:style-name="ce4"/>
          <table:table-cell office:value-type="float" office:value="22.400099999999998" table:style-name="ce11">
            <text:p>22.4001</text:p>
          </table:table-cell>
          <table:table-cell office:value-type="float" office:value="0.65319300000000002" table:style-name="ce11">
            <text:p>0.653193</text:p>
          </table:table-cell>
          <table:table-cell office:value-type="float" office:value="0.711364" table:style-name="ce11">
            <text:p>0.711364</text:p>
          </table:table-cell>
          <table:table-cell office:value-type="float" office:value="0.66551700000000003" table:style-name="ce11">
            <text:p>0.665517</text:p>
          </table:table-cell>
          <table:table-cell office:value-type="float" office:value="-1.1639999999999429E-3" table:formula="of:=[.S229]-[.$C$5]" table:style-name="ce1">
            <text:p>-0.001164</text:p>
          </table:table-cell>
          <table:table-cell office:value-type="float" office:value="5.700700000000003E-2" table:formula="of:=[.T229]-[.$C$5]" table:style-name="ce1">
            <text:p>0.057007</text:p>
          </table:table-cell>
          <table:table-cell office:value-type="float" office:value="1.1160000000000059E-2" table:formula="of:=[.U229]-[.$C$5]" table:style-name="ce1">
            <text:p>0.01116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2.5" table:style-name="ce11">
            <text:p>22.5</text:p>
          </table:table-cell>
          <table:table-cell office:value-type="float" office:value="0.68794599999999995" table:style-name="ce11">
            <text:p>0.687946</text:p>
          </table:table-cell>
          <table:table-cell office:value-type="float" office:value="0.72596400000000005" table:style-name="ce11">
            <text:p>0.725964</text:p>
          </table:table-cell>
          <table:table-cell office:value-type="float" office:value="0.63052799999999998" table:style-name="ce11">
            <text:p>0.630528</text:p>
          </table:table-cell>
          <table:table-cell office:value-type="float" office:value="3.358899999999998E-2" table:formula="of:=[.C230]-[.$C$5]" table:style-name="ce1">
            <text:p>0.033589</text:p>
          </table:table-cell>
          <table:table-cell office:value-type="float" office:value="7.1607000000000087E-2" table:formula="of:=[.D230]-[.$C$5]" table:style-name="ce1">
            <text:p>0.071607</text:p>
          </table:table-cell>
          <table:table-cell office:value-type="float" office:value="-2.3828999999999989E-2" table:formula="of:=[.E230]-[.$C$5]" table:style-name="ce1">
            <text:p>-0.023829</text:p>
          </table:table-cell>
          <table:table-cell table:style-name="ce4"/>
          <table:table-cell office:value-type="float" office:value="22.5" table:style-name="ce11">
            <text:p>22.5</text:p>
          </table:table-cell>
          <table:table-cell office:value-type="float" office:value="0.65445399999999998" table:style-name="ce11">
            <text:p>0.654454</text:p>
          </table:table-cell>
          <table:table-cell office:value-type="float" office:value="0.66992600000000002" table:style-name="ce11">
            <text:p>0.669926</text:p>
          </table:table-cell>
          <table:table-cell office:value-type="float" office:value="0.65645600000000004" table:style-name="ce11">
            <text:p>0.656456</text:p>
          </table:table-cell>
          <table:table-cell office:value-type="float" office:value="9.7000000000013742E-5" table:formula="of:=[.K230]-[.$C$5]" table:style-name="ce1">
            <text:p>9.7E-05</text:p>
          </table:table-cell>
          <table:table-cell office:value-type="float" office:value="1.5569000000000055E-2" table:formula="of:=[.L230]-[.$C$5]" table:style-name="ce1">
            <text:p>0.015569</text:p>
          </table:table-cell>
          <table:table-cell office:value-type="float" office:value="2.099000000000073E-3" table:formula="of:=[.M230]-[.$C$5]" table:style-name="ce1">
            <text:p>0.002099</text:p>
          </table:table-cell>
          <table:table-cell table:style-name="ce4"/>
          <table:table-cell office:value-type="float" office:value="22.5001" table:style-name="ce11">
            <text:p>22.5001</text:p>
          </table:table-cell>
          <table:table-cell office:value-type="float" office:value="0.57760199999999995" table:style-name="ce11">
            <text:p>0.577602</text:p>
          </table:table-cell>
          <table:table-cell office:value-type="float" office:value="0.72795900000000002" table:style-name="ce11">
            <text:p>0.727959</text:p>
          </table:table-cell>
          <table:table-cell office:value-type="float" office:value="0.75168100000000004" table:style-name="ce11">
            <text:p>0.751681</text:p>
          </table:table-cell>
          <table:table-cell office:value-type="float" office:value="-7.6755000000000018E-2" table:formula="of:=[.S230]-[.$C$5]" table:style-name="ce1">
            <text:p>-0.076755</text:p>
          </table:table-cell>
          <table:table-cell office:value-type="float" office:value="7.3602000000000056E-2" table:formula="of:=[.T230]-[.$C$5]" table:style-name="ce1">
            <text:p>0.073602</text:p>
          </table:table-cell>
          <table:table-cell office:value-type="float" office:value="9.7324000000000077E-2" table:formula="of:=[.U230]-[.$C$5]" table:style-name="ce1">
            <text:p>0.097324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2.6" table:style-name="ce11">
            <text:p>22.6</text:p>
          </table:table-cell>
          <table:table-cell office:value-type="float" office:value="0.66368499999999997" table:style-name="ce11">
            <text:p>0.663685</text:p>
          </table:table-cell>
          <table:table-cell office:value-type="float" office:value="0.73240499999999997" table:style-name="ce11">
            <text:p>0.732405</text:p>
          </table:table-cell>
          <table:table-cell office:value-type="float" office:value="0.64993400000000001" table:style-name="ce11">
            <text:p>0.649934</text:p>
          </table:table-cell>
          <table:table-cell office:value-type="float" office:value="9.328000000000003E-3" table:formula="of:=[.C231]-[.$C$5]" table:style-name="ce1">
            <text:p>0.009328</text:p>
          </table:table-cell>
          <table:table-cell office:value-type="float" office:value="7.8048000000000006E-2" table:formula="of:=[.D231]-[.$C$5]" table:style-name="ce1">
            <text:p>0.078048</text:p>
          </table:table-cell>
          <table:table-cell office:value-type="float" office:value="-4.4229999999999547E-3" table:formula="of:=[.E231]-[.$C$5]" table:style-name="ce1">
            <text:p>-0.004423</text:p>
          </table:table-cell>
          <table:table-cell table:style-name="ce4"/>
          <table:table-cell office:value-type="float" office:value="22.600100000000001" table:style-name="ce11">
            <text:p>22.6001</text:p>
          </table:table-cell>
          <table:table-cell office:value-type="float" office:value="0.62332799999999999" table:style-name="ce11">
            <text:p>0.623328</text:p>
          </table:table-cell>
          <table:table-cell office:value-type="float" office:value="0.69084800000000002" table:style-name="ce11">
            <text:p>0.690848</text:p>
          </table:table-cell>
          <table:table-cell office:value-type="float" office:value="0.69835100000000006" table:style-name="ce11">
            <text:p>0.698351</text:p>
          </table:table-cell>
          <table:table-cell office:value-type="float" office:value="-3.1028999999999973E-2" table:formula="of:=[.K231]-[.$C$5]" table:style-name="ce1">
            <text:p>-0.031029</text:p>
          </table:table-cell>
          <table:table-cell office:value-type="float" office:value="3.6491000000000051E-2" table:formula="of:=[.L231]-[.$C$5]" table:style-name="ce1">
            <text:p>0.036491</text:p>
          </table:table-cell>
          <table:table-cell office:value-type="float" office:value="4.3994000000000089E-2" table:formula="of:=[.M231]-[.$C$5]" table:style-name="ce1">
            <text:p>0.043994</text:p>
          </table:table-cell>
          <table:table-cell table:style-name="ce4"/>
          <table:table-cell office:value-type="float" office:value="22.6" table:style-name="ce11">
            <text:p>22.6</text:p>
          </table:table-cell>
          <table:table-cell office:value-type="float" office:value="0.53605599999999998" table:style-name="ce11">
            <text:p>0.536056</text:p>
          </table:table-cell>
          <table:table-cell office:value-type="float" office:value="0.72835300000000003" table:style-name="ce11">
            <text:p>0.728353</text:p>
          </table:table-cell>
          <table:table-cell office:value-type="float" office:value="0.83765599999999996" table:style-name="ce11">
            <text:p>0.837656</text:p>
          </table:table-cell>
          <table:table-cell office:value-type="float" office:value="-0.11830099999999999" table:formula="of:=[.S231]-[.$C$5]" table:style-name="ce1">
            <text:p>-0.118301</text:p>
          </table:table-cell>
          <table:table-cell office:value-type="float" office:value="7.3996000000000062E-2" table:formula="of:=[.T231]-[.$C$5]" table:style-name="ce1">
            <text:p>0.073996</text:p>
          </table:table-cell>
          <table:table-cell office:value-type="float" office:value="0.18329899999999999" table:formula="of:=[.U231]-[.$C$5]" table:style-name="ce1">
            <text:p>0.183299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2.700099999999999" table:style-name="ce11">
            <text:p>22.7001</text:p>
          </table:table-cell>
          <table:table-cell office:value-type="float" office:value="0.64163599999999998" table:style-name="ce11">
            <text:p>0.641636</text:p>
          </table:table-cell>
          <table:table-cell office:value-type="float" office:value="0.72727699999999995" table:style-name="ce11">
            <text:p>0.727277</text:p>
          </table:table-cell>
          <table:table-cell office:value-type="float" office:value="0.67331700000000005" table:style-name="ce11">
            <text:p>0.673317</text:p>
          </table:table-cell>
          <table:table-cell office:value-type="float" office:value="-1.2720999999999982E-2" table:formula="of:=[.C232]-[.$C$5]" table:style-name="ce1">
            <text:p>-0.012721</text:p>
          </table:table-cell>
          <table:table-cell office:value-type="float" office:value="7.2919999999999985E-2" table:formula="of:=[.D232]-[.$C$5]" table:style-name="ce1">
            <text:p>0.07292</text:p>
          </table:table-cell>
          <table:table-cell office:value-type="float" office:value="1.8960000000000088E-2" table:formula="of:=[.E232]-[.$C$5]" table:style-name="ce1">
            <text:p>0.01896</text:p>
          </table:table-cell>
          <table:table-cell table:style-name="ce4"/>
          <table:table-cell office:value-type="float" office:value="22.7" table:style-name="ce11">
            <text:p>22.7</text:p>
          </table:table-cell>
          <table:table-cell office:value-type="float" office:value="0.59702699999999997" table:style-name="ce11">
            <text:p>0.597027</text:p>
          </table:table-cell>
          <table:table-cell office:value-type="float" office:value="0.70379800000000003" table:style-name="ce11">
            <text:p>0.703798</text:p>
          </table:table-cell>
          <table:table-cell office:value-type="float" office:value="0.74107800000000001" table:style-name="ce11">
            <text:p>0.741078</text:p>
          </table:table-cell>
          <table:table-cell office:value-type="float" office:value="-5.7329999999999992E-2" table:formula="of:=[.K232]-[.$C$5]" table:style-name="ce1">
            <text:p>-0.05733</text:p>
          </table:table-cell>
          <table:table-cell office:value-type="float" office:value="4.9441000000000068E-2" table:formula="of:=[.L232]-[.$C$5]" table:style-name="ce1">
            <text:p>0.049441</text:p>
          </table:table-cell>
          <table:table-cell office:value-type="float" office:value="8.6721000000000048E-2" table:formula="of:=[.M232]-[.$C$5]" table:style-name="ce1">
            <text:p>0.086721</text:p>
          </table:table-cell>
          <table:table-cell table:style-name="ce4"/>
          <table:table-cell office:value-type="float" office:value="22.7" table:style-name="ce11">
            <text:p>22.7</text:p>
          </table:table-cell>
          <table:table-cell office:value-type="float" office:value="0.50112599999999996" table:style-name="ce11">
            <text:p>0.501126</text:p>
          </table:table-cell>
          <table:table-cell office:value-type="float" office:value="0.71995799999999999" table:style-name="ce11">
            <text:p>0.719958</text:p>
          </table:table-cell>
          <table:table-cell office:value-type="float" office:value="0.88547500000000001" table:style-name="ce11">
            <text:p>0.885475</text:p>
          </table:table-cell>
          <table:table-cell office:value-type="float" office:value="-0.15323100000000001" table:formula="of:=[.S232]-[.$C$5]" table:style-name="ce1">
            <text:p>-0.153231</text:p>
          </table:table-cell>
          <table:table-cell office:value-type="float" office:value="6.560100000000002E-2" table:formula="of:=[.T232]-[.$C$5]" table:style-name="ce1">
            <text:p>0.065601</text:p>
          </table:table-cell>
          <table:table-cell office:value-type="float" office:value="0.23111800000000005" table:formula="of:=[.U232]-[.$C$5]" table:style-name="ce1">
            <text:p>0.231118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2.8001" table:style-name="ce11">
            <text:p>22.8001</text:p>
          </table:table-cell>
          <table:table-cell office:value-type="float" office:value="0.62351400000000001" table:style-name="ce11">
            <text:p>0.623514</text:p>
          </table:table-cell>
          <table:table-cell office:value-type="float" office:value="0.71309999999999996" table:style-name="ce11">
            <text:p>0.7131</text:p>
          </table:table-cell>
          <table:table-cell office:value-type="float" office:value="0.69805700000000004" table:style-name="ce11">
            <text:p>0.698057</text:p>
          </table:table-cell>
          <table:table-cell office:value-type="float" office:value="-3.0842999999999954E-2" table:formula="of:=[.C233]-[.$C$5]" table:style-name="ce1">
            <text:p>-0.030843</text:p>
          </table:table-cell>
          <table:table-cell office:value-type="float" office:value="5.874299999999999E-2" table:formula="of:=[.D233]-[.$C$5]" table:style-name="ce1">
            <text:p>0.058743</text:p>
          </table:table-cell>
          <table:table-cell office:value-type="float" office:value="4.3700000000000072E-2" table:formula="of:=[.E233]-[.$C$5]" table:style-name="ce1">
            <text:p>0.0437</text:p>
          </table:table-cell>
          <table:table-cell table:style-name="ce4"/>
          <table:table-cell office:value-type="float" office:value="22.8001" table:style-name="ce11">
            <text:p>22.8001</text:p>
          </table:table-cell>
          <table:table-cell office:value-type="float" office:value="0.577461" table:style-name="ce11">
            <text:p>0.577461</text:p>
          </table:table-cell>
          <table:table-cell office:value-type="float" office:value="0.71031500000000003" table:style-name="ce11">
            <text:p>0.710315</text:p>
          </table:table-cell>
          <table:table-cell office:value-type="float" office:value="0.77529800000000004" table:style-name="ce11">
            <text:p>0.775298</text:p>
          </table:table-cell>
          <table:table-cell office:value-type="float" office:value="-7.6895999999999964E-2" table:formula="of:=[.K233]-[.$C$5]" table:style-name="ce1">
            <text:p>-0.076896</text:p>
          </table:table-cell>
          <table:table-cell office:value-type="float" office:value="5.5958000000000063E-2" table:formula="of:=[.L233]-[.$C$5]" table:style-name="ce1">
            <text:p>0.055958</text:p>
          </table:table-cell>
          <table:table-cell office:value-type="float" office:value="0.12094100000000008" table:formula="of:=[.M233]-[.$C$5]" table:style-name="ce1">
            <text:p>0.120941</text:p>
          </table:table-cell>
          <table:table-cell table:style-name="ce4"/>
          <table:table-cell office:value-type="float" office:value="22.8001" table:style-name="ce11">
            <text:p>22.8001</text:p>
          </table:table-cell>
          <table:table-cell office:value-type="float" office:value="0.48742400000000002" table:style-name="ce11">
            <text:p>0.487424</text:p>
          </table:table-cell>
          <table:table-cell office:value-type="float" office:value="0.71204800000000001" table:style-name="ce11">
            <text:p>0.712048</text:p>
          </table:table-cell>
          <table:table-cell office:value-type="float" office:value="0.92309699999999995" table:style-name="ce11">
            <text:p>0.923097</text:p>
          </table:table-cell>
          <table:table-cell office:value-type="float" office:value="-0.16693299999999994" table:formula="of:=[.S233]-[.$C$5]" table:style-name="ce1">
            <text:p>-0.166933</text:p>
          </table:table-cell>
          <table:table-cell office:value-type="float" office:value="5.7691000000000048E-2" table:formula="of:=[.T233]-[.$C$5]" table:style-name="ce1">
            <text:p>0.057691</text:p>
          </table:table-cell>
          <table:table-cell office:value-type="float" office:value="0.26873999999999998" table:formula="of:=[.U233]-[.$C$5]" table:style-name="ce1">
            <text:p>0.26874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2.900099999999998" table:style-name="ce11">
            <text:p>22.9001</text:p>
          </table:table-cell>
          <table:table-cell office:value-type="float" office:value="0.60973999999999995" table:style-name="ce11">
            <text:p>0.60974</text:p>
          </table:table-cell>
          <table:table-cell office:value-type="float" office:value="0.69392699999999996" table:style-name="ce11">
            <text:p>0.693927</text:p>
          </table:table-cell>
          <table:table-cell office:value-type="float" office:value="0.71896199999999999" table:style-name="ce11">
            <text:p>0.718962</text:p>
          </table:table-cell>
          <table:table-cell office:value-type="float" office:value="-4.4617000000000018E-2" table:formula="of:=[.C234]-[.$C$5]" table:style-name="ce1">
            <text:p>-0.044617</text:p>
          </table:table-cell>
          <table:table-cell office:value-type="float" office:value="3.9569999999999994E-2" table:formula="of:=[.D234]-[.$C$5]" table:style-name="ce1">
            <text:p>0.03957</text:p>
          </table:table-cell>
          <table:table-cell office:value-type="float" office:value="6.4605000000000024E-2" table:formula="of:=[.E234]-[.$C$5]" table:style-name="ce1">
            <text:p>0.064605</text:p>
          </table:table-cell>
          <table:table-cell table:style-name="ce4"/>
          <table:table-cell office:value-type="float" office:value="22.900099999999998" table:style-name="ce11">
            <text:p>22.9001</text:p>
          </table:table-cell>
          <table:table-cell office:value-type="float" office:value="0.56562599999999996" table:style-name="ce11">
            <text:p>0.565626</text:p>
          </table:table-cell>
          <table:table-cell office:value-type="float" office:value="0.71324500000000002" table:style-name="ce11">
            <text:p>0.713245</text:p>
          </table:table-cell>
          <table:table-cell office:value-type="float" office:value="0.797315" table:style-name="ce11">
            <text:p>0.797315</text:p>
          </table:table-cell>
          <table:table-cell office:value-type="float" office:value="-8.8731000000000004E-2" table:formula="of:=[.K234]-[.$C$5]" table:style-name="ce1">
            <text:p>-0.088731</text:p>
          </table:table-cell>
          <table:table-cell office:value-type="float" office:value="5.8888000000000051E-2" table:formula="of:=[.L234]-[.$C$5]" table:style-name="ce1">
            <text:p>0.058888</text:p>
          </table:table-cell>
          <table:table-cell office:value-type="float" office:value="0.14295800000000003" table:formula="of:=[.M234]-[.$C$5]" table:style-name="ce1">
            <text:p>0.142958</text:p>
          </table:table-cell>
          <table:table-cell table:style-name="ce4"/>
          <table:table-cell office:value-type="float" office:value="22.9" table:style-name="ce11">
            <text:p>22.9</text:p>
          </table:table-cell>
          <table:table-cell office:value-type="float" office:value="0.49206800000000001" table:style-name="ce11">
            <text:p>0.492068</text:p>
          </table:table-cell>
          <table:table-cell office:value-type="float" office:value="0.708534" table:style-name="ce11">
            <text:p>0.708534</text:p>
          </table:table-cell>
          <table:table-cell office:value-type="float" office:value="0.92448200000000003" table:style-name="ce11">
            <text:p>0.924482</text:p>
          </table:table-cell>
          <table:table-cell office:value-type="float" office:value="-0.16228899999999996" table:formula="of:=[.S234]-[.$C$5]" table:style-name="ce1">
            <text:p>-0.162289</text:p>
          </table:table-cell>
          <table:table-cell office:value-type="float" office:value="5.4177000000000031E-2" table:formula="of:=[.T234]-[.$C$5]" table:style-name="ce1">
            <text:p>0.054177</text:p>
          </table:table-cell>
          <table:table-cell office:value-type="float" office:value="0.27012500000000006" table:formula="of:=[.U234]-[.$C$5]" table:style-name="ce1">
            <text:p>0.270125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3.0001" table:style-name="ce11">
            <text:p>23.0001</text:p>
          </table:table-cell>
          <table:table-cell office:value-type="float" office:value="0.60087500000000005" table:style-name="ce11">
            <text:p>0.600875</text:p>
          </table:table-cell>
          <table:table-cell office:value-type="float" office:value="0.67233500000000002" table:style-name="ce11">
            <text:p>0.672335</text:p>
          </table:table-cell>
          <table:table-cell office:value-type="float" office:value="0.73217600000000005" table:style-name="ce11">
            <text:p>0.732176</text:p>
          </table:table-cell>
          <table:table-cell office:value-type="float" office:value="-5.3481999999999918E-2" table:formula="of:=[.C235]-[.$C$5]" table:style-name="ce1">
            <text:p>-0.053482</text:p>
          </table:table-cell>
          <table:table-cell office:value-type="float" office:value="1.7978000000000049E-2" table:formula="of:=[.D235]-[.$C$5]" table:style-name="ce1">
            <text:p>0.017978</text:p>
          </table:table-cell>
          <table:table-cell office:value-type="float" office:value="7.7819000000000083E-2" table:formula="of:=[.E235]-[.$C$5]" table:style-name="ce1">
            <text:p>0.077819</text:p>
          </table:table-cell>
          <table:table-cell table:style-name="ce4"/>
          <table:table-cell office:value-type="float" office:value="23.0001" table:style-name="ce11">
            <text:p>23.0001</text:p>
          </table:table-cell>
          <table:table-cell office:value-type="float" office:value="0.56292299999999995" table:style-name="ce11">
            <text:p>0.562923</text:p>
          </table:table-cell>
          <table:table-cell office:value-type="float" office:value="0.71501499999999996" table:style-name="ce11">
            <text:p>0.715015</text:p>
          </table:table-cell>
          <table:table-cell office:value-type="float" office:value="0.80259999999999998" table:style-name="ce11">
            <text:p>0.8026</text:p>
          </table:table-cell>
          <table:table-cell office:value-type="float" office:value="-9.1434000000000015E-2" table:formula="of:=[.K235]-[.$C$5]" table:style-name="ce1">
            <text:p>-0.091434</text:p>
          </table:table-cell>
          <table:table-cell office:value-type="float" office:value="6.065799999999999E-2" table:formula="of:=[.L235]-[.$C$5]" table:style-name="ce1">
            <text:p>0.060658</text:p>
          </table:table-cell>
          <table:table-cell office:value-type="float" office:value="0.14824300000000001" table:formula="of:=[.M235]-[.$C$5]" table:style-name="ce1">
            <text:p>0.148243</text:p>
          </table:table-cell>
          <table:table-cell table:style-name="ce4"/>
          <table:table-cell office:value-type="float" office:value="23.0001" table:style-name="ce11">
            <text:p>23.0001</text:p>
          </table:table-cell>
          <table:table-cell office:value-type="float" office:value="0.507162" table:style-name="ce11">
            <text:p>0.507162</text:p>
          </table:table-cell>
          <table:table-cell office:value-type="float" office:value="0.71083300000000005" table:style-name="ce11">
            <text:p>0.710833</text:p>
          </table:table-cell>
          <table:table-cell office:value-type="float" office:value="0.88935200000000003" table:style-name="ce11">
            <text:p>0.889352</text:p>
          </table:table-cell>
          <table:table-cell office:value-type="float" office:value="-0.14719499999999996" table:formula="of:=[.S235]-[.$C$5]" table:style-name="ce1">
            <text:p>-0.147195</text:p>
          </table:table-cell>
          <table:table-cell office:value-type="float" office:value="5.6476000000000082E-2" table:formula="of:=[.T235]-[.$C$5]" table:style-name="ce1">
            <text:p>0.056476</text:p>
          </table:table-cell>
          <table:table-cell office:value-type="float" office:value="0.23499500000000006" table:formula="of:=[.U235]-[.$C$5]" table:style-name="ce1">
            <text:p>0.234995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3.100100000000001" table:style-name="ce11">
            <text:p>23.1001</text:p>
          </table:table-cell>
          <table:table-cell office:value-type="float" office:value="0.59623000000000004" table:style-name="ce11">
            <text:p>0.59623</text:p>
          </table:table-cell>
          <table:table-cell office:value-type="float" office:value="0.65158000000000005" table:style-name="ce11">
            <text:p>0.65158</text:p>
          </table:table-cell>
          <table:table-cell office:value-type="float" office:value="0.73172599999999999" table:style-name="ce11">
            <text:p>0.731726</text:p>
          </table:table-cell>
          <table:table-cell office:value-type="float" office:value="-5.8126999999999929E-2" table:formula="of:=[.C236]-[.$C$5]" table:style-name="ce1">
            <text:p>-0.058127</text:p>
          </table:table-cell>
          <table:table-cell office:value-type="float" office:value="-2.7769999999999184E-3" table:formula="of:=[.D236]-[.$C$5]" table:style-name="ce1">
            <text:p>-0.002777</text:p>
          </table:table-cell>
          <table:table-cell office:value-type="float" office:value="7.7369000000000021E-2" table:formula="of:=[.E236]-[.$C$5]" table:style-name="ce1">
            <text:p>0.077369</text:p>
          </table:table-cell>
          <table:table-cell table:style-name="ce4"/>
          <table:table-cell office:value-type="float" office:value="23.1" table:style-name="ce11">
            <text:p>23.1</text:p>
          </table:table-cell>
          <table:table-cell office:value-type="float" office:value="0.56856600000000002" table:style-name="ce11">
            <text:p>0.568566</text:p>
          </table:table-cell>
          <table:table-cell office:value-type="float" office:value="0.71564700000000003" table:style-name="ce11">
            <text:p>0.715647</text:p>
          </table:table-cell>
          <table:table-cell office:value-type="float" office:value="0.78746499999999997" table:style-name="ce11">
            <text:p>0.787465</text:p>
          </table:table-cell>
          <table:table-cell office:value-type="float" office:value="-8.5790999999999951E-2" table:formula="of:=[.K236]-[.$C$5]" table:style-name="ce1">
            <text:p>-0.085791</text:p>
          </table:table-cell>
          <table:table-cell office:value-type="float" office:value="6.1290000000000067E-2" table:formula="of:=[.L236]-[.$C$5]" table:style-name="ce1">
            <text:p>0.06129</text:p>
          </table:table-cell>
          <table:table-cell office:value-type="float" office:value="0.133108" table:formula="of:=[.M236]-[.$C$5]" table:style-name="ce1">
            <text:p>0.133108</text:p>
          </table:table-cell>
          <table:table-cell table:style-name="ce4"/>
          <table:table-cell office:value-type="float" office:value="23.1" table:style-name="ce11">
            <text:p>23.1</text:p>
          </table:table-cell>
          <table:table-cell office:value-type="float" office:value="0.52915699999999999" table:style-name="ce11">
            <text:p>0.529157</text:p>
          </table:table-cell>
          <table:table-cell office:value-type="float" office:value="0.712642" table:style-name="ce11">
            <text:p>0.712642</text:p>
          </table:table-cell>
          <table:table-cell office:value-type="float" office:value="0.81474500000000005" table:style-name="ce11">
            <text:p>0.814745</text:p>
          </table:table-cell>
          <table:table-cell office:value-type="float" office:value="-0.12519999999999998" table:formula="of:=[.S236]-[.$C$5]" table:style-name="ce1">
            <text:p>-0.1252</text:p>
          </table:table-cell>
          <table:table-cell office:value-type="float" office:value="5.8285000000000031E-2" table:formula="of:=[.T236]-[.$C$5]" table:style-name="ce1">
            <text:p>0.058285</text:p>
          </table:table-cell>
          <table:table-cell office:value-type="float" office:value="0.16038800000000009" table:formula="of:=[.U236]-[.$C$5]" table:style-name="ce1">
            <text:p>0.160388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3.2" table:style-name="ce11">
            <text:p>23.2</text:p>
          </table:table-cell>
          <table:table-cell office:value-type="float" office:value="0.59522900000000001" table:style-name="ce11">
            <text:p>0.595229</text:p>
          </table:table-cell>
          <table:table-cell office:value-type="float" office:value="0.633247" table:style-name="ce11">
            <text:p>0.633247</text:p>
          </table:table-cell>
          <table:table-cell office:value-type="float" office:value="0.71821199999999996" table:style-name="ce11">
            <text:p>0.718212</text:p>
          </table:table-cell>
          <table:table-cell office:value-type="float" office:value="-5.9127999999999958E-2" table:formula="of:=[.C237]-[.$C$5]" table:style-name="ce1">
            <text:p>-0.059128</text:p>
          </table:table-cell>
          <table:table-cell office:value-type="float" office:value="-2.1109999999999962E-2" table:formula="of:=[.D237]-[.$C$5]" table:style-name="ce1">
            <text:p>-0.02111</text:p>
          </table:table-cell>
          <table:table-cell office:value-type="float" office:value="6.3854999999999995E-2" table:formula="of:=[.E237]-[.$C$5]" table:style-name="ce1">
            <text:p>0.063855</text:p>
          </table:table-cell>
          <table:table-cell table:style-name="ce4"/>
          <table:table-cell office:value-type="float" office:value="23.200099999999999" table:style-name="ce11">
            <text:p>23.2001</text:p>
          </table:table-cell>
          <table:table-cell office:value-type="float" office:value="0.581511" table:style-name="ce11">
            <text:p>0.581511</text:p>
          </table:table-cell>
          <table:table-cell office:value-type="float" office:value="0.71204900000000004" table:style-name="ce11">
            <text:p>0.712049</text:p>
          </table:table-cell>
          <table:table-cell office:value-type="float" office:value="0.75760099999999997" table:style-name="ce11">
            <text:p>0.757601</text:p>
          </table:table-cell>
          <table:table-cell office:value-type="float" office:value="-7.2845999999999966E-2" table:formula="of:=[.K237]-[.$C$5]" table:style-name="ce1">
            <text:p>-0.072846</text:p>
          </table:table-cell>
          <table:table-cell office:value-type="float" office:value="5.7692000000000077E-2" table:formula="of:=[.L237]-[.$C$5]" table:style-name="ce1">
            <text:p>0.057692</text:p>
          </table:table-cell>
          <table:table-cell office:value-type="float" office:value="0.103244" table:formula="of:=[.M237]-[.$C$5]" table:style-name="ce1">
            <text:p>0.103244</text:p>
          </table:table-cell>
          <table:table-cell table:style-name="ce4"/>
          <table:table-cell office:value-type="float" office:value="23.2" table:style-name="ce11">
            <text:p>23.2</text:p>
          </table:table-cell>
          <table:table-cell office:value-type="float" office:value="0.56226200000000004" table:style-name="ce11">
            <text:p>0.562262</text:p>
          </table:table-cell>
          <table:table-cell office:value-type="float" office:value="0.70191999999999999" table:style-name="ce11">
            <text:p>0.70192</text:p>
          </table:table-cell>
          <table:table-cell office:value-type="float" office:value="0.73263400000000001" table:style-name="ce11">
            <text:p>0.732634</text:p>
          </table:table-cell>
          <table:table-cell office:value-type="float" office:value="-9.2094999999999927E-2" table:formula="of:=[.S237]-[.$C$5]" table:style-name="ce1">
            <text:p>-0.092095</text:p>
          </table:table-cell>
          <table:table-cell office:value-type="float" office:value="4.7563000000000022E-2" table:formula="of:=[.T237]-[.$C$5]" table:style-name="ce1">
            <text:p>0.047563</text:p>
          </table:table-cell>
          <table:table-cell office:value-type="float" office:value="7.8277000000000041E-2" table:formula="of:=[.U237]-[.$C$5]" table:style-name="ce1">
            <text:p>0.078277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3.3" table:style-name="ce11">
            <text:p>23.3</text:p>
          </table:table-cell>
          <table:table-cell office:value-type="float" office:value="0.59861200000000003" table:style-name="ce11">
            <text:p>0.598612</text:p>
          </table:table-cell>
          <table:table-cell office:value-type="float" office:value="0.61823499999999998" table:style-name="ce11">
            <text:p>0.618235</text:p>
          </table:table-cell>
          <table:table-cell office:value-type="float" office:value="0.69801199999999997" table:style-name="ce11">
            <text:p>0.698012</text:p>
          </table:table-cell>
          <table:table-cell office:value-type="float" office:value="-5.5744999999999933E-2" table:formula="of:=[.C238]-[.$C$5]" table:style-name="ce1">
            <text:p>-0.055745</text:p>
          </table:table-cell>
          <table:table-cell office:value-type="float" office:value="-3.6121999999999987E-2" table:formula="of:=[.D238]-[.$C$5]" table:style-name="ce1">
            <text:p>-0.036122</text:p>
          </table:table-cell>
          <table:table-cell office:value-type="float" office:value="4.3654999999999999E-2" table:formula="of:=[.E238]-[.$C$5]" table:style-name="ce1">
            <text:p>0.043655</text:p>
          </table:table-cell>
          <table:table-cell table:style-name="ce4"/>
          <table:table-cell office:value-type="float" office:value="23.3001" table:style-name="ce11">
            <text:p>23.3001</text:p>
          </table:table-cell>
          <table:table-cell office:value-type="float" office:value="0.60165500000000005" table:style-name="ce11">
            <text:p>0.601655</text:p>
          </table:table-cell>
          <table:table-cell office:value-type="float" office:value="0.70067299999999999" table:style-name="ce11">
            <text:p>0.700673</text:p>
          </table:table-cell>
          <table:table-cell office:value-type="float" office:value="0.71957899999999997" table:style-name="ce11">
            <text:p>0.719579</text:p>
          </table:table-cell>
          <table:table-cell office:value-type="float" office:value="-5.2701999999999916E-2" table:formula="of:=[.K238]-[.$C$5]" table:style-name="ce1">
            <text:p>-0.052702</text:p>
          </table:table-cell>
          <table:table-cell office:value-type="float" office:value="4.6316000000000024E-2" table:formula="of:=[.L238]-[.$C$5]" table:style-name="ce1">
            <text:p>0.046316</text:p>
          </table:table-cell>
          <table:table-cell office:value-type="float" office:value="6.5222000000000002E-2" table:formula="of:=[.M238]-[.$C$5]" table:style-name="ce1">
            <text:p>0.065222</text:p>
          </table:table-cell>
          <table:table-cell table:style-name="ce4"/>
          <table:table-cell office:value-type="float" office:value="23.3" table:style-name="ce11">
            <text:p>23.3</text:p>
          </table:table-cell>
          <table:table-cell office:value-type="float" office:value="0.610815" table:style-name="ce11">
            <text:p>0.610815</text:p>
          </table:table-cell>
          <table:table-cell office:value-type="float" office:value="0.67189100000000002" table:style-name="ce11">
            <text:p>0.671891</text:p>
          </table:table-cell>
          <table:table-cell office:value-type="float" office:value="0.65552299999999997" table:style-name="ce11">
            <text:p>0.655523</text:p>
          </table:table-cell>
          <table:table-cell office:value-type="float" office:value="-4.354199999999997E-2" table:formula="of:=[.S238]-[.$C$5]" table:style-name="ce1">
            <text:p>-0.043542</text:p>
          </table:table-cell>
          <table:table-cell office:value-type="float" office:value="1.753400000000005E-2" table:formula="of:=[.T238]-[.$C$5]" table:style-name="ce1">
            <text:p>0.017534</text:p>
          </table:table-cell>
          <table:table-cell office:value-type="float" office:value="1.1660000000000004E-3" table:formula="of:=[.U238]-[.$C$5]" table:style-name="ce1">
            <text:p>0.001166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3.400099999999998" table:style-name="ce11">
            <text:p>23.4001</text:p>
          </table:table-cell>
          <table:table-cell office:value-type="float" office:value="0.60542600000000002" table:style-name="ce11">
            <text:p>0.605426</text:p>
          </table:table-cell>
          <table:table-cell office:value-type="float" office:value="0.606595" table:style-name="ce11">
            <text:p>0.606595</text:p>
          </table:table-cell>
          <table:table-cell office:value-type="float" office:value="0.67730500000000005" table:style-name="ce11">
            <text:p>0.677305</text:p>
          </table:table-cell>
          <table:table-cell office:value-type="float" office:value="-4.8930999999999947E-2" table:formula="of:=[.C239]-[.$C$5]" table:style-name="ce1">
            <text:p>-0.048931</text:p>
          </table:table-cell>
          <table:table-cell office:value-type="float" office:value="-4.7761999999999971E-2" table:formula="of:=[.D239]-[.$C$5]" table:style-name="ce1">
            <text:p>-0.047762</text:p>
          </table:table-cell>
          <table:table-cell office:value-type="float" office:value="2.2948000000000079E-2" table:formula="of:=[.E239]-[.$C$5]" table:style-name="ce1">
            <text:p>0.022948</text:p>
          </table:table-cell>
          <table:table-cell table:style-name="ce4"/>
          <table:table-cell office:value-type="float" office:value="23.4" table:style-name="ce11">
            <text:p>23.4</text:p>
          </table:table-cell>
          <table:table-cell office:value-type="float" office:value="0.62867700000000004" table:style-name="ce11">
            <text:p>0.628677</text:p>
          </table:table-cell>
          <table:table-cell office:value-type="float" office:value="0.679616" table:style-name="ce11">
            <text:p>0.679616</text:p>
          </table:table-cell>
          <table:table-cell office:value-type="float" office:value="0.67788700000000002" table:style-name="ce11">
            <text:p>0.677887</text:p>
          </table:table-cell>
          <table:table-cell office:value-type="float" office:value="-2.5679999999999925E-2" table:formula="of:=[.K239]-[.$C$5]" table:style-name="ce1">
            <text:p>-0.02568</text:p>
          </table:table-cell>
          <table:table-cell office:value-type="float" office:value="2.5259000000000031E-2" table:formula="of:=[.L239]-[.$C$5]" table:style-name="ce1">
            <text:p>0.025259</text:p>
          </table:table-cell>
          <table:table-cell office:value-type="float" office:value="2.3530000000000051E-2" table:formula="of:=[.M239]-[.$C$5]" table:style-name="ce1">
            <text:p>0.02353</text:p>
          </table:table-cell>
          <table:table-cell table:style-name="ce4"/>
          <table:table-cell office:value-type="float" office:value="23.4" table:style-name="ce11">
            <text:p>23.4</text:p>
          </table:table-cell>
          <table:table-cell office:value-type="float" office:value="0.66354000000000002" table:style-name="ce11">
            <text:p>0.66354</text:p>
          </table:table-cell>
          <table:table-cell office:value-type="float" office:value="0.62543099999999996" table:style-name="ce11">
            <text:p>0.625431</text:p>
          </table:table-cell>
          <table:table-cell office:value-type="float" office:value="0.591414" table:style-name="ce11">
            <text:p>0.591414</text:p>
          </table:table-cell>
          <table:table-cell office:value-type="float" office:value="9.1830000000000522E-3" table:formula="of:=[.S239]-[.$C$5]" table:style-name="ce1">
            <text:p>0.009183</text:p>
          </table:table-cell>
          <table:table-cell office:value-type="float" office:value="-2.8926000000000007E-2" table:formula="of:=[.T239]-[.$C$5]" table:style-name="ce1">
            <text:p>-0.028926</text:p>
          </table:table-cell>
          <table:table-cell office:value-type="float" office:value="-6.2942999999999971E-2" table:formula="of:=[.U239]-[.$C$5]" table:style-name="ce1">
            <text:p>-0.062943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3.5001" table:style-name="ce11">
            <text:p>23.5001</text:p>
          </table:table-cell>
          <table:table-cell office:value-type="float" office:value="0.61550000000000005" table:style-name="ce11">
            <text:p>0.6155</text:p>
          </table:table-cell>
          <table:table-cell office:value-type="float" office:value="0.59842300000000004" table:style-name="ce11">
            <text:p>0.598423</text:p>
          </table:table-cell>
          <table:table-cell office:value-type="float" office:value="0.65776299999999999" table:style-name="ce11">
            <text:p>0.657763</text:p>
          </table:table-cell>
          <table:table-cell office:value-type="float" office:value="-3.8856999999999919E-2" table:formula="of:=[.C240]-[.$C$5]" table:style-name="ce1">
            <text:p>-0.038857</text:p>
          </table:table-cell>
          <table:table-cell office:value-type="float" office:value="-5.5933999999999928E-2" table:formula="of:=[.D240]-[.$C$5]" table:style-name="ce1">
            <text:p>-0.055934</text:p>
          </table:table-cell>
          <table:table-cell office:value-type="float" office:value="3.4060000000000201E-3" table:formula="of:=[.E240]-[.$C$5]" table:style-name="ce1">
            <text:p>0.003406</text:p>
          </table:table-cell>
          <table:table-cell table:style-name="ce4"/>
          <table:table-cell office:value-type="float" office:value="23.5001" table:style-name="ce11">
            <text:p>23.5001</text:p>
          </table:table-cell>
          <table:table-cell office:value-type="float" office:value="0.66236200000000001" table:style-name="ce11">
            <text:p>0.662362</text:p>
          </table:table-cell>
          <table:table-cell office:value-type="float" office:value="0.65274100000000002" table:style-name="ce11">
            <text:p>0.652741</text:p>
          </table:table-cell>
          <table:table-cell office:value-type="float" office:value="0.63963599999999998" table:style-name="ce11">
            <text:p>0.639636</text:p>
          </table:table-cell>
          <table:table-cell office:value-type="float" office:value="8.0050000000000399E-3" table:formula="of:=[.K240]-[.$C$5]" table:style-name="ce1">
            <text:p>0.008005</text:p>
          </table:table-cell>
          <table:table-cell office:value-type="float" office:value="-1.6159999999999508E-3" table:formula="of:=[.L240]-[.$C$5]" table:style-name="ce1">
            <text:p>-0.001616</text:p>
          </table:table-cell>
          <table:table-cell office:value-type="float" office:value="-1.4720999999999984E-2" table:formula="of:=[.M240]-[.$C$5]" table:style-name="ce1">
            <text:p>-0.014721</text:p>
          </table:table-cell>
          <table:table-cell table:style-name="ce4"/>
          <table:table-cell office:value-type="float" office:value="23.5001" table:style-name="ce11">
            <text:p>23.5001</text:p>
          </table:table-cell>
          <table:table-cell office:value-type="float" office:value="0.71548500000000004" table:style-name="ce11">
            <text:p>0.715485</text:p>
          </table:table-cell>
          <table:table-cell office:value-type="float" office:value="0.57989599999999997" table:style-name="ce11">
            <text:p>0.579896</text:p>
          </table:table-cell>
          <table:table-cell office:value-type="float" office:value="0.54886500000000005" table:style-name="ce11">
            <text:p>0.548865</text:p>
          </table:table-cell>
          <table:table-cell office:value-type="float" office:value="6.1128000000000071E-2" table:formula="of:=[.S240]-[.$C$5]" table:style-name="ce1">
            <text:p>0.061128</text:p>
          </table:table-cell>
          <table:table-cell office:value-type="float" office:value="-7.4460999999999999E-2" table:formula="of:=[.T240]-[.$C$5]" table:style-name="ce1">
            <text:p>-0.074461</text:p>
          </table:table-cell>
          <table:table-cell office:value-type="float" office:value="-0.10549199999999992" table:formula="of:=[.U240]-[.$C$5]" table:style-name="ce1">
            <text:p>-0.105492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3.600100000000001" table:style-name="ce11">
            <text:p>23.6001</text:p>
          </table:table-cell>
          <table:table-cell office:value-type="float" office:value="0.62942600000000004" table:style-name="ce11">
            <text:p>0.629426</text:p>
          </table:table-cell>
          <table:table-cell office:value-type="float" office:value="0.594503" table:style-name="ce11">
            <text:p>0.594503</text:p>
          </table:table-cell>
          <table:table-cell office:value-type="float" office:value="0.64088500000000004" table:style-name="ce11">
            <text:p>0.640885</text:p>
          </table:table-cell>
          <table:table-cell office:value-type="float" office:value="-2.4930999999999925E-2" table:formula="of:=[.C241]-[.$C$5]" table:style-name="ce1">
            <text:p>-0.024931</text:p>
          </table:table-cell>
          <table:table-cell office:value-type="float" office:value="-5.9853999999999963E-2" table:formula="of:=[.D241]-[.$C$5]" table:style-name="ce1">
            <text:p>-0.059854</text:p>
          </table:table-cell>
          <table:table-cell office:value-type="float" office:value="-1.3471999999999928E-2" table:formula="of:=[.E241]-[.$C$5]" table:style-name="ce1">
            <text:p>-0.013472</text:p>
          </table:table-cell>
          <table:table-cell table:style-name="ce4"/>
          <table:table-cell office:value-type="float" office:value="23.600100000000001" table:style-name="ce11">
            <text:p>23.6001</text:p>
          </table:table-cell>
          <table:table-cell office:value-type="float" office:value="0.69461799999999996" table:style-name="ce11">
            <text:p>0.694618</text:p>
          </table:table-cell>
          <table:table-cell office:value-type="float" office:value="0.62344699999999997" table:style-name="ce11">
            <text:p>0.623447</text:p>
          </table:table-cell>
          <table:table-cell office:value-type="float" office:value="0.60855899999999996" table:style-name="ce11">
            <text:p>0.608559</text:p>
          </table:table-cell>
          <table:table-cell office:value-type="float" office:value="4.0260999999999991E-2" table:formula="of:=[.K241]-[.$C$5]" table:style-name="ce1">
            <text:p>0.040261</text:p>
          </table:table-cell>
          <table:table-cell office:value-type="float" office:value="-3.0909999999999993E-2" table:formula="of:=[.L241]-[.$C$5]" table:style-name="ce1">
            <text:p>-0.03091</text:p>
          </table:table-cell>
          <table:table-cell office:value-type="float" office:value="-4.5798000000000005E-2" table:formula="of:=[.M241]-[.$C$5]" table:style-name="ce1">
            <text:p>-0.045798</text:p>
          </table:table-cell>
          <table:table-cell table:style-name="ce4"/>
          <table:table-cell office:value-type="float" office:value="23.6" table:style-name="ce11">
            <text:p>23.6</text:p>
          </table:table-cell>
          <table:table-cell office:value-type="float" office:value="0.74553800000000003" table:style-name="ce11">
            <text:p>0.745538</text:p>
          </table:table-cell>
          <table:table-cell office:value-type="float" office:value="0.54852599999999996" table:style-name="ce11">
            <text:p>0.548526</text:p>
          </table:table-cell>
          <table:table-cell office:value-type="float" office:value="0.51817400000000002" table:style-name="ce11">
            <text:p>0.518174</text:p>
          </table:table-cell>
          <table:table-cell office:value-type="float" office:value="9.1181000000000068E-2" table:formula="of:=[.S241]-[.$C$5]" table:style-name="ce1">
            <text:p>0.091181</text:p>
          </table:table-cell>
          <table:table-cell office:value-type="float" office:value="-0.10583100000000001" table:formula="of:=[.T241]-[.$C$5]" table:style-name="ce1">
            <text:p>-0.105831</text:p>
          </table:table-cell>
          <table:table-cell office:value-type="float" office:value="-0.13618299999999994" table:formula="of:=[.U241]-[.$C$5]" table:style-name="ce1">
            <text:p>-0.136183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3.7" table:style-name="ce11">
            <text:p>23.7</text:p>
          </table:table-cell>
          <table:table-cell office:value-type="float" office:value="0.64741199999999999" table:style-name="ce11">
            <text:p>0.647412</text:p>
          </table:table-cell>
          <table:table-cell office:value-type="float" office:value="0.59515600000000002" table:style-name="ce11">
            <text:p>0.595156</text:p>
          </table:table-cell>
          <table:table-cell office:value-type="float" office:value="0.62702500000000005" table:style-name="ce11">
            <text:p>0.627025</text:p>
          </table:table-cell>
          <table:table-cell office:value-type="float" office:value="-6.944999999999979E-3" table:formula="of:=[.C242]-[.$C$5]" table:style-name="ce1">
            <text:p>-0.006945</text:p>
          </table:table-cell>
          <table:table-cell office:value-type="float" office:value="-5.9200999999999948E-2" table:formula="of:=[.D242]-[.$C$5]" table:style-name="ce1">
            <text:p>-0.059201</text:p>
          </table:table-cell>
          <table:table-cell office:value-type="float" office:value="-2.7331999999999912E-2" table:formula="of:=[.E242]-[.$C$5]" table:style-name="ce1">
            <text:p>-0.027332</text:p>
          </table:table-cell>
          <table:table-cell table:style-name="ce4"/>
          <table:table-cell office:value-type="float" office:value="23.700099999999999" table:style-name="ce11">
            <text:p>23.7001</text:p>
          </table:table-cell>
          <table:table-cell office:value-type="float" office:value="0.722418" table:style-name="ce11">
            <text:p>0.722418</text:p>
          </table:table-cell>
          <table:table-cell office:value-type="float" office:value="0.60184099999999996" table:style-name="ce11">
            <text:p>0.601841</text:p>
          </table:table-cell>
          <table:table-cell office:value-type="float" office:value="0.58303899999999997" table:style-name="ce11">
            <text:p>0.583039</text:p>
          </table:table-cell>
          <table:table-cell office:value-type="float" office:value="6.8061000000000038E-2" table:formula="of:=[.K242]-[.$C$5]" table:style-name="ce1">
            <text:p>0.068061</text:p>
          </table:table-cell>
          <table:table-cell office:value-type="float" office:value="-5.2516000000000007E-2" table:formula="of:=[.L242]-[.$C$5]" table:style-name="ce1">
            <text:p>-0.052516</text:p>
          </table:table-cell>
          <table:table-cell office:value-type="float" office:value="-7.1317999999999993E-2" table:formula="of:=[.M242]-[.$C$5]" table:style-name="ce1">
            <text:p>-0.071318</text:p>
          </table:table-cell>
          <table:table-cell table:style-name="ce4"/>
          <table:table-cell office:value-type="float" office:value="23.7" table:style-name="ce11">
            <text:p>23.7</text:p>
          </table:table-cell>
          <table:table-cell office:value-type="float" office:value="0.75706499999999999" table:style-name="ce11">
            <text:p>0.757065</text:p>
          </table:table-cell>
          <table:table-cell office:value-type="float" office:value="0.52684399999999998" table:style-name="ce11">
            <text:p>0.526844</text:p>
          </table:table-cell>
          <table:table-cell office:value-type="float" office:value="0.50013300000000005" table:style-name="ce11">
            <text:p>0.500133</text:p>
          </table:table-cell>
          <table:table-cell office:value-type="float" office:value="0.10270800000000002" table:formula="of:=[.S242]-[.$C$5]" table:style-name="ce1">
            <text:p>0.102708</text:p>
          </table:table-cell>
          <table:table-cell office:value-type="float" office:value="-0.12751299999999999" table:formula="of:=[.T242]-[.$C$5]" table:style-name="ce1">
            <text:p>-0.127513</text:p>
          </table:table-cell>
          <table:table-cell office:value-type="float" office:value="-0.15422399999999992" table:formula="of:=[.U242]-[.$C$5]" table:style-name="ce1">
            <text:p>-0.154224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3.8001" table:style-name="ce11">
            <text:p>23.8001</text:p>
          </table:table-cell>
          <table:table-cell office:value-type="float" office:value="0.66865300000000005" table:style-name="ce11">
            <text:p>0.668653</text:p>
          </table:table-cell>
          <table:table-cell office:value-type="float" office:value="0.59963999999999995" table:style-name="ce11">
            <text:p>0.59964</text:p>
          </table:table-cell>
          <table:table-cell office:value-type="float" office:value="0.61541900000000005" table:style-name="ce11">
            <text:p>0.615419</text:p>
          </table:table-cell>
          <table:table-cell office:value-type="float" office:value="1.4296000000000086E-2" table:formula="of:=[.C243]-[.$C$5]" table:style-name="ce1">
            <text:p>0.014296</text:p>
          </table:table-cell>
          <table:table-cell office:value-type="float" office:value="-5.4717000000000016E-2" table:formula="of:=[.D243]-[.$C$5]" table:style-name="ce1">
            <text:p>-0.054717</text:p>
          </table:table-cell>
          <table:table-cell office:value-type="float" office:value="-3.8937999999999917E-2" table:formula="of:=[.E243]-[.$C$5]" table:style-name="ce1">
            <text:p>-0.038938</text:p>
          </table:table-cell>
          <table:table-cell table:style-name="ce4"/>
          <table:table-cell office:value-type="float" office:value="23.8001" table:style-name="ce11">
            <text:p>23.8001</text:p>
          </table:table-cell>
          <table:table-cell office:value-type="float" office:value="0.739649" table:style-name="ce11">
            <text:p>0.739649</text:p>
          </table:table-cell>
          <table:table-cell office:value-type="float" office:value="0.58557099999999995" table:style-name="ce11">
            <text:p>0.585571</text:p>
          </table:table-cell>
          <table:table-cell office:value-type="float" office:value="0.56434600000000001" table:style-name="ce11">
            <text:p>0.564346</text:p>
          </table:table-cell>
          <table:table-cell office:value-type="float" office:value="8.5292000000000034E-2" table:formula="of:=[.K243]-[.$C$5]" table:style-name="ce1">
            <text:p>0.085292</text:p>
          </table:table-cell>
          <table:table-cell office:value-type="float" office:value="-6.8786000000000014E-2" table:formula="of:=[.L243]-[.$C$5]" table:style-name="ce1">
            <text:p>-0.068786</text:p>
          </table:table-cell>
          <table:table-cell office:value-type="float" office:value="-9.0010999999999952E-2" table:formula="of:=[.M243]-[.$C$5]" table:style-name="ce1">
            <text:p>-0.090011</text:p>
          </table:table-cell>
          <table:table-cell table:style-name="ce4"/>
          <table:table-cell office:value-type="float" office:value="23.8001" table:style-name="ce11">
            <text:p>23.8001</text:p>
          </table:table-cell>
          <table:table-cell office:value-type="float" office:value="0.76222000000000001" table:style-name="ce11">
            <text:p>0.76222</text:p>
          </table:table-cell>
          <table:table-cell office:value-type="float" office:value="0.51539500000000005" table:style-name="ce11">
            <text:p>0.515395</text:p>
          </table:table-cell>
          <table:table-cell office:value-type="float" office:value="0.49002099999999998" table:style-name="ce11">
            <text:p>0.490021</text:p>
          </table:table-cell>
          <table:table-cell office:value-type="float" office:value="0.10786300000000004" table:formula="of:=[.S243]-[.$C$5]" table:style-name="ce1">
            <text:p>0.107863</text:p>
          </table:table-cell>
          <table:table-cell office:value-type="float" office:value="-0.13896199999999992" table:formula="of:=[.T243]-[.$C$5]" table:style-name="ce1">
            <text:p>-0.138962</text:p>
          </table:table-cell>
          <table:table-cell office:value-type="float" office:value="-0.16433599999999998" table:formula="of:=[.U243]-[.$C$5]" table:style-name="ce1">
            <text:p>-0.164336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3.900099999999998" table:style-name="ce11">
            <text:p>23.9001</text:p>
          </table:table-cell>
          <table:table-cell office:value-type="float" office:value="0.69084999999999996" table:style-name="ce11">
            <text:p>0.69085</text:p>
          </table:table-cell>
          <table:table-cell office:value-type="float" office:value="0.608325" table:style-name="ce11">
            <text:p>0.608325</text:p>
          </table:table-cell>
          <table:table-cell office:value-type="float" office:value="0.60624299999999998" table:style-name="ce11">
            <text:p>0.606243</text:p>
          </table:table-cell>
          <table:table-cell office:value-type="float" office:value="3.6492999999999998E-2" table:formula="of:=[.C244]-[.$C$5]" table:style-name="ce1">
            <text:p>0.036493</text:p>
          </table:table-cell>
          <table:table-cell office:value-type="float" office:value="-4.6031999999999962E-2" table:formula="of:=[.D244]-[.$C$5]" table:style-name="ce1">
            <text:p>-0.046032</text:p>
          </table:table-cell>
          <table:table-cell office:value-type="float" office:value="-4.811399999999999E-2" table:formula="of:=[.E244]-[.$C$5]" table:style-name="ce1">
            <text:p>-0.048114</text:p>
          </table:table-cell>
          <table:table-cell table:style-name="ce4"/>
          <table:table-cell office:value-type="float" office:value="23.900099999999998" table:style-name="ce11">
            <text:p>23.9001</text:p>
          </table:table-cell>
          <table:table-cell office:value-type="float" office:value="0.74613300000000005" table:style-name="ce11">
            <text:p>0.746133</text:p>
          </table:table-cell>
          <table:table-cell office:value-type="float" office:value="0.57727700000000004" table:style-name="ce11">
            <text:p>0.577277</text:p>
          </table:table-cell>
          <table:table-cell office:value-type="float" office:value="0.55320800000000003" table:style-name="ce11">
            <text:p>0.553208</text:p>
          </table:table-cell>
          <table:table-cell office:value-type="float" office:value="9.177600000000008E-2" table:formula="of:=[.K244]-[.$C$5]" table:style-name="ce1">
            <text:p>0.091776</text:p>
          </table:table-cell>
          <table:table-cell office:value-type="float" office:value="-7.7079999999999926E-2" table:formula="of:=[.L244]-[.$C$5]" table:style-name="ce1">
            <text:p>-0.07708</text:p>
          </table:table-cell>
          <table:table-cell office:value-type="float" office:value="-0.10114899999999993" table:formula="of:=[.M244]-[.$C$5]" table:style-name="ce1">
            <text:p>-0.101149</text:p>
          </table:table-cell>
          <table:table-cell table:style-name="ce4"/>
          <table:table-cell office:value-type="float" office:value="23.9" table:style-name="ce11">
            <text:p>23.9</text:p>
          </table:table-cell>
          <table:table-cell office:value-type="float" office:value="0.76833700000000005" table:style-name="ce11">
            <text:p>0.768337</text:p>
          </table:table-cell>
          <table:table-cell office:value-type="float" office:value="0.51448899999999997" table:style-name="ce11">
            <text:p>0.514489</text:p>
          </table:table-cell>
          <table:table-cell office:value-type="float" office:value="0.48860399999999998" table:style-name="ce11">
            <text:p>0.488604</text:p>
          </table:table-cell>
          <table:table-cell office:value-type="float" office:value="0.11398000000000008" table:formula="of:=[.S244]-[.$C$5]" table:style-name="ce1">
            <text:p>0.11398</text:p>
          </table:table-cell>
          <table:table-cell office:value-type="float" office:value="-0.13986799999999999" table:formula="of:=[.T244]-[.$C$5]" table:style-name="ce1">
            <text:p>-0.139868</text:p>
          </table:table-cell>
          <table:table-cell office:value-type="float" office:value="-0.16575299999999998" table:formula="of:=[.U244]-[.$C$5]" table:style-name="ce1">
            <text:p>-0.165753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4" table:style-name="ce11">
            <text:p>24</text:p>
          </table:table-cell>
          <table:table-cell office:value-type="float" office:value="0.71019299999999996" table:style-name="ce11">
            <text:p>0.710193</text:p>
          </table:table-cell>
          <table:table-cell office:value-type="float" office:value="0.62192199999999997" table:style-name="ce11">
            <text:p>0.621922</text:p>
          </table:table-cell>
          <table:table-cell office:value-type="float" office:value="0.60087000000000002" table:style-name="ce11">
            <text:p>0.60087</text:p>
          </table:table-cell>
          <table:table-cell office:value-type="float" office:value="5.5835999999999997E-2" table:formula="of:=[.C245]-[.$C$5]" table:style-name="ce1">
            <text:p>0.055836</text:p>
          </table:table-cell>
          <table:table-cell office:value-type="float" office:value="-3.2434999999999992E-2" table:formula="of:=[.D245]-[.$C$5]" table:style-name="ce1">
            <text:p>-0.032435</text:p>
          </table:table-cell>
          <table:table-cell office:value-type="float" office:value="-5.3486999999999951E-2" table:formula="of:=[.E245]-[.$C$5]" table:style-name="ce1">
            <text:p>-0.053487</text:p>
          </table:table-cell>
          <table:table-cell table:style-name="ce4"/>
          <table:table-cell office:value-type="float" office:value="24.0001" table:style-name="ce11">
            <text:p>24.0001</text:p>
          </table:table-cell>
          <table:table-cell office:value-type="float" office:value="0.74604499999999996" table:style-name="ce11">
            <text:p>0.746045</text:p>
          </table:table-cell>
          <table:table-cell office:value-type="float" office:value="0.57754399999999995" table:style-name="ce11">
            <text:p>0.577544</text:p>
          </table:table-cell>
          <table:table-cell office:value-type="float" office:value="0.54920500000000005" table:style-name="ce11">
            <text:p>0.549205</text:p>
          </table:table-cell>
          <table:table-cell office:value-type="float" office:value="9.1687999999999992E-2" table:formula="of:=[.K245]-[.$C$5]" table:style-name="ce1">
            <text:p>0.091688</text:p>
          </table:table-cell>
          <table:table-cell office:value-type="float" office:value="-7.681300000000002E-2" table:formula="of:=[.L245]-[.$C$5]" table:style-name="ce1">
            <text:p>-0.076813</text:p>
          </table:table-cell>
          <table:table-cell office:value-type="float" office:value="-0.10515199999999991" table:formula="of:=[.M245]-[.$C$5]" table:style-name="ce1">
            <text:p>-0.105152</text:p>
          </table:table-cell>
          <table:table-cell table:style-name="ce4"/>
          <table:table-cell office:value-type="float" office:value="24" table:style-name="ce11">
            <text:p>24</text:p>
          </table:table-cell>
          <table:table-cell office:value-type="float" office:value="0.773536" table:style-name="ce11">
            <text:p>0.773536</text:p>
          </table:table-cell>
          <table:table-cell office:value-type="float" office:value="0.52742599999999995" table:style-name="ce11">
            <text:p>0.527426</text:p>
          </table:table-cell>
          <table:table-cell office:value-type="float" office:value="0.49633699999999997" table:style-name="ce11">
            <text:p>0.496337</text:p>
          </table:table-cell>
          <table:table-cell office:value-type="float" office:value="0.11917900000000003" table:formula="of:=[.S245]-[.$C$5]" table:style-name="ce1">
            <text:p>0.119179</text:p>
          </table:table-cell>
          <table:table-cell office:value-type="float" office:value="-0.12693100000000002" table:formula="of:=[.T245]-[.$C$5]" table:style-name="ce1">
            <text:p>-0.126931</text:p>
          </table:table-cell>
          <table:table-cell office:value-type="float" office:value="-0.15801999999999999" table:formula="of:=[.U245]-[.$C$5]" table:style-name="ce1">
            <text:p>-0.15802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4.100100000000001" table:style-name="ce11">
            <text:p>24.1001</text:p>
          </table:table-cell>
          <table:table-cell office:value-type="float" office:value="0.72376700000000005" table:style-name="ce11">
            <text:p>0.723767</text:p>
          </table:table-cell>
          <table:table-cell office:value-type="float" office:value="0.64038200000000001" table:style-name="ce11">
            <text:p>0.640382</text:p>
          </table:table-cell>
          <table:table-cell office:value-type="float" office:value="0.59872300000000001" table:style-name="ce11">
            <text:p>0.598723</text:p>
          </table:table-cell>
          <table:table-cell office:value-type="float" office:value="6.9410000000000083E-2" table:formula="of:=[.C246]-[.$C$5]" table:style-name="ce1">
            <text:p>0.06941</text:p>
          </table:table-cell>
          <table:table-cell office:value-type="float" office:value="-1.397499999999996E-2" table:formula="of:=[.D246]-[.$C$5]" table:style-name="ce1">
            <text:p>-0.013975</text:p>
          </table:table-cell>
          <table:table-cell office:value-type="float" office:value="-5.5633999999999961E-2" table:formula="of:=[.E246]-[.$C$5]" table:style-name="ce1">
            <text:p>-0.055634</text:p>
          </table:table-cell>
          <table:table-cell table:style-name="ce4"/>
          <table:table-cell office:value-type="float" office:value="24.1" table:style-name="ce11">
            <text:p>24.1</text:p>
          </table:table-cell>
          <table:table-cell office:value-type="float" office:value="0.74010600000000004" table:style-name="ce11">
            <text:p>0.740106</text:p>
          </table:table-cell>
          <table:table-cell office:value-type="float" office:value="0.58614599999999994" table:style-name="ce11">
            <text:p>0.586146</text:p>
          </table:table-cell>
          <table:table-cell office:value-type="float" office:value="0.55338900000000002" table:style-name="ce11">
            <text:p>0.553389</text:p>
          </table:table-cell>
          <table:table-cell office:value-type="float" office:value="8.5749000000000075E-2" table:formula="of:=[.K246]-[.$C$5]" table:style-name="ce1">
            <text:p>0.085749</text:p>
          </table:table-cell>
          <table:table-cell office:value-type="float" office:value="-6.8211000000000022E-2" table:formula="of:=[.L246]-[.$C$5]" table:style-name="ce1">
            <text:p>-0.068211</text:p>
          </table:table-cell>
          <table:table-cell office:value-type="float" office:value="-0.10096799999999995" table:formula="of:=[.M246]-[.$C$5]" table:style-name="ce1">
            <text:p>-0.100968</text:p>
          </table:table-cell>
          <table:table-cell table:style-name="ce4"/>
          <table:table-cell office:value-type="float" office:value="24.100100000000001" table:style-name="ce11">
            <text:p>24.1001</text:p>
          </table:table-cell>
          <table:table-cell office:value-type="float" office:value="0.77397800000000005" table:style-name="ce11">
            <text:p>0.773978</text:p>
          </table:table-cell>
          <table:table-cell office:value-type="float" office:value="0.55323599999999995" table:style-name="ce11">
            <text:p>0.553236</text:p>
          </table:table-cell>
          <table:table-cell office:value-type="float" office:value="0.51454800000000001" table:style-name="ce11">
            <text:p>0.514548</text:p>
          </table:table-cell>
          <table:table-cell office:value-type="float" office:value="0.11962100000000009" table:formula="of:=[.S246]-[.$C$5]" table:style-name="ce1">
            <text:p>0.119621</text:p>
          </table:table-cell>
          <table:table-cell office:value-type="float" office:value="-0.10112100000000002" table:formula="of:=[.T246]-[.$C$5]" table:style-name="ce1">
            <text:p>-0.101121</text:p>
          </table:table-cell>
          <table:table-cell office:value-type="float" office:value="-0.13980899999999996" table:formula="of:=[.U246]-[.$C$5]" table:style-name="ce1">
            <text:p>-0.139809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4.200099999999999" table:style-name="ce11">
            <text:p>24.2001</text:p>
          </table:table-cell>
          <table:table-cell office:value-type="float" office:value="0.72902699999999998" table:style-name="ce11">
            <text:p>0.729027</text:p>
          </table:table-cell>
          <table:table-cell office:value-type="float" office:value="0.66281900000000005" table:style-name="ce11">
            <text:p>0.662819</text:p>
          </table:table-cell>
          <table:table-cell office:value-type="float" office:value="0.59926000000000001" table:style-name="ce11">
            <text:p>0.59926</text:p>
          </table:table-cell>
          <table:table-cell office:value-type="float" office:value="7.4670000000000014E-2" table:formula="of:=[.C247]-[.$C$5]" table:style-name="ce1">
            <text:p>0.07467</text:p>
          </table:table-cell>
          <table:table-cell office:value-type="float" office:value="8.4620000000000806E-3" table:formula="of:=[.D247]-[.$C$5]" table:style-name="ce1">
            <text:p>0.008462</text:p>
          </table:table-cell>
          <table:table-cell office:value-type="float" office:value="-5.5096999999999952E-2" table:formula="of:=[.E247]-[.$C$5]" table:style-name="ce1">
            <text:p>-0.055097</text:p>
          </table:table-cell>
          <table:table-cell table:style-name="ce4"/>
          <table:table-cell office:value-type="float" office:value="24.200099999999999" table:style-name="ce11">
            <text:p>24.2001</text:p>
          </table:table-cell>
          <table:table-cell office:value-type="float" office:value="0.72736900000000004" table:style-name="ce11">
            <text:p>0.727369</text:p>
          </table:table-cell>
          <table:table-cell office:value-type="float" office:value="0.60171300000000005" table:style-name="ce11">
            <text:p>0.601713</text:p>
          </table:table-cell>
          <table:table-cell office:value-type="float" office:value="0.56656399999999996" table:style-name="ce11">
            <text:p>0.566564</text:p>
          </table:table-cell>
          <table:table-cell office:value-type="float" office:value="7.3012000000000077E-2" table:formula="of:=[.K247]-[.$C$5]" table:style-name="ce1">
            <text:p>0.073012</text:p>
          </table:table-cell>
          <table:table-cell office:value-type="float" office:value="-5.2643999999999913E-2" table:formula="of:=[.L247]-[.$C$5]" table:style-name="ce1">
            <text:p>-0.052644</text:p>
          </table:table-cell>
          <table:table-cell office:value-type="float" office:value="-8.779300000000001E-2" table:formula="of:=[.M247]-[.$C$5]" table:style-name="ce1">
            <text:p>-0.087793</text:p>
          </table:table-cell>
          <table:table-cell table:style-name="ce4"/>
          <table:table-cell office:value-type="float" office:value="24.2" table:style-name="ce11">
            <text:p>24.2</text:p>
          </table:table-cell>
          <table:table-cell office:value-type="float" office:value="0.75763000000000003" table:style-name="ce11">
            <text:p>0.75763</text:p>
          </table:table-cell>
          <table:table-cell office:value-type="float" office:value="0.59516100000000005" table:style-name="ce11">
            <text:p>0.595161</text:p>
          </table:table-cell>
          <table:table-cell office:value-type="float" office:value="0.54564299999999999" table:style-name="ce11">
            <text:p>0.545643</text:p>
          </table:table-cell>
          <table:table-cell office:value-type="float" office:value="0.10327300000000006" table:formula="of:=[.S247]-[.$C$5]" table:style-name="ce1">
            <text:p>0.103273</text:p>
          </table:table-cell>
          <table:table-cell office:value-type="float" office:value="-5.9195999999999915E-2" table:formula="of:=[.T247]-[.$C$5]" table:style-name="ce1">
            <text:p>-0.059196</text:p>
          </table:table-cell>
          <table:table-cell office:value-type="float" office:value="-0.10871399999999998" table:formula="of:=[.U247]-[.$C$5]" table:style-name="ce1">
            <text:p>-0.108714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4.3001" table:style-name="ce11">
            <text:p>24.3001</text:p>
          </table:table-cell>
          <table:table-cell office:value-type="float" office:value="0.72463299999999997" table:style-name="ce11">
            <text:p>0.724633</text:p>
          </table:table-cell>
          <table:table-cell office:value-type="float" office:value="0.68701500000000004" table:style-name="ce11">
            <text:p>0.687015</text:p>
          </table:table-cell>
          <table:table-cell office:value-type="float" office:value="0.60455999999999999" table:style-name="ce11">
            <text:p>0.60456</text:p>
          </table:table-cell>
          <table:table-cell office:value-type="float" office:value="7.0276000000000005E-2" table:formula="of:=[.C248]-[.$C$5]" table:style-name="ce1">
            <text:p>0.070276</text:p>
          </table:table-cell>
          <table:table-cell office:value-type="float" office:value="3.2658000000000076E-2" table:formula="of:=[.D248]-[.$C$5]" table:style-name="ce1">
            <text:p>0.032658</text:p>
          </table:table-cell>
          <table:table-cell office:value-type="float" office:value="-4.979699999999998E-2" table:formula="of:=[.E248]-[.$C$5]" table:style-name="ce1">
            <text:p>-0.049797</text:p>
          </table:table-cell>
          <table:table-cell table:style-name="ce4"/>
          <table:table-cell office:value-type="float" office:value="24.3" table:style-name="ce11">
            <text:p>24.3</text:p>
          </table:table-cell>
          <table:table-cell office:value-type="float" office:value="0.70911800000000003" table:style-name="ce11">
            <text:p>0.709118</text:p>
          </table:table-cell>
          <table:table-cell office:value-type="float" office:value="0.62242399999999998" table:style-name="ce11">
            <text:p>0.622424</text:p>
          </table:table-cell>
          <table:table-cell office:value-type="float" office:value="0.58845700000000001" table:style-name="ce11">
            <text:p>0.588457</text:p>
          </table:table-cell>
          <table:table-cell office:value-type="float" office:value="5.476100000000006E-2" table:formula="of:=[.K248]-[.$C$5]" table:style-name="ce1">
            <text:p>0.054761</text:p>
          </table:table-cell>
          <table:table-cell office:value-type="float" office:value="-3.1932999999999989E-2" table:formula="of:=[.L248]-[.$C$5]" table:style-name="ce1">
            <text:p>-0.031933</text:p>
          </table:table-cell>
          <table:table-cell office:value-type="float" office:value="-6.5899999999999959E-2" table:formula="of:=[.M248]-[.$C$5]" table:style-name="ce1">
            <text:p>-0.0659</text:p>
          </table:table-cell>
          <table:table-cell table:style-name="ce4"/>
          <table:table-cell office:value-type="float" office:value="24.3001" table:style-name="ce11">
            <text:p>24.3001</text:p>
          </table:table-cell>
          <table:table-cell office:value-type="float" office:value="0.71604299999999999" table:style-name="ce11">
            <text:p>0.716043</text:p>
          </table:table-cell>
          <table:table-cell office:value-type="float" office:value="0.64632699999999998" table:style-name="ce11">
            <text:p>0.646327</text:p>
          </table:table-cell>
          <table:table-cell office:value-type="float" office:value="0.59387999999999996" table:style-name="ce11">
            <text:p>0.59388</text:p>
          </table:table-cell>
          <table:table-cell office:value-type="float" office:value="6.1686000000000019E-2" table:formula="of:=[.S248]-[.$C$5]" table:style-name="ce1">
            <text:p>0.061686</text:p>
          </table:table-cell>
          <table:table-cell office:value-type="float" office:value="-8.0299999999999816E-3" table:formula="of:=[.T248]-[.$C$5]" table:style-name="ce1">
            <text:p>-0.00803</text:p>
          </table:table-cell>
          <table:table-cell office:value-type="float" office:value="-6.0477000000000003E-2" table:formula="of:=[.U248]-[.$C$5]" table:style-name="ce1">
            <text:p>-0.060477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4.400099999999998" table:style-name="ce11">
            <text:p>24.4001</text:p>
          </table:table-cell>
          <table:table-cell office:value-type="float" office:value="0.71015499999999998" table:style-name="ce11">
            <text:p>0.710155</text:p>
          </table:table-cell>
          <table:table-cell office:value-type="float" office:value="0.70924500000000001" table:style-name="ce11">
            <text:p>0.709245</text:p>
          </table:table-cell>
          <table:table-cell office:value-type="float" office:value="0.61475500000000005" table:style-name="ce11">
            <text:p>0.614755</text:p>
          </table:table-cell>
          <table:table-cell office:value-type="float" office:value="5.5798000000000014E-2" table:formula="of:=[.C249]-[.$C$5]" table:style-name="ce1">
            <text:p>0.055798</text:p>
          </table:table-cell>
          <table:table-cell office:value-type="float" office:value="5.4888000000000048E-2" table:formula="of:=[.D249]-[.$C$5]" table:style-name="ce1">
            <text:p>0.054888</text:p>
          </table:table-cell>
          <table:table-cell office:value-type="float" office:value="-3.9601999999999915E-2" table:formula="of:=[.E249]-[.$C$5]" table:style-name="ce1">
            <text:p>-0.039602</text:p>
          </table:table-cell>
          <table:table-cell table:style-name="ce4"/>
          <table:table-cell office:value-type="float" office:value="24.400099999999998" table:style-name="ce11">
            <text:p>24.4001</text:p>
          </table:table-cell>
          <table:table-cell office:value-type="float" office:value="0.68383400000000005" table:style-name="ce11">
            <text:p>0.683834</text:p>
          </table:table-cell>
          <table:table-cell office:value-type="float" office:value="0.64724300000000001" table:style-name="ce11">
            <text:p>0.647243</text:p>
          </table:table-cell>
          <table:table-cell office:value-type="float" office:value="0.61749699999999996" table:style-name="ce11">
            <text:p>0.617497</text:p>
          </table:table-cell>
          <table:table-cell office:value-type="float" office:value="2.9477000000000086E-2" table:formula="of:=[.K249]-[.$C$5]" table:style-name="ce1">
            <text:p>0.029477</text:p>
          </table:table-cell>
          <table:table-cell office:value-type="float" office:value="-7.1139999999999537E-3" table:formula="of:=[.L249]-[.$C$5]" table:style-name="ce1">
            <text:p>-0.007114</text:p>
          </table:table-cell>
          <table:table-cell office:value-type="float" office:value="-3.6860000000000004E-2" table:formula="of:=[.M249]-[.$C$5]" table:style-name="ce1">
            <text:p>-0.03686</text:p>
          </table:table-cell>
          <table:table-cell table:style-name="ce4"/>
          <table:table-cell office:value-type="float" office:value="24.400099999999998" table:style-name="ce11">
            <text:p>24.4001</text:p>
          </table:table-cell>
          <table:table-cell office:value-type="float" office:value="0.65408299999999997" table:style-name="ce11">
            <text:p>0.654083</text:p>
          </table:table-cell>
          <table:table-cell office:value-type="float" office:value="0.70130199999999998" table:style-name="ce11">
            <text:p>0.701302</text:p>
          </table:table-cell>
          <table:table-cell office:value-type="float" office:value="0.66485899999999998" table:style-name="ce11">
            <text:p>0.664859</text:p>
          </table:table-cell>
          <table:table-cell office:value-type="float" office:value="-2.7399999999999647E-4" table:formula="of:=[.S249]-[.$C$5]" table:style-name="ce1">
            <text:p>-0.000274</text:p>
          </table:table-cell>
          <table:table-cell office:value-type="float" office:value="4.6945000000000014E-2" table:formula="of:=[.T249]-[.$C$5]" table:style-name="ce1">
            <text:p>0.046945</text:p>
          </table:table-cell>
          <table:table-cell office:value-type="float" office:value="1.0502000000000011E-2" table:formula="of:=[.U249]-[.$C$5]" table:style-name="ce1">
            <text:p>0.010502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4.5001" table:style-name="ce11">
            <text:p>24.5001</text:p>
          </table:table-cell>
          <table:table-cell office:value-type="float" office:value="0.688836" table:style-name="ce11">
            <text:p>0.688836</text:p>
          </table:table-cell>
          <table:table-cell office:value-type="float" office:value="0.724356" table:style-name="ce11">
            <text:p>0.724356</text:p>
          </table:table-cell>
          <table:table-cell office:value-type="float" office:value="0.62926700000000002" table:style-name="ce11">
            <text:p>0.629267</text:p>
          </table:table-cell>
          <table:table-cell office:value-type="float" office:value="3.4479000000000037E-2" table:formula="of:=[.C250]-[.$C$5]" table:style-name="ce1">
            <text:p>0.034479</text:p>
          </table:table-cell>
          <table:table-cell office:value-type="float" office:value="6.9999000000000033E-2" table:formula="of:=[.D250]-[.$C$5]" table:style-name="ce1">
            <text:p>0.069999</text:p>
          </table:table-cell>
          <table:table-cell office:value-type="float" office:value="-2.5089999999999946E-2" table:formula="of:=[.E250]-[.$C$5]" table:style-name="ce1">
            <text:p>-0.02509</text:p>
          </table:table-cell>
          <table:table-cell table:style-name="ce4"/>
          <table:table-cell office:value-type="float" office:value="24.5" table:style-name="ce11">
            <text:p>24.5</text:p>
          </table:table-cell>
          <table:table-cell office:value-type="float" office:value="0.65271000000000001" table:style-name="ce11">
            <text:p>0.65271</text:p>
          </table:table-cell>
          <table:table-cell office:value-type="float" office:value="0.67198000000000002" table:style-name="ce11">
            <text:p>0.67198</text:p>
          </table:table-cell>
          <table:table-cell office:value-type="float" office:value="0.653914" table:style-name="ce11">
            <text:p>0.653914</text:p>
          </table:table-cell>
          <table:table-cell office:value-type="float" office:value="-1.6469999999999541E-3" table:formula="of:=[.K250]-[.$C$5]" table:style-name="ce1">
            <text:p>-0.001647</text:p>
          </table:table-cell>
          <table:table-cell office:value-type="float" office:value="1.7623000000000055E-2" table:formula="of:=[.L250]-[.$C$5]" table:style-name="ce1">
            <text:p>0.017623</text:p>
          </table:table-cell>
          <table:table-cell office:value-type="float" office:value="-4.4299999999997119E-4" table:formula="of:=[.M250]-[.$C$5]" table:style-name="ce1">
            <text:p>-0.000443</text:p>
          </table:table-cell>
          <table:table-cell table:style-name="ce4"/>
          <table:table-cell office:value-type="float" office:value="24.5" table:style-name="ce11">
            <text:p>24.5</text:p>
          </table:table-cell>
          <table:table-cell office:value-type="float" office:value="0.59729399999999999" table:style-name="ce11">
            <text:p>0.597294</text:p>
          </table:table-cell>
          <table:table-cell office:value-type="float" office:value="0.73981300000000005" table:style-name="ce11">
            <text:p>0.739813</text:p>
          </table:table-cell>
          <table:table-cell office:value-type="float" office:value="0.73154399999999997" table:style-name="ce11">
            <text:p>0.731544</text:p>
          </table:table-cell>
          <table:table-cell office:value-type="float" office:value="-5.7062999999999975E-2" table:formula="of:=[.S250]-[.$C$5]" table:style-name="ce1">
            <text:p>-0.057063</text:p>
          </table:table-cell>
          <table:table-cell office:value-type="float" office:value="8.5456000000000087E-2" table:formula="of:=[.T250]-[.$C$5]" table:style-name="ce1">
            <text:p>0.085456</text:p>
          </table:table-cell>
          <table:table-cell office:value-type="float" office:value="7.7187000000000006E-2" table:formula="of:=[.U250]-[.$C$5]" table:style-name="ce1">
            <text:p>0.077187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4.600100000000001" table:style-name="ce11">
            <text:p>24.6001</text:p>
          </table:table-cell>
          <table:table-cell office:value-type="float" office:value="0.66603599999999996" table:style-name="ce11">
            <text:p>0.666036</text:p>
          </table:table-cell>
          <table:table-cell office:value-type="float" office:value="0.72957899999999998" table:style-name="ce11">
            <text:p>0.729579</text:p>
          </table:table-cell>
          <table:table-cell office:value-type="float" office:value="0.648227" table:style-name="ce11">
            <text:p>0.648227</text:p>
          </table:table-cell>
          <table:table-cell office:value-type="float" office:value="1.1678999999999995E-2" table:formula="of:=[.C251]-[.$C$5]" table:style-name="ce1">
            <text:p>0.011679</text:p>
          </table:table-cell>
          <table:table-cell office:value-type="float" office:value="7.5222000000000011E-2" table:formula="of:=[.D251]-[.$C$5]" table:style-name="ce1">
            <text:p>0.075222</text:p>
          </table:table-cell>
          <table:table-cell office:value-type="float" office:value="-6.1299999999999688E-3" table:formula="of:=[.E251]-[.$C$5]" table:style-name="ce1">
            <text:p>-0.00613</text:p>
          </table:table-cell>
          <table:table-cell table:style-name="ce4"/>
          <table:table-cell office:value-type="float" office:value="24.600100000000001" table:style-name="ce11">
            <text:p>24.6001</text:p>
          </table:table-cell>
          <table:table-cell office:value-type="float" office:value="0.62213700000000005" table:style-name="ce11">
            <text:p>0.622137</text:p>
          </table:table-cell>
          <table:table-cell office:value-type="float" office:value="0.69128100000000003" table:style-name="ce11">
            <text:p>0.691281</text:p>
          </table:table-cell>
          <table:table-cell office:value-type="float" office:value="0.695353" table:style-name="ce11">
            <text:p>0.695353</text:p>
          </table:table-cell>
          <table:table-cell office:value-type="float" office:value="-3.2219999999999915E-2" table:formula="of:=[.K251]-[.$C$5]" table:style-name="ce1">
            <text:p>-0.03222</text:p>
          </table:table-cell>
          <table:table-cell office:value-type="float" office:value="3.6924000000000068E-2" table:formula="of:=[.L251]-[.$C$5]" table:style-name="ce1">
            <text:p>0.036924</text:p>
          </table:table-cell>
          <table:table-cell office:value-type="float" office:value="4.0996000000000032E-2" table:formula="of:=[.M251]-[.$C$5]" table:style-name="ce1">
            <text:p>0.040996</text:p>
          </table:table-cell>
          <table:table-cell table:style-name="ce4"/>
          <table:table-cell office:value-type="float" office:value="24.6" table:style-name="ce11">
            <text:p>24.6</text:p>
          </table:table-cell>
          <table:table-cell office:value-type="float" office:value="0.55205800000000005" table:style-name="ce11">
            <text:p>0.552058</text:p>
          </table:table-cell>
          <table:table-cell office:value-type="float" office:value="0.76306600000000002" table:style-name="ce11">
            <text:p>0.763066</text:p>
          </table:table-cell>
          <table:table-cell office:value-type="float" office:value="0.790439" table:style-name="ce11">
            <text:p>0.790439</text:p>
          </table:table-cell>
          <table:table-cell office:value-type="float" office:value="-0.10229899999999992" table:formula="of:=[.S251]-[.$C$5]" table:style-name="ce1">
            <text:p>-0.102299</text:p>
          </table:table-cell>
          <table:table-cell office:value-type="float" office:value="0.10870900000000006" table:formula="of:=[.T251]-[.$C$5]" table:style-name="ce1">
            <text:p>0.108709</text:p>
          </table:table-cell>
          <table:table-cell office:value-type="float" office:value="0.13608200000000004" table:formula="of:=[.U251]-[.$C$5]" table:style-name="ce1">
            <text:p>0.136082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4.700099999999999" table:style-name="ce11">
            <text:p>24.7001</text:p>
          </table:table-cell>
          <table:table-cell office:value-type="float" office:value="0.64468400000000003" table:style-name="ce11">
            <text:p>0.644684</text:p>
          </table:table-cell>
          <table:table-cell office:value-type="float" office:value="0.72495299999999996" table:style-name="ce11">
            <text:p>0.724953</text:p>
          </table:table-cell>
          <table:table-cell office:value-type="float" office:value="0.67087799999999997" table:style-name="ce11">
            <text:p>0.670878</text:p>
          </table:table-cell>
          <table:table-cell office:value-type="float" office:value="-9.6729999999999317E-3" table:formula="of:=[.C252]-[.$C$5]" table:style-name="ce1">
            <text:p>-0.009673</text:p>
          </table:table-cell>
          <table:table-cell office:value-type="float" office:value="7.0595999999999992E-2" table:formula="of:=[.D252]-[.$C$5]" table:style-name="ce1">
            <text:p>0.070596</text:p>
          </table:table-cell>
          <table:table-cell office:value-type="float" office:value="1.6521000000000008E-2" table:formula="of:=[.E252]-[.$C$5]" table:style-name="ce1">
            <text:p>0.016521</text:p>
          </table:table-cell>
          <table:table-cell table:style-name="ce4"/>
          <table:table-cell office:value-type="float" office:value="24.7" table:style-name="ce11">
            <text:p>24.7</text:p>
          </table:table-cell>
          <table:table-cell office:value-type="float" office:value="0.59664300000000003" table:style-name="ce11">
            <text:p>0.596643</text:p>
          </table:table-cell>
          <table:table-cell office:value-type="float" office:value="0.70330099999999995" table:style-name="ce11">
            <text:p>0.703301</text:p>
          </table:table-cell>
          <table:table-cell office:value-type="float" office:value="0.73614400000000002" table:style-name="ce11">
            <text:p>0.736144</text:p>
          </table:table-cell>
          <table:table-cell office:value-type="float" office:value="-5.7713999999999932E-2" table:formula="of:=[.K252]-[.$C$5]" table:style-name="ce1">
            <text:p>-0.057714</text:p>
          </table:table-cell>
          <table:table-cell office:value-type="float" office:value="4.8943999999999988E-2" table:formula="of:=[.L252]-[.$C$5]" table:style-name="ce1">
            <text:p>0.048944</text:p>
          </table:table-cell>
          <table:table-cell office:value-type="float" office:value="8.1787000000000054E-2" table:formula="of:=[.M252]-[.$C$5]" table:style-name="ce1">
            <text:p>0.081787</text:p>
          </table:table-cell>
          <table:table-cell table:style-name="ce4"/>
          <table:table-cell office:value-type="float" office:value="24.700099999999999" table:style-name="ce11">
            <text:p>24.7001</text:p>
          </table:table-cell>
          <table:table-cell office:value-type="float" office:value="0.52071800000000001" table:style-name="ce11">
            <text:p>0.520718</text:p>
          </table:table-cell>
          <table:table-cell office:value-type="float" office:value="0.76867700000000005" table:style-name="ce11">
            <text:p>0.768677</text:p>
          </table:table-cell>
          <table:table-cell office:value-type="float" office:value="0.83820600000000001" table:style-name="ce11">
            <text:p>0.838206</text:p>
          </table:table-cell>
          <table:table-cell office:value-type="float" office:value="-0.13363899999999995" table:formula="of:=[.S252]-[.$C$5]" table:style-name="ce1">
            <text:p>-0.133639</text:p>
          </table:table-cell>
          <table:table-cell office:value-type="float" office:value="0.11432000000000009" table:formula="of:=[.T252]-[.$C$5]" table:style-name="ce1">
            <text:p>0.11432</text:p>
          </table:table-cell>
          <table:table-cell office:value-type="float" office:value="0.18384900000000004" table:formula="of:=[.U252]-[.$C$5]" table:style-name="ce1">
            <text:p>0.183849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4.8001" table:style-name="ce11">
            <text:p>24.8001</text:p>
          </table:table-cell>
          <table:table-cell office:value-type="float" office:value="0.62658499999999995" table:style-name="ce11">
            <text:p>0.626585</text:p>
          </table:table-cell>
          <table:table-cell office:value-type="float" office:value="0.71099000000000001" table:style-name="ce11">
            <text:p>0.71099</text:p>
          </table:table-cell>
          <table:table-cell office:value-type="float" office:value="0.69542599999999999" table:style-name="ce11">
            <text:p>0.695426</text:p>
          </table:table-cell>
          <table:table-cell office:value-type="float" office:value="-2.7772000000000019E-2" table:formula="of:=[.C253]-[.$C$5]" table:style-name="ce1">
            <text:p>-0.027772</text:p>
          </table:table-cell>
          <table:table-cell office:value-type="float" office:value="5.6633000000000044E-2" table:formula="of:=[.D253]-[.$C$5]" table:style-name="ce1">
            <text:p>0.056633</text:p>
          </table:table-cell>
          <table:table-cell office:value-type="float" office:value="4.1069000000000022E-2" table:formula="of:=[.E253]-[.$C$5]" table:style-name="ce1">
            <text:p>0.041069</text:p>
          </table:table-cell>
          <table:table-cell table:style-name="ce4"/>
          <table:table-cell office:value-type="float" office:value="24.8001" table:style-name="ce11">
            <text:p>24.8001</text:p>
          </table:table-cell>
          <table:table-cell office:value-type="float" office:value="0.57686400000000004" table:style-name="ce11">
            <text:p>0.576864</text:p>
          </table:table-cell>
          <table:table-cell office:value-type="float" office:value="0.70914100000000002" table:style-name="ce11">
            <text:p>0.709141</text:p>
          </table:table-cell>
          <table:table-cell office:value-type="float" office:value="0.77166599999999996" table:style-name="ce11">
            <text:p>0.771666</text:p>
          </table:table-cell>
          <table:table-cell office:value-type="float" office:value="-7.7492999999999923E-2" table:formula="of:=[.K253]-[.$C$5]" table:style-name="ce1">
            <text:p>-0.077493</text:p>
          </table:table-cell>
          <table:table-cell office:value-type="float" office:value="5.4784000000000055E-2" table:formula="of:=[.L253]-[.$C$5]" table:style-name="ce1">
            <text:p>0.054784</text:p>
          </table:table-cell>
          <table:table-cell office:value-type="float" office:value="0.117309" table:formula="of:=[.M253]-[.$C$5]" table:style-name="ce1">
            <text:p>0.117309</text:p>
          </table:table-cell>
          <table:table-cell table:style-name="ce4"/>
          <table:table-cell office:value-type="float" office:value="24.8001" table:style-name="ce11">
            <text:p>24.8001</text:p>
          </table:table-cell>
          <table:table-cell office:value-type="float" office:value="0.50204599999999999" table:style-name="ce11">
            <text:p>0.502046</text:p>
          </table:table-cell>
          <table:table-cell office:value-type="float" office:value="0.76390800000000003" table:style-name="ce11">
            <text:p>0.763908</text:p>
          </table:table-cell>
          <table:table-cell office:value-type="float" office:value="0.86744600000000005" table:style-name="ce11">
            <text:p>0.867446</text:p>
          </table:table-cell>
          <table:table-cell office:value-type="float" office:value="-0.15231099999999997" table:formula="of:=[.S253]-[.$C$5]" table:style-name="ce1">
            <text:p>-0.152311</text:p>
          </table:table-cell>
          <table:table-cell office:value-type="float" office:value="0.10955100000000006" table:formula="of:=[.T253]-[.$C$5]" table:style-name="ce1">
            <text:p>0.109551</text:p>
          </table:table-cell>
          <table:table-cell office:value-type="float" office:value="0.21308900000000008" table:formula="of:=[.U253]-[.$C$5]" table:style-name="ce1">
            <text:p>0.213089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4.900099999999998" table:style-name="ce11">
            <text:p>24.9001</text:p>
          </table:table-cell>
          <table:table-cell office:value-type="float" office:value="0.61284000000000005" table:style-name="ce11">
            <text:p>0.61284</text:p>
          </table:table-cell>
          <table:table-cell office:value-type="float" office:value="0.69083700000000003" table:style-name="ce11">
            <text:p>0.690837</text:p>
          </table:table-cell>
          <table:table-cell office:value-type="float" office:value="0.71690600000000004" table:style-name="ce11">
            <text:p>0.716906</text:p>
          </table:table-cell>
          <table:table-cell office:value-type="float" office:value="-4.1516999999999915E-2" table:formula="of:=[.C254]-[.$C$5]" table:style-name="ce1">
            <text:p>-0.041517</text:p>
          </table:table-cell>
          <table:table-cell office:value-type="float" office:value="3.6480000000000068E-2" table:formula="of:=[.D254]-[.$C$5]" table:style-name="ce1">
            <text:p>0.03648</text:p>
          </table:table-cell>
          <table:table-cell office:value-type="float" office:value="6.2549000000000077E-2" table:formula="of:=[.E254]-[.$C$5]" table:style-name="ce1">
            <text:p>0.062549</text:p>
          </table:table-cell>
          <table:table-cell table:style-name="ce4"/>
          <table:table-cell office:value-type="float" office:value="24.900099999999998" table:style-name="ce11">
            <text:p>24.9001</text:p>
          </table:table-cell>
          <table:table-cell office:value-type="float" office:value="0.56656600000000001" table:style-name="ce11">
            <text:p>0.566566</text:p>
          </table:table-cell>
          <table:table-cell office:value-type="float" office:value="0.71138999999999997" table:style-name="ce11">
            <text:p>0.71139</text:p>
          </table:table-cell>
          <table:table-cell office:value-type="float" office:value="0.79532700000000001" table:style-name="ce11">
            <text:p>0.795327</text:p>
          </table:table-cell>
          <table:table-cell office:value-type="float" office:value="-8.7790999999999952E-2" table:formula="of:=[.K254]-[.$C$5]" table:style-name="ce1">
            <text:p>-0.087791</text:p>
          </table:table-cell>
          <table:table-cell office:value-type="float" office:value="5.7033E-2" table:formula="of:=[.L254]-[.$C$5]" table:style-name="ce1">
            <text:p>0.057033</text:p>
          </table:table-cell>
          <table:table-cell office:value-type="float" office:value="0.14097000000000004" table:formula="of:=[.M254]-[.$C$5]" table:style-name="ce1">
            <text:p>0.14097</text:p>
          </table:table-cell>
          <table:table-cell table:style-name="ce4"/>
          <table:table-cell office:value-type="float" office:value="24.9" table:style-name="ce11">
            <text:p>24.9</text:p>
          </table:table-cell>
          <table:table-cell office:value-type="float" office:value="0.501112" table:style-name="ce11">
            <text:p>0.501112</text:p>
          </table:table-cell>
          <table:table-cell office:value-type="float" office:value="0.75746500000000005" table:style-name="ce11">
            <text:p>0.757465</text:p>
          </table:table-cell>
          <table:table-cell office:value-type="float" office:value="0.88121000000000005" table:style-name="ce11">
            <text:p>0.88121</text:p>
          </table:table-cell>
          <table:table-cell office:value-type="float" office:value="-0.15324499999999996" table:formula="of:=[.S254]-[.$C$5]" table:style-name="ce1">
            <text:p>-0.153245</text:p>
          </table:table-cell>
          <table:table-cell office:value-type="float" office:value="0.10310800000000009" table:formula="of:=[.T254]-[.$C$5]" table:style-name="ce1">
            <text:p>0.103108</text:p>
          </table:table-cell>
          <table:table-cell office:value-type="float" office:value="0.22685300000000008" table:formula="of:=[.U254]-[.$C$5]" table:style-name="ce1">
            <text:p>0.226853</text:p>
          </table:table-cell>
          <table:table-cell table:style-name="ce4"/>
          <table:table-cell table:number-columns-repeated="16359" table:style-name="ce2"/>
        </table:table-row>
        <table:table-row table:style-name="ro2">
          <table:table-cell table:style-name="ce2"/>
          <table:table-cell office:value-type="float" office:value="25.0001" table:style-name="ce11">
            <text:p>25.0001</text:p>
          </table:table-cell>
          <table:table-cell office:value-type="float" office:value="0.60324900000000004" table:style-name="ce11">
            <text:p>0.603249</text:p>
          </table:table-cell>
          <table:table-cell office:value-type="float" office:value="0.66979900000000003" table:style-name="ce11">
            <text:p>0.669799</text:p>
          </table:table-cell>
          <table:table-cell office:value-type="float" office:value="0.72920099999999999" table:style-name="ce11">
            <text:p>0.729201</text:p>
          </table:table-cell>
          <table:table-cell office:value-type="float" office:value="-5.1107999999999931E-2" table:formula="of:=[.C255]-[.$C$5]" table:style-name="ce1">
            <text:p>-0.051108</text:p>
          </table:table-cell>
          <table:table-cell office:value-type="float" office:value="1.5442000000000067E-2" table:formula="of:=[.D255]-[.$C$5]" table:style-name="ce1">
            <text:p>0.015442</text:p>
          </table:table-cell>
          <table:table-cell office:value-type="float" office:value="7.4844000000000022E-2" table:formula="of:=[.E255]-[.$C$5]" table:style-name="ce1">
            <text:p>0.074844</text:p>
          </table:table-cell>
          <table:table-cell table:style-name="ce4"/>
          <table:table-cell office:value-type="float" office:value="25" table:style-name="ce11">
            <text:p>25</text:p>
          </table:table-cell>
          <table:table-cell office:value-type="float" office:value="0.56484900000000005" table:style-name="ce11">
            <text:p>0.564849</text:p>
          </table:table-cell>
          <table:table-cell office:value-type="float" office:value="0.71257499999999996" table:style-name="ce11">
            <text:p>0.712575</text:p>
          </table:table-cell>
          <table:table-cell office:value-type="float" office:value="0.80087399999999997" table:style-name="ce11">
            <text:p>0.800874</text:p>
          </table:table-cell>
          <table:table-cell office:value-type="float" office:value="-8.9507999999999921E-2" table:formula="of:=[.K255]-[.$C$5]" table:style-name="ce1">
            <text:p>-0.089508</text:p>
          </table:table-cell>
          <table:table-cell office:value-type="float" office:value="5.8217999999999992E-2" table:formula="of:=[.L255]-[.$C$5]" table:style-name="ce1">
            <text:p>0.058218</text:p>
          </table:table-cell>
          <table:table-cell office:value-type="float" office:value="0.14651700000000001" table:formula="of:=[.M255]-[.$C$5]" table:style-name="ce1">
            <text:p>0.146517</text:p>
          </table:table-cell>
          <table:table-cell table:style-name="ce4"/>
          <table:table-cell office:value-type="float" office:value="25.0001" table:style-name="ce11">
            <text:p>25.0001</text:p>
          </table:table-cell>
          <table:table-cell office:value-type="float" office:value="0.50895699999999999" table:style-name="ce11">
            <text:p>0.508957</text:p>
          </table:table-cell>
          <table:table-cell office:value-type="float" office:value="0.74912800000000002" table:style-name="ce11">
            <text:p>0.749128</text:p>
          </table:table-cell>
          <table:table-cell office:value-type="float" office:value="0.87451000000000001" table:style-name="ce11">
            <text:p>0.87451</text:p>
          </table:table-cell>
          <table:table-cell office:value-type="float" office:value="-0.14539999999999997" table:formula="of:=[.S255]-[.$C$5]" table:style-name="ce1">
            <text:p>-0.1454</text:p>
          </table:table-cell>
          <table:table-cell office:value-type="float" office:value="9.477100000000005E-2" table:formula="of:=[.T255]-[.$C$5]" table:style-name="ce1">
            <text:p>0.094771</text:p>
          </table:table-cell>
          <table:table-cell office:value-type="float" office:value="0.22015300000000004" table:formula="of:=[.U255]-[.$C$5]" table:style-name="ce1">
            <text:p>0.220153</text:p>
          </table:table-cell>
          <table:table-cell table:style-name="ce4"/>
          <table:table-cell table:number-columns-repeated="16359" table:style-name="ce2"/>
        </table:table-row>
        <table:table-row table:number-rows-repeated="66" table:style-name="ro2">
          <table:table-cell table:style-name="ce2"/>
          <table:table-cell table:number-columns-repeated="7" table:style-name="ce1"/>
          <table:table-cell table:style-name="ce4"/>
          <table:table-cell table:number-columns-repeated="7" table:style-name="ce1"/>
          <table:table-cell table:style-name="ce4"/>
          <table:table-cell table:number-columns-repeated="7" table:style-name="ce1"/>
          <table:table-cell table:style-name="ce4"/>
          <table:table-cell table:number-columns-repeated="16359" table:style-name="ce2"/>
        </table:table-row>
        <table:table-row table:number-rows-repeated="11" table:style-name="ro2">
          <table:table-cell table:number-columns-repeated="16384"/>
        </table:table-row>
        <table:table-row table:style-name="ro2">
          <table:table-cell/>
          <table:table-cell table:number-columns-repeated="2" table:style-name="ce1"/>
          <table:table-cell table:style-name="ce12"/>
          <table:table-cell table:number-columns-repeated="4" table:style-name="ce1"/>
          <table:table-cell table:style-name="ce4"/>
          <table:table-cell table:number-columns-repeated="2" table:style-name="ce1"/>
          <table:table-cell table:style-name="ce12"/>
          <table:table-cell table:number-columns-repeated="4" table:style-name="ce1"/>
          <table:table-cell table:style-name="ce6"/>
          <table:table-cell table:number-columns-repeated="2" table:style-name="ce1"/>
          <table:table-cell table:style-name="ce12"/>
          <table:table-cell table:number-columns-repeated="4" table:style-name="ce1"/>
          <table:table-cell table:style-name="ce6"/>
          <table:table-cell table:number-columns-repeated="16359"/>
        </table:table-row>
        <table:table-row table:number-rows-repeated="4" table:style-name="ro2">
          <table:table-cell table:number-columns-repeated="16384"/>
        </table:table-row>
        <table:table-row table:number-rows-repeated="68" table:style-name="ro2">
          <table:table-cell table:style-name="ce2"/>
          <table:table-cell table:number-columns-repeated="7" table:style-name="ce1"/>
          <table:table-cell table:style-name="ce4"/>
          <table:table-cell table:number-columns-repeated="7" table:style-name="ce1"/>
          <table:table-cell table:style-name="ce4"/>
          <table:table-cell table:number-columns-repeated="7" table:style-name="ce1"/>
          <table:table-cell table:style-name="ce4"/>
          <table:table-cell table:number-columns-repeated="16359" table:style-name="ce2"/>
        </table:table-row>
        <table:table-row table:number-rows-repeated="500"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12"/>
          <table:table-cell table:number-columns-repeated="4" table:style-name="ce1"/>
          <table:table-cell table:style-name="ce4"/>
          <table:table-cell table:number-columns-repeated="2" table:style-name="ce1"/>
          <table:table-cell table:style-name="ce12"/>
          <table:table-cell table:number-columns-repeated="4" table:style-name="ce1"/>
          <table:table-cell table:style-name="ce6"/>
          <table:table-cell table:number-columns-repeated="2" table:style-name="ce1"/>
          <table:table-cell table:style-name="ce12"/>
          <table:table-cell table:number-columns-repeated="16364"/>
        </table:table-row>
        <table:table-row table:number-rows-repeated="483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2"/>
          <table:table-cell table:number-columns-repeated="3" table:style-name="ce1"/>
          <table:table-cell table:style-name="ce4"/>
          <table:table-cell table:number-columns-repeated="3" table:style-name="ce1"/>
          <table:table-cell table:style-name="ce12"/>
          <table:table-cell table:number-columns-repeated="3" table:style-name="ce1"/>
          <table:table-cell table:style-name="ce6"/>
          <table:table-cell table:number-columns-repeated="3" table:style-name="ce1"/>
          <table:table-cell table:style-name="ce12"/>
          <table:table-cell table:number-columns-repeated="16363"/>
        </table:table-row>
        <table:table-row table:number-rows-repeated="452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2"/>
          <table:table-cell table:number-columns-repeated="3" table:style-name="ce1"/>
          <table:table-cell table:style-name="ce4"/>
          <table:table-cell table:number-columns-repeated="3" table:style-name="ce1"/>
          <table:table-cell table:style-name="ce12"/>
          <table:table-cell table:number-columns-repeated="3" table:style-name="ce1"/>
          <table:table-cell table:style-name="ce6"/>
          <table:table-cell table:number-columns-repeated="3" table:style-name="ce1"/>
          <table:table-cell table:style-name="ce12"/>
          <table:table-cell table:number-columns-repeated="16363"/>
        </table:table-row>
        <table:table-row table:number-rows-repeated="651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2"/>
          <table:table-cell table:number-columns-repeated="3" table:style-name="ce1"/>
          <table:table-cell table:style-name="ce4"/>
          <table:table-cell table:number-columns-repeated="3" table:style-name="ce1"/>
          <table:table-cell table:style-name="ce12"/>
          <table:table-cell table:number-columns-repeated="3" table:style-name="ce1"/>
          <table:table-cell table:style-name="ce6"/>
          <table:table-cell table:number-columns-repeated="3" table:style-name="ce1"/>
          <table:table-cell table:style-name="ce12"/>
          <table:table-cell table:number-columns-repeated="16363"/>
        </table:table-row>
        <table:table-row table:number-rows-repeated="1046081" table:style-name="ro2">
          <table:table-cell table:number-columns-repeated="16384"/>
        </table:table-row>
      </table:table>
      <table:table table:name="FORCE_WALL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6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2" table:number-columns-repeated="3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5">
            <text:p>REGULAR_WALL_AWAS</text:p>
          </table:table-cell>
          <table:table-cell table:style-name="ce3"/>
          <table:table-cell table:style-name="ce6"/>
          <table:table-cell office:value-type="string" table:style-name="ce7">
            <text:p>REGULAR_WALL_NoAWA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ime</text:p>
          </table:table-cell>
          <table:table-cell office:value-type="string" table:style-name="ce1">
            <text:p>Force_WALL_AWAS</text:p>
          </table:table-cell>
          <table:table-cell table:style-name="ce6"/>
          <table:table-cell office:value-type="string" table:style-name="ce1">
            <text:p>Time</text:p>
          </table:table-cell>
          <table:table-cell office:value-type="string" table:style-name="ce1">
            <text:p>Force_WALL_NoAWAS</text:p>
          </table:table-cell>
          <table:table-cell/>
          <table:table-cell table:style-name="ce1">
            <draw:frame draw:z-index="1" draw:id="id3" draw:style-name="a3" draw:name="Gráfico 5" svg:x="0in" svg:y="0.01042in" svg:width="9.67708in" svg:height="4.187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1">
            <text:p>0</text:p>
          </table:table-cell>
          <table:table-cell office:value-type="float" office:value="748.71408407039996" table:style-name="ce11">
            <text:p>748.7140841</text:p>
          </table:table-cell>
          <table:table-cell table:style-name="ce6"/>
          <table:table-cell office:value-type="float" office:value="0" table:style-name="ce11">
            <text:p>0</text:p>
          </table:table-cell>
          <table:table-cell office:value-type="float" office:value="748.71408407039996" table:style-name="ce11">
            <text:p>748.7140841</text:p>
          </table:table-cell>
          <table:table-cell table:number-columns-repeated="16379"/>
        </table:table-row>
        <table:table-row table:style-name="ro2">
          <table:table-cell office:value-type="float" office:value="0.10005699999999999" table:style-name="ce11">
            <text:p>0.100057</text:p>
          </table:table-cell>
          <table:table-cell office:value-type="float" office:value="2262.63939252" table:style-name="ce11">
            <text:p>2262.639393</text:p>
          </table:table-cell>
          <table:table-cell table:style-name="ce6"/>
          <table:table-cell office:value-type="float" office:value="0.10005699999999999" table:style-name="ce11">
            <text:p>0.100057</text:p>
          </table:table-cell>
          <table:table-cell office:value-type="float" office:value="2262.63939252" table:style-name="ce11">
            <text:p>2262.639393</text:p>
          </table:table-cell>
          <table:table-cell table:number-columns-repeated="16379"/>
        </table:table-row>
        <table:table-row table:style-name="ro2">
          <table:table-cell office:value-type="float" office:value="0.20005000000000001" table:style-name="ce11">
            <text:p>0.20005</text:p>
          </table:table-cell>
          <table:table-cell office:value-type="float" office:value="2799.848693594" table:style-name="ce11">
            <text:p>2799.848694</text:p>
          </table:table-cell>
          <table:table-cell table:style-name="ce6"/>
          <table:table-cell office:value-type="float" office:value="0.20005000000000001" table:style-name="ce11">
            <text:p>0.20005</text:p>
          </table:table-cell>
          <table:table-cell office:value-type="float" office:value="2799.848693594" table:style-name="ce11">
            <text:p>2799.848694</text:p>
          </table:table-cell>
          <table:table-cell table:number-columns-repeated="16379"/>
        </table:table-row>
        <table:table-row table:style-name="ro2">
          <table:table-cell office:value-type="float" office:value="0.30013499999999999" table:style-name="ce11">
            <text:p>0.300135</text:p>
          </table:table-cell>
          <table:table-cell office:value-type="float" office:value="2009.7624737159999" table:style-name="ce11">
            <text:p>2009.762474</text:p>
          </table:table-cell>
          <table:table-cell table:style-name="ce6"/>
          <table:table-cell office:value-type="float" office:value="0.30013499999999999" table:style-name="ce11">
            <text:p>0.300135</text:p>
          </table:table-cell>
          <table:table-cell office:value-type="float" office:value="2009.7624737159999" table:style-name="ce11">
            <text:p>2009.762474</text:p>
          </table:table-cell>
          <table:table-cell table:number-columns-repeated="16379"/>
        </table:table-row>
        <table:table-row table:style-name="ro2">
          <table:table-cell office:value-type="float" office:value="0.40013199999999999" table:style-name="ce11">
            <text:p>0.400132</text:p>
          </table:table-cell>
          <table:table-cell office:value-type="float" office:value="1318.1085604279999" table:style-name="ce11">
            <text:p>1318.10856</text:p>
          </table:table-cell>
          <table:table-cell table:style-name="ce6"/>
          <table:table-cell office:value-type="float" office:value="0.40013199999999999" table:style-name="ce11">
            <text:p>0.400132</text:p>
          </table:table-cell>
          <table:table-cell office:value-type="float" office:value="1318.1085604279999" table:style-name="ce11">
            <text:p>1318.10856</text:p>
          </table:table-cell>
          <table:table-cell table:number-columns-repeated="16379"/>
        </table:table-row>
        <table:table-row table:style-name="ro2">
          <table:table-cell office:value-type="float" office:value="0.50003200000000003" table:style-name="ce11">
            <text:p>0.500032</text:p>
          </table:table-cell>
          <table:table-cell office:value-type="float" office:value="2004.170588856" table:style-name="ce11">
            <text:p>2004.170589</text:p>
          </table:table-cell>
          <table:table-cell table:style-name="ce6"/>
          <table:table-cell office:value-type="float" office:value="0.50003200000000003" table:style-name="ce11">
            <text:p>0.500032</text:p>
          </table:table-cell>
          <table:table-cell office:value-type="float" office:value="2004.170588856" table:style-name="ce11">
            <text:p>2004.170589</text:p>
          </table:table-cell>
          <table:table-cell table:number-columns-repeated="16379"/>
        </table:table-row>
        <table:table-row table:style-name="ro2">
          <table:table-cell office:value-type="float" office:value="0.60012600000000005" table:style-name="ce11">
            <text:p>0.600126</text:p>
          </table:table-cell>
          <table:table-cell office:value-type="float" office:value="2757.991584414" table:style-name="ce11">
            <text:p>2757.991584</text:p>
          </table:table-cell>
          <table:table-cell table:style-name="ce6"/>
          <table:table-cell office:value-type="float" office:value="0.60012600000000005" table:style-name="ce11">
            <text:p>0.600126</text:p>
          </table:table-cell>
          <table:table-cell office:value-type="float" office:value="2757.991584414" table:style-name="ce11">
            <text:p>2757.991584</text:p>
          </table:table-cell>
          <table:table-cell table:number-columns-repeated="16379"/>
        </table:table-row>
        <table:table-row table:style-name="ro2">
          <table:table-cell office:value-type="float" office:value="0.70000600000000002" table:style-name="ce11">
            <text:p>0.700006</text:p>
          </table:table-cell>
          <table:table-cell office:value-type="float" office:value="2092.3882028610001" table:style-name="ce11">
            <text:p>2092.388203</text:p>
          </table:table-cell>
          <table:table-cell table:style-name="ce6"/>
          <table:table-cell office:value-type="float" office:value="0.70000600000000002" table:style-name="ce11">
            <text:p>0.700006</text:p>
          </table:table-cell>
          <table:table-cell office:value-type="float" office:value="2092.3882028610001" table:style-name="ce11">
            <text:p>2092.388203</text:p>
          </table:table-cell>
          <table:table-cell table:number-columns-repeated="16379"/>
        </table:table-row>
        <table:table-row table:style-name="ro2">
          <table:table-cell office:value-type="float" office:value="0.80003899999999994" table:style-name="ce11">
            <text:p>0.800039</text:p>
          </table:table-cell>
          <table:table-cell office:value-type="float" office:value="1244.516521622" table:style-name="ce11">
            <text:p>1244.516522</text:p>
          </table:table-cell>
          <table:table-cell table:style-name="ce6"/>
          <table:table-cell office:value-type="float" office:value="0.80003899999999994" table:style-name="ce11">
            <text:p>0.800039</text:p>
          </table:table-cell>
          <table:table-cell office:value-type="float" office:value="1244.516521622" table:style-name="ce11">
            <text:p>1244.516522</text:p>
          </table:table-cell>
          <table:table-cell table:number-columns-repeated="16379"/>
        </table:table-row>
        <table:table-row table:style-name="ro2">
          <table:table-cell office:value-type="float" office:value="0.90008299999999997" table:style-name="ce11">
            <text:p>0.900083</text:p>
          </table:table-cell>
          <table:table-cell office:value-type="float" office:value="1708.5687353339999" table:style-name="ce11">
            <text:p>1708.568735</text:p>
          </table:table-cell>
          <table:table-cell table:style-name="ce6"/>
          <table:table-cell office:value-type="float" office:value="0.90008299999999997" table:style-name="ce11">
            <text:p>0.900083</text:p>
          </table:table-cell>
          <table:table-cell office:value-type="float" office:value="1708.5687353339999" table:style-name="ce11">
            <text:p>1708.568735</text:p>
          </table:table-cell>
          <table:table-cell table:number-columns-repeated="16379"/>
        </table:table-row>
        <table:table-row table:style-name="ro2">
          <table:table-cell office:value-type="float" office:value="1.000013" table:style-name="ce11">
            <text:p>1.000013</text:p>
          </table:table-cell>
          <table:table-cell office:value-type="float" office:value="2766.1214868719999" table:style-name="ce11">
            <text:p>2766.121487</text:p>
          </table:table-cell>
          <table:table-cell table:style-name="ce6"/>
          <table:table-cell office:value-type="float" office:value="1.000013" table:style-name="ce11">
            <text:p>1.000013</text:p>
          </table:table-cell>
          <table:table-cell office:value-type="float" office:value="2766.1214868719999" table:style-name="ce11">
            <text:p>2766.121487</text:p>
          </table:table-cell>
          <table:table-cell table:number-columns-repeated="16379"/>
        </table:table-row>
        <table:table-row table:style-name="ro2">
          <table:table-cell office:value-type="float" office:value="1.100085" table:style-name="ce11">
            <text:p>1.100085</text:p>
          </table:table-cell>
          <table:table-cell office:value-type="float" office:value="2421.3473091249998" table:style-name="ce11">
            <text:p>2421.347309</text:p>
          </table:table-cell>
          <table:table-cell table:style-name="ce6"/>
          <table:table-cell office:value-type="float" office:value="1.100085" table:style-name="ce11">
            <text:p>1.100085</text:p>
          </table:table-cell>
          <table:table-cell office:value-type="float" office:value="2421.3473091249998" table:style-name="ce11">
            <text:p>2421.347309</text:p>
          </table:table-cell>
          <table:table-cell table:number-columns-repeated="16379"/>
        </table:table-row>
        <table:table-row table:style-name="ro2">
          <table:table-cell office:value-type="float" office:value="1.2000409999999999" table:style-name="ce11">
            <text:p>1.200041</text:p>
          </table:table-cell>
          <table:table-cell office:value-type="float" office:value="1505.4036029870001" table:style-name="ce11">
            <text:p>1505.403603</text:p>
          </table:table-cell>
          <table:table-cell table:style-name="ce6"/>
          <table:table-cell office:value-type="float" office:value="1.2000409999999999" table:style-name="ce11">
            <text:p>1.200041</text:p>
          </table:table-cell>
          <table:table-cell office:value-type="float" office:value="1505.4036029870001" table:style-name="ce11">
            <text:p>1505.403603</text:p>
          </table:table-cell>
          <table:table-cell table:number-columns-repeated="16379"/>
        </table:table-row>
        <table:table-row table:style-name="ro2">
          <table:table-cell office:value-type="float" office:value="1.300027" table:style-name="ce11">
            <text:p>1.300027</text:p>
          </table:table-cell>
          <table:table-cell office:value-type="float" office:value="1582.8041961009999" table:style-name="ce11">
            <text:p>1582.804196</text:p>
          </table:table-cell>
          <table:table-cell table:style-name="ce6"/>
          <table:table-cell office:value-type="float" office:value="1.300027" table:style-name="ce11">
            <text:p>1.300027</text:p>
          </table:table-cell>
          <table:table-cell office:value-type="float" office:value="1582.8041961009999" table:style-name="ce11">
            <text:p>1582.804196</text:p>
          </table:table-cell>
          <table:table-cell table:number-columns-repeated="16379"/>
        </table:table-row>
        <table:table-row table:style-name="ro2">
          <table:table-cell office:value-type="float" office:value="1.4000429999999999" table:style-name="ce11">
            <text:p>1.400043</text:p>
          </table:table-cell>
          <table:table-cell office:value-type="float" office:value="2302.4380730759999" table:style-name="ce11">
            <text:p>2302.438073</text:p>
          </table:table-cell>
          <table:table-cell table:style-name="ce6"/>
          <table:table-cell office:value-type="float" office:value="1.4000429999999999" table:style-name="ce11">
            <text:p>1.400043</text:p>
          </table:table-cell>
          <table:table-cell office:value-type="float" office:value="2302.4380730759999" table:style-name="ce11">
            <text:p>2302.438073</text:p>
          </table:table-cell>
          <table:table-cell table:number-columns-repeated="16379"/>
        </table:table-row>
        <table:table-row table:style-name="ro2">
          <table:table-cell office:value-type="float" office:value="1.500051" table:style-name="ce11">
            <text:p>1.500051</text:p>
          </table:table-cell>
          <table:table-cell office:value-type="float" office:value="2289.6614375230001" table:style-name="ce11">
            <text:p>2289.661438</text:p>
          </table:table-cell>
          <table:table-cell table:style-name="ce6"/>
          <table:table-cell office:value-type="float" office:value="1.500051" table:style-name="ce11">
            <text:p>1.500051</text:p>
          </table:table-cell>
          <table:table-cell office:value-type="float" office:value="2289.6614375230001" table:style-name="ce11">
            <text:p>2289.661438</text:p>
          </table:table-cell>
          <table:table-cell table:number-columns-repeated="16379"/>
        </table:table-row>
        <table:table-row table:style-name="ro2">
          <table:table-cell office:value-type="float" office:value="1.6000179999999999" table:style-name="ce11">
            <text:p>1.600018</text:p>
          </table:table-cell>
          <table:table-cell office:value-type="float" office:value="1652.290944415" table:style-name="ce11">
            <text:p>1652.290944</text:p>
          </table:table-cell>
          <table:table-cell table:style-name="ce6"/>
          <table:table-cell office:value-type="float" office:value="1.6000179999999999" table:style-name="ce11">
            <text:p>1.600018</text:p>
          </table:table-cell>
          <table:table-cell office:value-type="float" office:value="1652.290944415" table:style-name="ce11">
            <text:p>1652.290944</text:p>
          </table:table-cell>
          <table:table-cell table:number-columns-repeated="16379"/>
        </table:table-row>
        <table:table-row table:style-name="ro2">
          <table:table-cell office:value-type="float" office:value="1.7000770000000001" table:style-name="ce11">
            <text:p>1.700077</text:p>
          </table:table-cell>
          <table:table-cell office:value-type="float" office:value="1765.327921498" table:style-name="ce11">
            <text:p>1765.327921</text:p>
          </table:table-cell>
          <table:table-cell table:style-name="ce6"/>
          <table:table-cell office:value-type="float" office:value="1.7000770000000001" table:style-name="ce11">
            <text:p>1.700077</text:p>
          </table:table-cell>
          <table:table-cell office:value-type="float" office:value="1765.327921498" table:style-name="ce11">
            <text:p>1765.327921</text:p>
          </table:table-cell>
          <table:table-cell table:number-columns-repeated="16379"/>
        </table:table-row>
        <table:table-row table:style-name="ro2">
          <table:table-cell office:value-type="float" office:value="1.8001339999999999" table:style-name="ce11">
            <text:p>1.800134</text:p>
          </table:table-cell>
          <table:table-cell office:value-type="float" office:value="2413.310665603" table:style-name="ce11">
            <text:p>2413.310666</text:p>
          </table:table-cell>
          <table:table-cell table:style-name="ce6"/>
          <table:table-cell office:value-type="float" office:value="1.8001339999999999" table:style-name="ce11">
            <text:p>1.800134</text:p>
          </table:table-cell>
          <table:table-cell office:value-type="float" office:value="2413.310665603" table:style-name="ce11">
            <text:p>2413.310666</text:p>
          </table:table-cell>
          <table:table-cell table:number-columns-repeated="16379"/>
        </table:table-row>
        <table:table-row table:style-name="ro2">
          <table:table-cell office:value-type="float" office:value="1.9000900000000001" table:style-name="ce11">
            <text:p>1.90009</text:p>
          </table:table-cell>
          <table:table-cell office:value-type="float" office:value="2344.2538615859999" table:style-name="ce11">
            <text:p>2344.253862</text:p>
          </table:table-cell>
          <table:table-cell table:style-name="ce6"/>
          <table:table-cell office:value-type="float" office:value="1.9000900000000001" table:style-name="ce11">
            <text:p>1.90009</text:p>
          </table:table-cell>
          <table:table-cell office:value-type="float" office:value="2344.2538615859999" table:style-name="ce11">
            <text:p>2344.253862</text:p>
          </table:table-cell>
          <table:table-cell table:number-columns-repeated="16379"/>
        </table:table-row>
        <table:table-row table:style-name="ro2">
          <table:table-cell office:value-type="float" office:value="2.0000079999999998" table:style-name="ce11">
            <text:p>2.000008</text:p>
          </table:table-cell>
          <table:table-cell office:value-type="float" office:value="1696.6644449400001" table:style-name="ce11">
            <text:p>1696.664445</text:p>
          </table:table-cell>
          <table:table-cell table:style-name="ce6"/>
          <table:table-cell office:value-type="float" office:value="2.0000079999999998" table:style-name="ce11">
            <text:p>2.000008</text:p>
          </table:table-cell>
          <table:table-cell office:value-type="float" office:value="1696.6644449400001" table:style-name="ce11">
            <text:p>1696.664445</text:p>
          </table:table-cell>
          <table:table-cell table:number-columns-repeated="16379"/>
        </table:table-row>
        <table:table-row table:style-name="ro2">
          <table:table-cell office:value-type="float" office:value="2.1000510000000001" table:style-name="ce11">
            <text:p>2.100051</text:p>
          </table:table-cell>
          <table:table-cell office:value-type="float" office:value="1679.5018742570001" table:style-name="ce11">
            <text:p>1679.501874</text:p>
          </table:table-cell>
          <table:table-cell table:style-name="ce6"/>
          <table:table-cell office:value-type="float" office:value="2.1000510000000001" table:style-name="ce11">
            <text:p>2.100051</text:p>
          </table:table-cell>
          <table:table-cell office:value-type="float" office:value="1679.5018742570001" table:style-name="ce11">
            <text:p>1679.501874</text:p>
          </table:table-cell>
          <table:table-cell table:number-columns-repeated="16379"/>
        </table:table-row>
        <table:table-row table:style-name="ro2">
          <table:table-cell office:value-type="float" office:value="2.2000139999999999" table:style-name="ce11">
            <text:p>2.200014</text:p>
          </table:table-cell>
          <table:table-cell office:value-type="float" office:value="2238.3274600999998" table:style-name="ce11">
            <text:p>2238.32746</text:p>
          </table:table-cell>
          <table:table-cell table:style-name="ce6"/>
          <table:table-cell office:value-type="float" office:value="2.2000139999999999" table:style-name="ce11">
            <text:p>2.200014</text:p>
          </table:table-cell>
          <table:table-cell office:value-type="float" office:value="2238.3274600999998" table:style-name="ce11">
            <text:p>2238.32746</text:p>
          </table:table-cell>
          <table:table-cell table:number-columns-repeated="16379"/>
        </table:table-row>
        <table:table-row table:style-name="ro2">
          <table:table-cell office:value-type="float" office:value="2.3000829999999999" table:style-name="ce11">
            <text:p>2.300083</text:p>
          </table:table-cell>
          <table:table-cell office:value-type="float" office:value="2375.968087066" table:style-name="ce11">
            <text:p>2375.968087</text:p>
          </table:table-cell>
          <table:table-cell table:style-name="ce6"/>
          <table:table-cell office:value-type="float" office:value="2.3000829999999999" table:style-name="ce11">
            <text:p>2.300083</text:p>
          </table:table-cell>
          <table:table-cell office:value-type="float" office:value="2375.968087066" table:style-name="ce11">
            <text:p>2375.968087</text:p>
          </table:table-cell>
          <table:table-cell table:number-columns-repeated="16379"/>
        </table:table-row>
        <table:table-row table:style-name="ro2">
          <table:table-cell office:value-type="float" office:value="2.4001000000000001" table:style-name="ce11">
            <text:p>2.4001</text:p>
          </table:table-cell>
          <table:table-cell office:value-type="float" office:value="1597.1826008620001" table:style-name="ce11">
            <text:p>1597.182601</text:p>
          </table:table-cell>
          <table:table-cell table:style-name="ce6"/>
          <table:table-cell office:value-type="float" office:value="2.4001000000000001" table:style-name="ce11">
            <text:p>2.4001</text:p>
          </table:table-cell>
          <table:table-cell office:value-type="float" office:value="1597.1826008620001" table:style-name="ce11">
            <text:p>1597.182601</text:p>
          </table:table-cell>
          <table:table-cell table:number-columns-repeated="16379"/>
        </table:table-row>
        <table:table-row table:style-name="ro2">
          <table:table-cell office:value-type="float" office:value="2.5000749999999998" table:style-name="ce11">
            <text:p>2.500075</text:p>
          </table:table-cell>
          <table:table-cell office:value-type="float" office:value="1562.7766299909999" table:style-name="ce11">
            <text:p>1562.77663</text:p>
          </table:table-cell>
          <table:table-cell table:style-name="ce6"/>
          <table:table-cell office:value-type="float" office:value="2.5000749999999998" table:style-name="ce11">
            <text:p>2.500075</text:p>
          </table:table-cell>
          <table:table-cell office:value-type="float" office:value="1562.7766299909999" table:style-name="ce11">
            <text:p>1562.77663</text:p>
          </table:table-cell>
          <table:table-cell table:number-columns-repeated="16379"/>
        </table:table-row>
        <table:table-row table:style-name="ro2">
          <table:table-cell office:value-type="float" office:value="2.6000770000000002" table:style-name="ce11">
            <text:p>2.600077</text:p>
          </table:table-cell>
          <table:table-cell office:value-type="float" office:value="2133.067342198" table:style-name="ce11">
            <text:p>2133.067342</text:p>
          </table:table-cell>
          <table:table-cell table:style-name="ce6"/>
          <table:table-cell office:value-type="float" office:value="2.6000770000000002" table:style-name="ce11">
            <text:p>2.600077</text:p>
          </table:table-cell>
          <table:table-cell office:value-type="float" office:value="2133.067342198" table:style-name="ce11">
            <text:p>2133.067342</text:p>
          </table:table-cell>
          <table:table-cell table:number-columns-repeated="16379"/>
        </table:table-row>
        <table:table-row table:style-name="ro2">
          <table:table-cell office:value-type="float" office:value="2.7001339999999998" table:style-name="ce11">
            <text:p>2.700134</text:p>
          </table:table-cell>
          <table:table-cell office:value-type="float" office:value="2447.09807301" table:style-name="ce11">
            <text:p>2447.098073</text:p>
          </table:table-cell>
          <table:table-cell table:style-name="ce6"/>
          <table:table-cell office:value-type="float" office:value="2.7001339999999998" table:style-name="ce11">
            <text:p>2.700134</text:p>
          </table:table-cell>
          <table:table-cell office:value-type="float" office:value="2447.09807301" table:style-name="ce11">
            <text:p>2447.098073</text:p>
          </table:table-cell>
          <table:table-cell table:number-columns-repeated="16379"/>
        </table:table-row>
        <table:table-row table:style-name="ro2">
          <table:table-cell office:value-type="float" office:value="2.8000959999999999" table:style-name="ce11">
            <text:p>2.800096</text:p>
          </table:table-cell>
          <table:table-cell office:value-type="float" office:value="2008.4391550190001" table:style-name="ce11">
            <text:p>2008.439155</text:p>
          </table:table-cell>
          <table:table-cell table:style-name="ce6"/>
          <table:table-cell office:value-type="float" office:value="2.8000959999999999" table:style-name="ce11">
            <text:p>2.800096</text:p>
          </table:table-cell>
          <table:table-cell office:value-type="float" office:value="2008.4391550190001" table:style-name="ce11">
            <text:p>2008.439155</text:p>
          </table:table-cell>
          <table:table-cell table:number-columns-repeated="16379"/>
        </table:table-row>
        <table:table-row table:style-name="ro2">
          <table:table-cell office:value-type="float" office:value="2.9000370000000002" table:style-name="ce11">
            <text:p>2.900037</text:p>
          </table:table-cell>
          <table:table-cell office:value-type="float" office:value="1718.956839317" table:style-name="ce11">
            <text:p>1718.956839</text:p>
          </table:table-cell>
          <table:table-cell table:style-name="ce6"/>
          <table:table-cell office:value-type="float" office:value="2.9000370000000002" table:style-name="ce11">
            <text:p>2.900037</text:p>
          </table:table-cell>
          <table:table-cell office:value-type="float" office:value="1718.956839317" table:style-name="ce11">
            <text:p>1718.956839</text:p>
          </table:table-cell>
          <table:table-cell table:number-columns-repeated="16379"/>
        </table:table-row>
        <table:table-row table:style-name="ro2">
          <table:table-cell office:value-type="float" office:value="3.0001039999999999" table:style-name="ce11">
            <text:p>3.000104</text:p>
          </table:table-cell>
          <table:table-cell office:value-type="float" office:value="2027.9521692440001" table:style-name="ce11">
            <text:p>2027.952169</text:p>
          </table:table-cell>
          <table:table-cell table:style-name="ce6"/>
          <table:table-cell office:value-type="float" office:value="3.0001039999999999" table:style-name="ce11">
            <text:p>3.000104</text:p>
          </table:table-cell>
          <table:table-cell office:value-type="float" office:value="2027.9521692440001" table:style-name="ce11">
            <text:p>2027.952169</text:p>
          </table:table-cell>
          <table:table-cell table:number-columns-repeated="16379"/>
        </table:table-row>
        <table:table-row table:style-name="ro2">
          <table:table-cell office:value-type="float" office:value="3.1000540000000001" table:style-name="ce11">
            <text:p>3.100054</text:p>
          </table:table-cell>
          <table:table-cell office:value-type="float" office:value="2331.7466678229998" table:style-name="ce11">
            <text:p>2331.746668</text:p>
          </table:table-cell>
          <table:table-cell table:style-name="ce6"/>
          <table:table-cell office:value-type="float" office:value="3.1000540000000001" table:style-name="ce11">
            <text:p>3.100054</text:p>
          </table:table-cell>
          <table:table-cell office:value-type="float" office:value="2331.7466678229998" table:style-name="ce11">
            <text:p>2331.746668</text:p>
          </table:table-cell>
          <table:table-cell table:number-columns-repeated="16379"/>
        </table:table-row>
        <table:table-row table:style-name="ro2">
          <table:table-cell office:value-type="float" office:value="3.2000769999999998" table:style-name="ce11">
            <text:p>3.200077</text:p>
          </table:table-cell>
          <table:table-cell office:value-type="float" office:value="1946.9527823779999" table:style-name="ce11">
            <text:p>1946.952782</text:p>
          </table:table-cell>
          <table:table-cell table:style-name="ce6"/>
          <table:table-cell office:value-type="float" office:value="3.2000769999999998" table:style-name="ce11">
            <text:p>3.200077</text:p>
          </table:table-cell>
          <table:table-cell office:value-type="float" office:value="1946.9527823779999" table:style-name="ce11">
            <text:p>1946.952782</text:p>
          </table:table-cell>
          <table:table-cell table:number-columns-repeated="16379"/>
        </table:table-row>
        <table:table-row table:style-name="ro2">
          <table:table-cell office:value-type="float" office:value="3.3000620000000001" table:style-name="ce11">
            <text:p>3.300062</text:p>
          </table:table-cell>
          <table:table-cell office:value-type="float" office:value="1676.572690616" table:style-name="ce11">
            <text:p>1676.572691</text:p>
          </table:table-cell>
          <table:table-cell table:style-name="ce6"/>
          <table:table-cell office:value-type="float" office:value="3.3000620000000001" table:style-name="ce11">
            <text:p>3.300062</text:p>
          </table:table-cell>
          <table:table-cell office:value-type="float" office:value="1676.572690616" table:style-name="ce11">
            <text:p>1676.572691</text:p>
          </table:table-cell>
          <table:table-cell table:number-columns-repeated="16379"/>
        </table:table-row>
        <table:table-row table:style-name="ro2">
          <table:table-cell office:value-type="float" office:value="3.4001139999999999" table:style-name="ce11">
            <text:p>3.400114</text:p>
          </table:table-cell>
          <table:table-cell office:value-type="float" office:value="1997.283576093" table:style-name="ce11">
            <text:p>1997.283576</text:p>
          </table:table-cell>
          <table:table-cell table:style-name="ce6"/>
          <table:table-cell office:value-type="float" office:value="3.4001139999999999" table:style-name="ce11">
            <text:p>3.400114</text:p>
          </table:table-cell>
          <table:table-cell office:value-type="float" office:value="1997.283576093" table:style-name="ce11">
            <text:p>1997.283576</text:p>
          </table:table-cell>
          <table:table-cell table:number-columns-repeated="16379"/>
        </table:table-row>
        <table:table-row table:style-name="ro2">
          <table:table-cell office:value-type="float" office:value="3.5000619999999998" table:style-name="ce11">
            <text:p>3.500062</text:p>
          </table:table-cell>
          <table:table-cell office:value-type="float" office:value="2390.5804075609999" table:style-name="ce11">
            <text:p>2390.580408</text:p>
          </table:table-cell>
          <table:table-cell table:style-name="ce6"/>
          <table:table-cell office:value-type="float" office:value="3.5000619999999998" table:style-name="ce11">
            <text:p>3.500062</text:p>
          </table:table-cell>
          <table:table-cell office:value-type="float" office:value="2390.5804075609999" table:style-name="ce11">
            <text:p>2390.580408</text:p>
          </table:table-cell>
          <table:table-cell table:number-columns-repeated="16379"/>
        </table:table-row>
        <table:table-row table:style-name="ro2">
          <table:table-cell office:value-type="float" office:value="3.6000329999999998" table:style-name="ce11">
            <text:p>3.600033</text:p>
          </table:table-cell>
          <table:table-cell office:value-type="float" office:value="2202.65848796" table:style-name="ce11">
            <text:p>2202.658488</text:p>
          </table:table-cell>
          <table:table-cell table:style-name="ce6"/>
          <table:table-cell office:value-type="float" office:value="3.6000329999999998" table:style-name="ce11">
            <text:p>3.600033</text:p>
          </table:table-cell>
          <table:table-cell office:value-type="float" office:value="2202.65848796" table:style-name="ce11">
            <text:p>2202.658488</text:p>
          </table:table-cell>
          <table:table-cell table:number-columns-repeated="16379"/>
        </table:table-row>
        <table:table-row table:style-name="ro2">
          <table:table-cell office:value-type="float" office:value="3.7000980000000001" table:style-name="ce11">
            <text:p>3.700098</text:p>
          </table:table-cell>
          <table:table-cell office:value-type="float" office:value="1800.3694279209999" table:style-name="ce11">
            <text:p>1800.369428</text:p>
          </table:table-cell>
          <table:table-cell table:style-name="ce6"/>
          <table:table-cell office:value-type="float" office:value="3.7000980000000001" table:style-name="ce11">
            <text:p>3.700098</text:p>
          </table:table-cell>
          <table:table-cell office:value-type="float" office:value="1800.3694279209999" table:style-name="ce11">
            <text:p>1800.369428</text:p>
          </table:table-cell>
          <table:table-cell table:number-columns-repeated="16379"/>
        </table:table-row>
        <table:table-row table:style-name="ro2">
          <table:table-cell office:value-type="float" office:value="3.8001010000000002" table:style-name="ce11">
            <text:p>3.800101</text:p>
          </table:table-cell>
          <table:table-cell office:value-type="float" office:value="1908.488429275" table:style-name="ce11">
            <text:p>1908.488429</text:p>
          </table:table-cell>
          <table:table-cell table:style-name="ce6"/>
          <table:table-cell office:value-type="float" office:value="3.8001010000000002" table:style-name="ce11">
            <text:p>3.800101</text:p>
          </table:table-cell>
          <table:table-cell office:value-type="float" office:value="1908.488429275" table:style-name="ce11">
            <text:p>1908.488429</text:p>
          </table:table-cell>
          <table:table-cell table:number-columns-repeated="16379"/>
        </table:table-row>
        <table:table-row table:style-name="ro2">
          <table:table-cell office:value-type="float" office:value="3.9000119999999998" table:style-name="ce11">
            <text:p>3.900012</text:p>
          </table:table-cell>
          <table:table-cell office:value-type="float" office:value="2200.9047817350001" table:style-name="ce11">
            <text:p>2200.904782</text:p>
          </table:table-cell>
          <table:table-cell table:style-name="ce6"/>
          <table:table-cell office:value-type="float" office:value="3.9000119999999998" table:style-name="ce11">
            <text:p>3.900012</text:p>
          </table:table-cell>
          <table:table-cell office:value-type="float" office:value="2200.9047817350001" table:style-name="ce11">
            <text:p>2200.904782</text:p>
          </table:table-cell>
          <table:table-cell table:number-columns-repeated="16379"/>
        </table:table-row>
        <table:table-row table:style-name="ro2">
          <table:table-cell office:value-type="float" office:value="4.000095" table:style-name="ce11">
            <text:p>4.000095</text:p>
          </table:table-cell>
          <table:table-cell office:value-type="float" office:value="2156.8888454799999" table:style-name="ce11">
            <text:p>2156.888845</text:p>
          </table:table-cell>
          <table:table-cell table:style-name="ce6"/>
          <table:table-cell office:value-type="float" office:value="4.000095" table:style-name="ce11">
            <text:p>4.000095</text:p>
          </table:table-cell>
          <table:table-cell office:value-type="float" office:value="2156.8888454799999" table:style-name="ce11">
            <text:p>2156.888845</text:p>
          </table:table-cell>
          <table:table-cell table:number-columns-repeated="16379"/>
        </table:table-row>
        <table:table-row table:style-name="ro2">
          <table:table-cell office:value-type="float" office:value="4.1001200000000004" table:style-name="ce11">
            <text:p>4.10012</text:p>
          </table:table-cell>
          <table:table-cell office:value-type="float" office:value="1863.8950527689999" table:style-name="ce11">
            <text:p>1863.895053</text:p>
          </table:table-cell>
          <table:table-cell table:style-name="ce6"/>
          <table:table-cell office:value-type="float" office:value="4.1001200000000004" table:style-name="ce11">
            <text:p>4.10012</text:p>
          </table:table-cell>
          <table:table-cell office:value-type="float" office:value="1863.8950527689999" table:style-name="ce11">
            <text:p>1863.895053</text:p>
          </table:table-cell>
          <table:table-cell table:number-columns-repeated="16379"/>
        </table:table-row>
        <table:table-row table:style-name="ro2">
          <table:table-cell office:value-type="float" office:value="4.2000400000000004" table:style-name="ce11">
            <text:p>4.20004</text:p>
          </table:table-cell>
          <table:table-cell office:value-type="float" office:value="1765.16884046" table:style-name="ce11">
            <text:p>1765.16884</text:p>
          </table:table-cell>
          <table:table-cell table:style-name="ce6"/>
          <table:table-cell office:value-type="float" office:value="4.2000400000000004" table:style-name="ce11">
            <text:p>4.20004</text:p>
          </table:table-cell>
          <table:table-cell office:value-type="float" office:value="1765.16884046" table:style-name="ce11">
            <text:p>1765.16884</text:p>
          </table:table-cell>
          <table:table-cell table:number-columns-repeated="16379"/>
        </table:table-row>
        <table:table-row table:style-name="ro2">
          <table:table-cell office:value-type="float" office:value="4.300109" table:style-name="ce11">
            <text:p>4.300109</text:p>
          </table:table-cell>
          <table:table-cell office:value-type="float" office:value="1963.602717748" table:style-name="ce11">
            <text:p>1963.602718</text:p>
          </table:table-cell>
          <table:table-cell table:style-name="ce6"/>
          <table:table-cell office:value-type="float" office:value="4.300109" table:style-name="ce11">
            <text:p>4.300109</text:p>
          </table:table-cell>
          <table:table-cell office:value-type="float" office:value="1963.602717748" table:style-name="ce11">
            <text:p>1963.602718</text:p>
          </table:table-cell>
          <table:table-cell table:number-columns-repeated="16379"/>
        </table:table-row>
        <table:table-row table:style-name="ro2">
          <table:table-cell office:value-type="float" office:value="4.4000820000000003" table:style-name="ce11">
            <text:p>4.400082</text:p>
          </table:table-cell>
          <table:table-cell office:value-type="float" office:value="2070.6095536930002" table:style-name="ce11">
            <text:p>2070.609554</text:p>
          </table:table-cell>
          <table:table-cell table:style-name="ce6"/>
          <table:table-cell office:value-type="float" office:value="4.4000820000000003" table:style-name="ce11">
            <text:p>4.400082</text:p>
          </table:table-cell>
          <table:table-cell office:value-type="float" office:value="2070.6095536930002" table:style-name="ce11">
            <text:p>2070.609554</text:p>
          </table:table-cell>
          <table:table-cell table:number-columns-repeated="16379"/>
        </table:table-row>
        <table:table-row table:style-name="ro2">
          <table:table-cell office:value-type="float" office:value="4.5000390000000001" table:style-name="ce11">
            <text:p>4.500039</text:p>
          </table:table-cell>
          <table:table-cell office:value-type="float" office:value="2046.747084139" table:style-name="ce11">
            <text:p>2046.747084</text:p>
          </table:table-cell>
          <table:table-cell table:style-name="ce6"/>
          <table:table-cell office:value-type="float" office:value="4.5000390000000001" table:style-name="ce11">
            <text:p>4.500039</text:p>
          </table:table-cell>
          <table:table-cell office:value-type="float" office:value="2046.747084139" table:style-name="ce11">
            <text:p>2046.747084</text:p>
          </table:table-cell>
          <table:table-cell table:number-columns-repeated="16379"/>
        </table:table-row>
        <table:table-row table:style-name="ro2">
          <table:table-cell office:value-type="float" office:value="4.6000269999999999" table:style-name="ce11">
            <text:p>4.600027</text:p>
          </table:table-cell>
          <table:table-cell office:value-type="float" office:value="1930.4845596170001" table:style-name="ce11">
            <text:p>1930.48456</text:p>
          </table:table-cell>
          <table:table-cell table:style-name="ce6"/>
          <table:table-cell office:value-type="float" office:value="4.6000269999999999" table:style-name="ce11">
            <text:p>4.600027</text:p>
          </table:table-cell>
          <table:table-cell office:value-type="float" office:value="1930.4845596170001" table:style-name="ce11">
            <text:p>1930.48456</text:p>
          </table:table-cell>
          <table:table-cell table:number-columns-repeated="16379"/>
        </table:table-row>
        <table:table-row table:style-name="ro2">
          <table:table-cell office:value-type="float" office:value="4.7000130000000002" table:style-name="ce11">
            <text:p>4.700013</text:p>
          </table:table-cell>
          <table:table-cell office:value-type="float" office:value="1888.3726458260001" table:style-name="ce11">
            <text:p>1888.372646</text:p>
          </table:table-cell>
          <table:table-cell table:style-name="ce6"/>
          <table:table-cell office:value-type="float" office:value="4.7000130000000002" table:style-name="ce11">
            <text:p>4.700013</text:p>
          </table:table-cell>
          <table:table-cell office:value-type="float" office:value="1888.3726458260001" table:style-name="ce11">
            <text:p>1888.372646</text:p>
          </table:table-cell>
          <table:table-cell table:number-columns-repeated="16379"/>
        </table:table-row>
        <table:table-row table:style-name="ro2">
          <table:table-cell office:value-type="float" office:value="4.8001199999999997" table:style-name="ce11">
            <text:p>4.80012</text:p>
          </table:table-cell>
          <table:table-cell office:value-type="float" office:value="1798.1061943719999" table:style-name="ce11">
            <text:p>1798.106194</text:p>
          </table:table-cell>
          <table:table-cell table:style-name="ce6"/>
          <table:table-cell office:value-type="float" office:value="4.8001199999999997" table:style-name="ce11">
            <text:p>4.80012</text:p>
          </table:table-cell>
          <table:table-cell office:value-type="float" office:value="1798.1061943719999" table:style-name="ce11">
            <text:p>1798.106194</text:p>
          </table:table-cell>
          <table:table-cell table:number-columns-repeated="16379"/>
        </table:table-row>
        <table:table-row table:style-name="ro2">
          <table:table-cell office:value-type="float" office:value="4.9000659999999998" table:style-name="ce11">
            <text:p>4.900066</text:p>
          </table:table-cell>
          <table:table-cell office:value-type="float" office:value="1844.243328579" table:style-name="ce11">
            <text:p>1844.243329</text:p>
          </table:table-cell>
          <table:table-cell table:style-name="ce6"/>
          <table:table-cell office:value-type="float" office:value="4.9000659999999998" table:style-name="ce11">
            <text:p>4.900066</text:p>
          </table:table-cell>
          <table:table-cell office:value-type="float" office:value="1844.243328579" table:style-name="ce11">
            <text:p>1844.243329</text:p>
          </table:table-cell>
          <table:table-cell table:number-columns-repeated="16379"/>
        </table:table-row>
        <table:table-row table:style-name="ro2">
          <table:table-cell office:value-type="float" office:value="5.0000400000000003" table:style-name="ce11">
            <text:p>5.00004</text:p>
          </table:table-cell>
          <table:table-cell office:value-type="float" office:value="2036.586446794" table:style-name="ce11">
            <text:p>2036.586447</text:p>
          </table:table-cell>
          <table:table-cell table:style-name="ce6"/>
          <table:table-cell office:value-type="float" office:value="5.0000400000000003" table:style-name="ce11">
            <text:p>5.00004</text:p>
          </table:table-cell>
          <table:table-cell office:value-type="float" office:value="2036.586446794" table:style-name="ce11">
            <text:p>2036.586447</text:p>
          </table:table-cell>
          <table:table-cell table:number-columns-repeated="16379"/>
        </table:table-row>
        <table:table-row table:style-name="ro2">
          <table:table-cell office:value-type="float" office:value="5.1000680000000003" table:style-name="ce11">
            <text:p>5.100068</text:p>
          </table:table-cell>
          <table:table-cell office:value-type="float" office:value="2157.7306468249999" table:style-name="ce11">
            <text:p>2157.730647</text:p>
          </table:table-cell>
          <table:table-cell table:style-name="ce6"/>
          <table:table-cell office:value-type="float" office:value="5.1000680000000003" table:style-name="ce11">
            <text:p>5.100068</text:p>
          </table:table-cell>
          <table:table-cell office:value-type="float" office:value="2157.7306468249999" table:style-name="ce11">
            <text:p>2157.730647</text:p>
          </table:table-cell>
          <table:table-cell table:number-columns-repeated="16379"/>
        </table:table-row>
        <table:table-row table:style-name="ro2">
          <table:table-cell office:value-type="float" office:value="5.2000659999999996" table:style-name="ce11">
            <text:p>5.200066</text:p>
          </table:table-cell>
          <table:table-cell office:value-type="float" office:value="2041.7595845850001" table:style-name="ce11">
            <text:p>2041.759585</text:p>
          </table:table-cell>
          <table:table-cell table:style-name="ce6"/>
          <table:table-cell office:value-type="float" office:value="5.2000659999999996" table:style-name="ce11">
            <text:p>5.200066</text:p>
          </table:table-cell>
          <table:table-cell office:value-type="float" office:value="2041.7595845850001" table:style-name="ce11">
            <text:p>2041.759585</text:p>
          </table:table-cell>
          <table:table-cell table:number-columns-repeated="16379"/>
        </table:table-row>
        <table:table-row table:style-name="ro2">
          <table:table-cell office:value-type="float" office:value="5.3000629999999997" table:style-name="ce11">
            <text:p>5.300063</text:p>
          </table:table-cell>
          <table:table-cell office:value-type="float" office:value="1969.944145916" table:style-name="ce11">
            <text:p>1969.944146</text:p>
          </table:table-cell>
          <table:table-cell table:style-name="ce6"/>
          <table:table-cell office:value-type="float" office:value="5.3000629999999997" table:style-name="ce11">
            <text:p>5.300063</text:p>
          </table:table-cell>
          <table:table-cell office:value-type="float" office:value="1969.944145916" table:style-name="ce11">
            <text:p>1969.944146</text:p>
          </table:table-cell>
          <table:table-cell table:number-columns-repeated="16379"/>
        </table:table-row>
        <table:table-row table:style-name="ro2">
          <table:table-cell office:value-type="float" office:value="5.4000339999999998" table:style-name="ce11">
            <text:p>5.400034</text:p>
          </table:table-cell>
          <table:table-cell office:value-type="float" office:value="2118.8354164990001" table:style-name="ce11">
            <text:p>2118.835416</text:p>
          </table:table-cell>
          <table:table-cell table:style-name="ce6"/>
          <table:table-cell office:value-type="float" office:value="5.4000339999999998" table:style-name="ce11">
            <text:p>5.400034</text:p>
          </table:table-cell>
          <table:table-cell office:value-type="float" office:value="2118.8354164990001" table:style-name="ce11">
            <text:p>2118.835416</text:p>
          </table:table-cell>
          <table:table-cell table:number-columns-repeated="16379"/>
        </table:table-row>
        <table:table-row table:style-name="ro2">
          <table:table-cell office:value-type="float" office:value="5.5000010000000001" table:style-name="ce11">
            <text:p>5.500001</text:p>
          </table:table-cell>
          <table:table-cell office:value-type="float" office:value="2198.0910286489998" table:style-name="ce11">
            <text:p>2198.091029</text:p>
          </table:table-cell>
          <table:table-cell table:style-name="ce6"/>
          <table:table-cell office:value-type="float" office:value="5.5000010000000001" table:style-name="ce11">
            <text:p>5.500001</text:p>
          </table:table-cell>
          <table:table-cell office:value-type="float" office:value="2198.0910286489998" table:style-name="ce11">
            <text:p>2198.091029</text:p>
          </table:table-cell>
          <table:table-cell table:number-columns-repeated="16379"/>
        </table:table-row>
        <table:table-row table:style-name="ro2">
          <table:table-cell office:value-type="float" office:value="5.6000670000000001" table:style-name="ce11">
            <text:p>5.600067</text:p>
          </table:table-cell>
          <table:table-cell office:value-type="float" office:value="2119.5078082979999" table:style-name="ce11">
            <text:p>2119.507808</text:p>
          </table:table-cell>
          <table:table-cell table:style-name="ce6"/>
          <table:table-cell office:value-type="float" office:value="5.6000670000000001" table:style-name="ce11">
            <text:p>5.600067</text:p>
          </table:table-cell>
          <table:table-cell office:value-type="float" office:value="2119.5078082979999" table:style-name="ce11">
            <text:p>2119.507808</text:p>
          </table:table-cell>
          <table:table-cell table:number-columns-repeated="16379"/>
        </table:table-row>
        <table:table-row table:style-name="ro2">
          <table:table-cell office:value-type="float" office:value="5.7000460000000004" table:style-name="ce11">
            <text:p>5.700046</text:p>
          </table:table-cell>
          <table:table-cell office:value-type="float" office:value="2250.1216277459998" table:style-name="ce11">
            <text:p>2250.121628</text:p>
          </table:table-cell>
          <table:table-cell table:style-name="ce6"/>
          <table:table-cell office:value-type="float" office:value="5.7000460000000004" table:style-name="ce11">
            <text:p>5.700046</text:p>
          </table:table-cell>
          <table:table-cell office:value-type="float" office:value="2250.1216277459998" table:style-name="ce11">
            <text:p>2250.121628</text:p>
          </table:table-cell>
          <table:table-cell table:number-columns-repeated="16379"/>
        </table:table-row>
        <table:table-row table:style-name="ro2">
          <table:table-cell office:value-type="float" office:value="5.8000679999999996" table:style-name="ce11">
            <text:p>5.800068</text:p>
          </table:table-cell>
          <table:table-cell office:value-type="float" office:value="2463.4707284420001" table:style-name="ce11">
            <text:p>2463.470728</text:p>
          </table:table-cell>
          <table:table-cell table:style-name="ce6"/>
          <table:table-cell office:value-type="float" office:value="5.8000679999999996" table:style-name="ce11">
            <text:p>5.800068</text:p>
          </table:table-cell>
          <table:table-cell office:value-type="float" office:value="2463.4707284420001" table:style-name="ce11">
            <text:p>2463.470728</text:p>
          </table:table-cell>
          <table:table-cell table:number-columns-repeated="16379"/>
        </table:table-row>
        <table:table-row table:style-name="ro2">
          <table:table-cell office:value-type="float" office:value="5.9000050000000002" table:style-name="ce11">
            <text:p>5.900005</text:p>
          </table:table-cell>
          <table:table-cell office:value-type="float" office:value="2382.48271712" table:style-name="ce11">
            <text:p>2382.482717</text:p>
          </table:table-cell>
          <table:table-cell table:style-name="ce6"/>
          <table:table-cell office:value-type="float" office:value="5.9000050000000002" table:style-name="ce11">
            <text:p>5.900005</text:p>
          </table:table-cell>
          <table:table-cell office:value-type="float" office:value="2382.48271712" table:style-name="ce11">
            <text:p>2382.482717</text:p>
          </table:table-cell>
          <table:table-cell table:number-columns-repeated="16379"/>
        </table:table-row>
        <table:table-row table:style-name="ro2">
          <table:table-cell office:value-type="float" office:value="6.0000090000000004" table:style-name="ce11">
            <text:p>6.000009</text:p>
          </table:table-cell>
          <table:table-cell office:value-type="float" office:value="2397.7782703879998" table:style-name="ce11">
            <text:p>2397.77827</text:p>
          </table:table-cell>
          <table:table-cell table:style-name="ce6"/>
          <table:table-cell office:value-type="float" office:value="6.0000090000000004" table:style-name="ce11">
            <text:p>6.000009</text:p>
          </table:table-cell>
          <table:table-cell office:value-type="float" office:value="2397.7782703879998" table:style-name="ce11">
            <text:p>2397.77827</text:p>
          </table:table-cell>
          <table:table-cell table:number-columns-repeated="16379"/>
        </table:table-row>
        <table:table-row table:style-name="ro2">
          <table:table-cell office:value-type="float" office:value="6.1000319999999997" table:style-name="ce11">
            <text:p>6.100032</text:p>
          </table:table-cell>
          <table:table-cell office:value-type="float" office:value="2477.6353440869998" table:style-name="ce11">
            <text:p>2477.635344</text:p>
          </table:table-cell>
          <table:table-cell table:style-name="ce6"/>
          <table:table-cell office:value-type="float" office:value="6.1001110000000001" table:style-name="ce11">
            <text:p>6.100111</text:p>
          </table:table-cell>
          <table:table-cell office:value-type="float" office:value="2477.5260807650002" table:style-name="ce11">
            <text:p>2477.526081</text:p>
          </table:table-cell>
          <table:table-cell table:number-columns-repeated="16379"/>
        </table:table-row>
        <table:table-row table:style-name="ro2">
          <table:table-cell office:value-type="float" office:value="6.2001270000000002" table:style-name="ce11">
            <text:p>6.200127</text:p>
          </table:table-cell>
          <table:table-cell office:value-type="float" office:value="2338.4667937180002" table:style-name="ce11">
            <text:p>2338.466794</text:p>
          </table:table-cell>
          <table:table-cell table:style-name="ce6"/>
          <table:table-cell office:value-type="float" office:value="6.2000029999999997" table:style-name="ce11">
            <text:p>6.200003</text:p>
          </table:table-cell>
          <table:table-cell office:value-type="float" office:value="2339.6812399099999" table:style-name="ce11">
            <text:p>2339.68124</text:p>
          </table:table-cell>
          <table:table-cell table:number-columns-repeated="16379"/>
        </table:table-row>
        <table:table-row table:style-name="ro2">
          <table:table-cell office:value-type="float" office:value="6.300116" table:style-name="ce11">
            <text:p>6.300116</text:p>
          </table:table-cell>
          <table:table-cell office:value-type="float" office:value="2199.2408285840002" table:style-name="ce11">
            <text:p>2199.240829</text:p>
          </table:table-cell>
          <table:table-cell table:style-name="ce6"/>
          <table:table-cell office:value-type="float" office:value="6.3000119999999997" table:style-name="ce11">
            <text:p>6.300012</text:p>
          </table:table-cell>
          <table:table-cell office:value-type="float" office:value="2213.0791122760002" table:style-name="ce11">
            <text:p>2213.079112</text:p>
          </table:table-cell>
          <table:table-cell table:number-columns-repeated="16379"/>
        </table:table-row>
        <table:table-row table:style-name="ro2">
          <table:table-cell office:value-type="float" office:value="6.400093" table:style-name="ce11">
            <text:p>6.400093</text:p>
          </table:table-cell>
          <table:table-cell office:value-type="float" office:value="2134.6304804259998" table:style-name="ce11">
            <text:p>2134.63048</text:p>
          </table:table-cell>
          <table:table-cell table:style-name="ce6"/>
          <table:table-cell office:value-type="float" office:value="6.4001000000000001" table:style-name="ce11">
            <text:p>6.4001</text:p>
          </table:table-cell>
          <table:table-cell office:value-type="float" office:value="2156.8433079199999" table:style-name="ce11">
            <text:p>2156.843308</text:p>
          </table:table-cell>
          <table:table-cell table:number-columns-repeated="16379"/>
        </table:table-row>
        <table:table-row table:style-name="ro2">
          <table:table-cell office:value-type="float" office:value="6.5000229999999997" table:style-name="ce11">
            <text:p>6.500023</text:p>
          </table:table-cell>
          <table:table-cell office:value-type="float" office:value="2052.852245823" table:style-name="ce11">
            <text:p>2052.852246</text:p>
          </table:table-cell>
          <table:table-cell table:style-name="ce6"/>
          <table:table-cell office:value-type="float" office:value="6.5001170000000004" table:style-name="ce11">
            <text:p>6.500117</text:p>
          </table:table-cell>
          <table:table-cell office:value-type="float" office:value="2039.7723145540001" table:style-name="ce11">
            <text:p>2039.772315</text:p>
          </table:table-cell>
          <table:table-cell table:number-columns-repeated="16379"/>
        </table:table-row>
        <table:table-row table:style-name="ro2">
          <table:table-cell office:value-type="float" office:value="6.6000550000000002" table:style-name="ce11">
            <text:p>6.600055</text:p>
          </table:table-cell>
          <table:table-cell office:value-type="float" office:value="1834.509913097" table:style-name="ce11">
            <text:p>1834.509913</text:p>
          </table:table-cell>
          <table:table-cell table:style-name="ce6"/>
          <table:table-cell office:value-type="float" office:value="6.6000389999999998" table:style-name="ce11">
            <text:p>6.600039</text:p>
          </table:table-cell>
          <table:table-cell office:value-type="float" office:value="1853.981668594" table:style-name="ce11">
            <text:p>1853.981669</text:p>
          </table:table-cell>
          <table:table-cell table:number-columns-repeated="16379"/>
        </table:table-row>
        <table:table-row table:style-name="ro2">
          <table:table-cell office:value-type="float" office:value="6.7000950000000001" table:style-name="ce11">
            <text:p>6.700095</text:p>
          </table:table-cell>
          <table:table-cell office:value-type="float" office:value="1703.316627274" table:style-name="ce11">
            <text:p>1703.316627</text:p>
          </table:table-cell>
          <table:table-cell table:style-name="ce6"/>
          <table:table-cell office:value-type="float" office:value="6.7000700000000002" table:style-name="ce11">
            <text:p>6.70007</text:p>
          </table:table-cell>
          <table:table-cell office:value-type="float" office:value="1709.0946957359999" table:style-name="ce11">
            <text:p>1709.094696</text:p>
          </table:table-cell>
          <table:table-cell table:number-columns-repeated="16379"/>
        </table:table-row>
        <table:table-row table:style-name="ro2">
          <table:table-cell office:value-type="float" office:value="6.8001110000000002" table:style-name="ce11">
            <text:p>6.800111</text:p>
          </table:table-cell>
          <table:table-cell office:value-type="float" office:value="1583.4956062050001" table:style-name="ce11">
            <text:p>1583.495606</text:p>
          </table:table-cell>
          <table:table-cell table:style-name="ce6"/>
          <table:table-cell office:value-type="float" office:value="6.8000179999999997" table:style-name="ce11">
            <text:p>6.800018</text:p>
          </table:table-cell>
          <table:table-cell office:value-type="float" office:value="1603.4454607489999" table:style-name="ce11">
            <text:p>1603.445461</text:p>
          </table:table-cell>
          <table:table-cell table:number-columns-repeated="16379"/>
        </table:table-row>
        <table:table-row table:style-name="ro2">
          <table:table-cell office:value-type="float" office:value="6.9000430000000001" table:style-name="ce11">
            <text:p>6.900043</text:p>
          </table:table-cell>
          <table:table-cell office:value-type="float" office:value="1511.3862587169999" table:style-name="ce11">
            <text:p>1511.386259</text:p>
          </table:table-cell>
          <table:table-cell table:style-name="ce6"/>
          <table:table-cell office:value-type="float" office:value="6.9000159999999999" table:style-name="ce11">
            <text:p>6.900016</text:p>
          </table:table-cell>
          <table:table-cell office:value-type="float" office:value="1513.6450548119999" table:style-name="ce11">
            <text:p>1513.645055</text:p>
          </table:table-cell>
          <table:table-cell table:number-columns-repeated="16379"/>
        </table:table-row>
        <table:table-row table:style-name="ro2">
          <table:table-cell office:value-type="float" office:value="7.000013" table:style-name="ce11">
            <text:p>7.000013</text:p>
          </table:table-cell>
          <table:table-cell office:value-type="float" office:value="1448.7287960450001" table:style-name="ce11">
            <text:p>1448.728796</text:p>
          </table:table-cell>
          <table:table-cell table:style-name="ce6"/>
          <table:table-cell office:value-type="float" office:value="7.0000499999999999" table:style-name="ce11">
            <text:p>7.00005</text:p>
          </table:table-cell>
          <table:table-cell office:value-type="float" office:value="1457.9747024180001" table:style-name="ce11">
            <text:p>1457.974702</text:p>
          </table:table-cell>
          <table:table-cell table:number-columns-repeated="16379"/>
        </table:table-row>
        <table:table-row table:style-name="ro2">
          <table:table-cell office:value-type="float" office:value="7.1001029999999998" table:style-name="ce11">
            <text:p>7.100103</text:p>
          </table:table-cell>
          <table:table-cell office:value-type="float" office:value="1452.5102447639999" table:style-name="ce11">
            <text:p>1452.510245</text:p>
          </table:table-cell>
          <table:table-cell table:style-name="ce6"/>
          <table:table-cell office:value-type="float" office:value="7.1000240000000003" table:style-name="ce11">
            <text:p>7.100024</text:p>
          </table:table-cell>
          <table:table-cell office:value-type="float" office:value="1447.6397876149999" table:style-name="ce11">
            <text:p>1447.639788</text:p>
          </table:table-cell>
          <table:table-cell table:number-columns-repeated="16379"/>
        </table:table-row>
        <table:table-row table:style-name="ro2">
          <table:table-cell office:value-type="float" office:value="7.2000409999999997" table:style-name="ce11">
            <text:p>7.200041</text:p>
          </table:table-cell>
          <table:table-cell office:value-type="float" office:value="1481.742557454" table:style-name="ce11">
            <text:p>1481.742557</text:p>
          </table:table-cell>
          <table:table-cell table:style-name="ce6"/>
          <table:table-cell office:value-type="float" office:value="7.2000299999999999" table:style-name="ce11">
            <text:p>7.20003</text:p>
          </table:table-cell>
          <table:table-cell office:value-type="float" office:value="1501.4649148809999" table:style-name="ce11">
            <text:p>1501.464915</text:p>
          </table:table-cell>
          <table:table-cell table:number-columns-repeated="16379"/>
        </table:table-row>
        <table:table-row table:style-name="ro2">
          <table:table-cell office:value-type="float" office:value="7.3000259999999999" table:style-name="ce11">
            <text:p>7.300026</text:p>
          </table:table-cell>
          <table:table-cell office:value-type="float" office:value="1612.691381461" table:style-name="ce11">
            <text:p>1612.691381</text:p>
          </table:table-cell>
          <table:table-cell table:style-name="ce6"/>
          <table:table-cell office:value-type="float" office:value="7.3000990000000003" table:style-name="ce11">
            <text:p>7.300099</text:p>
          </table:table-cell>
          <table:table-cell office:value-type="float" office:value="1614.7180216720001" table:style-name="ce11">
            <text:p>1614.718022</text:p>
          </table:table-cell>
          <table:table-cell table:number-columns-repeated="16379"/>
        </table:table-row>
        <table:table-row table:style-name="ro2">
          <table:table-cell office:value-type="float" office:value="7.4000060000000003" table:style-name="ce11">
            <text:p>7.400006</text:p>
          </table:table-cell>
          <table:table-cell office:value-type="float" office:value="1761.247438761" table:style-name="ce11">
            <text:p>1761.247439</text:p>
          </table:table-cell>
          <table:table-cell table:style-name="ce6"/>
          <table:table-cell office:value-type="float" office:value="7.4000240000000002" table:style-name="ce11">
            <text:p>7.400024</text:p>
          </table:table-cell>
          <table:table-cell office:value-type="float" office:value="1773.4130690520001" table:style-name="ce11">
            <text:p>1773.413069</text:p>
          </table:table-cell>
          <table:table-cell table:number-columns-repeated="16379"/>
        </table:table-row>
        <table:table-row table:style-name="ro2">
          <table:table-cell office:value-type="float" office:value="7.5000010000000001" table:style-name="ce11">
            <text:p>7.500001</text:p>
          </table:table-cell>
          <table:table-cell office:value-type="float" office:value="2025.1683020349999" table:style-name="ce11">
            <text:p>2025.168302</text:p>
          </table:table-cell>
          <table:table-cell table:style-name="ce6"/>
          <table:table-cell office:value-type="float" office:value="7.5000150000000003" table:style-name="ce11">
            <text:p>7.500015</text:p>
          </table:table-cell>
          <table:table-cell office:value-type="float" office:value="2039.6435243149999" table:style-name="ce11">
            <text:p>2039.643524</text:p>
          </table:table-cell>
          <table:table-cell table:number-columns-repeated="16379"/>
        </table:table-row>
        <table:table-row table:style-name="ro2">
          <table:table-cell office:value-type="float" office:value="7.6000860000000001" table:style-name="ce11">
            <text:p>7.600086</text:p>
          </table:table-cell>
          <table:table-cell office:value-type="float" office:value="2291.686342815" table:style-name="ce11">
            <text:p>2291.686343</text:p>
          </table:table-cell>
          <table:table-cell table:style-name="ce6"/>
          <table:table-cell office:value-type="float" office:value="7.6000709999999998" table:style-name="ce11">
            <text:p>7.600071</text:p>
          </table:table-cell>
          <table:table-cell office:value-type="float" office:value="2320.7915550849998" table:style-name="ce11">
            <text:p>2320.791555</text:p>
          </table:table-cell>
          <table:table-cell table:number-columns-repeated="16379"/>
        </table:table-row>
        <table:table-row table:style-name="ro2">
          <table:table-cell office:value-type="float" office:value="7.7000529999999996" table:style-name="ce11">
            <text:p>7.700053</text:p>
          </table:table-cell>
          <table:table-cell office:value-type="float" office:value="2455.50928767" table:style-name="ce11">
            <text:p>2455.509288</text:p>
          </table:table-cell>
          <table:table-cell table:style-name="ce6"/>
          <table:table-cell office:value-type="float" office:value="7.7001090000000003" table:style-name="ce11">
            <text:p>7.700109</text:p>
          </table:table-cell>
          <table:table-cell office:value-type="float" office:value="2481.4285275279999" table:style-name="ce11">
            <text:p>2481.428528</text:p>
          </table:table-cell>
          <table:table-cell table:number-columns-repeated="16379"/>
        </table:table-row>
        <table:table-row table:style-name="ro2">
          <table:table-cell office:value-type="float" office:value="7.8000769999999999" table:style-name="ce11">
            <text:p>7.800077</text:p>
          </table:table-cell>
          <table:table-cell office:value-type="float" office:value="2666.2472200520001" table:style-name="ce11">
            <text:p>2666.24722</text:p>
          </table:table-cell>
          <table:table-cell table:style-name="ce6"/>
          <table:table-cell office:value-type="float" office:value="7.8000920000000002" table:style-name="ce11">
            <text:p>7.800092</text:p>
          </table:table-cell>
          <table:table-cell office:value-type="float" office:value="2618.5140076160001" table:style-name="ce11">
            <text:p>2618.514008</text:p>
          </table:table-cell>
          <table:table-cell table:number-columns-repeated="16379"/>
        </table:table-row>
        <table:table-row table:style-name="ro2">
          <table:table-cell office:value-type="float" office:value="7.9001320000000002" table:style-name="ce11">
            <text:p>7.900132</text:p>
          </table:table-cell>
          <table:table-cell office:value-type="float" office:value="2679.963679078" table:style-name="ce11">
            <text:p>2679.963679</text:p>
          </table:table-cell>
          <table:table-cell table:style-name="ce6"/>
          <table:table-cell office:value-type="float" office:value="7.9000240000000002" table:style-name="ce11">
            <text:p>7.900024</text:p>
          </table:table-cell>
          <table:table-cell office:value-type="float" office:value="2733.196151786" table:style-name="ce11">
            <text:p>2733.196152</text:p>
          </table:table-cell>
          <table:table-cell table:number-columns-repeated="16379"/>
        </table:table-row>
        <table:table-row table:style-name="ro2">
          <table:table-cell office:value-type="float" office:value="8.0001169999999995" table:style-name="ce11">
            <text:p>8.000117</text:p>
          </table:table-cell>
          <table:table-cell office:value-type="float" office:value="2655.0762414840001" table:style-name="ce11">
            <text:p>2655.076241</text:p>
          </table:table-cell>
          <table:table-cell table:style-name="ce6"/>
          <table:table-cell office:value-type="float" office:value="8.0000780000000002" table:style-name="ce11">
            <text:p>8.000078</text:p>
          </table:table-cell>
          <table:table-cell office:value-type="float" office:value="2663.4587516689999" table:style-name="ce11">
            <text:p>2663.458752</text:p>
          </table:table-cell>
          <table:table-cell table:number-columns-repeated="16379"/>
        </table:table-row>
        <table:table-row table:style-name="ro2">
          <table:table-cell office:value-type="float" office:value="8.1000080000000008" table:style-name="ce11">
            <text:p>8.100008</text:p>
          </table:table-cell>
          <table:table-cell office:value-type="float" office:value="2648.0576706410002" table:style-name="ce11">
            <text:p>2648.057671</text:p>
          </table:table-cell>
          <table:table-cell table:style-name="ce6"/>
          <table:table-cell office:value-type="float" office:value="8.1000329999999998" table:style-name="ce11">
            <text:p>8.100033</text:p>
          </table:table-cell>
          <table:table-cell office:value-type="float" office:value="2612.2063955980002" table:style-name="ce11">
            <text:p>2612.206396</text:p>
          </table:table-cell>
          <table:table-cell table:number-columns-repeated="16379"/>
        </table:table-row>
        <table:table-row table:style-name="ro2">
          <table:table-cell office:value-type="float" office:value="8.2000700000000002" table:style-name="ce11">
            <text:p>8.20007</text:p>
          </table:table-cell>
          <table:table-cell office:value-type="float" office:value="2502.1193886020001" table:style-name="ce11">
            <text:p>2502.119389</text:p>
          </table:table-cell>
          <table:table-cell table:style-name="ce6"/>
          <table:table-cell office:value-type="float" office:value="8.2001080000000002" table:style-name="ce11">
            <text:p>8.200108</text:p>
          </table:table-cell>
          <table:table-cell office:value-type="float" office:value="2491.2491509629999" table:style-name="ce11">
            <text:p>2491.249151</text:p>
          </table:table-cell>
          <table:table-cell table:number-columns-repeated="16379"/>
        </table:table-row>
        <table:table-row table:style-name="ro2">
          <table:table-cell office:value-type="float" office:value="8.3000319999999999" table:style-name="ce11">
            <text:p>8.300032</text:p>
          </table:table-cell>
          <table:table-cell office:value-type="float" office:value="2290.2664299100002" table:style-name="ce11">
            <text:p>2290.26643</text:p>
          </table:table-cell>
          <table:table-cell table:style-name="ce6"/>
          <table:table-cell office:value-type="float" office:value="8.3000059999999998" table:style-name="ce11">
            <text:p>8.300006</text:p>
          </table:table-cell>
          <table:table-cell office:value-type="float" office:value="2381.1746131979999" table:style-name="ce11">
            <text:p>2381.174613</text:p>
          </table:table-cell>
          <table:table-cell table:number-columns-repeated="16379"/>
        </table:table-row>
        <table:table-row table:style-name="ro2">
          <table:table-cell office:value-type="float" office:value="8.4001140000000003" table:style-name="ce11">
            <text:p>8.400114</text:p>
          </table:table-cell>
          <table:table-cell office:value-type="float" office:value="2057.0420316569998" table:style-name="ce11">
            <text:p>2057.042032</text:p>
          </table:table-cell>
          <table:table-cell table:style-name="ce6"/>
          <table:table-cell office:value-type="float" office:value="8.4000459999999997" table:style-name="ce11">
            <text:p>8.400046</text:p>
          </table:table-cell>
          <table:table-cell office:value-type="float" office:value="2112.9180028549999" table:style-name="ce11">
            <text:p>2112.918003</text:p>
          </table:table-cell>
          <table:table-cell table:number-columns-repeated="16379"/>
        </table:table-row>
        <table:table-row table:style-name="ro2">
          <table:table-cell office:value-type="float" office:value="8.5000780000000002" table:style-name="ce11">
            <text:p>8.500078</text:p>
          </table:table-cell>
          <table:table-cell office:value-type="float" office:value="1831.6062172760001" table:style-name="ce11">
            <text:p>1831.606217</text:p>
          </table:table-cell>
          <table:table-cell table:style-name="ce6"/>
          <table:table-cell office:value-type="float" office:value="8.5000110000000006" table:style-name="ce11">
            <text:p>8.500011</text:p>
          </table:table-cell>
          <table:table-cell office:value-type="float" office:value="1786.811711758" table:style-name="ce11">
            <text:p>1786.811712</text:p>
          </table:table-cell>
          <table:table-cell table:number-columns-repeated="16379"/>
        </table:table-row>
        <table:table-row table:style-name="ro2">
          <table:table-cell office:value-type="float" office:value="8.6001220000000007" table:style-name="ce11">
            <text:p>8.600122</text:p>
          </table:table-cell>
          <table:table-cell office:value-type="float" office:value="1622.962131455" table:style-name="ce11">
            <text:p>1622.962131</text:p>
          </table:table-cell>
          <table:table-cell table:style-name="ce6"/>
          <table:table-cell office:value-type="float" office:value="8.6000879999999995" table:style-name="ce11">
            <text:p>8.600088</text:p>
          </table:table-cell>
          <table:table-cell office:value-type="float" office:value="1583.18942309" table:style-name="ce11">
            <text:p>1583.189423</text:p>
          </table:table-cell>
          <table:table-cell table:number-columns-repeated="16379"/>
        </table:table-row>
        <table:table-row table:style-name="ro2">
          <table:table-cell office:value-type="float" office:value="8.7000159999999997" table:style-name="ce11">
            <text:p>8.700016</text:p>
          </table:table-cell>
          <table:table-cell office:value-type="float" office:value="1490.673652701" table:style-name="ce11">
            <text:p>1490.673653</text:p>
          </table:table-cell>
          <table:table-cell table:style-name="ce6"/>
          <table:table-cell office:value-type="float" office:value="8.7000080000000004" table:style-name="ce11">
            <text:p>8.700008</text:p>
          </table:table-cell>
          <table:table-cell office:value-type="float" office:value="1455.780691379" table:style-name="ce11">
            <text:p>1455.780691</text:p>
          </table:table-cell>
          <table:table-cell table:number-columns-repeated="16379"/>
        </table:table-row>
        <table:table-row table:style-name="ro2">
          <table:table-cell office:value-type="float" office:value="8.8000790000000002" table:style-name="ce11">
            <text:p>8.800079</text:p>
          </table:table-cell>
          <table:table-cell office:value-type="float" office:value="1413.9577146239999" table:style-name="ce11">
            <text:p>1413.957715</text:p>
          </table:table-cell>
          <table:table-cell table:style-name="ce6"/>
          <table:table-cell office:value-type="float" office:value="8.800122" table:style-name="ce11">
            <text:p>8.800122</text:p>
          </table:table-cell>
          <table:table-cell office:value-type="float" office:value="1400.222149898" table:style-name="ce11">
            <text:p>1400.22215</text:p>
          </table:table-cell>
          <table:table-cell table:number-columns-repeated="16379"/>
        </table:table-row>
        <table:table-row table:style-name="ro2">
          <table:table-cell office:value-type="float" office:value="8.9000249999999994" table:style-name="ce11">
            <text:p>8.900025</text:p>
          </table:table-cell>
          <table:table-cell office:value-type="float" office:value="1375.4434206379999" table:style-name="ce11">
            <text:p>1375.443421</text:p>
          </table:table-cell>
          <table:table-cell table:style-name="ce6"/>
          <table:table-cell office:value-type="float" office:value="8.9000979999999998" table:style-name="ce11">
            <text:p>8.900098</text:p>
          </table:table-cell>
          <table:table-cell office:value-type="float" office:value="1387.978203848" table:style-name="ce11">
            <text:p>1387.978204</text:p>
          </table:table-cell>
          <table:table-cell table:number-columns-repeated="16379"/>
        </table:table-row>
        <table:table-row table:style-name="ro2">
          <table:table-cell office:value-type="float" office:value="9.0001110000000004" table:style-name="ce11">
            <text:p>9.000111</text:p>
          </table:table-cell>
          <table:table-cell office:value-type="float" office:value="1416.109580825" table:style-name="ce11">
            <text:p>1416.109581</text:p>
          </table:table-cell>
          <table:table-cell table:style-name="ce6"/>
          <table:table-cell office:value-type="float" office:value="9.0000780000000002" table:style-name="ce11">
            <text:p>9.000078</text:p>
          </table:table-cell>
          <table:table-cell office:value-type="float" office:value="1424.0374312829999" table:style-name="ce11">
            <text:p>1424.037431</text:p>
          </table:table-cell>
          <table:table-cell table:number-columns-repeated="16379"/>
        </table:table-row>
        <table:table-row table:style-name="ro2">
          <table:table-cell office:value-type="float" office:value="9.1000169999999994" table:style-name="ce11">
            <text:p>9.100017</text:p>
          </table:table-cell>
          <table:table-cell office:value-type="float" office:value="1503.44468095" table:style-name="ce11">
            <text:p>1503.444681</text:p>
          </table:table-cell>
          <table:table-cell table:style-name="ce6"/>
          <table:table-cell office:value-type="float" office:value="9.1001169999999991" table:style-name="ce11">
            <text:p>9.100117</text:p>
          </table:table-cell>
          <table:table-cell office:value-type="float" office:value="1487.205491192" table:style-name="ce11">
            <text:p>1487.205491</text:p>
          </table:table-cell>
          <table:table-cell table:number-columns-repeated="16379"/>
        </table:table-row>
        <table:table-row table:style-name="ro2">
          <table:table-cell office:value-type="float" office:value="9.2000820000000001" table:style-name="ce11">
            <text:p>9.200082</text:p>
          </table:table-cell>
          <table:table-cell office:value-type="float" office:value="1578.42888683" table:style-name="ce11">
            <text:p>1578.428887</text:p>
          </table:table-cell>
          <table:table-cell table:style-name="ce6"/>
          <table:table-cell office:value-type="float" office:value="9.2000469999999996" table:style-name="ce11">
            <text:p>9.200047</text:p>
          </table:table-cell>
          <table:table-cell office:value-type="float" office:value="1580.622994611" table:style-name="ce11">
            <text:p>1580.622995</text:p>
          </table:table-cell>
          <table:table-cell table:number-columns-repeated="16379"/>
        </table:table-row>
        <table:table-row table:style-name="ro2">
          <table:table-cell office:value-type="float" office:value="9.3000520000000009" table:style-name="ce11">
            <text:p>9.300052</text:p>
          </table:table-cell>
          <table:table-cell office:value-type="float" office:value="1778.932892539" table:style-name="ce11">
            <text:p>1778.932893</text:p>
          </table:table-cell>
          <table:table-cell table:style-name="ce6"/>
          <table:table-cell office:value-type="float" office:value="9.3000550000000004" table:style-name="ce11">
            <text:p>9.300055</text:p>
          </table:table-cell>
          <table:table-cell office:value-type="float" office:value="1720.6899773299999" table:style-name="ce11">
            <text:p>1720.689977</text:p>
          </table:table-cell>
          <table:table-cell table:number-columns-repeated="16379"/>
        </table:table-row>
        <table:table-row table:style-name="ro2">
          <table:table-cell office:value-type="float" office:value="9.4001070000000002" table:style-name="ce11">
            <text:p>9.400107</text:p>
          </table:table-cell>
          <table:table-cell office:value-type="float" office:value="2022.4087070579999" table:style-name="ce11">
            <text:p>2022.408707</text:p>
          </table:table-cell>
          <table:table-cell table:style-name="ce6"/>
          <table:table-cell office:value-type="float" office:value="9.4000170000000001" table:style-name="ce11">
            <text:p>9.400017</text:p>
          </table:table-cell>
          <table:table-cell office:value-type="float" office:value="1922.211673434" table:style-name="ce11">
            <text:p>1922.211673</text:p>
          </table:table-cell>
          <table:table-cell table:number-columns-repeated="16379"/>
        </table:table-row>
        <table:table-row table:style-name="ro2">
          <table:table-cell office:value-type="float" office:value="9.500076" table:style-name="ce11">
            <text:p>9.500076</text:p>
          </table:table-cell>
          <table:table-cell office:value-type="float" office:value="2239.2766944189998" table:style-name="ce11">
            <text:p>2239.276694</text:p>
          </table:table-cell>
          <table:table-cell table:style-name="ce6"/>
          <table:table-cell office:value-type="float" office:value="9.5000789999999995" table:style-name="ce11">
            <text:p>9.500079</text:p>
          </table:table-cell>
          <table:table-cell office:value-type="float" office:value="2176.8889472740002" table:style-name="ce11">
            <text:p>2176.888947</text:p>
          </table:table-cell>
          <table:table-cell table:number-columns-repeated="16379"/>
        </table:table-row>
        <table:table-row table:style-name="ro2">
          <table:table-cell office:value-type="float" office:value="9.6000859999999992" table:style-name="ce11">
            <text:p>9.600086</text:p>
          </table:table-cell>
          <table:table-cell office:value-type="float" office:value="2389.7703247019999" table:style-name="ce11">
            <text:p>2389.770325</text:p>
          </table:table-cell>
          <table:table-cell table:style-name="ce6"/>
          <table:table-cell office:value-type="float" office:value="9.6000449999999997" table:style-name="ce11">
            <text:p>9.600045</text:p>
          </table:table-cell>
          <table:table-cell office:value-type="float" office:value="2357.5436170620001" table:style-name="ce11">
            <text:p>2357.543617</text:p>
          </table:table-cell>
          <table:table-cell table:number-columns-repeated="16379"/>
        </table:table-row>
        <table:table-row table:style-name="ro2">
          <table:table-cell office:value-type="float" office:value="9.7000119999999992" table:style-name="ce11">
            <text:p>9.700012</text:p>
          </table:table-cell>
          <table:table-cell office:value-type="float" office:value="2538.6039166750002" table:style-name="ce11">
            <text:p>2538.603917</text:p>
          </table:table-cell>
          <table:table-cell table:style-name="ce6"/>
          <table:table-cell office:value-type="float" office:value="9.7000589999999995" table:style-name="ce11">
            <text:p>9.700059</text:p>
          </table:table-cell>
          <table:table-cell office:value-type="float" office:value="2506.912907848" table:style-name="ce11">
            <text:p>2506.912908</text:p>
          </table:table-cell>
          <table:table-cell table:number-columns-repeated="16379"/>
        </table:table-row>
        <table:table-row table:style-name="ro2">
          <table:table-cell office:value-type="float" office:value="9.8001149999999999" table:style-name="ce11">
            <text:p>9.800115</text:p>
          </table:table-cell>
          <table:table-cell office:value-type="float" office:value="2654.0598785880002" table:style-name="ce11">
            <text:p>2654.059879</text:p>
          </table:table-cell>
          <table:table-cell table:style-name="ce6"/>
          <table:table-cell office:value-type="float" office:value="9.8000880000000006" table:style-name="ce11">
            <text:p>9.800088</text:p>
          </table:table-cell>
          <table:table-cell office:value-type="float" office:value="2589.84939239" table:style-name="ce11">
            <text:p>2589.849392</text:p>
          </table:table-cell>
          <table:table-cell table:number-columns-repeated="16379"/>
        </table:table-row>
        <table:table-row table:style-name="ro2">
          <table:table-cell office:value-type="float" office:value="9.9000649999999997" table:style-name="ce11">
            <text:p>9.900065</text:p>
          </table:table-cell>
          <table:table-cell office:value-type="float" office:value="2643.5044868189998" table:style-name="ce11">
            <text:p>2643.504487</text:p>
          </table:table-cell>
          <table:table-cell table:style-name="ce6"/>
          <table:table-cell office:value-type="float" office:value="9.9000020000000006" table:style-name="ce11">
            <text:p>9.900002</text:p>
          </table:table-cell>
          <table:table-cell office:value-type="float" office:value="2650.0831043210001" table:style-name="ce11">
            <text:p>2650.083104</text:p>
          </table:table-cell>
          <table:table-cell table:number-columns-repeated="16379"/>
        </table:table-row>
        <table:table-row table:style-name="ro2">
          <table:table-cell office:value-type="float" office:value="10.000078" table:style-name="ce11">
            <text:p>10.000078</text:p>
          </table:table-cell>
          <table:table-cell office:value-type="float" office:value="2677.073385188" table:style-name="ce11">
            <text:p>2677.073385</text:p>
          </table:table-cell>
          <table:table-cell table:style-name="ce6"/>
          <table:table-cell office:value-type="float" office:value="10" table:style-name="ce11">
            <text:p>10</text:p>
          </table:table-cell>
          <table:table-cell office:value-type="float" office:value="2634.2880078319999" table:style-name="ce11">
            <text:p>2634.288008</text:p>
          </table:table-cell>
          <table:table-cell table:number-columns-repeated="16379"/>
        </table:table-row>
        <table:table-row table:style-name="ro2">
          <table:table-cell office:value-type="float" office:value="10.100001000000001" table:style-name="ce11">
            <text:p>10.100001</text:p>
          </table:table-cell>
          <table:table-cell office:value-type="float" office:value="2686.185063118" table:style-name="ce11">
            <text:p>2686.185063</text:p>
          </table:table-cell>
          <table:table-cell table:style-name="ce6"/>
          <table:table-cell office:value-type="float" office:value="10.100076" table:style-name="ce11">
            <text:p>10.100076</text:p>
          </table:table-cell>
          <table:table-cell office:value-type="float" office:value="2575.461144978" table:style-name="ce11">
            <text:p>2575.461145</text:p>
          </table:table-cell>
          <table:table-cell table:number-columns-repeated="16379"/>
        </table:table-row>
        <table:table-row table:style-name="ro2">
          <table:table-cell office:value-type="float" office:value="10.200079000000001" table:style-name="ce11">
            <text:p>10.200079</text:p>
          </table:table-cell>
          <table:table-cell office:value-type="float" office:value="2535.8929494560002" table:style-name="ce11">
            <text:p>2535.892949</text:p>
          </table:table-cell>
          <table:table-cell table:style-name="ce6"/>
          <table:table-cell office:value-type="float" office:value="10.200006" table:style-name="ce11">
            <text:p>10.200006</text:p>
          </table:table-cell>
          <table:table-cell office:value-type="float" office:value="2480.599532314" table:style-name="ce11">
            <text:p>2480.599532</text:p>
          </table:table-cell>
          <table:table-cell table:number-columns-repeated="16379"/>
        </table:table-row>
        <table:table-row table:style-name="ro2">
          <table:table-cell office:value-type="float" office:value="10.300107000000001" table:style-name="ce11">
            <text:p>10.300107</text:p>
          </table:table-cell>
          <table:table-cell office:value-type="float" office:value="2290.9482555770001" table:style-name="ce11">
            <text:p>2290.948256</text:p>
          </table:table-cell>
          <table:table-cell table:style-name="ce6"/>
          <table:table-cell office:value-type="float" office:value="10.300077999999999" table:style-name="ce11">
            <text:p>10.300078</text:p>
          </table:table-cell>
          <table:table-cell office:value-type="float" office:value="2305.1779530250001" table:style-name="ce11">
            <text:p>2305.177953</text:p>
          </table:table-cell>
          <table:table-cell table:number-columns-repeated="16379"/>
        </table:table-row>
        <table:table-row table:style-name="ro2">
          <table:table-cell office:value-type="float" office:value="10.400074" table:style-name="ce11">
            <text:p>10.400074</text:p>
          </table:table-cell>
          <table:table-cell office:value-type="float" office:value="2061.1023810360002" table:style-name="ce11">
            <text:p>2061.102381</text:p>
          </table:table-cell>
          <table:table-cell table:style-name="ce6"/>
          <table:table-cell office:value-type="float" office:value="10.400010999999999" table:style-name="ce11">
            <text:p>10.400011</text:p>
          </table:table-cell>
          <table:table-cell office:value-type="float" office:value="2089.2885391099999" table:style-name="ce11">
            <text:p>2089.288539</text:p>
          </table:table-cell>
          <table:table-cell table:number-columns-repeated="16379"/>
        </table:table-row>
        <table:table-row table:style-name="ro2">
          <table:table-cell office:value-type="float" office:value="10.500049000000001" table:style-name="ce11">
            <text:p>10.500049</text:p>
          </table:table-cell>
          <table:table-cell office:value-type="float" office:value="1869.973879465" table:style-name="ce11">
            <text:p>1869.973879</text:p>
          </table:table-cell>
          <table:table-cell table:style-name="ce6"/>
          <table:table-cell office:value-type="float" office:value="10.500004000000001" table:style-name="ce11">
            <text:p>10.500004</text:p>
          </table:table-cell>
          <table:table-cell office:value-type="float" office:value="1881.016763007" table:style-name="ce11">
            <text:p>1881.016763</text:p>
          </table:table-cell>
          <table:table-cell table:number-columns-repeated="16379"/>
        </table:table-row>
        <table:table-row table:style-name="ro2">
          <table:table-cell office:value-type="float" office:value="10.600035" table:style-name="ce11">
            <text:p>10.600035</text:p>
          </table:table-cell>
          <table:table-cell office:value-type="float" office:value="1724.202784696" table:style-name="ce11">
            <text:p>1724.202785</text:p>
          </table:table-cell>
          <table:table-cell table:style-name="ce6"/>
          <table:table-cell office:value-type="float" office:value="10.600004" table:style-name="ce11">
            <text:p>10.600004</text:p>
          </table:table-cell>
          <table:table-cell office:value-type="float" office:value="1673.502240774" table:style-name="ce11">
            <text:p>1673.502241</text:p>
          </table:table-cell>
          <table:table-cell table:number-columns-repeated="16379"/>
        </table:table-row>
        <table:table-row table:style-name="ro2">
          <table:table-cell office:value-type="float" office:value="10.700087999999999" table:style-name="ce11">
            <text:p>10.700088</text:p>
          </table:table-cell>
          <table:table-cell office:value-type="float" office:value="1608.58749081" table:style-name="ce11">
            <text:p>1608.587491</text:p>
          </table:table-cell>
          <table:table-cell table:style-name="ce6"/>
          <table:table-cell office:value-type="float" office:value="10.70013" table:style-name="ce11">
            <text:p>10.70013</text:p>
          </table:table-cell>
          <table:table-cell office:value-type="float" office:value="1555.9535056249999" table:style-name="ce11">
            <text:p>1555.953506</text:p>
          </table:table-cell>
          <table:table-cell table:number-columns-repeated="16379"/>
        </table:table-row>
        <table:table-row table:style-name="ro2">
          <table:table-cell office:value-type="float" office:value="10.800039999999999" table:style-name="ce11">
            <text:p>10.80004</text:p>
          </table:table-cell>
          <table:table-cell office:value-type="float" office:value="1536.386939325" table:style-name="ce11">
            <text:p>1536.386939</text:p>
          </table:table-cell>
          <table:table-cell table:style-name="ce6"/>
          <table:table-cell office:value-type="float" office:value="10.800124" table:style-name="ce11">
            <text:p>10.800124</text:p>
          </table:table-cell>
          <table:table-cell office:value-type="float" office:value="1471.518994885" table:style-name="ce11">
            <text:p>1471.518995</text:p>
          </table:table-cell>
          <table:table-cell table:number-columns-repeated="16379"/>
        </table:table-row>
        <table:table-row table:style-name="ro2">
          <table:table-cell office:value-type="float" office:value="10.900029999999999" table:style-name="ce11">
            <text:p>10.90003</text:p>
          </table:table-cell>
          <table:table-cell office:value-type="float" office:value="1504.5112271789999" table:style-name="ce11">
            <text:p>1504.511227</text:p>
          </table:table-cell>
          <table:table-cell table:style-name="ce6"/>
          <table:table-cell office:value-type="float" office:value="10.900121" table:style-name="ce11">
            <text:p>10.900121</text:p>
          </table:table-cell>
          <table:table-cell office:value-type="float" office:value="1433.2701296529999" table:style-name="ce11">
            <text:p>1433.27013</text:p>
          </table:table-cell>
          <table:table-cell table:number-columns-repeated="16379"/>
        </table:table-row>
        <table:table-row table:style-name="ro2">
          <table:table-cell office:value-type="float" office:value="11.000126" table:style-name="ce11">
            <text:p>11.000126</text:p>
          </table:table-cell>
          <table:table-cell office:value-type="float" office:value="1494.0514651860001" table:style-name="ce11">
            <text:p>1494.051465</text:p>
          </table:table-cell>
          <table:table-cell table:style-name="ce6"/>
          <table:table-cell office:value-type="float" office:value="11.000026" table:style-name="ce11">
            <text:p>11.000026</text:p>
          </table:table-cell>
          <table:table-cell office:value-type="float" office:value="1423.294755138" table:style-name="ce11">
            <text:p>1423.294755</text:p>
          </table:table-cell>
          <table:table-cell table:number-columns-repeated="16379"/>
        </table:table-row>
        <table:table-row table:style-name="ro2">
          <table:table-cell office:value-type="float" office:value="11.100101" table:style-name="ce11">
            <text:p>11.100101</text:p>
          </table:table-cell>
          <table:table-cell office:value-type="float" office:value="1538.1872248770001" table:style-name="ce11">
            <text:p>1538.187225</text:p>
          </table:table-cell>
          <table:table-cell table:style-name="ce6"/>
          <table:table-cell office:value-type="float" office:value="11.100001000000001" table:style-name="ce11">
            <text:p>11.100001</text:p>
          </table:table-cell>
          <table:table-cell office:value-type="float" office:value="1437.6027577909999" table:style-name="ce11">
            <text:p>1437.602758</text:p>
          </table:table-cell>
          <table:table-cell table:number-columns-repeated="16379"/>
        </table:table-row>
        <table:table-row table:style-name="ro2">
          <table:table-cell office:value-type="float" office:value="11.200135" table:style-name="ce11">
            <text:p>11.200135</text:p>
          </table:table-cell>
          <table:table-cell office:value-type="float" office:value="1654.0742924169999" table:style-name="ce11">
            <text:p>1654.074292</text:p>
          </table:table-cell>
          <table:table-cell table:style-name="ce6"/>
          <table:table-cell office:value-type="float" office:value="11.200132" table:style-name="ce11">
            <text:p>11.200132</text:p>
          </table:table-cell>
          <table:table-cell office:value-type="float" office:value="1512.248125369" table:style-name="ce11">
            <text:p>1512.248125</text:p>
          </table:table-cell>
          <table:table-cell table:number-columns-repeated="16379"/>
        </table:table-row>
        <table:table-row table:style-name="ro2">
          <table:table-cell office:value-type="float" office:value="11.300034" table:style-name="ce11">
            <text:p>11.300034</text:p>
          </table:table-cell>
          <table:table-cell office:value-type="float" office:value="1776.03655585" table:style-name="ce11">
            <text:p>1776.036556</text:p>
          </table:table-cell>
          <table:table-cell table:style-name="ce6"/>
          <table:table-cell office:value-type="float" office:value="11.3001" table:style-name="ce11">
            <text:p>11.3001</text:p>
          </table:table-cell>
          <table:table-cell office:value-type="float" office:value="1638.4130556299999" table:style-name="ce11">
            <text:p>1638.413056</text:p>
          </table:table-cell>
          <table:table-cell table:number-columns-repeated="16379"/>
        </table:table-row>
        <table:table-row table:style-name="ro2">
          <table:table-cell office:value-type="float" office:value="11.400005999999999" table:style-name="ce11">
            <text:p>11.400006</text:p>
          </table:table-cell>
          <table:table-cell office:value-type="float" office:value="1965.3660390479999" table:style-name="ce11">
            <text:p>1965.366039</text:p>
          </table:table-cell>
          <table:table-cell table:style-name="ce6"/>
          <table:table-cell office:value-type="float" office:value="11.400019" table:style-name="ce11">
            <text:p>11.400019</text:p>
          </table:table-cell>
          <table:table-cell office:value-type="float" office:value="1812.683045624" table:style-name="ce11">
            <text:p>1812.683046</text:p>
          </table:table-cell>
          <table:table-cell table:number-columns-repeated="16379"/>
        </table:table-row>
        <table:table-row table:style-name="ro2">
          <table:table-cell office:value-type="float" office:value="11.500003" table:style-name="ce11">
            <text:p>11.500003</text:p>
          </table:table-cell>
          <table:table-cell office:value-type="float" office:value="2211.1599418330002" table:style-name="ce11">
            <text:p>2211.159942</text:p>
          </table:table-cell>
          <table:table-cell table:style-name="ce6"/>
          <table:table-cell office:value-type="float" office:value="11.500114999999999" table:style-name="ce11">
            <text:p>11.500115</text:p>
          </table:table-cell>
          <table:table-cell office:value-type="float" office:value="2134.535638892" table:style-name="ce11">
            <text:p>2134.535639</text:p>
          </table:table-cell>
          <table:table-cell table:number-columns-repeated="16379"/>
        </table:table-row>
        <table:table-row table:style-name="ro2">
          <table:table-cell office:value-type="float" office:value="11.600004" table:style-name="ce11">
            <text:p>11.600004</text:p>
          </table:table-cell>
          <table:table-cell office:value-type="float" office:value="2507.5477097769999" table:style-name="ce11">
            <text:p>2507.54771</text:p>
          </table:table-cell>
          <table:table-cell table:style-name="ce6"/>
          <table:table-cell office:value-type="float" office:value="11.60005" table:style-name="ce11">
            <text:p>11.60005</text:p>
          </table:table-cell>
          <table:table-cell office:value-type="float" office:value="2369.931877173" table:style-name="ce11">
            <text:p>2369.931877</text:p>
          </table:table-cell>
          <table:table-cell table:number-columns-repeated="16379"/>
        </table:table-row>
        <table:table-row table:style-name="ro2">
          <table:table-cell office:value-type="float" office:value="11.700037" table:style-name="ce11">
            <text:p>11.700037</text:p>
          </table:table-cell>
          <table:table-cell office:value-type="float" office:value="2592.174572935" table:style-name="ce11">
            <text:p>2592.174573</text:p>
          </table:table-cell>
          <table:table-cell table:style-name="ce6"/>
          <table:table-cell office:value-type="float" office:value="11.700093000000001" table:style-name="ce11">
            <text:p>11.700093</text:p>
          </table:table-cell>
          <table:table-cell office:value-type="float" office:value="2483.689142357" table:style-name="ce11">
            <text:p>2483.689142</text:p>
          </table:table-cell>
          <table:table-cell table:number-columns-repeated="16379"/>
        </table:table-row>
        <table:table-row table:style-name="ro2">
          <table:table-cell office:value-type="float" office:value="11.800051" table:style-name="ce11">
            <text:p>11.800051</text:p>
          </table:table-cell>
          <table:table-cell office:value-type="float" office:value="2671.540074942" table:style-name="ce11">
            <text:p>2671.540075</text:p>
          </table:table-cell>
          <table:table-cell table:style-name="ce6"/>
          <table:table-cell office:value-type="float" office:value="11.800131" table:style-name="ce11">
            <text:p>11.800131</text:p>
          </table:table-cell>
          <table:table-cell office:value-type="float" office:value="2605.8822647480001" table:style-name="ce11">
            <text:p>2605.882265</text:p>
          </table:table-cell>
          <table:table-cell table:number-columns-repeated="16379"/>
        </table:table-row>
        <table:table-row table:style-name="ro2">
          <table:table-cell office:value-type="float" office:value="11.900076" table:style-name="ce11">
            <text:p>11.900076</text:p>
          </table:table-cell>
          <table:table-cell office:value-type="float" office:value="2725.592912483" table:style-name="ce11">
            <text:p>2725.592912</text:p>
          </table:table-cell>
          <table:table-cell table:style-name="ce6"/>
          <table:table-cell office:value-type="float" office:value="11.900057" table:style-name="ce11">
            <text:p>11.900057</text:p>
          </table:table-cell>
          <table:table-cell office:value-type="float" office:value="2683.3990911629999" table:style-name="ce11">
            <text:p>2683.399091</text:p>
          </table:table-cell>
          <table:table-cell table:number-columns-repeated="16379"/>
        </table:table-row>
        <table:table-row table:style-name="ro2">
          <table:table-cell office:value-type="float" office:value="12.000019" table:style-name="ce11">
            <text:p>12.000019</text:p>
          </table:table-cell>
          <table:table-cell office:value-type="float" office:value="2741.0246685080001" table:style-name="ce11">
            <text:p>2741.024669</text:p>
          </table:table-cell>
          <table:table-cell table:style-name="ce6"/>
          <table:table-cell office:value-type="float" office:value="12.000097" table:style-name="ce11">
            <text:p>12.000097</text:p>
          </table:table-cell>
          <table:table-cell office:value-type="float" office:value="2710.1622697309999" table:style-name="ce11">
            <text:p>2710.16227</text:p>
          </table:table-cell>
          <table:table-cell table:number-columns-repeated="16379"/>
        </table:table-row>
        <table:table-row table:style-name="ro2">
          <table:table-cell office:value-type="float" office:value="12.100113" table:style-name="ce11">
            <text:p>12.100113</text:p>
          </table:table-cell>
          <table:table-cell office:value-type="float" office:value="2672.1320468879999" table:style-name="ce11">
            <text:p>2672.132047</text:p>
          </table:table-cell>
          <table:table-cell table:style-name="ce6"/>
          <table:table-cell office:value-type="float" office:value="12.100023999999999" table:style-name="ce11">
            <text:p>12.100024</text:p>
          </table:table-cell>
          <table:table-cell office:value-type="float" office:value="2592.8034273070002" table:style-name="ce11">
            <text:p>2592.803427</text:p>
          </table:table-cell>
          <table:table-cell table:number-columns-repeated="16379"/>
        </table:table-row>
        <table:table-row table:style-name="ro2">
          <table:table-cell office:value-type="float" office:value="12.200025" table:style-name="ce11">
            <text:p>12.200025</text:p>
          </table:table-cell>
          <table:table-cell office:value-type="float" office:value="2509.3290228689998" table:style-name="ce11">
            <text:p>2509.329023</text:p>
          </table:table-cell>
          <table:table-cell table:style-name="ce6"/>
          <table:table-cell office:value-type="float" office:value="12.20008" table:style-name="ce11">
            <text:p>12.20008</text:p>
          </table:table-cell>
          <table:table-cell office:value-type="float" office:value="2517.517634925" table:style-name="ce11">
            <text:p>2517.517635</text:p>
          </table:table-cell>
          <table:table-cell table:number-columns-repeated="16379"/>
        </table:table-row>
        <table:table-row table:style-name="ro2">
          <table:table-cell office:value-type="float" office:value="12.300125" table:style-name="ce11">
            <text:p>12.300125</text:p>
          </table:table-cell>
          <table:table-cell office:value-type="float" office:value="2333.7596877149999" table:style-name="ce11">
            <text:p>2333.759688</text:p>
          </table:table-cell>
          <table:table-cell table:style-name="ce6"/>
          <table:table-cell office:value-type="float" office:value="12.300001999999999" table:style-name="ce11">
            <text:p>12.300002</text:p>
          </table:table-cell>
          <table:table-cell office:value-type="float" office:value="2317.6649491819999" table:style-name="ce11">
            <text:p>2317.664949</text:p>
          </table:table-cell>
          <table:table-cell table:number-columns-repeated="16379"/>
        </table:table-row>
        <table:table-row table:style-name="ro2">
          <table:table-cell office:value-type="float" office:value="12.400031" table:style-name="ce11">
            <text:p>12.400031</text:p>
          </table:table-cell>
          <table:table-cell office:value-type="float" office:value="2030.513328861" table:style-name="ce11">
            <text:p>2030.513329</text:p>
          </table:table-cell>
          <table:table-cell table:style-name="ce6"/>
          <table:table-cell office:value-type="float" office:value="12.400135000000001" table:style-name="ce11">
            <text:p>12.400135</text:p>
          </table:table-cell>
          <table:table-cell office:value-type="float" office:value="2226.3569393490002" table:style-name="ce11">
            <text:p>2226.356939</text:p>
          </table:table-cell>
          <table:table-cell table:number-columns-repeated="16379"/>
        </table:table-row>
        <table:table-row table:style-name="ro2">
          <table:table-cell office:value-type="float" office:value="12.500063000000001" table:style-name="ce11">
            <text:p>12.500063</text:p>
          </table:table-cell>
          <table:table-cell office:value-type="float" office:value="1834.5525200869999" table:style-name="ce11">
            <text:p>1834.55252</text:p>
          </table:table-cell>
          <table:table-cell table:style-name="ce6"/>
          <table:table-cell office:value-type="float" office:value="12.500045" table:style-name="ce11">
            <text:p>12.500045</text:p>
          </table:table-cell>
          <table:table-cell office:value-type="float" office:value="2002.2815356599999" table:style-name="ce11">
            <text:p>2002.281536</text:p>
          </table:table-cell>
          <table:table-cell table:number-columns-repeated="16379"/>
        </table:table-row>
        <table:table-row table:style-name="ro2">
          <table:table-cell office:value-type="float" office:value="12.600085999999999" table:style-name="ce11">
            <text:p>12.600086</text:p>
          </table:table-cell>
          <table:table-cell office:value-type="float" office:value="1631.2412390120001" table:style-name="ce11">
            <text:p>1631.241239</text:p>
          </table:table-cell>
          <table:table-cell table:style-name="ce6"/>
          <table:table-cell office:value-type="float" office:value="12.600116" table:style-name="ce11">
            <text:p>12.600116</text:p>
          </table:table-cell>
          <table:table-cell office:value-type="float" office:value="1696.9900802929999" table:style-name="ce11">
            <text:p>1696.99008</text:p>
          </table:table-cell>
          <table:table-cell table:number-columns-repeated="16379"/>
        </table:table-row>
        <table:table-row table:style-name="ro2">
          <table:table-cell office:value-type="float" office:value="12.700082" table:style-name="ce11">
            <text:p>12.700082</text:p>
          </table:table-cell>
          <table:table-cell office:value-type="float" office:value="1507.029181916" table:style-name="ce11">
            <text:p>1507.029182</text:p>
          </table:table-cell>
          <table:table-cell table:style-name="ce6"/>
          <table:table-cell office:value-type="float" office:value="12.700097" table:style-name="ce11">
            <text:p>12.700097</text:p>
          </table:table-cell>
          <table:table-cell office:value-type="float" office:value="1563.5482946330001" table:style-name="ce11">
            <text:p>1563.548295</text:p>
          </table:table-cell>
          <table:table-cell table:number-columns-repeated="16379"/>
        </table:table-row>
        <table:table-row table:style-name="ro2">
          <table:table-cell office:value-type="float" office:value="12.800087" table:style-name="ce11">
            <text:p>12.800087</text:p>
          </table:table-cell>
          <table:table-cell office:value-type="float" office:value="1444.850017558" table:style-name="ce11">
            <text:p>1444.850018</text:p>
          </table:table-cell>
          <table:table-cell table:style-name="ce6"/>
          <table:table-cell office:value-type="float" office:value="12.800012000000001" table:style-name="ce11">
            <text:p>12.800012</text:p>
          </table:table-cell>
          <table:table-cell office:value-type="float" office:value="1563.1498403210001" table:style-name="ce11">
            <text:p>1563.14984</text:p>
          </table:table-cell>
          <table:table-cell table:number-columns-repeated="16379"/>
        </table:table-row>
        <table:table-row table:style-name="ro2">
          <table:table-cell office:value-type="float" office:value="12.900047000000001" table:style-name="ce11">
            <text:p>12.900047</text:p>
          </table:table-cell>
          <table:table-cell office:value-type="float" office:value="1436.3244163710001" table:style-name="ce11">
            <text:p>1436.324416</text:p>
          </table:table-cell>
          <table:table-cell table:style-name="ce6"/>
          <table:table-cell office:value-type="float" office:value="12.900067" table:style-name="ce11">
            <text:p>12.900067</text:p>
          </table:table-cell>
          <table:table-cell office:value-type="float" office:value="1515.559240414" table:style-name="ce11">
            <text:p>1515.55924</text:p>
          </table:table-cell>
          <table:table-cell table:number-columns-repeated="16379"/>
        </table:table-row>
        <table:table-row table:style-name="ro2">
          <table:table-cell office:value-type="float" office:value="13.000088999999999" table:style-name="ce11">
            <text:p>13.000089</text:p>
          </table:table-cell>
          <table:table-cell office:value-type="float" office:value="1468.7244465639999" table:style-name="ce11">
            <text:p>1468.724447</text:p>
          </table:table-cell>
          <table:table-cell table:style-name="ce6"/>
          <table:table-cell office:value-type="float" office:value="13.000099000000001" table:style-name="ce11">
            <text:p>13.000099</text:p>
          </table:table-cell>
          <table:table-cell office:value-type="float" office:value="1554.814618157" table:style-name="ce11">
            <text:p>1554.814618</text:p>
          </table:table-cell>
          <table:table-cell table:number-columns-repeated="16379"/>
        </table:table-row>
        <table:table-row table:style-name="ro2">
          <table:table-cell office:value-type="float" office:value="13.100065000000001" table:style-name="ce11">
            <text:p>13.100065</text:p>
          </table:table-cell>
          <table:table-cell office:value-type="float" office:value="1529.680952385" table:style-name="ce11">
            <text:p>1529.680952</text:p>
          </table:table-cell>
          <table:table-cell table:style-name="ce6"/>
          <table:table-cell office:value-type="float" office:value="13.100045" table:style-name="ce11">
            <text:p>13.100045</text:p>
          </table:table-cell>
          <table:table-cell office:value-type="float" office:value="1646.9685505130001" table:style-name="ce11">
            <text:p>1646.968551</text:p>
          </table:table-cell>
          <table:table-cell table:number-columns-repeated="16379"/>
        </table:table-row>
        <table:table-row table:style-name="ro2">
          <table:table-cell office:value-type="float" office:value="13.200106999999999" table:style-name="ce11">
            <text:p>13.200107</text:p>
          </table:table-cell>
          <table:table-cell office:value-type="float" office:value="1623.7189990930001" table:style-name="ce11">
            <text:p>1623.718999</text:p>
          </table:table-cell>
          <table:table-cell table:style-name="ce6"/>
          <table:table-cell office:value-type="float" office:value="13.20004" table:style-name="ce11">
            <text:p>13.20004</text:p>
          </table:table-cell>
          <table:table-cell office:value-type="float" office:value="1853.5428335900001" table:style-name="ce11">
            <text:p>1853.542834</text:p>
          </table:table-cell>
          <table:table-cell table:number-columns-repeated="16379"/>
        </table:table-row>
        <table:table-row table:style-name="ro2">
          <table:table-cell office:value-type="float" office:value="13.300090000000001" table:style-name="ce11">
            <text:p>13.30009</text:p>
          </table:table-cell>
          <table:table-cell office:value-type="float" office:value="1772.7198824069999" table:style-name="ce11">
            <text:p>1772.719882</text:p>
          </table:table-cell>
          <table:table-cell table:style-name="ce6"/>
          <table:table-cell office:value-type="float" office:value="13.300077999999999" table:style-name="ce11">
            <text:p>13.300078</text:p>
          </table:table-cell>
          <table:table-cell office:value-type="float" office:value="1938.688665911" table:style-name="ce11">
            <text:p>1938.688666</text:p>
          </table:table-cell>
          <table:table-cell table:number-columns-repeated="16379"/>
        </table:table-row>
        <table:table-row table:style-name="ro2">
          <table:table-cell office:value-type="float" office:value="13.400067" table:style-name="ce11">
            <text:p>13.400067</text:p>
          </table:table-cell>
          <table:table-cell office:value-type="float" office:value="1952.284487292" table:style-name="ce11">
            <text:p>1952.284487</text:p>
          </table:table-cell>
          <table:table-cell table:style-name="ce6"/>
          <table:table-cell office:value-type="float" office:value="13.400036" table:style-name="ce11">
            <text:p>13.400036</text:p>
          </table:table-cell>
          <table:table-cell office:value-type="float" office:value="2160.9224003419999" table:style-name="ce11">
            <text:p>2160.9224</text:p>
          </table:table-cell>
          <table:table-cell table:number-columns-repeated="16379"/>
        </table:table-row>
        <table:table-row table:style-name="ro2">
          <table:table-cell office:value-type="float" office:value="13.500125000000001" table:style-name="ce11">
            <text:p>13.500125</text:p>
          </table:table-cell>
          <table:table-cell office:value-type="float" office:value="2176.2253578099999" table:style-name="ce11">
            <text:p>2176.225358</text:p>
          </table:table-cell>
          <table:table-cell table:style-name="ce6"/>
          <table:table-cell office:value-type="float" office:value="13.500083999999999" table:style-name="ce11">
            <text:p>13.500084</text:p>
          </table:table-cell>
          <table:table-cell office:value-type="float" office:value="2396.8799189669999" table:style-name="ce11">
            <text:p>2396.879919</text:p>
          </table:table-cell>
          <table:table-cell table:number-columns-repeated="16379"/>
        </table:table-row>
        <table:table-row table:style-name="ro2">
          <table:table-cell office:value-type="float" office:value="13.600085" table:style-name="ce11">
            <text:p>13.600085</text:p>
          </table:table-cell>
          <table:table-cell office:value-type="float" office:value="2348.2597497299998" table:style-name="ce11">
            <text:p>2348.25975</text:p>
          </table:table-cell>
          <table:table-cell table:style-name="ce6"/>
          <table:table-cell office:value-type="float" office:value="13.600058000000001" table:style-name="ce11">
            <text:p>13.600058</text:p>
          </table:table-cell>
          <table:table-cell office:value-type="float" office:value="2762.095369915" table:style-name="ce11">
            <text:p>2762.09537</text:p>
          </table:table-cell>
          <table:table-cell table:number-columns-repeated="16379"/>
        </table:table-row>
        <table:table-row table:style-name="ro2">
          <table:table-cell office:value-type="float" office:value="13.700106" table:style-name="ce11">
            <text:p>13.700106</text:p>
          </table:table-cell>
          <table:table-cell office:value-type="float" office:value="2633.3076050939999" table:style-name="ce11">
            <text:p>2633.307605</text:p>
          </table:table-cell>
          <table:table-cell table:style-name="ce6"/>
          <table:table-cell office:value-type="float" office:value="13.700134" table:style-name="ce11">
            <text:p>13.700134</text:p>
          </table:table-cell>
          <table:table-cell office:value-type="float" office:value="2849.0316377039999" table:style-name="ce11">
            <text:p>2849.031638</text:p>
          </table:table-cell>
          <table:table-cell table:number-columns-repeated="16379"/>
        </table:table-row>
        <table:table-row table:style-name="ro2">
          <table:table-cell office:value-type="float" office:value="13.800129999999999" table:style-name="ce11">
            <text:p>13.80013</text:p>
          </table:table-cell>
          <table:table-cell office:value-type="float" office:value="2704.1865419710002" table:style-name="ce11">
            <text:p>2704.186542</text:p>
          </table:table-cell>
          <table:table-cell table:style-name="ce6"/>
          <table:table-cell office:value-type="float" office:value="13.800027999999999" table:style-name="ce11">
            <text:p>13.800028</text:p>
          </table:table-cell>
          <table:table-cell office:value-type="float" office:value="2773.4998611010001" table:style-name="ce11">
            <text:p>2773.499861</text:p>
          </table:table-cell>
          <table:table-cell table:number-columns-repeated="16379"/>
        </table:table-row>
        <table:table-row table:style-name="ro2">
          <table:table-cell office:value-type="float" office:value="13.900007" table:style-name="ce11">
            <text:p>13.900007</text:p>
          </table:table-cell>
          <table:table-cell office:value-type="float" office:value="2765.5752473970001" table:style-name="ce11">
            <text:p>2765.575247</text:p>
          </table:table-cell>
          <table:table-cell table:style-name="ce6"/>
          <table:table-cell office:value-type="float" office:value="13.900126999999999" table:style-name="ce11">
            <text:p>13.900127</text:p>
          </table:table-cell>
          <table:table-cell office:value-type="float" office:value="2773.6456054760001" table:style-name="ce11">
            <text:p>2773.645605</text:p>
          </table:table-cell>
          <table:table-cell table:number-columns-repeated="16379"/>
        </table:table-row>
        <table:table-row table:style-name="ro2">
          <table:table-cell office:value-type="float" office:value="14.000012999999999" table:style-name="ce11">
            <text:p>14.000013</text:p>
          </table:table-cell>
          <table:table-cell office:value-type="float" office:value="2755.9990530499999" table:style-name="ce11">
            <text:p>2755.999053</text:p>
          </table:table-cell>
          <table:table-cell table:style-name="ce6"/>
          <table:table-cell office:value-type="float" office:value="14.000068000000001" table:style-name="ce11">
            <text:p>14.000068</text:p>
          </table:table-cell>
          <table:table-cell office:value-type="float" office:value="2698.3619627480002" table:style-name="ce11">
            <text:p>2698.361963</text:p>
          </table:table-cell>
          <table:table-cell table:number-columns-repeated="16379"/>
        </table:table-row>
        <table:table-row table:style-name="ro2">
          <table:table-cell office:value-type="float" office:value="14.100007" table:style-name="ce11">
            <text:p>14.100007</text:p>
          </table:table-cell>
          <table:table-cell office:value-type="float" office:value="2692.6356902570001" table:style-name="ce11">
            <text:p>2692.63569</text:p>
          </table:table-cell>
          <table:table-cell table:style-name="ce6"/>
          <table:table-cell office:value-type="float" office:value="14.100034000000001" table:style-name="ce11">
            <text:p>14.100034</text:p>
          </table:table-cell>
          <table:table-cell office:value-type="float" office:value="2627.251495987" table:style-name="ce11">
            <text:p>2627.251496</text:p>
          </table:table-cell>
          <table:table-cell table:number-columns-repeated="16379"/>
        </table:table-row>
        <table:table-row table:style-name="ro2">
          <table:table-cell office:value-type="float" office:value="14.200022000000001" table:style-name="ce11">
            <text:p>14.200022</text:p>
          </table:table-cell>
          <table:table-cell office:value-type="float" office:value="2532.5235712600002" table:style-name="ce11">
            <text:p>2532.523571</text:p>
          </table:table-cell>
          <table:table-cell table:style-name="ce6"/>
          <table:table-cell office:value-type="float" office:value="14.200025999999999" table:style-name="ce11">
            <text:p>14.200026</text:p>
          </table:table-cell>
          <table:table-cell office:value-type="float" office:value="2488.4509675069999" table:style-name="ce11">
            <text:p>2488.450968</text:p>
          </table:table-cell>
          <table:table-cell table:number-columns-repeated="16379"/>
        </table:table-row>
        <table:table-row table:style-name="ro2">
          <table:table-cell office:value-type="float" office:value="14.300065999999999" table:style-name="ce11">
            <text:p>14.300066</text:p>
          </table:table-cell>
          <table:table-cell office:value-type="float" office:value="2301.8495717790001" table:style-name="ce11">
            <text:p>2301.849572</text:p>
          </table:table-cell>
          <table:table-cell table:style-name="ce6"/>
          <table:table-cell office:value-type="float" office:value="14.300065" table:style-name="ce11">
            <text:p>14.300065</text:p>
          </table:table-cell>
          <table:table-cell office:value-type="float" office:value="2090.357911566" table:style-name="ce11">
            <text:p>2090.357912</text:p>
          </table:table-cell>
          <table:table-cell table:number-columns-repeated="16379"/>
        </table:table-row>
        <table:table-row table:style-name="ro2">
          <table:table-cell office:value-type="float" office:value="14.400079" table:style-name="ce11">
            <text:p>14.400079</text:p>
          </table:table-cell>
          <table:table-cell office:value-type="float" office:value="2084.3193530640001" table:style-name="ce11">
            <text:p>2084.319353</text:p>
          </table:table-cell>
          <table:table-cell table:style-name="ce6"/>
          <table:table-cell office:value-type="float" office:value="14.400069" table:style-name="ce11">
            <text:p>14.400069</text:p>
          </table:table-cell>
          <table:table-cell office:value-type="float" office:value="1784.0782311319999" table:style-name="ce11">
            <text:p>1784.078231</text:p>
          </table:table-cell>
          <table:table-cell table:number-columns-repeated="16379"/>
        </table:table-row>
        <table:table-row table:style-name="ro2">
          <table:table-cell office:value-type="float" office:value="14.500064" table:style-name="ce11">
            <text:p>14.500064</text:p>
          </table:table-cell>
          <table:table-cell office:value-type="float" office:value="1916.618105951" table:style-name="ce11">
            <text:p>1916.618106</text:p>
          </table:table-cell>
          <table:table-cell table:style-name="ce6"/>
          <table:table-cell office:value-type="float" office:value="14.50009" table:style-name="ce11">
            <text:p>14.50009</text:p>
          </table:table-cell>
          <table:table-cell office:value-type="float" office:value="1613.654856399" table:style-name="ce11">
            <text:p>1613.654856</text:p>
          </table:table-cell>
          <table:table-cell table:number-columns-repeated="16379"/>
        </table:table-row>
        <table:table-row table:style-name="ro2">
          <table:table-cell office:value-type="float" office:value="14.600042" table:style-name="ce11">
            <text:p>14.600042</text:p>
          </table:table-cell>
          <table:table-cell office:value-type="float" office:value="1730.0829060850001" table:style-name="ce11">
            <text:p>1730.082906</text:p>
          </table:table-cell>
          <table:table-cell table:style-name="ce6"/>
          <table:table-cell office:value-type="float" office:value="14.600061999999999" table:style-name="ce11">
            <text:p>14.600062</text:p>
          </table:table-cell>
          <table:table-cell office:value-type="float" office:value="1457.20092129" table:style-name="ce11">
            <text:p>1457.200921</text:p>
          </table:table-cell>
          <table:table-cell table:number-columns-repeated="16379"/>
        </table:table-row>
        <table:table-row table:style-name="ro2">
          <table:table-cell office:value-type="float" office:value="14.700120999999999" table:style-name="ce11">
            <text:p>14.700121</text:p>
          </table:table-cell>
          <table:table-cell office:value-type="float" office:value="1575.865327879" table:style-name="ce11">
            <text:p>1575.865328</text:p>
          </table:table-cell>
          <table:table-cell table:style-name="ce6"/>
          <table:table-cell office:value-type="float" office:value="14.700063999999999" table:style-name="ce11">
            <text:p>14.700064</text:p>
          </table:table-cell>
          <table:table-cell office:value-type="float" office:value="1406.041904958" table:style-name="ce11">
            <text:p>1406.041905</text:p>
          </table:table-cell>
          <table:table-cell table:number-columns-repeated="16379"/>
        </table:table-row>
        <table:table-row table:style-name="ro2">
          <table:table-cell office:value-type="float" office:value="14.800026000000001" table:style-name="ce11">
            <text:p>14.800026</text:p>
          </table:table-cell>
          <table:table-cell office:value-type="float" office:value="1470.8595817779999" table:style-name="ce11">
            <text:p>1470.859582</text:p>
          </table:table-cell>
          <table:table-cell table:style-name="ce6"/>
          <table:table-cell office:value-type="float" office:value="14.800105" table:style-name="ce11">
            <text:p>14.800105</text:p>
          </table:table-cell>
          <table:table-cell office:value-type="float" office:value="1335.8673317319999" table:style-name="ce11">
            <text:p>1335.867332</text:p>
          </table:table-cell>
          <table:table-cell table:number-columns-repeated="16379"/>
        </table:table-row>
        <table:table-row table:style-name="ro2">
          <table:table-cell office:value-type="float" office:value="14.900115" table:style-name="ce11">
            <text:p>14.900115</text:p>
          </table:table-cell>
          <table:table-cell office:value-type="float" office:value="1434.7330283450001" table:style-name="ce11">
            <text:p>1434.733028</text:p>
          </table:table-cell>
          <table:table-cell table:style-name="ce6"/>
          <table:table-cell office:value-type="float" office:value="14.900019" table:style-name="ce11">
            <text:p>14.900019</text:p>
          </table:table-cell>
          <table:table-cell office:value-type="float" office:value="1398.641437948" table:style-name="ce11">
            <text:p>1398.641438</text:p>
          </table:table-cell>
          <table:table-cell table:number-columns-repeated="16379"/>
        </table:table-row>
        <table:table-row table:style-name="ro2">
          <table:table-cell office:value-type="float" office:value="15.000095" table:style-name="ce11">
            <text:p>15.000095</text:p>
          </table:table-cell>
          <table:table-cell office:value-type="float" office:value="1434.5404275190001" table:style-name="ce11">
            <text:p>1434.540428</text:p>
          </table:table-cell>
          <table:table-cell table:style-name="ce6"/>
          <table:table-cell office:value-type="float" office:value="15.000074" table:style-name="ce11">
            <text:p>15.000074</text:p>
          </table:table-cell>
          <table:table-cell office:value-type="float" office:value="1381.9440654279999" table:style-name="ce11">
            <text:p>1381.944065</text:p>
          </table:table-cell>
          <table:table-cell table:number-columns-repeated="16379"/>
        </table:table-row>
        <table:table-row table:style-name="ro2">
          <table:table-cell office:value-type="float" office:value="15.10012" table:style-name="ce11">
            <text:p>15.10012</text:p>
          </table:table-cell>
          <table:table-cell office:value-type="float" office:value="1469.9692886620001" table:style-name="ce11">
            <text:p>1469.969289</text:p>
          </table:table-cell>
          <table:table-cell table:style-name="ce6"/>
          <table:table-cell office:value-type="float" office:value="15.100039000000001" table:style-name="ce11">
            <text:p>15.100039</text:p>
          </table:table-cell>
          <table:table-cell office:value-type="float" office:value="1470.7130762930001" table:style-name="ce11">
            <text:p>1470.713076</text:p>
          </table:table-cell>
          <table:table-cell table:number-columns-repeated="16379"/>
        </table:table-row>
        <table:table-row table:style-name="ro2">
          <table:table-cell office:value-type="float" office:value="15.200077" table:style-name="ce11">
            <text:p>15.200077</text:p>
          </table:table-cell>
          <table:table-cell office:value-type="float" office:value="1562.461682611" table:style-name="ce11">
            <text:p>1562.461683</text:p>
          </table:table-cell>
          <table:table-cell table:style-name="ce6"/>
          <table:table-cell office:value-type="float" office:value="15.200039" table:style-name="ce11">
            <text:p>15.200039</text:p>
          </table:table-cell>
          <table:table-cell office:value-type="float" office:value="1570.3330774670001" table:style-name="ce11">
            <text:p>1570.333077</text:p>
          </table:table-cell>
          <table:table-cell table:number-columns-repeated="16379"/>
        </table:table-row>
        <table:table-row table:style-name="ro2">
          <table:table-cell office:value-type="float" office:value="15.300012000000001" table:style-name="ce11">
            <text:p>15.300012</text:p>
          </table:table-cell>
          <table:table-cell office:value-type="float" office:value="1692.5008742560001" table:style-name="ce11">
            <text:p>1692.500874</text:p>
          </table:table-cell>
          <table:table-cell table:style-name="ce6"/>
          <table:table-cell office:value-type="float" office:value="15.300011" table:style-name="ce11">
            <text:p>15.300011</text:p>
          </table:table-cell>
          <table:table-cell office:value-type="float" office:value="1776.5498774549999" table:style-name="ce11">
            <text:p>1776.549877</text:p>
          </table:table-cell>
          <table:table-cell table:number-columns-repeated="16379"/>
        </table:table-row>
        <table:table-row table:style-name="ro2">
          <table:table-cell office:value-type="float" office:value="15.400073000000001" table:style-name="ce11">
            <text:p>15.400073</text:p>
          </table:table-cell>
          <table:table-cell office:value-type="float" office:value="1848.0934517200001" table:style-name="ce11">
            <text:p>1848.093452</text:p>
          </table:table-cell>
          <table:table-cell table:style-name="ce6"/>
          <table:table-cell office:value-type="float" office:value="15.400084" table:style-name="ce11">
            <text:p>15.400084</text:p>
          </table:table-cell>
          <table:table-cell office:value-type="float" office:value="2099.8832707430001" table:style-name="ce11">
            <text:p>2099.883271</text:p>
          </table:table-cell>
          <table:table-cell table:number-columns-repeated="16379"/>
        </table:table-row>
        <table:table-row table:style-name="ro2">
          <table:table-cell office:value-type="float" office:value="15.500022" table:style-name="ce11">
            <text:p>15.500022</text:p>
          </table:table-cell>
          <table:table-cell office:value-type="float" office:value="2088.3671986979998" table:style-name="ce11">
            <text:p>2088.367199</text:p>
          </table:table-cell>
          <table:table-cell table:style-name="ce6"/>
          <table:table-cell office:value-type="float" office:value="15.500071999999999" table:style-name="ce11">
            <text:p>15.500072</text:p>
          </table:table-cell>
          <table:table-cell office:value-type="float" office:value="2454.2683404509999" table:style-name="ce11">
            <text:p>2454.26834</text:p>
          </table:table-cell>
          <table:table-cell table:number-columns-repeated="16379"/>
        </table:table-row>
        <table:table-row table:style-name="ro2">
          <table:table-cell office:value-type="float" office:value="15.60009" table:style-name="ce11">
            <text:p>15.60009</text:p>
          </table:table-cell>
          <table:table-cell office:value-type="float" office:value="2393.8918295899998" table:style-name="ce11">
            <text:p>2393.89183</text:p>
          </table:table-cell>
          <table:table-cell table:style-name="ce6"/>
          <table:table-cell office:value-type="float" office:value="15.600037" table:style-name="ce11">
            <text:p>15.600037</text:p>
          </table:table-cell>
          <table:table-cell office:value-type="float" office:value="2738.072418449" table:style-name="ce11">
            <text:p>2738.072418</text:p>
          </table:table-cell>
          <table:table-cell table:number-columns-repeated="16379"/>
        </table:table-row>
        <table:table-row table:style-name="ro2">
          <table:table-cell office:value-type="float" office:value="15.700094999999999" table:style-name="ce11">
            <text:p>15.700095</text:p>
          </table:table-cell>
          <table:table-cell office:value-type="float" office:value="2534.522058607" table:style-name="ce11">
            <text:p>2534.522059</text:p>
          </table:table-cell>
          <table:table-cell table:style-name="ce6"/>
          <table:table-cell office:value-type="float" office:value="15.700098000000001" table:style-name="ce11">
            <text:p>15.700098</text:p>
          </table:table-cell>
          <table:table-cell office:value-type="float" office:value="2975.9051417280002" table:style-name="ce11">
            <text:p>2975.905142</text:p>
          </table:table-cell>
          <table:table-cell table:number-columns-repeated="16379"/>
        </table:table-row>
        <table:table-row table:style-name="ro2">
          <table:table-cell office:value-type="float" office:value="15.800039" table:style-name="ce11">
            <text:p>15.800039</text:p>
          </table:table-cell>
          <table:table-cell office:value-type="float" office:value="2603.1137881300001" table:style-name="ce11">
            <text:p>2603.113788</text:p>
          </table:table-cell>
          <table:table-cell table:style-name="ce6"/>
          <table:table-cell office:value-type="float" office:value="15.800053" table:style-name="ce11">
            <text:p>15.800053</text:p>
          </table:table-cell>
          <table:table-cell office:value-type="float" office:value="3030.2577876340001" table:style-name="ce11">
            <text:p>3030.257788</text:p>
          </table:table-cell>
          <table:table-cell table:number-columns-repeated="16379" table:style-name="ce1"/>
        </table:table-row>
        <table:table-row table:style-name="ro2">
          <table:table-cell office:value-type="float" office:value="15.900069999999999" table:style-name="ce11">
            <text:p>15.90007</text:p>
          </table:table-cell>
          <table:table-cell office:value-type="float" office:value="2718.7494253579998" table:style-name="ce11">
            <text:p>2718.749425</text:p>
          </table:table-cell>
          <table:table-cell table:style-name="ce6"/>
          <table:table-cell office:value-type="float" office:value="15.9001" table:style-name="ce11">
            <text:p>15.9001</text:p>
          </table:table-cell>
          <table:table-cell office:value-type="float" office:value="2937.8326928219999" table:style-name="ce11">
            <text:p>2937.832693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6.000021" table:style-name="ce11">
            <text:p>16.000021</text:p>
          </table:table-cell>
          <table:table-cell office:value-type="float" office:value="2763.6278568399998" table:style-name="ce11">
            <text:p>2763.627857</text:p>
          </table:table-cell>
          <table:table-cell table:style-name="ce6"/>
          <table:table-cell office:value-type="float" office:value="16.000081999999999" table:style-name="ce11">
            <text:p>16.000082</text:p>
          </table:table-cell>
          <table:table-cell office:value-type="float" office:value="3033.2010296150002" table:style-name="ce11">
            <text:p>3033.20103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6.100017000000001" table:style-name="ce11">
            <text:p>16.100017</text:p>
          </table:table-cell>
          <table:table-cell office:value-type="float" office:value="2656.0535931929999" table:style-name="ce11">
            <text:p>2656.053593</text:p>
          </table:table-cell>
          <table:table-cell table:style-name="ce6"/>
          <table:table-cell office:value-type="float" office:value="16.100047" table:style-name="ce11">
            <text:p>16.100047</text:p>
          </table:table-cell>
          <table:table-cell office:value-type="float" office:value="2860.9481644409998" table:style-name="ce11">
            <text:p>2860.948164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6.200054999999999" table:style-name="ce11">
            <text:p>16.200055</text:p>
          </table:table-cell>
          <table:table-cell office:value-type="float" office:value="2543.281510156" table:style-name="ce11">
            <text:p>2543.28151</text:p>
          </table:table-cell>
          <table:table-cell table:style-name="ce6"/>
          <table:table-cell office:value-type="float" office:value="16.200005000000001" table:style-name="ce11">
            <text:p>16.200005</text:p>
          </table:table-cell>
          <table:table-cell office:value-type="float" office:value="2666.0183058940002" table:style-name="ce11">
            <text:p>2666.01830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6.300108000000002" table:style-name="ce11">
            <text:p>16.300108</text:p>
          </table:table-cell>
          <table:table-cell office:value-type="float" office:value="2361.2517731889998" table:style-name="ce11">
            <text:p>2361.251773</text:p>
          </table:table-cell>
          <table:table-cell table:style-name="ce6"/>
          <table:table-cell office:value-type="float" office:value="16.300035999999999" table:style-name="ce11">
            <text:p>16.300036</text:p>
          </table:table-cell>
          <table:table-cell office:value-type="float" office:value="2401.7754190609999" table:style-name="ce11">
            <text:p>2401.775419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6.400030000000001" table:style-name="ce11">
            <text:p>16.40003</text:p>
          </table:table-cell>
          <table:table-cell office:value-type="float" office:value="2181.9616463749999" table:style-name="ce11">
            <text:p>2181.961646</text:p>
          </table:table-cell>
          <table:table-cell table:style-name="ce6"/>
          <table:table-cell office:value-type="float" office:value="16.40006" table:style-name="ce11">
            <text:p>16.40006</text:p>
          </table:table-cell>
          <table:table-cell office:value-type="float" office:value="1995.5269825319999" table:style-name="ce11">
            <text:p>1995.526983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6.500028" table:style-name="ce11">
            <text:p>16.500028</text:p>
          </table:table-cell>
          <table:table-cell office:value-type="float" office:value="1980.441657091" table:style-name="ce11">
            <text:p>1980.441657</text:p>
          </table:table-cell>
          <table:table-cell table:style-name="ce6"/>
          <table:table-cell office:value-type="float" office:value="16.500078999999999" table:style-name="ce11">
            <text:p>16.500079</text:p>
          </table:table-cell>
          <table:table-cell office:value-type="float" office:value="1680.6338458959999" table:style-name="ce11">
            <text:p>1680.63384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6.600092" table:style-name="ce11">
            <text:p>16.600092</text:p>
          </table:table-cell>
          <table:table-cell office:value-type="float" office:value="1809.423471244" table:style-name="ce11">
            <text:p>1809.423471</text:p>
          </table:table-cell>
          <table:table-cell table:style-name="ce6"/>
          <table:table-cell office:value-type="float" office:value="16.600118999999999" table:style-name="ce11">
            <text:p>16.600119</text:p>
          </table:table-cell>
          <table:table-cell office:value-type="float" office:value="1461.1771133029999" table:style-name="ce11">
            <text:p>1461.177113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6.700123000000001" table:style-name="ce11">
            <text:p>16.700123</text:p>
          </table:table-cell>
          <table:table-cell office:value-type="float" office:value="1682.1883821169999" table:style-name="ce11">
            <text:p>1682.188382</text:p>
          </table:table-cell>
          <table:table-cell table:style-name="ce6"/>
          <table:table-cell office:value-type="float" office:value="16.700063" table:style-name="ce11">
            <text:p>16.700063</text:p>
          </table:table-cell>
          <table:table-cell office:value-type="float" office:value="1299.4385988900001" table:style-name="ce11">
            <text:p>1299.438599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6.800084999999999" table:style-name="ce11">
            <text:p>16.800085</text:p>
          </table:table-cell>
          <table:table-cell office:value-type="float" office:value="1538.140183453" table:style-name="ce11">
            <text:p>1538.140183</text:p>
          </table:table-cell>
          <table:table-cell table:style-name="ce6"/>
          <table:table-cell office:value-type="float" office:value="16.80011" table:style-name="ce11">
            <text:p>16.80011</text:p>
          </table:table-cell>
          <table:table-cell office:value-type="float" office:value="1298.875709812" table:style-name="ce11">
            <text:p>1298.8757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6.900099999999998" table:style-name="ce11">
            <text:p>16.9001</text:p>
          </table:table-cell>
          <table:table-cell office:value-type="float" office:value="1442.5512629259999" table:style-name="ce11">
            <text:p>1442.551263</text:p>
          </table:table-cell>
          <table:table-cell table:style-name="ce6"/>
          <table:table-cell office:value-type="float" office:value="16.900127000000001" table:style-name="ce11">
            <text:p>16.900127</text:p>
          </table:table-cell>
          <table:table-cell office:value-type="float" office:value="1186.5254988019999" table:style-name="ce11">
            <text:p>1186.525499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7.000060000000001" table:style-name="ce11">
            <text:p>17.00006</text:p>
          </table:table-cell>
          <table:table-cell office:value-type="float" office:value="1419.2834671590001" table:style-name="ce11">
            <text:p>1419.283467</text:p>
          </table:table-cell>
          <table:table-cell table:style-name="ce6"/>
          <table:table-cell office:value-type="float" office:value="17.000108000000001" table:style-name="ce11">
            <text:p>17.000108</text:p>
          </table:table-cell>
          <table:table-cell office:value-type="float" office:value="1133.7552866579999" table:style-name="ce11">
            <text:p>1133.755287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7.100125999999999" table:style-name="ce11">
            <text:p>17.100126</text:p>
          </table:table-cell>
          <table:table-cell office:value-type="float" office:value="1453.150268375" table:style-name="ce11">
            <text:p>1453.150268</text:p>
          </table:table-cell>
          <table:table-cell table:style-name="ce6"/>
          <table:table-cell office:value-type="float" office:value="17.100010000000001" table:style-name="ce11">
            <text:p>17.10001</text:p>
          </table:table-cell>
          <table:table-cell office:value-type="float" office:value="1262.6024918319999" table:style-name="ce11">
            <text:p>1262.602492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7.200132" table:style-name="ce11">
            <text:p>17.200132</text:p>
          </table:table-cell>
          <table:table-cell office:value-type="float" office:value="1540.5162862130001" table:style-name="ce11">
            <text:p>1540.516286</text:p>
          </table:table-cell>
          <table:table-cell table:style-name="ce6"/>
          <table:table-cell office:value-type="float" office:value="17.200115" table:style-name="ce11">
            <text:p>17.200115</text:p>
          </table:table-cell>
          <table:table-cell office:value-type="float" office:value="1378.0078557249999" table:style-name="ce11">
            <text:p>1378.00785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7.300127" table:style-name="ce11">
            <text:p>17.300127</text:p>
          </table:table-cell>
          <table:table-cell office:value-type="float" office:value="1678.9867300210001" table:style-name="ce11">
            <text:p>1678.98673</text:p>
          </table:table-cell>
          <table:table-cell table:style-name="ce6"/>
          <table:table-cell office:value-type="float" office:value="17.300042999999999" table:style-name="ce11">
            <text:p>17.300043</text:p>
          </table:table-cell>
          <table:table-cell office:value-type="float" office:value="1557.712686676" table:style-name="ce11">
            <text:p>1557.712687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7.400041999999999" table:style-name="ce11">
            <text:p>17.400042</text:p>
          </table:table-cell>
          <table:table-cell office:value-type="float" office:value="1849.0890683729999" table:style-name="ce11">
            <text:p>1849.089068</text:p>
          </table:table-cell>
          <table:table-cell table:style-name="ce6"/>
          <table:table-cell office:value-type="float" office:value="17.400072999999999" table:style-name="ce11">
            <text:p>17.400073</text:p>
          </table:table-cell>
          <table:table-cell office:value-type="float" office:value="1846.050498051" table:style-name="ce11">
            <text:p>1846.050498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7.500111" table:style-name="ce11">
            <text:p>17.500111</text:p>
          </table:table-cell>
          <table:table-cell office:value-type="float" office:value="2032.8812795870001" table:style-name="ce11">
            <text:p>2032.88128</text:p>
          </table:table-cell>
          <table:table-cell table:style-name="ce6"/>
          <table:table-cell office:value-type="float" office:value="17.500039999999998" table:style-name="ce11">
            <text:p>17.50004</text:p>
          </table:table-cell>
          <table:table-cell office:value-type="float" office:value="2352.3573245470002" table:style-name="ce11">
            <text:p>2352.357325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7.600031999999999" table:style-name="ce11">
            <text:p>17.600032</text:p>
          </table:table-cell>
          <table:table-cell office:value-type="float" office:value="2239.1880201680001" table:style-name="ce11">
            <text:p>2239.18802</text:p>
          </table:table-cell>
          <table:table-cell table:style-name="ce6"/>
          <table:table-cell office:value-type="float" office:value="17.600010999999999" table:style-name="ce11">
            <text:p>17.600011</text:p>
          </table:table-cell>
          <table:table-cell office:value-type="float" office:value="2741.9277878970001" table:style-name="ce11">
            <text:p>2741.927788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7.700035" table:style-name="ce11">
            <text:p>17.700035</text:p>
          </table:table-cell>
          <table:table-cell office:value-type="float" office:value="2502.3017620790001" table:style-name="ce11">
            <text:p>2502.301762</text:p>
          </table:table-cell>
          <table:table-cell table:style-name="ce6"/>
          <table:table-cell office:value-type="float" office:value="17.700132" table:style-name="ce11">
            <text:p>17.700132</text:p>
          </table:table-cell>
          <table:table-cell office:value-type="float" office:value="3094.5929268999998" table:style-name="ce11">
            <text:p>3094.592927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7.800052999999998" table:style-name="ce11">
            <text:p>17.800053</text:p>
          </table:table-cell>
          <table:table-cell office:value-type="float" office:value="2570.3047110930002" table:style-name="ce11">
            <text:p>2570.304711</text:p>
          </table:table-cell>
          <table:table-cell table:style-name="ce6"/>
          <table:table-cell office:value-type="float" office:value="17.800103" table:style-name="ce11">
            <text:p>17.800103</text:p>
          </table:table-cell>
          <table:table-cell office:value-type="float" office:value="3286.1219188650002" table:style-name="ce11">
            <text:p>3286.121919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7.900065000000001" table:style-name="ce11">
            <text:p>17.900065</text:p>
          </table:table-cell>
          <table:table-cell office:value-type="float" office:value="2670.0833499" table:style-name="ce11">
            <text:p>2670.08335</text:p>
          </table:table-cell>
          <table:table-cell table:style-name="ce6"/>
          <table:table-cell office:value-type="float" office:value="17.900015" table:style-name="ce11">
            <text:p>17.900015</text:p>
          </table:table-cell>
          <table:table-cell office:value-type="float" office:value="2968.2941457420002" table:style-name="ce11">
            <text:p>2968.29414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8.000028" table:style-name="ce11">
            <text:p>18.000028</text:p>
          </table:table-cell>
          <table:table-cell office:value-type="float" office:value="2724.5232580100001" table:style-name="ce11">
            <text:p>2724.523258</text:p>
          </table:table-cell>
          <table:table-cell table:style-name="ce6"/>
          <table:table-cell office:value-type="float" office:value="18.000105999999999" table:style-name="ce11">
            <text:p>18.000106</text:p>
          </table:table-cell>
          <table:table-cell office:value-type="float" office:value="2905.913497217" table:style-name="ce11">
            <text:p>2905.913497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8.100110000000001" table:style-name="ce11">
            <text:p>18.10011</text:p>
          </table:table-cell>
          <table:table-cell office:value-type="float" office:value="2731.1300935260001" table:style-name="ce11">
            <text:p>2731.130094</text:p>
          </table:table-cell>
          <table:table-cell table:style-name="ce6"/>
          <table:table-cell office:value-type="float" office:value="18.10003" table:style-name="ce11">
            <text:p>18.10003</text:p>
          </table:table-cell>
          <table:table-cell office:value-type="float" office:value="3038.06597418" table:style-name="ce11">
            <text:p>3038.065974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8.200109000000001" table:style-name="ce11">
            <text:p>18.200109</text:p>
          </table:table-cell>
          <table:table-cell office:value-type="float" office:value="2564.0146900609998" table:style-name="ce11">
            <text:p>2564.01469</text:p>
          </table:table-cell>
          <table:table-cell table:style-name="ce6"/>
          <table:table-cell office:value-type="float" office:value="18.200106000000002" table:style-name="ce11">
            <text:p>18.200106</text:p>
          </table:table-cell>
          <table:table-cell office:value-type="float" office:value="2865.1929409290001" table:style-name="ce11">
            <text:p>2865.19294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8.300044" table:style-name="ce11">
            <text:p>18.300044</text:p>
          </table:table-cell>
          <table:table-cell office:value-type="float" office:value="2384.3970153169998" table:style-name="ce11">
            <text:p>2384.397015</text:p>
          </table:table-cell>
          <table:table-cell table:style-name="ce6"/>
          <table:table-cell office:value-type="float" office:value="18.3001" table:style-name="ce11">
            <text:p>18.3001</text:p>
          </table:table-cell>
          <table:table-cell office:value-type="float" office:value="2572.1848238110001" table:style-name="ce11">
            <text:p>2572.184824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8.400068999999998" table:style-name="ce11">
            <text:p>18.400069</text:p>
          </table:table-cell>
          <table:table-cell office:value-type="float" office:value="2206.0139832360001" table:style-name="ce11">
            <text:p>2206.013983</text:p>
          </table:table-cell>
          <table:table-cell table:style-name="ce6"/>
          <table:table-cell office:value-type="float" office:value="18.400113000000001" table:style-name="ce11">
            <text:p>18.400113</text:p>
          </table:table-cell>
          <table:table-cell office:value-type="float" office:value="2095.0261599179998" table:style-name="ce11">
            <text:p>2095.0261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8.500005999999999" table:style-name="ce11">
            <text:p>18.500006</text:p>
          </table:table-cell>
          <table:table-cell office:value-type="float" office:value="2005.357528772" table:style-name="ce11">
            <text:p>2005.357529</text:p>
          </table:table-cell>
          <table:table-cell table:style-name="ce6"/>
          <table:table-cell office:value-type="float" office:value="18.500115999999998" table:style-name="ce11">
            <text:p>18.500116</text:p>
          </table:table-cell>
          <table:table-cell office:value-type="float" office:value="1620.698875645" table:style-name="ce11">
            <text:p>1620.69887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8.600007000000002" table:style-name="ce11">
            <text:p>18.600007</text:p>
          </table:table-cell>
          <table:table-cell office:value-type="float" office:value="1858.5169127019999" table:style-name="ce11">
            <text:p>1858.516913</text:p>
          </table:table-cell>
          <table:table-cell table:style-name="ce6"/>
          <table:table-cell office:value-type="float" office:value="18.600069000000001" table:style-name="ce11">
            <text:p>18.600069</text:p>
          </table:table-cell>
          <table:table-cell office:value-type="float" office:value="1449.1745166010001" table:style-name="ce11">
            <text:p>1449.174517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8.700133999999998" table:style-name="ce11">
            <text:p>18.700134</text:p>
          </table:table-cell>
          <table:table-cell office:value-type="float" office:value="1682.262702493" table:style-name="ce11">
            <text:p>1682.262702</text:p>
          </table:table-cell>
          <table:table-cell table:style-name="ce6"/>
          <table:table-cell office:value-type="float" office:value="18.700032" table:style-name="ce11">
            <text:p>18.700032</text:p>
          </table:table-cell>
          <table:table-cell office:value-type="float" office:value="1316.1263560929999" table:style-name="ce11">
            <text:p>1316.12635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8.800063000000002" table:style-name="ce11">
            <text:p>18.800063</text:p>
          </table:table-cell>
          <table:table-cell office:value-type="float" office:value="1563.070902081" table:style-name="ce11">
            <text:p>1563.070902</text:p>
          </table:table-cell>
          <table:table-cell table:style-name="ce6"/>
          <table:table-cell office:value-type="float" office:value="18.800006" table:style-name="ce11">
            <text:p>18.800006</text:p>
          </table:table-cell>
          <table:table-cell office:value-type="float" office:value="1133.782920786" table:style-name="ce11">
            <text:p>1133.78292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8.900099000000001" table:style-name="ce11">
            <text:p>18.900099</text:p>
          </table:table-cell>
          <table:table-cell office:value-type="float" office:value="1506.8749751939999" table:style-name="ce11">
            <text:p>1506.874975</text:p>
          </table:table-cell>
          <table:table-cell table:style-name="ce6"/>
          <table:table-cell office:value-type="float" office:value="18.900020000000001" table:style-name="ce11">
            <text:p>18.90002</text:p>
          </table:table-cell>
          <table:table-cell office:value-type="float" office:value="1047.0373973809999" table:style-name="ce11">
            <text:p>1047.037397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9.000052" table:style-name="ce11">
            <text:p>19.000052</text:p>
          </table:table-cell>
          <table:table-cell office:value-type="float" office:value="1455.224859935" table:style-name="ce11">
            <text:p>1455.22486</text:p>
          </table:table-cell>
          <table:table-cell table:style-name="ce6"/>
          <table:table-cell office:value-type="float" office:value="19.000104" table:style-name="ce11">
            <text:p>19.000104</text:p>
          </table:table-cell>
          <table:table-cell office:value-type="float" office:value="1103.589700258" table:style-name="ce11">
            <text:p>1103.5897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9.100124000000001" table:style-name="ce11">
            <text:p>19.100124</text:p>
          </table:table-cell>
          <table:table-cell office:value-type="float" office:value="1466.311929365" table:style-name="ce11">
            <text:p>1466.311929</text:p>
          </table:table-cell>
          <table:table-cell table:style-name="ce6"/>
          <table:table-cell office:value-type="float" office:value="19.100062000000001" table:style-name="ce11">
            <text:p>19.100062</text:p>
          </table:table-cell>
          <table:table-cell office:value-type="float" office:value="1156.464641005" table:style-name="ce11">
            <text:p>1156.46464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9.200054000000002" table:style-name="ce11">
            <text:p>19.200054</text:p>
          </table:table-cell>
          <table:table-cell office:value-type="float" office:value="1547.0288026410001" table:style-name="ce11">
            <text:p>1547.028803</text:p>
          </table:table-cell>
          <table:table-cell table:style-name="ce6"/>
          <table:table-cell office:value-type="float" office:value="19.200047000000001" table:style-name="ce11">
            <text:p>19.200047</text:p>
          </table:table-cell>
          <table:table-cell office:value-type="float" office:value="1274.7662592270001" table:style-name="ce11">
            <text:p>1274.766259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9.300097000000001" table:style-name="ce11">
            <text:p>19.300097</text:p>
          </table:table-cell>
          <table:table-cell office:value-type="float" office:value="1656.208451732" table:style-name="ce11">
            <text:p>1656.208452</text:p>
          </table:table-cell>
          <table:table-cell table:style-name="ce6"/>
          <table:table-cell office:value-type="float" office:value="19.300045000000001" table:style-name="ce11">
            <text:p>19.300045</text:p>
          </table:table-cell>
          <table:table-cell office:value-type="float" office:value="1437.6096279789999" table:style-name="ce11">
            <text:p>1437.609628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9.400067" table:style-name="ce11">
            <text:p>19.400067</text:p>
          </table:table-cell>
          <table:table-cell office:value-type="float" office:value="1822.3455415400001" table:style-name="ce11">
            <text:p>1822.345542</text:p>
          </table:table-cell>
          <table:table-cell table:style-name="ce6"/>
          <table:table-cell office:value-type="float" office:value="19.400071000000001" table:style-name="ce11">
            <text:p>19.400071</text:p>
          </table:table-cell>
          <table:table-cell office:value-type="float" office:value="1718.4455175359999" table:style-name="ce11">
            <text:p>1718.445518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9.500069" table:style-name="ce11">
            <text:p>19.500069</text:p>
          </table:table-cell>
          <table:table-cell office:value-type="float" office:value="2081.0002070800001" table:style-name="ce11">
            <text:p>2081.000207</text:p>
          </table:table-cell>
          <table:table-cell table:style-name="ce6"/>
          <table:table-cell office:value-type="float" office:value="19.500063999999998" table:style-name="ce11">
            <text:p>19.500064</text:p>
          </table:table-cell>
          <table:table-cell office:value-type="float" office:value="2206.4836513350001" table:style-name="ce11">
            <text:p>2206.48365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9.600044" table:style-name="ce11">
            <text:p>19.600044</text:p>
          </table:table-cell>
          <table:table-cell office:value-type="float" office:value="2342.5756403649998" table:style-name="ce11">
            <text:p>2342.57564</text:p>
          </table:table-cell>
          <table:table-cell table:style-name="ce6"/>
          <table:table-cell office:value-type="float" office:value="19.600092" table:style-name="ce11">
            <text:p>19.600092</text:p>
          </table:table-cell>
          <table:table-cell office:value-type="float" office:value="2861.7336848939999" table:style-name="ce11">
            <text:p>2861.733685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9.700081000000001" table:style-name="ce11">
            <text:p>19.700081</text:p>
          </table:table-cell>
          <table:table-cell office:value-type="float" office:value="2547.648588386" table:style-name="ce11">
            <text:p>2547.648588</text:p>
          </table:table-cell>
          <table:table-cell table:style-name="ce6"/>
          <table:table-cell office:value-type="float" office:value="19.700016000000002" table:style-name="ce11">
            <text:p>19.700016</text:p>
          </table:table-cell>
          <table:table-cell office:value-type="float" office:value="2968.0876956860002" table:style-name="ce11">
            <text:p>2968.08769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9.800041" table:style-name="ce11">
            <text:p>19.800041</text:p>
          </table:table-cell>
          <table:table-cell office:value-type="float" office:value="2680.9662031520002" table:style-name="ce11">
            <text:p>2680.966203</text:p>
          </table:table-cell>
          <table:table-cell table:style-name="ce6"/>
          <table:table-cell office:value-type="float" office:value="19.80011" table:style-name="ce11">
            <text:p>19.80011</text:p>
          </table:table-cell>
          <table:table-cell office:value-type="float" office:value="3176.610302432" table:style-name="ce11">
            <text:p>3176.610302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19.900093999999999" table:style-name="ce11">
            <text:p>19.900094</text:p>
          </table:table-cell>
          <table:table-cell office:value-type="float" office:value="2756.0597976489998" table:style-name="ce11">
            <text:p>2756.059798</text:p>
          </table:table-cell>
          <table:table-cell table:style-name="ce6"/>
          <table:table-cell office:value-type="float" office:value="19.900006000000001" table:style-name="ce11">
            <text:p>19.900006</text:p>
          </table:table-cell>
          <table:table-cell office:value-type="float" office:value="2999.0543404330001" table:style-name="ce11">
            <text:p>2999.05434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0.000093" table:style-name="ce11">
            <text:p>20.000093</text:p>
          </table:table-cell>
          <table:table-cell office:value-type="float" office:value="2750.5401342330001" table:style-name="ce11">
            <text:p>2750.540134</text:p>
          </table:table-cell>
          <table:table-cell table:style-name="ce6"/>
          <table:table-cell office:value-type="float" office:value="20.000074999999999" table:style-name="ce11">
            <text:p>20.000075</text:p>
          </table:table-cell>
          <table:table-cell office:value-type="float" office:value="3120.1802960650002" table:style-name="ce11">
            <text:p>3120.18029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0.100103000000001" table:style-name="ce11">
            <text:p>20.100103</text:p>
          </table:table-cell>
          <table:table-cell office:value-type="float" office:value="2700.3627387790002" table:style-name="ce11">
            <text:p>2700.362739</text:p>
          </table:table-cell>
          <table:table-cell table:style-name="ce6"/>
          <table:table-cell office:value-type="float" office:value="20.100062999999999" table:style-name="ce11">
            <text:p>20.100063</text:p>
          </table:table-cell>
          <table:table-cell office:value-type="float" office:value="3115.988415584" table:style-name="ce11">
            <text:p>3115.98841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0.200104" table:style-name="ce11">
            <text:p>20.200104</text:p>
          </table:table-cell>
          <table:table-cell office:value-type="float" office:value="2611.9842007369998" table:style-name="ce11">
            <text:p>2611.984201</text:p>
          </table:table-cell>
          <table:table-cell table:style-name="ce6"/>
          <table:table-cell office:value-type="float" office:value="20.200101" table:style-name="ce11">
            <text:p>20.200101</text:p>
          </table:table-cell>
          <table:table-cell office:value-type="float" office:value="2994.6065415459998" table:style-name="ce11">
            <text:p>2994.606542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0.300011999999999" table:style-name="ce11">
            <text:p>20.300012</text:p>
          </table:table-cell>
          <table:table-cell office:value-type="float" office:value="2427.528495991" table:style-name="ce11">
            <text:p>2427.528496</text:p>
          </table:table-cell>
          <table:table-cell table:style-name="ce6"/>
          <table:table-cell office:value-type="float" office:value="20.300032999999999" table:style-name="ce11">
            <text:p>20.300033</text:p>
          </table:table-cell>
          <table:table-cell office:value-type="float" office:value="2574.404092281" table:style-name="ce11">
            <text:p>2574.404092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0.400086999999999" table:style-name="ce11">
            <text:p>20.400087</text:p>
          </table:table-cell>
          <table:table-cell office:value-type="float" office:value="2191.8098610040001" table:style-name="ce11">
            <text:p>2191.809861</text:p>
          </table:table-cell>
          <table:table-cell table:style-name="ce6"/>
          <table:table-cell office:value-type="float" office:value="20.400020000000001" table:style-name="ce11">
            <text:p>20.40002</text:p>
          </table:table-cell>
          <table:table-cell office:value-type="float" office:value="2172.6066097970001" table:style-name="ce11">
            <text:p>2172.6066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0.500032000000001" table:style-name="ce11">
            <text:p>20.500032</text:p>
          </table:table-cell>
          <table:table-cell office:value-type="float" office:value="1951.5840024280001" table:style-name="ce11">
            <text:p>1951.584002</text:p>
          </table:table-cell>
          <table:table-cell table:style-name="ce6"/>
          <table:table-cell office:value-type="float" office:value="20.500025999999998" table:style-name="ce11">
            <text:p>20.500026</text:p>
          </table:table-cell>
          <table:table-cell office:value-type="float" office:value="1801.092478753" table:style-name="ce11">
            <text:p>1801.092479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0.600004999999999" table:style-name="ce11">
            <text:p>20.600005</text:p>
          </table:table-cell>
          <table:table-cell office:value-type="float" office:value="1733.221800092" table:style-name="ce11">
            <text:p>1733.2218</text:p>
          </table:table-cell>
          <table:table-cell table:style-name="ce6"/>
          <table:table-cell office:value-type="float" office:value="20.600086999999998" table:style-name="ce11">
            <text:p>20.600087</text:p>
          </table:table-cell>
          <table:table-cell office:value-type="float" office:value="1386.6946586209999" table:style-name="ce11">
            <text:p>1386.694659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0.700049" table:style-name="ce11">
            <text:p>20.700049</text:p>
          </table:table-cell>
          <table:table-cell office:value-type="float" office:value="1590.905246025" table:style-name="ce11">
            <text:p>1590.905246</text:p>
          </table:table-cell>
          <table:table-cell table:style-name="ce6"/>
          <table:table-cell office:value-type="float" office:value="20.700067000000001" table:style-name="ce11">
            <text:p>20.700067</text:p>
          </table:table-cell>
          <table:table-cell office:value-type="float" office:value="1169.1746984260001" table:style-name="ce11">
            <text:p>1169.174698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0.800104999999999" table:style-name="ce11">
            <text:p>20.800105</text:p>
          </table:table-cell>
          <table:table-cell office:value-type="float" office:value="1492.245906395" table:style-name="ce11">
            <text:p>1492.245906</text:p>
          </table:table-cell>
          <table:table-cell table:style-name="ce6"/>
          <table:table-cell office:value-type="float" office:value="20.800090000000001" table:style-name="ce11">
            <text:p>20.80009</text:p>
          </table:table-cell>
          <table:table-cell office:value-type="float" office:value="1145.6897590030001" table:style-name="ce11">
            <text:p>1145.689759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0.900009000000001" table:style-name="ce11">
            <text:p>20.900009</text:p>
          </table:table-cell>
          <table:table-cell office:value-type="float" office:value="1452.5351004490001" table:style-name="ce11">
            <text:p>1452.5351</text:p>
          </table:table-cell>
          <table:table-cell table:style-name="ce6"/>
          <table:table-cell office:value-type="float" office:value="20.900062999999999" table:style-name="ce11">
            <text:p>20.900063</text:p>
          </table:table-cell>
          <table:table-cell office:value-type="float" office:value="1176.2831205739999" table:style-name="ce11">
            <text:p>1176.28312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1.000046999999999" table:style-name="ce11">
            <text:p>21.000047</text:p>
          </table:table-cell>
          <table:table-cell office:value-type="float" office:value="1448.8546863480001" table:style-name="ce11">
            <text:p>1448.854686</text:p>
          </table:table-cell>
          <table:table-cell table:style-name="ce6"/>
          <table:table-cell office:value-type="float" office:value="21.000041" table:style-name="ce11">
            <text:p>21.000041</text:p>
          </table:table-cell>
          <table:table-cell office:value-type="float" office:value="1258.3202564129999" table:style-name="ce11">
            <text:p>1258.32025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1.100021999999999" table:style-name="ce11">
            <text:p>21.100022</text:p>
          </table:table-cell>
          <table:table-cell office:value-type="float" office:value="1480.472308379" table:style-name="ce11">
            <text:p>1480.472308</text:p>
          </table:table-cell>
          <table:table-cell table:style-name="ce6"/>
          <table:table-cell office:value-type="float" office:value="21.100118999999999" table:style-name="ce11">
            <text:p>21.100119</text:p>
          </table:table-cell>
          <table:table-cell office:value-type="float" office:value="1374.939777822" table:style-name="ce11">
            <text:p>1374.939778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1.200095999999998" table:style-name="ce11">
            <text:p>21.200096</text:p>
          </table:table-cell>
          <table:table-cell office:value-type="float" office:value="1577.585739695" table:style-name="ce11">
            <text:p>1577.58574</text:p>
          </table:table-cell>
          <table:table-cell table:style-name="ce6"/>
          <table:table-cell office:value-type="float" office:value="21.200066" table:style-name="ce11">
            <text:p>21.200066</text:p>
          </table:table-cell>
          <table:table-cell office:value-type="float" office:value="1493.6595853220001" table:style-name="ce11">
            <text:p>1493.659585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1.300094000000001" table:style-name="ce11">
            <text:p>21.300094</text:p>
          </table:table-cell>
          <table:table-cell office:value-type="float" office:value="1719.84769682" table:style-name="ce11">
            <text:p>1719.847697</text:p>
          </table:table-cell>
          <table:table-cell table:style-name="ce6"/>
          <table:table-cell office:value-type="float" office:value="21.300046999999999" table:style-name="ce11">
            <text:p>21.300047</text:p>
          </table:table-cell>
          <table:table-cell office:value-type="float" office:value="1920.1865770429999" table:style-name="ce11">
            <text:p>1920.186577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1.400103000000001" table:style-name="ce11">
            <text:p>21.400103</text:p>
          </table:table-cell>
          <table:table-cell office:value-type="float" office:value="1855.0662511789999" table:style-name="ce11">
            <text:p>1855.066251</text:p>
          </table:table-cell>
          <table:table-cell table:style-name="ce6"/>
          <table:table-cell office:value-type="float" office:value="21.400088" table:style-name="ce11">
            <text:p>21.400088</text:p>
          </table:table-cell>
          <table:table-cell office:value-type="float" office:value="2306.7287624209998" table:style-name="ce11">
            <text:p>2306.728762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1.5001" table:style-name="ce11">
            <text:p>21.5001</text:p>
          </table:table-cell>
          <table:table-cell office:value-type="float" office:value="2051.9987271700002" table:style-name="ce11">
            <text:p>2051.998727</text:p>
          </table:table-cell>
          <table:table-cell table:style-name="ce6"/>
          <table:table-cell office:value-type="float" office:value="21.500095999999999" table:style-name="ce11">
            <text:p>21.500096</text:p>
          </table:table-cell>
          <table:table-cell office:value-type="float" office:value="2784.8996039849999" table:style-name="ce11">
            <text:p>2784.899604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1.600097000000002" table:style-name="ce11">
            <text:p>21.600097</text:p>
          </table:table-cell>
          <table:table-cell office:value-type="float" office:value="2337.8294513810001" table:style-name="ce11">
            <text:p>2337.829451</text:p>
          </table:table-cell>
          <table:table-cell table:style-name="ce6"/>
          <table:table-cell office:value-type="float" office:value="21.600016" table:style-name="ce11">
            <text:p>21.600016</text:p>
          </table:table-cell>
          <table:table-cell office:value-type="float" office:value="3153.1248082819998" table:style-name="ce11">
            <text:p>3153.124808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1.700082999999999" table:style-name="ce11">
            <text:p>21.700083</text:p>
          </table:table-cell>
          <table:table-cell office:value-type="float" office:value="2625.3959211450001" table:style-name="ce11">
            <text:p>2625.395921</text:p>
          </table:table-cell>
          <table:table-cell table:style-name="ce6"/>
          <table:table-cell office:value-type="float" office:value="21.700043000000001" table:style-name="ce11">
            <text:p>21.700043</text:p>
          </table:table-cell>
          <table:table-cell office:value-type="float" office:value="3329.9393226239999" table:style-name="ce11">
            <text:p>3329.939323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1.800087000000001" table:style-name="ce11">
            <text:p>21.800087</text:p>
          </table:table-cell>
          <table:table-cell office:value-type="float" office:value="2698.5531885320001" table:style-name="ce11">
            <text:p>2698.553189</text:p>
          </table:table-cell>
          <table:table-cell table:style-name="ce6"/>
          <table:table-cell office:value-type="float" office:value="21.800007999999998" table:style-name="ce11">
            <text:p>21.800008</text:p>
          </table:table-cell>
          <table:table-cell office:value-type="float" office:value="3374.1781372179998" table:style-name="ce11">
            <text:p>3374.178137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1.900017999999999" table:style-name="ce11">
            <text:p>21.900018</text:p>
          </table:table-cell>
          <table:table-cell office:value-type="float" office:value="2739.3838117710002" table:style-name="ce11">
            <text:p>2739.383812</text:p>
          </table:table-cell>
          <table:table-cell table:style-name="ce6"/>
          <table:table-cell office:value-type="float" office:value="21.900078000000001" table:style-name="ce11">
            <text:p>21.900078</text:p>
          </table:table-cell>
          <table:table-cell office:value-type="float" office:value="3148.53011294" table:style-name="ce11">
            <text:p>3148.530113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2.000081000000002" table:style-name="ce11">
            <text:p>22.000081</text:p>
          </table:table-cell>
          <table:table-cell office:value-type="float" office:value="2727.2919423889998" table:style-name="ce11">
            <text:p>2727.291942</text:p>
          </table:table-cell>
          <table:table-cell table:style-name="ce6"/>
          <table:table-cell office:value-type="float" office:value="22.000087000000001" table:style-name="ce11">
            <text:p>22.000087</text:p>
          </table:table-cell>
          <table:table-cell office:value-type="float" office:value="3160.0471925500001" table:style-name="ce11">
            <text:p>3160.047193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2.100021000000002" table:style-name="ce11">
            <text:p>22.100021</text:p>
          </table:table-cell>
          <table:table-cell office:value-type="float" office:value="2709.4761869939998" table:style-name="ce11">
            <text:p>2709.476187</text:p>
          </table:table-cell>
          <table:table-cell table:style-name="ce6"/>
          <table:table-cell office:value-type="float" office:value="22.100090000000002" table:style-name="ce11">
            <text:p>22.10009</text:p>
          </table:table-cell>
          <table:table-cell office:value-type="float" office:value="2911.1835628909998" table:style-name="ce11">
            <text:p>2911.183563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2.200089999999999" table:style-name="ce11">
            <text:p>22.20009</text:p>
          </table:table-cell>
          <table:table-cell office:value-type="float" office:value="2580.4445017490002" table:style-name="ce11">
            <text:p>2580.444502</text:p>
          </table:table-cell>
          <table:table-cell table:style-name="ce6"/>
          <table:table-cell office:value-type="float" office:value="22.200005000000001" table:style-name="ce11">
            <text:p>22.200005</text:p>
          </table:table-cell>
          <table:table-cell office:value-type="float" office:value="2601.8630170030001" table:style-name="ce11">
            <text:p>2601.863017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2.300115999999999" table:style-name="ce11">
            <text:p>22.300116</text:p>
          </table:table-cell>
          <table:table-cell office:value-type="float" office:value="2403.5566403990001" table:style-name="ce11">
            <text:p>2403.55664</text:p>
          </table:table-cell>
          <table:table-cell table:style-name="ce6"/>
          <table:table-cell office:value-type="float" office:value="22.300094999999999" table:style-name="ce11">
            <text:p>22.300095</text:p>
          </table:table-cell>
          <table:table-cell office:value-type="float" office:value="2175.3538299400002" table:style-name="ce11">
            <text:p>2175.35383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2.400012" table:style-name="ce11">
            <text:p>22.400012</text:p>
          </table:table-cell>
          <table:table-cell office:value-type="float" office:value="2164.0651512899999" table:style-name="ce11">
            <text:p>2164.065151</text:p>
          </table:table-cell>
          <table:table-cell table:style-name="ce6"/>
          <table:table-cell office:value-type="float" office:value="22.400067" table:style-name="ce11">
            <text:p>22.400067</text:p>
          </table:table-cell>
          <table:table-cell office:value-type="float" office:value="1809.183211149" table:style-name="ce11">
            <text:p>1809.18321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2.500011000000001" table:style-name="ce11">
            <text:p>22.500011</text:p>
          </table:table-cell>
          <table:table-cell office:value-type="float" office:value="1891.2742202659999" table:style-name="ce11">
            <text:p>1891.27422</text:p>
          </table:table-cell>
          <table:table-cell table:style-name="ce6"/>
          <table:table-cell office:value-type="float" office:value="22.500076" table:style-name="ce11">
            <text:p>22.500076</text:p>
          </table:table-cell>
          <table:table-cell office:value-type="float" office:value="1484.3034322999999" table:style-name="ce11">
            <text:p>1484.303432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2.600028999999999" table:style-name="ce11">
            <text:p>22.600029</text:p>
          </table:table-cell>
          <table:table-cell office:value-type="float" office:value="1724.8539627360001" table:style-name="ce11">
            <text:p>1724.853963</text:p>
          </table:table-cell>
          <table:table-cell table:style-name="ce6"/>
          <table:table-cell office:value-type="float" office:value="22.600058000000001" table:style-name="ce11">
            <text:p>22.600058</text:p>
          </table:table-cell>
          <table:table-cell office:value-type="float" office:value="1288.967379099" table:style-name="ce11">
            <text:p>1288.967379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2.700029000000001" table:style-name="ce11">
            <text:p>22.700029</text:p>
          </table:table-cell>
          <table:table-cell office:value-type="float" office:value="1587.7987722749999" table:style-name="ce11">
            <text:p>1587.798772</text:p>
          </table:table-cell>
          <table:table-cell table:style-name="ce6"/>
          <table:table-cell office:value-type="float" office:value="22.700111" table:style-name="ce11">
            <text:p>22.700111</text:p>
          </table:table-cell>
          <table:table-cell office:value-type="float" office:value="1217.487012797" table:style-name="ce11">
            <text:p>1217.487013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2.800104000000001" table:style-name="ce11">
            <text:p>22.800104</text:p>
          </table:table-cell>
          <table:table-cell office:value-type="float" office:value="1509.58310581" table:style-name="ce11">
            <text:p>1509.583106</text:p>
          </table:table-cell>
          <table:table-cell table:style-name="ce6"/>
          <table:table-cell office:value-type="float" office:value="22.800093" table:style-name="ce11">
            <text:p>22.800093</text:p>
          </table:table-cell>
          <table:table-cell office:value-type="float" office:value="1114.0229036969999" table:style-name="ce11">
            <text:p>1114.022904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2.900006999999999" table:style-name="ce11">
            <text:p>22.900007</text:p>
          </table:table-cell>
          <table:table-cell office:value-type="float" office:value="1488.2392287990001" table:style-name="ce11">
            <text:p>1488.239229</text:p>
          </table:table-cell>
          <table:table-cell table:style-name="ce6"/>
          <table:table-cell office:value-type="float" office:value="22.900079999999999" table:style-name="ce11">
            <text:p>22.90008</text:p>
          </table:table-cell>
          <table:table-cell office:value-type="float" office:value="1176.0154254189999" table:style-name="ce11">
            <text:p>1176.015425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3.000053000000001" table:style-name="ce11">
            <text:p>23.000053</text:p>
          </table:table-cell>
          <table:table-cell office:value-type="float" office:value="1464.7371733330001" table:style-name="ce11">
            <text:p>1464.737173</text:p>
          </table:table-cell>
          <table:table-cell table:style-name="ce6"/>
          <table:table-cell office:value-type="float" office:value="23.000038" table:style-name="ce11">
            <text:p>23.000038</text:p>
          </table:table-cell>
          <table:table-cell office:value-type="float" office:value="1250.1486731699999" table:style-name="ce11">
            <text:p>1250.148673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3.100128999999999" table:style-name="ce11">
            <text:p>23.100129</text:p>
          </table:table-cell>
          <table:table-cell office:value-type="float" office:value="1489.3005199740001" table:style-name="ce11">
            <text:p>1489.30052</text:p>
          </table:table-cell>
          <table:table-cell table:style-name="ce6"/>
          <table:table-cell office:value-type="float" office:value="23.100095" table:style-name="ce11">
            <text:p>23.100095</text:p>
          </table:table-cell>
          <table:table-cell office:value-type="float" office:value="1380.486747935" table:style-name="ce11">
            <text:p>1380.486748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3.200064999999999" table:style-name="ce11">
            <text:p>23.200065</text:p>
          </table:table-cell>
          <table:table-cell office:value-type="float" office:value="1557.411745681" table:style-name="ce11">
            <text:p>1557.411746</text:p>
          </table:table-cell>
          <table:table-cell table:style-name="ce6"/>
          <table:table-cell office:value-type="float" office:value="23.200047999999999" table:style-name="ce11">
            <text:p>23.200048</text:p>
          </table:table-cell>
          <table:table-cell office:value-type="float" office:value="1584.5789449809999" table:style-name="ce11">
            <text:p>1584.578945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3.300035000000001" table:style-name="ce11">
            <text:p>23.300035</text:p>
          </table:table-cell>
          <table:table-cell office:value-type="float" office:value="1688.9361681959999" table:style-name="ce11">
            <text:p>1688.936168</text:p>
          </table:table-cell>
          <table:table-cell table:style-name="ce6"/>
          <table:table-cell office:value-type="float" office:value="23.300108999999999" table:style-name="ce11">
            <text:p>23.300109</text:p>
          </table:table-cell>
          <table:table-cell office:value-type="float" office:value="1924.740643778" table:style-name="ce11">
            <text:p>1924.740644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3.400078000000001" table:style-name="ce11">
            <text:p>23.400078</text:p>
          </table:table-cell>
          <table:table-cell office:value-type="float" office:value="1859.983154623" table:style-name="ce11">
            <text:p>1859.983155</text:p>
          </table:table-cell>
          <table:table-cell table:style-name="ce6"/>
          <table:table-cell office:value-type="float" office:value="23.400002000000001" table:style-name="ce11">
            <text:p>23.400002</text:p>
          </table:table-cell>
          <table:table-cell office:value-type="float" office:value="2405.9795765899999" table:style-name="ce11">
            <text:p>2405.979577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3.500116999999999" table:style-name="ce11">
            <text:p>23.500117</text:p>
          </table:table-cell>
          <table:table-cell office:value-type="float" office:value="2091.7283385710002" table:style-name="ce11">
            <text:p>2091.728339</text:p>
          </table:table-cell>
          <table:table-cell table:style-name="ce6"/>
          <table:table-cell office:value-type="float" office:value="23.500067000000001" table:style-name="ce11">
            <text:p>23.500067</text:p>
          </table:table-cell>
          <table:table-cell office:value-type="float" office:value="2930.985923488" table:style-name="ce11">
            <text:p>2930.985923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3.60003" table:style-name="ce11">
            <text:p>23.60003</text:p>
          </table:table-cell>
          <table:table-cell office:value-type="float" office:value="2269.9512130349999" table:style-name="ce11">
            <text:p>2269.951213</text:p>
          </table:table-cell>
          <table:table-cell table:style-name="ce6"/>
          <table:table-cell office:value-type="float" office:value="23.600078" table:style-name="ce11">
            <text:p>23.600078</text:p>
          </table:table-cell>
          <table:table-cell office:value-type="float" office:value="3202.302312883" table:style-name="ce11">
            <text:p>3202.302313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3.700063" table:style-name="ce11">
            <text:p>23.700063</text:p>
          </table:table-cell>
          <table:table-cell office:value-type="float" office:value="2510.0224486010002" table:style-name="ce11">
            <text:p>2510.022449</text:p>
          </table:table-cell>
          <table:table-cell table:style-name="ce6"/>
          <table:table-cell office:value-type="float" office:value="23.700074999999998" table:style-name="ce11">
            <text:p>23.700075</text:p>
          </table:table-cell>
          <table:table-cell office:value-type="float" office:value="3220.5895738610002" table:style-name="ce11">
            <text:p>3220.589574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3.800022999999999" table:style-name="ce11">
            <text:p>23.800023</text:p>
          </table:table-cell>
          <table:table-cell office:value-type="float" office:value="2647.3433438299999" table:style-name="ce11">
            <text:p>2647.343344</text:p>
          </table:table-cell>
          <table:table-cell table:style-name="ce6"/>
          <table:table-cell office:value-type="float" office:value="23.800013" table:style-name="ce11">
            <text:p>23.800013</text:p>
          </table:table-cell>
          <table:table-cell office:value-type="float" office:value="3275.6073394139999" table:style-name="ce11">
            <text:p>3275.607339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3.900048000000002" table:style-name="ce11">
            <text:p>23.900048</text:p>
          </table:table-cell>
          <table:table-cell office:value-type="float" office:value="2713.573070895" table:style-name="ce11">
            <text:p>2713.573071</text:p>
          </table:table-cell>
          <table:table-cell table:style-name="ce6"/>
          <table:table-cell office:value-type="float" office:value="23.900043" table:style-name="ce11">
            <text:p>23.900043</text:p>
          </table:table-cell>
          <table:table-cell office:value-type="float" office:value="3359.1390327479999" table:style-name="ce11">
            <text:p>3359.139033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4.000108000000001" table:style-name="ce11">
            <text:p>24.000108</text:p>
          </table:table-cell>
          <table:table-cell office:value-type="float" office:value="2723.223580932" table:style-name="ce11">
            <text:p>2723.223581</text:p>
          </table:table-cell>
          <table:table-cell table:style-name="ce6"/>
          <table:table-cell office:value-type="float" office:value="24.000101999999998" table:style-name="ce11">
            <text:p>24.000102</text:p>
          </table:table-cell>
          <table:table-cell office:value-type="float" office:value="3291.5538124969999" table:style-name="ce11">
            <text:p>3291.553812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4.100086999999998" table:style-name="ce11">
            <text:p>24.100087</text:p>
          </table:table-cell>
          <table:table-cell office:value-type="float" office:value="2705.0852652100002" table:style-name="ce11">
            <text:p>2705.085265</text:p>
          </table:table-cell>
          <table:table-cell table:style-name="ce6"/>
          <table:table-cell office:value-type="float" office:value="24.100076000000001" table:style-name="ce11">
            <text:p>24.100076</text:p>
          </table:table-cell>
          <table:table-cell office:value-type="float" office:value="2994.29268555" table:style-name="ce11">
            <text:p>2994.29268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4.200064999999999" table:style-name="ce11">
            <text:p>24.200065</text:p>
          </table:table-cell>
          <table:table-cell office:value-type="float" office:value="2612.0586427909998" table:style-name="ce11">
            <text:p>2612.058643</text:p>
          </table:table-cell>
          <table:table-cell table:style-name="ce6"/>
          <table:table-cell office:value-type="float" office:value="24.200057000000001" table:style-name="ce11">
            <text:p>24.200057</text:p>
          </table:table-cell>
          <table:table-cell office:value-type="float" office:value="2598.1013359680001" table:style-name="ce11">
            <text:p>2598.10133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4.300106" table:style-name="ce11">
            <text:p>24.300106</text:p>
          </table:table-cell>
          <table:table-cell office:value-type="float" office:value="2438.7958948949999" table:style-name="ce11">
            <text:p>2438.795895</text:p>
          </table:table-cell>
          <table:table-cell table:style-name="ce6"/>
          <table:table-cell office:value-type="float" office:value="24.300015999999999" table:style-name="ce11">
            <text:p>24.300016</text:p>
          </table:table-cell>
          <table:table-cell office:value-type="float" office:value="2255.438597375" table:style-name="ce11">
            <text:p>2255.438597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4.400068999999998" table:style-name="ce11">
            <text:p>24.400069</text:p>
          </table:table-cell>
          <table:table-cell office:value-type="float" office:value="2188.4083023200001" table:style-name="ce11">
            <text:p>2188.408302</text:p>
          </table:table-cell>
          <table:table-cell table:style-name="ce6"/>
          <table:table-cell office:value-type="float" office:value="24.400027999999999" table:style-name="ce11">
            <text:p>24.400028</text:p>
          </table:table-cell>
          <table:table-cell office:value-type="float" office:value="1749.204111434" table:style-name="ce11">
            <text:p>1749.20411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4.500069" table:style-name="ce11">
            <text:p>24.500069</text:p>
          </table:table-cell>
          <table:table-cell office:value-type="float" office:value="2012.689560497" table:style-name="ce11">
            <text:p>2012.68956</text:p>
          </table:table-cell>
          <table:table-cell table:style-name="ce6"/>
          <table:table-cell office:value-type="float" office:value="24.500132000000001" table:style-name="ce11">
            <text:p>24.500132</text:p>
          </table:table-cell>
          <table:table-cell office:value-type="float" office:value="1376.9360924800001" table:style-name="ce11">
            <text:p>1376.936092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4.600075" table:style-name="ce11">
            <text:p>24.600075</text:p>
          </table:table-cell>
          <table:table-cell office:value-type="float" office:value="1809.4171262949999" table:style-name="ce11">
            <text:p>1809.417126</text:p>
          </table:table-cell>
          <table:table-cell table:style-name="ce6"/>
          <table:table-cell office:value-type="float" office:value="24.600066000000002" table:style-name="ce11">
            <text:p>24.600066</text:p>
          </table:table-cell>
          <table:table-cell office:value-type="float" office:value="1177.138985585" table:style-name="ce11">
            <text:p>1177.13898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4.700019999999999" table:style-name="ce11">
            <text:p>24.70002</text:p>
          </table:table-cell>
          <table:table-cell office:value-type="float" office:value="1612.170957885" table:style-name="ce11">
            <text:p>1612.170958</text:p>
          </table:table-cell>
          <table:table-cell table:style-name="ce6"/>
          <table:table-cell office:value-type="float" office:value="24.700126000000001" table:style-name="ce11">
            <text:p>24.700126</text:p>
          </table:table-cell>
          <table:table-cell office:value-type="float" office:value="1151.6616434970001" table:style-name="ce11">
            <text:p>1151.661643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4.800118000000001" table:style-name="ce11">
            <text:p>24.800118</text:p>
          </table:table-cell>
          <table:table-cell office:value-type="float" office:value="1454.1415383870001" table:style-name="ce11">
            <text:p>1454.141538</text:p>
          </table:table-cell>
          <table:table-cell table:style-name="ce6"/>
          <table:table-cell office:value-type="float" office:value="24.800076000000001" table:style-name="ce11">
            <text:p>24.800076</text:p>
          </table:table-cell>
          <table:table-cell office:value-type="float" office:value="1016.490193793" table:style-name="ce11">
            <text:p>1016.490194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4.900130999999998" table:style-name="ce11">
            <text:p>24.900131</text:p>
          </table:table-cell>
          <table:table-cell office:value-type="float" office:value="1376.958290433" table:style-name="ce11">
            <text:p>1376.95829</text:p>
          </table:table-cell>
          <table:table-cell table:style-name="ce6"/>
          <table:table-cell office:value-type="float" office:value="24.900091" table:style-name="ce11">
            <text:p>24.900091</text:p>
          </table:table-cell>
          <table:table-cell office:value-type="float" office:value="1108.6726999970001" table:style-name="ce11">
            <text:p>1108.6727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2">
          <table:table-cell office:value-type="float" office:value="25.000017" table:style-name="ce11">
            <text:p>25.000017</text:p>
          </table:table-cell>
          <table:table-cell office:value-type="float" office:value="1405.5952680600001" table:style-name="ce11">
            <text:p>1405.595268</text:p>
          </table:table-cell>
          <table:table-cell table:style-name="ce6"/>
          <table:table-cell office:value-type="float" office:value="25.000080000000001" table:style-name="ce11">
            <text:p>25.00008</text:p>
          </table:table-cell>
          <table:table-cell office:value-type="float" office:value="1096.302291043" table:style-name="ce11">
            <text:p>1096.302291</text:p>
          </table:table-cell>
          <table:table-cell table:number-columns-repeated="35" table:style-name="ce1"/>
          <table:table-cell table:number-columns-repeated="16344" table:style-name="ce2"/>
        </table:table-row>
        <table:table-row table:number-rows-repeated="68" table:style-name="ro2">
          <table:table-cell table:number-columns-repeated="2" table:style-name="ce1"/>
          <table:table-cell table:style-name="ce6"/>
          <table:table-cell table:number-columns-repeated="37" table:style-name="ce1"/>
          <table:table-cell table:number-columns-repeated="16344" table:style-name="ce2"/>
        </table:table-row>
        <table:table-row table:number-rows-repeated="16" table:style-name="ro2">
          <table:table-cell table:number-columns-repeated="16384"/>
        </table:table-row>
        <table:table-row table:number-rows-repeated="68" table:style-name="ro2">
          <table:table-cell table:number-columns-repeated="2" table:style-name="ce1"/>
          <table:table-cell table:style-name="ce6"/>
          <table:table-cell table:number-columns-repeated="37" table:style-name="ce1"/>
          <table:table-cell table:number-columns-repeated="16344" table:style-name="ce2"/>
        </table:table-row>
        <table:table-row table:number-rows-repeated="10481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lex</meta:initial-creator>
    <dc:creator>Alex</dc:creator>
    <meta:creation-date>2015-11-24T13:05:28Z</meta:creation-date>
    <dc:date>2018-04-30T13:25:2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-0.2" chart:origin="-0.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5" chart:minimum="5" chart:tick-marks-major-inner="false" chart:tick-marks-major-outer="false" chart:tick-marks-minor-inner="false" chart:tick-marks-minor-outer="false" chart:display-label="true" chart:axis-label-position="near-axis" chart:axis-position="-0.2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00b050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719.3476377952755pt" chart:style-name="Crt0">
        <chart:title chart:style-name="CT00">
          <text:p text:style-name="a0" text:class-names="" text:cond-style-name="">x=5 m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ta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me (s)</text:p>
            </chart:title>
          </chart:axis>
          <chart:series chart:label-cell-address="ETA.$F$4" chart:values-cell-range-address="ETA.$F$5:.$F$255" chart:class="chart:scatter" chart:attached-axis="primary-y" chart:style-name="G0S0">
            <chart:domain table:cell-range-address="ETA.$B$5:.$B$255"/>
            <chart:data-point chart:repeated="251"/>
          </chart:series>
          <chart:series chart:label-cell-address="ETA.$N$4" chart:values-cell-range-address="ETA.$N$5:.$N$255" chart:class="chart:scatter" chart:attached-axis="primary-y" chart:style-name="G0S1">
            <chart:domain table:cell-range-address="ETA.$J$5:.$J$255"/>
            <chart:data-point chart:repeated="251"/>
          </chart:series>
          <chart:series chart:label-cell-address="ETA.$V$4" chart:values-cell-range-address="ETA.$V$5:.$V$255" chart:class="chart:scatter" chart:attached-axis="primary-y" chart:style-name="G0S2">
            <chart:domain table:cell-range-address="ETA.$R$5:.$R$255"/>
            <chart:data-point chart:repeated="25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0.2" chart:minimum="-0.2" chart:origin="-0.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5" chart:minimum="5" chart:tick-marks-major-inner="false" chart:tick-marks-major-outer="false" chart:tick-marks-minor-inner="false" chart:tick-marks-minor-outer="false" chart:display-label="true" chart:axis-label-position="near-axis" chart:axis-position="-0.2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00b050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722.1866141732283pt" chart:style-name="Crt0">
        <chart:title chart:style-name="CT00">
          <text:p text:style-name="a0" text:class-names="" text:cond-style-name="">x=6 m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ta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me (s)</text:p>
            </chart:title>
          </chart:axis>
          <chart:series chart:label-cell-address="ETA.$G$4" chart:values-cell-range-address="ETA.$G$5:.$G$255" chart:class="chart:scatter" chart:attached-axis="primary-y" chart:style-name="G0S0">
            <chart:domain table:cell-range-address="ETA.$B$5:.$B$255"/>
            <chart:data-point chart:repeated="251"/>
          </chart:series>
          <chart:series chart:label-cell-address="ETA.$O$4" chart:values-cell-range-address="ETA.$O$5:.$O$255" chart:class="chart:scatter" chart:attached-axis="primary-y" chart:style-name="G0S1">
            <chart:domain table:cell-range-address="ETA.$J$5:.$J$255"/>
            <chart:data-point chart:repeated="251"/>
          </chart:series>
          <chart:series chart:label-cell-address="ETA.$W$4" chart:values-cell-range-address="ETA.$W$5:.$W$255" chart:class="chart:scatter" chart:attached-axis="primary-y" chart:style-name="G0S2">
            <chart:domain table:cell-range-address="ETA.$R$5:.$R$255"/>
            <chart:data-point chart:repeated="25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0.4" chart:minimum="-0.2" chart:origin="-0.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5" chart:minimum="5" chart:tick-marks-major-inner="false" chart:tick-marks-major-outer="false" chart:tick-marks-minor-inner="false" chart:tick-marks-minor-outer="false" chart:display-label="true" chart:axis-label-position="near-axis" chart:axis-position="-0.2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00b050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718.8875590551181pt" chart:style-name="Crt0">
        <chart:title chart:style-name="CT00">
          <text:p text:style-name="a0" text:class-names="" text:cond-style-name="">x=7 m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ta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me (s)</text:p>
            </chart:title>
          </chart:axis>
          <chart:series chart:label-cell-address="ETA.$H$4" chart:values-cell-range-address="ETA.$H$5:.$H$255" chart:class="chart:scatter" chart:attached-axis="primary-y" chart:style-name="G0S0">
            <chart:domain table:cell-range-address="ETA.$B$5:.$B$255"/>
            <chart:data-point chart:repeated="251"/>
          </chart:series>
          <chart:series chart:label-cell-address="ETA.$P$4" chart:values-cell-range-address="ETA.$P$5:.$P$255" chart:class="chart:scatter" chart:attached-axis="primary-y" chart:style-name="G0S1">
            <chart:domain table:cell-range-address="ETA.$J$5:.$J$255"/>
            <chart:data-point chart:repeated="251"/>
          </chart:series>
          <chart:series chart:label-cell-address="ETA.$X$4" chart:values-cell-range-address="ETA.$X$5:.$X$255" chart:class="chart:scatter" chart:attached-axis="primary-y" chart:style-name="G0S2">
            <chart:domain table:cell-range-address="ETA.$R$5:.$R$255"/>
            <chart:data-point chart:repeated="25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500" chart:origin="5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5" chart:minimum="7" chart:tick-marks-major-inner="false" chart:tick-marks-major-outer="false" chart:tick-marks-minor-inner="false" chart:tick-marks-minor-outer="false" chart:display-label="true" chart:axis-label-position="near-axis" chart:axis-position="500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00b0f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dash" draw:stroke-dash="a2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301.4999212598425pt" svg:width="696.7496850393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Force (N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FORCE_WALL.$B$2" chart:values-cell-range-address="FORCE_WALL.$B$3:.$B$253" chart:class="chart:scatter" chart:attached-axis="primary-y" chart:style-name="G0S0">
            <chart:domain table:cell-range-address="FORCE_WALL.$A$3:.$A$253"/>
            <chart:data-point chart:repeated="251"/>
          </chart:series>
          <chart:series chart:label-cell-address="FORCE_WALL.$E$2" chart:values-cell-range-address="FORCE_WALL.$E$3:.$E$253" chart:class="chart:scatter" chart:attached-axis="primary-y" chart:style-name="G0S1">
            <chart:domain table:cell-range-address="FORCE_WALL.$D$3:.$D$253"/>
            <chart:data-point chart:repeated="25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2" draw:style="rect" draw:dots1="1" draw:dots1-length="0.0625in" draw:distance="0.0625in"/>
  </office:styles>
</office:document-styles>
</file>